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Sivershchyna and Slobozhanschyna directions Russian army shelled Halahanivka, Leonivka of ...</text:span>
</text:h>
      <text:p text:style-name="P4">
Authors: liveuamap (Language: en)</text:p>
      <text:p text:style-name="P4">
Time: 2023-05-12T-105:38:00</text:p>
      <text:p text:style-name="P4">
Location: Sumy (Latitude:52.23348 Longtitude:33.46848)</text:p>
      <text:p text:style-name="P4">
Videos: []</text:p>
      <text:p text:style-name="P4">
Images: []</text:p>
      <text:p text:style-name="P4">
Tags: ["Russia"]</text:p>
      <text:p text:style-name="P4">
ID: 22562334</text:p>
      <!--METADATA-->
      <text:p text:style-name="P4">
At Sivershchyna and Slobozhanschyna directions Russian army shelledHalahanivka, Leonivka of Chernihiv region, Novovasylivka, Ukrayinske, Znob-Novhorodske, Muravyi, Chervone, Iskryskivschyna, Bilopillya, Yastrubyne,Kindrativka and Basivka of Sumy region, also Huryiv, Hlyboke, Starytsya,Buhruvatka, Ohirtseve, Hatysche, Vovchansk, Tykhe, Synelnykove, Zybyne,Bochkove, Budarky and Velykyy Burluk of Kharkiv region. Russian aviationconducted airstrikes at Krasnyy Khutir of Chernihiv region and Krenydivka,Znob-Novhorodske and Uralove of Sumy region, - General Staff of Armed Forcesof Ukraine says in the morning report</text:p>
      <text:p text:style-name="P4">
News Collection Link: <text:a xlink:type="simple" xlink:href="https://liveuamap.com/en/2023/12-may-at-sivershchyna-and-slobozhanschyna-directions-russian" text:style-name="Internet_20_link" text:visited-style-name="Visited_20_Internet_20_Link">
https://liveuamap.com/en/2023/12-may-at-sivershchyna-and-slobozhanschyna-directions-russian</text:a>
</text:p>
      <text:p text:style-name="P4">
Source: <text:a xlink:type="simple" xlink:href="https://t.me/lumsrc/4758" text:style-name="Internet_20_link" text:visited-style-name="Visited_20_Internet_20_Link">
https://t.me/lumsrc/4758</text:a>
</text:p>
      <!--NEWS-->
      <text:h text:style-name="P10" text:outline-level="1">
<text:span text:style-name="T4">
At Lyman direction Russian army shelled Makiyivka and Nevske of Luhansk region and Bilohorivk...</text:span>
</text:h>
      <text:p text:style-name="P4">
Authors: liveuamap (Language: en)</text:p>
      <text:p text:style-name="P4">
Time: 2023-05-12T-107:38:00</text:p>
      <text:p text:style-name="P4">
Location: Bilohorivka (Latitude:48.92409 Longtitude:38.24215)</text:p>
      <text:p text:style-name="P4">
Videos: []</text:p>
      <text:p text:style-name="P4">
Images: []</text:p>
      <text:p text:style-name="P4">
Tags: ["Russia"]</text:p>
      <text:p text:style-name="P4">
ID: 22562326</text:p>
      <!--METADATA-->
      <text:p text:style-name="P4">
At Lyman direction Russian army shelled Makiyivka and Nevske of Luhansk regionand Bilohorivka, Torske, Serebryanka, Verkhnokamyanske, Spirne, Berestove andVesele of Donetsk region. Russian aviation conducted airstrikes at Hrekivka,Verkhnokamyanske, Spirne and Bilohorivka, - General Staff of Armed Forces ofUkraine says in the morning report</text:p>
      <text:p text:style-name="P4">
News Collection Link: <text:a xlink:type="simple" xlink:href="https://liveuamap.com/en/2023/12-may-at-lyman-direction-russian-army-shelled-makiyivka" text:style-name="Internet_20_link" text:visited-style-name="Visited_20_Internet_20_Link">
https://liveuamap.com/en/2023/12-may-at-lyman-direction-russian-army-shelled-makiyivka</text:a>
</text:p>
      <text:p text:style-name="P4">
Source: <text:a xlink:type="simple" xlink:href="https://t.me/lumsrc/4760" text:style-name="Internet_20_link" text:visited-style-name="Visited_20_Internet_20_Link">
https://t.me/lumsrc/4760</text:a>
</text:p>
      <!--NEWS-->
      <text:h text:style-name="P10" text:outline-level="1">
<text:span text:style-name="T4">
At Bakhmut direction Russian army shelled Vasukivka, Orikhovo-Vasylivka, Novomarkove, Markove...</text:span>
</text:h>
      <text:p text:style-name="P4">
Authors: liveuamap (Language: en)</text:p>
      <text:p text:style-name="P4">
Time: 2023-05-12T-109:38:00</text:p>
      <text:p text:style-name="P4">
Location: Bakhmut (Latitude:48.46609 Longtitude:37.95347)</text:p>
      <text:p text:style-name="P4">
Videos: []</text:p>
      <text:p text:style-name="P4">
Images: []</text:p>
      <text:p text:style-name="P4">
Tags: ["Russia"]</text:p>
      <text:p text:style-name="P4">
ID: 22562325</text:p>
      <!--METADATA-->
      <text:p text:style-name="P4">
At Bakhmut direction Russian army shelled Vasukivka, Orikhovo-Vasylivka,Novomarkove, Markove, Bakhmut, Ivanivske, Chasiv Yar, Kostyantynivka,Oleksandro-Shultyne, Pivdenne, Toretsk, Pivnichne and New York of Donetskregion. Russian aviation conducted airstrikes at Bakhmut, Bila Hora,Kurdumivka and New York, - General Staff of Armed Forces of Ukraine says inthe morning report</text:p>
      <text:p text:style-name="P4">
News Collection Link: <text:a xlink:type="simple" xlink:href="https://liveuamap.com/en/2023/12-may-at-bakhmut-direction-russian-army-shelled-vasukivka" text:style-name="Internet_20_link" text:visited-style-name="Visited_20_Internet_20_Link">
https://liveuamap.com/en/2023/12-may-at-bakhmut-direction-russian-army-shelled-vasukivka</text:a>
</text:p>
      <text:p text:style-name="P4">
Source: <text:a xlink:type="simple" xlink:href="https://t.me/lumsrc/4761" text:style-name="Internet_20_link" text:visited-style-name="Visited_20_Internet_20_Link">
https://t.me/lumsrc/4761</text:a>
</text:p>
      <!--NEWS-->
      <text:h text:style-name="P10" text:outline-level="1">
<text:span text:style-name="T4">
At Avdiyivka direction Russian army shelled Novokalynove, Berdychi, Stepove, Syeverne and Per...</text:span>
</text:h>
      <text:p text:style-name="P4">
Authors: liveuamap (Language: en)</text:p>
      <text:p text:style-name="P4">
Time: 2023-05-12T-111:38:00</text:p>
      <text:p text:style-name="P4">
Location: Donetsk (Latitude:48.09195 Longtitude:37.60105)</text:p>
      <text:p text:style-name="P4">
Videos: []</text:p>
      <text:p text:style-name="P4">
Images: []</text:p>
      <text:p text:style-name="P4">
Tags: ["Russia"]</text:p>
      <text:p text:style-name="P4">
ID: 22562324</text:p>
      <!--METADATA-->
      <text:p text:style-name="P4">
At Avdiyivka direction Russian army shelled Novokalynove, Berdychi, Stepove,Syeverne and Pervomayske of Donetsk region, - General Staff of Armed Forces ofUkraine says in the morning report</text:p>
      <text:p text:style-name="P4">
News Collection Link: <text:a xlink:type="simple" xlink:href="https://liveuamap.com/en/2023/12-may-at-avdiyivka-direction-russian-army-shelled-novokalynove" text:style-name="Internet_20_link" text:visited-style-name="Visited_20_Internet_20_Link">
https://liveuamap.com/en/2023/12-may-at-avdiyivka-direction-russian-army-shelled-novokalynove</text:a>
</text:p>
      <text:p text:style-name="P4">
Source: <text:a xlink:type="simple" xlink:href="https://t.me/lumsrc/4762" text:style-name="Internet_20_link" text:visited-style-name="Visited_20_Internet_20_Link">
https://t.me/lumsrc/4762</text:a>
</text:p>
      <!--NEWS-->
      <text:h text:style-name="P10" text:outline-level="1">
<text:span text:style-name="T4">
At Maryinka direction Russian army shelled Hostre, Heorhiyivka and Pobyeda of Donetsk region,...</text:span>
</text:h>
      <text:p text:style-name="P4">
Authors: liveuamap (Language: en)</text:p>
      <text:p text:style-name="P4">
Time: 2023-05-12T-114:38:00</text:p>
      <text:p text:style-name="P4">
Location: Donetsk Oblast (Latitude:47.91393 Longtitude:37.4572)</text:p>
      <text:p text:style-name="P4">
Videos: []</text:p>
      <text:p text:style-name="P4">
Images: []</text:p>
      <text:p text:style-name="P4">
Tags: ["Russia"]</text:p>
      <text:p text:style-name="P4">
ID: 22562322</text:p>
      <!--METADATA-->
      <text:p text:style-name="P4">
At Maryinka direction Russian army shelled Hostre, Heorhiyivka and Pobyeda ofDonetsk region, - General Staff of Armed Forces of Ukraine says in the morningreport</text:p>
      <text:p text:style-name="P4">
News Collection Link: <text:a xlink:type="simple" xlink:href="https://liveuamap.com/en/2023/12-may-at-maryinka-direction-russian-army-shelled-hostre" text:style-name="Internet_20_link" text:visited-style-name="Visited_20_Internet_20_Link">
https://liveuamap.com/en/2023/12-may-at-maryinka-direction-russian-army-shelled-hostre</text:a>
</text:p>
      <text:p text:style-name="P4">
Source: <text:a xlink:type="simple" xlink:href="https://t.me/lumsrc/4763" text:style-name="Internet_20_link" text:visited-style-name="Visited_20_Internet_20_Link">
https://t.me/lumsrc/4763</text:a>
</text:p>
      <!--NEWS-->
      <text:h text:style-name="P10" text:outline-level="1">
<text:span text:style-name="T4">
At Shakhtarske direction Russian army shelled Paraskoviyivka, Kostyantynivka, Novomykhaylivka...</text:span>
</text:h>
      <text:p text:style-name="P4">
Authors: liveuamap (Language: en)</text:p>
      <text:p text:style-name="P4">
Time: 2023-05-12T-116:38:00</text:p>
      <text:p text:style-name="P4">
Location: Zaporizhzhia (Latitude:47.77764 Longtitude:37.06993)</text:p>
      <text:p text:style-name="P4">
Videos: []</text:p>
      <text:p text:style-name="P4">
Images: []</text:p>
      <text:p text:style-name="P4">
Tags: ["Russia"]</text:p>
      <text:p text:style-name="P4">
ID: 22562321</text:p>
      <!--METADATA-->
      <text:p text:style-name="P4">
At Shakhtarske direction Russian army shelled Paraskoviyivka, Kostyantynivka,Novomykhaylivka, Vuhledar, Novoukrayinka and Prechystivka. Russian aviationconducted airstrikes at Vuhledar and Prechystivka, - General Staff of ArmedForces of Ukraine says in the morning report</text:p>
      <text:p text:style-name="P4">
News Collection Link: <text:a xlink:type="simple" xlink:href="https://liveuamap.com/en/2023/12-may-at-shakhtarske-direction-russian-army-shelled-paraskoviyivka" text:style-name="Internet_20_link" text:visited-style-name="Visited_20_Internet_20_Link">
https://liveuamap.com/en/2023/12-may-at-shakhtarske-direction-russian-army-shelled-paraskoviyivka</text:a>
</text:p>
      <text:p text:style-name="P4">
Source: <text:a xlink:type="simple" xlink:href="https://t.me/lumsrc/4764" text:style-name="Internet_20_link" text:visited-style-name="Visited_20_Internet_20_Link">
https://t.me/lumsrc/4764</text:a>
</text:p>
      <!--NEWS-->
      <text:h text:style-name="P10" text:outline-level="1">
<text:span text:style-name="T4">
At Zaporizhzhia and Kherson directions Russian army shelled Vremivka and Novopil of Donetsk r...</text:span>
</text:h>
      <text:p text:style-name="P4">
Authors: liveuamap (Language: en)</text:p>
      <text:p text:style-name="P4">
Time: 2023-05-12T-118:38:00</text:p>
      <text:p text:style-name="P4">
Location: Ukraine (Latitude:47.63937 Longtitude:35.88169)</text:p>
      <text:p text:style-name="P4">
Videos: []</text:p>
      <text:p text:style-name="P4">
Images: []</text:p>
      <text:p text:style-name="P4">
Tags: ["Russia"]</text:p>
      <text:p text:style-name="P4">
ID: 22562320</text:p>
      <!--METADATA-->
      <text:p text:style-name="P4">
At Zaporizhzhia and Kherson directions Russian army shelled Vremivka andNovopil of Donetsk region; Olhivske, Huliaipole, Zaliznychne, Huliaipilske,Bilohirya, Mala Tokmachka and Kamyanske of Zaporizhzhia region; Nikopol ofDnipropetrovsk region; Zolota Balka, Vesele, Lvove, Ivanivka, Antonivka,Dniprovske, Kizomys of Kherson region and Kherson city. Russian aviationconducted airstrikes at Mala Tokmachka, Omelnyk and Kizomys, - General Staffof Armed Forces of Ukraine says in the morning report</text:p>
      <text:p text:style-name="P4">
News Collection Link: <text:a xlink:type="simple" xlink:href="https://liveuamap.com/en/2023/12-may-at-zaporizhzhia-and-kherson-directions-russian-army" text:style-name="Internet_20_link" text:visited-style-name="Visited_20_Internet_20_Link">
https://liveuamap.com/en/2023/12-may-at-zaporizhzhia-and-kherson-directions-russian-army</text:a>
</text:p>
      <text:p text:style-name="P4">
Source: <text:a xlink:type="simple" xlink:href="https://t.me/lumsrc/4765" text:style-name="Internet_20_link" text:visited-style-name="Visited_20_Internet_20_Link">
https://t.me/lumsrc/4765</text:a>
</text:p>
      <!--NEWS-->
      <text:h text:style-name="P10" text:outline-level="1">
<text:span text:style-name="T4">
Dnipro, Dnipropetrovska Oblast(10:42). Red Alert: aerial threat. Sirens sounding. Take cover ...</text:span>
</text:h>
      <text:p text:style-name="P4">
Authors: liveuamap (Language: en)</text:p>
      <text:p text:style-name="P4">
Time: 2023-05-12T-125:44:00</text:p>
      <text:p text:style-name="P4">
Location: Dnipro (Latitude:48.45927 Longtitude:35.03895)</text:p>
      <text:p text:style-name="P4">
Videos: []</text:p>
      <text:p text:style-name="P4">
Images: []</text:p>
      <text:p text:style-name="P4">
Tags: ["Europe", "Central and Eastern Europe"]</text:p>
      <text:p text:style-name="P4">
ID: 22562310</text:p>
      <!--METADATA-->
      <text:p text:style-name="P4">
Dnipro, Dnipropetrovska Oblast(10:42). Red Alert: aerial threat. Sirenssounding. Take cover now!</text:p>
      <text:p text:style-name="P4">
News Collection Link: <text:a xlink:type="simple" xlink:href="https://liveuamap.com/en/2023/12-may-dnipro-dnipropetrovska-oblast1042-red-g" text:style-name="Internet_20_link" text:visited-style-name="Visited_20_Internet_20_Link">
https://liveuamap.com/en/2023/12-may-dnipro-dnipropetrovska-oblast1042-red-g</text:a>
</text:p>
      <text:p text:style-name="P4">
Source: <text:a xlink:type="simple" xlink:href="https://t.me/suspilnednipro/15336" text:style-name="Internet_20_link" text:visited-style-name="Visited_20_Internet_20_Link">
https://t.me/suspilnednipro/15336</text:a>
</text:p>
      <!--NEWS-->
      <text:h text:style-name="P10" text:outline-level="1">
<text:span text:style-name="T4">
Kyiv(01:20). Red Alert: aerial threat. Sirens sounding. Take cover now!</text:span>
</text:h>
      <text:p text:style-name="P4">
Authors: liveuamap (Language: en)</text:p>
      <text:p text:style-name="P4">
Time: 2023-05-12T-63:22:00</text:p>
      <text:p text:style-name="P4">
Location: Kyiv (Latitude:50.44343 Longtitude:30.53022)</text:p>
      <text:p text:style-name="P4">
Videos: []</text:p>
      <text:p text:style-name="P4">
Images: []</text:p>
      <text:p text:style-name="P4">
Tags: ["Europe", "Central and Eastern Europe"]</text:p>
      <text:p text:style-name="P4">
ID: 22562441</text:p>
      <!--METADATA-->
      <text:p text:style-name="P4">
Kyiv(01:20). Red Alert: aerial threat. Sirens sounding. Take cover now!</text:p>
      <text:p text:style-name="P4">
News Collection Link: <text:a xlink:type="simple" xlink:href="https://liveuamap.com/en/2023/12-may-kyiv0120-red-alert-aerial-threat-sireng" text:style-name="Internet_20_link" text:visited-style-name="Visited_20_Internet_20_Link">
https://liveuamap.com/en/2023/12-may-kyiv0120-red-alert-aerial-threat-sireng</text:a>
</text:p>
      <text:p text:style-name="P4">
Source: <text:a xlink:type="simple" xlink:href="https://t.me/KyivCityOfficial/6681" text:style-name="Internet_20_link" text:visited-style-name="Visited_20_Internet_20_Link">
https://t.me/KyivCityOfficial/6681</text:a>
</text:p>
      <!--NEWS-->
      <text:h text:style-name="P10" text:outline-level="1">
<text:span text:style-name="T4">
Dnipro, Dnipropetrovska Oblast(22:45). Red Alert: aerial threat. Sirens sounding. Take cover ...</text:span>
</text:h>
      <text:p text:style-name="P4">
Authors: liveuamap (Language: en)</text:p>
      <text:p text:style-name="P4">
Time: 2023-05-12T-77:47:00</text:p>
      <text:p text:style-name="P4">
Location: Dnipro (Latitude:48.45930000 Longtitude:35.03865000)</text:p>
      <text:p text:style-name="P4">
Videos: []</text:p>
      <text:p text:style-name="P4">
Images: []</text:p>
      <text:p text:style-name="P4">
Tags: ["Europe", "Central and Eastern Europe"]</text:p>
      <text:p text:style-name="P4">
ID: 22562429</text:p>
      <!--METADATA-->
      <text:p text:style-name="P4">
Dnipro, Dnipropetrovska Oblast(22:45). Red Alert: aerial threat. Sirenssounding. Take cover now!</text:p>
      <text:p text:style-name="P4">
News Collection Link: <text:a xlink:type="simple" xlink:href="https://liveuamap.com/en/2023/12-may-dnipro-dnipropetrovska-oblast2245-red-g" text:style-name="Internet_20_link" text:visited-style-name="Visited_20_Internet_20_Link">
https://liveuamap.com/en/2023/12-may-dnipro-dnipropetrovska-oblast2245-red-g</text:a>
</text:p>
      <text:p text:style-name="P4">
Source: <text:a xlink:type="simple" xlink:href="https://t.me/suspilnednipro/15357" text:style-name="Internet_20_link" text:visited-style-name="Visited_20_Internet_20_Link">
https://t.me/suspilnednipro/15357</text:a>
</text:p>
      <!--NEWS-->
      <text:h text:style-name="P10" text:outline-level="1">
<text:span text:style-name="T4">
Kharkiv, Kharkivska Oblast, Zaporizka Oblast(22:45). Red Alert: aerial threat. Sirens soundin...</text:span>
</text:h>
      <text:p text:style-name="P4">
Authors: liveuamap (Language: en)</text:p>
      <text:p text:style-name="P4">
Time: 2023-05-12T16:47:00</text:p>
      <text:p text:style-name="P4">
Location: Kharkiv (Latitude:49.97995 Longtitude:36.2529)</text:p>
      <text:p text:style-name="P4">
Videos: []</text:p>
      <text:p text:style-name="P4">
Images: []</text:p>
      <text:p text:style-name="P4">
Tags: ["Europe", "Central and Eastern Europe"]</text:p>
      <text:p text:style-name="P4">
ID: 22562430</text:p>
      <!--METADATA-->
      <text:p text:style-name="P4">
Kharkiv, Kharkivska Oblast, Zaporizka Oblast(22:45). Red Alert: aerial threat.Sirens sounding. Take cover now!</text:p>
      <text:p text:style-name="P4">
News Collection Link: <text:a xlink:type="simple" xlink:href="https://liveuamap.com/en/2023/12-may-kharkiv-kharkivska-oblast-zaporizka-obg" text:style-name="Internet_20_link" text:visited-style-name="Visited_20_Internet_20_Link">
https://liveuamap.com/en/2023/12-may-kharkiv-kharkivska-oblast-zaporizka-obg</text:a>
</text:p>
      <text:p text:style-name="P4">
Source: <text:a xlink:type="simple" xlink:href="https://t.me/air_alert_ua/45121" text:style-name="Internet_20_link" text:visited-style-name="Visited_20_Internet_20_Link">
https://t.me/air_alert_ua/45121</text:a>
</text:p>
      <!--NEWS-->
      <text:h text:style-name="P10" text:outline-level="1">
<text:span text:style-name="T4">
Zaporizka Oblast(23:30). Red Alert: aerial threat. Sirens sounding. Take cover now!</text:span>
</text:h>
      <text:p text:style-name="P4">
Authors: liveuamap (Language: en)</text:p>
      <text:p text:style-name="P4">
Time: 2023-05-12T17:37:00</text:p>
      <text:p text:style-name="P4">
Location: Zaporizka Oblast (Latitude:47.612021 Longtitude:35.765261)</text:p>
      <text:p text:style-name="P4">
Videos: []</text:p>
      <text:p text:style-name="P4">
Images: []</text:p>
      <text:p text:style-name="P4">
Tags: ["Europe", "Central and Eastern Europe"]</text:p>
      <text:p text:style-name="P4">
ID: 22562432</text:p>
      <!--METADATA-->
      <text:p text:style-name="P4">
Zaporizka Oblast(23:30). Red Alert: aerial threat. Sirens sounding. Take covernow!</text:p>
      <text:p text:style-name="P4">
News Collection Link: <text:a xlink:type="simple" xlink:href="https://liveuamap.com/en/2023/12-may-zaporizka-oblast2330-red-alert-aerial-g" text:style-name="Internet_20_link" text:visited-style-name="Visited_20_Internet_20_Link">
https://liveuamap.com/en/2023/12-may-zaporizka-oblast2330-red-alert-aerial-g</text:a>
</text:p>
      <text:p text:style-name="P4">
Source: <text:a xlink:type="simple" xlink:href="https://t.me/air_alert_ua/45125" text:style-name="Internet_20_link" text:visited-style-name="Visited_20_Internet_20_Link">
https://t.me/air_alert_ua/45125</text:a>
</text:p>
      <!--NEWS-->
      <text:h text:style-name="P10" text:outline-level="1">
<text:span text:style-name="T4">
Dnipro, Dnipropetrovska Oblast(23:39). Red Alert: aerial threat. Sirens sounding. Take cover ...</text:span>
</text:h>
      <text:p text:style-name="P4">
Authors: liveuamap (Language: en)</text:p>
      <text:p text:style-name="P4">
Time: 2023-05-12T17:42:00</text:p>
      <text:p text:style-name="P4">
Location: Dnipro (Latitude:48.45958 Longtitude:35.03791)</text:p>
      <text:p text:style-name="P4">
Videos: []</text:p>
      <text:p text:style-name="P4">
Images: []</text:p>
      <text:p text:style-name="P4">
Tags: ["Europe", "Central and Eastern Europe"]</text:p>
      <text:p text:style-name="P4">
ID: 22562433</text:p>
      <!--METADATA-->
      <text:p text:style-name="P4">
Dnipro, Dnipropetrovska Oblast(23:39). Red Alert: aerial threat. Sirenssounding. Take cover now!</text:p>
      <text:p text:style-name="P4">
News Collection Link: <text:a xlink:type="simple" xlink:href="https://liveuamap.com/en/2023/12-may-dnipro-dnipropetrovska-oblast2339-red-g" text:style-name="Internet_20_link" text:visited-style-name="Visited_20_Internet_20_Link">
https://liveuamap.com/en/2023/12-may-dnipro-dnipropetrovska-oblast2339-red-g</text:a>
</text:p>
      <text:p text:style-name="P4">
Source: <text:a xlink:type="simple" xlink:href="https://t.me/air_alert_ua/45126" text:style-name="Internet_20_link" text:visited-style-name="Visited_20_Internet_20_Link">
https://t.me/air_alert_ua/45126</text:a>
</text:p>
      <!--NEWS-->
      <text:h text:style-name="P10" text:outline-level="1">
<text:span text:style-name="T4">
Cherkaska Oblast, Kirovohradska Oblast, Chernihivska Oblast(00:12). Red Alert: aerial threat....</text:span>
</text:h>
      <text:p text:style-name="P4">
Authors: liveuamap (Language: en)</text:p>
      <text:p text:style-name="P4">
Time: 2023-05-12T18:12:00</text:p>
      <text:p text:style-name="P4">
Location: Cherkaska Oblast (Latitude:49.25000000 Longtitude:31.33333000)</text:p>
      <text:p text:style-name="P4">
Videos: []</text:p>
      <text:p text:style-name="P4">
Images: []</text:p>
      <text:p text:style-name="P4">
Tags: ["Europe", "Central and Eastern Europe"]</text:p>
      <text:p text:style-name="P4">
ID: 22562434</text:p>
      <!--METADATA-->
      <text:p text:style-name="P4">
Cherkaska Oblast, Kirovohradska Oblast, Chernihivska Oblast(00:12). Red Alert:aerial threat. Sirens sounding. Take cover now!</text:p>
      <text:p text:style-name="P4">
News Collection Link: <text:a xlink:type="simple" xlink:href="https://liveuamap.com/en/2023/12-may-cherkaska-oblast-kirovohradska-oblast-g" text:style-name="Internet_20_link" text:visited-style-name="Visited_20_Internet_20_Link">
https://liveuamap.com/en/2023/12-may-cherkaska-oblast-kirovohradska-oblast-g</text:a>
</text:p>
      <text:p text:style-name="P4">
Source: <text:a xlink:type="simple" xlink:href="https://t.me/air_alert_ua/45129" text:style-name="Internet_20_link" text:visited-style-name="Visited_20_Internet_20_Link">
https://t.me/air_alert_ua/45129</text:a>
</text:p>
      <!--NEWS-->
      <text:h text:style-name="P10" text:outline-level="1">
<text:span text:style-name="T4">
Sumska Oblast(00:13). Red Alert: aerial threat. Sirens sounding. Take cover now!</text:span>
</text:h>
      <text:p text:style-name="P4">
Authors: liveuamap (Language: en)</text:p>
      <text:p text:style-name="P4">
Time: 2023-05-12T18:15:00</text:p>
      <text:p text:style-name="P4">
Location: Sumska Oblast (Latitude:51.00045 Longtitude:33.99984)</text:p>
      <text:p text:style-name="P4">
Videos: []</text:p>
      <text:p text:style-name="P4">
Images: []</text:p>
      <text:p text:style-name="P4">
Tags: ["Europe", "Central and Eastern Europe"]</text:p>
      <text:p text:style-name="P4">
ID: 22562435</text:p>
      <!--METADATA-->
      <text:p text:style-name="P4">
Sumska Oblast(00:13). Red Alert: aerial threat. Sirens sounding. Take covernow!</text:p>
      <text:p text:style-name="P4">
News Collection Link: <text:a xlink:type="simple" xlink:href="https://liveuamap.com/en/2023/12-may-sumska-oblast0013-red-alert-aerial-thrg" text:style-name="Internet_20_link" text:visited-style-name="Visited_20_Internet_20_Link">
https://liveuamap.com/en/2023/12-may-sumska-oblast0013-red-alert-aerial-thrg</text:a>
</text:p>
      <text:p text:style-name="P4">
Source: <text:a xlink:type="simple" xlink:href="https://t.me/air_alert_ua/45130" text:style-name="Internet_20_link" text:visited-style-name="Visited_20_Internet_20_Link">
https://t.me/air_alert_ua/45130</text:a>
</text:p>
      <!--NEWS-->
      <text:h text:style-name="P10" text:outline-level="1">
<text:span text:style-name="T4">
Mykolaiv, Mykolayivska Oblast, Kherson, Khersonska Oblast(00:15). Red Alert: aerial threat. S...</text:span>
</text:h>
      <text:p text:style-name="P4">
Authors: liveuamap (Language: en)</text:p>
      <text:p text:style-name="P4">
Time: 2023-05-12T18:17:00</text:p>
      <text:p text:style-name="P4">
Location: Mykolaiv (Latitude:46.94866 Longtitude:32.00639)</text:p>
      <text:p text:style-name="P4">
Videos: []</text:p>
      <text:p text:style-name="P4">
Images: []</text:p>
      <text:p text:style-name="P4">
Tags: ["Europe", "Central and Eastern Europe"]</text:p>
      <text:p text:style-name="P4">
ID: 22562436</text:p>
      <!--METADATA-->
      <text:p text:style-name="P4">
Mykolaiv, Mykolayivska Oblast, Kherson, Khersonska Oblast(00:15). Red Alert:aerial threat. Sirens sounding. Take cover now!</text:p>
      <text:p text:style-name="P4">
News Collection Link: <text:a xlink:type="simple" xlink:href="https://liveuamap.com/en/2023/12-may-mykolaiv-mykolayivska-oblast-kherson-kg" text:style-name="Internet_20_link" text:visited-style-name="Visited_20_Internet_20_Link">
https://liveuamap.com/en/2023/12-may-mykolaiv-mykolayivska-oblast-kherson-kg</text:a>
</text:p>
      <text:p text:style-name="P4">
Source: <text:a xlink:type="simple" xlink:href="https://t.me/air_alert_ua/45132" text:style-name="Internet_20_link" text:visited-style-name="Visited_20_Internet_20_Link">
https://t.me/air_alert_ua/45132</text:a>
</text:p>
      <!--NEWS-->
      <text:h text:style-name="P10" text:outline-level="1">
<text:span text:style-name="T4">
Odeska Oblast(00:17). Red Alert: aerial threat. Sirens sounding. Take cover now!</text:span>
</text:h>
      <text:p text:style-name="P4">
Authors: liveuamap (Language: en)</text:p>
      <text:p text:style-name="P4">
Time: 2023-05-12T18:18:00</text:p>
      <text:p text:style-name="P4">
Location: Odeska Oblast (Latitude:46.75000000 Longtitude:30.25000000)</text:p>
      <text:p text:style-name="P4">
Videos: []</text:p>
      <text:p text:style-name="P4">
Images: []</text:p>
      <text:p text:style-name="P4">
Tags: ["Europe", "Central and Eastern Europe"]</text:p>
      <text:p text:style-name="P4">
ID: 22562437</text:p>
      <!--METADATA-->
      <text:p text:style-name="P4">
Odeska Oblast(00:17). Red Alert: aerial threat. Sirens sounding. Take covernow!</text:p>
      <text:p text:style-name="P4">
News Collection Link: <text:a xlink:type="simple" xlink:href="https://liveuamap.com/en/2023/12-may-odeska-oblast0017-red-alert-aerial-thrg" text:style-name="Internet_20_link" text:visited-style-name="Visited_20_Internet_20_Link">
https://liveuamap.com/en/2023/12-may-odeska-oblast0017-red-alert-aerial-thrg</text:a>
</text:p>
      <text:p text:style-name="P4">
Source: <text:a xlink:type="simple" xlink:href="https://t.me/suspilneodesa/23156" text:style-name="Internet_20_link" text:visited-style-name="Visited_20_Internet_20_Link">
https://t.me/suspilneodesa/23156</text:a>
</text:p>
      <!--NEWS-->
      <text:h text:style-name="P10" text:outline-level="1">
<text:span text:style-name="T4">
Poltavska Oblast(00:34). Red Alert: aerial threat. Sirens sounding. Take cover now!</text:span>
</text:h>
      <text:p text:style-name="P4">
Authors: liveuamap (Language: en)</text:p>
      <text:p text:style-name="P4">
Time: 2023-05-12T18:35:00</text:p>
      <text:p text:style-name="P4">
Location: Poltavska Oblast (Latitude:49.47705000 Longtitude:33.81866000)</text:p>
      <text:p text:style-name="P4">
Videos: []</text:p>
      <text:p text:style-name="P4">
Images: []</text:p>
      <text:p text:style-name="P4">
Tags: ["Europe", "Central and Eastern Europe"]</text:p>
      <text:p text:style-name="P4">
ID: 22562438</text:p>
      <!--METADATA-->
      <text:p text:style-name="P4">
Poltavska Oblast(00:34). Red Alert: aerial threat. Sirens sounding. Take covernow!</text:p>
      <text:p text:style-name="P4">
News Collection Link: <text:a xlink:type="simple" xlink:href="https://liveuamap.com/en/2023/12-may-poltavska-oblast0034-red-alert-aerial-g" text:style-name="Internet_20_link" text:visited-style-name="Visited_20_Internet_20_Link">
https://liveuamap.com/en/2023/12-may-poltavska-oblast0034-red-alert-aerial-g</text:a>
</text:p>
      <text:p text:style-name="P4">
Source: <text:a xlink:type="simple" xlink:href="https://t.me/suspilnepoltava/11122" text:style-name="Internet_20_link" text:visited-style-name="Visited_20_Internet_20_Link">
https://t.me/suspilnepoltava/11122</text:a>
</text:p>
      <!--NEWS-->
      <text:h text:style-name="P10" text:outline-level="1">
<text:span text:style-name="T4">
Explosions were reported in Berdyansk</text:span>
</text:h>
      <text:p text:style-name="P4">
Authors: liveuamap (Language: en)</text:p>
      <text:p text:style-name="P4">
Time: 2023-05-12T18:59:00</text:p>
      <text:p text:style-name="P4">
Location: Berdians'k,Zaporiz'ka oblast (Latitude:46.76844 Longtitude:36.80437)</text:p>
      <text:p text:style-name="P4">
Videos: []</text:p>
      <text:p text:style-name="P4">
Images: []</text:p>
      <text:p text:style-name="P4">
Tags: ["Europe", "Central and Eastern Europe"]</text:p>
      <text:p text:style-name="P4">
ID: 22562444</text:p>
      <!--METADATA-->
      <text:p text:style-name="P4">
Explosions were reported in Berdyansk</text:p>
      <text:p text:style-name="P4">
News Collection Link: <text:a xlink:type="simple" xlink:href="https://liveuamap.com/en/2023/12-may-explosions-were-reported-in-berdyansk-" text:style-name="Internet_20_link" text:visited-style-name="Visited_20_Internet_20_Link">
https://liveuamap.com/en/2023/12-may-explosions-were-reported-in-berdyansk-</text:a>
</text:p>
      <text:p text:style-name="P4">
Source: <text:a xlink:type="simple" xlink:href="https://t.me/war_monitor/7246" text:style-name="Internet_20_link" text:visited-style-name="Visited_20_Internet_20_Link">
https://t.me/war_monitor/7246</text:a>
</text:p>
      <!--NEWS-->
      <text:h text:style-name="P10" text:outline-level="1">
<text:span text:style-name="T4">
Vinnytska Oblast(01:05). Red Alert: aerial threat. Sirens sounding. Take cover now!</text:span>
</text:h>
      <text:p text:style-name="P4">
Authors: liveuamap (Language: en)</text:p>
      <text:p text:style-name="P4">
Time: 2023-05-12T19:07:00</text:p>
      <text:p text:style-name="P4">
Location: Vinnytska Oblast (Latitude:48.91667000 Longtitude:28.66667000)</text:p>
      <text:p text:style-name="P4">
Videos: []</text:p>
      <text:p text:style-name="P4">
Images: []</text:p>
      <text:p text:style-name="P4">
Tags: ["Europe", "Central and Eastern Europe"]</text:p>
      <text:p text:style-name="P4">
ID: 22562439</text:p>
      <!--METADATA-->
      <text:p text:style-name="P4">
Vinnytska Oblast(01:05). Red Alert: aerial threat. Sirens sounding. Take covernow!</text:p>
      <text:p text:style-name="P4">
News Collection Link: <text:a xlink:type="simple" xlink:href="https://liveuamap.com/en/2023/12-may-vinnytska-oblast0105-red-alert-aerial-g" text:style-name="Internet_20_link" text:visited-style-name="Visited_20_Internet_20_Link">
https://liveuamap.com/en/2023/12-may-vinnytska-oblast0105-red-alert-aerial-g</text:a>
</text:p>
      <text:p text:style-name="P4">
Source: <text:a xlink:type="simple" xlink:href="https://t.me/air_alert_ua/45135" text:style-name="Internet_20_link" text:visited-style-name="Visited_20_Internet_20_Link">
https://t.me/air_alert_ua/45135</text:a>
</text:p>
      <!--NEWS-->
      <text:h text:style-name="P10" text:outline-level="1">
<text:span text:style-name="T4">
Kyiv Oblast(01:22). Red Alert: aerial threat. Sirens sounding. Take cover now!</text:span>
</text:h>
      <text:p text:style-name="P4">
Authors: liveuamap (Language: en)</text:p>
      <text:p text:style-name="P4">
Time: 2023-05-12T19:22:00</text:p>
      <text:p text:style-name="P4">
Location: Kyiv Oblast (Latitude:50.24018000 Longtitude:30.23163000)</text:p>
      <text:p text:style-name="P4">
Videos: []</text:p>
      <text:p text:style-name="P4">
Images: []</text:p>
      <text:p text:style-name="P4">
Tags: ["Europe", "Central and Eastern Europe"]</text:p>
      <text:p text:style-name="P4">
ID: 22562442</text:p>
      <!--METADATA-->
      <text:p text:style-name="P4">
Kyiv Oblast(01:22). Red Alert: aerial threat. Sirens sounding. Take cover now!</text:p>
      <text:p text:style-name="P4">
News Collection Link: <text:a xlink:type="simple" xlink:href="https://liveuamap.com/en/2023/12-may-kyiv-oblast0122-red-alert-aerial-threag" text:style-name="Internet_20_link" text:visited-style-name="Visited_20_Internet_20_Link">
https://liveuamap.com/en/2023/12-may-kyiv-oblast0122-red-alert-aerial-threag</text:a>
</text:p>
      <text:p text:style-name="P4">
Source: <text:a xlink:type="simple" xlink:href="https://t.me/air_alert_ua/45137" text:style-name="Internet_20_link" text:visited-style-name="Visited_20_Internet_20_Link">
https://t.me/air_alert_ua/45137</text:a>
</text:p>
      <!--NEWS-->
      <text:h text:style-name="P10" text:outline-level="1">
<text:span text:style-name="T4">
Zhytomyr, Zhytomyrska Oblast(01:34). Red Alert: aerial threat. Sirens sounding. Take cover now!</text:span>
</text:h>
      <text:p text:style-name="P4">
Authors: liveuamap (Language: en)</text:p>
      <text:p text:style-name="P4">
Time: 2023-05-12T19:35:00</text:p>
      <text:p text:style-name="P4">
Location: Zhytomyr (Latitude:50.26487000 Longtitude:28.67669000)</text:p>
      <text:p text:style-name="P4">
Videos: []</text:p>
      <text:p text:style-name="P4">
Images: []</text:p>
      <text:p text:style-name="P4">
Tags: ["Europe", "Central and Eastern Europe"]</text:p>
      <text:p text:style-name="P4">
ID: 22562443</text:p>
      <!--METADATA-->
      <text:p text:style-name="P4">
Zhytomyr, Zhytomyrska Oblast(01:34). Red Alert: aerial threat. Sirenssounding. Take cover now!</text:p>
      <text:p text:style-name="P4">
News Collection Link: <text:a xlink:type="simple" xlink:href="https://liveuamap.com/en/2023/12-may-zhytomyr-zhytomyrska-oblast0134-red-alg" text:style-name="Internet_20_link" text:visited-style-name="Visited_20_Internet_20_Link">
https://liveuamap.com/en/2023/12-may-zhytomyr-zhytomyrska-oblast0134-red-alg</text:a>
</text:p>
      <text:p text:style-name="P4">
Source: <text:a xlink:type="simple" xlink:href="https://t.me/air_alert_ua/45140" text:style-name="Internet_20_link" text:visited-style-name="Visited_20_Internet_20_Link">
https://t.me/air_alert_ua/45140</text:a>
</text:p>
      <!--NEWS-->
      <text:h text:style-name="P10" text:outline-level="1">
<text:span text:style-name="T4">
3 person wounded as result of Russian missile strikes in Mykolaiv</text:span>
</text:h>
      <text:p text:style-name="P4">
Authors: liveuamap (Language: en)</text:p>
      <text:p text:style-name="P4">
Time: 2023-05-12T19:57:31</text:p>
      <text:p text:style-name="P4">
Location: Mykolaiv (Latitude:46.95928 Longtitude:32.0224)</text:p>
      <text:p text:style-name="P4">
Videos: []</text:p>
      <text:p text:style-name="P4">
Images: []</text:p>
      <text:p text:style-name="P4">
Tags: ["Europe", "Central and Eastern Europe"]</text:p>
      <text:p text:style-name="P4">
ID: 22562445</text:p>
      <!--METADATA-->
      <text:p text:style-name="P4">
3 person wounded as result of Russian missile strikes in Mykolaiv</text:p>
      <text:p text:style-name="P4">
News Collection Link: <text:a xlink:type="simple" xlink:href="https://liveuamap.com/en/2023/13-may-3-person-wounded-as-result-of-russian-missile-strikes" text:style-name="Internet_20_link" text:visited-style-name="Visited_20_Internet_20_Link">
https://liveuamap.com/en/2023/13-may-3-person-wounded-as-result-of-russian-missile-strikes</text:a>
</text:p>
      <text:p text:style-name="P4">
Source: <text:a xlink:type="simple" xlink:href="https://t.me/suspilnemykolaiv/25263" text:style-name="Internet_20_link" text:visited-style-name="Visited_20_Internet_20_Link">
https://t.me/suspilnemykolaiv/25263</text:a>
</text:p>
      <!--NEWS-->
      <text:h text:style-name="P10" text:outline-level="1">
<text:span text:style-name="T4">
Khmelnytska Oblast, Zaporizka Oblast(02:05). Red Alert: aerial threat. Sirens sounding. Take ...</text:span>
</text:h>
      <text:p text:style-name="P4">
Authors: liveuamap (Language: en)</text:p>
      <text:p text:style-name="P4">
Time: 2023-05-12T20:06:00</text:p>
      <text:p text:style-name="P4">
Location: Khmelnytska Oblast (Latitude:49.50000000 Longtitude:27.00000000)</text:p>
      <text:p text:style-name="P4">
Videos: []</text:p>
      <text:p text:style-name="P4">
Images: []</text:p>
      <text:p text:style-name="P4">
Tags: ["Europe", "Central and Eastern Europe"]</text:p>
      <text:p text:style-name="P4">
ID: 22562446</text:p>
      <!--METADATA-->
      <text:p text:style-name="P4">
Khmelnytska Oblast, Zaporizka Oblast(02:05). Red Alert: aerial threat. Sirenssounding. Take cover now!</text:p>
      <text:p text:style-name="P4">
News Collection Link: <text:a xlink:type="simple" xlink:href="https://liveuamap.com/en/2023/13-may-khmelnytska-oblast-zaporizka-oblast020g" text:style-name="Internet_20_link" text:visited-style-name="Visited_20_Internet_20_Link">
https://liveuamap.com/en/2023/13-may-khmelnytska-oblast-zaporizka-oblast020g</text:a>
</text:p>
      <text:p text:style-name="P4">
Source: <text:a xlink:type="simple" xlink:href="https://t.me/air_alert_ua/45144" text:style-name="Internet_20_link" text:visited-style-name="Visited_20_Internet_20_Link">
https://t.me/air_alert_ua/45144</text:a>
</text:p>
      <!--NEWS-->
      <text:h text:style-name="P10" text:outline-level="1">
<text:span text:style-name="T4">
Chernivetska Oblast(02:14). Red Alert: aerial threat. Sirens sounding. Take cover now!</text:span>
</text:h>
      <text:p text:style-name="P4">
Authors: liveuamap (Language: en)</text:p>
      <text:p text:style-name="P4">
Time: 2023-05-12T20:15:00</text:p>
      <text:p text:style-name="P4">
Location: Chernivetska Oblast (Latitude:48.25000000 Longtitude:26.00000000)</text:p>
      <text:p text:style-name="P4">
Videos: []</text:p>
      <text:p text:style-name="P4">
Images: []</text:p>
      <text:p text:style-name="P4">
Tags: ["Europe", "Central and Eastern Europe"]</text:p>
      <text:p text:style-name="P4">
ID: 22562447</text:p>
      <!--METADATA-->
      <text:p text:style-name="P4">
Chernivetska Oblast(02:14). Red Alert: aerial threat. Sirens sounding. Takecover now!</text:p>
      <text:p text:style-name="P4">
News Collection Link: <text:a xlink:type="simple" xlink:href="https://liveuamap.com/en/2023/13-may-chernivetska-oblast0214-red-alert-aerig" text:style-name="Internet_20_link" text:visited-style-name="Visited_20_Internet_20_Link">
https://liveuamap.com/en/2023/13-may-chernivetska-oblast0214-red-alert-aerig</text:a>
</text:p>
      <text:p text:style-name="P4">
Source: <text:a xlink:type="simple" xlink:href="https://t.me/air_alert_ua/45147" text:style-name="Internet_20_link" text:visited-style-name="Visited_20_Internet_20_Link">
https://t.me/air_alert_ua/45147</text:a>
</text:p>
      <!--NEWS-->
      <text:h text:style-name="P10" text:outline-level="1">
<text:span text:style-name="T4">
Air defense is active in Kyiv region</text:span>
</text:h>
      <text:p text:style-name="P4">
Authors: liveuamap (Language: en)</text:p>
      <text:p text:style-name="P4">
Time: 2023-05-12T20:17:05</text:p>
      <text:p text:style-name="P4">
Location: Kyiv (Latitude:50.6808 Longtitude:30.4953)</text:p>
      <text:p text:style-name="P4">
Videos: []</text:p>
      <text:p text:style-name="P4">
Images: []</text:p>
      <text:p text:style-name="P4">
Tags: []</text:p>
      <text:p text:style-name="P4">
ID: 22562448</text:p>
      <!--METADATA-->
      <text:p text:style-name="P4">
Air defense is active in Kyiv region</text:p>
      <text:p text:style-name="P4">
News Collection Link: <text:a xlink:type="simple" xlink:href="https://liveuamap.com/en/2023/13-may-air-defense-is-active-in-kyiv-region-" text:style-name="Internet_20_link" text:visited-style-name="Visited_20_Internet_20_Link">
https://liveuamap.com/en/2023/13-may-air-defense-is-active-in-kyiv-region-</text:a>
</text:p>
      <text:p text:style-name="P4">
Source: <text:a xlink:type="simple" xlink:href="https://t.me/kievreal1/40839" text:style-name="Internet_20_link" text:visited-style-name="Visited_20_Internet_20_Link">
https://t.me/kievreal1/40839</text:a>
</text:p>
      <!--NEWS-->
      <text:h text:style-name="P10" text:outline-level="1">
<text:span text:style-name="T4">
Dnipro, Dnipropetrovska Oblast(02:26). Red Alert: aerial threat. Sirens sounding. Take cover ...</text:span>
</text:h>
      <text:p text:style-name="P4">
Authors: liveuamap (Language: en)</text:p>
      <text:p text:style-name="P4">
Time: 2023-05-12T20:28:00</text:p>
      <text:p text:style-name="P4">
Location: Dnipro (Latitude:48.46022 Longtitude:35.03986)</text:p>
      <text:p text:style-name="P4">
Videos: []</text:p>
      <text:p text:style-name="P4">
Images: []</text:p>
      <text:p text:style-name="P4">
Tags: ["Europe", "Central and Eastern Europe"]</text:p>
      <text:p text:style-name="P4">
ID: 22562449</text:p>
      <!--METADATA-->
      <text:p text:style-name="P4">
Dnipro, Dnipropetrovska Oblast(02:26). Red Alert: aerial threat. Sirenssounding. Take cover now!</text:p>
      <text:p text:style-name="P4">
News Collection Link: <text:a xlink:type="simple" xlink:href="https://liveuamap.com/en/2023/13-may-dnipro-dnipropetrovska-oblast0226-red-g" text:style-name="Internet_20_link" text:visited-style-name="Visited_20_Internet_20_Link">
https://liveuamap.com/en/2023/13-may-dnipro-dnipropetrovska-oblast0226-red-g</text:a>
</text:p>
      <text:p text:style-name="P4">
Source: <text:a xlink:type="simple" xlink:href="https://t.me/air_alert_ua/45148" text:style-name="Internet_20_link" text:visited-style-name="Visited_20_Internet_20_Link">
https://t.me/air_alert_ua/45148</text:a>
</text:p>
      <!--NEWS-->
      <text:h text:style-name="P10" text:outline-level="1">
<text:span text:style-name="T4">
Air defense is active in Kyiv</text:span>
</text:h>
      <text:p text:style-name="P4">
Authors: liveuamap (Language: en)</text:p>
      <text:p text:style-name="P4">
Time: 2023-05-12T20:42:08</text:p>
      <text:p text:style-name="P4">
Location: Kyiv,Kyiv city (Latitude:50.50575 Longtitude:30.65014)</text:p>
      <text:p text:style-name="P4">
Videos: []</text:p>
      <text:p text:style-name="P4">
Images: []</text:p>
      <text:p text:style-name="P4">
Tags: ["Europe", "Central and Eastern Europe"]</text:p>
      <text:p text:style-name="P4">
ID: 22562450</text:p>
      <!--METADATA-->
      <text:p text:style-name="P4">
Air defense is active in Kyiv</text:p>
      <text:p text:style-name="P4">
News Collection Link: <text:a xlink:type="simple" xlink:href="https://liveuamap.com/en/2023/13-may-air-defense-is-active-in-kyiv" text:style-name="Internet_20_link" text:visited-style-name="Visited_20_Internet_20_Link">
https://liveuamap.com/en/2023/13-may-air-defense-is-active-in-kyiv</text:a>
</text:p>
      <text:p text:style-name="P4">
Source: <text:a xlink:type="simple" xlink:href="https://t.me/kievreal1/40844" text:style-name="Internet_20_link" text:visited-style-name="Visited_20_Internet_20_Link">
https://t.me/kievreal1/40844</text:a>
</text:p>
      <!--NEWS-->
      <text:h text:style-name="P10" text:outline-level="1">
<text:span text:style-name="T4">
Ternopil, Ternopilska Oblast(02:41). Red Alert: aerial threat. Sirens sounding. Take cover now!</text:span>
</text:h>
      <text:p text:style-name="P4">
Authors: liveuamap (Language: en)</text:p>
      <text:p text:style-name="P4">
Time: 2023-05-12T20:43:00</text:p>
      <text:p text:style-name="P4">
Location: Ternopil (Latitude:49.55342000 Longtitude:25.58918000)</text:p>
      <text:p text:style-name="P4">
Videos: []</text:p>
      <text:p text:style-name="P4">
Images: []</text:p>
      <text:p text:style-name="P4">
Tags: ["Europe", "Central and Eastern Europe"]</text:p>
      <text:p text:style-name="P4">
ID: 22562451</text:p>
      <!--METADATA-->
      <text:p text:style-name="P4">
Ternopil, Ternopilska Oblast(02:41). Red Alert: aerial threat. Sirenssounding. Take cover now!</text:p>
      <text:p text:style-name="P4">
News Collection Link: <text:a xlink:type="simple" xlink:href="https://liveuamap.com/en/2023/13-may-ternopil-ternopilska-oblast0241-red-alg" text:style-name="Internet_20_link" text:visited-style-name="Visited_20_Internet_20_Link">
https://liveuamap.com/en/2023/13-may-ternopil-ternopilska-oblast0241-red-alg</text:a>
</text:p>
      <text:p text:style-name="P4">
Source: <text:a xlink:type="simple" xlink:href="https://t.me/air_alert_ua/45149" text:style-name="Internet_20_link" text:visited-style-name="Visited_20_Internet_20_Link">
https://t.me/air_alert_ua/45149</text:a>
</text:p>
      <!--NEWS-->
      <text:h text:style-name="P10" text:outline-level="1">
<text:span text:style-name="T4">
Kyiv(02:43). Red Alert: aerial threat. Sirens sounding. Take cover now!</text:span>
</text:h>
      <text:p text:style-name="P4">
Authors: liveuamap (Language: en)</text:p>
      <text:p text:style-name="P4">
Time: 2023-05-12T20:44:00</text:p>
      <text:p text:style-name="P4">
Location: Kyiv (Latitude:50.44355 Longtitude:30.53011)</text:p>
      <text:p text:style-name="P4">
Videos: []</text:p>
      <text:p text:style-name="P4">
Images: []</text:p>
      <text:p text:style-name="P4">
Tags: ["Europe", "Central and Eastern Europe"]</text:p>
      <text:p text:style-name="P4">
ID: 22562452</text:p>
      <!--METADATA-->
      <text:p text:style-name="P4">
Kyiv(02:43). Red Alert: aerial threat. Sirens sounding. Take cover now!</text:p>
      <text:p text:style-name="P4">
News Collection Link: <text:a xlink:type="simple" xlink:href="https://liveuamap.com/en/2023/13-may-kyiv0243-red-alert-aerial-threat-sireng" text:style-name="Internet_20_link" text:visited-style-name="Visited_20_Internet_20_Link">
https://liveuamap.com/en/2023/13-may-kyiv0243-red-alert-aerial-threat-sireng</text:a>
</text:p>
      <text:p text:style-name="P4">
Source: <text:a xlink:type="simple" xlink:href="https://t.me/chanel24/88047" text:style-name="Internet_20_link" text:visited-style-name="Visited_20_Internet_20_Link">
https://t.me/chanel24/88047</text:a>
</text:p>
      <!--NEWS-->
      <text:h text:style-name="P10" text:outline-level="1">
<text:span text:style-name="T4">
Kherson, Khersonska Oblast(02:47). Red Alert: aerial threat. Sirens sounding. Take cover now!</text:span>
</text:h>
      <text:p text:style-name="P4">
Authors: liveuamap (Language: en)</text:p>
      <text:p text:style-name="P4">
Time: 2023-05-12T20:48:00</text:p>
      <text:p text:style-name="P4">
Location: Kherson (Latitude:46.65581000 Longtitude:32.61780000)</text:p>
      <text:p text:style-name="P4">
Videos: []</text:p>
      <text:p text:style-name="P4">
Images: []</text:p>
      <text:p text:style-name="P4">
Tags: ["Europe", "Central and Eastern Europe"]</text:p>
      <text:p text:style-name="P4">
ID: 22562453</text:p>
      <!--METADATA-->
      <text:p text:style-name="P4">
Kherson, Khersonska Oblast(02:47). Red Alert: aerial threat. Sirens sounding.Take cover now!</text:p>
      <text:p text:style-name="P4">
News Collection Link: <text:a xlink:type="simple" xlink:href="https://liveuamap.com/en/2023/13-may-kherson-khersonska-oblast0247-red-alerg" text:style-name="Internet_20_link" text:visited-style-name="Visited_20_Internet_20_Link">
https://liveuamap.com/en/2023/13-may-kherson-khersonska-oblast0247-red-alerg</text:a>
</text:p>
      <text:p text:style-name="P4">
Source: <text:a xlink:type="simple" xlink:href="https://t.me/air_alert_ua/45150" text:style-name="Internet_20_link" text:visited-style-name="Visited_20_Internet_20_Link">
https://t.me/air_alert_ua/45150</text:a>
</text:p>
      <!--NEWS-->
      <text:h text:style-name="P10" text:outline-level="1">
<text:span text:style-name="T4">
Rivne, Rivnenska Oblast(03:08). Red Alert: aerial threat. Sirens sounding. Take cover now!</text:span>
</text:h>
      <text:p text:style-name="P4">
Authors: liveuamap (Language: en)</text:p>
      <text:p text:style-name="P4">
Time: 2023-05-12T21:09:00</text:p>
      <text:p text:style-name="P4">
Location: Rivne (Latitude:50.6034445 Longtitude:26.257603168487)</text:p>
      <text:p text:style-name="P4">
Videos: []</text:p>
      <text:p text:style-name="P4">
Images: []</text:p>
      <text:p text:style-name="P4">
Tags: ["Europe", "Central and Eastern Europe"]</text:p>
      <text:p text:style-name="P4">
ID: 22562455</text:p>
      <!--METADATA-->
      <text:p text:style-name="P4">
Rivne, Rivnenska Oblast(03:08). Red Alert: aerial threat. Sirens sounding.Take cover now!</text:p>
      <text:p text:style-name="P4">
News Collection Link: <text:a xlink:type="simple" xlink:href="https://liveuamap.com/en/2023/13-may-rivne-rivnenska-oblast0308-red-alert-ag" text:style-name="Internet_20_link" text:visited-style-name="Visited_20_Internet_20_Link">
https://liveuamap.com/en/2023/13-may-rivne-rivnenska-oblast0308-red-alert-ag</text:a>
</text:p>
      <text:p text:style-name="P4">
Source: <text:a xlink:type="simple" xlink:href="https://t.me/air_alert_ua/45152" text:style-name="Internet_20_link" text:visited-style-name="Visited_20_Internet_20_Link">
https://t.me/air_alert_ua/45152</text:a>
</text:p>
      <!--NEWS-->
      <text:h text:style-name="P10" text:outline-level="1">
<text:span text:style-name="T4">
Volynska Oblast(03:11). Red Alert: aerial threat. Sirens sounding. Take cover now!</text:span>
</text:h>
      <text:p text:style-name="P4">
Authors: liveuamap (Language: en)</text:p>
      <text:p text:style-name="P4">
Time: 2023-05-12T21:17:00</text:p>
      <text:p text:style-name="P4">
Location: Volynska Oblast (Latitude:51.16667000 Longtitude:24.86667000)</text:p>
      <text:p text:style-name="P4">
Videos: []</text:p>
      <text:p text:style-name="P4">
Images: []</text:p>
      <text:p text:style-name="P4">
Tags: ["Europe", "Central and Eastern Europe"]</text:p>
      <text:p text:style-name="P4">
ID: 22562456</text:p>
      <!--METADATA-->
      <text:p text:style-name="P4">
Volynska Oblast(03:11). Red Alert: aerial threat. Sirens sounding. Take covernow!</text:p>
      <text:p text:style-name="P4">
News Collection Link: <text:a xlink:type="simple" xlink:href="https://liveuamap.com/en/2023/13-may-volynska-oblast0311-red-alert-aerial-tg" text:style-name="Internet_20_link" text:visited-style-name="Visited_20_Internet_20_Link">
https://liveuamap.com/en/2023/13-may-volynska-oblast0311-red-alert-aerial-tg</text:a>
</text:p>
      <text:p text:style-name="P4">
Source: <text:a xlink:type="simple" xlink:href="https://t.me/air_alert_ua/45155" text:style-name="Internet_20_link" text:visited-style-name="Visited_20_Internet_20_Link">
https://t.me/air_alert_ua/45155</text:a>
</text:p>
      <!--NEWS-->
      <text:h text:style-name="P10" text:outline-level="1">
<text:span text:style-name="T4">
Explosions were reported in Lviv region</text:span>
</text:h>
      <text:p text:style-name="P4">
Authors: liveuamap (Language: en)</text:p>
      <text:p text:style-name="P4">
Time: 2023-05-12T22:06:03</text:p>
      <text:p text:style-name="P4">
Location: Lviv (Latitude:49.67118 Longtitude:24.9115)</text:p>
      <text:p text:style-name="P4">
Videos: []</text:p>
      <text:p text:style-name="P4">
Images: []</text:p>
      <text:p text:style-name="P4">
Tags: ["Europe", "Central and Eastern Europe"]</text:p>
      <text:p text:style-name="P4">
ID: 22562457</text:p>
      <!--METADATA-->
      <text:p text:style-name="P4">
Explosions were reported in Lviv region</text:p>
      <text:p text:style-name="P4">
News Collection Link: <text:a xlink:type="simple" xlink:href="https://liveuamap.com/en/2023/13-may-explosions-were-reported-in-lviv-region-" text:style-name="Internet_20_link" text:visited-style-name="Visited_20_Internet_20_Link">
https://liveuamap.com/en/2023/13-may-explosions-were-reported-in-lviv-region-</text:a>
</text:p>
      <text:p text:style-name="P4">
Source: <text:a xlink:type="simple" xlink:href="https://t.me/war_monitor/7263" text:style-name="Internet_20_link" text:visited-style-name="Visited_20_Internet_20_Link">
https://t.me/war_monitor/7263</text:a>
</text:p>
      <!--NEWS-->
      <text:h text:style-name="P10" text:outline-level="1">
<text:span text:style-name="T4">
Volynska Oblast, Lviv, Lvivska Oblast(04:07). Red Alert: aerial threat. Sirens sounding. Take...</text:span>
</text:h>
      <text:p text:style-name="P4">
Authors: liveuamap (Language: en)</text:p>
      <text:p text:style-name="P4">
Time: 2023-05-12T22:08:00</text:p>
      <text:p text:style-name="P4">
Location: Volynska Oblast (Latitude:51.16715 Longtitude:24.86706)</text:p>
      <text:p text:style-name="P4">
Videos: []</text:p>
      <text:p text:style-name="P4">
Images: []</text:p>
      <text:p text:style-name="P4">
Tags: ["Europe", "Central and Eastern Europe"]</text:p>
      <text:p text:style-name="P4">
ID: 22562459</text:p>
      <!--METADATA-->
      <text:p text:style-name="P4">
Volynska Oblast, Lviv, Lvivska Oblast(04:07). Red Alert: aerial threat. Sirenssounding. Take cover now!</text:p>
      <text:p text:style-name="P4">
News Collection Link: <text:a xlink:type="simple" xlink:href="https://liveuamap.com/en/2023/13-may-volynska-oblast-lviv-lvivska-oblast040g" text:style-name="Internet_20_link" text:visited-style-name="Visited_20_Internet_20_Link">
https://liveuamap.com/en/2023/13-may-volynska-oblast-lviv-lvivska-oblast040g</text:a>
</text:p>
      <text:p text:style-name="P4">
Source: <text:a xlink:type="simple" xlink:href="https://t.me/air_alert_ua/45166" text:style-name="Internet_20_link" text:visited-style-name="Visited_20_Internet_20_Link">
https://t.me/air_alert_ua/45166</text:a>
</text:p>
      <!--NEWS-->
      <text:h text:style-name="P10" text:outline-level="1">
<text:span text:style-name="T4">
Explosions in Khmelnitsky, reportedly several hits</text:span>
</text:h>
      <text:p text:style-name="P4">
Authors: liveuamap (Language: en)</text:p>
      <text:p text:style-name="P4">
Time: 2023-05-12T22:08:02</text:p>
      <text:p text:style-name="P4">
Location: Khmelnitsky (Latitude:49.43766 Longtitude:26.96697)</text:p>
      <text:p text:style-name="P4">
Videos: []</text:p>
      <text:p text:style-name="P4">
Images: []</text:p>
      <text:p text:style-name="P4">
Tags: ["Europe", "Central and Eastern Europe"]</text:p>
      <text:p text:style-name="P4">
ID: 22562458</text:p>
      <!--METADATA-->
      <text:p text:style-name="P4">
Explosions in Khmelnitsky, reportedly several hits</text:p>
      <text:p text:style-name="P4">
News Collection Link: <text:a xlink:type="simple" xlink:href="https://liveuamap.com/en/2023/13-may-explosions-in-khmelnitsky-reportedly-several-hits" text:style-name="Internet_20_link" text:visited-style-name="Visited_20_Internet_20_Link">
https://liveuamap.com/en/2023/13-may-explosions-in-khmelnitsky-reportedly-several-hits</text:a>
</text:p>
      <text:p text:style-name="P4">
Source: <text:a xlink:type="simple" xlink:href="https://t.me/war_monitor/7265" text:style-name="Internet_20_link" text:visited-style-name="Visited_20_Internet_20_Link">
https://t.me/war_monitor/7265</text:a>
</text:p>
      <!--NEWS-->
      <text:h text:style-name="P10" text:outline-level="1">
<text:span text:style-name="T4">
Up to 8 loud explosions were reported in Khmelnitsky, explosions also in Lviv region</text:span>
</text:h>
      <text:p text:style-name="P4">
Authors: liveuamap (Language: en)</text:p>
      <text:p text:style-name="P4">
Time: 2023-05-12T22:48:49</text:p>
      <text:p text:style-name="P4">
Location: Khmelnitsky (Latitude:49.43704 Longtitude:26.96637)</text:p>
      <text:p text:style-name="P4">
Videos: []</text:p>
      <text:p text:style-name="P4">
Images: []</text:p>
      <text:p text:style-name="P4">
Tags: []</text:p>
      <text:p text:style-name="P4">
ID: 22562460</text:p>
      <!--METADATA-->
      <text:p text:style-name="P4">
Up to 8 loud explosions were reported in Khmelnitsky, explosions also in Lvivregion</text:p>
      <text:p text:style-name="P4">
News Collection Link: <text:a xlink:type="simple" xlink:href="https://liveuamap.com/en/2023/13-may-up-to-8-loud-explosions-were-reported-in-khmelnitsky" text:style-name="Internet_20_link" text:visited-style-name="Visited_20_Internet_20_Link">
https://liveuamap.com/en/2023/13-may-up-to-8-loud-explosions-were-reported-in-khmelnitsky</text:a>
</text:p>
      <text:p text:style-name="P4">
Source: <text:a xlink:type="simple" xlink:href="https://t.me/channel24_ua/88054" text:style-name="Internet_20_link" text:visited-style-name="Visited_20_Internet_20_Link">
https://t.me/channel24_ua/88054</text:a>
</text:p>
      <!--NEWS-->
      <text:h text:style-name="P10" text:outline-level="1">
<text:span text:style-name="T4">
Zakarpattia Oblast, Mykolaiv, Mykolayivska Oblast, Kherson, Khersonska Oblast, Ivano-Frankivs...</text:span>
</text:h>
      <text:p text:style-name="P4">
Authors: liveuamap (Language: en)</text:p>
      <text:p text:style-name="P4">
Time: 2023-05-12T22:50:00</text:p>
      <text:p text:style-name="P4">
Location: Zakarpattia Oblast (Latitude:48.33333000 Longtitude:23.00000000)</text:p>
      <text:p text:style-name="P4">
Videos: []</text:p>
      <text:p text:style-name="P4">
Images: []</text:p>
      <text:p text:style-name="P4">
Tags: ["Europe", "Central and Eastern Europe"]</text:p>
      <text:p text:style-name="P4">
ID: 22562461</text:p>
      <!--METADATA-->
      <text:p text:style-name="P4">
Zakarpattia Oblast, Mykolaiv, Mykolayivska Oblast, Kherson, Khersonska Oblast,Ivano-Frankivsk, Ivano-Frankivska Oblast(04:49). Red Alert: aerial threat.Sirens sounding. Take cover now!</text:p>
      <text:p text:style-name="P4">
News Collection Link: <text:a xlink:type="simple" xlink:href="https://liveuamap.com/en/2023/13-may-zakarpattia-oblast-mykolaiv-mykolayivsg" text:style-name="Internet_20_link" text:visited-style-name="Visited_20_Internet_20_Link">
https://liveuamap.com/en/2023/13-may-zakarpattia-oblast-mykolaiv-mykolayivsg</text:a>
</text:p>
      <text:p text:style-name="P4">
Source: <text:a xlink:type="simple" xlink:href="https://t.me/air_alert_ua/45172" text:style-name="Internet_20_link" text:visited-style-name="Visited_20_Internet_20_Link">
https://t.me/air_alert_ua/45172</text:a>
</text:p>
      <!--NEWS-->
      <text:h text:style-name="P10" text:outline-level="1">
<text:span text:style-name="T4">
Odeska Oblast(04:49). Red Alert: aerial threat. Sirens sounding. Take cover now!</text:span>
</text:h>
      <text:p text:style-name="P4">
Authors: liveuamap (Language: en)</text:p>
      <text:p text:style-name="P4">
Time: 2023-05-12T22:51:00</text:p>
      <text:p text:style-name="P4">
Location: Odeska Oblast (Latitude:46.74926 Longtitude:30.25086)</text:p>
      <text:p text:style-name="P4">
Videos: []</text:p>
      <text:p text:style-name="P4">
Images: []</text:p>
      <text:p text:style-name="P4">
Tags: ["Europe", "Central and Eastern Europe"]</text:p>
      <text:p text:style-name="P4">
ID: 22562462</text:p>
      <!--METADATA-->
      <text:p text:style-name="P4">
Odeska Oblast(04:49). Red Alert: aerial threat. Sirens sounding. Take covernow!</text:p>
      <text:p text:style-name="P4">
News Collection Link: <text:a xlink:type="simple" xlink:href="https://liveuamap.com/en/2023/13-may-odeska-oblast0449-red-alert-aerial-thrg" text:style-name="Internet_20_link" text:visited-style-name="Visited_20_Internet_20_Link">
https://liveuamap.com/en/2023/13-may-odeska-oblast0449-red-alert-aerial-thrg</text:a>
</text:p>
      <text:p text:style-name="P4">
Source: <text:a xlink:type="simple" xlink:href="https://t.me/suspilneodesa/23158" text:style-name="Internet_20_link" text:visited-style-name="Visited_20_Internet_20_Link">
https://t.me/suspilneodesa/23158</text:a>
</text:p>
      <!--NEWS-->
      <text:h text:style-name="P10" text:outline-level="1">
<text:span text:style-name="T4">
Zaporizka Oblast(04:50). Red Alert: aerial threat. Sirens sounding. Take cover now!</text:span>
</text:h>
      <text:p text:style-name="P4">
Authors: liveuamap (Language: en)</text:p>
      <text:p text:style-name="P4">
Time: 2023-05-12T22:52:00</text:p>
      <text:p text:style-name="P4">
Location: Zaporizka Oblast (Latitude:47.612261 Longtitude:35.764541)</text:p>
      <text:p text:style-name="P4">
Videos: []</text:p>
      <text:p text:style-name="P4">
Images: []</text:p>
      <text:p text:style-name="P4">
Tags: ["Europe", "Central and Eastern Europe"]</text:p>
      <text:p text:style-name="P4">
ID: 22562463</text:p>
      <!--METADATA-->
      <text:p text:style-name="P4">
Zaporizka Oblast(04:50). Red Alert: aerial threat. Sirens sounding. Take covernow!</text:p>
      <text:p text:style-name="P4">
News Collection Link: <text:a xlink:type="simple" xlink:href="https://liveuamap.com/en/2023/13-may-zaporizka-oblast0450-red-alert-aerial-g" text:style-name="Internet_20_link" text:visited-style-name="Visited_20_Internet_20_Link">
https://liveuamap.com/en/2023/13-may-zaporizka-oblast0450-red-alert-aerial-g</text:a>
</text:p>
      <text:p text:style-name="P4">
Source: <text:a xlink:type="simple" xlink:href="https://t.me/air_alert_ua/45174" text:style-name="Internet_20_link" text:visited-style-name="Visited_20_Internet_20_Link">
https://t.me/air_alert_ua/45174</text:a>
</text:p>
      <!--NEWS-->
      <text:h text:style-name="P10" text:outline-level="1">
<text:span text:style-name="T4">
More explosions reported in Khmelnitsky</text:span>
</text:h>
      <text:p text:style-name="P4">
Authors: liveuamap (Language: en)</text:p>
      <text:p text:style-name="P4">
Time: 2023-05-12T23:16:10</text:p>
      <text:p text:style-name="P4">
Location: Khmelnitsky (Latitude:49.43587 Longtitude:26.97041)</text:p>
      <text:p text:style-name="P4">
Videos: []</text:p>
      <text:p text:style-name="P4">
Images: []</text:p>
      <text:p text:style-name="P4">
Tags: []</text:p>
      <text:p text:style-name="P4">
ID: 22562465</text:p>
      <!--METADATA-->
      <text:p text:style-name="P4">
More explosions reported in Khmelnitsky</text:p>
      <text:p text:style-name="P4">
News Collection Link: <text:a xlink:type="simple" xlink:href="https://liveuamap.com/en/2023/13-may-more-explosions-reported-in-khmelnitsky-" text:style-name="Internet_20_link" text:visited-style-name="Visited_20_Internet_20_Link">
https://liveuamap.com/en/2023/13-may-more-explosions-reported-in-khmelnitsky-</text:a>
</text:p>
      <text:p text:style-name="P4">
Source: <text:a xlink:type="simple" xlink:href="https://t.me/channel24_ua/88056" text:style-name="Internet_20_link" text:visited-style-name="Visited_20_Internet_20_Link">
https://t.me/channel24_ua/88056</text:a>
</text:p>
      <!--NEWS-->
      <text:h text:style-name="P10" text:outline-level="1">
<text:span text:style-name="T4">
Обійняла керівну посаду під час окупації Харківщини — правоохоронці викрили місцеву жительку</text:span>
</text:h>
      <text:p text:style-name="P4">
Author: ['АРМІЯINFORM']</text:p>
      <text:p text:style-name="P4">
Time: 2023-05-12T40:00:00-04:00</text:p>
      <text:p text:style-name="P4">
Description: За процесуального керівництва Ізюмської окружної прокуратури Харківської області жін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668770_254896403730302_3012902011103222876_n.jpg" text:style-name="Internet_20_link" text:visited-style-name="Visited_20_Internet_20_Link">
346668770_254896403730302_3012902011103222876_n.jpg</text:a>
']</text:p>
      <text:p text:style-name="P4">
Tags: ['STOPRUSSIA', 'АГРЕСІЯ РФ']</text:p>
      <text:p text:style-name="P4">
Category: News</text:p>
      <!--METADATA-->
      <text:p text:style-name="P4">
<draw:frame draw:style-name="fr1" draw:name="Image2" text:anchor-type="as-char" svg:width="6.9236in" svg:height="7.856567in" draw:z-index="0">
<draw:image xlink:href="../Images/AРМІЯINFORM/2023-05-12T40-00-00-04-00/346668770_254896403730302_3012902011103222876_n.jpg" xlink:type="simple" xlink:show="embed" xlink:actuate="onLoad" draw:mime-type="image/jpeg"/>
</draw:frame>
</text:p>
      <text:p text:style-name="P4">
За процесуального керівництва Ізюмської окружної прокуратури Харківськоїобласті жінці повідомлено про підозру у колабораційній діяльності (ч. 5 ст.111-1 КК України).</text:p>
      <text:p text:style-name="P4">
Про це<text:a xlink:type="simple" xlink:href="https://www.facebook.com/pgo.gov.ua/posts/pfbid02TZ7vRx6PtK7GLmrPW7uHFAog4XmhyekCyC91Rm2A18LtXQR8Ygm1W6ZVyWLXuGfPl" text:style-name="Internet_20_link" text:visited-style-name="Visited_20_Internet_20_Link">
повідомляє</text:a>
Офіс Генерального прокурора України.</text:p>
      <text:p text:style-name="P4">
За даними слідства, під час окупації м. Ізюм місцева мешканка добровільнопогодилась працювати на нову «владу». Вона обійняла псевдопосаду «начальникауправления труда и социальной политики ВГА Изюмского района».</text:p>
      <text:p text:style-name="P4">
Жінка брала участь у нарадах в окупаційній адміністрації, забезпечувалаприйняття працівників на роботу при окупаційній владі, займалася організацієюроботи адмінбудівлі «Центр соціального захисту населення».</text:p>
      <text:p text:style-name="P4">
За клопотанням прокуратури підозрюваній обрано запобіжний захід у виглядітримання під вартою без права внесення застави.</text:p>
      <text:p text:style-name="P4">
Досудове розслідування — Нацполіція України, оперативний супровід — СБУ.</text:p>
      <text:p text:style-name="P4">
Source: <text:a xlink:type="simple" xlink:href="https://armyinform.com.ua/2023/05/12/obijnyala-kerivnu-posadu-pid-chas-okupacziyi-harkivshhyny-pravoohoronczi-vykryly-misczevu-zhytelku/" text:style-name="Internet_20_link" text:visited-style-name="Visited_20_Internet_20_Link">
https://armyinform.com.ua/2023/05/12/obijnyala-kerivnu-posadu-pid-chas-okupacziyi-harkivshhyny-pravoohoronczi-vykryly-misczevu-zhytelku/</text:a>
</text:p>
      <!--NEWS-->
      <text:h text:style-name="P10" text:outline-level="1">
<text:span text:style-name="T4">
Центр протидії дезінформації повідомив про виявлення ворожих маніпуляцій за добу</text:span>
</text:h>
      <text:p text:style-name="P4">
Author: ['АРМІЯINFORM']</text:p>
      <text:p text:style-name="P4">
Time: 2023-05-12T41:00:00-04:00</text:p>
      <text:p text:style-name="P4">
Description: Центр протидії дезінформації повідомив про це на своїй сторінці у Facebook.    ЦП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452544_601964885198101_7994264688016012829_n.jpg" text:style-name="Internet_20_link" text:visited-style-name="Visited_20_Internet_20_Link">
346452544_601964885198101_7994264688016012829_n.jpg</text:a>
']</text:p>
      <text:p text:style-name="P4">
Tags: ['STOPRUSSIA', 'АГРЕСІЯ РФ']</text:p>
      <text:p text:style-name="P4">
Category: News</text:p>
      <!--METADATA-->
      <text:p text:style-name="P4">
<draw:frame draw:style-name="fr1" draw:name="Image3" text:anchor-type="as-char" svg:width="6.9236in" svg:height="6.9236in" draw:z-index="0">
<draw:image xlink:href="../Images/AРМІЯINFORM/2023-05-12T41-00-00-04-00/346452544_601964885198101_7994264688016012829_n.jpg" xlink:type="simple" xlink:show="embed" xlink:actuate="onLoad" draw:mime-type="image/jpeg"/>
</draw:frame>
</text:p>
      <text:p text:style-name="P4">
Центр протидії дезінформації<text:a xlink:type="simple" xlink:href="https://www.facebook.com/protydiyadezinformatsiyi.cpd/posts/pfbid0354Vfyf8Y9jS9rp1opDhcHdEaHs8DK2ZhmAmvbxrC1KDdtqsTTEM39fhJoUSEZyKRl" text:style-name="Internet_20_link" text:visited-style-name="Visited_20_Internet_20_Link">
повідомив</text:a>
про це на своїй сторінці у Facebook.</text:p>
      <text:p text:style-name="P4">
ЦПД виявив:</text:p>
      <text:p text:style-name="P4">
🔶 Манпуляцію</text:p>
      <text:p text:style-name="P4">
❌ Ворожі TG-канали з посиланням на польське видання Rzeczpospolita написали:«Незабаром Україні, можливо, не лише доведеться задовольнятися скромнимигарантіями безпеки, а й упокоритися територіальним втратам».</text:p>
      <text:p text:style-name="P4">
🔶 Дезінформацію</text:p>
      <text:p text:style-name="P4">
❌ Американське видання The National Interest засудило передачу ППО PatriotСША: «Захист України від повітряного нападу також перешкоджає переговорам,створюючи хибне враження, що повітряну загрозу можна пом’якшувати нескінченно.Чим довше затягується переговорний процес, тим більше українців гине і тимбільше шкоди завдається інфраструктурі України в довгостроковій перспективі».</text:p>
      <text:p text:style-name="P4">
🔶 Маніпуляцію</text:p>
      <text:p text:style-name="P4">
❌ Бразильський журналіст Пепе Ескобар на своїй сторінці у Twitter написав:«…прапори срср і росії заборонені в ЄС. Це означає, що 8 травня 1945 рокуфактично не відбулося. Німецькі танки — із залізними хрестами — повернулися наросійські землі. Вони анонсують «Барбаросса 2.0».</text:p>
      <text:p text:style-name="P4">
Source: <text:a xlink:type="simple" xlink:href="https://armyinform.com.ua/2023/05/12/czpd-povidomyv-pro-vyyavlennya-vorozhyh-manipulyaczij-za-dobu/" text:style-name="Internet_20_link" text:visited-style-name="Visited_20_Internet_20_Link">
https://armyinform.com.ua/2023/05/12/czpd-povidomyv-pro-vyyavlennya-vorozhyh-manipulyaczij-za-dobu/</text:a>
</text:p>
      <!--NEWS-->
      <text:h text:style-name="P10" text:outline-level="1">
<text:span text:style-name="T4">
Як комплекс розмінування Bozena-5 очищує Слобожанщину від вибухонебезпечних предметів</text:span>
</text:h>
      <text:p text:style-name="P4">
Author: ['АРМІЯINFORM']</text:p>
      <text:p text:style-name="P4">
Time: 2023-05-12T42:00:00-04:00</text:p>
      <text:p text:style-name="P4">
Description: Завдяки машині розмінування Bozena-5 у багатьох населених пунктах Харківщини бу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Завдяки машині розмінування Bozena-5 у багатьох населених пунктах Харківщинибуло відновлене електропостачання. Її використовують саме на місцях, щопотребують негайного розмінування, наприклад, території, де є лініїелектропередач. Так, бойовий розрахунок цієї машини вже очистив від ВНП надеокупованих територіях громад Слобожанщини 215,639 км ЛЕП.</text:p>
      <text:p text:style-name="P4">
Про це <text:a xlink:type="simple" xlink:href="https://www.facebook.com/watch/" text:style-name="Internet_20_link" text:visited-style-name="Visited_20_Internet_20_Link">
повідомляє</text:a>
Командування Сил підтримки Збройних Сил України.</text:p>
      <text:p text:style-name="P4">
Представник управління інженерних військ Командування Сил підтримки ЗбройнихСил України розповів про досвід використання машини розмінування Bozena-5, якунадала для України словацька компанія WAY INDUSTRY.</text:p>
      <text:p text:style-name="P4">
— Ця машина рятує життя саперам, вони не йдуть першими, а фактично підбираютьзалишки. Вона ефективна та швидка, і якщо говорити з контексту розмінування,то вона повністю себе виправдовує, — наголосив представник Командування Силпідтримки.</text:p>
      <text:p text:style-name="P4">
ДОВІДКОВО: Машина призначена для розмінування потенційно забрудненоївибухонебезпечними предметами території. Може бути використана для очищенняпротитанкових та протипіхотних мінних полів.</text:p>
      <text:p text:style-name="P4">
Будь-який засіб розмінування — це надпотужний внесок у процес очищеннятериторій, тому що він дистанційно-керований, а швидкість проходження сягає 9кілометрів за годину. Комплекс супроводжує група розмінування з 5 людей, з них2 — з металодетекторами, щоб повністю відслідкувати ситуацію, 2 збираютьзалишки, і командир, який контролює процес.</text:p>
      <text:p text:style-name="P4">
— Потрібно розуміти, що ніякий механізований засіб не дає гарантії, що післянього не залишиться вибухонебезпечного предмета. Саме тому за будь-якоюмашиною розмінування слідує група саперів, яка вибирає ці залишки з ґрунту.Тобто основна заслуга Bozena-5 в тому, що вона унеможливлює підрив навибухонебезпечному предметі, хоча і залишає в ґрунті вибухові речовини таметалеві частини. Також відіграє роль, який тип робочого органузастосовується: ланцюговий чи бойковий. В останньому жорсткі бойковіконструкції, які приводять міну чи будь-який інший ВНП в дію або розбивають нашматки, які являють собою залишки вибухонебезпечної речовини, — зауваживпредставник Сил підтримки.</text:p>
      <text:p text:style-name="P4">
Проблематика з даними зразками техніки полягає в поки що недостатній базі дляпроведення післягарантійного обслуговування.</text:p>
      <text:p text:style-name="P4">
Але слід зважати й на те, що раніше ця машина не працювала з такою щільністюмінування і з такими засобами, які наразі використовують війська рф. Нині вонапроходить чергове випробування для своїх спроможностей та можливостей, і зарезультатами роботи в Україні компанія-виробник зробить відповідні висновкищодо покращення та модернізації машини.</text:p>
      <text:p text:style-name="P4">
Source: <text:a xlink:type="simple" xlink:href="https://armyinform.com.ua/2023/05/12/yak-kompleks-rozminuvannya-bozena-5-ochyshhuye-slobozhanshhynu-vid-vybuhonebezpechnyh-predmetiv/" text:style-name="Internet_20_link" text:visited-style-name="Visited_20_Internet_20_Link">
https://armyinform.com.ua/2023/05/12/yak-kompleks-rozminuvannya-bozena-5-ochyshhuye-slobozhanshhynu-vid-vybuhonebezpechnyh-predmetiv/</text:a>
</text:p>
      <!--NEWS-->
      <text:h text:style-name="P10" text:outline-level="1">
<text:span text:style-name="T4">
Внаслідок обстрілу Торецька армією рф зазнали поранень 9 громадян</text:span>
</text:h>
      <text:p text:style-name="P4">
Author: ['АРМІЯINFORM']</text:p>
      <text:p text:style-name="P4">
Time: 2023-05-12T43:00:00-04:00</text:p>
      <text:p text:style-name="P4">
Description: За процесуального керівництва Донецької облас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623634_970448174126141_8809982151552904889_n-1.jpg" text:style-name="Internet_20_link" text:visited-style-name="Visited_20_Internet_20_Link">
345623634_970448174126141_8809982151552904889_n-1.jpg</text:a>
', '<text:a xlink:type="simple" xlink:href="https://armyinform.com.ua/wp-content/uploads/2023/05/346451542_585683637000971_730505468187483239_n-150x150.jpg" text:style-name="Internet_20_link" text:visited-style-name="Visited_20_Internet_20_Link">
346451542_585683637000971_730505468187483239_n-150x150.jpg</text:a>
', '<text:a xlink:type="simple" xlink:href="https://armyinform.com.ua/wp-content/uploads/2023/05/346469873_178725125123991_8633795702394735889_n-150x150.jpg" text:style-name="Internet_20_link" text:visited-style-name="Visited_20_Internet_20_Link">
346469873_178725125123991_8633795702394735889_n-150x150.jpg</text:a>
', '<text:a xlink:type="simple" xlink:href="https://armyinform.com.ua/wp-content/uploads/2023/05/346598325_934640547687728_1489023917800267378_n-150x150.jpg" text:style-name="Internet_20_link" text:visited-style-name="Visited_20_Internet_20_Link">
346598325_934640547687728_1489023917800267378_n-150x150.jpg</text:a>
']</text:p>
      <text:p text:style-name="P4">
Tags: ['STOPRUSSIA', 'АГРЕСІЯ РФ']</text:p>
      <text:p text:style-name="P4">
Category: News</text:p>
      <!--METADATA-->
      <text:p text:style-name="P4">
<draw:frame draw:style-name="fr1" draw:name="Image4" text:anchor-type="as-char" svg:width="6.9236in" svg:height="5.1927in" draw:z-index="0">
<draw:image xlink:href="../Images/AРМІЯINFORM/2023-05-12T43-00-00-04-00/345623634_970448174126141_8809982151552904889_n-1.jpg" xlink:type="simple" xlink:show="embed" xlink:actuate="onLoad" draw:mime-type="image/jpeg"/>
</draw:frame>
</text:p>
      <text:p text:style-name="P4">
За процесуального керівництва Донецької обласної прокуратури розпочатодосудове розслідування у кримінальному провадженні за фактом порушення законівта звичаїв війни (ч. 1 ст. 438 КК України).</text:p>
      <text:p text:style-name="P4">
Про це<text:a xlink:type="simple" xlink:href="https://www.facebook.com/pgo.gov.ua/posts/pfbid02qixdaALrWVAHitRUPnRFMBJqHxk2sC6bevRFJogVrHJUNh8eohNBrRT7C1c9RFwjl" text:style-name="Internet_20_link" text:visited-style-name="Visited_20_Internet_20_Link">
повідомляє</text:a>
Офіс Генерального прокурора України.</text:p>
      <text:p text:style-name="P4">
За даними слідства, 11 травня 2023 року війська рф, близько 13:00, з артилеріїобстріляли м. Торецьк, внаслідок чого отримав осколкове поранення 65-річниймісцевий мешканець.</text:p>
      <text:p text:style-name="P4">
Вже через дві години російська армія знову обстріляла цей населений пункт.Цього разу ймовірно з реактивної системи залпового вогню «Смерч».</text:p>
      <text:p text:style-name="P4">
Снаряди окупантів поцілили по житловому кварталу. Поранень різного ступенютяжкості зазнали п’ятеро чоловіків та троє жінок. Серед постраждалих є цілародина — батьки та їх син.</text:p>
      <text:p text:style-name="P4">
Також пошкоджено будинки, господарські споруди, гаражі та автомобіль.</text:p>
      <text:p text:style-name="P4">
Прокурори продовжують вживати всі можливі та належні заходи для документуваннявоєнних злочинів, вчинених представниками збройних сил рф.</text:p>
      <text:p text:style-name="P4">
<text:a xlink:type="simple" xlink:href="https://armyinform.com.ua/wp-content/uploads/2023/05/346451542_585683637000971_730505468187483239_n.jpg" text:style-name="Internet_20_link" text:visited-style-name="Visited_20_Internet_20_Link">
<draw:frame draw:style-name="fr1" draw:name="Image5" text:anchor-type="as-char" svg:width="6.9236in" svg:height="6.9236in" draw:z-index="0">
<draw:image xlink:href="../Images/AРМІЯINFORM/2023-05-12T43-00-00-04-00/346451542_585683637000971_730505468187483239_n-150x150.jpg" xlink:type="simple" xlink:show="embed" xlink:actuate="onLoad" draw:mime-type="image/jpeg"/>
</draw:frame>
</text:a>
</text:p>
      <text:p text:style-name="P4">
<text:a xlink:type="simple" xlink:href="https://armyinform.com.ua/wp-content/uploads/2023/05/346469873_178725125123991_8633795702394735889_n.jpg" text:style-name="Internet_20_link" text:visited-style-name="Visited_20_Internet_20_Link">
<draw:frame draw:style-name="fr1" draw:name="Image6" text:anchor-type="as-char" svg:width="6.9236in" svg:height="6.9236in" draw:z-index="0">
<draw:image xlink:href="../Images/AРМІЯINFORM/2023-05-12T43-00-00-04-00/346469873_178725125123991_8633795702394735889_n-150x150.jpg" xlink:type="simple" xlink:show="embed" xlink:actuate="onLoad" draw:mime-type="image/jpeg"/>
</draw:frame>
</text:a>
</text:p>
      <text:p text:style-name="P4">
<text:a xlink:type="simple" xlink:href="https://armyinform.com.ua/wp-content/uploads/2023/05/346598325_934640547687728_1489023917800267378_n.jpg" text:style-name="Internet_20_link" text:visited-style-name="Visited_20_Internet_20_Link">
<draw:frame draw:style-name="fr1" draw:name="Image7" text:anchor-type="as-char" svg:width="6.9236in" svg:height="6.9236in" draw:z-index="0">
<draw:image xlink:href="../Images/AРМІЯINFORM/2023-05-12T43-00-00-04-00/346598325_934640547687728_1489023917800267378_n-150x150.jpg" xlink:type="simple" xlink:show="embed" xlink:actuate="onLoad" draw:mime-type="image/jpeg"/>
</draw:frame>
</text:a>
</text:p>
      <text:p text:style-name="P4">
Source: <text:a xlink:type="simple" xlink:href="https://armyinform.com.ua/2023/05/12/vnaslidok-obstrilu-toreczka-armiyeyu-rf-zaznaly-poranen-9-gromadyan/" text:style-name="Internet_20_link" text:visited-style-name="Visited_20_Internet_20_Link">
https://armyinform.com.ua/2023/05/12/vnaslidok-obstrilu-toreczka-armiyeyu-rf-zaznaly-poranen-9-gromadyan/</text:a>
</text:p>
      <!--NEWS-->
      <text:h text:style-name="P10" text:outline-level="1">
<text:span text:style-name="T4">
Співробітники Центру протимінної діяльності отримали міжнародні сертифікати «IMAS EOD level 2»</text:span>
</text:h>
      <text:p text:style-name="P4">
Author: ['АРМІЯINFORM']</text:p>
      <text:p text:style-name="P4">
Time: 2023-05-12T44:00:00-04:00</text:p>
      <text:p text:style-name="P4">
Description: Про це повідомляє Центр протимінної діяльності:    «Центр протимінної діяльності віт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467173_1299410574003420_6677570610558893458_n.jpg" text:style-name="Internet_20_link" text:visited-style-name="Visited_20_Internet_20_Link">
346467173_1299410574003420_6677570610558893458_n.jpg</text:a>
']</text:p>
      <text:p text:style-name="P4">
Tags: ['STOPRUSSIA', 'АГРЕСІЯ РФ']</text:p>
      <text:p text:style-name="P4">
Category: News</text:p>
      <!--METADATA-->
      <text:p text:style-name="P4">
<draw:frame draw:style-name="fr1" draw:name="Image8" text:anchor-type="as-char" svg:width="6.9236in" svg:height="5.1927in" draw:z-index="0">
<draw:image xlink:href="../Images/AРМІЯINFORM/2023-05-12T44-00-00-04-00/346467173_1299410574003420_6677570610558893458_n.jpg" xlink:type="simple" xlink:show="embed" xlink:actuate="onLoad" draw:mime-type="image/jpeg"/>
</draw:frame>
</text:p>
      <text:p text:style-name="P4">
Про це<text:a xlink:type="simple" xlink:href="https://www.facebook.com/permalink.php" text:style-name="Internet_20_link" text:visited-style-name="Visited_20_Internet_20_Link">
повідомляє</text:a>
Центр протимінної діяльності:</text:p>
      <text:p text:style-name="P4">
«Центр протимінної діяльності вітає своїх співробітників які наразі закінчиликурс навчання що тривав з 20 березня по 11 травня 2023 року та отрималиміжнародні сертифікати — Фахівців зі знешкодження вибухонебезпечних предметів„IMAS EOD level 2“ та „IMAS EOD level 3“ у навчальному центрі MAT Kosovo — EOD&amp; ERW Training Establishment м. Пея, Республіка Косово.</text:p>
      <text:p text:style-name="P4">
Метою курсу є надання знань та навичок необхідних для виконання обов’язків ізавдань польового оператора з пошуку та знищення вибухонебезпечних предметів,а також їх часткового знищення та знешкодження, щоб планувати та керуватипольовими операціями з гуманітарної протимінної діяльності (HMA) відповідно доМіжнародних стандартів протимінної діяльності (IMAS).</text:p>
      <text:p text:style-name="P4">
ЦПМД висловлює подяку благодійній організації Mriya Aid за сприяння ворганізації даного курсу, а також керівництву та персоналу навчального центруMAT Kosovo — EOD &amp; ERW Training Establishment за отриманий безцінний досвід танавики, що безперечно допоможуть звільнити Українські землі від забрудненнявибухонебезпечними предметами та наблизити нашу Перемогу».</text:p>
      <text:p text:style-name="P4">
Source: <text:a xlink:type="simple" xlink:href="https://armyinform.com.ua/2023/05/12/cpivrobitnyky-czentru-protyminnoyi-diyalnosti-otrymaly-sertyfikaty-u-navchalnomu-czentri-mat-kosovo/" text:style-name="Internet_20_link" text:visited-style-name="Visited_20_Internet_20_Link">
https://armyinform.com.ua/2023/05/12/cpivrobitnyky-czentru-protyminnoyi-diyalnosti-otrymaly-sertyfikaty-u-navchalnomu-czentri-mat-kosovo/</text:a>
</text:p>
      <!--NEWS-->
      <text:h text:style-name="P10" text:outline-level="1">
<text:span text:style-name="T4">
Українська делегація в ПАРЄ ініціює резолюцію про заборону рашизму в Європі</text:span>
</text:h>
      <text:p text:style-name="P4">
Author: ['АРМІЯINFORM']</text:p>
      <text:p text:style-name="P4">
Time: 2023-05-12T45:00:00-04:00</text:p>
      <text:p text:style-name="P4">
Description: Про це повідомив Голова Комітету з питань зовнішньої політики та міжпарламент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parye.jpg" text:style-name="Internet_20_link" text:visited-style-name="Visited_20_Internet_20_Link">
parye.jpg</text:a>
']</text:p>
      <text:p text:style-name="P4">
Tags: ['STOPRUSSIA', 'АГРЕСІЯ РФ']</text:p>
      <text:p text:style-name="P4">
Category: News</text:p>
      <!--METADATA-->
      <text:p text:style-name="P4">
<draw:frame draw:style-name="fr1" draw:name="Image9" text:anchor-type="as-char" svg:width="6.9236in" svg:height="4.425334in" draw:z-index="0">
<draw:image xlink:href="../Images/AРМІЯINFORM/2023-05-12T45-00-00-04-00/parye.jpg" xlink:type="simple" xlink:show="embed" xlink:actuate="onLoad" draw:mime-type="image/jpeg"/>
</draw:frame>
Ілюстративне фото</text:p>
      <text:p text:style-name="P4">
Про це<text:a xlink:type="simple" xlink:href="https://www.facebook.com/verkhovna.rada.ukraine/posts/pfbid0qoSPjhBn1FZP8ZxYHMgij2rkWevQkZb2W3zQVHssXHUbX2HED4siVX8Vx7R1QdeLl" text:style-name="Internet_20_link" text:visited-style-name="Visited_20_Internet_20_Link">
повідомив</text:a>
Голова Комітету з питань зовнішньої політики та міжпарламентськогоспівробітництва Олександр Мережко:</text:p>
      <text:p text:style-name="P4">
«Зареєстрував в ПАРЄ пропозицію резолюції про засудження ідеології і практикрашизму в Європі. Дуже вдячний колегам, які підтримали цю пропозицію. Будемоборотися далі за те, щоб було розроблено текст відповідної резолюції і врешті-решт в країнах демократії рашизм було заборонено».</text:p>
      <text:p text:style-name="P4">
Джерело: <text:a xlink:type="simple" xlink:href="https://www.facebook.com/verkhovna.rada.ukraine/posts/pfbid0qoSPjhBn1FZP8ZxYHMgij2rkWevQkZb2W3zQVHssXHUbX2HED4siVX8Vx7R1QdeLl" text:style-name="Internet_20_link" text:visited-style-name="Visited_20_Internet_20_Link">
Верховна РадаУкраїни</text:a>
</text:p>
      <text:p text:style-name="P4">
Source: <text:a xlink:type="simple" xlink:href="https://armyinform.com.ua/2023/05/12/ukrayinska-delegacziya-v-parye-inicziyuye-rezolyucziyu-pro-zaboronu-rashyzmu-v-yevropi/" text:style-name="Internet_20_link" text:visited-style-name="Visited_20_Internet_20_Link">
https://armyinform.com.ua/2023/05/12/ukrayinska-delegacziya-v-parye-inicziyuye-rezolyucziyu-pro-zaboronu-rashyzmu-v-yevropi/</text:a>
</text:p>
      <!--NEWS-->
      <text:h text:style-name="P10" text:outline-level="1">
<text:span text:style-name="T4">
Авіація Сил оборони завдала 14 ударів по районах зосередження ворога</text:span>
</text:h>
      <text:p text:style-name="P4">
Author: ['АРМІЯINFORM']</text:p>
      <text:p text:style-name="P4">
Time: 2023-05-12T46:00:00-04:00</text:p>
      <text:p text:style-name="P4">
Description: Про це у Facebook повідомляє Генеральний штаб ЗСУ.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ХРОНІКА ОБОРОНИ']</text:p>
      <text:p text:style-name="P4">
Category: News</text:p>
      <!--METADATA-->
      <text:p text:style-name="P4">
<draw:frame draw:style-name="fr1" draw:name="Image10" text:anchor-type="as-char" svg:width="6.9236in" svg:height="4.49457in" draw:z-index="0">
<draw:image xlink:href="../Images/AРМІЯINFORM/2023-05-12T46-00-00-04-00/aviacziya-ps-zsu-zavdara-udariv.jpg" xlink:type="simple" xlink:show="embed" xlink:actuate="onLoad" draw:mime-type="image/jpeg"/>
</draw:frame>
 Ілюстративне фото <text:span text:style-name="T4">
🔥 Ситуація щодо російськоговторгнення</text:span>
</text:p>
      <text:p text:style-name="P4">
Про це у Facebook<text:a xlink:type="simple" xlink:href="https://www.facebook.com/GeneralStaff.ua/posts/pfbid02Hjts1biJ8ahVxmigBzAG2c9QowjLMfns6b4x5pwX3SL2WSoxwZ5DLtdEhuzbc7gl" text:style-name="Internet_20_link" text:visited-style-name="Visited_20_Internet_20_Link">
повідомляє</text:a>
Генеральний штаб ЗСУ.</text:p>
      <text:p text:style-name="P4">
Авіація Сил оборони за добу завдала 14 ударів по районах зосередженняособового складу та військової техніки противника. Крім того, знищено 9ворожих БпЛА різних типів. А підрозділи ракетних військ і артилерії уразили 11пунктів управління, 19 районів зосередження живої сили, 1 склад боєприпасів, 1склад пально-мастильних матеріалів, 9 артилерійських підрозділів на вогневійпозиції, 1 засіб протиповітряної оборони та ще 2 важливих цілі противника.</text:p>
      <text:p text:style-name="P4">
Source: <text:a xlink:type="simple" xlink:href="https://armyinform.com.ua/2023/05/12/aviacziya-syl-oborony-zavdala-14-udariv-po-rajonah-zoseredzhennya-voroga-2/" text:style-name="Internet_20_link" text:visited-style-name="Visited_20_Internet_20_Link">
https://armyinform.com.ua/2023/05/12/aviacziya-syl-oborony-zavdala-14-udariv-po-rajonah-zoseredzhennya-voroga-2/</text:a>
</text:p>
      <!--NEWS-->
      <text:h text:style-name="P10" text:outline-level="1">
<text:span text:style-name="T4">
На Волинському та Поліському напрямках ознак формування наступальних угруповань ворога не виявлено</text:span>
</text:h>
      <text:p text:style-name="P4">
Author: ['АРМІЯINFORM']</text:p>
      <text:p text:style-name="P4">
Time: 2023-05-12T47:00:00-04:00</text:p>
      <text:p text:style-name="P4">
Description: Про це у Facebook повідомляє Генеральний штаб ЗСУ.    Російська федерація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160448-uk.png" text:style-name="Internet_20_link" text:visited-style-name="Visited_20_Internet_20_Link">
160448-uk.png</text:a>
']</text:p>
      <text:p text:style-name="P4">
Tags: ['STOPRUSSIA', 'АГРЕСІЯ РФ']</text:p>
      <text:p text:style-name="P4">
Category: News</text:p>
      <!--METADATA-->
      <text:p text:style-name="P4">
<draw:frame draw:style-name="fr1" draw:name="Image11" text:anchor-type="as-char" svg:width="6.9236in" svg:height="3.865677in" draw:z-index="0">
<draw:image xlink:href="../Images/AРМІЯINFORM/2023-05-12T47-00-00-04-00/160448-uk.png" xlink:type="simple" xlink:show="embed" xlink:actuate="onLoad" draw:mime-type="image/png"/>
</draw:frame>
Ілюстративне фото <text:span text:style-name="T4">
🔥 Ситуація щодо російського вторгнення</text:span>
</text:p>
      <text:p text:style-name="P4">
Про це у Facebook<text:a xlink:type="simple" xlink:href="https://www.facebook.com/GeneralStaff.ua/posts/pfbid02Hjts1biJ8ahVxmigBzAG2c9QowjLMfns6b4x5pwX3SL2WSoxwZ5DLtdEhuzbc7gl" text:style-name="Internet_20_link" text:visited-style-name="Visited_20_Internet_20_Link">
повідомляє</text:a>
Генеральний штаб ЗСУ.</text:p>
      <text:p text:style-name="P4">
Російська федерація продовжує використовувати територію та матеріально-технічну базу республіки білорусь для проведення підготовки та бойовогозлагодження підрозділів Збройних Сил російської федерації, сформованих замобілізацією. Потім ці підрозділи залучають до ведення бойових дій натериторії України.</text:p>
      <text:p text:style-name="P4">
Source: <text:a xlink:type="simple" xlink:href="https://armyinform.com.ua/2023/05/12/na-volynskomu-ta-poliskomu-napryamkah-oznak-formuvannya-nastupalnyh-ugrupovan-voroga-ne-vyyavleno/" text:style-name="Internet_20_link" text:visited-style-name="Visited_20_Internet_20_Link">
https://armyinform.com.ua/2023/05/12/na-volynskomu-ta-poliskomu-napryamkah-oznak-formuvannya-nastupalnyh-ugrupovan-voroga-ne-vyyavleno/</text:a>
</text:p>
      <!--NEWS-->
      <text:h text:style-name="P10" text:outline-level="1">
<text:span text:style-name="T4">
ЦПД повідомив про основний наратив, що минулої доби просували росЗМІ</text:span>
</text:h>
      <text:p text:style-name="P4">
Author: ['АРМІЯINFORM']</text:p>
      <text:p text:style-name="P4">
Time: 2023-05-12T48:00:00-04:00</text:p>
      <text:p text:style-name="P4">
Description: Про це у Facebook повідомляє Центр протидії дезінформації.    «Липовий генерал розп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643460_625606239116344_7369623526330509232_n.jpg" text:style-name="Internet_20_link" text:visited-style-name="Visited_20_Internet_20_Link">
346643460_625606239116344_7369623526330509232_n.jpg</text:a>
']</text:p>
      <text:p text:style-name="P4">
Tags: ['STOPRUSSIA', 'АГРЕСІЯ РФ']</text:p>
      <text:p text:style-name="P4">
Category: News</text:p>
      <!--METADATA-->
      <text:p text:style-name="P4">
<draw:frame draw:style-name="fr1" draw:name="Image12" text:anchor-type="as-char" svg:width="6.9236in" svg:height="6.9236in" draw:z-index="0">
<draw:image xlink:href="../Images/AРМІЯINFORM/2023-05-12T48-00-00-04-00/346643460_625606239116344_7369623526330509232_n.jpg" xlink:type="simple" xlink:show="embed" xlink:actuate="onLoad" draw:mime-type="image/jpeg"/>
</draw:frame>
</text:p>
      <text:p text:style-name="P4">
Про це у Facebook<text:a xlink:type="simple" xlink:href="https://www.facebook.com/protydiyadezinformatsiyi.cpd/posts/pfbid0GueWxXMv9zsJVmAHHqCdnvSdtqrexGm1gujgc9mAEAocqVi5o6Mn1kYwoxWa7KNol" text:style-name="Internet_20_link" text:visited-style-name="Visited_20_Internet_20_Link">
повідомляє</text:a>
Центр протидії дезінформації.</text:p>
      <text:p text:style-name="P4">
«Липовий генерал розповів, що частину безпілотників нібито «знищили», ачастину — «знешкодили, посадили».</text:p>
      <text:p text:style-name="P4">
На додачу липовий військовий сказав, що Україна вперше застосувала «дрониамериканської розробки» з максимальним радіусом дії до 800 км.</text:p>
      <text:p text:style-name="P4">
Ця заява набула великого резонансу серед прокремлівських медіа, проте не маючипідтверджень, військовий згодом почав відхрещуватися від своїх слів, сказавши,що інформація не перевірена.</text:p>
      <text:p text:style-name="P4">
Подібні наративи потрібні зс рф, щоб показувати росіянам «перемоги» на полібою, однак у такі фейки не повірило навіть зомбоване населення рф», — йдетьсяу повідомленні.</text:p>
      <text:p text:style-name="P4">
Source: <text:a xlink:type="simple" xlink:href="https://armyinform.com.ua/2023/05/12/czpd-informuye-pro-osnovnyj-naratyv-shho-za-dobu-prosuvaly-roszmi-3/" text:style-name="Internet_20_link" text:visited-style-name="Visited_20_Internet_20_Link">
https://armyinform.com.ua/2023/05/12/czpd-informuye-pro-osnovnyj-naratyv-shho-za-dobu-prosuvaly-roszmi-3/</text:a>
</text:p>
      <!--NEWS-->
      <text:h text:style-name="P10" text:outline-level="1">
<text:span text:style-name="T4">
На Донеччині за добу відбито 44 атаки ворога</text:span>
</text:h>
      <text:p text:style-name="P4">
Author: ['АРМІЯINFORM']</text:p>
      <text:p text:style-name="P4">
Time: 2023-05-12T49:00:00-04:00</text:p>
      <text:p text:style-name="P4">
Description: Про це у Facebook повідомляє Генеральний штаб ЗСУ.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13" text:anchor-type="as-char" svg:width="6.9236in" svg:height="4.615733in" draw:z-index="0">
<draw:image xlink:href="../Images/AРМІЯINFORM/2023-05-12T49-00-00-04-00/artyleriya.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Hjts1biJ8ahVxmigBzAG2c9QowjLMfns6b4x5pwX3SL2WSoxwZ5DLtdEhuzbc7gl" text:style-name="Internet_20_link" text:visited-style-name="Visited_20_Internet_20_Link">
повідомляє</text:a>
Генеральний штаб ЗСУ.</text:p>
      <text:p text:style-name="P4">
Противник продовжує зосереджувати основні зусилля на Лиманському,Бахмутському, Авдіївському та Мар’їнському напрямках — відбито 44 атакиворога. Найзапекліші бої тривають за міста Бахмут та Мар’їнка.</text:p>
      <text:p text:style-name="P4">
Source: <text:a xlink:type="simple" xlink:href="https://armyinform.com.ua/2023/05/12/na-donechchyni-za-dobu-vidbyto-44-ataky-voroga/" text:style-name="Internet_20_link" text:visited-style-name="Visited_20_Internet_20_Link">
https://armyinform.com.ua/2023/05/12/na-donechchyni-za-dobu-vidbyto-44-ataky-voroga/</text:a>
</text:p>
      <!--NEWS-->
      <text:h text:style-name="P10" text:outline-level="1">
<text:span text:style-name="T4">
Втрати ворога за добу: ліквідовано 750 окупантів, знищено 5 танків і 15 артсистем</text:span>
</text:h>
      <text:p text:style-name="P4">
Author: ['АРМІЯINFORM']</text:p>
      <text:p text:style-name="P4">
Time: 2023-05-12T50:00:00-04:00</text:p>
      <text:p text:style-name="P4">
Description: Загальні бойові втрати противника з 24.02.22 по 12.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d8c37fd-3f86-461a-8e70-ada8fa4878bd-scaled.jpg" text:style-name="Internet_20_link" text:visited-style-name="Visited_20_Internet_20_Link">
fd8c37fd-3f86-461a-8e70-ada8fa4878bd-scaled.jpg</text:a>
']</text:p>
      <text:p text:style-name="P4">
Tags: ['STOPRUSSIA', 'АГРЕСІЯ РФ', 'ВТОРГНЕННЯ РФ', 'ВТРАТИ ВОРОГА', 'ГШ ЗСУ']</text:p>
      <text:p text:style-name="P4">
Category: News</text:p>
      <!--METADATA-->
      <text:p text:style-name="P4">
<draw:frame draw:style-name="fr1" draw:name="Image14" text:anchor-type="as-char" svg:width="6.9236in" svg:height="6.975527in" draw:z-index="0">
<draw:image xlink:href="../Images/AРМІЯINFORM/2023-05-12T50-00-00-04-00/fd8c37fd-3f86-461a-8e70-ada8fa4878bd-scaled.jpg" xlink:type="simple" xlink:show="embed" xlink:actuate="onLoad" draw:mime-type="image/jpeg"/>
</draw:frame>
</text:p>
      <text:p text:style-name="P4">
Загальні бойові втрати противника з 24.02.22 по 12.05.23 орієнтовностановлять:</text:p>
      <ul>
        <li>
<text:span text:style-name="T4">
особового складу ‒</text:span>
 197670 (+750) осіб ліквідовано  * <text:span text:style-name="T4">
танків ‒</text:span>
 3745 (+5)  * <text:span text:style-name="T4">
бойових броньованих машин ‒</text:span>
 7295 (+8)  * <text:span text:style-name="T4">
артилерійських систем ‒</text:span>
 3068 (+15)  * <text:span text:style-name="T4">
РСЗВ ‒</text:span>
 559 (+2)  * <text:span text:style-name="T4">
засоби ППО ‒</text:span>
 312 (+2)  * <text:span text:style-name="T4">
літаків ‒</text:span>
 308 (0)  * <text:span text:style-name="T4">
гелікоптерів ‒</text:span>
 294 (0)  * <text:span text:style-name="T4">
БПЛА оперативно-тактичного рівня ‒</text:span>
 2636 (+9)  * <text:span text:style-name="T4">
крилаті ракети ‒</text:span>
 970 (0)  * <text:span text:style-name="T4">
кораблі / катери ‒</text:span>
 18 (0)  * <text:span text:style-name="T4">
автомобільної техніки та автоцистерн ‒</text:span>
 5996 (+12)  * <text:span text:style-name="T4">
спеціальна техніка ‒</text:span>
 393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2.05.23.</text:p>
      <text:p text:style-name="P4">
Source: <text:a xlink:type="simple" xlink:href="https://armyinform.com.ua/2023/05/12/vtraty-voroga-za-dobu-likvidovano-750-okupantiv-znyshheno-5-tankiv-i-15-artsystem/" text:style-name="Internet_20_link" text:visited-style-name="Visited_20_Internet_20_Link">
https://armyinform.com.ua/2023/05/12/vtraty-voroga-za-dobu-likvidovano-750-okupantiv-znyshheno-5-tankiv-i-15-artsystem/</text:a>
</text:p>
      <!--NEWS-->
      <text:h text:style-name="P10" text:outline-level="1">
<text:span text:style-name="T4">
росія розгорнула широку кампанію, щоб змусити Україну до переговорів — Олексій Данілов</text:span>
</text:h>
      <text:p text:style-name="P4">
Author: ['АРМІЯINFORM']</text:p>
      <text:p text:style-name="P4">
Time: 2023-05-12T51:00:00-04:00</text:p>
      <text:p text:style-name="P4">
Description: Підписання російським диктатором путіном указу про призов на військові збори росіян,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Tags: ['ОЛЕКСІЙ ДАНІЛОВ', 'РНБО']</text:p>
      <text:p text:style-name="P4">
Category: News</text:p>
      <!--METADATA-->
      <text:p text:style-name="P4">
<draw:frame draw:style-name="fr1" draw:name="Image15" text:anchor-type="as-char" svg:width="6.9236in" svg:height="3.894525in" draw:z-index="0">
<draw:image xlink:href="../ConvertedIMGs/AРМІЯINFORM/2023-05-12T51-00-00-04-00/124169412_728e27f1-5076-4016-ae2e-9fb07e605c88.jpg.png" xlink:type="simple" xlink:show="embed" xlink:actuate="onLoad" draw:mime-type="image/png"/>
</draw:frame>
</text:p>
      <text:p text:style-name="P4">
Підписання російським диктатором путіном указу про призов на військові збориросіян, які перебувають у запасі, є складовою інформаційної кампанії, щобзмусити Україну до переговорів.</text:p>
      <text:p text:style-name="P4">
Про це <text:a xlink:type="simple" xlink:href="https://www.rnbo.gov.ua/ua/Diialnist/6319.html" text:style-name="Internet_20_link" text:visited-style-name="Visited_20_Internet_20_Link">
заявив</text:a>
 Секретар Радинаціональної безпеки і оборони України Олексій Данілов.</text:p>
      <text:p text:style-name="P4">
За його словами, росія нагнітає ситуацію, оскільки прагне якомога швидшепосадити Україну за стіл перемовин. Для цього країна-агресор запустила великукампанію.</text:p>
      <text:p text:style-name="P4">
Коментуючи останні заяви ватажка пвк «вагнер» пригожина про виведення йогобойовиків з Бахмуту через нестачу боєприпасів, Олексій Данілов зазначив, щосправжня їх причина — неспроможність «вагнерівців» взяти цей невеликийрайонний центр, оскільки Збройні Сили боронять Бахмут і не залишають їм жоднихшансів.</text:p>
      <text:p text:style-name="P4">
«На території росії відбувається внутрішньовидова боротьба, і згодом вонипочнуть з’ясовувати стосунки», — резюмував Секретар РНБО України.</text:p>
      <text:p text:style-name="P4">
Source: <text:a xlink:type="simple" xlink:href="https://armyinform.com.ua/2023/05/12/rosiya-rozgornula-shyroku-kampaniyu-shhob-zmusyty-ukrayinu-do-peregovoriv-oleksij-danilov/" text:style-name="Internet_20_link" text:visited-style-name="Visited_20_Internet_20_Link">
https://armyinform.com.ua/2023/05/12/rosiya-rozgornula-shyroku-kampaniyu-shhob-zmusyty-ukrayinu-do-peregovoriv-oleksij-danilov/</text:a>
</text:p>
      <!--NEWS-->
      <text:h text:style-name="P10" text:outline-level="1">
<text:span text:style-name="T4">
На Бахмутському напрямку наші оборонці просунулись вперед на 2 км — Ганна Маляр</text:span>
</text:h>
      <text:p text:style-name="P4">
Author: ['АРМІЯINFORM']</text:p>
      <text:p text:style-name="P4">
Time: 2023-05-12T52:00:00-04:00</text:p>
      <text:p text:style-name="P4">
Description: Реальна ситуація протягом тижня така: ворогу не вдалось реалізувати свої плани, він поні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2.jpg" text:style-name="Internet_20_link" text:visited-style-name="Visited_20_Internet_20_Link">
bahmut-2.jpg</text:a>
']</text:p>
      <text:p text:style-name="P4">
Tags: ['STOPRUSSIA', 'АГРЕСІЯ РФ', 'БАХМУТСЬКИЙ НАПРЯМОК', 'ВТОРГНЕННЯ РФ', 'ГАННА МАЛЯР']</text:p>
      <text:p text:style-name="P4">
Category: News</text:p>
      <!--METADATA-->
      <text:p text:style-name="P4">
<draw:frame draw:style-name="fr1" draw:name="Image16" text:anchor-type="as-char" svg:width="6.9236in" svg:height="4.609964in" draw:z-index="0">
<draw:image xlink:href="../Images/AРМІЯINFORM/2023-05-12T52-00-00-04-00/bahmut-2.jpg" xlink:type="simple" xlink:show="embed" xlink:actuate="onLoad" draw:mime-type="image/jpeg"/>
</draw:frame>
</text:p>
      <text:p text:style-name="P4">
Реальна ситуація протягом тижня така: ворогу не вдалось реалізувати своїплани, він поніс великі втрати живої сили. Водночас наші оборонці просунулисьна Бахмутському напрямку вперед на 2 кілометри.</text:p>
      <text:p text:style-name="P4">
Про це <text:a xlink:type="simple" xlink:href="https://t.me/annamaliar/723" text:style-name="Internet_20_link" text:visited-style-name="Visited_20_Internet_20_Link">
повідомила</text:a>
 заступниця Міністра оборониУкраїни Ганна Маляр, наголошуючи, що жодної позиції у Бахмуті цього тижня мине втратили.</text:p>
      <text:p text:style-name="P4">
«Протягом тижня у російських телеграм-каналах та ЗМІ провідною темою залишавсяБахмут і події, пов’язані з ним. Аналіз повідомлень показує, що для ворога цемісто має надважливе значення. Майже сакральне», — зазначає вона.</text:p>
      <text:p text:style-name="P4">
Ганна Маляр акцентує, що, висвітлюючи інформацію про бої у Бахмуті, ворогхвалить себе, розповідає про нібито успіх та вигадує сюжети про військовекомандування Сил оборони України.</text:p>
      <text:p text:style-name="P4">
«Разом з тим, ворог дає неправдиву інформацію про нестачу зброї, чим ймовірномає на меті виправдати реальну ситуацію», — резюмує заступниця Міністраоборони України.</text:p>
      <text:p text:style-name="P4">
Source: <text:a xlink:type="simple" xlink:href="https://armyinform.com.ua/2023/05/12/na-bahmutskomu-napryamku-nashi-oboronczi-prosunulys-vpered-na-2-km-ganna-malyar/" text:style-name="Internet_20_link" text:visited-style-name="Visited_20_Internet_20_Link">
https://armyinform.com.ua/2023/05/12/na-bahmutskomu-napryamku-nashi-oboronczi-prosunulys-vpered-na-2-km-ganna-malyar/</text:a>
</text:p>
      <!--NEWS-->
      <text:h text:style-name="P10" text:outline-level="1">
<text:span text:style-name="T4">
Не буде сталого миру без відповідальності росії за скоєні злочини — Кая Каллас</text:span>
</text:h>
      <text:p text:style-name="P4">
Author: ['Єгор Брайлян']</text:p>
      <text:p text:style-name="P4">
Time: 2023-05-12T95:00:00-04:00</text:p>
      <text:p text:style-name="P4">
Description: Про це заявила прем’єр-міністр Естонії Кая Каллас під час відкриття 16-ї Конферен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2892021236_7786638a0f_k.jpg" text:style-name="Internet_20_link" text:visited-style-name="Visited_20_Internet_20_Link">
52892021236_7786638a0f_k.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17" text:anchor-type="as-char" svg:width="6.9236in" svg:height="4.615733in" draw:z-index="0">
<draw:image xlink:href="../Images/AРМІЯINFORM/2023-05-12T95-00-00-04-00/52892021236_7786638a0f_k.jpg" xlink:type="simple" xlink:show="embed" xlink:actuate="onLoad" draw:mime-type="image/jpeg"/>
</draw:frame>
</text:p>
      <text:p text:style-name="P4">
Про це заявила прем’єр-міністр Естонії Кая Каллас під час відкриття 16-їКонференції Леннарт Мері, передає кореспондент АрміяInform з Таллінна.</text:p>
      <text:p text:style-name="P4">
«Немає відповідальності за те, що росією було вчинено щодо своїх сусідів.Відтак у короткій перспективі ми повинні створити Міжнародний трибунал щодозлочинів росії. Не варто забувати, що є також злочин керівництва рф. Справді,дуже важливо боротися зі злочином агресії.</text:p>
      <text:p text:style-name="P4">
Для малих держав, такі як країни Балтії, війна завжди — руйнування, а дляімперій —означає славу.</text:p>
      <text:p text:style-name="P4">
Я певний час вивчала історію трибуналів у Нюрнберзі та Токіо. Тільки під часНюрнбергу німці дізналися про злочини нацистів. Тому важлива не тількивідповідальність зараз, але й на майбутнє», — відзначила Кая Каллас.</text:p>
      <text:p text:style-name="P4">
Конференція Леннарт Мері відбувається щорічно в Естонії з 2007 року. Їїорганізатором є Міжнародний центр оборони та безпеки (ICDS). Подія названа начесть міністра закордонних справ (1990–1992) та президента Естонії(1992–2001).</text:p>
      <text:p text:style-name="P4">
<text:span text:style-name="T5">
Фото</text:span>
 <text:span text:style-name="T5">
Lennart</text:span>
 <text:span text:style-name="T5">
Meri</text:span>
 <text:span text:style-name="T5">
Conference</text:span>
</text:p>
      <text:p text:style-name="P4">
Source: <text:a xlink:type="simple" xlink:href="https://armyinform.com.ua/2023/05/12/ne-bude-stalogo-myru-bez-vidpovidalnosti-rosiyi-za-skoyeni-zlochyny-kaya-kallas/" text:style-name="Internet_20_link" text:visited-style-name="Visited_20_Internet_20_Link">
https://armyinform.com.ua/2023/05/12/ne-bude-stalogo-myru-bez-vidpovidalnosti-rosiyi-za-skoyeni-zlochyny-kaya-kallas/</text:a>
</text:p>
      <!--NEWS-->
      <text:h text:style-name="P10" text:outline-level="1">
<text:span text:style-name="T4">
Чорноморська зернова ініціатива: за тиждень українські порти покинуло 18 суден</text:span>
</text:h>
      <text:p text:style-name="P4">
Author: ['АРМІЯINFORM']</text:p>
      <text:p text:style-name="P4">
Time: 2023-05-12T96:00:00-04:00</text:p>
      <text:p text:style-name="P4">
Description: За минулий тиждень у рамках Чорноморської зернової ініціативи 18 суден покину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2-10-23_12-46-27-e1676627665311-960x540-1.jpg" text:style-name="Internet_20_link" text:visited-style-name="Visited_20_Internet_20_Link">
photo_2022-10-23_12-46-27-e1676627665311-960x540-1.jpg</text:a>
']</text:p>
      <text:p text:style-name="P4">
Tags: ['ВІЙНА', 'ВМС ЗС УКРАЇНИ']</text:p>
      <text:p text:style-name="P4">
Category: News</text:p>
      <!--METADATA-->
      <text:p text:style-name="P4">
<draw:frame draw:style-name="fr1" draw:name="Image18" text:anchor-type="as-char" svg:width="6.9236in" svg:height="3.894525in" draw:z-index="0">
<draw:image xlink:href="../Images/AРМІЯINFORM/2023-05-12T96-00-00-04-00/photo_2022-10-23_12-46-27-e1676627665311-960x540-1.jpg" xlink:type="simple" xlink:show="embed" xlink:actuate="onLoad" draw:mime-type="image/jpeg"/>
</draw:frame>
</text:p>
      <text:p text:style-name="P4">
За минулий тиждень у рамках Чорноморської зернової ініціативи 18 суденпокинули українські порти, на борту яких було понад пів мільйона тонн зерна таінших продуктів харчування.</text:p>
      <text:p text:style-name="P4">
Про це <text:a xlink:type="simple" xlink:href="https://fb.watch/ktZieEEJtC/" text:style-name="Internet_20_link" text:visited-style-name="Visited_20_Internet_20_Link">
повідомляє</text:a>
 Командування Військово-Морських Сил ЗСУ.</text:p>
      <text:p text:style-name="P4">
«ВМС ЗСУ разом з побратимами у складі угруповань докладають усіх зусиль іззабезпечення судноплавства для подолання продовольчої кризи», — йдеться уповідомленні.</text:p>
      <text:p text:style-name="P4">
Зазначається, що за тиждень в інтересах рф прохід Керч-Єнікальською протокоюздійснили:</text:p>
      <ul>
        <li>
до Азовського моря — 171 судно, з них 40 рухались з протоки Босфор;  * до Чорного моря — 158 суден, з них 43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5/12/chornomorska-zernova-inicziatyva-za-tyzhden-ukrayinski-porty-pokynulo-18-suden/" text:style-name="Internet_20_link" text:visited-style-name="Visited_20_Internet_20_Link">
https://armyinform.com.ua/2023/05/12/chornomorska-zernova-inicziatyva-za-tyzhden-ukrayinski-porty-pokynulo-18-suden/</text:a>
</text:p>
      <!--NEWS-->
      <text:h text:style-name="P10" text:outline-level="1">
<text:span text:style-name="T4">
З нашою допомогою та зброєю Україна може перемогти у війні — Індрек Каннік</text:span>
</text:h>
      <text:p text:style-name="P4">
Author: ['Єгор Брайлян']</text:p>
      <text:p text:style-name="P4">
Time: 2023-05-12T98:00:00-04:00</text:p>
      <text:p text:style-name="P4">
Description: Про це заявив директор Міжнародного центру оборони та безпеки Індрек Каннік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2892664653_7c3fd627e1_k.jpg" text:style-name="Internet_20_link" text:visited-style-name="Visited_20_Internet_20_Link">
52892664653_7c3fd627e1_k.jpg</text:a>
']</text:p>
      <text:p text:style-name="P4">
Tags: ['STOPRUSSIA', 'АГРЕСІЯ РФ', 'ВТОРГНЕННЯ РФ', 'ГШ ЗСУ', 'ДОПОМОГА ПАРТНЕРІВ', 'СВІТ ПІДТРИМУЄ УКРАЇНУ']</text:p>
      <text:p text:style-name="P4">
Category: News</text:p>
      <!--METADATA-->
      <text:p text:style-name="P4">
<draw:frame draw:style-name="fr1" draw:name="Image19" text:anchor-type="as-char" svg:width="6.9236in" svg:height="4.615733in" draw:z-index="0">
<draw:image xlink:href="../Images/AРМІЯINFORM/2023-05-12T98-00-00-04-00/52892664653_7c3fd627e1_k.jpg" xlink:type="simple" xlink:show="embed" xlink:actuate="onLoad" draw:mime-type="image/jpeg"/>
</draw:frame>
</text:p>
      <text:p text:style-name="P4">
Про це заявив директор Міжнародного центру оборони та безпеки Індрек Каннікпід час вступного слова на відкритті 16-ї Конференції Леннарт Мері, передаєкореспондент АрміяInform з Таллінна.</text:p>
      <text:p text:style-name="P4">
Індрек Каннік порівняв Україну рік тому та зараз, відзначивши стратегічнупоразку росіян щодо знищення української державності.</text:p>
      <text:p text:style-name="P4">
«Коли ми зустрічалися рік тому на 15-й Конференції Леннарт Мері,широкомасштабна російська агресія проти України була ще досить ранньою. Меншніж за три місяці від її початку. Але навіть тоді вже були ознаки, що росія недосягла своєї основної мети — знищення української державності. Ситуація буладосить нестабільною. Хоча українці були здатні відбити напад росії з півночі,було можливо, що росія здійснить перегрупування та повернеться.</text:p>
      <text:p text:style-name="P4">
Через рік Україна звільнила території на західному березі Дніпра та більшістьХарківської області. Я достатньо оптимістичний, що Україна звільнить більшетериторій цього літа. Ситуація набагато краща, ніж була рік тому. Але це ще нете, де ми б хотіли бути», — зазначив Індрек Каннік.</text:p>
      <text:p text:style-name="P4">
Лозунгом конференції стала цитата італійського письменника Данте Аліг’єрі«IncipitVita Nova» (Так починається нове життя). У цьому аспекті, на думкуІндрека Канніка, варто покарати росію через загарбницьку війну, щоб більше небуло воєн у Європі.</text:p>
      <text:p text:style-name="P4">
«Ми маємо зробити все, щоб зробити нове життя кращим, ніж нинішнє. Ми нехочемо війни на нашому континенті. Попереднє життя призвело нас до війни.</text:p>
      <text:p text:style-name="P4">
росія зараз, мабуть, найбільш слабка за останні 20 років. Будьмо чесними — мимаємо взяти перевагу в цій ситуації. росія розпочала загарбницьку війну. Вонавбила невинних людей, зруйнувала міста та села, знищила інфраструктуру тапам’ятки культури.</text:p>
      <text:p text:style-name="P4">
Нам не потрібно принижувати росію. Але ми маємо покарати її за те, що вонавчинила, — як карають злочинців. Кримінальні режими теж. Найкращим покараннямбуде швидка та чітка поразка росії та звільнення всіх українських територій.Цей результат так само в наших руках, як і в руках України», — відзначивІндрек Каннік.</text:p>
      <text:p text:style-name="P4">
За його словами, нині головним завданням є надання всебічної підтримки Українізадля якнайшвидшої перемоги. Адже російсько-українська війна впливає не лишена Європу, але й решту світу.</text:p>
      <text:p text:style-name="P4">
«З нашою допомогою, з нашою зброєю, Україна зможе виграти в цій війні. Післявійни безпека України та наша безпека мають бути гарантовані українськимчленством у ЄС і НАТО, разом з іншими націями, які цього прагнуть.</text:p>
      <text:p text:style-name="P4">
російська агресія в Україні, звісно, є основною темою нашої конференції.Навіть коли ми говоримо про Індо-Тихоокеанський регіон чи Близький Схід, ми неможемо уникнути ширшого впливу війни», — резюмував Індрек Каннік.</text:p>
      <text:p text:style-name="P4">
Нагадаємо, 12 травня в столиці Естонії Таллінні розпочала свою роботу 16-таКонференція Леннарт Мері — щорічна подія, де обговорюють питання міжнародноїбезпеки. Кореспондент АрміяInform ексклюзивно повідомляє про основні дискусії,які там відбуваються. Організаторами Конференції Леннарт Мері є Міжнароднийцентр оборони та безпеки і Європейська фундація Леннарт Мері.</text:p>
      <text:p text:style-name="P4">
<text:span text:style-name="T5">
Фото</text:span>
 <text:span text:style-name="T5">
Lennart</text:span>
 <text:span text:style-name="T5">
Meri</text:span>
 <text:span text:style-name="T5">
Conference</text:span>
</text:p>
      <text:p text:style-name="P4">
Source: <text:a xlink:type="simple" xlink:href="https://armyinform.com.ua/2023/05/12/z-nashoyu-dopomogoyu-ta-zbroyeyu-ukrayina-mozhe-peremogty-u-vijni-indrek-kannik/" text:style-name="Internet_20_link" text:visited-style-name="Visited_20_Internet_20_Link">
https://armyinform.com.ua/2023/05/12/z-nashoyu-dopomogoyu-ta-zbroyeyu-ukrayina-mozhe-peremogty-u-vijni-indrek-kannik/</text:a>
</text:p>
      <!--NEWS-->
      <text:h text:style-name="P10" text:outline-level="1">
<text:span text:style-name="T4">
Ворог атакував Берислав двома керованими авіабомбами, місто без електропостачання</text:span>
</text:h>
      <text:p text:style-name="P4">
Authors: Ukrinform (Person)</text:p>
      <text:p text:style-name="P4">
Publisher: Укринформ (Organization)</text:p>
      <text:p text:style-name="P4">
Published Time: 2023-05-13T-104:49:00+03:00</text:p>
      <text:p text:style-name="P4">
Modified Time: 2023-05-13T16:49:00+03:00</text:p>
      <text:p text:style-name="P4">
Description: Унаслідок ранкової атаки російської авіації Берислав на Херсонщині залишився без електрики. — Укрінформ.</text:p>
      <text:p text:style-name="P4">
Images: ["<text:a xlink:type="simple" xlink:href="https://static.ukrinform.com/photos/2023_05/thumb_files/630_360_1683985924-545.jpg" text:style-name="Internet_20_link" text:visited-style-name="Visited_20_Internet_20_Link">
630_360_16839...</text:a>
"]</text:p>
      <text:p text:style-name="P4">
Tags: ['Херсонщина', 'Обстріл', 'Електропостачання']</text:p>
      <text:p text:style-name="P4">
Type: Article</text:p>
      <!--METADATA-->
      <text:p text:style-name="P4">
<draw:frame draw:style-name="fr1" draw:name="Image20" text:anchor-type="as-char" svg:width="6.9236in" svg:height="3.956343in" draw:z-index="0">
<draw:image xlink:href="../Images/yкринформ/2023-05-13T-104-49-00-03-00/630_360_1683985924-545.jpg" xlink:type="simple" xlink:show="embed" xlink:actuate="onLoad" draw:mime-type="image/jpeg"/>
</draw:frame>
Унаслідок ранкової атаки російської авіації Берислав на Херсонщині залишивсябез електрики.</text:p>
      <text:p text:style-name="P4">
Про це в <text:a xlink:type="simple" xlink:href="https://t.me/olexandrprokudin/495" text:style-name="Internet_20_link" text:visited-style-name="Visited_20_Internet_20_Link">
 </text:a>
 повідомив начальникХерсонської обласної військової адміністрації Олександр Прокудін, передаєУкрінформ.</text:p>
      <text:p text:style-name="P4">
"О четвертій ранку ворог атакував місто двома керованими авіабомбами.Пошкоджено будівлю обʼєкта критичної інфраструктури. Через обстріл Бериславзалишився без <text:a xlink:type="simple" xlink:href="https://www.ukrinform.ua/tag-elektropostacanna" text:style-name="Internet_20_link" text:visited-style-name="Visited_20_Internet_20_Link">
 </text:a>
 . Ниніенергетики роблять все можливе, аби щонайшвидше повернути світло в оселімістян", - написав начальник ОВА.</text:p>
      <text:p text:style-name="P4">
Він додав, що дивом обійшлося без постраждалих серед мирних людей.</text:p>
      <text:p text:style-name="P4">
<text:span text:style-name="T4">
Читайте також:</text:span>
 <text:a xlink:type="simple" xlink:href="https://www.ukrinform.ua/rubric-regions/3708630-rosijska-armia-za-dobu-atakuvala-11-regioniv-ukraini-zvedenna-ova.html" text:style-name="Internet_20_link" text:visited-style-name="Visited_20_Internet_20_Link">
 </text:a>
</text:p>
      <text:p text:style-name="P4">
Як повідомлялося, російська армія за минулу добу, 12 травня, <text:a xlink:type="simple" xlink:href="https://www.ukrinform.ua/rubric-regions/3708587-vijska-rf-za-dobu-vipustili-po-hersonsini-445-snaradiv-dvoe-zagiblih.html" text:style-name="Internet_20_link" text:visited-style-name="Visited_20_Internet_20_Link">
</text:a>
 , внаслідок них дві людинизагинули, ще чотири зазнали поранень.</text:p>
      <text:p text:style-name="P4">
Source: <text:a xlink:type="simple" xlink:href="https://www.ukrinform.ua/rubric-ato/3708763-vorog-atakuvav-berislav-dvoma-kerovanimi-aviabombami-misto-bez-elektropostacanna.html" text:style-name="Internet_20_link" text:visited-style-name="Visited_20_Internet_20_Link">
https://www.ukrinform.ua/rubric-ato/3708763-vorog-atakuvav-berislav-dvoma-kerovanimi-aviabombami-misto-bez-elektropostacanna.html</text:a>
</text:p>
      <!--NEWS-->
      <text:h text:style-name="P10" text:outline-level="1">
<text:span text:style-name="T4">
Україна представить реєстр відшкодування збитків, завданих рф, на саміті Ради Європи – Кондратюк</text:span>
</text:h>
      <text:p text:style-name="P4">
Authors: Ukrinform (Person)</text:p>
      <text:p text:style-name="P4">
Publisher: Укринформ (Organization)</text:p>
      <text:p text:style-name="P4">
Published Time: 2023-05-13T-106:36:00+03:00</text:p>
      <text:p text:style-name="P4">
Modified Time: 2023-05-13T16:36:00+03:00</text:p>
      <text:p text:style-name="P4">
Description: Заступниця Голови Верховної Ради Олена Кондратюк обговорила з міністром юстиції Ісландії Йоном Гуннарссоном конкретні юридичні механізми притягнення рф до відповідальності та питання депортації росіянами українських дітей. — Укрінформ.</text:p>
      <text:p text:style-name="P4">
Images: ["<text:a xlink:type="simple" xlink:href="https://static.ukrinform.com/photos/2023_05/thumb_files/630_360_1683984928-800.jpg" text:style-name="Internet_20_link" text:visited-style-name="Visited_20_Internet_20_Link">
630_360_16839...</text:a>
"]</text:p>
      <text:p text:style-name="P4">
Tags: ['Депортація', 'Діти', 'Ісландія', 'Україна', 'Рада Європи', 'Кондратюк', 'Війна з росією']</text:p>
      <text:p text:style-name="P4">
Type: Article</text:p>
      <!--METADATA-->
      <text:p text:style-name="P4">
<draw:frame draw:style-name="fr1" draw:name="Image21" text:anchor-type="as-char" svg:width="6.9236in" svg:height="3.956343in" draw:z-index="0">
<draw:image xlink:href="../Images/yкринформ/2023-05-13T-106-36-00-03-00/630_360_1683984928-800.jpg" xlink:type="simple" xlink:show="embed" xlink:actuate="onLoad" draw:mime-type="image/jpeg"/>
</draw:frame>
Заступниця Голови Верховної Ради Олена Кондратюк обговорила з міністромюстиції Ісландії Йоном Гуннарссоном конкретні юридичні механізми притягненнярф до відповідальності та питання депортації росіянами українських дітей.</text:p>
      <text:p text:style-name="P4">
Зустріч посадовців відбулася у Рейк'явіку, повідомляє віцеспікерка у <text:a xlink:type="simple" xlink:href="https://www.facebook.com/kondratiukolena/posts/pfbid0TWwNYppNGiEFKV2BX3YVzdkrMdveeUiqbhtapBNRTyovn9C15GcNadgfuwRSdoUTl" text:style-name="Internet_20_link" text:visited-style-name="Visited_20_Internet_20_Link">
</text:a>
</text:p>
      <text:p text:style-name="P4">
«Йшлося про необхідність заснування міжнародного Спецтрибуналу та підтримкуІсландією створення Міжнародного центру з розслідування злочину агресії рфпроти України в Гаазі. Також обговорили такий механізм, як Реєстрвідшкодування збитків, завданих росією в Україні, який буде представлений наСаміті Ради Європи 16-17 травня у Рейк’явіку», - зазначила Кондратюк.</text:p>
      <text:p text:style-name="P4">
На зустрічі торкнулися й теми повернення додому українських дітей, викраденихросією.</text:p>
      <text:p text:style-name="P4">
<text:span text:style-name="T4">
Читайте також:</text:span>
 <text:a xlink:type="simple" xlink:href="https://www.ukrinform.ua/rubric-polytics/3708452-vikradenna-ukrainskih-ditej-rosieu-kondratuk-zaklikala-parlament-islandii-rozglanuti-rezoluciu.html" text:style-name="Internet_20_link" text:visited-style-name="Visited_20_Internet_20_Link">
 </text:a>
</text:p>
      <text:p text:style-name="P4">
Заступниця Голови ВР наголосила на необхідності вироблення спільної позиціїурядів країн Північної Європи щодо змін, які мають відбутися у міжнароднихорганізаціях, покликаних займатися захистом прав дітей, зокрема від незаконноїдепортації.</text:p>
      <text:p text:style-name="P4">
Кондратюк наголосила, що такі зміни вже давно назріли у діяльностіМіжнародного Комітету Червоного Хреста та структурах ООН.</text:p>
      <text:p text:style-name="P4">
Як повідомляв Укрінформ, <text:a xlink:type="simple" xlink:href="https://www.ukrinform.ua/tag-islandia" text:style-name="Internet_20_link" text:visited-style-name="Visited_20_Internet_20_Link">
 </text:a>
 з першихднів повномасштабного вторгнення рф в Україну засудила російську агресію танадала Києву допомогу в розмірі понад 25 мільйонів доларів.</text:p>
      <text:p text:style-name="P4">
<text:span text:style-name="T5">
Фото: Олена Кондратюк</text:span>
</text:p>
      <text:p text:style-name="P4">
Source: <text:a xlink:type="simple" xlink:href="https://www.ukrinform.ua/rubric-polytics/3708759-ukraina-predstavit-reestr-vidskoduvanna-zbitkiv-zavdanih-rf-na-samiti-radi-evropi-kondratuk.html" text:style-name="Internet_20_link" text:visited-style-name="Visited_20_Internet_20_Link">
https://www.ukrinform.ua/rubric-polytics/3708759-ukraina-predstavit-reestr-vidskoduvanna-zbitkiv-zavdanih-rf-na-samiti-radi-evropi-kondratuk.html</text:a>
</text:p>
      <!--NEWS-->
      <text:h text:style-name="P10" text:outline-level="1">
<text:span text:style-name="T4">
росіяни обстріляли Костянтинівку зі «Смерчів», двоє загиблих – серед них дитина</text:span>
</text:h>
      <text:p text:style-name="P4">
Authors: Ukrinform (Person)</text:p>
      <text:p text:style-name="P4">
Publisher: Укринформ (Organization)</text:p>
      <text:p text:style-name="P4">
Published Time: 2023-05-13T-108:30:00+03:00</text:p>
      <text:p text:style-name="P4">
Modified Time: 2023-05-13T16:30:00+03:00</text:p>
      <text:p text:style-name="P4">
Description: Армія російської федерації обстріляла місто Костянтинівка Донецької області з реактивної системи залпового вогню “Смерч”, внаслідок чого загинули двоє осіб. — Укрінформ.</text:p>
      <text:p text:style-name="P4">
Images: ["<text:a xlink:type="simple" xlink:href="https://static.ukrinform.com/photos/2023_05/thumb_files/630_360_1683984572-594.jpg" text:style-name="Internet_20_link" text:visited-style-name="Visited_20_Internet_20_Link">
630_360_16839...</text:a>
"]</text:p>
      <text:p text:style-name="P4">
Tags: ['Донеччина', 'Обстріл', 'Війна з росією']</text:p>
      <text:p text:style-name="P4">
Type: Article</text:p>
      <!--METADATA-->
      <text:p text:style-name="P4">
<draw:frame draw:style-name="fr1" draw:name="Image22" text:anchor-type="as-char" svg:width="6.9236in" svg:height="3.956343in" draw:z-index="0">
<draw:image xlink:href="../Images/yкринформ/2023-05-13T-108-30-00-03-00/630_360_1683984572-594.jpg" xlink:type="simple" xlink:show="embed" xlink:actuate="onLoad" draw:mime-type="image/jpeg"/>
</draw:frame>
 Арміяросійської федерації обстріляла місто Костянтинівка Донецької області зреактивної системи залпового вогню “Смерч”, внаслідок чого загинули двоє осіб.</text:p>
      <text:p text:style-name="P4">
Як передає Укрінформ, про це Офіс генерального прокурора повідомляє у <text:a xlink:type="simple" xlink:href="https://t.me/pgo_gov_ua/12125" text:style-name="Internet_20_link" text:visited-style-name="Visited_20_Internet_20_Link">
</text:a>
 .</text:p>
      <text:p text:style-name="P4">
За даними слідства, 13 травня війська рф вкотре обстріляли Костянтинівку.</text:p>
      <text:p text:style-name="P4">
<text:span text:style-name="T4">
Читайте також:</text:span>
 <text:a xlink:type="simple" xlink:href="https://www.ukrinform.ua/rubric-ato/3708707-unaslidok-obstrilu-nikopola-vazko-poranenij-colovik-e-rujnuvanna.html" text:style-name="Internet_20_link" text:visited-style-name="Visited_20_Internet_20_Link">
 <text:span text:style-name="T4">
обстріл</text:span>
 </text:a>
</text:p>
      <text:p text:style-name="P4">
“Внаслідок атаки окупантів на населений пункт загинуло двоє мешканців, у томучислі 15-річна дівчина. Десять людей отримали поранення різного ступенятяжкості - серед них двоє підлітків 15 та 16 років. Їх доставлено до лікарнідля надання кваліфікованої медичної допомоги”, - ідеться в повідомленні.</text:p>
      <text:p text:style-name="P4">
Пошкоджено та зруйновано багатоповерхові та приватні будинки, автомобільнузаправну станцію, аптеку й магазини.</text:p>
      <text:p text:style-name="P4">
За попередніми даними, загарбники обстріляли місто з реактивної системизалпового вогню “Смерч”.</text:p>
      <text:p text:style-name="P4">
<text:span text:style-name="T4">
Читайте також:</text:span>
 <text:a xlink:type="simple" xlink:href="https://www.ukrinform.ua/rubric-ato/3708663-rosiani-zavdali-blizko-15-udariv-po-gulajpolu-postrazdav-civilnij.html" text:style-name="Internet_20_link" text:visited-style-name="Visited_20_Internet_20_Link">
 </text:a>
</text:p>
      <text:p text:style-name="P4">
За процесуального керівництва Донецької обласної прокуратури розпочатодосудове розслідування у кримінальному провадженні за фактом порушення законівта звичаїв війни (ч. 2 ст. 438 Кримінального кодексу України).</text:p>
      <text:p text:style-name="P4">
Прокурори продовжують вживати всі можливі та належні заходи для документуваннявоєнних злочинів, вчинених представниками збройних сил рф.</text:p>
      <text:p text:style-name="P4">
Як повідомляв Укрінформ, армія російської федерації за минулу добу, 12 травня,завдала поранень чотирьом жителям Донецької області.</text:p>
      <text:p text:style-name="P4">
Source: <text:a xlink:type="simple" xlink:href="https://www.ukrinform.ua/rubric-ato/3708755-rosiani-obstrilali-kostantinivku-zi-smerciv-dvoe-zagiblih-sered-nih-ditina.html" text:style-name="Internet_20_link" text:visited-style-name="Visited_20_Internet_20_Link">
https://www.ukrinform.ua/rubric-ato/3708755-rosiani-obstrilali-kostantinivku-zi-smerciv-dvoe-zagiblih-sered-nih-ditina.html</text:a>
</text:p>
      <!--NEWS-->
      <text:h text:style-name="P10" text:outline-level="1">
<text:span text:style-name="T4">
Будівлі Лондона підсвітять синьо-жовтими кольорами на знак підтримки України</text:span>
</text:h>
      <text:p text:style-name="P4">
Authors: Ukrinform (Person)</text:p>
      <text:p text:style-name="P4">
Publisher: Укринформ (Organization)</text:p>
      <text:p text:style-name="P4">
Published Time: 2023-05-13T-137:59:00+03:00</text:p>
      <text:p text:style-name="P4">
Modified Time: 2023-05-13T12:59:00+03:00</text:p>
      <text:p text:style-name="P4">
Description: У різних районах Лондона сьогодні, у день фіналу Євробачення, з'явиться синьо-жовте підсвітлення на знак підтримки України. — Укрінформ.</text:p>
      <text:p text:style-name="P4">
Images: ["<text:a xlink:type="simple" xlink:href="https://static.ukrinform.com/photos/2023_05/thumb_files/630_360_1683972064-510.jpg" text:style-name="Internet_20_link" text:visited-style-name="Visited_20_Internet_20_Link">
630_360_16839...</text:a>
"]</text:p>
      <text:p text:style-name="P4">
Tags: ['Британія', 'Євробачення', 'Лондон', 'Україна', 'Віталій Кличко']</text:p>
      <text:p text:style-name="P4">
Type: Article</text:p>
      <!--METADATA-->
      <text:p text:style-name="P4">
<draw:frame draw:style-name="fr1" draw:name="Image23" text:anchor-type="as-char" svg:width="6.9236in" svg:height="3.956343in" draw:z-index="0">
<draw:image xlink:href="../Images/yкринформ/2023-05-13T-137-59-00-03-00/630_360_1683972064-510.jpg" xlink:type="simple" xlink:show="embed" xlink:actuate="onLoad" draw:mime-type="image/jpeg"/>
</draw:frame>
 У різнихрайонах Лондона сьогодні, у день фіналу Євробачення, з'явиться синьо-жовтепідсвітлення на знак підтримки України.</text:p>
      <text:p text:style-name="P4">
Про це Київський міський голова Віталій Кличко повідомив у <text:a xlink:type="simple" xlink:href="https://t.me/vitaliy_klitschko/1951" text:style-name="Internet_20_link" text:visited-style-name="Visited_20_Internet_20_Link">
</text:a>
 , передає Укрінформ.</text:p>
      <text:p text:style-name="P4">
"Київ отримав від мерії Лондона повідомлення про підтримку України передфіналом Євробачення. У листі від столиці Великобританії йдеться, що в різнихмісцях по всьому <text:a xlink:type="simple" xlink:href="https://www.ukrinform.ua/tag-london" text:style-name="Internet_20_link" text:visited-style-name="Visited_20_Internet_20_Link">
 </text:a>
 сьогодні зʼявитьсясиньо-жовто підсвітлення на знак підтримки України", - написав він.</text:p>
      <text:p text:style-name="P4">
Кличко додав, що прихильники Євробачення зможуть обʼєднаютися, аби дивитисяфінал конкурсу в офіційній фан-зоні в парку Battersea.</text:p>
      <text:p text:style-name="P4">
"Дякуємо нашим британським друзям за неухильну підтримку і допомогу Україні таКиєву!" - підкреслив він.</text:p>
      <text:p text:style-name="P4">
<text:span text:style-name="T4">
Читайте також:</text:span>
 <text:a xlink:type="simple" xlink:href="https://www.ukrinform.ua/rubric-culture/3708658-evrobacenna-zasvidcue-so-muzika-obednue-ludej-spilna-zaava-ukraini-ta-britanii.html" text:style-name="Internet_20_link" text:visited-style-name="Visited_20_Internet_20_Link">
 <text:span text:style-name="T4">
Євробачення</text:span>
 </text:a>
</text:p>
      <text:p text:style-name="P4">
Як повідомляв Укрінформ, пісенний конкурс "Євробачення-2023" проходить уЛіверпулі після того, як Україна, яка перемогла на конкурсі 2022 року з піснею"Stefania" гурту Kalush Orchestra, не змогла задовольнити вимоги щодопроведення конкурсу через безпекові побоювання, спричинені російськимвторгненням.</text:p>
      <text:p text:style-name="P4">
Півфінали конкурсу відбулися 9 та 11 травня, фінал пройде 13 травня.</text:p>
      <text:p text:style-name="P4">
Україну на конкурсі представляє гурт TVORCHI з піснею "Heart of Steel".</text:p>
      <text:p text:style-name="P4">
Source: <text:a xlink:type="simple" xlink:href="https://www.ukrinform.ua/rubric-world/3708689-budivli-londona-pidsvitat-sinozovtimi-kolorami-na-znak-pidtrimki-ukraini.html" text:style-name="Internet_20_link" text:visited-style-name="Visited_20_Internet_20_Link">
https://www.ukrinform.ua/rubric-world/3708689-budivli-londona-pidsvitat-sinozovtimi-kolorami-na-znak-pidtrimki-ukraini.html</text:a>
</text:p>
      <!--NEWS-->
      <text:h text:style-name="P10" text:outline-level="1">
<text:span text:style-name="T4">
Кейт Міддлтон знялася у кліпі Kalush Orchestra для Євробачення 2023</text:span>
</text:h>
      <text:p text:style-name="P4">
Authors: Ukrinform (Person)</text:p>
      <text:p text:style-name="P4">
Publisher: Укринформ (Organization)</text:p>
      <text:p text:style-name="P4">
Published Time: 2023-05-13T-20:58:00+03:00</text:p>
      <text:p text:style-name="P4">
Modified Time: 2023-05-13T23:58:00+03:00</text:p>
      <text:p text:style-name="P4">
Description: Принцеса Вельська Кейт Міддлтон знялася у кліпі Kalush Orchestra для Євробачення 2023, який продемонстрували на відкритті гранд-фіналу пісенного конкурсу. — Укрінформ.</text:p>
      <text:p text:style-name="P4">
Images: ["<text:a xlink:type="simple" xlink:href="https://static.ukrinform.com/photos/2019_01/thumb_files/630_360_1546938252-493.jpg" text:style-name="Internet_20_link" text:visited-style-name="Visited_20_Internet_20_Link">
630_360_15469...</text:a>
"]</text:p>
      <text:p text:style-name="P4">
Tags: ['Британія', 'Євробачення', 'Кейт Міддлтон']</text:p>
      <text:p text:style-name="P4">
Type: Article</text:p>
      <!--METADATA-->
      <text:p text:style-name="P4">
<draw:frame draw:style-name="fr1" draw:name="Image24" text:anchor-type="as-char" svg:width="6.9236in" svg:height="3.956343in" draw:z-index="0">
<draw:image xlink:href="../Images/yкринформ/2023-05-13T-20-58-00-03-00/630_360_1546938252-493.jpg" xlink:type="simple" xlink:show="embed" xlink:actuate="onLoad" draw:mime-type="image/jpeg"/>
</draw:frame>
 ПринцесаВельська Кейт Міддлтон знялася у кліпі Kalush Orchestra для Євробачення 2023,який продемонстрували на відкритті гранд-фіналу пісенного конкурсу.</text:p>
      <text:p text:style-name="P4">
Про це повідомляє власкор Укрінформу.</text:p>
      <text:p text:style-name="P4">
Принцеса Вельська у синій сукні від Jenny Packham та сережках з особистоїколекції покійної королеви Єлизаветі II виконує партію на фортепіано у відомійбагряній вітальні Віндзорського палацу. Як зазначили у <text:a xlink:type="simple" xlink:href="https://twitter.com/KensingtonRoyal/status/1657462211080486918" text:style-name="Internet_20_link" text:visited-style-name="Visited_20_Internet_20_Link">
</text:a>
 насторінці принца та принцеси Вельських, “приємно приєднатися до KalushOrchestra у спеціальному виконанні торішнього переможця Євробачення”.</text:p>
      <text:p text:style-name="P4">
<text:span text:style-name="T4">
Читайте також:</text:span>
 <text:a xlink:type="simple" xlink:href="https://www.ukrinform.ua/rubric-culture/3708854-ukraina-ogolosila-sklad-nacionalnogo-zuri-na-evrobacenni2023.html" text:style-name="Internet_20_link" text:visited-style-name="Visited_20_Internet_20_Link">
 <text:span text:style-name="T4">
Євробач</text:span>
 </text:a>
</text:p>
      <text:p text:style-name="P4">
Кліп Kalush Orchestra на пісню "Стефанія", з якою гурт здобув перемогу вторішньому конкурсі, знімали в Україні та Великобританії.</text:p>
      <text:p text:style-name="Quotations">

<text:p text:style-name="P4">
A <text:a xlink:type="simple" xlink:href="https://twitter.com/hashtag/Eurovision" text:style-name="Internet_20_link" text:visited-style-name="Visited_20_Internet_20_Link">
 </text:a>
&gt;
 surprise 🎹  &gt;
  &gt;
  A pleasure to join Kalush Orchestra in a special performance of last year's&gt;
 winning <text:a xlink:type="simple" xlink:href="https://twitter.com/Eurovision" text:style-name="Internet_20_link" text:visited-style-name="Visited_20_Internet_20_Link">
 </text:a>
 entry.  &gt;
  &gt;
  Enjoy the show, Liverpool 🪩 <text:a xlink:type="simple" xlink:href="https://t.co/y4WDuWvOvb" text:style-name="Internet_20_link" text:visited-style-name="Visited_20_Internet_20_Link">
 </text:a>
&gt;
&gt;
 — The Prince and Princess of Wales (@KensingtonRoyal) <text:a xlink:type="simple" xlink:href="https://twitter.com/KensingtonRoyal/status/1657462211080486918" text:style-name="Internet_20_link" text:visited-style-name="Visited_20_Internet_20_Link">
&gt;
 </text:a>
</text:p>

</text:p>
      <text:p text:style-name="P4">
Як зазначає <text:a xlink:type="simple" xlink:href="https://www-dailymail-co-uk.translate.goog/usshowbiz/article-12080233/Eurovision-fans-pour-Liverpool-hoping-Britains-Mae-Muller-beat-Swedish-favourite-Loreen.html" text:style-name="Internet_20_link" text:visited-style-name="Visited_20_Internet_20_Link">
 </text:a>
 , цей кліпза участю принцеси, став знаком поваги до України. Виступ був записаний уВіндзорському замку на початку цього місяця та залишався секретом до самогопоказу. Принцеса виступала разом з відомим композитором Ендрю Ллойдом Вебберомта іншими британськими зірками.</text:p>
      <text:p text:style-name="P4">
<text:span text:style-name="T4">
Читайте також:</text:span>
 <text:a xlink:type="simple" xlink:href="https://www.ukrinform.ua/rubric-culture/3708836-vlada-liverpula-obicae-prodovzenna-vidnosin-z-ukrainou-pisla-evrobacenna.html" text:style-name="Internet_20_link" text:visited-style-name="Visited_20_Internet_20_Link">
 <text:span text:style-name="T4">
Євробачен</text:span>
 </text:a>
</text:p>
      <text:p text:style-name="P4">
Як повідомляв Укрінформ, сьогодні в Ліверпулі відбувається великий фіналпісенного конкурсу Євробачення. У фіналі виступає 26 країні. Україну, якавиступатиме 19-ю, представляє гурт TVORCHI з піснею Heart Of Steel (Серце зісталі), що автоматично потрапила до вирішальної частини конкурсу.</text:p>
      <text:p text:style-name="P4">
Фото: Twitter</text:p>
      <text:p text:style-name="P4">
Source: <text:a xlink:type="simple" xlink:href="https://www.ukrinform.ua/rubric-culture/3708861-kejt-middlton-znalasa-u-klipi-kalush-orchestra-dla-evrobacenna-2023.html" text:style-name="Internet_20_link" text:visited-style-name="Visited_20_Internet_20_Link">
https://www.ukrinform.ua/rubric-culture/3708861-kejt-middlton-znalasa-u-klipi-kalush-orchestra-dla-evrobacenna-2023.html</text:a>
</text:p>
      <!--NEWS-->
      <text:h text:style-name="P10" text:outline-level="1">
<text:span text:style-name="T4">
В ОП попередили про російські цілі в небі</text:span>
</text:h>
      <text:p text:style-name="P4">
Authors: Ukrinform (Person)</text:p>
      <text:p text:style-name="P4">
Publisher: Укринформ (Organization)</text:p>
      <text:p text:style-name="P4">
Published Time: 2023-05-13T-22:44:00+03:00</text:p>
      <text:p text:style-name="P4">
Modified Time: 2023-05-13T23:44:00+03:00</text:p>
      <text:p text:style-name="P4">
Description: В українському небі присутні російські цілі. — Укрінформ.</text:p>
      <text:p text:style-name="P4">
Images: ["<text:a xlink:type="simple" xlink:href="https://static.ukrinform.com/photos/2023_03/thumb_files/630_360_1678262274-371.jpeg" text:style-name="Internet_20_link" text:visited-style-name="Visited_20_Internet_20_Link">
630_360_16782...</text:a>
"]</text:p>
      <text:p text:style-name="P4">
Tags: ['Єрмак', 'Офіс Президента', 'Війна з росією']</text:p>
      <text:p text:style-name="P4">
Type: Article</text:p>
      <!--METADATA-->
      <text:p text:style-name="P4">
<draw:frame draw:style-name="fr1" draw:name="Image25" text:anchor-type="as-char" svg:width="6.9236in" svg:height="3.956343in" draw:z-index="0">
<draw:image xlink:href="../Images/yкринформ/2023-05-13T-22-44-00-03-00/630_360_1678262274-371.jpeg" xlink:type="simple" xlink:show="embed" xlink:actuate="onLoad" draw:mime-type="image/jpeg"/>
</draw:frame>
 Вукраїнському небі присутні російські цілі.</text:p>
      <text:p text:style-name="P4">
Як повідомляє Укрінформ, про це у своєму <text:a xlink:type="simple" xlink:href="https://t.me/ermaka2022/2654" text:style-name="Internet_20_link" text:visited-style-name="Visited_20_Internet_20_Link">
 </text:a>
написав керівник Офісу Президента Андрій Єрмак.</text:p>
      <text:p text:style-name="P4">
"В небі є російські цілі", - написав він.</text:p>
      <text:p text:style-name="P4">
Він також закликав українців не ігнорувати тривогу.</text:p>
      <text:p text:style-name="P4">
Як повідомляв Укрінформ, раніше голова Тернопільської облради <text:a xlink:type="simple" xlink:href="https://www.ukrinform.ua/rubric-ato/3708856-golova-ternopilskoi-oblradi-maemo-prilit-u-promzonu.html" text:style-name="Internet_20_link" text:visited-style-name="Visited_20_Internet_20_Link">
</text:a>
 .</text:p>
      <text:p text:style-name="P4">
Фото: ОП</text:p>
      <text:p text:style-name="P4">
Source: <text:a xlink:type="simple" xlink:href="https://www.ukrinform.ua/rubric-ato/3708860-v-op-poperedili-pro-rosijski-cili-v-nebi.html" text:style-name="Internet_20_link" text:visited-style-name="Visited_20_Internet_20_Link">
https://www.ukrinform.ua/rubric-ato/3708860-v-op-poperedili-pro-rosijski-cili-v-nebi.html</text:a>
</text:p>
      <!--NEWS-->
      <text:h text:style-name="P10" text:outline-level="1">
<text:span text:style-name="T4">
Зеленський: Сьогодні - у Римі, домовилися про зброю й ППО</text:span>
</text:h>
      <text:p text:style-name="P4">
Authors: Ukrinform (Person)</text:p>
      <text:p text:style-name="P4">
Publisher: Укринформ (Organization)</text:p>
      <text:p text:style-name="P4">
Published Time: 2023-05-13T-24:39:00+03:00</text:p>
      <text:p text:style-name="P4">
Modified Time: 2023-05-13T23:39:00+03:00</text:p>
      <text:p text:style-name="P4">
Description: Президент України провів зустрічі з керівництвом Італії, під час яких досягнуто домовленостей про постачання нашій країні зброї та систем ППО. — Укрінформ.</text:p>
      <text:p text:style-name="P4">
Images: ["<text:a xlink:type="simple" xlink:href="https://static.ukrinform.com/photos/2023_05/thumb_files/630_360_1683977766-164.jpg" text:style-name="Internet_20_link" text:visited-style-name="Visited_20_Internet_20_Link">
630_360_16839...</text:a>
"]</text:p>
      <text:p text:style-name="P4">
Tags: None</text:p>
      <text:p text:style-name="P4">
Type: Article</text:p>
      <!--METADATA-->
      <text:p text:style-name="P4">
<draw:frame draw:style-name="fr1" draw:name="Image26" text:anchor-type="as-char" svg:width="6.9236in" svg:height="3.956343in" draw:z-index="0">
<draw:image xlink:href="../Images/yкринформ/2023-05-13T-24-39-00-03-00/630_360_1683977766-164.jpg" xlink:type="simple" xlink:show="embed" xlink:actuate="onLoad" draw:mime-type="image/jpeg"/>
</draw:frame>
 ПрезидентУкраїни провів зустрічі з керівництвом Італії, під час яких досягнутодомовленостей про постачання нашій країні зброї та систем ППО.</text:p>
      <text:p text:style-name="P4">
Про це Володимир Зеленський сказав у <text:a xlink:type="simple" xlink:href="https://www.youtube.com/watch" text:style-name="Internet_20_link" text:visited-style-name="Visited_20_Internet_20_Link">
</text:a>
 , передає Укрінформ.</text:p>
      <text:p text:style-name="P4">
_Відео:<text:a xlink:type="simple" xlink:href="https://www.president.gov.ua/news/sogodni-u-rimi-domovilisya-pro-zbroyu-j-ppo-zvernennya-prezi-82857" text:style-name="Internet_20_link" text:visited-style-name="Visited_20_Internet_20_Link">
 </text:a>
 _</text:p>
      <text:p text:style-name="P4">
<text:span text:style-name="T4">
Бажаю здоровʼя, шановні українці!</text:span>
</text:p>
      <text:p text:style-name="P4">
Сьогодні – у Римі. Як завжди з такими візитами, є результат. Сьогодні ми сталиміцнішими.</text:p>
      <text:p text:style-name="P4">
Зустрівся з Президентом Італії та Головою Ради міністрів – це політичнийрівень зустрічей. Почув, що Італія продовжить підтримку України – настільки,наскільки потрібно, щоб нам вистояти й захистити своїх людей, свою територію.</text:p>
      <text:p text:style-name="P4">
Погоджуємо з Джорджею, пані Прем’єр-міністром, наші нові спільні обороннікроки. Є хороші речі, які зробимо разом для захисту неба. Є хороші речі, якізробимо разом для захисту на землі. Домовилися про зброю та ППО. Як Джорджаправильно сказала, коли ми в Україні захищаємо свободу й наше життя відросійських бомб і ракет, від терору, ми віддаляємо війну від решти Європи.</text:p>
      <text:p text:style-name="P4">
Сьогодні російські вбивці забрали життя ще однієї української дитини –дівчини, їй не було й 16 років. Її звали Надія… Загинув також чоловік, 64 рокийому було. Просто звичайні люди зі звичайного міста Костянтинівка на Донбасі…Мої співчуття їхнім рідним і близьким!</text:p>
      <text:p text:style-name="P4">
Це був російський удар реактивної артилерії. Просто по вулицях – по будинках,магазинах, по аптеці й складу. Так воює Росія. Артилерією проти звичайнихвулиць, проти будь-яких людей – дітей чи дорослих, чоловіків чи жінок. І цеможна зупинити лише сильною зброєю, якою наші воїни можуть вигнати злоагресії. Вигнати, щоб кремль не зміг поширити агресію й на інші народи Європи.</text:p>
      <text:p text:style-name="P4">
Сьогодні я мав честь особисто подякувати Риму, усій Італії, пані Мелоні такожному й кожній в італійському політичному класі, хто чесно відповідає нанаявну загрозу всьому нашому європейському способу життя.</text:p>
      <text:p text:style-name="P4">
Зустрівся з Папою Римським Франциском, і це була розмова, яка справді можевплинути на історію, справді може допомогти зупинити зло агресії.</text:p>
      <text:p text:style-name="P4">
Я розказав про злочини, які скоїли російські окупанти проти наших людей, продепортацію українських дітей. Невідома навіть точна кількість, скількох дітейросія вкрала з України й ховає від рідних, від України десь там на чужині.Попросив Його Святість допомогти повернути наших дітей додому, в Україну.</text:p>
      <text:p text:style-name="P4">
Розказав і про інші пункти нашої формули миру, окрім повернення всіхдепортованих і полонених. І вірю, що воля та щирість Його Святості можутьнаблизити реалізацію нашої формули миру, можуть наблизити справедливий, чесниймир.</text:p>
      <text:p text:style-name="P4">
Увечері звідси, з Рима, я говорив із Президентом Південно-АфриканськоїРеспубліки. Говорив про формулу миру, про справедливість, про те, що наш світмає бути обʼєднаний правилами міжнародного права. Кожен, хто допомагатимеагресору зброєю, буде співучасником з усіма наслідками. Закликав панаПрезидента долучитися разом з іншими країнами світу, всіх континентів, Африкидо спільної роботи для реалізації нашої формули миру.</text:p>
      <text:p text:style-name="P4">
До речі, Італія сьогодні абсолютно чітко підтримала всі пункти українськоїформули миру. Я дякую вам за це.</text:p>
      <text:p text:style-name="P4">
Є сьогодні й Спільна декларація з Італією. Всі важливі речі: Євросоюз – Італіяпідтримала початок переговорів у 23-му році, правильні та вчасні сигнали щодоНАТО.</text:p>
      <text:p text:style-name="P4">
І ще одне. Особливо я вдячний усім тим людям, які були на вулицях Рима знашими українськими прапорами, які зустрічали українську делегацію з відкритимсерцем і щирою доброю емоцією... Італія завжди має бути на боці добра, щобдобро залишалося у Європі!</text:p>
      <text:p text:style-name="P4">
Viva Italia!</text:p>
      <text:p text:style-name="P4">
<text:span text:style-name="T4">
Слава нашим воїнам!</text:span>
</text:p>
      <text:p text:style-name="P4">
<text:span text:style-name="T4">
Дякую нашим Повітряним силам і всім бійцям ППО інших видів і родів військ!</text:span>
</text:p>
      <text:p text:style-name="P4">
<text:span text:style-name="T4">
Слава Україні!</text:span>
</text:p>
      <text:p text:style-name="P4">
<text:span text:style-name="T5">
Фото: EPA</text:span>
</text:p>
      <text:p text:style-name="P4">
Source: <text:a xlink:type="simple" xlink:href="https://www.ukrinform.ua/rubric-ato/3708855-zelenskij-sogodni-u-rimi-domovilisa-pro-zbrou-j-ppo.html" text:style-name="Internet_20_link" text:visited-style-name="Visited_20_Internet_20_Link">
https://www.ukrinform.ua/rubric-ato/3708855-zelenskij-sogodni-u-rimi-domovilisa-pro-zbrou-j-ppo.html</text:a>
</text:p>
      <!--NEWS-->
      <text:h text:style-name="P10" text:outline-level="1">
<text:span text:style-name="T4">
Голова Тернопільської облради: Маємо «приліт» у промзону</text:span>
</text:h>
      <text:p text:style-name="P4">
Authors: Ukrinform (Person)</text:p>
      <text:p text:style-name="P4">
Publisher: Укринформ (Organization)</text:p>
      <text:p text:style-name="P4">
Published Time: 2023-05-13T-26:34:00+03:00</text:p>
      <text:p text:style-name="P4">
Modified Time: 2023-05-13T23:34:00+03:00</text:p>
      <text:p text:style-name="P4">
Description: У тернопільській промзоні зафіксували ворожий "приліт". — Укрінформ.</text:p>
      <text:p text:style-name="P4">
Images: ["<text:a xlink:type="simple" xlink:href="https://static.ukrinform.com/photos/2018_10/thumb_files/630_360_1538997483-946.jpg" text:style-name="Internet_20_link" text:visited-style-name="Visited_20_Internet_20_Link">
630_360_15389...</text:a>
", "<text:a xlink:type="simple" xlink:href="https://static.ukrinform.com/photos/2023_05/1684010273-894.jpg" text:style-name="Internet_20_link" text:visited-style-name="Visited_20_Internet_20_Link">
1684010273-89...</text:a>
"]</text:p>
      <text:p text:style-name="P4">
Tags: ['Вибух', 'Тернопіль', 'Війна з росією']</text:p>
      <text:p text:style-name="P4">
Type: Article</text:p>
      <!--METADATA-->
      <text:p text:style-name="P4">
<draw:frame draw:style-name="fr1" draw:name="Image27" text:anchor-type="as-char" svg:width="6.9236in" svg:height="3.948443in" draw:z-index="0">
<draw:image xlink:href="../Images/yкринформ/2023-05-13T-26-34-00-03-00/630_360_1538997483-946.jpg" xlink:type="simple" xlink:show="embed" xlink:actuate="onLoad" draw:mime-type="image/jpeg"/>
</draw:frame>
 Утернопільській промзоні зафіксували ворожий "приліт".</text:p>
      <text:p text:style-name="P4">
Як повідомляє Укрінформ, про це у своєму <text:a xlink:type="simple" xlink:href="https://www.facebook.com/Holovko.Mykhailo/posts/pfbid02pkHGCgZ8CrrQNxteRGaaqHywCyC1X7JCN3DRdgzh2hAYY7DAGAACAJjoU1xJyAVNl" text:style-name="Internet_20_link" text:visited-style-name="Visited_20_Internet_20_Link">
</text:a>
написав голова Тернопільської облради Михайло Головко.</text:p>
      <text:p text:style-name="P4">
<draw:frame draw:style-name="fr1" draw:name="Image28" text:anchor-type="as-char" svg:width="6.9236in" svg:height="3.019459in" draw:z-index="0">
<draw:image xlink:href="../Images/yкринформ/2023-05-13T-26-34-00-03-00/1684010273-894.jpg" xlink:type="simple" xlink:show="embed" xlink:actuate="onLoad" draw:mime-type="image/jpeg"/>
</draw:frame>
</text:p>
      <text:p text:style-name="P4">
"За попередніми даними маємо приліт в промзону Тернополя. Не виходьте зукриттів до закінчення повітряної тривоги, бережіть себе, та своїх близьких",- написав він.</text:p>
      <text:p text:style-name="P4">
<text:span text:style-name="T4">
Читайте також:</text:span>
 <text:a xlink:type="simple" xlink:href="https://www.ukrinform.ua/rubric-ato/3708851-vibuhi-v-ternopoli-u-misti-ta-oblasti-pracuut-specialisti-ova.html" text:style-name="Internet_20_link" text:visited-style-name="Visited_20_Internet_20_Link">
 </text:a>
</text:p>
      <text:p text:style-name="P4">
Головко також подякував за роботу силам ППО.</text:p>
      <text:p text:style-name="P4">
Своєю чергою міський голова Тернополя Сергій Надал <text:a xlink:type="simple" xlink:href="https://t.me/s/nadal_online" text:style-name="Internet_20_link" text:visited-style-name="Visited_20_Internet_20_Link">
</text:a>
 : "У Тернополі сталося займання нежитловоїбудівлі. На місці працюють рятувальники".</text:p>
      <text:p text:style-name="P4">
Як повідомляв Укрінформ, <text:a xlink:type="simple" xlink:href="https://www.ukrinform.ua/rubric-ato/3708846-u-ternopoli-prolunali-vibuhi-zmi.html" text:style-name="Internet_20_link" text:visited-style-name="Visited_20_Internet_20_Link">
 </text:a>
 .</text:p>
      <text:p text:style-name="P4">
Source: <text:a xlink:type="simple" xlink:href="https://www.ukrinform.ua/rubric-ato/3708856-golova-ternopilskoi-oblradi-maemo-prilit-u-promzonu.html" text:style-name="Internet_20_link" text:visited-style-name="Visited_20_Internet_20_Link">
https://www.ukrinform.ua/rubric-ato/3708856-golova-ternopilskoi-oblradi-maemo-prilit-u-promzonu.html</text:a>
</text:p>
      <!--NEWS-->
      <text:h text:style-name="P10" text:outline-level="1">
<text:span text:style-name="T4">
У Києві та області працює ППО</text:span>
</text:h>
      <text:p text:style-name="P4">
Authors: Ukrinform (Person)</text:p>
      <text:p text:style-name="P4">
Publisher: Укринформ (Organization)</text:p>
      <text:p text:style-name="P4">
Published Time: 2023-05-13T-28:22:00+03:00</text:p>
      <text:p text:style-name="P4">
Modified Time: 2023-05-13T23:22:00+03:00</text:p>
      <text:p text:style-name="P4">
Description: У Києві та Київській області працюють підрозділи протиповітряної оборони. — Укрінформ.</text:p>
      <text:p text:style-name="P4">
Images: ["<text:a xlink:type="simple" xlink:href="https://static.ukrinform.com/photos/2022_03/thumb_files/630_360_1646577157-576.jpg" text:style-name="Internet_20_link" text:visited-style-name="Visited_20_Internet_20_Link">
630_360_16465...</text:a>
"]</text:p>
      <text:p text:style-name="P4">
Tags: ['Київ', 'Київщина', 'Війна з росією', 'ППО']</text:p>
      <text:p text:style-name="P4">
Type: Article</text:p>
      <!--METADATA-->
      <text:p text:style-name="P4">
<draw:frame draw:style-name="fr1" draw:name="Image29" text:anchor-type="as-char" svg:width="6.9236in" svg:height="3.956343in" draw:z-index="0">
<draw:image xlink:href="../Images/yкринформ/2023-05-13T-28-22-00-03-00/630_360_1646577157-576.jpg" xlink:type="simple" xlink:show="embed" xlink:actuate="onLoad" draw:mime-type="image/jpeg"/>
</draw:frame>
 У Києвіта Київській області працюють підрозділи протиповітряної оборони.</text:p>
      <text:p text:style-name="P4">
Про це повідомляють Київська ОВА та Київська МВА, передає Укрінформ.</text:p>
      <text:p text:style-name="P4">
"Ракетна небезпека! Сили ППО працюють по цілях", - ідеться в дописі <text:a xlink:type="simple" xlink:href="https://t.me/s/kyivoda" text:style-name="Internet_20_link" text:visited-style-name="Visited_20_Internet_20_Link">
</text:a>
 .</text:p>
      <text:p text:style-name="P4">
"На околицях Києва працює ППО!", - пише <text:a xlink:type="simple" xlink:href="https://t.me/s/VA_Kyiv" text:style-name="Internet_20_link" text:visited-style-name="Visited_20_Internet_20_Link">
 </text:a>
 .</text:p>
      <text:p text:style-name="P4">
<text:span text:style-name="T4">
Читайте також:</text:span>
 <text:a xlink:type="simple" xlink:href="https://www.ukrinform.ua/rubric-ato/3708851-vibuhi-v-ternopoli-u-misti-ta-oblasti-pracuut-specialisti-ova.html" text:style-name="Internet_20_link" text:visited-style-name="Visited_20_Internet_20_Link">
 <text:span text:style-name="T4">
Вибух</text:span>
 </text:a>
</text:p>
      <text:p text:style-name="P4">
Влада закликає громадян залишатися в укриттях до відбою повітряної тривоги тадотримуватися інформаційної тиші – не фіксувати та не викладати в мережуроботу наших захисників.</text:p>
      <text:p text:style-name="P4">
Як повідомлялося, у більшості областей України та столиці оголошено повітрянутривогу.</text:p>
      <text:p text:style-name="P4">
Source: <text:a xlink:type="simple" xlink:href="https://www.ukrinform.ua/rubric-ato/3708853-u-kievi-ta-oblasti-pracue-ppo.html" text:style-name="Internet_20_link" text:visited-style-name="Visited_20_Internet_20_Link">
https://www.ukrinform.ua/rubric-ato/3708853-u-kievi-ta-oblasti-pracue-ppo.html</text:a>
</text:p>
      <!--NEWS-->
      <text:h text:style-name="P10" text:outline-level="1">
<text:span text:style-name="T4">
Chernihivska Oblast(21:10). Red Alert: aerial threat. Sirens sounding. Take cover now!</text:span>
</text:h>
      <text:p text:style-name="P4">
Authors: liveuamap (Language: en)</text:p>
      <text:p text:style-name="P4">
Time: 2023-05-13T-2:12:00</text:p>
      <text:p text:style-name="P4">
Location: Chernihivska Oblast (Latitude:51.33348 Longtitude:32.00042)</text:p>
      <text:p text:style-name="P4">
Videos: []</text:p>
      <text:p text:style-name="P4">
Images: []</text:p>
      <text:p text:style-name="P4">
Tags: ["Europe", "Central and Eastern Europe"]</text:p>
      <text:p text:style-name="P4">
ID: 22562633</text:p>
      <!--METADATA-->
      <text:p text:style-name="P4">
Chernihivska Oblast(21:10). Red Alert: aerial threat. Sirens sounding. Takecover now!</text:p>
      <text:p text:style-name="P4">
News Collection Link: <text:a xlink:type="simple" xlink:href="https://liveuamap.com/en/2023/13-may-chernihivska-oblast2110-red-alert-aerig" text:style-name="Internet_20_link" text:visited-style-name="Visited_20_Internet_20_Link">
https://liveuamap.com/en/2023/13-may-chernihivska-oblast2110-red-alert-aerig</text:a>
</text:p>
      <text:p text:style-name="P4">
Source: <text:a xlink:type="simple" xlink:href="https://t.me/suspilnechernihiv/18541" text:style-name="Internet_20_link" text:visited-style-name="Visited_20_Internet_20_Link">
https://t.me/suspilnechernihiv/18541</text:a>
</text:p>
      <!--NEWS-->
      <text:h text:style-name="P10" text:outline-level="1">
<text:span text:style-name="T4">
Зеленський і Мелоні підписали спільну декларацію</text:span>
</text:h>
      <text:p text:style-name="P4">
Authors: Ukrinform (Person)</text:p>
      <text:p text:style-name="P4">
Publisher: Укринформ (Organization)</text:p>
      <text:p text:style-name="P4">
Published Time: 2023-05-13T-30:18:00+03:00</text:p>
      <text:p text:style-name="P4">
Modified Time: 2023-05-13T23:18:00+03:00</text:p>
      <text:p text:style-name="P4">
Description: Президент Володимир Зеленський і Голова Ради міністрів Італійської Республіки Джорджа Мелоні у Римі підписали спільну декларацію щодо підтримки України. — Укрінформ.</text:p>
      <text:p text:style-name="P4">
Images: ["<text:a xlink:type="simple" xlink:href="https://static.ukrinform.com/photos/2023_05/thumb_files/630_360_1683989112-431.jpeg" text:style-name="Internet_20_link" text:visited-style-name="Visited_20_Internet_20_Link">
630_360_16839...</text:a>
"]</text:p>
      <text:p text:style-name="P4">
Tags: ['Італія', 'Зеленський', 'Джорджа Мелоні']</text:p>
      <text:p text:style-name="P4">
Type: Article</text:p>
      <!--METADATA-->
      <text:p text:style-name="P4">
<draw:frame draw:style-name="fr1" draw:name="Image30" text:anchor-type="as-char" svg:width="6.9236in" svg:height="3.956343in" draw:z-index="0">
<draw:image xlink:href="../Images/yкринформ/2023-05-13T-30-18-00-03-00/630_360_1683989112-431.jpeg" xlink:type="simple" xlink:show="embed" xlink:actuate="onLoad" draw:mime-type="image/jpeg"/>
</draw:frame>
Президент Володимир Зеленський і Голова Ради міністрів Італійської РеспублікиДжорджа Мелоні у Римі підписали спільну декларацію щодо підтримки України.</text:p>
      <text:p text:style-name="P4">
Текст документа опубліковано на <text:a xlink:type="simple" xlink:href="https://www.president.gov.ua/news/spilna-deklaraciya-ukrayini-ta-italiyi-82853" text:style-name="Internet_20_link" text:visited-style-name="Visited_20_Internet_20_Link">
 </text:a>
 , повідомляє Укрінформ.</text:p>
      <text:p text:style-name="P4">
Президент України та Голова Ради міністрів Італійської Республіки вкотрезаявили про своє однозначне засудження військової агресії Росії проти України,що триває. Україна продемонструвала надзвичайну рішучість у здійсненні свогоневід’ємного права на самооборону від цього неспровокованого та невиправданогонападу. Росія повинна негайно, повністю й беззастережно вивести всі своївійська з території України в межах її міжнародно визнаних кордонів.</text:p>
      <text:p text:style-name="P4">
<text:span text:style-name="T4">
Читайте також:</text:span>
 <text:a xlink:type="simple" xlink:href="https://www.ukrinform.ua/rubric-polytics/3708776-italia-robit-stavku-na-peremogu-ukraini-meloni.html" text:style-name="Internet_20_link" text:visited-style-name="Visited_20_Internet_20_Link">
 <text:span text:style-name="T4">
Мелоні</text:span>
 </text:a>
</text:p>
      <text:p text:style-name="P4">
Італійська Республіка залишається непохитною у своїй відданості незалежності,суверенітету й територіальній цілісності України в межах її міжнародновизнаних кордонів. Італійська Республіка високо оцінює рішучість і мужністьукраїнського народу та Збройних Сил і визнає їхній значний внесок у безпекуЄвропейського континенту та за його межами. Італійська Республікапродовжуватиме надавати політичну, фінансову, гуманітарну та військовупідтримку Україні стільки, скільки буде потрібно – індивідуально та черезміжнародну співпрацю в межах Європейського Союзу, НАТО, ООН та в іншихформатах.</text:p>
      <text:p text:style-name="P4">
Італійська Республіка зробила значний військовий внесок в Україну, який інадалі постійно враховуватиме найбільш нагальні та невідкладні потреби Українидля зміцнення її обороноздатності. Крім національного внеску, ІталійськаРеспубліка бере активну участь у заходах Європейського Союзу й НАТО щодовійськової допомоги Україні та підготовки українських військових.</text:p>
      <text:p text:style-name="P4">
Окрім військової допомоги, Італійська Республіка надала Україні цивільнудопомогу, включно з фінансовою, гуманітарною та екстреною підтримкою. Наданняцієї допомоги триватиме. Серед інших видів допомоги – пожертвування обладнаннявід італійських енергетичних компаній, що було мобілізоване через Департаментцивільного захисту Італії та Механізм цивільного захисту ЄС для покращення йвідновлення стійкості енергетичної та цивільної інфраструктури України.</text:p>
      <text:p text:style-name="P4">
<text:span text:style-name="T4">
Читайте також:</text:span>
 <text:a xlink:type="simple" xlink:href="https://www.ukrinform.ua/rubric-polytics/3708780-italia-robitime-vse-mozlive-sob-ukraini-ne-buv-navazanij-nespravedlivij-mir-premerka.html" text:style-name="Internet_20_link" text:visited-style-name="Visited_20_Internet_20_Link">
 </text:a>
</text:p>
      <text:p text:style-name="P4">
Італійська Республіка підтримує ініціативу України щодо справедливого йсталого миру, заснованого на суверенітеті й територіальній цілісності України.Українська формула миру містить низку важливих положень, над багатьма з якихІталійська Республіка вже працює, наприклад над такими, як продовольча таенергетична безпека. Італійська Республіка готова співпрацювати з Україною длязабезпечення якомога ширшої міжнародної участі в імплементації українськоїформули миру, а також у контексті відкритих заходів, які заплановано провестив найближчому майбутньому.</text:p>
      <text:p text:style-name="P4">
Україна та Італійська Республіка підкреслюють свою тверду відданістьпритягненню до відповідальності осіб, винних у воєнних злочинах та іншихжорстоких злочинах, скоєних у зв’язку з агресивною війною Росії проти України.Італійська Республіка бере активну участь в Основній групі із забезпеченнявідповідальності за злочин агресії проти України та вітає поточні міжнароднізусилля у співпраці з Україною для забезпечення відповідальності за широкоїміжнародної підтримки. Італійська Республіка вітає угоду щодо новогоМіжнародного центру з переслідування злочинів агресії проти України (ICPA) вГаазі та сподівається на його якнайшвидше відкриття.</text:p>
      <text:p text:style-name="P4">
Україна та Італійська Республіка підтверджують свою підтримку розслідуваньпрокурора Міжнародного кримінального суду, які є кроком до притягнення довідповідальності, і взяли до відома ордери суду на арешт. Італія погодиласянадати додаткову підтримку Міжнародному кримінальному суду для посилення йогоможливостей у контексті війни Росії проти України.</text:p>
      <text:p text:style-name="P4">
<text:span text:style-name="T4">
Читайте також:</text:span>
 <text:a xlink:type="simple" xlink:href="https://www.ukrinform.ua/rubric-ato/3708771-zelenskij-v-italii-e-duze-vazlivi-risenna-sodo-zahistu-nasogo-neba.html" text:style-name="Internet_20_link" text:visited-style-name="Visited_20_Internet_20_Link">
 </text:a>
</text:p>
      <text:p text:style-name="P4">
Україна та Італійська Республіка погоджуються з необхідністю посилити нашколективний тиск на Росію шляхом подальших санкцій, щоб послабити здатністьРосії продовжувати незаконну військову агресію. Зусилля щодо забезпеченняефективного впровадження санкцій, запобігання та протидії обходу санкцій утретіх країнах та з боку третіх країн мають бути посилені.</text:p>
      <text:p text:style-name="P4">
Україна та Італійська Республіка продовжать спільну роботу над підготовкоюмеханізмів відшкодування збитків, поранень і руйнувань, завданих російськоюагресією. Для цього важливою віхою є міжнародний реєстр збитків, який будепредставлено на саміті Ради Європи у Рейк’явіку 16–17 травня 2023 року. Нашізусилля й надалі будуть спрямовані на вивчення відповідних варіантівфінансування механізму компенсації, включно з надійною правовою основою длявикористання заморожених і знерухомлених російських активів, для підтримкивідновлення України.</text:p>
      <text:p text:style-name="P4">
26 квітня 2023 року Італія та Україна спільно організували італійсько-українську конференцію з відновлення в Римі за участю приватного сектору дляпосилення підтримки та співпраці щодо стійкості й відновлення України та взялина себе зобов’язання щодо тісної координації з цих питань шляхом активізаціїдвосторонньої співпраці. Італійська Республіка разом з міжнароднимиорганізаціями та партнерами зобов’язується брати участь у відновленні тавідбудові України після війни. Уже зараз важливо закласти основу для амбітноїй довгострокової співпраці, яка створить можливості та дасть українськомународу змогу відновити свою країну. Залучення всіх відповідних партнерів,включно з приватними та міжнародними компаніями, з метою забезпеченняфінансової підтримки, інвестицій та необхідних знань є важливим длязабезпечення процвітаючого майбутнього України. Україна розглядатиме Італію таїї компанії як пріоритетних партнерів у процесі відбудови.</text:p>
      <text:p text:style-name="P4">
<text:span text:style-name="T4">
Читайте також:</text:span>
 <text:a xlink:type="simple" xlink:href="https://www.ukrinform.ua/rubric-polytics/3708715-zelenskij-zustrivsa-iz-golovou-radi-ministriv-italii.html" text:style-name="Internet_20_link" text:visited-style-name="Visited_20_Internet_20_Link">
 </text:a>
</text:p>
      <text:p text:style-name="P4">
Майбутнє України та її народу – у європейській родині. Євросоюз уже визнавєвропейську перспективу України та надав Україні статус країни-кандидата.Італійська Республіка рішуче підтримує Україну в її зусиллях щодо реформ та увиконанні вимог, необхідних для початку переговорів про вступ у 2023 році, знетерпінням чекаючи на позитивний звіт Європейської комісії.</text:p>
      <text:p text:style-name="P4">
У межах НАТО Італійська Республіка продовжує зосереджуватися на безпосереднійпідтримці України, сприяючи значному розширенню Комплексного пакета допомогиНАТО Україні. Італійська Республіка продовжує надавати рішучу підтримкузміцненню здатності України захищатися. Україна має право самостійно обиратимеханізми безпеки. Італія повністю підтримує Комісію Україна – НАТО якплатформу для подальшого посилення й розширення поточної співпраці, щобдопомогти Україні пройти шлях до євроатлантичної сім’ї відповідно доБухарестської декларації. На майбутньому саміті НАТО у Вільнюсі ми знетерпінням чекаємо розв’язання всіх цих питань.</text:p>
      <text:p text:style-name="P4">
Фото: ОП</text:p>
      <text:p text:style-name="P4">
Source: <text:a xlink:type="simple" xlink:href="https://www.ukrinform.ua/rubric-polytics/3708849-zelenskij-i-meloni-pidpisali-spilnu-deklaraciu.html" text:style-name="Internet_20_link" text:visited-style-name="Visited_20_Internet_20_Link">
https://www.ukrinform.ua/rubric-polytics/3708849-zelenskij-i-meloni-pidpisali-spilnu-deklaraciu.html</text:a>
</text:p>
      <!--NEWS-->
      <text:h text:style-name="P10" text:outline-level="1">
<text:span text:style-name="T4">
Почеттіно стане новим головним тренеро «Челсі» - журналіст</text:span>
</text:h>
      <text:p text:style-name="P4">
Authors: Ukrinform (Person)</text:p>
      <text:p text:style-name="P4">
Publisher: Укринформ (Organization)</text:p>
      <text:p text:style-name="P4">
Published Time: 2023-05-13T-32:13:00+03:00</text:p>
      <text:p text:style-name="P4">
Modified Time: 2023-05-13T23:13:00+03:00</text:p>
      <text:p text:style-name="P4">
Description: Новим головним тренером «Челсі» стане Маурісіо Почеттіно. — Укрінформ.</text:p>
      <text:p text:style-name="P4">
Images: ["<text:a xlink:type="simple" xlink:href="https://static.ukrinform.com/photos/2023_05/thumb_files/630_360_1684008708-419.jpg" text:style-name="Internet_20_link" text:visited-style-name="Visited_20_Internet_20_Link">
630_360_16840...</text:a>
"]</text:p>
      <text:p text:style-name="P4">
Tags: ['Челсі', 'Футбол', 'АПЛ']</text:p>
      <text:p text:style-name="P4">
Type: Article</text:p>
      <!--METADATA-->
      <text:p text:style-name="P4">
<draw:frame draw:style-name="fr1" draw:name="Image31" text:anchor-type="as-char" svg:width="6.9236in" svg:height="3.956343in" draw:z-index="0">
<draw:image xlink:href="../Images/yкринформ/2023-05-13T-32-13-00-03-00/630_360_1684008708-419.jpg" xlink:type="simple" xlink:show="embed" xlink:actuate="onLoad" draw:mime-type="image/jpeg"/>
</draw:frame>
 Новимголовним тренером «Челсі» стане Маурісіо Почеттіно.</text:p>
      <text:p text:style-name="P4">
Про це повідомив футбольний інсайдер Фабріціо Романо в <text:a xlink:type="simple" xlink:href="https://twitter.com/FabrizioRomano/status/1657462776921563136" text:style-name="Internet_20_link" text:visited-style-name="Visited_20_Internet_20_Link">
</text:a>
 , передаєУкрінформ.</text:p>
      <text:p text:style-name="P4">
Сторони дійшли згоди. Почеттіно прийняв всі умови довгострокового контракту.Він буде підписаний найближчими днями.</text:p>
      <text:p text:style-name="P4">
Спеціаліст очолить команду у червні. Він приведе свій тренерський штаб таодразу обговорить з клубом трансферну стратегію. До кінця сезону з командоюпрацюватиме Френк Лемпард.</text:p>
      <text:p text:style-name="P4">
<text:span text:style-name="T4">
Читайте також:</text:span>
 <text:a xlink:type="simple" xlink:href="https://www.ukrinform.ua/rubric-sports/3708802-apl-celsi-zigrav-vniciu-bornmut-iz-zabarnim-postupivsa.html" text:style-name="Internet_20_link" text:visited-style-name="Visited_20_Internet_20_Link">
 <text:span text:style-name="T4">
Челсі</text:span>
 </text:a>
</text:p>
      <text:p text:style-name="P4">
Як повідомлялося, останнім місцем роботи 51-річного спеціаліста був «ПСЖ».Також він тренував «Тоттенгем», «Саутгемптон» та «Еспаньйол».</text:p>
      <text:p text:style-name="P4">
Фото: Getty Images</text:p>
      <text:p text:style-name="P4">
Source: <text:a xlink:type="simple" xlink:href="https://www.ukrinform.ua/rubric-sports/3708850-pocetino-stane-novim-golovnim-trenero-celsi-zurnalist.html" text:style-name="Internet_20_link" text:visited-style-name="Visited_20_Internet_20_Link">
https://www.ukrinform.ua/rubric-sports/3708850-pocetino-stane-novim-golovnim-trenero-celsi-zurnalist.html</text:a>
</text:p>
      <!--NEWS-->
      <text:h text:style-name="P10" text:outline-level="1">
<text:span text:style-name="T4">
Вибухи в Тернополі: у місті та області працюють спеціалісти - ОВА</text:span>
</text:h>
      <text:p text:style-name="P4">
Authors: Ukrinform (Person)</text:p>
      <text:p text:style-name="P4">
Publisher: Укринформ (Organization)</text:p>
      <text:p text:style-name="P4">
Published Time: 2023-05-13T-34:11:00+03:00</text:p>
      <text:p text:style-name="P4">
Modified Time: 2023-05-13T23:11:00+03:00</text:p>
      <text:p text:style-name="P4">
Description: Голова Тернопільської ОВА закликав жителів області не публікувати фото та відео і не коментувати напрямки можливих звуків вибуху.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None</text:p>
      <text:p text:style-name="P4">
Type: Article</text:p>
      <!--METADATA-->
      <text:p text:style-name="P4">
<draw:frame draw:style-name="fr1" draw:name="Image32" text:anchor-type="as-char" svg:width="6.9236in" svg:height="3.948443in" draw:z-index="0">
<draw:image xlink:href="../Images/yкринформ/2023-05-13T-34-11-00-03-00/630_360_1538997483-946.jpg" xlink:type="simple" xlink:show="embed" xlink:actuate="onLoad" draw:mime-type="image/jpeg"/>
</draw:frame>
 ГоловаТернопільської ОВА закликав жителів області не публікувати фото та відео і некоментувати напрямки можливих звуків вибуху.</text:p>
      <text:p text:style-name="P4">
Як передає Укрінформ, про це голова Володимир Труш написав у <text:a xlink:type="simple" xlink:href="https://t.me/s/ternopilskaODA" text:style-name="Internet_20_link" text:visited-style-name="Visited_20_Internet_20_Link">
</text:a>
 .</text:p>
      <text:p text:style-name="P4">
«Жителі Тернопільщини, закликаю не публікувати фото та відео і не коментуватинапрямки можливих звуків вибуху», - повідомив він.</text:p>
      <text:p text:style-name="P4">
Труш зазначив, що зараз в місті та області працюють спеціалісти.</text:p>
      <text:p text:style-name="P4">
«Всю інформацію повідомимо згодом», - додав очільник ОВА, закликавши довірятилише офіційним джерелам.</text:p>
      <text:p text:style-name="P4">
Як повідомлялося, під час повітряної тривоги в Тернополі було чути звукивибухів.</text:p>
      <text:p text:style-name="P4">
Source: <text:a xlink:type="simple" xlink:href="https://www.ukrinform.ua/rubric-ato/3708851-vibuhi-v-ternopoli-u-misti-ta-oblasti-pracuut-specialisti-ova.html" text:style-name="Internet_20_link" text:visited-style-name="Visited_20_Internet_20_Link">
https://www.ukrinform.ua/rubric-ato/3708851-vibuhi-v-ternopoli-u-misti-ta-oblasti-pracuut-specialisti-ova.html</text:a>
</text:p>
      <!--NEWS-->
      <text:h text:style-name="P10" text:outline-level="1">
<text:span text:style-name="T4">
At Kupiansk direction Russian army shelled Kamyanka, Krasne Pershe, Mytrofanivka, Fyholivka, ...</text:span>
</text:h>
      <text:p text:style-name="P4">
Authors: liveuamap (Language: en)</text:p>
      <text:p text:style-name="P4">
Time: 2023-05-13T-35:38:00</text:p>
      <text:p text:style-name="P4">
Location: Svatove (Latitude:49.46779 Longtitude:37.90592)</text:p>
      <text:p text:style-name="P4">
Videos: []</text:p>
      <text:p text:style-name="P4">
Images: []</text:p>
      <text:p text:style-name="P4">
Tags: ["Russia"]</text:p>
      <text:p text:style-name="P4">
ID: 22562559</text:p>
      <!--METADATA-->
      <text:p text:style-name="P4">
At Kupiansk direction Russian army shelled Kamyanka, Krasne Pershe,Mytrofanivka, Fyholivka, Novomlynsk, Dvorichna, Zapadne, Kyslivka, Tabayivkaof Kharkiv region and Stelmakhivka of Luhansk region, - General Staff of ArmedForces of Ukraine says in the morning report</text:p>
      <text:p text:style-name="P4">
News Collection Link: <text:a xlink:type="simple" xlink:href="https://liveuamap.com/en/2023/13-may-at-kupiansk-direction-russian-army-shelled-kamyanka" text:style-name="Internet_20_link" text:visited-style-name="Visited_20_Internet_20_Link">
https://liveuamap.com/en/2023/13-may-at-kupiansk-direction-russian-army-shelled-kamyanka</text:a>
</text:p>
      <text:p text:style-name="P4">
Source: <text:a xlink:type="simple" xlink:href="https://t.me/lumsrc/4769" text:style-name="Internet_20_link" text:visited-style-name="Visited_20_Internet_20_Link">
https://t.me/lumsrc/4769</text:a>
</text:p>
      <!--NEWS-->
      <text:h text:style-name="P10" text:outline-level="1">
<text:span text:style-name="T4">
At Lyman direction Russian army shelled Makiyivka, Bilohorivka, of Luhansk region, Serebryank...</text:span>
</text:h>
      <text:p text:style-name="P4">
Authors: liveuamap (Language: en)</text:p>
      <text:p text:style-name="P4">
Time: 2023-05-13T-37:38:00</text:p>
      <text:p text:style-name="P4">
Location: Bakhmut (Latitude:48.80596 Longtitude:38.23963)</text:p>
      <text:p text:style-name="P4">
Videos: []</text:p>
      <text:p text:style-name="P4">
Images: []</text:p>
      <text:p text:style-name="P4">
Tags: ["Russia"]</text:p>
      <text:p text:style-name="P4">
ID: 22562558</text:p>
      <!--METADATA-->
      <text:p text:style-name="P4">
At Lyman direction Russian army shelled Makiyivka, Bilohorivka, of Luhanskregion, Serebryanka, Verkhnokamyanske, Spirne of Donetsk region, - GeneralStaff of Armed Forces of Ukraine says in the morning report</text:p>
      <text:p text:style-name="P4">
News Collection Link: <text:a xlink:type="simple" xlink:href="https://liveuamap.com/en/2023/13-may-at-lyman-direction-russian-army-shelled-makiyivka" text:style-name="Internet_20_link" text:visited-style-name="Visited_20_Internet_20_Link">
https://liveuamap.com/en/2023/13-may-at-lyman-direction-russian-army-shelled-makiyivka</text:a>
</text:p>
      <text:p text:style-name="P4">
Source: <text:a xlink:type="simple" xlink:href="https://t.me/lumsrc/4770" text:style-name="Internet_20_link" text:visited-style-name="Visited_20_Internet_20_Link">
https://t.me/lumsrc/4770</text:a>
</text:p>
      <!--NEWS-->
      <text:h text:style-name="P10" text:outline-level="1">
<text:span text:style-name="T4">
Якщо путін застосує ядерну зброю, наступного дня його не буде - Зеленський</text:span>
</text:h>
      <text:p text:style-name="P4">
Authors: Ukrinform (Person)</text:p>
      <text:p text:style-name="P4">
Publisher: Укринформ (Organization)</text:p>
      <text:p text:style-name="P4">
Published Time: 2023-05-13T-37:55:00+03:00</text:p>
      <text:p text:style-name="P4">
Modified Time: 2023-05-13T22:55:00+03:00</text:p>
      <text:p text:style-name="P4">
Description: Президент Володимир Зеленський сумнівається у застосуванні очільником росії володимиром путіним ядерної зброї, але переконаний: якщо це станеться, наступного дня путіна вже не буде. — Укрінформ.</text:p>
      <text:p text:style-name="P4">
Images: ["<text:a xlink:type="simple" xlink:href="https://static.ukrinform.com/photos/2023_03/thumb_files/630_360_1678784649-408.jpeg" text:style-name="Internet_20_link" text:visited-style-name="Visited_20_Internet_20_Link">
630_360_16787...</text:a>
"]</text:p>
      <text:p text:style-name="P4">
Tags: ['путін', 'Ядерна зброя', 'Зеленський']</text:p>
      <text:p text:style-name="P4">
Type: Article</text:p>
      <!--METADATA-->
      <text:p text:style-name="P4">
<draw:frame draw:style-name="fr1" draw:name="Image33" text:anchor-type="as-char" svg:width="6.9236in" svg:height="3.956343in" draw:z-index="0">
<draw:image xlink:href="../Images/yкринформ/2023-05-13T-37-55-00-03-00/630_360_1678784649-408.jpeg" xlink:type="simple" xlink:show="embed" xlink:actuate="onLoad" draw:mime-type="image/jpeg"/>
</draw:frame>
Президент Володимир Зеленський сумнівається у застосуванні очільником росіїволодимиром путіним ядерної зброї, але переконаний: якщо це станеться,наступного дня путіна вже не буде.</text:p>
      <text:p text:style-name="P4">
Про це він заявив в інтерв’ю італійським ЗМІ, що транслювалося наживо на <text:a xlink:type="simple" xlink:href="https://www.youtube.com/watch" text:style-name="Internet_20_link" text:visited-style-name="Visited_20_Internet_20_Link">
</text:a>
, повідомляє Укрінформ.</text:p>
      <text:p text:style-name="P4">
«Те, що для мене зрозуміло, якщо путін вирішить застосувати ядерну зброю, явважаю, що на наступний день його не буде», - сказав Зеленський.</text:p>
      <text:p text:style-name="P4">
<text:span text:style-name="T4">
Читайте також:</text:span>
 <text:a xlink:type="simple" xlink:href="https://www.ukrinform.ua/rubric-polytics/3706704-posol-ukraini-zaklikae-g7-zasuditi-budaku-zagrozu-zastosuvanna-adernoi-zbroi-na-samiti-v-hirosimi.html" text:style-name="Internet_20_link" text:visited-style-name="Visited_20_Internet_20_Link">
 <text:span text:style-name="T4">
ядерн</text:span>
 </text:a>
</text:p>
      <text:p text:style-name="P4">
Президент переконаний, що путін не застосовуватиме ядерної зброї, однак ніхтоточно не знає, що в лідера держави-агресора в голові.</text:p>
      <text:p text:style-name="P4">
Зеленський зауважив, що путін хоч і втратив зв'язок із реальністю, але дужехоче жити.</text:p>
      <text:p text:style-name="P4">
Як повідомлялося, <text:a xlink:type="simple" xlink:href="https://www.ukrinform.ua/rubric-polytics/3708665-zelenskij-pribuv-iz-vizitom-do-italii.html" text:style-name="Internet_20_link" text:visited-style-name="Visited_20_Internet_20_Link">
 </text:a>
 .</text:p>
      <text:p text:style-name="P4">
Source: <text:a xlink:type="simple" xlink:href="https://www.ukrinform.ua/rubric-ato/3708845-akso-putin-zastosue-adernu-zbrou-nastupnogo-dna-jogo-ne-bude-zelenskij.html" text:style-name="Internet_20_link" text:visited-style-name="Visited_20_Internet_20_Link">
https://www.ukrinform.ua/rubric-ato/3708845-akso-putin-zastosue-adernu-zbrou-nastupnogo-dna-jogo-ne-bude-zelenskij.html</text:a>
</text:p>
      <!--NEWS-->
      <text:h text:style-name="P10" text:outline-level="1">
<text:span text:style-name="T4">
At Bakhmut direction Russian army shelled Vasukivka, Fedorivka Druha, Orikhovo-Vasylivka, Boh...</text:span>
</text:h>
      <text:p text:style-name="P4">
Authors: liveuamap (Language: en)</text:p>
      <text:p text:style-name="P4">
Time: 2023-05-13T-39:38:00</text:p>
      <text:p text:style-name="P4">
Location: Toretsk, Donetsk Oblast (Latitude:48.39407 Longtitude:37.85497)</text:p>
      <text:p text:style-name="P4">
Videos: []</text:p>
      <text:p text:style-name="P4">
Images: []</text:p>
      <text:p text:style-name="P4">
Tags: ["Russia"]</text:p>
      <text:p text:style-name="P4">
ID: 22562557</text:p>
      <!--METADATA-->
      <text:p text:style-name="P4">
At Bakhmut direction Russian army shelled Vasukivka, Fedorivka Druha,Orikhovo-Vasylivka, Bohdanivka, Bakhmut, Ivanivske, Chasiv Yar, Stupochky,Pivdenne, Toretsk, Druzhba, Pivnichne and New York of Donetsk region. Russianaviation conducted airstrikes at Bohdanivka, Bakhmut and New York, - GeneralStaff of Armed Forces of Ukraine says in the morning report</text:p>
      <text:p text:style-name="P4">
News Collection Link: <text:a xlink:type="simple" xlink:href="https://liveuamap.com/en/2023/13-may-at-bakhmut-direction-russian-army-shelled-vasukivka" text:style-name="Internet_20_link" text:visited-style-name="Visited_20_Internet_20_Link">
https://liveuamap.com/en/2023/13-may-at-bakhmut-direction-russian-army-shelled-vasukivka</text:a>
</text:p>
      <text:p text:style-name="P4">
Source: <text:a xlink:type="simple" xlink:href="https://t.me/lumsrc/4771" text:style-name="Internet_20_link" text:visited-style-name="Visited_20_Internet_20_Link">
https://t.me/lumsrc/4771</text:a>
</text:p>
      <!--NEWS-->
      <text:h text:style-name="P10" text:outline-level="1">
<text:span text:style-name="T4">
Україна оголосила склад національного журі на Євробаченні-2023</text:span>
</text:h>
      <text:p text:style-name="P4">
Authors: Ukrinform (Person)</text:p>
      <text:p text:style-name="P4">
Publisher: Укринформ (Organization)</text:p>
      <text:p text:style-name="P4">
Published Time: 2023-05-13T-39:50:00+03:00</text:p>
      <text:p text:style-name="P4">
Modified Time: 2023-05-13T22:50:00+03:00</text:p>
      <text:p text:style-name="P4">
Description: Вперше в історії проведення пісенного конкурсу Євробачення Суспільне мовлення надало можливість українцям обрати склад національного журі через голосування у мобільному застосунку Дія. — Укрінформ.</text:p>
      <text:p text:style-name="P4">
Images: ["<text:a xlink:type="simple" xlink:href="https://static.ukrinform.com/photos/2023_05/thumb_files/630_360_1684009771-789.jpg" text:style-name="Internet_20_link" text:visited-style-name="Visited_20_Internet_20_Link">
630_360_16840...</text:a>
"]</text:p>
      <text:p text:style-name="P4">
Tags: ['Євробачення', 'Конкурс', 'Журі']</text:p>
      <text:p text:style-name="P4">
Type: Article</text:p>
      <!--METADATA-->
      <text:p text:style-name="P4">
<draw:frame draw:style-name="fr1" draw:name="Image34" text:anchor-type="as-char" svg:width="6.9236in" svg:height="3.956343in" draw:z-index="0">
<draw:image xlink:href="../Images/yкринформ/2023-05-13T-39-50-00-03-00/630_360_1684009771-789.jpg" xlink:type="simple" xlink:show="embed" xlink:actuate="onLoad" draw:mime-type="image/jpeg"/>
</draw:frame>
 Вперше вісторії проведення пісенного конкурсу Євробачення Суспільне мовлення надаломожливість українцям обрати склад національного журі через голосування умобільному застосунку Дія.</text:p>
      <text:p text:style-name="P4">
Про це повідомляє Укрінформ з посиланням на <text:a xlink:type="simple" xlink:href="https://t.me/mkipu/6056" text:style-name="Internet_20_link" text:visited-style-name="Visited_20_Internet_20_Link">
 </text:a>
 .</text:p>
      <text:p text:style-name="P4">
“Українці обрали п’ятірку журі з десяти кандидатів, яка обирала найкращихвиконавців у фіналі Євробачення-2023”, - повідомило міністерство.</text:p>
      <text:p text:style-name="P4">
<text:span text:style-name="T4">
Читайте також:</text:span>
 <text:a xlink:type="simple" xlink:href="https://www.ukrinform.ua/rubric-culture/3708832-u-liverpuli-startuvav-final-evrobacenna2023.html" text:style-name="Internet_20_link" text:visited-style-name="Visited_20_Internet_20_Link">
 <text:span text:style-name="T4">
Євробачен</text:span>
 </text:a>
</text:p>
      <text:p text:style-name="P4">
За підсумками голосування до складу національного журі увійшли:</text:p>
      <ul>
        <li>
Олександр Фоззі Сидоренко, співак, учасник гурту ТНМК — 21%   * Світлана Тарабарова, співачка, композиторка й авторка пісень — 17%   * Тоня Матвієнко, заслужена артистка України — 13%   * Олег Собчук, фронтмен і засновник гурту «СКАЙ» — 11%   * Євген Хмара, композитор і піаніст — 10%</li>
      </ul>
      <text:p text:style-name="P4">
Головою національного журі став Олександр Фоззі Сидоренко, оскільки отримавнайбільшу підтримку під час опитування.</text:p>
      <text:p text:style-name="P4">
<text:span text:style-name="T4">
Читайте також:</text:span>
 <text:a xlink:type="simple" xlink:href="https://www.ukrinform.ua/rubric-culture/3708836-vlada-liverpula-obicae-prodovzenna-vidnosin-z-ukrainou-pisla-evrobacenna.html" text:style-name="Internet_20_link" text:visited-style-name="Visited_20_Internet_20_Link">
 <text:span text:style-name="T4">
Євробачен</text:span>
 </text:a>
</text:p>
      <text:p text:style-name="P4">
Як повідомляв Укрінформ, сьогодні в Ліверпулі відбувається великий фіналпісенного конкурсу Євробачення. У фіналі виступає 26 країні. Україну, якавиступатиме 19-ю, представляє гурт TVORCHI з піснею Heart Of Steel (Серце зісталі), що автоматично потрапила до вирішальної частини конкурсу.</text:p>
      <text:p text:style-name="P4">
Фото: Суспільне</text:p>
      <text:p text:style-name="P4">
Source: <text:a xlink:type="simple" xlink:href="https://www.ukrinform.ua/rubric-culture/3708854-ukraina-ogolosila-sklad-nacionalnogo-zuri-na-evrobacenni2023.html" text:style-name="Internet_20_link" text:visited-style-name="Visited_20_Internet_20_Link">
https://www.ukrinform.ua/rubric-culture/3708854-ukraina-ogolosila-sklad-nacionalnogo-zuri-na-evrobacenni2023.html</text:a>
</text:p>
      <!--NEWS-->
      <text:h text:style-name="P10" text:outline-level="1">
<text:span text:style-name="T4">
At Avdiyivka direction Russian army shelled Stepove, Avdiyivka, Netaylove and Pervomayske of ...</text:span>
</text:h>
      <text:p text:style-name="P4">
Authors: liveuamap (Language: en)</text:p>
      <text:p text:style-name="P4">
Time: 2023-05-13T-41:38:00</text:p>
      <text:p text:style-name="P4">
Location: Donetsk Oblast (Latitude:48.13241 Longtitude:37.75663)</text:p>
      <text:p text:style-name="P4">
Videos: []</text:p>
      <text:p text:style-name="P4">
Images: []</text:p>
      <text:p text:style-name="P4">
Tags: ["Russia"]</text:p>
      <text:p text:style-name="P4">
ID: 22562556</text:p>
      <!--METADATA-->
      <text:p text:style-name="P4">
At Avdiyivka direction Russian army shelled Stepove, Avdiyivka, Netaylove andPervomayske of Donetsk region. Russian aviation conducted airstrikes atAvdiyivka and Vodyane, - General Staff of Armed Forces of Ukraine says in themorning report</text:p>
      <text:p text:style-name="P4">
News Collection Link: <text:a xlink:type="simple" xlink:href="https://liveuamap.com/en/2023/13-may-at-avdiyivka-direction-russian-army-shelled-stepove" text:style-name="Internet_20_link" text:visited-style-name="Visited_20_Internet_20_Link">
https://liveuamap.com/en/2023/13-may-at-avdiyivka-direction-russian-army-shelled-stepove</text:a>
</text:p>
      <text:p text:style-name="P4">
Source: <text:a xlink:type="simple" xlink:href="https://t.me/lumsrc/4772" text:style-name="Internet_20_link" text:visited-style-name="Visited_20_Internet_20_Link">
https://t.me/lumsrc/4772</text:a>
</text:p>
      <!--NEWS-->
      <text:h text:style-name="P10" text:outline-level="1">
<text:span text:style-name="T4">
Житомирська ОВА попереджає про загрозу ракетного удару</text:span>
</text:h>
      <text:p text:style-name="P4">
Authors: Ukrinform (Person)</text:p>
      <text:p text:style-name="P4">
Publisher: Укринформ (Organization)</text:p>
      <text:p text:style-name="P4">
Published Time: 2023-05-13T-41:41:00+03:00</text:p>
      <text:p text:style-name="P4">
Modified Time: 2023-05-13T22:41:00+03:00</text:p>
      <text:p text:style-name="P4">
Description: На території України існує загроза ворожого ракетного удару.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Ракета', 'Житомирщина', 'Війна з росією']</text:p>
      <text:p text:style-name="P4">
Type: Article</text:p>
      <!--METADATA-->
      <text:p text:style-name="P4">
<draw:frame draw:style-name="fr1" draw:name="Image35" text:anchor-type="as-char" svg:width="6.9236in" svg:height="3.948443in" draw:z-index="0">
<draw:image xlink:href="../Images/yкринформ/2023-05-13T-41-41-00-03-00/630_360_1538997483-946.jpg" xlink:type="simple" xlink:show="embed" xlink:actuate="onLoad" draw:mime-type="image/jpeg"/>
</draw:frame>
 Натериторії України існує загроза ворожого ракетного удару.</text:p>
      <text:p text:style-name="P4">
Як повідомляє Укрінформ, про це у своєму <text:a xlink:type="simple" xlink:href="https://t.me/zhytomyrskaODA/3877" text:style-name="Internet_20_link" text:visited-style-name="Visited_20_Internet_20_Link">
</text:a>
написав голова Житомирської ОВА Віталій Бунечко.</text:p>
      <text:p text:style-name="P4">
"Загроза ракетного удару стратегічною авіацією ворога", - написав він.</text:p>
      <text:p text:style-name="P4">
Він також закликав не нехтувати сигналами повітряної тривоги та перебувати вукриттях.</text:p>
      <text:p text:style-name="P4">
"Нагадуємо про заборону зйомки та оприлюднення кадрів роботи ППО", - резюмуваввін.</text:p>
      <text:p text:style-name="P4">
Як повідомляв Укрінформ, <text:a xlink:type="simple" xlink:href="https://www.ukrinform.ua/rubric-ato/3708843-u-kievi-ta-nizci-oblastej-povitrana-trivoga.html" text:style-name="Internet_20_link" text:visited-style-name="Visited_20_Internet_20_Link">
 </text:a>
 .</text:p>
      <text:p text:style-name="P4">
Source: <text:a xlink:type="simple" xlink:href="https://www.ukrinform.ua/rubric-ato/3708847-zitomirska-ova-poperedzae-pro-zagrozu-raketnogo-udaru.html" text:style-name="Internet_20_link" text:visited-style-name="Visited_20_Internet_20_Link">
https://www.ukrinform.ua/rubric-ato/3708847-zitomirska-ova-poperedzae-pro-zagrozu-raketnogo-udaru.html</text:a>
</text:p>
      <!--NEWS-->
      <text:h text:style-name="P10" text:outline-level="1">
<text:span text:style-name="T4">
У Тернополі пролунали вибухи - ЗМІ</text:span>
</text:h>
      <text:p text:style-name="P4">
Authors: Ukrinform (Person)</text:p>
      <text:p text:style-name="P4">
Publisher: Укринформ (Organization)</text:p>
      <text:p text:style-name="P4">
Published Time: 2023-05-13T-43:38:00+03:00</text:p>
      <text:p text:style-name="P4">
Modified Time: 2023-05-13T22:38:00+03:00</text:p>
      <text:p text:style-name="P4">
Description: Під час повітряної тривоги в Тернополі було чути звуки вибухів. — Укрінформ.</text:p>
      <text:p text:style-name="P4">
Images: ["<text:a xlink:type="simple" xlink:href="https://static.ukrinform.com/photos/2018_10/thumb_files/630_360_1538997471-852.jpg" text:style-name="Internet_20_link" text:visited-style-name="Visited_20_Internet_20_Link">
630_360_15389...</text:a>
"]</text:p>
      <text:p text:style-name="P4">
Tags: ['Вибух', 'Тернопіль', 'Війна з росією', 'Повітряна тривога']</text:p>
      <text:p text:style-name="P4">
Type: Article</text:p>
      <!--METADATA-->
      <text:p text:style-name="P4">
<draw:frame draw:style-name="fr1" draw:name="Image36" text:anchor-type="as-char" svg:width="6.9236in" svg:height="3.948443in" draw:z-index="0">
<draw:image xlink:href="../Images/yкринформ/2023-05-13T-43-38-00-03-00/630_360_1538997471-852.jpg" xlink:type="simple" xlink:show="embed" xlink:actuate="onLoad" draw:mime-type="image/jpeg"/>
</draw:frame>
 Під часповітряної тривоги в Тернополі було чути звуки вибухів.</text:p>
      <text:p text:style-name="P4">
Про це повідомляє <text:a xlink:type="simple" xlink:href="https://t.me/s/hromadske_ua" text:style-name="Internet_20_link" text:visited-style-name="Visited_20_Internet_20_Link">
 </text:a>
 , передає Укрінформ.</text:p>
      <text:p text:style-name="P4">
"У Тернополі лунають звуки вибухів", - ідеться в дописі.</text:p>
      <text:p text:style-name="P4">
Голова Тернопільської ОВА Володимир Труш закликав у <text:a xlink:type="simple" xlink:href="https://t.me/s/ternopilskaODA" text:style-name="Internet_20_link" text:visited-style-name="Visited_20_Internet_20_Link">
</text:a>
 жителів області залишатися в укриттях.</text:p>
      <text:p text:style-name="P4">
<text:span text:style-name="T4">
Читайте також:</text:span>
 <text:a xlink:type="simple" xlink:href="https://www.ukrinform.ua/rubric-regions/3708036-u-zaporizzi-ta-hersoni-lunali-vibuhi-zmi.html" text:style-name="Internet_20_link" text:visited-style-name="Visited_20_Internet_20_Link">
 </text:a>
</text:p>
      <text:p text:style-name="P4">
Мер Тернополя Сергій Надал також <text:a xlink:type="simple" xlink:href="https://t.me/s/nadal_online" text:style-name="Internet_20_link" text:visited-style-name="Visited_20_Internet_20_Link">
 </text:a>
 залишатися убезпечному місці до відбою. "Не публікуйте фото та відео", - додав міськийголова.</text:p>
      <text:p text:style-name="P4">
Як повідомлялося, у більшості областей України та столиці оголошено повітрянутривогу.</text:p>
      <text:p text:style-name="P4">
Source: <text:a xlink:type="simple" xlink:href="https://www.ukrinform.ua/rubric-ato/3708846-u-ternopoli-prolunali-vibuhi-zmi.html" text:style-name="Internet_20_link" text:visited-style-name="Visited_20_Internet_20_Link">
https://www.ukrinform.ua/rubric-ato/3708846-u-ternopoli-prolunali-vibuhi-zmi.html</text:a>
</text:p>
      <!--NEWS-->
      <text:h text:style-name="P10" text:outline-level="1">
<text:span text:style-name="T4">
At Maryinka direction Russian army shelled Hostre, Heorhiyivka, Maksymilyanivka, Maryinka and...</text:span>
</text:h>
      <text:p text:style-name="P4">
Authors: liveuamap (Language: en)</text:p>
      <text:p text:style-name="P4">
Time: 2023-05-13T-43:38:00</text:p>
      <text:p text:style-name="P4">
Location: Donetsk Oblast (Latitude:47.91761 Longtitude:37.46304)</text:p>
      <text:p text:style-name="P4">
Videos: []</text:p>
      <text:p text:style-name="P4">
Images: []</text:p>
      <text:p text:style-name="P4">
Tags: ["Russia"]</text:p>
      <text:p text:style-name="P4">
ID: 22562555</text:p>
      <!--METADATA-->
      <text:p text:style-name="P4">
At Maryinka direction Russian army shelled Hostre, Heorhiyivka,Maksymilyanivka, Maryinka and Pobyeda of Donetsk region, - General Staff ofArmed Forces of Ukraine says in the morning report</text:p>
      <text:p text:style-name="P4">
News Collection Link: <text:a xlink:type="simple" xlink:href="https://liveuamap.com/en/2023/13-may-at-maryinka-direction-russian-army-shelled-hostre" text:style-name="Internet_20_link" text:visited-style-name="Visited_20_Internet_20_Link">
https://liveuamap.com/en/2023/13-may-at-maryinka-direction-russian-army-shelled-hostre</text:a>
</text:p>
      <text:p text:style-name="P4">
Source: <text:a xlink:type="simple" xlink:href="https://t.me/lumsrc/4773" text:style-name="Internet_20_link" text:visited-style-name="Visited_20_Internet_20_Link">
https://t.me/lumsrc/4773</text:a>
</text:p>
      <!--NEWS-->
      <text:h text:style-name="P10" text:outline-level="1">
<text:span text:style-name="T4">
Зеленський: Посередництва з путіним не може бути, він убивця</text:span>
</text:h>
      <text:p text:style-name="P4">
Authors: Ukrinform (Person)</text:p>
      <text:p text:style-name="P4">
Publisher: Укринформ (Organization)</text:p>
      <text:p text:style-name="P4">
Published Time: 2023-05-13T-45:27:00+03:00</text:p>
      <text:p text:style-name="P4">
Modified Time: 2023-05-13T22:27:00+03:00</text:p>
      <text:p text:style-name="P4">
Description: Володимир Зеленський наголошує, що для настання справедливого миру в Україні потрібно розробити план дій, однак без участі росії. — Укрінформ.</text:p>
      <text:p text:style-name="P4">
Images: ["<text:a xlink:type="simple" xlink:href="https://static.ukrinform.com/photos/2023_03/thumb_files/630_360_1677948249-193.jpg" text:style-name="Internet_20_link" text:visited-style-name="Visited_20_Internet_20_Link">
630_360_16779...</text:a>
"]</text:p>
      <text:p text:style-name="P4">
Tags: ['Переговори', 'путін', 'Зеленський', 'Війна з росією']</text:p>
      <text:p text:style-name="P4">
Type: Article</text:p>
      <!--METADATA-->
      <text:p text:style-name="P4">
<draw:frame draw:style-name="fr1" draw:name="Image37" text:anchor-type="as-char" svg:width="6.9236in" svg:height="3.956343in" draw:z-index="0">
<draw:image xlink:href="../Images/yкринформ/2023-05-13T-45-27-00-03-00/630_360_1677948249-193.jpg" xlink:type="simple" xlink:show="embed" xlink:actuate="onLoad" draw:mime-type="image/jpeg"/>
</draw:frame>
 ВолодимирЗеленський наголошує, що для настання справедливого миру в Україні потрібнорозробити план дій, однак без участі росії.</text:p>
      <text:p text:style-name="P4">
Про це Президент України сказав в інтерв’ю італійським ЗМІ, що транслювалосянаживо на <text:a xlink:type="simple" xlink:href="http://www.youtube.com/watch" text:style-name="Internet_20_link" text:visited-style-name="Visited_20_Internet_20_Link">
</text:a>
Офісу глави держави, повідомляє Укрінформ.</text:p>
      <text:p text:style-name="P4">
«Нам не потрібні посередники між Україною і агресором, який захопив нашітериторії. Ми повинні розробити план дій щодо миру, справедливого миру вУкраїні», - зазначив Президент.</text:p>
      <text:p text:style-name="P4">
Він розповів, що саме до процесу розроблення плану Україна запрошує долучитисяі Папу Римського в тому числі.</text:p>
      <text:p text:style-name="P4">
«Моє враження, що спочатку треба все розробити, не блокувати, не запрошуватиросію, яка заблокує», - пояснив він.</text:p>
      <text:p text:style-name="P4">
<text:span text:style-name="T4">
Читайте також:</text:span>
 <text:a xlink:type="simple" xlink:href="https://www.ukrinform.ua/rubric-ato/3708785-zelenskij-rosia-ne-hoce-miru-usi-maut-ce-usvidomiti.html" text:style-name="Internet_20_link" text:visited-style-name="Visited_20_Internet_20_Link">
 <text:span text:style-name="T4">
Зеленський</text:span>
 </text:a>
</text:p>
      <text:p text:style-name="P4">
Зеленський нагадав, що Україна вже знає наслідки «посередництва» з путіним уНормандському форматі, коли технічний рівень відбувався на Мінській платформіі коли одночасно росіяни на тимчасово окупованих територіях провелипаспортизацію, заборонили українську мову, освіту та українську церкву.</text:p>
      <text:p text:style-name="P4">
«Посередництва з путіним - він убивця - не може бути», - наголосив Президент.</text:p>
      <text:p text:style-name="P4">
На запитання про готовність говорити з очільником держави-агресора, главадержави відповів: «Ні, немає про що».</text:p>
      <text:p text:style-name="P4">
Водночас Зеленський висловив переконання, що тепер росія стала слабшою, іпутін може «зробити якийсь дипломатичний крок», але через рік агресор знову«прийде навалою вбивати нас».</text:p>
      <text:p text:style-name="P4">
<text:span text:style-name="T4">
Читайте також:</text:span>
 <text:a xlink:type="simple" xlink:href="https://www.ukrinform.ua/rubric-ato/3708821-zelenskij-pro-kontrnastup-vi-tocno-pobacite-a-rosia-vidcue.html" text:style-name="Internet_20_link" text:visited-style-name="Visited_20_Internet_20_Link">
 <text:span text:style-name="T4">
Зеленський</text:span>
 </text:a>
</text:p>
      <text:p text:style-name="P4">
«Вихід точно є. У нас будуть контрнаступальні дії і ми будемо відштовхувати(рф – ред.) назад, це точно відбудеться. Підтримка його (путіна – ред.) всуспільстві зменшуватиметься, у нього будуть внутрішні питання і він їх будевирішувати, знаходитиме ті чи інші кроки, я в цьому впевнений. У нас мотиваціябуде тільки збільшуватися. Паралельно ми організуємо саміт по нашій Формулімиру, залучимо максимальну кількість людей, фахівців і країн і розробимо план,який буде зрозуміло, як впроваджувати. Частина пунктів буде впроваджуватисябез представників росії, а для частини знадобляться потім якісь представники»,- розповів Зеленський.</text:p>
      <text:p text:style-name="P4">
Також він висловив переконання, що коли Україна вийде на адміністративнікордони Криму, підтримка путіна всередині росії зменшиться і «його внутрішнєколо, бізнес тиснутимуть на нього, щоб знайти вихід. І їм доведеться знаходитийого».</text:p>
      <text:p text:style-name="P4">
«Недовго залишилось», - пообіцяв Зеленський.</text:p>
      <text:p text:style-name="P4">
Як повідомлялося, Президент Володимир Зеленський 13 травня перебуває з візитомв Італії.</text:p>
      <text:p text:style-name="P4">
<text:span text:style-name="T5">
Фото: ОП</text:span>
</text:p>
      <text:p text:style-name="P4">
Source: <text:a xlink:type="simple" xlink:href="https://www.ukrinform.ua/rubric-ato/3708844-zelenskij-poserednictva-z-putinim-ne-moze-buti-vin-ubivca.html" text:style-name="Internet_20_link" text:visited-style-name="Visited_20_Internet_20_Link">
https://www.ukrinform.ua/rubric-ato/3708844-zelenskij-poserednictva-z-putinim-ne-moze-buti-vin-ubivca.html</text:a>
</text:p>
      <!--NEWS-->
      <text:h text:style-name="P10" text:outline-level="1">
<text:span text:style-name="T4">
At Zaporizhzhia and Kherson directions Russian army shelled Vremivka, Novopil of Donetsk regi...</text:span>
</text:h>
      <text:p text:style-name="P4">
Authors: liveuamap (Language: en)</text:p>
      <text:p text:style-name="P4">
Time: 2023-05-13T-45:38:00</text:p>
      <text:p text:style-name="P4">
Location: Kherson (Latitude:46.56169 Longtitude:32.33345)</text:p>
      <text:p text:style-name="P4">
Videos: []</text:p>
      <text:p text:style-name="P4">
Images: []</text:p>
      <text:p text:style-name="P4">
Tags: []</text:p>
      <text:p text:style-name="P4">
ID: 22562553</text:p>
      <!--METADATA-->
      <text:p text:style-name="P4">
At Zaporizhzhia and Kherson directions Russian army shelled Vremivka, Novopilof Donetsk region; Malynivka, Huliaipole, Bilohirya, Novodanylivka,Novoandriyivka, Novopavlivka, Mali Scherbaky and Kamyanske of Zaporizhzhiaregion; Kozatske, Ivanivka, Sadove, Antonivka of Kherson region and Khersoncity. Russian aviation conducted airstrikes at Novopil of Donetsk region;Malynivka and Chervone of Zaporizhzhia region, also Kizomys of Kherson region,- General Staff of Armed Forces of Ukraine says in the morning report</text:p>
      <text:p text:style-name="P4">
News Collection Link: <text:a xlink:type="simple" xlink:href="https://liveuamap.com/en/2023/13-may-at-zaporizhzhia-and-kherson-directions-russian-army" text:style-name="Internet_20_link" text:visited-style-name="Visited_20_Internet_20_Link">
https://liveuamap.com/en/2023/13-may-at-zaporizhzhia-and-kherson-directions-russian-army</text:a>
</text:p>
      <text:p text:style-name="P4">
Source: <text:a xlink:type="simple" xlink:href="https://t.me/lumsrc/4775" text:style-name="Internet_20_link" text:visited-style-name="Visited_20_Internet_20_Link">
https://t.me/lumsrc/4775</text:a>
</text:p>
      <!--NEWS-->
      <text:h text:style-name="P10" text:outline-level="1">
<text:span text:style-name="T4">
У Києві та більшості областей - повітряна тривога</text:span>
</text:h>
      <text:p text:style-name="P4">
Authors: Ukrinform (Person)</text:p>
      <text:p text:style-name="P4">
Publisher: Укринформ (Organization)</text:p>
      <text:p text:style-name="P4">
Published Time: 2023-05-13T-47:13:00+03:00</text:p>
      <text:p text:style-name="P4">
Modified Time: 2023-05-13T22:13:00+03:00</text:p>
      <text:p text:style-name="P4">
Description: У столиці та більшості центральних і західних областей України оголошено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38" text:anchor-type="as-char" svg:width="6.9236in" svg:height="3.956343in" draw:z-index="0">
<draw:image xlink:href="../Images/yкринформ/2023-05-13T-47-13-00-03-00/630_360_1645871571-868.jpg" xlink:type="simple" xlink:show="embed" xlink:actuate="onLoad" draw:mime-type="image/jpeg"/>
</draw:frame>
 У столиціта більшості центральних і західних областей України оголошено повітрянутривогу.</text:p>
      <text:p text:style-name="P4">
Про це повідомляє Укрінформ із <text:a xlink:type="simple" xlink:href="https://alerts.in.ua/" text:style-name="Internet_20_link" text:visited-style-name="Visited_20_Internet_20_Link">
 </text:a>
 на мапу повітрянихтривог.</text:p>
      <text:p text:style-name="P4">
Керівник Офісу Президента Андрій Єрмак <text:a xlink:type="simple" xlink:href="https://t.me/s/ermaka2022" text:style-name="Internet_20_link" text:visited-style-name="Visited_20_Internet_20_Link">
 </text:a>
 неігнорувати повітряну тривогу.</text:p>
      <text:p text:style-name="P4">
Source: <text:a xlink:type="simple" xlink:href="https://www.ukrinform.ua/rubric-ato/3708843-u-kievi-ta-nizci-oblastej-povitrana-trivoga.html" text:style-name="Internet_20_link" text:visited-style-name="Visited_20_Internet_20_Link">
https://www.ukrinform.ua/rubric-ato/3708843-u-kievi-ta-nizci-oblastej-povitrana-trivoga.html</text:a>
</text:p>
      <!--NEWS-->
      <text:h text:style-name="P10" text:outline-level="1">
<text:span text:style-name="T4">
Зеленський про блокування українського зерна: Невеличкі негаразди, ми їх вирішимо</text:span>
</text:h>
      <text:p text:style-name="P4">
Authors: Ukrinform (Person)</text:p>
      <text:p text:style-name="P4">
Publisher: Укринформ (Organization)</text:p>
      <text:p text:style-name="P4">
Published Time: 2023-05-13T-49:07:00+03:00</text:p>
      <text:p text:style-name="P4">
Modified Time: 2023-05-13T22:07:00+03:00</text:p>
      <text:p text:style-name="P4">
Description: Президент Володимир Зеленський вважає, що в рішеннях про блокування деякими європейськими державами-сусідами транзиту українського зерна є політична складова, однак усі питання буде вирішено. — Укрінформ.</text:p>
      <text:p text:style-name="P4">
Images: ["<text:a xlink:type="simple" xlink:href="https://static.ukrinform.com/photos/2023_04/thumb_files/630_360_1681898244-702.jpg" text:style-name="Internet_20_link" text:visited-style-name="Visited_20_Internet_20_Link">
630_360_16818...</text:a>
"]</text:p>
      <text:p text:style-name="P4">
Tags: ['Економіка', 'Зерно', 'Зеленський']</text:p>
      <text:p text:style-name="P4">
Type: Article</text:p>
      <!--METADATA-->
      <text:p text:style-name="P4">
<draw:frame draw:style-name="fr1" draw:name="Image39" text:anchor-type="as-char" svg:width="6.9236in" svg:height="3.956343in" draw:z-index="0">
<draw:image xlink:href="../Images/yкринформ/2023-05-13T-49-07-00-03-00/630_360_1681898244-702.jpg" xlink:type="simple" xlink:show="embed" xlink:actuate="onLoad" draw:mime-type="image/jpeg"/>
</draw:frame>
 ПрезидентВолодимир Зеленський вважає, що в рішеннях про блокування деякимиєвропейськими державами-сусідами транзиту українського зерна є політичнаскладова, однак усі питання буде вирішено.</text:p>
      <text:p text:style-name="P4">
Про це він сказав у інтерв’ю італійським ЗМІ, що транслювалося наживо на <text:a xlink:type="simple" xlink:href="https://www.youtube.com/watch" text:style-name="Internet_20_link" text:visited-style-name="Visited_20_Internet_20_Link">
</text:a>
, повідомляє Укрінформ.</text:p>
      <text:p text:style-name="P4">
«У цьому всьому є ще й політика. Я вдячний державам-сусідам, які наспідтримують, але, якщо бути чесним, там є і політика. У нас заблоковане Чорнеморе, зрозуміло, що нам дуже важлива допомога зброєю, ми не можемо ризикуватиу відносинах з деякими державами. І тому я розумію, що хтось – ті чи іншіполітичні течії користуються цією ситуацією і підбурюють фермерів тощо, щобблокувати наше зерно», - зазначив глава держави.</text:p>
      <text:p text:style-name="P4">
<text:span text:style-name="T4">
Читайте також:</text:span>
 <text:a xlink:type="simple" xlink:href="https://www.ukrinform.ua/rubric-economy/3708279-navit-akso-zernovu-ugodu-prodovzat-cina-frahtu-zrostatime-ekspert.html" text:style-name="Internet_20_link" text:visited-style-name="Visited_20_Internet_20_Link">
 <text:span text:style-name="T4">
зерно</text:span>
 </text:a>
</text:p>
      <text:p text:style-name="P4">
Водночас він наголосив, що блокування транзиту зерна є поза законом, тому всіпитання буде вирішено.</text:p>
      <text:p text:style-name="P4">
«Повинні бути ринкові відносини, не політичні, тоді ми всі, європейці, усіповертаємось до бізнесу as usual. Зараз це якісь невеличкі негаразди, думаю,ми їх вирішимо точно», - додав Президент.</text:p>
      <text:p text:style-name="P4">
<text:span text:style-name="T4">
Читайте також:</text:span>
 <text:a xlink:type="simple" xlink:href="https://www.ukrinform.ua/rubric-economy/3708223-u-tureccini-vidznacaut-prosuvanna-u-dialozi-sodo-zernovoi-ugodi.html" text:style-name="Internet_20_link" text:visited-style-name="Visited_20_Internet_20_Link">
 <text:span text:style-name="T4">
зерно</text:span>
 </text:a>
</text:p>
      <text:p text:style-name="P4">
Як повідомлялося, раніше президентка Єврокомісії Урсула фон дер Ляєн заявила,що негайним пріоритетом ЄК є безперешкодний транзит українського зерна занайнижчою можливою ціною до Євросоюзу.</text:p>
      <text:p text:style-name="P4">
<text:span text:style-name="T5">
Фото з сайту agravery.com</text:span>
</text:p>
      <text:p text:style-name="P4">
Source: <text:a xlink:type="simple" xlink:href="https://www.ukrinform.ua/rubric-economy/3708841-zelenskij-pro-blokuvanna-ukrainskogo-zerna-nevelicki-negarazdi-mi-ih-virisimo.html" text:style-name="Internet_20_link" text:visited-style-name="Visited_20_Internet_20_Link">
https://www.ukrinform.ua/rubric-economy/3708841-zelenskij-pro-blokuvanna-ukrainskogo-zerna-nevelicki-negarazdi-mi-ih-virisimo.html</text:a>
</text:p>
      <!--NEWS-->
      <text:h text:style-name="P10" text:outline-level="1">
<text:span text:style-name="T4">
У Ліверпулі стартував фінал Євробачення-2023</text:span>
</text:h>
      <text:p text:style-name="P4">
Authors: Ukrinform (Person)</text:p>
      <text:p text:style-name="P4">
Publisher: Укринформ (Organization)</text:p>
      <text:p text:style-name="P4">
Published Time: 2023-05-13T-51:00:00+03:00</text:p>
      <text:p text:style-name="P4">
Modified Time: 2023-05-13T22:00:00+03:00</text:p>
      <text:p text:style-name="P4">
Description: У британському Ліверпулі розпочався фінальний етап пісенного конкурсу «Євробачення-2023». — Укрінформ.</text:p>
      <text:p text:style-name="P4">
Images: ["<text:a xlink:type="simple" xlink:href="https://static.ukrinform.com/photos/2023_02/thumb_files/630_360_1675352996-430.png" text:style-name="Internet_20_link" text:visited-style-name="Visited_20_Internet_20_Link">
630_360_16753...</text:a>
"]</text:p>
      <text:p text:style-name="P4">
Tags: ['Євробачення', 'Конкурс', 'Музика']</text:p>
      <text:p text:style-name="P4">
Type: Article</text:p>
      <!--METADATA-->
      <text:p text:style-name="P4">
<draw:frame draw:style-name="fr1" draw:name="Image40" text:anchor-type="as-char" svg:width="6.9236in" svg:height="3.956343in" draw:z-index="0">
<draw:image xlink:href="../Images/yкринформ/2023-05-13T-51-00-00-03-00/630_360_1675352996-430.png" xlink:type="simple" xlink:show="embed" xlink:actuate="onLoad" draw:mime-type="image/png"/>
</draw:frame>
 Убританському Ліверпулі розпочався фінальний етап пісенного конкурсу«Євробачення-2023».</text:p>
      <text:p text:style-name="P4">
Про це повідомляє Укрінформ.</text:p>
      <text:p text:style-name="P4">
Свої номери демонструють 26 країн-учасниць, які перемогли у півфіналах.</text:p>
      <text:p text:style-name="P4">
Україну представляє гурт TVORCHI з піснею Heart Of Steel, який автоматичнопотрапив до вирішальної частини конкурсу.</text:p>
      <text:p text:style-name="P4">
Жеребкуванням було визначено, що Україна виступатиме під номером 19.</text:p>
      <text:p text:style-name="P4">
<text:span text:style-name="T4">
Читайте також:</text:span>
 <text:a xlink:type="simple" xlink:href="https://www.ukrinform.ua/rubric-culture/3708658-evrobacenna-zasvidcue-so-muzika-obednue-ludej-spilna-zaava-ukraini-ta-britanii.html" text:style-name="Internet_20_link" text:visited-style-name="Visited_20_Internet_20_Link">
 <text:span text:style-name="T4">
Євробач</text:span>
 </text:a>
</text:p>
      <text:p text:style-name="P4">
Порядок виступів учасників фіналу Євробачення-2023:</text:p>
      <ol>
        <li>
Австрія: Teya &amp; Salena – Who The Hell Is Edgar?   2. Португалія: Mimicat – Ai Coraçao   3. Швейцарія: Remo Forrer – Watergun   4. Польща: Blanka – Solo   5. Сербія: Luke Black – Samo Mi Se Spava   6. Франція: La Zarra – Évidemment;   7. Кіпр: Andrew Lambrou – Break A Broken Heart   8. Іспанія: Blanca Paloma – Eaea;   9. Швеція: Loreen – Tattoo   10. Албанія: Albina &amp; Familja Kelmendi – Duje   11. Італія: Marco Mengoni – Due vite;   12. Естонія: Alika – Bridges   13. Фінляндія: Käärijä – Cha Cha Cha   14. Чехія: Vesna – My Sister's Crown   15. Австралія: Voyager – Promise   16. Бельгія: Gustaph – Because Of You   17. Вірменія: Brunette – Future Lover   18. Молдова: Pasha Parfeni – Soarele si Luna   19. Україна: TVORCHI – Heart Of Steel   20. Норвегія: Alessandra – Queen of Kings   21. Німеччина: Lord Of The Lost – Blood &amp; Glitter;   22. Литва: Monika Linkyte – Stay   23. Ізраїль: Noa Kirel – Unicorn   24. Словенія: Joker Out – Carpe Diem   25. Хорватія: Let 3 – Mama ŠČ!   26. Велика Британія: Mae Muller – I Wrote A Song.</li>
      </ol>
      <text:p text:style-name="P4">
<text:span text:style-name="T4">
Читайте також:</text:span>
 <text:a xlink:type="simple" xlink:href="https://www.ukrinform.ua/rubric-culture/3708817-tkacenko-pro-final-evrobacenna-uves-liverpul-v-ukrainskih-praporah-riven-pidtrimki-zaskalue.html" text:style-name="Internet_20_link" text:visited-style-name="Visited_20_Internet_20_Link">
 <text:span text:style-name="T4">
Євробач</text:span>
 </text:a>
</text:p>
      <text:p text:style-name="P4">
Окрім TVORCHI у фіналі буде ще кілька номерів від українських артистів.</text:p>
      <text:p text:style-name="P4">
Нагадаємо, півфінали Євробачення-2023 відбулися 9-го та 12 травня.</text:p>
      <text:p text:style-name="P4">
<text:span text:style-name="T5">
Фото: BBC</text:span>
</text:p>
      <text:p text:style-name="P4">
Source: <text:a xlink:type="simple" xlink:href="https://www.ukrinform.ua/rubric-culture/3708832-u-liverpuli-startuvav-final-evrobacenna2023.html" text:style-name="Internet_20_link" text:visited-style-name="Visited_20_Internet_20_Link">
https://www.ukrinform.ua/rubric-culture/3708832-u-liverpuli-startuvav-final-evrobacenna2023.html</text:a>
</text:p>
      <!--NEWS-->
      <text:h text:style-name="P10" text:outline-level="1">
<text:span text:style-name="T4">
білорусь іще не росія, люди борються - Зеленський</text:span>
</text:h>
      <text:p text:style-name="P4">
Authors: Ukrinform (Person)</text:p>
      <text:p text:style-name="P4">
Publisher: Укринформ (Organization)</text:p>
      <text:p text:style-name="P4">
Published Time: 2023-05-13T-54:49:00+03:00</text:p>
      <text:p text:style-name="P4">
Modified Time: 2023-05-13T21:49:00+03:00</text:p>
      <text:p text:style-name="P4">
Description: російська федерація прагне зробити білорусь своєю частиною, однак білоруси борються і можуть залишитися незалежним суспільством.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білорусь', 'Італія', 'росія', 'Зеленський', 'Війна з росією']</text:p>
      <text:p text:style-name="P4">
Type: Article</text:p>
      <!--METADATA-->
      <text:p text:style-name="P4">
<draw:frame draw:style-name="fr1" draw:name="Image41" text:anchor-type="as-char" svg:width="6.9236in" svg:height="3.956343in" draw:z-index="0">
<draw:image xlink:href="../Images/yкринформ/2023-05-13T-54-49-00-03-00/630_360_1682063024-559.jpeg" xlink:type="simple" xlink:show="embed" xlink:actuate="onLoad" draw:mime-type="image/jpeg"/>
</draw:frame>
російська федерація прагне зробити білорусь своєю частиною, однак білорусиборються і можуть залишитися незалежним суспільством.</text:p>
      <text:p text:style-name="P4">
Про це розповів Володимир Зеленський в інтерв’ю італійським ЗМІ, щотранслювалося наживо на <text:a xlink:type="simple" xlink:href="http://www.youtube.com/watch" text:style-name="Internet_20_link" text:visited-style-name="Visited_20_Internet_20_Link">
</text:a>
Офісу глави держави, повідомляє Укрінформ.</text:p>
      <text:p text:style-name="P4">
«Я не вважаю, що білорусь – це росія. росія робить усе, щоб зробити з білорусіросію. Навіть не так… щоб зробити частиною росії, щоб там усім керувати», -зауважив він.</text:p>
      <text:p text:style-name="P4">
За словами Зеленського, у багатьох білоруських інституціях є «свої люди»кремля, які керують тими чи іншими процесами.</text:p>
      <text:p text:style-name="P4">
Водночас Президент зазначив, що понад 70% населення <text:a xlink:type="simple" xlink:href="https://www.ukrinform.ua/tag-bilorus" text:style-name="Internet_20_link" text:visited-style-name="Visited_20_Internet_20_Link">
</text:a>
 - проти росії, вони «засмучені»війною, підтримують Україну, і це вже велика різниця з росіянами.</text:p>
      <text:p text:style-name="P4">
<text:span text:style-name="T4">
Читайте також:</text:span>
 <text:a xlink:type="simple" xlink:href="https://www.ukrinform.ua/rubric-kyiv/3707852-u-kievi-vidkriut-ukrainskobiloruskij-hab.html" text:style-name="Internet_20_link" text:visited-style-name="Visited_20_Internet_20_Link">
 <text:span text:style-name="T4">
білорусь</text:span>
 </text:a>
</text:p>
      <text:p text:style-name="P4">
«Це говорить про те, що, незважаючи на інформаційну політику, незважаючи набудь-які наративи, білоруси борються. Коли тобі по телебаченню, в інтернеті, вгазетах говорять, що росія - твій брат, а Україна – ворог, складно жити вцьому наративі. Але вони борються, і я вважаю, що суспільство білорусізалишиться незалежним. Це складно, це теж війна, тому що у них немає жертв,але є втрачені люди, яким промили мозок, це також війна за незалежність,свободу слова, свободу вибору, це велика війна за ті самі цінності», -переконаний Зеленський.</text:p>
      <text:p text:style-name="P4">
На його думку, білоруси розуміють, що наступними для російської агресії можутьстати вони, Молдова або Балтійські країни.</text:p>
      <text:p text:style-name="P4">
Як повідомлялося, Президент України Володимир Зеленський 13 травня перебуває звізитом в Італії.</text:p>
      <text:p text:style-name="P4">
<text:span text:style-name="T5">
Фото: ОП</text:span>
</text:p>
      <text:p text:style-name="P4">
Source: <text:a xlink:type="simple" xlink:href="https://www.ukrinform.ua/rubric-ato/3708840-bilorus-ise-ne-rosia-ludi-borutsa-zelenskij.html" text:style-name="Internet_20_link" text:visited-style-name="Visited_20_Internet_20_Link">
https://www.ukrinform.ua/rubric-ato/3708840-bilorus-ise-ne-rosia-ludi-borutsa-zelenskij.html</text:a>
</text:p>
      <!--NEWS-->
      <text:h text:style-name="P10" text:outline-level="1">
<text:span text:style-name="T4">
Влада Ліверпуля обіцяє продовження відносин з Україною після Євробачення</text:span>
</text:h>
      <text:p text:style-name="P4">
Authors: Ukrinform (Person)</text:p>
      <text:p text:style-name="P4">
Publisher: Укринформ (Organization)</text:p>
      <text:p text:style-name="P4">
Published Time: 2023-05-13T-56:32:00+03:00</text:p>
      <text:p text:style-name="P4">
Modified Time: 2023-05-13T21:32:00+03:00</text:p>
      <text:p text:style-name="P4">
Description: Відносини британського Ліверпуля з Україною продовжаться і після пісенного конкурсу «Євробачення-2023», зокрема вже домовлено про спільні проєкти з нашими художниками. — Укрінформ.</text:p>
      <text:p text:style-name="P4">
Images: ["<text:a xlink:type="simple" xlink:href="https://static.ukrinform.com/photos/2022_10/thumb_files/630_360_1665168980-865.jpg" text:style-name="Internet_20_link" text:visited-style-name="Visited_20_Internet_20_Link">
630_360_16651...</text:a>
"]</text:p>
      <text:p text:style-name="P4">
Tags: ['Британія', 'Євробачення', 'Україна', 'Мистецтво', 'Ліверпуль']</text:p>
      <text:p text:style-name="P4">
Type: Article</text:p>
      <!--METADATA-->
      <text:p text:style-name="P4">
<draw:frame draw:style-name="fr1" draw:name="Image42" text:anchor-type="as-char" svg:width="6.9236in" svg:height="3.953152in" draw:z-index="0">
<draw:image xlink:href="../Images/yкринформ/2023-05-13T-56-32-00-03-00/630_360_1665168980-865.jpg" xlink:type="simple" xlink:show="embed" xlink:actuate="onLoad" draw:mime-type="image/jpeg"/>
</draw:frame>
 Відносинибританського Ліверпуля з Україною продовжаться і після пісенного конкурсу«Євробачення-2023», зокрема вже домовлено про спільні проєкти з нашимихудожниками.</text:p>
      <text:p text:style-name="P4">
Про це сказала очільниця відділу культури Ліверпуля Клер МакКолган, повідомляєУкрінформ із посиланням на PA Media.</text:p>
      <text:p text:style-name="P4">
«Відносини, налагоджені з Україною, яка не змогла прийняти конкурс черезросійське вторгнення, не закінчаться після суботнього фіналу… Це дуже потужно,і сподіваюся, коли все завершиться… вони матимуть трохи Ліверпуля у своїхсерцях», - зазначила МакКолган.</text:p>
      <text:p text:style-name="P4">
Вона також повідомила, що після «спільних зусиль» щодо організації <text:a xlink:type="simple" xlink:href="https://www.ukrinform.ua/tag-konkurs" text:style-name="Internet_20_link" text:visited-style-name="Visited_20_Internet_20_Link">
</text:a>
 будуть наступні проєкти з художникамиз України.</text:p>
      <text:p text:style-name="P4">
<text:span text:style-name="T4">
Читайте також:</text:span>
 <text:a xlink:type="simple" xlink:href="https://www.ukrinform.ua/rubric-culture/3708817-tkacenko-pro-final-evrobacenna-uves-liverpul-v-ukrainskih-praporah-riven-pidtrimki-zaskalue.html" text:style-name="Internet_20_link" text:visited-style-name="Visited_20_Internet_20_Link">
 <text:span text:style-name="T4">
Ліверпу</text:span>
 </text:a>
</text:p>
      <text:p text:style-name="P4">
Як <text:a xlink:type="simple" xlink:href="http://www.ukrinform.ua/rubric-culture/3708817-tkacenko-pro-final-evrobacenna-uves-liverpul-v-ukrainskih-praporah-riven-pidtrimki-zaskalue.html" text:style-name="Internet_20_link" text:visited-style-name="Visited_20_Internet_20_Link">
 </text:a>
, міністр культури та інформаційної політики Олександр Ткаченко розповів, щорівень підтримки України у британському Ліверпулі, де відбувається пісеннийконкурс «Євробачення», дуже високий.</text:p>
      <text:p text:style-name="P4">
<text:span text:style-name="T5">
Фото: Alan Novelli/Alamy</text:span>
</text:p>
      <text:p text:style-name="P4">
Source: <text:a xlink:type="simple" xlink:href="https://www.ukrinform.ua/rubric-culture/3708836-vlada-liverpula-obicae-prodovzenna-vidnosin-z-ukrainou-pisla-evrobacenna.html" text:style-name="Internet_20_link" text:visited-style-name="Visited_20_Internet_20_Link">
https://www.ukrinform.ua/rubric-culture/3708836-vlada-liverpula-obicae-prodovzenna-vidnosin-z-ukrainou-pisla-evrobacenna.html</text:a>
</text:p>
      <!--NEWS-->
      <text:h text:style-name="P10" text:outline-level="1">
<text:span text:style-name="T4">
Іран продав росії понад тисячу дронів та «іншу зброю» - Зеленський</text:span>
</text:h>
      <text:p text:style-name="P4">
Authors: Ukrinform (Person)</text:p>
      <text:p text:style-name="P4">
Publisher: Укринформ (Organization)</text:p>
      <text:p text:style-name="P4">
Published Time: 2023-05-13T-58:24:00+03:00</text:p>
      <text:p text:style-name="P4">
Modified Time: 2023-05-13T21:24:00+03:00</text:p>
      <text:p text:style-name="P4">
Description: Іран продав російській федерації більше тисячі дронів і нещодавно - «іншу зброю».  — Укрінформ.</text:p>
      <text:p text:style-name="P4">
Images: ["<text:a xlink:type="simple" xlink:href="https://static.ukrinform.com/photos/2023_04/thumb_files/630_360_1682395902-573.jpg" text:style-name="Internet_20_link" text:visited-style-name="Visited_20_Internet_20_Link">
630_360_16823...</text:a>
"]</text:p>
      <text:p text:style-name="P4">
Tags: ['Іран', 'Зброя', 'Зеленський', 'Війна з росією']</text:p>
      <text:p text:style-name="P4">
Type: Article</text:p>
      <!--METADATA-->
      <text:p text:style-name="P4">
<draw:frame draw:style-name="fr1" draw:name="Image43" text:anchor-type="as-char" svg:width="6.9236in" svg:height="3.956343in" draw:z-index="0">
<draw:image xlink:href="../Images/yкринформ/2023-05-13T-58-24-00-03-00/630_360_1682395902-573.jpg" xlink:type="simple" xlink:show="embed" xlink:actuate="onLoad" draw:mime-type="image/jpeg"/>
</draw:frame>
 Іранпродав російській федерації більше тисячі дронів і нещодавно - «іншу зброю».</text:p>
      <text:p text:style-name="P4">
Про це розповів Президент Володимир Зеленський в інтерв’ю італійським ЗМІ, щотранслювалося наживо на <text:a xlink:type="simple" xlink:href="https://www.youtube.com/watch" text:style-name="Internet_20_link" text:visited-style-name="Visited_20_Internet_20_Link">
</text:a>
, повідомляє Укрінформ.</text:p>
      <text:p text:style-name="P4">
«Завдяки санкціям кількість ракет, які вони (росіяни – ред.) виробляють, урази зменшилась. Є, правда, такі виклики, як Іран, який продав їм (рф – ред.)більше тисячі іранських дронів й іншу зброю, є інша зброя, у нас є точнаінформація, нещодавно вони це зробили», - сказав Зеленський.</text:p>
      <text:p text:style-name="P4">
<text:span text:style-name="T4">
Читайте також:</text:span>
 <text:a xlink:type="simple" xlink:href="https://www.ukrinform.ua/rubric-ato/3708771-zelenskij-v-italii-e-duze-vazlivi-risenna-sodo-zahistu-nasogo-neba.html" text:style-name="Internet_20_link" text:visited-style-name="Visited_20_Internet_20_Link">
 <text:span text:style-name="T4">
Зеленський</text:span>
 </text:a>
</text:p>
      <text:p text:style-name="P4">
Водночас він подякував за рішення Італії щодо надання систем ППО, зокремаSAMP-T для захисту українців.</text:p>
      <text:p text:style-name="P4">
Глава держави застеріг італійських політиків, які пропонують допомагатиУкраїні гуманітарно, але не надавати зброю, пояснивши, що зброя наразі дляукраїнців є оборонною допомогою захистом, спроможністю вижити.</text:p>
      <text:p text:style-name="P4">
«путін, як хижак, він відчуває це, коли в цьому об’єднанні якась країна стаєслабшою в допомозі, він це дуже жорстко відчуває і дуже конкретно, вонипочинають впливати, розколювати об’єднання ЄС в допомозі нам», - додавПрезидент.</text:p>
      <text:p text:style-name="P4">
<text:span text:style-name="T4">
Читайте також:</text:span>
 <text:a xlink:type="simple" xlink:href="https://www.ukrinform.ua/rubric-ato/3708821-zelenskij-pro-kontrnastup-vi-tocno-pobacite-a-rosia-vidcue.html" text:style-name="Internet_20_link" text:visited-style-name="Visited_20_Internet_20_Link">
 <text:span text:style-name="T4">
Зеленський</text:span>
 </text:a>
</text:p>
      <text:p text:style-name="P4">
Як повідомлялося, <text:a xlink:type="simple" xlink:href="https://www.ukrinform.ua/rubric-polytics/3708665-zelenskij-pribuv-iz-vizitom-do-italii.html" text:style-name="Internet_20_link" text:visited-style-name="Visited_20_Internet_20_Link">
 </text:a>
 .</text:p>
      <text:p text:style-name="P4">
Source: <text:a xlink:type="simple" xlink:href="https://www.ukrinform.ua/rubric-ato/3708835-iran-prodav-rosii-ponad-tisacu-droniv-ta-insu-zbrou-zelenskij.html" text:style-name="Internet_20_link" text:visited-style-name="Visited_20_Internet_20_Link">
https://www.ukrinform.ua/rubric-ato/3708835-iran-prodav-rosii-ponad-tisacu-droniv-ta-insu-zbrou-zelenskij.html</text:a>
</text:p>
      <!--NEWS-->
      <text:h text:style-name="P10" text:outline-level="1">
<text:span text:style-name="T4">
У Києві відбулася творча зустріч із захисницею Маріуполя Валерією Суботіною</text:span>
</text:h>
      <text:p text:style-name="P4">
Authors: Ukrinform (Person)</text:p>
      <text:p text:style-name="P4">
Publisher: Укринформ (Organization)</text:p>
      <text:p text:style-name="P4">
Published Time: 2023-05-13T-60:12:31+03:00</text:p>
      <text:p text:style-name="P4">
Modified Time: 2023-05-13T21:12:31+03:00</text:p>
      <text:p text:style-name="P4">
Description: У Будинку кіно відбувся творчий вечір захисниці Маріуполя Валерії (Нави) Суботіної (Карпиленко), присвячений її збірці поезій "Квіти і зброя" та поверненню з полону. — Укрінформ.</text:p>
      <text:p text:style-name="P4">
Images: ["<text:a xlink:type="simple" xlink:href="https://static.ukrinform.com/photos/2023_05/thumb_files/630_360_1684001251-509.jpg" text:style-name="Internet_20_link" text:visited-style-name="Visited_20_Internet_20_Link">
630_360_16840...</text:a>
", "<text:a xlink:type="simple" xlink:href="https://static.ukrinform.com/photos/2023_05/1684001431-450.jpg" text:style-name="Internet_20_link" text:visited-style-name="Visited_20_Internet_20_Link">
1684001431-45...</text:a>
", "<text:a xlink:type="simple" xlink:href="https://static.ukrinform.com/photos/2023_05/1684001431-195.jpg" text:style-name="Internet_20_link" text:visited-style-name="Visited_20_Internet_20_Link">
1684001431-19...</text:a>
", "<text:a xlink:type="simple" xlink:href="https://static.ukrinform.com/photos/2023_05/1684001430-243.jpg" text:style-name="Internet_20_link" text:visited-style-name="Visited_20_Internet_20_Link">
1684001430-24...</text:a>
", "<text:a xlink:type="simple" xlink:href="https://static.ukrinform.com/photos/2023_05/1684001430-859.jpg" text:style-name="Internet_20_link" text:visited-style-name="Visited_20_Internet_20_Link">
1684001430-85...</text:a>
", "<text:a xlink:type="simple" xlink:href="https://static.ukrinform.com/photos/2023_05/1684001429-832.jpg" text:style-name="Internet_20_link" text:visited-style-name="Visited_20_Internet_20_Link">
1684001429-83...</text:a>
", "<text:a xlink:type="simple" xlink:href="https://static.ukrinform.com/photos/2023_05/1684001429-654.jpg" text:style-name="Internet_20_link" text:visited-style-name="Visited_20_Internet_20_Link">
1684001429-65...</text:a>
", "<text:a xlink:type="simple" xlink:href="https://static.ukrinform.com/photos/2023_05/1684001429-614.jpg" text:style-name="Internet_20_link" text:visited-style-name="Visited_20_Internet_20_Link">
1684001429-61...</text:a>
"]</text:p>
      <text:p text:style-name="P4">
Tags: ['Азовсталь', 'Маріуполь', 'Волонтери', 'Війна з росією']</text:p>
      <text:p text:style-name="P4">
Type: Article</text:p>
      <!--METADATA-->
      <text:p text:style-name="P4">
<draw:frame draw:style-name="fr1" draw:name="Image44" text:anchor-type="as-char" svg:width="6.9236in" svg:height="3.956343in" draw:z-index="0">
<draw:image xlink:href="../Images/yкринформ/2023-05-13T-60-12-31-03-00/630_360_1684001251-509.jpg" xlink:type="simple" xlink:show="embed" xlink:actuate="onLoad" draw:mime-type="image/jpeg"/>
</draw:frame>
 У Будинкукіно відбувся творчий вечір захисниці Маріуполя Валерії (Нави) Суботіної(Карпиленко), присвячений її збірці поезій "Квіти і зброя" та поверненню зполону.</text:p>
      <text:p text:style-name="P4">
Про це повідомляє кореспондент Укрінформу.</text:p>
      <text:p text:style-name="P4">
"У полоні ти відрізаний від будь-якої інформації. Тож неможливо точно знати,чи за тебе борються, чи на тебе чекають. Але всі, хто довго перебувають уполоні, усвідомлюють: скільки ти там би не знаходився, Україна не могла тебепокинути, як і друзі, і рідні. Але як важливо вийти звідти і впевнитися, щотак воно і є!" - сказала Суботіна (Карпиленко).</text:p>
      <text:p text:style-name="P4">
<draw:frame draw:style-name="fr1" draw:name="Image45" text:anchor-type="as-char" svg:width="6.9236in" svg:height="4.615733in" draw:z-index="0">
<draw:image xlink:href="../Images/yкринформ/2023-05-13T-60-12-31-03-00/1684001431-450.jpg" xlink:type="simple" xlink:show="embed" xlink:actuate="onLoad" draw:mime-type="image/jpeg"/>
</draw:frame>
<draw:frame draw:style-name="fr1" draw:name="Image46" text:anchor-type="as-char" svg:width="6.9236in" svg:height="4.615733in" draw:z-index="0">
<draw:image xlink:href="../Images/yкринформ/2023-05-13T-60-12-31-03-00/1684001431-195.jpg" xlink:type="simple" xlink:show="embed" xlink:actuate="onLoad" draw:mime-type="image/jpeg"/>
</draw:frame>
</text:p>
      <text:p text:style-name="P4">
Вона зачитала три власні поезії. Одну - про Маріуполь, другу присвятилавійськовим, які наразі перебувають у полоні - цей вірш вона написала вчора.Третій вірш був про чоловіка Андрія, з яким пробула у шлюбі три дні: 5 травня2022 року було зареєстровано шлюб, а 7 травня він не повернувся з бойовогозавдання.</text:p>
      <text:p text:style-name="P4">
<text:span text:style-name="T4">
Читайте також:</text:span>
 <text:a xlink:type="simple" xlink:href="https://www.ukrinform.ua/rubric-diaspora/3576421-u-munheni-vidbudetsa-tvorca-zustric-z-ukrainskou-poetesou-katerinou-kalitko.html" text:style-name="Internet_20_link" text:visited-style-name="Visited_20_Internet_20_Link">
 <text:span text:style-name="T4">
творча</text:span>
 <text:span text:style-name="T4">
зустріч</text:span>
 </text:a>
</text:p>
      <text:p text:style-name="P4">
Творчий вечір зібрав у Червоній залі Будинку кіно друзів, знайомих, посестер іпобратимів Нави. Вони виходили на сцену, аби поділитися життєвими історіями,які їх поєднують з військовослужбовицею, зачитували її вірші зі збірки "Квітиі зброя", а дехто присвячував власні поезії, натхненням для яких стало коханняподружжя Суботіних.</text:p>
      <text:p text:style-name="P4">
<draw:frame draw:style-name="fr1" draw:name="Image47" text:anchor-type="as-char" svg:width="6.9236in" svg:height="4.615733in" draw:z-index="0">
<draw:image xlink:href="../Images/yкринформ/2023-05-13T-60-12-31-03-00/1684001430-243.jpg" xlink:type="simple" xlink:show="embed" xlink:actuate="onLoad" draw:mime-type="image/jpeg"/>
</draw:frame>
<draw:frame draw:style-name="fr1" draw:name="Image48" text:anchor-type="as-char" svg:width="6.9236in" svg:height="4.615733in" draw:z-index="0">
<draw:image xlink:href="../Images/yкринформ/2023-05-13T-60-12-31-03-00/1684001430-859.jpg" xlink:type="simple" xlink:show="embed" xlink:actuate="onLoad" draw:mime-type="image/jpeg"/>
</draw:frame>
</text:p>
      <text:p text:style-name="P4">
"Нас усіх об'єднує війна… Серед нас є сім'ї, які дочекалися рідних з полону.Ось і наша сталева донечка (Валерія Суботіна - ред.) разом із нами, дякуватиБогу. Але ніхто із нас не може спокійно жити, бо дуже багато наших рідних іблизьких зараз у полоні. Ми маємо разом боротися, щоб якомога швидше нашівоїни повернулися з полону. І ми продовжуватимемо боротьбу, бо материнськісерця не можуть по-іншому", - сказала мати загиблого захисника МаріуполяЛюдмила Суботіна.</text:p>
      <text:p text:style-name="P4">
<text:span text:style-name="T4">
Читайте також:</text:span>
 <text:a xlink:type="simple" xlink:href="https://www.ukrinform.ua/rubric-culture/3613921-u-kievi-vidbudetsa-dopremernij-pokaz-stricki-obmin.html" text:style-name="Internet_20_link" text:visited-style-name="Visited_20_Internet_20_Link">
 </text:a>
</text:p>
      <text:p text:style-name="P4">
Також під час заходу виступили українські митці. Зокрема, пісні на вірші Навивиконав актор-військовослужбовець Дмитро Лінартович, композиції на твориГригорія Сковороди та Василя Стуса - лірник і бандурист Тарас Компаніченко, апісні "Поцілуй мене на прощання", "Повернись живим" та "Перемога" заспіваланародна артистка України Марія Бурмака.</text:p>
      <text:p text:style-name="P4">
<draw:frame draw:style-name="fr1" draw:name="Image49" text:anchor-type="as-char" svg:width="6.9236in" svg:height="4.615733in" draw:z-index="0">
<draw:image xlink:href="../Images/yкринформ/2023-05-13T-60-12-31-03-00/1684001429-832.jpg" xlink:type="simple" xlink:show="embed" xlink:actuate="onLoad" draw:mime-type="image/jpeg"/>
</draw:frame>
<draw:frame draw:style-name="fr1" draw:name="Image50" text:anchor-type="as-char" svg:width="6.9236in" svg:height="4.615733in" draw:z-index="0">
<draw:image xlink:href="../Images/yкринформ/2023-05-13T-60-12-31-03-00/1684001429-654.jpg" xlink:type="simple" xlink:show="embed" xlink:actuate="onLoad" draw:mime-type="image/jpeg"/>
</draw:frame>
</text:p>
      <text:p text:style-name="P4">
"Я часто буваю красномовний, але зараз не маю, що сказати. Я радий, що цяісторія хоч частково має чудесне завершення", - зауважив Компаніченко.</text:p>
      <text:p text:style-name="P4">
<draw:frame draw:style-name="fr1" draw:name="Image51" text:anchor-type="as-char" svg:width="6.9236in" svg:height="4.615733in" draw:z-index="0">
<draw:image xlink:href="../Images/yкринформ/2023-05-13T-60-12-31-03-00/1684001429-614.jpg" xlink:type="simple" xlink:show="embed" xlink:actuate="onLoad" draw:mime-type="image/jpeg"/>
</draw:frame>
</text:p>
      <text:p text:style-name="P4">
Як повідомлялося, речниця полку "Азов", захисниця Азовсталі й МаріуполяВалерія Суботіна (Карпиленко) повернулася до України з російського полону підчас обміну військовополоненими 10 квітня.</text:p>
      <text:p text:style-name="P4">
Source: <text:a xlink:type="simple" xlink:href="https://www.ukrinform.ua/rubric-kyiv/3708829-u-kievi-vidbulasa-tvorca-zustric-iz-zahisniceu-mariupola-valerieu-subotinou.html" text:style-name="Internet_20_link" text:visited-style-name="Visited_20_Internet_20_Link">
https://www.ukrinform.ua/rubric-kyiv/3708829-u-kievi-vidbulasa-tvorca-zustric-iz-zahisniceu-mariupola-valerieu-subotinou.html</text:a>
</text:p>
      <!--NEWS-->
      <text:h text:style-name="P10" text:outline-level="1">
<text:span text:style-name="T4">
Теніс: українець Ваншельбойм виграв парний турнір</text:span>
</text:h>
      <text:p text:style-name="P4">
Authors: Ukrinform (Person)</text:p>
      <text:p text:style-name="P4">
Publisher: Укринформ (Organization)</text:p>
      <text:p text:style-name="P4">
Published Time: 2023-05-13T-62:12:00+03:00</text:p>
      <text:p text:style-name="P4">
Modified Time: 2023-05-13T21:12:00+03:00</text:p>
      <text:p text:style-name="P4">
Description: Український тенісист Ерік Ваншельбойм переміг на парному ґрунтовому турнірі серії ITF M25 у шведському Варнамо. — Укрінформ.</text:p>
      <text:p text:style-name="P4">
Images: ["<text:a xlink:type="simple" xlink:href="https://static.ukrinform.com/photos/2023_05/thumb_files/630_360_1684001538-187.jpg" text:style-name="Internet_20_link" text:visited-style-name="Visited_20_Internet_20_Link">
630_360_16840...</text:a>
"]</text:p>
      <text:p text:style-name="P4">
Tags: ['Теніс']</text:p>
      <text:p text:style-name="P4">
Type: Article</text:p>
      <!--METADATA-->
      <text:p text:style-name="P4">
<draw:frame draw:style-name="fr1" draw:name="Image52" text:anchor-type="as-char" svg:width="6.9236in" svg:height="3.956343in" draw:z-index="0">
<draw:image xlink:href="../Images/yкринформ/2023-05-13T-62-12-00-03-00/630_360_1684001538-187.jpg" xlink:type="simple" xlink:show="embed" xlink:actuate="onLoad" draw:mime-type="image/jpeg"/>
</draw:frame>
Український тенісист Ерік Ваншельбойм переміг на парному ґрунтовому турнірісерії ITF M25 у шведському Варнамо.</text:p>
      <text:p text:style-name="P4">
У фіналі 21-річний спортсмен, разом зі шведом Сімоном Фройндом, перемігбританців Чарльза Брума та Марка Вайтхауза – 6:3, 6:3, передає Укрінформ.</text:p>
      <text:p text:style-name="P4">
Це друга перемога на парному турнірі для Ваншельбойма у цьому сезоні.</text:p>
      <text:p text:style-name="P4">
<text:span text:style-name="T4">
Читайте також:</text:span>
 <text:a xlink:type="simple" xlink:href="https://www.ukrinform.ua/rubric-sports/3708640-curenko-uperse-zdobula-ponad-20-peremog-za-sezon-pered-rolan-garros.html" text:style-name="Internet_20_link" text:visited-style-name="Visited_20_Internet_20_Link">
 </text:a>
</text:p>
      <text:p text:style-name="P4">
У квітні він разом з австралійцем Адамом Тейлором переміг на ITF M25 ухорватському Дубровніку.</text:p>
      <text:p text:style-name="P4">
Фото: btu.org.ua</text:p>
      <text:p text:style-name="P4">
Source: <text:a xlink:type="simple" xlink:href="https://www.ukrinform.ua/rubric-sports/3708830-tenis-ukrainec-vanselbojm-vigrav-parnij-turnir.html" text:style-name="Internet_20_link" text:visited-style-name="Visited_20_Internet_20_Link">
https://www.ukrinform.ua/rubric-sports/3708830-tenis-ukrainec-vanselbojm-vigrav-parnij-turnir.html</text:a>
</text:p>
      <!--NEWS-->
      <text:h text:style-name="P10" text:outline-level="1">
<text:span text:style-name="T4">
Арахамія прокоментував ситуацію з імовірним постачанням Швейцарією зброї для України</text:span>
</text:h>
      <text:p text:style-name="P4">
Authors: Ukrinform (Person)</text:p>
      <text:p text:style-name="P4">
Publisher: Укринформ (Organization)</text:p>
      <text:p text:style-name="P4">
Published Time: 2023-05-13T-64:05:00+03:00</text:p>
      <text:p text:style-name="P4">
Modified Time: 2023-05-13T21:05:00+03:00</text:p>
      <text:p text:style-name="P4">
Description: Голова парламентської фракції "Слуга народу" Давид Арахамія заявив, що у засобах масової інформації багато неточних трактувань останніх рішень щодо швейцарської зброї. — Укрінформ.</text:p>
      <text:p text:style-name="P4">
Images: ["<text:a xlink:type="simple" xlink:href="https://static.ukrinform.com/photos/2022_03/thumb_files/630_360_1646406939-675.jpg" text:style-name="Internet_20_link" text:visited-style-name="Visited_20_Internet_20_Link">
630_360_16464...</text:a>
"]</text:p>
      <text:p text:style-name="P4">
Tags: ['Швейцарія', 'Зброя', 'Арахамія']</text:p>
      <text:p text:style-name="P4">
Type: Article</text:p>
      <!--METADATA-->
      <text:p text:style-name="P4">
<draw:frame draw:style-name="fr1" draw:name="Image53" text:anchor-type="as-char" svg:width="6.9236in" svg:height="3.956343in" draw:z-index="0">
<draw:image xlink:href="../Images/yкринформ/2023-05-13T-64-05-00-03-00/630_360_1646406939-675.jpg" xlink:type="simple" xlink:show="embed" xlink:actuate="onLoad" draw:mime-type="image/jpeg"/>
</draw:frame>
 Головапарламентської фракції "Слуга народу" Давид Арахамія заявив, що у засобахмасової інформації багато неточних трактувань останніх рішень щодошвейцарської зброї.</text:p>
      <text:p text:style-name="P4">
Як передає Укрінформ, про це Арахамія повідомляє у <text:a xlink:type="simple" xlink:href="https://t.me/David_Arakhamia/241" text:style-name="Internet_20_link" text:visited-style-name="Visited_20_Internet_20_Link">
</text:a>
.</text:p>
      <text:p text:style-name="P4">
“У ЗМІ багато неточних трактувань останніх рішень швейцарських колег.Починаючи від того, що парламент нібито вже ухвалив рішення про згоду наекспорт, закінчуючи тим, що нібито Швейцарія вже направляє нам зброю”, -написав він.</text:p>
      <text:p text:style-name="P4">
<text:span text:style-name="T4">
Читайте також:</text:span>
 <text:a xlink:type="simple" xlink:href="https://www.ukrinform.ua/rubric-polytics/3708743-kornienko-v-estonii-obgovoriv-neobhidnist-citkogo-algoritmu-ruhu-ukraini-v-nato.html" text:style-name="Internet_20_link" text:visited-style-name="Visited_20_Internet_20_Link">
 </text:a>
</text:p>
      <text:p text:style-name="P4">
Арахамія пояснив, що насправді наразі профільні комітети підтримали пропозиціїщодо пом’якшення правил експорту швейцарських оборонних технологій. Україніуже відома дата, коли проєкти відповідних рішень будуть винесені наголосування в залі. “Працюємо над тим, щоб вони були результативними”, - додаввін.</text:p>
      <text:p text:style-name="P4">
Голова парламентської фракції нагадав, що роботу зі Швейцарією щодо зброїїхнього виробництва розпочали ще на початку року.</text:p>
      <text:p text:style-name="P4">
Він зауважив, що не всі повірили, що таке можливо. А зараз Україна має перші,але поки що не остаточні результати.</text:p>
      <text:p text:style-name="P4">
<text:span text:style-name="T4">
Читайте також:</text:span>
 <text:a xlink:type="simple" xlink:href="https://www.ukrinform.ua/rubric-ato/3708649-nimeccina-anonsuvala-paket-vijskovoi-dopomogi-na-27-milarda-aku-zbrou-otrimae-ukraina.html" text:style-name="Internet_20_link" text:visited-style-name="Visited_20_Internet_20_Link">
 <text:span text:style-name="T4">
збро</text:span>
 </text:a>
</text:p>
      <text:p text:style-name="P4">
Також голова фракції "Слуга народу" відзначив роботу учасників українськоїпарламентської дипломатичної місії у Швейцарії, Офісу Президента, Міністерствазакордонних справ, які доклали багато зусиль до цього процесу. “І, безумовно,величезна заслуга в цьому нашої колишньої колеги по фракції ІриниВенедіктової, яка очолює нашу амбасаду у Швейцарії”, - підкреслив Арахамія.</text:p>
      <text:p text:style-name="P4">
Як повідомляв Укрінформ, <text:a xlink:type="simple" xlink:href="https://www.ukrinform.ua/rubric-economy/3708078-u-parlamenti-svejcarii-rekomenduvali-pomaksiti-eksportnij-kontrol-vijskovoi-tehniki-ta-zbroi.html" text:style-name="Internet_20_link" text:visited-style-name="Visited_20_Internet_20_Link">
 </text:a>
 військової техніки та зброї.</text:p>
      <text:p text:style-name="P4">
Source: <text:a xlink:type="simple" xlink:href="https://www.ukrinform.ua/rubric-ato/3708827-arahamia-prokomentuvav-situaciu-z-imovirnim-postacannam-svejcarieu-zbroi-dla-ukraini.html" text:style-name="Internet_20_link" text:visited-style-name="Visited_20_Internet_20_Link">
https://www.ukrinform.ua/rubric-ato/3708827-arahamia-prokomentuvav-situaciu-z-imovirnim-postacannam-svejcarieu-zbroi-dla-ukraini.html</text:a>
</text:p>
      <!--NEWS-->
      <text:h text:style-name="P10" text:outline-level="1">
<text:span text:style-name="T4">
Президент запросив Папу Римського в Україну і подарував картину</text:span>
</text:h>
      <text:p text:style-name="P4">
Authors: Ukrinform (Person)</text:p>
      <text:p text:style-name="P4">
Publisher: Укринформ (Organization)</text:p>
      <text:p text:style-name="P4">
Published Time: 2023-05-13T-67:48:00+03:00</text:p>
      <text:p text:style-name="P4">
Modified Time: 2023-05-13T20:48:00+03:00</text:p>
      <text:p text:style-name="P4">
Description: Президент Володимир Зеленський запросив Папу Римського Франциска відвідати Україну й підтримати молитвою українців. — Укрінформ.</text:p>
      <text:p text:style-name="P4">
Images: ["<text:a xlink:type="simple" xlink:href="https://static.ukrinform.com/photos/2023_05/thumb_files/630_360_1683999909-239.jpeg" text:style-name="Internet_20_link" text:visited-style-name="Visited_20_Internet_20_Link">
630_360_16839...</text:a>
", "<text:a xlink:type="simple" xlink:href="https://static.ukrinform.com/photos/2023_05/1683999958-504.jpeg" text:style-name="Internet_20_link" text:visited-style-name="Visited_20_Internet_20_Link">
1683999958-50...</text:a>
", "<text:a xlink:type="simple" xlink:href="https://static.ukrinform.com/photos/2023_05/1683999958-468.jpeg" text:style-name="Internet_20_link" text:visited-style-name="Visited_20_Internet_20_Link">
1683999958-46...</text:a>
"]</text:p>
      <text:p text:style-name="P4">
Tags: ['Папа Франциск', 'Ватикан', 'Зеленський', 'Війна з росією']</text:p>
      <text:p text:style-name="P4">
Type: Article</text:p>
      <!--METADATA-->
      <text:p text:style-name="P4">
<draw:frame draw:style-name="fr1" draw:name="Image54" text:anchor-type="as-char" svg:width="6.9236in" svg:height="3.956343in" draw:z-index="0">
<draw:image xlink:href="../Images/yкринформ/2023-05-13T-67-48-00-03-00/630_360_1683999909-239.jpeg" xlink:type="simple" xlink:show="embed" xlink:actuate="onLoad" draw:mime-type="image/jpeg"/>
</draw:frame>
Президент Володимир Зеленський запросив Папу Римського Франциска відвідатиУкраїну й підтримати молитвою українців.</text:p>
      <text:p text:style-name="P4">
Про це повідомляє <text:a xlink:type="simple" xlink:href="https://www.president.gov.ua/news/prezident-ukrayini-volodimir-zelenskij-zustrivsya-z-papoyu-r-82849" text:style-name="Internet_20_link" text:visited-style-name="Visited_20_Internet_20_Link">
 </text:a>
 , передає Укрінформ.</text:p>
      <text:p text:style-name="P4">
Зазначається, що Зеленський закликав понтифіка відвідати нашу країну, щобпідтримати молитвою всіх українців, які потерпають від російського терору йборються проти зла, яке прийшло на українську землю.</text:p>
      <text:p text:style-name="P4">
<draw:frame draw:style-name="fr1" draw:name="Image55" text:anchor-type="as-char" svg:width="6.9236in" svg:height="4.617948in" draw:z-index="0">
<draw:image xlink:href="../Images/yкринформ/2023-05-13T-67-48-00-03-00/1683999958-504.jpeg" xlink:type="simple" xlink:show="embed" xlink:actuate="onLoad" draw:mime-type="image/jpeg"/>
</draw:frame>
</text:p>
      <text:p text:style-name="P4">
Президент також передав його святості картину «Втрата, 2022-58» авторстваОлексія Ревіки, який народився в нині окупованому росією МелітополіЗапорізької області. За даними ОП, ця картина є частиною серії «Червоналінія», що ілюструє події війни, які відбуваються зараз, а кожен твір серії –це червона лінія, яку перетнула росія.</text:p>
      <text:p text:style-name="P4">
<text:span text:style-name="T4">
Читайте також:</text:span>
 <text:a xlink:type="simple" xlink:href="https://www.ukrinform.ua/rubric-society/3708804-zelenskij-zustrivsa-z-papou-franciskom-u-vatikani.html" text:style-name="Internet_20_link" text:visited-style-name="Visited_20_Internet_20_Link">
 <text:span text:style-name="T4">
Франци</text:span>
 </text:a>
</text:p>
      <text:p text:style-name="P4">
В Офісі глави держави нагадали, що під час зустрічі з Папою РимськимЗеленський основну увагу приділив припиненню російської агресії та відновленнюмиру.</text:p>
      <text:p text:style-name="P4">
<draw:frame draw:style-name="fr1" draw:name="Image56" text:anchor-type="as-char" svg:width="6.9236in" svg:height="4.617948in" draw:z-index="0">
<draw:image xlink:href="../Images/yкринформ/2023-05-13T-67-48-00-03-00/1683999958-468.jpeg" xlink:type="simple" xlink:show="embed" xlink:actuate="onLoad" draw:mime-type="image/jpeg"/>
</draw:frame>
</text:p>
      <text:p text:style-name="P4">
Він, зокрема, попросив Папу Франциска всебічно сприяти реалізації формулимиру, зокрема в питаннях продовольчої безпеки, звільнення полонених ідепортованих осіб та відновлення справедливості.</text:p>
      <text:p text:style-name="P4">
«Оскільки війна триває на території України, мирний план може бути тількиукраїнським», – наголосив Президент.</text:p>
      <text:p text:style-name="P4">
<text:span text:style-name="T4">
Читайте також:</text:span>
 <text:a xlink:type="simple" xlink:href="https://www.ukrinform.ua/rubric-ato/3708785-zelenskij-rosia-ne-hoce-miru-usi-maut-ce-usvidomiti.html" text:style-name="Internet_20_link" text:visited-style-name="Visited_20_Internet_20_Link">
 <text:span text:style-name="T4">
Зеленськи</text:span>
 </text:a>
</text:p>
      <text:p text:style-name="P4">
Як повідомлялося, <text:a xlink:type="simple" xlink:href="https://www.ukrinform.ua/rubric-polytics/3708665-zelenskij-pribuv-iz-vizitom-do-italii.html" text:style-name="Internet_20_link" text:visited-style-name="Visited_20_Internet_20_Link">
 </text:a>
 .</text:p>
      <text:p text:style-name="P4">
Фото: ОП</text:p>
      <text:p text:style-name="P4">
Source: <text:a xlink:type="simple" xlink:href="https://www.ukrinform.ua/rubric-society/3708823-prezident-zaprosiv-papu-rimskogo-v-ukrainu-i-podaruvav-kartinu.html" text:style-name="Internet_20_link" text:visited-style-name="Visited_20_Internet_20_Link">
https://www.ukrinform.ua/rubric-society/3708823-prezident-zaprosiv-papu-rimskogo-v-ukrainu-i-podaruvav-kartinu.html</text:a>
</text:p>
      <!--NEWS-->
      <text:h text:style-name="P10" text:outline-level="1">
<text:span text:style-name="T4">
В Україні завтра переважно без опадів, вдень до 24°</text:span>
</text:h>
      <text:p text:style-name="P4">
Authors: Ukrinform (Person)</text:p>
      <text:p text:style-name="P4">
Publisher: Укринформ (Organization)</text:p>
      <text:p text:style-name="P4">
Published Time: 2023-05-13T-69:40:00+03:00</text:p>
      <text:p text:style-name="P4">
Modified Time: 2023-05-13T20:40:00+03:00</text:p>
      <text:p text:style-name="P4">
Description: В Україні у неділю місцями пройде невеликий короткочасний дощ і гроза на Лівобережжі, у Волинській, Рівненській області та Карпатах, температура вночі 6-11°, вдень 19-24°. — Укрінформ.</text:p>
      <text:p text:style-name="P4">
Images: ["<text:a xlink:type="simple" xlink:href="https://static.ukrinform.com/photos/2022_05/thumb_files/630_360_1653467553-903.jpg" text:style-name="Internet_20_link" text:visited-style-name="Visited_20_Internet_20_Link">
630_360_16534...</text:a>
"]</text:p>
      <text:p text:style-name="P4">
Tags: ['Дощ', 'Погода', 'Тепло', 'Прогноз']</text:p>
      <text:p text:style-name="P4">
Type: Article</text:p>
      <!--METADATA-->
      <text:p text:style-name="P4">
<draw:frame draw:style-name="fr1" draw:name="Image57" text:anchor-type="as-char" svg:width="6.9236in" svg:height="3.956343in" draw:z-index="0">
<draw:image xlink:href="../Images/yкринформ/2023-05-13T-69-40-00-03-00/630_360_1653467553-903.jpg" xlink:type="simple" xlink:show="embed" xlink:actuate="onLoad" draw:mime-type="image/jpeg"/>
</draw:frame>
 В Україніу неділю місцями пройде невеликий короткочасний дощ і гроза на Лівобережжі, уВолинській, Рівненській області та Карпатах, температура вночі 6-11°, вдень19-24°.</text:p>
      <text:p text:style-name="P4">
Про це Укрінформу повідомили в Українському гідрометцентрі.</text:p>
      <text:p text:style-name="P4">
"Уночі без опадів, вдень на Лівобережжі, у Волинській, Рівненській області тав Карпатах місцями невеликий короткочасний дощ, гроза. Вітер переважнопівнічно-західний, у західних областях південно-східний, 3-8 м/с. Температуравночі 6-11°, на узбережжі морів 10-15°, вдень 19-24°; в Карпатах вночі від 4°тепла до 1° морозу, вдень 11-16° тепла", - йдеться в повідомленні.</text:p>
      <text:p text:style-name="P4">
У Києві та області 14 травня опади не прогнозуються. <text:a xlink:type="simple" xlink:href="https://www.ukrinform.ua/tag-viter" text:style-name="Internet_20_link" text:visited-style-name="Visited_20_Internet_20_Link">
</text:a>
 північно-західний, 3-5 м/с. У столицітемпература вночі 9-11°, вдень 21-23°, на Київщині вночі 6-11°, вдень 19-24°.</text:p>
      <text:p text:style-name="P4">
Згідно з прогнозом, 15-16 травня у західних областях (вночі 15 травня лише вКарпатському регіоні) очікуються короткочасні дощі, місцями грози, вдень вокремих районах град; на решті території без істотних опадів. Вітер південно-східний з переходом на південно-західний, 7-12 м/с, у західній частині місцямипориви 15-20 м/с. Температура вночі 8-13°, на узбережжі морів до 16°, вдень19-24°, у південній частині та центральних областях місцями до 27°; нависокогір'ї Карпат 15 травня вночі 3-8° тепла, вдень 11-16°, 16 травня вночі6-11°, вдень 15-20°.</text:p>
      <text:p text:style-name="P4">
У Києві та області 15-16 травня без істотних опадів. Вітер південно-східний зпереходом на південно-західний, 7-12 м/с. У столиці температура вночі 11-13°,вдень 22-24°, на Київщині вночі 8-13°, вдень 19-24°.</text:p>
      <text:p text:style-name="P4">
<text:span text:style-name="T4">
Читайте також:</text:span>
 <text:a xlink:type="simple" xlink:href="https://www.ukrinform.ua/rubric-kyiv/3708648-u-kievi-riven-vodi-v-dnipri-za-dobu-pidnavsa-na-4-santimetri.html" text:style-name="Internet_20_link" text:visited-style-name="Visited_20_Internet_20_Link">
 </text:a>
</text:p>
      <text:p text:style-name="P4">
Синоптики 17-18 травня в Україні опадів не прогнозують, лише вночі наЗакарпатті та в Карпатах невеликий, вдень у більшості західних областей пройдепомірний короткочасний дощ. Температура вночі 9-15°; вдень 20-26°, на заходікраїни 16-22°.</text:p>
      <text:p text:style-name="P4">
У Києві та області 17-18 травня опади не очікуються. У столиці температуравночі 13-15°, вдень 23-25°, на Київщині вночі 10-15°, вдень 21-26°.</text:p>
      <text:p text:style-name="P4">
Source: <text:a xlink:type="simple" xlink:href="https://www.ukrinform.ua/rubric-regions/3708719-v-ukraini-zavtra-perevazno-bez-opadiv-vden-do-24.html" text:style-name="Internet_20_link" text:visited-style-name="Visited_20_Internet_20_Link">
https://www.ukrinform.ua/rubric-regions/3708719-v-ukraini-zavtra-perevazno-bez-opadiv-vden-do-24.html</text:a>
</text:p>
      <!--NEWS-->
      <text:h text:style-name="P10" text:outline-level="1">
<text:span text:style-name="T4">
Due to the attacks in Khmelnitsky region there will be delays in railway connection, some tra...</text:span>
</text:h>
      <text:p text:style-name="P4">
Authors: liveuamap (Language: en)</text:p>
      <text:p text:style-name="P4">
Time: 2023-05-13T00:03:38</text:p>
      <text:p text:style-name="P4">
Location: Khmelnitsky (Latitude:49.4165 Longtitude:27.01065)</text:p>
      <text:p text:style-name="P4">
Videos: []</text:p>
      <text:p text:style-name="P4">
Images: []</text:p>
      <text:p text:style-name="P4">
Tags: []</text:p>
      <text:p text:style-name="P4">
ID: 22562466</text:p>
      <!--METADATA-->
      <text:p text:style-name="P4">
Due to the attacks in Khmelnitsky region there will be delays in railwayconnection, some trains will be rerouted</text:p>
      <text:p text:style-name="P4">
News Collection Link: <text:a xlink:type="simple" xlink:href="https://liveuamap.com/en/2023/13-may-due-to-the-attacks-in-khmelnitsky-region-there-will" text:style-name="Internet_20_link" text:visited-style-name="Visited_20_Internet_20_Link">
https://liveuamap.com/en/2023/13-may-due-to-the-attacks-in-khmelnitsky-region-there-will</text:a>
</text:p>
      <text:p text:style-name="P4">
Source: <text:a xlink:type="simple" xlink:href="https://t.me/espresotb/62432" text:style-name="Internet_20_link" text:visited-style-name="Visited_20_Internet_20_Link">
https://t.me/espresotb/62432</text:a>
</text:p>
      <!--NEWS-->
      <text:h text:style-name="P10" text:outline-level="1">
<text:span text:style-name="T4">
Critical infrastructure was hit in Khmelnitsky region, explosions could be audible for some t...</text:span>
</text:h>
      <text:p text:style-name="P4">
Authors: liveuamap (Language: en)</text:p>
      <text:p text:style-name="P4">
Time: 2023-05-13T00:47:21</text:p>
      <text:p text:style-name="P4">
Location: Khmelnitsky (Latitude:49.43414 Longtitude:26.97126)</text:p>
      <text:p text:style-name="P4">
Videos: []</text:p>
      <text:p text:style-name="P4">
Images: []</text:p>
      <text:p text:style-name="P4">
Tags: ["Europe", "Central and Eastern Europe"]</text:p>
      <text:p text:style-name="P4">
ID: 22562467</text:p>
      <!--METADATA-->
      <text:p text:style-name="P4">
Critical infrastructure was hit in Khmelnitsky region, explosions could beaudible for some time, - regional authorities</text:p>
      <text:p text:style-name="P4">
News Collection Link: <text:a xlink:type="simple" xlink:href="https://liveuamap.com/en/2023/13-may-critical-infrastructure-was-hit-in-khmelnitsky-region" text:style-name="Internet_20_link" text:visited-style-name="Visited_20_Internet_20_Link">
https://liveuamap.com/en/2023/13-may-critical-infrastructure-was-hit-in-khmelnitsky-region</text:a>
</text:p>
      <text:p text:style-name="P4">
Source: <text:a xlink:type="simple" xlink:href="https://t.me/ukrinform_news/98737" text:style-name="Internet_20_link" text:visited-style-name="Visited_20_Internet_20_Link">
https://t.me/ukrinform_news/98737</text:a>
</text:p>
      <!--NEWS-->
      <text:h text:style-name="P10" text:outline-level="1">
<text:span text:style-name="T4">
Donetsk Oblast(07:18). Red Alert: aerial threat. Sirens sounding. Take cover now!</text:span>
</text:h>
      <text:p text:style-name="P4">
Authors: liveuamap (Language: en)</text:p>
      <text:p text:style-name="P4">
Time: 2023-05-13T01:21:00</text:p>
      <text:p text:style-name="P4">
Location: Donetsk Oblast (Latitude:48.72629 Longtitude:37.57703)</text:p>
      <text:p text:style-name="P4">
Videos: []</text:p>
      <text:p text:style-name="P4">
Images: []</text:p>
      <text:p text:style-name="P4">
Tags: ["Europe", "Central and Eastern Europe"]</text:p>
      <text:p text:style-name="P4">
ID: 22562469</text:p>
      <!--METADATA-->
      <text:p text:style-name="P4">
Donetsk Oblast(07:18). Red Alert: aerial threat. Sirens sounding. Take covernow!</text:p>
      <text:p text:style-name="P4">
News Collection Link: <text:a xlink:type="simple" xlink:href="https://liveuamap.com/en/2023/13-may-donetsk-oblast0718-red-alert-aerial-thg" text:style-name="Internet_20_link" text:visited-style-name="Visited_20_Internet_20_Link">
https://liveuamap.com/en/2023/13-may-donetsk-oblast0718-red-alert-aerial-thg</text:a>
</text:p>
      <text:p text:style-name="P4">
Source: <text:a xlink:type="simple" xlink:href="https://t.me/air_alert_ua/45187" text:style-name="Internet_20_link" text:visited-style-name="Visited_20_Internet_20_Link">
https://t.me/air_alert_ua/45187</text:a>
</text:p>
      <!--NEWS-->
      <text:h text:style-name="P10" text:outline-level="1">
<text:span text:style-name="T4">
Donetsk Oblast(08:24). Red Alert: aerial threat. Sirens sounding. Take cover now!</text:span>
</text:h>
      <text:p text:style-name="P4">
Authors: liveuamap (Language: en)</text:p>
      <text:p text:style-name="P4">
Time: 2023-05-13T02:26:00</text:p>
      <text:p text:style-name="P4">
Location: Donetsk Oblast (Latitude:48.7275 Longtitude:37.57703)</text:p>
      <text:p text:style-name="P4">
Videos: []</text:p>
      <text:p text:style-name="P4">
Images: []</text:p>
      <text:p text:style-name="P4">
Tags: ["Europe", "Central and Eastern Europe"]</text:p>
      <text:p text:style-name="P4">
ID: 22562471</text:p>
      <!--METADATA-->
      <text:p text:style-name="P4">
Donetsk Oblast(08:24). Red Alert: aerial threat. Sirens sounding. Take covernow!</text:p>
      <text:p text:style-name="P4">
News Collection Link: <text:a xlink:type="simple" xlink:href="https://liveuamap.com/en/2023/13-may-donetsk-oblast0824-red-alert-aerial-thg" text:style-name="Internet_20_link" text:visited-style-name="Visited_20_Internet_20_Link">
https://liveuamap.com/en/2023/13-may-donetsk-oblast0824-red-alert-aerial-thg</text:a>
</text:p>
      <text:p text:style-name="P4">
Source: <text:a xlink:type="simple" xlink:href="https://t.me/air_alert_ua/45189" text:style-name="Internet_20_link" text:visited-style-name="Visited_20_Internet_20_Link">
https://t.me/air_alert_ua/45189</text:a>
</text:p>
      <!--NEWS-->
      <text:h text:style-name="P10" text:outline-level="1">
<text:span text:style-name="T4">
Explosions in Luhansk</text:span>
</text:h>
      <text:p text:style-name="P4">
Authors: liveuamap (Language: en)</text:p>
      <text:p text:style-name="P4">
Time: 2023-05-13T02:53:48</text:p>
      <text:p text:style-name="P4">
Location: Luhans'k, Luhans'ka oblast (Latitude:48.54025 Longtitude:39.34736)</text:p>
      <text:p text:style-name="P4">
Videos: []</text:p>
      <text:p text:style-name="P4">
Images: ["<text:a xlink:type="simple" xlink:href="https://liveuamap.com/pics/2023/05/13/22562472_0.jpg" text:style-name="Internet_20_link" text:visited-style-name="Visited_20_Internet_20_Link">
22562472_0.jpg</text:a>
"]</text:p>
      <text:p text:style-name="P4">
Tags: ["Minsk Monitor", "Central and Eastern Europe"]</text:p>
      <text:p text:style-name="P4">
ID: 22562472</text:p>
      <!--METADATA-->
      <text:p text:style-name="P4">
Explosions in Luhansk</text:p>
      <text:p text:style-name="P4">
<draw:frame draw:style-name="fr1" draw:name="Image58" text:anchor-type="as-char" svg:width="6.3625in" svg:height="10.0in" draw:z-index="0">
<draw:image xlink:href="../Images/liveuamap/2023-05-13T02-53-48/22562472_0.jpg" xlink:type="simple" xlink:show="embed" xlink:actuate="onLoad" draw:mime-type="image/jpeg"/>
</draw:frame>
</text:p>
      <text:p text:style-name="P4">
News Collection Link: <text:a xlink:type="simple" xlink:href="https://liveuamap.com/en/2023/13-may-explosions-in-luhansk-" text:style-name="Internet_20_link" text:visited-style-name="Visited_20_Internet_20_Link">
https://liveuamap.com/en/2023/13-may-explosions-in-luhansk-</text:a>
</text:p>
      <text:p text:style-name="P4">
Source: <text:a xlink:type="simple" xlink:href="https://t.me/itsdonetsk/74003" text:style-name="Internet_20_link" text:visited-style-name="Visited_20_Internet_20_Link">
https://t.me/itsdonetsk/74003</text:a>
</text:p>
      <!--NEWS-->
      <text:h text:style-name="P10" text:outline-level="1">
<text:span text:style-name="T4">
Ukrainian air defense shot down 17 of 21 drones launched by Russia overnight</text:span>
</text:h>
      <text:p text:style-name="P4">
Authors: liveuamap (Language: en)</text:p>
      <text:p text:style-name="P4">
Time: 2023-05-13T03:05:36</text:p>
      <text:p text:style-name="P4">
Location: Kyiv (Latitude:50.64184 Longtitude:30.4929)</text:p>
      <text:p text:style-name="P4">
Videos: []</text:p>
      <text:p text:style-name="P4">
Images: ["<text:a xlink:type="simple" xlink:href="https://liveuamap.com/pics/2023/05/13/22562474_0.jpg" text:style-name="Internet_20_link" text:visited-style-name="Visited_20_Internet_20_Link">
22562474_0.jpg</text:a>
"]</text:p>
      <text:p text:style-name="P4">
Tags: ["Europe", "Central and Eastern Europe"]</text:p>
      <text:p text:style-name="P4">
ID: 22562474</text:p>
      <!--METADATA-->
      <text:p text:style-name="P4">
Ukrainian air defense shot down 17 of 21 drones launched by Russia overnight</text:p>
      <text:p text:style-name="P4">
<draw:frame draw:style-name="fr1" draw:name="Image59" text:anchor-type="as-char" svg:width="6.9236in" svg:height="2.146316in" draw:z-index="0">
<draw:image xlink:href="../Images/liveuamap/2023-05-13T03-05-36/22562474_0.jpg" xlink:type="simple" xlink:show="embed" xlink:actuate="onLoad" draw:mime-type="image/jpeg"/>
</draw:frame>
</text:p>
      <text:p text:style-name="P4">
News Collection Link: <text:a xlink:type="simple" xlink:href="https://liveuamap.com/en/2023/13-may-ukrainian-air-defense-shot-down-17-of-21-drones-launched" text:style-name="Internet_20_link" text:visited-style-name="Visited_20_Internet_20_Link">
https://liveuamap.com/en/2023/13-may-ukrainian-air-defense-shot-down-17-of-21-drones-launched</text:a>
</text:p>
      <text:p text:style-name="P4">
Source: <text:a xlink:type="simple" xlink:href="https://t.me/UkraineNow/32963" text:style-name="Internet_20_link" text:visited-style-name="Visited_20_Internet_20_Link">
https://t.me/UkraineNow/32963</text:a>
</text:p>
      <!--NEWS-->
      <text:h text:style-name="P10" text:outline-level="1">
<text:span text:style-name="T4">
Donetsk Oblast(09:14). Red Alert: aerial threat. Sirens sounding. Take cover now!</text:span>
</text:h>
      <text:p text:style-name="P4">
Authors: liveuamap (Language: en)</text:p>
      <text:p text:style-name="P4">
Time: 2023-05-13T03:16:00</text:p>
      <text:p text:style-name="P4">
Location: Donetsk Oblast (Latitude:48.72826 Longtitude:37.57834)</text:p>
      <text:p text:style-name="P4">
Videos: []</text:p>
      <text:p text:style-name="P4">
Images: []</text:p>
      <text:p text:style-name="P4">
Tags: ["Europe", "Central and Eastern Europe"]</text:p>
      <text:p text:style-name="P4">
ID: 22562475</text:p>
      <!--METADATA-->
      <text:p text:style-name="P4">
Donetsk Oblast(09:14). Red Alert: aerial threat. Sirens sounding. Take covernow!</text:p>
      <text:p text:style-name="P4">
News Collection Link: <text:a xlink:type="simple" xlink:href="https://liveuamap.com/en/2023/13-may-donetsk-oblast0914-red-alert-aerial-thg" text:style-name="Internet_20_link" text:visited-style-name="Visited_20_Internet_20_Link">
https://liveuamap.com/en/2023/13-may-donetsk-oblast0914-red-alert-aerial-thg</text:a>
</text:p>
      <text:p text:style-name="P4">
Source: <text:a xlink:type="simple" xlink:href="https://t.me/air_alert_ua/45191" text:style-name="Internet_20_link" text:visited-style-name="Visited_20_Internet_20_Link">
https://t.me/air_alert_ua/45191</text:a>
</text:p>
      <!--NEWS-->
      <text:h text:style-name="P10" text:outline-level="1">
<text:span text:style-name="T4">
Zaporizka Oblast, Donetsk Oblast(10:36). Red Alert: aerial threat. Sirens sounding. Take cove...</text:span>
</text:h>
      <text:p text:style-name="P4">
Authors: liveuamap (Language: en)</text:p>
      <text:p text:style-name="P4">
Time: 2023-05-13T04:37:00</text:p>
      <text:p text:style-name="P4">
Location: Zaporizka Oblast (Latitude:47.611971 Longtitude:35.765731)</text:p>
      <text:p text:style-name="P4">
Videos: []</text:p>
      <text:p text:style-name="P4">
Images: []</text:p>
      <text:p text:style-name="P4">
Tags: ["Europe", "Central and Eastern Europe"]</text:p>
      <text:p text:style-name="P4">
ID: 22562551</text:p>
      <!--METADATA-->
      <text:p text:style-name="P4">
Zaporizka Oblast, Donetsk Oblast(10:36). Red Alert: aerial threat. Sirenssounding. Take cover now!</text:p>
      <text:p text:style-name="P4">
News Collection Link: <text:a xlink:type="simple" xlink:href="https://liveuamap.com/en/2023/13-may-zaporizka-oblast-donetsk-oblast1036-reg" text:style-name="Internet_20_link" text:visited-style-name="Visited_20_Internet_20_Link">
https://liveuamap.com/en/2023/13-may-zaporizka-oblast-donetsk-oblast1036-reg</text:a>
</text:p>
      <text:p text:style-name="P4">
Source: <text:a xlink:type="simple" xlink:href="https://t.me/air_alert_ua/45195" text:style-name="Internet_20_link" text:visited-style-name="Visited_20_Internet_20_Link">
https://t.me/air_alert_ua/45195</text:a>
</text:p>
      <!--NEWS-->
      <text:h text:style-name="P10" text:outline-level="1">
<text:span text:style-name="T4">
At Sivershchyna and Slobozhanschyna directions Russian army shelled Karpovychi, Medvedivka of...</text:span>
</text:h>
      <text:p text:style-name="P4">
Authors: liveuamap (Language: en)</text:p>
      <text:p text:style-name="P4">
Time: 2023-05-13T04:38:00</text:p>
      <text:p text:style-name="P4">
Location: Kharkiv (Latitude:50.05637 Longtitude:37.38785)</text:p>
      <text:p text:style-name="P4">
Videos: []</text:p>
      <text:p text:style-name="P4">
Images: []</text:p>
      <text:p text:style-name="P4">
Tags: ["Russia"]</text:p>
      <text:p text:style-name="P4">
ID: 22562561</text:p>
      <!--METADATA-->
      <text:p text:style-name="P4">
At Sivershchyna and Slobozhanschyna directions Russian army shelledKarpovychi, Medvedivka of Chernihiv region; Sokhany, Volfyne, Slavhorod,Popivka of Sumy region, also Chervona Zorya, Veterynarne, Hlyboke, Lyptsi,Starytsya, Ohirtseve, Hatysche, Vovchansk, Nesterne, Velykyy Burluk of Kharkivregion, - General Staff of Armed Forces of Ukraine says in the morning report</text:p>
      <text:p text:style-name="P4">
News Collection Link: <text:a xlink:type="simple" xlink:href="https://liveuamap.com/en/2023/13-may-at-sivershchyna-and-slobozhanschyna-directions-russian" text:style-name="Internet_20_link" text:visited-style-name="Visited_20_Internet_20_Link">
https://liveuamap.com/en/2023/13-may-at-sivershchyna-and-slobozhanschyna-directions-russian</text:a>
</text:p>
      <text:p text:style-name="P4">
Source: <text:a xlink:type="simple" xlink:href="https://t.me/lumsrc/4768" text:style-name="Internet_20_link" text:visited-style-name="Visited_20_Internet_20_Link">
https://t.me/lumsrc/4768</text:a>
</text:p>
      <!--NEWS-->
      <text:h text:style-name="P10" text:outline-level="1">
<text:span text:style-name="T4">
Russian forces conducting offensive actions at Lyman, Bakhmut, Avdiivka and Maryinka directio...</text:span>
</text:h>
      <text:p text:style-name="P4">
Authors: liveuamap (Language: en)</text:p>
      <text:p text:style-name="P4">
Time: 2023-05-13T04:39:00</text:p>
      <text:p text:style-name="P4">
Location: Marinka, Donetsk Oblast (Latitude:47.94142 Longtitude:37.50166)</text:p>
      <text:p text:style-name="P4">
Videos: []</text:p>
      <text:p text:style-name="P4">
Images: []</text:p>
      <text:p text:style-name="P4">
Tags: ["Russia"]</text:p>
      <text:p text:style-name="P4">
ID: 22562552</text:p>
      <!--METADATA-->
      <text:p text:style-name="P4">
Russian forces conducting offensive actions at Lyman, Bakhmut, Avdiivka andMaryinka directions. Ukrainian military repelled over 47 Russian attacks.Russian forces attempting to advance near Masutivka, Bakhmut, Orikhovo-Vasylivka, Hryhorivka and Stupochky, Maryinka, - General Staff of Armed Forcesof Ukraine says in the morning report</text:p>
      <text:p text:style-name="P4">
News Collection Link: <text:a xlink:type="simple" xlink:href="https://liveuamap.com/en/2023/13-may-russian-forces-conducting-offensive-actions-at-lyman" text:style-name="Internet_20_link" text:visited-style-name="Visited_20_Internet_20_Link">
https://liveuamap.com/en/2023/13-may-russian-forces-conducting-offensive-actions-at-lyman</text:a>
</text:p>
      <text:p text:style-name="P4">
Source: <text:a xlink:type="simple" xlink:href="https://t.me/lumsrc/4776" text:style-name="Internet_20_link" text:visited-style-name="Visited_20_Internet_20_Link">
https://t.me/lumsrc/4776</text:a>
</text:p>
      <!--NEWS-->
      <text:h text:style-name="P10" text:outline-level="1">
<text:span text:style-name="T4">
President of Ukraine Zelensky has arrived in Rome</text:span>
</text:h>
      <text:p text:style-name="P4">
Authors: liveuamap (Language: en)</text:p>
      <text:p text:style-name="P4">
Time: 2023-05-13T04:57:50</text:p>
      <text:p text:style-name="P4">
Location: Matias Romero Avendano,Oaxaca (Latitude:41.8941 Longtitude:12.48373)</text:p>
      <text:p text:style-name="P4">
Videos: []</text:p>
      <text:p text:style-name="P4">
Images: []</text:p>
      <text:p text:style-name="P4">
Tags: ["Italy", "Europe"]</text:p>
      <text:p text:style-name="P4">
ID: 22562563</text:p>
      <!--METADATA-->
      <text:p text:style-name="P4">
President of Ukraine Zelensky has arrived in Rome</text:p>
      <text:p text:style-name="P4">
News Collection Link: <text:a xlink:type="simple" xlink:href="https://liveuamap.com/en/2023/13-may-president-of-ukraine-zelensky-has-arrived-in-rome" text:style-name="Internet_20_link" text:visited-style-name="Visited_20_Internet_20_Link">
https://liveuamap.com/en/2023/13-may-president-of-ukraine-zelensky-has-arrived-in-rome</text:a>
</text:p>
      <text:p text:style-name="P4">
Source: <text:a xlink:type="simple" xlink:href="https://t.me/V_Zelenskiy_official/6213" text:style-name="Internet_20_link" text:visited-style-name="Visited_20_Internet_20_Link">
https://t.me/V_Zelenskiy_official/6213</text:a>
</text:p>
      <!--NEWS-->
      <text:h text:style-name="P10" text:outline-level="1">
<text:span text:style-name="T4">
Chernihivska Oblast(11:17). Red Alert: aerial threat. Sirens sounding. Take cover now!</text:span>
</text:h>
      <text:p text:style-name="P4">
Authors: liveuamap (Language: en)</text:p>
      <text:p text:style-name="P4">
Time: 2023-05-13T05:18:00</text:p>
      <text:p text:style-name="P4">
Location: Chernihivska Oblast (Latitude:51.33333000 Longtitude:32.00000000)</text:p>
      <text:p text:style-name="P4">
Videos: []</text:p>
      <text:p text:style-name="P4">
Images: []</text:p>
      <text:p text:style-name="P4">
Tags: ["Europe", "Central and Eastern Europe"]</text:p>
      <text:p text:style-name="P4">
ID: 22562565</text:p>
      <!--METADATA-->
      <text:p text:style-name="P4">
Chernihivska Oblast(11:17). Red Alert: aerial threat. Sirens sounding. Takecover now!</text:p>
      <text:p text:style-name="P4">
News Collection Link: <text:a xlink:type="simple" xlink:href="https://liveuamap.com/en/2023/13-may-chernihivska-oblast1117-red-alert-aerig" text:style-name="Internet_20_link" text:visited-style-name="Visited_20_Internet_20_Link">
https://liveuamap.com/en/2023/13-may-chernihivska-oblast1117-red-alert-aerig</text:a>
</text:p>
      <text:p text:style-name="P4">
Source: <text:a xlink:type="simple" xlink:href="https://t.me/suspilnechernihiv/18527" text:style-name="Internet_20_link" text:visited-style-name="Visited_20_Internet_20_Link">
https://t.me/suspilnechernihiv/18527</text:a>
</text:p>
      <!--NEWS-->
      <text:h text:style-name="P10" text:outline-level="1">
<text:span text:style-name="T4">
Sumska Oblast(11:17). Red Alert: aerial threat. Sirens sounding. Take cover now!</text:span>
</text:h>
      <text:p text:style-name="P4">
Authors: liveuamap (Language: en)</text:p>
      <text:p text:style-name="P4">
Time: 2023-05-13T05:19:00</text:p>
      <text:p text:style-name="P4">
Location: Sumska Oblast (Latitude:51.00000000 Longtitude:34.00000000)</text:p>
      <text:p text:style-name="P4">
Videos: []</text:p>
      <text:p text:style-name="P4">
Images: []</text:p>
      <text:p text:style-name="P4">
Tags: ["Europe", "Central and Eastern Europe"]</text:p>
      <text:p text:style-name="P4">
ID: 22562566</text:p>
      <!--METADATA-->
      <text:p text:style-name="P4">
Sumska Oblast(11:17). Red Alert: aerial threat. Sirens sounding. Take covernow!</text:p>
      <text:p text:style-name="P4">
News Collection Link: <text:a xlink:type="simple" xlink:href="https://liveuamap.com/en/2023/13-may-sumska-oblast1117-red-alert-aerial-thrg" text:style-name="Internet_20_link" text:visited-style-name="Visited_20_Internet_20_Link">
https://liveuamap.com/en/2023/13-may-sumska-oblast1117-red-alert-aerial-thrg</text:a>
</text:p>
      <text:p text:style-name="P4">
Source: <text:a xlink:type="simple" xlink:href="https://t.me/air_alert_ua/45200" text:style-name="Internet_20_link" text:visited-style-name="Visited_20_Internet_20_Link">
https://t.me/air_alert_ua/45200</text:a>
</text:p>
      <!--NEWS-->
      <text:h text:style-name="P10" text:outline-level="1">
<text:span text:style-name="T4">
У Відні виставили 150 творів Івана Марчука в день 87-ліття художника</text:span>
</text:h>
      <text:p text:style-name="P4">
Authors: Ukrinform (Person)</text:p>
      <text:p text:style-name="P4">
Publisher: Укринформ (Organization)</text:p>
      <text:p text:style-name="P4">
Published Time: 2023-05-13T05:38:00+03:00</text:p>
      <text:p text:style-name="P4">
Modified Time: 2023-05-13T05:38:00+03:00</text:p>
      <text:p text:style-name="P4">
Description: У столиці Австрії 12 травня розпочалася триденна виставка творів про Україну та нескорений дух її народу одного з найвідоміших українських художників сучасності Івана Марчука. — Укрінформ.</text:p>
      <text:p text:style-name="P4">
Images: ["<text:a xlink:type="simple" xlink:href="https://static.ukrinform.com/photos/2023_05/thumb_files/630_360_1683948074-9321.jpeg" text:style-name="Internet_20_link" text:visited-style-name="Visited_20_Internet_20_Link">
630_360_16839...</text:a>
", "<text:a xlink:type="simple" xlink:href="https://static.ukrinform.com/photos/2023_05/thumb_files/630_360_1683948074-9337.jpeg" text:style-name="Internet_20_link" text:visited-style-name="Visited_20_Internet_20_Link">
630_360_16839...</text:a>
", "<text:a xlink:type="simple" xlink:href="https://static.ukrinform.com/photos/2023_05/thumb_files/630_360_1683948073-4978.jpeg" text:style-name="Internet_20_link" text:visited-style-name="Visited_20_Internet_20_Link">
630_360_16839...</text:a>
", "<text:a xlink:type="simple" xlink:href="https://static.ukrinform.com/photos/2023_05/thumb_files/630_360_1683948071-7599.jpeg" text:style-name="Internet_20_link" text:visited-style-name="Visited_20_Internet_20_Link">
630_360_16839...</text:a>
", "<text:a xlink:type="simple" xlink:href="https://static.ukrinform.com/photos/2023_05/thumb_files/630_360_1683948071-9306.jpeg" text:style-name="Internet_20_link" text:visited-style-name="Visited_20_Internet_20_Link">
630_360_16839...</text:a>
", "<text:a xlink:type="simple" xlink:href="https://static.ukrinform.com/photos/2023_05/thumb_files/630_360_1683948072-8383.jpeg" text:style-name="Internet_20_link" text:visited-style-name="Visited_20_Internet_20_Link">
630_360_16839...</text:a>
", "<text:a xlink:type="simple" xlink:href="https://static.ukrinform.com/photos/2023_05/thumb_files/630_360_1683948075-6997.jpeg" text:style-name="Internet_20_link" text:visited-style-name="Visited_20_Internet_20_Link">
630_360_16839...</text:a>
", "<text:a xlink:type="simple" xlink:href="https://static.ukrinform.com/photos/2023_05/thumb_files/630_360_1683948076-3039.jpeg" text:style-name="Internet_20_link" text:visited-style-name="Visited_20_Internet_20_Link">
630_360_16839...</text:a>
", "<text:a xlink:type="simple" xlink:href="https://static.ukrinform.com/photos/2023_05/thumb_files/630_360_1683948072-6424.jpeg" text:style-name="Internet_20_link" text:visited-style-name="Visited_20_Internet_20_Link">
630_360_16839...</text:a>
", "<text:a xlink:type="simple" xlink:href="https://static.ukrinform.com/photos/2023_05/thumb_files/630_360_1683948073-6544.jpeg" text:style-name="Internet_20_link" text:visited-style-name="Visited_20_Internet_20_Link">
630_360_16839...</text:a>
", "<text:a xlink:type="simple" xlink:href="https://static.ukrinform.com/photos/2023_05/thumb_files/630_360_1683948073-7592.jpeg" text:style-name="Internet_20_link" text:visited-style-name="Visited_20_Internet_20_Link">
630_360_16839...</text:a>
", "<text:a xlink:type="simple" xlink:href="https://static.ukrinform.com/photos/2023_05/thumb_files/630_360_1683948075-6785.jpeg" text:style-name="Internet_20_link" text:visited-style-name="Visited_20_Internet_20_Link">
630_360_16839...</text:a>
", "<text:a xlink:type="simple" xlink:href="https://static.ukrinform.com/photos/2023_05/thumb_files/630_360_1683948075-6584.jpeg" text:style-name="Internet_20_link" text:visited-style-name="Visited_20_Internet_20_Link">
630_360_16839...</text:a>
", "<text:a xlink:type="simple" xlink:href="https://static.ukrinform.com/photos/2023_05/thumb_files/630_360_1683948071-5504.jpeg" text:style-name="Internet_20_link" text:visited-style-name="Visited_20_Internet_20_Link">
630_360_16839...</text:a>
", "<text:a xlink:type="simple" xlink:href="https://static.ukrinform.com/photos/2023_05/thumb_files/630_360_1683948072-3829.jpeg" text:style-name="Internet_20_link" text:visited-style-name="Visited_20_Internet_20_Link">
630_360_16839...</text:a>
", "<text:a xlink:type="simple" xlink:href="https://static.ukrinform.com/photos/2023_05/thumb_files/630_360_1683948071-9124.jpeg" text:style-name="Internet_20_link" text:visited-style-name="Visited_20_Internet_20_Link">
630_360_16839...</text:a>
", "<text:a xlink:type="simple" xlink:href="https://static.ukrinform.com/photos/2023_05/thumb_files/630_360_1683948073-7711.jpeg" text:style-name="Internet_20_link" text:visited-style-name="Visited_20_Internet_20_Link">
630_360_16839...</text:a>
", "<text:a xlink:type="simple" xlink:href="https://static.ukrinform.com/photos/2023_05/thumb_files/630_360_1683948072-6802.jpeg" text:style-name="Internet_20_link" text:visited-style-name="Visited_20_Internet_20_Link">
630_360_16839...</text:a>
", "<text:a xlink:type="simple" xlink:href="https://static.ukrinform.com/photos/2023_05/thumb_files/630_360_1683948072-9954.jpeg" text:style-name="Internet_20_link" text:visited-style-name="Visited_20_Internet_20_Link">
630_360_16839...</text:a>
", "<text:a xlink:type="simple" xlink:href="https://static.ukrinform.com/photos/2023_05/thumb_files/630_360_1683948074-5483.jpeg" text:style-name="Internet_20_link" text:visited-style-name="Visited_20_Internet_20_Link">
630_360_16839...</text:a>
", "<text:a xlink:type="simple" xlink:href="https://static.ukrinform.com/photos/2023_05/thumb_files/630_360_1683948073-3616.jpeg" text:style-name="Internet_20_link" text:visited-style-name="Visited_20_Internet_20_Link">
630_360_16839...</text:a>
", "<text:a xlink:type="simple" xlink:href="https://static.ukrinform.com/photos/2023_05/thumb_files/630_360_1683948075-8021.jpeg" text:style-name="Internet_20_link" text:visited-style-name="Visited_20_Internet_20_Link">
630_360_16839...</text:a>
", "<text:a xlink:type="simple" xlink:href="https://static.ukrinform.com/photos/2023_05/thumb_files/630_360_1683948073-7820.jpeg" text:style-name="Internet_20_link" text:visited-style-name="Visited_20_Internet_20_Link">
630_360_16839...</text:a>
", "<text:a xlink:type="simple" xlink:href="https://static.ukrinform.com/photos/2023_05/thumb_files/630_360_1683948075-7279.jpeg" text:style-name="Internet_20_link" text:visited-style-name="Visited_20_Internet_20_Link">
630_360_16839...</text:a>
", "<text:a xlink:type="simple" xlink:href="https://static.ukrinform.com/photos/2023_05/thumb_files/630_360_1683948072-4263.jpeg" text:style-name="Internet_20_link" text:visited-style-name="Visited_20_Internet_20_Link">
630_360_16839...</text:a>
", "<text:a xlink:type="simple" xlink:href="https://static.ukrinform.com/photos/2023_05/thumb_files/630_360_1683948071-9803.jpeg" text:style-name="Internet_20_link" text:visited-style-name="Visited_20_Internet_20_Link">
630_360_16839...</text:a>
"]</text:p>
      <text:p text:style-name="P4">
Tags: ['Іван Марчук', 'Культура', 'Виставка', 'Художник', 'Відень']</text:p>
      <text:p text:style-name="P4">
Type: Article</text:p>
      <!--METADATA-->
      <text:p text:style-name="P4">
<draw:frame draw:style-name="fr1" draw:name="Image60" text:anchor-type="as-char" svg:width="6.9236in" svg:height="3.956343in" draw:z-index="0">
<draw:image xlink:href="../Images/yкринформ/2023-05-13T05-38-00-03-00/630_360_1683948074-9321.jpeg" xlink:type="simple" xlink:show="embed" xlink:actuate="onLoad" draw:mime-type="image/jpeg"/>
</draw:frame>
 Устолиці Австрії 12 травня розпочалася триденна виставка творів про Україну танескорений дух її народу одного з найвідоміших українських художниківсучасності Івана Марчука.</text:p>
      <text:p text:style-name="P4">
Про це повідомляє власний кореспондент Укрінформу в Австрії.</text:p>
      <text:p text:style-name="P4">
"Часто цікавляться, що закодовано у моїх картинах... І у них справді є код, язнайшов ключик до сердець і душ людських", - зазначив під час урочистоговідкриття виставки народний художник України Іван Марчук, якому в цей деньвиповнилося 87 років.</text:p>
      <text:p text:style-name="P4">
Він додав, що вражений інтересом, який викликала його виставка в історичнійбудівлі Aula der Wissenschaften, приміщення якої було повністю заповненовідвідувачами. За словами живописця, у найближчі роки він планує зробити новувиставку вже з новими картинами.</text:p>
      <text:p text:style-name="P4">
<text:span text:style-name="T4">
Читайте також:</text:span>
 <text:span text:style-name="T4">
<text:a xlink:type="simple" xlink:href="https://www.ukrinform.ua/rubric-culture/3708039-u-berlini-vidkrilas-vistavka-sucasnih-ukrainskih-mitciv.html" text:style-name="Internet_20_link" text:visited-style-name="Visited_20_Internet_20_Link">
 </text:a>
</text:span>
</text:p>
      <text:p text:style-name="P4">
Під час урочистої церемонії відкриття з вітальними словами на адресу маестровиступили його колеги та друзі, представник МЗС Австрії, а також посол Українив Австрії Василь Химинець. Український амбасадор, поруч з особистимипривітаннями Івана Марчука та відзначенням його ролі у представленні Україниза кордоном, також зачитав слова вітання художнику до Дня народження відПрезидента України Володимира Зеленського.</text:p>
      <text:p text:style-name="P4">
"Раніше Ваше мистецтво ігнорували та забороняли, але творчий геній Марчукавідповів на це численними шедеврами, у яких живе безмежна любов до України.Навіть далеко від рідного краю Ви плекали нашу національну ідею, а живописніполотна несли у світ великі трагедії та найважливіші події українськоїісторії. Ваш життєвий та творчий шлях – це гімн силі та гідності, болі тасвободи, які нині відвойовує український народ", - йшлося у зачитаномупривітанні від глави Української держави.</text:p>
      <text:p text:style-name="P4">
<text:span text:style-name="T4">
Читайте також:</text:span>
 <text:span text:style-name="T4">
<text:a xlink:type="simple" xlink:href="https://www.ukrinform.ua/rubric-kyiv/3707950-u-lejpcigu-vidkrilasa-vistavka-pro-kiiv.html" text:style-name="Internet_20_link" text:visited-style-name="Visited_20_Internet_20_Link">
 </text:a>
 </text:span>
</text:p>
      <text:p text:style-name="P4">
Після церемонії відкриття до Івана Марчука вишикувалася черга з бажаючихпривітати національну легенду України з 87-річчям.</text:p>
      <text:p text:style-name="P4">
<draw:frame draw:style-name="fr1" draw:name="Image61" text:anchor-type="as-char" svg:width="6.9236in" svg:height="3.956343in" draw:z-index="0">
<draw:image xlink:href="../Images/yкринформ/2023-05-13T05-38-00-03-00/630_360_1683948074-9337.jpeg" xlink:type="simple" xlink:show="embed" xlink:actuate="onLoad" draw:mime-type="image/jpeg"/>
</draw:frame>
 У Віднівиставили 150 творів Марчука в день 87-ліття художника // Фото: ВасильКороткий, Укрінформ  <text:a xlink:type="simple" xlink:href="https://static.ukrinform.com/photos/2023_05/1683948074-9337.jpeg" text:style-name="Internet_20_link" text:visited-style-name="Visited_20_Internet_20_Link">
<draw:frame draw:style-name="fr1" draw:name="Image62" text:anchor-type="as-char" svg:width="6.9236in" svg:height="3.956343in" draw:z-index="0">
<draw:image xlink:href="../Images/yкринформ/2023-05-13T05-38-00-03-00/630_360_1683948074-9337.jpeg" xlink:type="simple" xlink:show="embed" xlink:actuate="onLoad" draw:mime-type="image/jpeg"/>
</draw:frame>
</text:a>
 <text:a xlink:type="simple" xlink:href="https://static.ukrinform.com/photos/2023_05/1683948073-4978.jpeg" text:style-name="Internet_20_link" text:visited-style-name="Visited_20_Internet_20_Link">
<draw:frame draw:style-name="fr1" draw:name="Image63" text:anchor-type="as-char" svg:width="6.9236in" svg:height="3.956343in" draw:z-index="0">
<draw:image xlink:href="../Images/yкринформ/2023-05-13T05-38-00-03-00/630_360_1683948073-4978.jpeg" xlink:type="simple" xlink:show="embed" xlink:actuate="onLoad" draw:mime-type="image/jpeg"/>
</draw:frame>
</text:a>
 <text:a xlink:type="simple" xlink:href="https://static.ukrinform.com/photos/2023_05/1683948071-7599.jpeg" text:style-name="Internet_20_link" text:visited-style-name="Visited_20_Internet_20_Link">
<draw:frame draw:style-name="fr1" draw:name="Image64" text:anchor-type="as-char" svg:width="6.9236in" svg:height="3.956343in" draw:z-index="0">
<draw:image xlink:href="../Images/yкринформ/2023-05-13T05-38-00-03-00/630_360_1683948071-7599.jpeg" xlink:type="simple" xlink:show="embed" xlink:actuate="onLoad" draw:mime-type="image/jpeg"/>
</draw:frame>
</text:a>
 <text:a xlink:type="simple" xlink:href="https://static.ukrinform.com/photos/2023_05/1683948071-9306.jpeg" text:style-name="Internet_20_link" text:visited-style-name="Visited_20_Internet_20_Link">
<draw:frame draw:style-name="fr1" draw:name="Image65" text:anchor-type="as-char" svg:width="6.9236in" svg:height="3.956343in" draw:z-index="0">
<draw:image xlink:href="../Images/yкринформ/2023-05-13T05-38-00-03-00/630_360_1683948071-9306.jpeg" xlink:type="simple" xlink:show="embed" xlink:actuate="onLoad" draw:mime-type="image/jpeg"/>
</draw:frame>
</text:a>
 <text:a xlink:type="simple" xlink:href="https://static.ukrinform.com/photos/2023_05/1683948072-8383.jpeg" text:style-name="Internet_20_link" text:visited-style-name="Visited_20_Internet_20_Link">
<draw:frame draw:style-name="fr1" draw:name="Image66" text:anchor-type="as-char" svg:width="6.9236in" svg:height="3.956343in" draw:z-index="0">
<draw:image xlink:href="../Images/yкринформ/2023-05-13T05-38-00-03-00/630_360_1683948072-8383.jpeg" xlink:type="simple" xlink:show="embed" xlink:actuate="onLoad" draw:mime-type="image/jpeg"/>
</draw:frame>
</text:a>
 <text:a xlink:type="simple" xlink:href="https://static.ukrinform.com/photos/2023_05/1683948075-6997.jpeg" text:style-name="Internet_20_link" text:visited-style-name="Visited_20_Internet_20_Link">
<draw:frame draw:style-name="fr1" draw:name="Image67" text:anchor-type="as-char" svg:width="6.9236in" svg:height="3.956343in" draw:z-index="0">
<draw:image xlink:href="../Images/yкринформ/2023-05-13T05-38-00-03-00/630_360_1683948075-6997.jpeg" xlink:type="simple" xlink:show="embed" xlink:actuate="onLoad" draw:mime-type="image/jpeg"/>
</draw:frame>
</text:a>
 <text:a xlink:type="simple" xlink:href="https://static.ukrinform.com/photos/2023_05/1683948076-3039.jpeg" text:style-name="Internet_20_link" text:visited-style-name="Visited_20_Internet_20_Link">
<draw:frame draw:style-name="fr1" draw:name="Image68" text:anchor-type="as-char" svg:width="6.9236in" svg:height="3.956343in" draw:z-index="0">
<draw:image xlink:href="../Images/yкринформ/2023-05-13T05-38-00-03-00/630_360_1683948076-3039.jpeg" xlink:type="simple" xlink:show="embed" xlink:actuate="onLoad" draw:mime-type="image/jpeg"/>
</draw:frame>
</text:a>
 <text:a xlink:type="simple" xlink:href="https://static.ukrinform.com/photos/2023_05/1683948072-6424.jpeg" text:style-name="Internet_20_link" text:visited-style-name="Visited_20_Internet_20_Link">
<draw:frame draw:style-name="fr1" draw:name="Image69" text:anchor-type="as-char" svg:width="6.9236in" svg:height="3.956343in" draw:z-index="0">
<draw:image xlink:href="../Images/yкринформ/2023-05-13T05-38-00-03-00/630_360_1683948072-6424.jpeg" xlink:type="simple" xlink:show="embed" xlink:actuate="onLoad" draw:mime-type="image/jpeg"/>
</draw:frame>
</text:a>
 <text:a xlink:type="simple" xlink:href="https://static.ukrinform.com/photos/2023_05/1683948073-6544.jpeg" text:style-name="Internet_20_link" text:visited-style-name="Visited_20_Internet_20_Link">
<draw:frame draw:style-name="fr1" draw:name="Image70" text:anchor-type="as-char" svg:width="6.9236in" svg:height="3.956343in" draw:z-index="0">
<draw:image xlink:href="../Images/yкринформ/2023-05-13T05-38-00-03-00/630_360_1683948073-6544.jpeg" xlink:type="simple" xlink:show="embed" xlink:actuate="onLoad" draw:mime-type="image/jpeg"/>
</draw:frame>
</text:a>
 <text:a xlink:type="simple" xlink:href="https://static.ukrinform.com/photos/2023_05/1683948073-7592.jpeg" text:style-name="Internet_20_link" text:visited-style-name="Visited_20_Internet_20_Link">
<draw:frame draw:style-name="fr1" draw:name="Image71" text:anchor-type="as-char" svg:width="6.9236in" svg:height="3.956343in" draw:z-index="0">
<draw:image xlink:href="../Images/yкринформ/2023-05-13T05-38-00-03-00/630_360_1683948073-7592.jpeg" xlink:type="simple" xlink:show="embed" xlink:actuate="onLoad" draw:mime-type="image/jpeg"/>
</draw:frame>
</text:a>
 <text:a xlink:type="simple" xlink:href="https://static.ukrinform.com/photos/2023_05/1683948074-9321.jpeg" text:style-name="Internet_20_link" text:visited-style-name="Visited_20_Internet_20_Link">
<draw:frame draw:style-name="fr1" draw:name="Image72" text:anchor-type="as-char" svg:width="6.9236in" svg:height="3.956343in" draw:z-index="0">
<draw:image xlink:href="../Images/yкринформ/2023-05-13T05-38-00-03-00/630_360_1683948074-9321.jpeg" xlink:type="simple" xlink:show="embed" xlink:actuate="onLoad" draw:mime-type="image/jpeg"/>
</draw:frame>
</text:a>
 <text:a xlink:type="simple" xlink:href="https://static.ukrinform.com/photos/2023_05/1683948075-6785.jpeg" text:style-name="Internet_20_link" text:visited-style-name="Visited_20_Internet_20_Link">
<draw:frame draw:style-name="fr1" draw:name="Image73" text:anchor-type="as-char" svg:width="6.9236in" svg:height="3.956343in" draw:z-index="0">
<draw:image xlink:href="../Images/yкринформ/2023-05-13T05-38-00-03-00/630_360_1683948075-6785.jpeg" xlink:type="simple" xlink:show="embed" xlink:actuate="onLoad" draw:mime-type="image/jpeg"/>
</draw:frame>
</text:a>
 <text:a xlink:type="simple" xlink:href="https://static.ukrinform.com/photos/2023_05/1683948075-6584.jpeg" text:style-name="Internet_20_link" text:visited-style-name="Visited_20_Internet_20_Link">
<draw:frame draw:style-name="fr1" draw:name="Image74" text:anchor-type="as-char" svg:width="6.9236in" svg:height="3.956343in" draw:z-index="0">
<draw:image xlink:href="../Images/yкринформ/2023-05-13T05-38-00-03-00/630_360_1683948075-6584.jpeg" xlink:type="simple" xlink:show="embed" xlink:actuate="onLoad" draw:mime-type="image/jpeg"/>
</draw:frame>
</text:a>
 <text:a xlink:type="simple" xlink:href="https://static.ukrinform.com/photos/2023_05/1683948071-5504.jpeg" text:style-name="Internet_20_link" text:visited-style-name="Visited_20_Internet_20_Link">
<draw:frame draw:style-name="fr1" draw:name="Image75" text:anchor-type="as-char" svg:width="6.9236in" svg:height="3.956343in" draw:z-index="0">
<draw:image xlink:href="../Images/yкринформ/2023-05-13T05-38-00-03-00/630_360_1683948071-5504.jpeg" xlink:type="simple" xlink:show="embed" xlink:actuate="onLoad" draw:mime-type="image/jpeg"/>
</draw:frame>
</text:a>
 <text:a xlink:type="simple" xlink:href="https://static.ukrinform.com/photos/2023_05/1683948072-3829.jpeg" text:style-name="Internet_20_link" text:visited-style-name="Visited_20_Internet_20_Link">
<draw:frame draw:style-name="fr1" draw:name="Image76" text:anchor-type="as-char" svg:width="6.9236in" svg:height="3.956343in" draw:z-index="0">
<draw:image xlink:href="../Images/yкринформ/2023-05-13T05-38-00-03-00/630_360_1683948072-3829.jpeg" xlink:type="simple" xlink:show="embed" xlink:actuate="onLoad" draw:mime-type="image/jpeg"/>
</draw:frame>
</text:a>
 <text:a xlink:type="simple" xlink:href="https://static.ukrinform.com/photos/2023_05/1683948071-9124.jpeg" text:style-name="Internet_20_link" text:visited-style-name="Visited_20_Internet_20_Link">
<draw:frame draw:style-name="fr1" draw:name="Image77" text:anchor-type="as-char" svg:width="6.9236in" svg:height="3.956343in" draw:z-index="0">
<draw:image xlink:href="../Images/yкринформ/2023-05-13T05-38-00-03-00/630_360_1683948071-9124.jpeg" xlink:type="simple" xlink:show="embed" xlink:actuate="onLoad" draw:mime-type="image/jpeg"/>
</draw:frame>
</text:a>
 <text:a xlink:type="simple" xlink:href="https://static.ukrinform.com/photos/2023_05/1683948073-7711.jpeg" text:style-name="Internet_20_link" text:visited-style-name="Visited_20_Internet_20_Link">
<draw:frame draw:style-name="fr1" draw:name="Image78" text:anchor-type="as-char" svg:width="6.9236in" svg:height="3.956343in" draw:z-index="0">
<draw:image xlink:href="../Images/yкринформ/2023-05-13T05-38-00-03-00/630_360_1683948073-7711.jpeg" xlink:type="simple" xlink:show="embed" xlink:actuate="onLoad" draw:mime-type="image/jpeg"/>
</draw:frame>
</text:a>
 <text:a xlink:type="simple" xlink:href="https://static.ukrinform.com/photos/2023_05/1683948072-6802.jpeg" text:style-name="Internet_20_link" text:visited-style-name="Visited_20_Internet_20_Link">
<draw:frame draw:style-name="fr1" draw:name="Image79" text:anchor-type="as-char" svg:width="6.9236in" svg:height="3.956343in" draw:z-index="0">
<draw:image xlink:href="../Images/yкринформ/2023-05-13T05-38-00-03-00/630_360_1683948072-6802.jpeg" xlink:type="simple" xlink:show="embed" xlink:actuate="onLoad" draw:mime-type="image/jpeg"/>
</draw:frame>
</text:a>
 <text:a xlink:type="simple" xlink:href="https://static.ukrinform.com/photos/2023_05/1683948072-9954.jpeg" text:style-name="Internet_20_link" text:visited-style-name="Visited_20_Internet_20_Link">
<draw:frame draw:style-name="fr1" draw:name="Image80" text:anchor-type="as-char" svg:width="6.9236in" svg:height="3.956343in" draw:z-index="0">
<draw:image xlink:href="../Images/yкринформ/2023-05-13T05-38-00-03-00/630_360_1683948072-9954.jpeg" xlink:type="simple" xlink:show="embed" xlink:actuate="onLoad" draw:mime-type="image/jpeg"/>
</draw:frame>
</text:a>
 <text:a xlink:type="simple" xlink:href="https://static.ukrinform.com/photos/2023_05/1683948074-5483.jpeg" text:style-name="Internet_20_link" text:visited-style-name="Visited_20_Internet_20_Link">
<draw:frame draw:style-name="fr1" draw:name="Image81" text:anchor-type="as-char" svg:width="6.9236in" svg:height="3.956343in" draw:z-index="0">
<draw:image xlink:href="../Images/yкринформ/2023-05-13T05-38-00-03-00/630_360_1683948074-5483.jpeg" xlink:type="simple" xlink:show="embed" xlink:actuate="onLoad" draw:mime-type="image/jpeg"/>
</draw:frame>
</text:a>
 <text:a xlink:type="simple" xlink:href="https://static.ukrinform.com/photos/2023_05/1683948073-3616.jpeg" text:style-name="Internet_20_link" text:visited-style-name="Visited_20_Internet_20_Link">
<draw:frame draw:style-name="fr1" draw:name="Image82" text:anchor-type="as-char" svg:width="6.9236in" svg:height="3.956343in" draw:z-index="0">
<draw:image xlink:href="../Images/yкринформ/2023-05-13T05-38-00-03-00/630_360_1683948073-3616.jpeg" xlink:type="simple" xlink:show="embed" xlink:actuate="onLoad" draw:mime-type="image/jpeg"/>
</draw:frame>
</text:a>
 <text:a xlink:type="simple" xlink:href="https://static.ukrinform.com/photos/2023_05/1683948075-8021.jpeg" text:style-name="Internet_20_link" text:visited-style-name="Visited_20_Internet_20_Link">
<draw:frame draw:style-name="fr1" draw:name="Image83" text:anchor-type="as-char" svg:width="6.9236in" svg:height="3.956343in" draw:z-index="0">
<draw:image xlink:href="../Images/yкринформ/2023-05-13T05-38-00-03-00/630_360_1683948075-8021.jpeg" xlink:type="simple" xlink:show="embed" xlink:actuate="onLoad" draw:mime-type="image/jpeg"/>
</draw:frame>
</text:a>
 <text:a xlink:type="simple" xlink:href="https://static.ukrinform.com/photos/2023_05/1683948073-7820.jpeg" text:style-name="Internet_20_link" text:visited-style-name="Visited_20_Internet_20_Link">
<draw:frame draw:style-name="fr1" draw:name="Image84" text:anchor-type="as-char" svg:width="6.9236in" svg:height="3.956343in" draw:z-index="0">
<draw:image xlink:href="../Images/yкринформ/2023-05-13T05-38-00-03-00/630_360_1683948073-7820.jpeg" xlink:type="simple" xlink:show="embed" xlink:actuate="onLoad" draw:mime-type="image/jpeg"/>
</draw:frame>
</text:a>
 <text:a xlink:type="simple" xlink:href="https://static.ukrinform.com/photos/2023_05/1683948075-7279.jpeg" text:style-name="Internet_20_link" text:visited-style-name="Visited_20_Internet_20_Link">
<draw:frame draw:style-name="fr1" draw:name="Image85" text:anchor-type="as-char" svg:width="6.9236in" svg:height="3.956343in" draw:z-index="0">
<draw:image xlink:href="../Images/yкринформ/2023-05-13T05-38-00-03-00/630_360_1683948075-7279.jpeg" xlink:type="simple" xlink:show="embed" xlink:actuate="onLoad" draw:mime-type="image/jpeg"/>
</draw:frame>
</text:a>
 <text:a xlink:type="simple" xlink:href="https://static.ukrinform.com/photos/2023_05/1683948072-4263.jpeg" text:style-name="Internet_20_link" text:visited-style-name="Visited_20_Internet_20_Link">
<draw:frame draw:style-name="fr1" draw:name="Image86" text:anchor-type="as-char" svg:width="6.9236in" svg:height="3.956343in" draw:z-index="0">
<draw:image xlink:href="../Images/yкринформ/2023-05-13T05-38-00-03-00/630_360_1683948072-4263.jpeg" xlink:type="simple" xlink:show="embed" xlink:actuate="onLoad" draw:mime-type="image/jpeg"/>
</draw:frame>
</text:a>
 <text:a xlink:type="simple" xlink:href="https://static.ukrinform.com/photos/2023_05/1683948071-9803.jpeg" text:style-name="Internet_20_link" text:visited-style-name="Visited_20_Internet_20_Link">
<draw:frame draw:style-name="fr1" draw:name="Image87" text:anchor-type="as-char" svg:width="6.9236in" svg:height="3.956343in" draw:z-index="0">
<draw:image xlink:href="../Images/yкринформ/2023-05-13T05-38-00-03-00/630_360_1683948071-9803.jpeg" xlink:type="simple" xlink:show="embed" xlink:actuate="onLoad" draw:mime-type="image/jpeg"/>
</draw:frame>
</text:a>
</text:p>
      <text:p text:style-name="P4">
Загалом на виставці у Відні представлено ретроспективу з близько 150 творівавтора, створених у різний час. Вхід – безплатний.</text:p>
      <text:p text:style-name="P4">
Захід проходить завдяки друзям художника у Європі та під патронатом ОфісуПрезидента України й за сприяння Посольства України в Австрії – у знак подякижителям Відня та Австрії, які прихистили десятки тисяч українців.</text:p>
      <text:p text:style-name="P4">
Як відомо, <text:span text:style-name="T4">
<text:a xlink:type="simple" xlink:href="https://www.ukrinform.ua/tag-ivan-marcuk" text:style-name="Internet_20_link" text:visited-style-name="Visited_20_Internet_20_Link">
 </text:a>
 </text:span>
 – народнийхудожник України, лауреат Національної премії України імені Тараса Шевченка,кавалер ордену Свободи, отримувач відзнаки Президента України "Національналегенда України", член Золотої гільдії Римської академії сучасного мистецтва.2007-о року потрапив до рейтингу “100 найвизначніших геніїв сучасності”, якийуклала британська газета The Daily Telegraph.</text:p>
      <text:p text:style-name="P4">
<text:span text:style-name="T4">
Читайте також:</text:span>
 <text:span text:style-name="T4">
<text:a xlink:type="simple" xlink:href="https://www.ukrinform.ua/rubric-diaspora/3707810-u-korei-vidbudetsa-vistavka-voennih-posteriv-golos-ukraini.html" text:style-name="Internet_20_link" text:visited-style-name="Visited_20_Internet_20_Link">
 </text:a>
 </text:span>
</text:p>
      <text:p text:style-name="P4">
У доробку майстра близько 5000 картин, які є на всіх континентах світу. Запівстоліття творчої діяльності він провів понад 150 монографічних та 50колективних виставок.</text:p>
      <text:p text:style-name="P4">
Source: <text:a xlink:type="simple" xlink:href="https://www.ukrinform.ua/rubric-culture/3708563-u-vidni-vistavili-150-tvoriv-ivana-marcuka-v-den-87litta-hudoznika.html" text:style-name="Internet_20_link" text:visited-style-name="Visited_20_Internet_20_Link">
https://www.ukrinform.ua/rubric-culture/3708563-u-vidni-vistavili-150-tvoriv-ivana-marcuka-v-den-87litta-hudoznika.html</text:a>
</text:p>
      <!--NEWS-->
      <text:h text:style-name="P10" text:outline-level="1">
<text:span text:style-name="T4">
Helicopter crashed in Klintsy, Briansk region</text:span>
</text:h>
      <text:p text:style-name="P4">
Authors: liveuamap (Language: en)</text:p>
      <text:p text:style-name="P4">
Time: 2023-05-13T05:49:30</text:p>
      <text:p text:style-name="P4">
Location: Bryansk (Latitude:52.75271 Longtitude:32.24007)</text:p>
      <text:p text:style-name="P4">
Videos: []</text:p>
      <text:p text:style-name="P4">
Images: []</text:p>
      <text:p text:style-name="P4">
Tags: ["Russia", "Avia"]</text:p>
      <text:p text:style-name="P4">
ID: 22562567</text:p>
      <!--METADATA-->
      <text:p text:style-name="P4">
Helicopter crashed in Klintsy, Briansk region</text:p>
      <text:p text:style-name="P4">
News Collection Link: <text:a xlink:type="simple" xlink:href="https://liveuamap.com/en/2023/13-may-helicopter-crashed-in-klintsy-briansk-region-" text:style-name="Internet_20_link" text:visited-style-name="Visited_20_Internet_20_Link">
https://liveuamap.com/en/2023/13-may-helicopter-crashed-in-klintsy-briansk-region-</text:a>
</text:p>
      <text:p text:style-name="P4">
Source: <text:a xlink:type="simple" xlink:href="https://t.me/bazabazon/17616" text:style-name="Internet_20_link" text:visited-style-name="Visited_20_Internet_20_Link">
https://t.me/bazabazon/17616</text:a>
</text:p>
      <!--NEWS-->
      <text:h text:style-name="P10" text:outline-level="1">
<text:span text:style-name="T4">
Debris of Storm Shadow missile were found in Luhansk</text:span>
</text:h>
      <text:p text:style-name="P4">
Authors: liveuamap (Language: en)</text:p>
      <text:p text:style-name="P4">
Time: 2023-05-13T06:42:29</text:p>
      <text:p text:style-name="P4">
Location: Luhans'k, Luhans'ka oblast (Latitude:48.53695 Longtitude:39.34153)</text:p>
      <text:p text:style-name="P4">
Videos: []</text:p>
      <text:p text:style-name="P4">
Images: ["<text:a xlink:type="simple" xlink:href="https://liveuamap.com/pics/2023/05/13/22562570_0.jpg" text:style-name="Internet_20_link" text:visited-style-name="Visited_20_Internet_20_Link">
22562570_0.jpg</text:a>
"]</text:p>
      <text:p text:style-name="P4">
Tags: ["Minsk Monitor"]</text:p>
      <text:p text:style-name="P4">
ID: 22562570</text:p>
      <!--METADATA-->
      <text:p text:style-name="P4">
Debris of Storm Shadow missile were found in Luhansk</text:p>
      <text:p text:style-name="P4">
<draw:frame draw:style-name="fr1" draw:name="Image88" text:anchor-type="as-char" svg:width="6.9236in" svg:height="5.1927in" draw:z-index="0">
<draw:image xlink:href="../Images/liveuamap/2023-05-13T06-42-29/22562570_0.jpg" xlink:type="simple" xlink:show="embed" xlink:actuate="onLoad" draw:mime-type="image/jpeg"/>
</draw:frame>
</text:p>
      <text:p text:style-name="P4">
News Collection Link: <text:a xlink:type="simple" xlink:href="https://liveuamap.com/en/2023/13-may-debris-of-storm-shadow-missile-were-found-in-luhansk" text:style-name="Internet_20_link" text:visited-style-name="Visited_20_Internet_20_Link">
https://liveuamap.com/en/2023/13-may-debris-of-storm-shadow-missile-were-found-in-luhansk</text:a>
</text:p>
      <text:p text:style-name="P4">
Source: <text:a xlink:type="simple" xlink:href="https://t.me/rian_ru/202634" text:style-name="Internet_20_link" text:visited-style-name="Visited_20_Internet_20_Link">
https://t.me/rian_ru/202634</text:a>
</text:p>
      <!--NEWS-->
      <text:h text:style-name="P10" text:outline-level="1">
<text:span text:style-name="T4">
Donetsk Oblast(12:42). Red Alert: aerial threat. Sirens sounding. Take cover now!</text:span>
</text:h>
      <text:p text:style-name="P4">
Authors: liveuamap (Language: en)</text:p>
      <text:p text:style-name="P4">
Time: 2023-05-13T06:44:00</text:p>
      <text:p text:style-name="P4">
Location: Donetsk Oblast (Latitude:48.72701 Longtitude:37.57863)</text:p>
      <text:p text:style-name="P4">
Videos: []</text:p>
      <text:p text:style-name="P4">
Images: []</text:p>
      <text:p text:style-name="P4">
Tags: ["Europe", "Central and Eastern Europe"]</text:p>
      <text:p text:style-name="P4">
ID: 22562571</text:p>
      <!--METADATA-->
      <text:p text:style-name="P4">
Donetsk Oblast(12:42). Red Alert: aerial threat. Sirens sounding. Take covernow!</text:p>
      <text:p text:style-name="P4">
News Collection Link: <text:a xlink:type="simple" xlink:href="https://liveuamap.com/en/2023/13-may-donetsk-oblast1242-red-alert-aerial-thg" text:style-name="Internet_20_link" text:visited-style-name="Visited_20_Internet_20_Link">
https://liveuamap.com/en/2023/13-may-donetsk-oblast1242-red-alert-aerial-thg</text:a>
</text:p>
      <text:p text:style-name="P4">
Source: <text:a xlink:type="simple" xlink:href="https://t.me/air_alert_ua/45201" text:style-name="Internet_20_link" text:visited-style-name="Visited_20_Internet_20_Link">
https://t.me/air_alert_ua/45201</text:a>
</text:p>
      <!--NEWS-->
      <text:h text:style-name="P10" text:outline-level="1">
<text:span text:style-name="T4">
Another helicopter has reportedly crashed in Starodub of Briansk region</text:span>
</text:h>
      <text:p text:style-name="P4">
Authors: liveuamap (Language: en)</text:p>
      <text:p text:style-name="P4">
Time: 2023-05-13T06:45:38</text:p>
      <text:p text:style-name="P4">
Location: Starodub, Briansk (Latitude:52.58435 Longtitude:32.75783)</text:p>
      <text:p text:style-name="P4">
Videos: []</text:p>
      <text:p text:style-name="P4">
Images: []</text:p>
      <text:p text:style-name="P4">
Tags: ["Russia", "Avia"]</text:p>
      <text:p text:style-name="P4">
ID: 22562572</text:p>
      <!--METADATA-->
      <text:p text:style-name="P4">
Another helicopter has reportedly crashed in Starodub of Briansk region</text:p>
      <text:p text:style-name="P4">
News Collection Link: <text:a xlink:type="simple" xlink:href="https://liveuamap.com/en/2023/13-may-another-helicopter-has-reportedly-crashed-in-starodub" text:style-name="Internet_20_link" text:visited-style-name="Visited_20_Internet_20_Link">
https://liveuamap.com/en/2023/13-may-another-helicopter-has-reportedly-crashed-in-starodub</text:a>
</text:p>
      <text:p text:style-name="P4">
Source: <text:a xlink:type="simple" xlink:href="https://t.me/bryansk_off/9471" text:style-name="Internet_20_link" text:visited-style-name="Visited_20_Internet_20_Link">
https://t.me/bryansk_off/9471</text:a>
</text:p>
      <!--NEWS-->
      <text:h text:style-name="P10" text:outline-level="1">
<text:span text:style-name="T4">
Both pilots of Russian Mi-8 helicopter shot down near Klintsy dead</text:span>
</text:h>
      <text:p text:style-name="P4">
Authors: liveuamap (Language: en)</text:p>
      <text:p text:style-name="P4">
Time: 2023-05-13T07:08:27</text:p>
      <text:p text:style-name="P4">
Location: Klintsy (Latitude:52.7329 Longtitude:32.43645)</text:p>
      <text:p text:style-name="P4">
Videos: []</text:p>
      <text:p text:style-name="P4">
Images: []</text:p>
      <text:p text:style-name="P4">
Tags: ["Russia", "Avia"]</text:p>
      <text:p text:style-name="P4">
ID: 22562573</text:p>
      <!--METADATA-->
      <text:p text:style-name="P4">
Both pilots of Russian Mi-8 helicopter shot down near Klintsy dead</text:p>
      <text:p text:style-name="P4">
News Collection Link: <text:a xlink:type="simple" xlink:href="https://liveuamap.com/en/2023/13-may-both-pilots-of-russian-mi8-helicopter-shot-down-near" text:style-name="Internet_20_link" text:visited-style-name="Visited_20_Internet_20_Link">
https://liveuamap.com/en/2023/13-may-both-pilots-of-russian-mi8-helicopter-shot-down-near</text:a>
</text:p>
      <text:p text:style-name="P4">
Source: <text:a xlink:type="simple" xlink:href="https://t.me/breakingmash/44001" text:style-name="Internet_20_link" text:visited-style-name="Visited_20_Internet_20_Link">
https://t.me/breakingmash/44001</text:a>
</text:p>
      <!--NEWS-->
      <text:h text:style-name="P10" text:outline-level="1">
<text:span text:style-name="T4">
2nd aircraft crashed in Briansk region is Su-34 jet, not helicopter</text:span>
</text:h>
      <text:p text:style-name="P4">
Authors: liveuamap (Language: en)</text:p>
      <text:p text:style-name="P4">
Time: 2023-05-13T07:11:38</text:p>
      <text:p text:style-name="P4">
Location: Starodub, Briansk (Latitude:52.58428 Longtitude:32.76072)</text:p>
      <text:p text:style-name="P4">
Videos: []</text:p>
      <text:p text:style-name="P4">
Images: []</text:p>
      <text:p text:style-name="P4">
Tags: ["Russia", "Avia"]</text:p>
      <text:p text:style-name="P4">
ID: 22562574</text:p>
      <!--METADATA-->
      <text:p text:style-name="P4">
2nd aircraft crashed in Briansk region is Su-34 jet, not helicopter</text:p>
      <text:p text:style-name="P4">
News Collection Link: <text:a xlink:type="simple" xlink:href="https://liveuamap.com/en/2023/13-may-2nd-aircraft-crashed-in-briansk-region-is-su34-jet" text:style-name="Internet_20_link" text:visited-style-name="Visited_20_Internet_20_Link">
https://liveuamap.com/en/2023/13-may-2nd-aircraft-crashed-in-briansk-region-is-su34-jet</text:a>
</text:p>
      <text:p text:style-name="P4">
Source: <text:a xlink:type="simple" xlink:href="https://t.me/breakingmash/44002" text:style-name="Internet_20_link" text:visited-style-name="Visited_20_Internet_20_Link">
https://t.me/breakingmash/44002</text:a>
</text:p>
      <!--NEWS-->
      <text:h text:style-name="P10" text:outline-level="1">
<text:span text:style-name="T4">
According to Russian media security services in Briansk region are looking for saboteurs who ...</text:span>
</text:h>
      <text:p text:style-name="P4">
Authors: liveuamap (Language: en)</text:p>
      <text:p text:style-name="P4">
Time: 2023-05-13T07:17:57</text:p>
      <text:p text:style-name="P4">
Location: Starodub, Briansk (Latitude:52.58031 Longtitude:32.76054)</text:p>
      <text:p text:style-name="P4">
Videos: []</text:p>
      <text:p text:style-name="P4">
Images: []</text:p>
      <text:p text:style-name="P4">
Tags: ["Russia"]</text:p>
      <text:p text:style-name="P4">
ID: 22562575</text:p>
      <!--METADATA-->
      <text:p text:style-name="P4">
According to Russian media security services in Briansk region are looking forsaboteurs who used MANPADS in Klintsy region</text:p>
      <text:p text:style-name="P4">
News Collection Link: <text:a xlink:type="simple" xlink:href="https://liveuamap.com/en/2023/13-may-according-to-russian-media-security-services-in-briansk" text:style-name="Internet_20_link" text:visited-style-name="Visited_20_Internet_20_Link">
https://liveuamap.com/en/2023/13-may-according-to-russian-media-security-services-in-briansk</text:a>
</text:p>
      <text:p text:style-name="P4">
Source: <text:a xlink:type="simple" xlink:href="https://t.me/rusbrief/116842" text:style-name="Internet_20_link" text:visited-style-name="Visited_20_Internet_20_Link">
https://t.me/rusbrief/116842</text:a>
</text:p>
      <!--NEWS-->
      <text:h text:style-name="P10" text:outline-level="1">
<text:span text:style-name="T4">
Both pilots of Su-34 jet were unable to eject and dead</text:span>
</text:h>
      <text:p text:style-name="P4">
Authors: liveuamap (Language: en)</text:p>
      <text:p text:style-name="P4">
Time: 2023-05-13T07:48:17</text:p>
      <text:p text:style-name="P4">
Location: Starodub, Briansk (Latitude:52.5823 Longtitude:32.77016)</text:p>
      <text:p text:style-name="P4">
Videos: []</text:p>
      <text:p text:style-name="P4">
Images: []</text:p>
      <text:p text:style-name="P4">
Tags: ["Russia", "Central and Eastern Europe"]</text:p>
      <text:p text:style-name="P4">
ID: 22562576</text:p>
      <!--METADATA-->
      <text:p text:style-name="P4">
Both pilots of Su-34 jet were unable to eject and dead</text:p>
      <text:p text:style-name="P4">
News Collection Link: <text:a xlink:type="simple" xlink:href="https://liveuamap.com/en/2023/13-may-both-pilots-of-su34-jet-were-unable-to-eject-and-dead" text:style-name="Internet_20_link" text:visited-style-name="Visited_20_Internet_20_Link">
https://liveuamap.com/en/2023/13-may-both-pilots-of-su34-jet-were-unable-to-eject-and-dead</text:a>
</text:p>
      <text:p text:style-name="P4">
Source: <text:a xlink:type="simple" xlink:href="https://t.me/bbbreaking/155290" text:style-name="Internet_20_link" text:visited-style-name="Visited_20_Internet_20_Link">
https://t.me/bbbreaking/155290</text:a>
</text:p>
      <!--NEWS-->
      <text:h text:style-name="P10" text:outline-level="1">
<text:span text:style-name="T4">
НБА: «Маямі» та «Лейкерс» вийшли у фінал плей-офф на Сході та Заході</text:span>
</text:h>
      <text:p text:style-name="P4">
Authors: Ukrinform (Person)</text:p>
      <text:p text:style-name="P4">
Publisher: Укринформ (Organization)</text:p>
      <text:p text:style-name="P4">
Published Time: 2023-05-13T09:12:37+03:00</text:p>
      <text:p text:style-name="P4">
Modified Time: 2023-05-13T09:12:37+03:00</text:p>
      <text:p text:style-name="P4">
Description: Баскетболісти «Маямі» перемогли «Нью-Йорк» у шостому матчі 2-го раунду серії плей-офф НБА - 96:92 (24:31, 27:19, 23:21, 22:21). — Укрінформ.</text:p>
      <text:p text:style-name="P4">
Images: ["<text:a xlink:type="simple" xlink:href="https://static.ukrinform.com/photos/2023_05/thumb_files/630_360_1683958188-684.jpeg" text:style-name="Internet_20_link" text:visited-style-name="Visited_20_Internet_20_Link">
630_360_16839...</text:a>
"]</text:p>
      <text:p text:style-name="P4">
Tags: ['Баскетбол', 'Канада', 'НБА', 'Спорт', 'США']</text:p>
      <text:p text:style-name="P4">
Type: Article</text:p>
      <!--METADATA-->
      <text:p text:style-name="P4">
<draw:frame draw:style-name="fr1" draw:name="Image89" text:anchor-type="as-char" svg:width="6.9236in" svg:height="3.956343in" draw:z-index="0">
<draw:image xlink:href="../Images/yкринформ/2023-05-13T09-12-37-03-00/630_360_1683958188-684.jpeg" xlink:type="simple" xlink:show="embed" xlink:actuate="onLoad" draw:mime-type="image/jpeg"/>
</draw:frame>
Баскетболісти «Маямі» перемогли «Нью-Йорк» у шостому матчі 2-го раунду серіїплей-офф НБА - 96:92 (24:31, 27:19, 23:21, 22:21).</text:p>
      <text:p text:style-name="P4">
«Маямі» виграв серію із загальним рахунком 4:2 і вийшов у фінал Східноїконференції, передає Укрінформ.</text:p>
      <text:p text:style-name="P4">
«Лейкерс» учетверте обіграв «Голден Стейт» - 122:101 (31:26, 25:20, 35:31,31:24).</text:p>
      <text:p text:style-name="P4">
<text:span text:style-name="T4">
Читайте також:</text:span>
 <text:a xlink:type="simple" xlink:href="https://www.ukrinform.ua/rubric-sports/3708110-nba-denver-peremig-finiks-i-vijsov-u-final-plejoff-zahidnoi-konferencii.html" text:style-name="Internet_20_link" text:visited-style-name="Visited_20_Internet_20_Link">
 </text:a>
</text:p>
      <text:p text:style-name="P4">
Рахунок у серії 4:2. У фіналі Західної конференції команда зустрінеться з«Денвером».</text:p>
      <text:p text:style-name="P4">
Фото: twitter.com/NBA.</text:p>
      <text:p text:style-name="P4">
Source: <text:a xlink:type="simple" xlink:href="https://www.ukrinform.ua/rubric-sports/3708600-nba-maami-ta-lejkers-vijsli-u-final-plejoff-na-shodi-ta-zahodi.html" text:style-name="Internet_20_link" text:visited-style-name="Visited_20_Internet_20_Link">
https://www.ukrinform.ua/rubric-sports/3708600-nba-maami-ta-lejkers-vijsli-u-final-plejoff-na-shodi-ta-zahodi.html</text:a>
</text:p>
      <!--NEWS-->
      <text:h text:style-name="P10" text:outline-level="1">
<text:span text:style-name="T4">
ППО вночі знищила 17 дронів типу Shahed - Повітряні сили</text:span>
</text:h>
      <text:p text:style-name="P4">
Authors: Ukrinform (Person)</text:p>
      <text:p text:style-name="P4">
Publisher: Укринформ (Organization)</text:p>
      <text:p text:style-name="P4">
Published Time: 2023-05-13T09:20:00+03:00</text:p>
      <text:p text:style-name="P4">
Modified Time: 2023-05-13T09:20:00+03:00</text:p>
      <text:p text:style-name="P4">
Description: Із опівночі 13 травня Сили оборони України знищили 17 ворожих ударних БпЛА іранського виробництва Shahed-136/131. — Укрінформ.</text:p>
      <text:p text:style-name="P4">
Images: ["<text:a xlink:type="simple" xlink:href="https://static.ukrinform.com/photos/2023_03/thumb_files/630_360_1679978312-648.jpeg" text:style-name="Internet_20_link" text:visited-style-name="Visited_20_Internet_20_Link">
630_360_16799...</text:a>
"]</text:p>
      <text:p text:style-name="P4">
Tags: ['Безпілотник', 'Дрон', 'Війна з росією']</text:p>
      <text:p text:style-name="P4">
Type: Article</text:p>
      <!--METADATA-->
      <text:p text:style-name="P4">
<draw:frame draw:style-name="fr1" draw:name="Image90" text:anchor-type="as-char" svg:width="6.9236in" svg:height="3.956343in" draw:z-index="0">
<draw:image xlink:href="../Images/yкринформ/2023-05-13T09-20-00-03-00/630_360_1679978312-648.jpeg" xlink:type="simple" xlink:show="embed" xlink:actuate="onLoad" draw:mime-type="image/jpeg"/>
</draw:frame>
 Ізопівночі 13 травня Сили оборони України знищили 17 ворожих ударних БпЛАіранського виробництва Shahed-136/131.</text:p>
      <text:p text:style-name="P4">
Як передає Укрінформ, про це <text:a xlink:type="simple" xlink:href="https://t.me/kpszsu/2514" text:style-name="Internet_20_link" text:visited-style-name="Visited_20_Internet_20_Link">
 </text:a>
 повідомляютьПовітрняні сили Збройних сил України.</text:p>
      <text:p text:style-name="P4">
Згідно з повідомленням, опівночі 13 травня ворог атакував Україну з північногота південного напрямків <text:a xlink:type="simple" xlink:href="https://www.ukrinform.ua/tag-bezpilotnik" text:style-name="Internet_20_link" text:visited-style-name="Visited_20_Internet_20_Link">
 </text:a>
 типуShahed-136/131. Усього зафіксовано 21 пуск. На різних напрямках знищено 17баражуючих боєприпасів із застосуванням зенітного ракетного озброєння,винищувачів, мобільних вогневих груп.</text:p>
      <text:p text:style-name="P4">
"На жаль, є влучання ворожих безпілотників по об’єктах інфраструктури наХмельниччині. Місцева влада та служби працюють над ліквідацією наслідків", -зазанчили у Повітряних силах.</text:p>
      <text:p text:style-name="P4">
Крім того, уночі був знищений російський БпЛА оперативно-тактичного рівня"Орлан-10.</text:p>
      <text:p text:style-name="P4">
Уптродовж минулої доби, 12 травня, підрозділи протиповітряної оборони знищиличотири ударні БпЛА типу "Ланцет".</text:p>
      <text:p text:style-name="P4">
<text:span text:style-name="T4">
Читайте також:</text:span>
 <text:a xlink:type="simple" xlink:href="https://www.ukrinform.ua/rubric-ato/3708584-obstril-mikolaeva-zagarbniki-zastosuvali-bezpilotniki-postrazdali-troe-civilnih.html" text:style-name="Internet_20_link" text:visited-style-name="Visited_20_Internet_20_Link">
 <text:span text:style-name="T4">
безпіл</text:span>
 </text:a>
</text:p>
      <text:p text:style-name="P4">
Тактична авіація Повітряних сил здійснила десятки літаковильотів на вогневеураження ворога та винищувальне авіаційне прикриття.</text:p>
      <text:p text:style-name="P4">
Як повідомляв Укрінформ, <text:a xlink:type="simple" xlink:href="https://www.ukrinform.ua/rubric-ato/3708595-obstril-hmelniccini-unaslidok-vlucanna-u-promislovij-obekt-postrazdali-patero-ludej.html" text:style-name="Internet_20_link" text:visited-style-name="Visited_20_Internet_20_Link">
 </text:a>
 від уламків скла внаслідок влучання ворожогодрона у промисловий об'єкт на Хмельниччині.</text:p>
      <text:p text:style-name="P4">
Source: <text:a xlink:type="simple" xlink:href="https://www.ukrinform.ua/rubric-ato/3708605-ppo-vnoci-znisila-17-droniv-tipu-shahed-povitrani-sili.html" text:style-name="Internet_20_link" text:visited-style-name="Visited_20_Internet_20_Link">
https://www.ukrinform.ua/rubric-ato/3708605-ppo-vnoci-znisila-17-droniv-tipu-shahed-povitrani-sili.html</text:a>
</text:p>
      <!--NEWS-->
      <text:h text:style-name="P10" text:outline-level="1">
<text:span text:style-name="T4">
ЗСУ вдалося відтиснути ворога на півдні Бахмута щонайменше на кілометр - розвідка Британії</text:span>
</text:h>
      <text:p text:style-name="P4">
Authors: Ukrinform (Person)</text:p>
      <text:p text:style-name="P4">
Publisher: Укринформ (Organization)</text:p>
      <text:p text:style-name="P4">
Published Time: 2023-05-13T09:22:00+03:00</text:p>
      <text:p text:style-name="P4">
Modified Time: 2023-05-13T09:22:00+03:00</text:p>
      <text:p text:style-name="P4">
Description: Упродовж останніх чотирьох днів підрозділи 72-ї окремої мотострілецької бригади (72 ОМСБр) рф неорганізовано відійшли зі своїх позицій на південному фланзі Бахмутської операції, що дозволило українським силам повернути щонайменше кілометр території. — Укрінформ.</text:p>
      <text:p text:style-name="P4">
Images: ["<text:a xlink:type="simple" xlink:href="https://static.ukrinform.com/photos/2023_04/thumb_files/630_360_1682412645-576.png" text:style-name="Internet_20_link" text:visited-style-name="Visited_20_Internet_20_Link">
630_360_16824...</text:a>
"]</text:p>
      <text:p text:style-name="P4">
Tags: ['Бахмут', 'Британія', 'Розвідка', 'Війна з росією']</text:p>
      <text:p text:style-name="P4">
Type: Article</text:p>
      <!--METADATA-->
      <text:p text:style-name="P4">
<draw:frame draw:style-name="fr1" draw:name="Image91" text:anchor-type="as-char" svg:width="6.9236in" svg:height="3.956343in" draw:z-index="0">
<draw:image xlink:href="../Images/yкринформ/2023-05-13T09-22-00-03-00/630_360_1682412645-576.png" xlink:type="simple" xlink:show="embed" xlink:actuate="onLoad" draw:mime-type="image/png"/>
</draw:frame>
 Упродовжостанніх чотирьох днів підрозділи 72-ї окремої мотострілецької бригади (72ОМСБр) рф неорганізовано відійшли зі своїх позицій на південному фланзіБахмутської операції, що дозволило українським силам повернути щонайменшекілометр території.</text:p>
      <text:p text:style-name="P4">
Про це у <text:a xlink:type="simple" xlink:href="https://twitter.com/DefenceHQ/status/1657260004070633473" text:style-name="Internet_20_link" text:visited-style-name="Visited_20_Internet_20_Link">
</text:a>
повідомляє Міністерство оборони Британії з посиланням на розвідку, передаєУкрінформ.</text:p>
      <text:p text:style-name="P4">
Зазначається, що повернена територія має певне тактичне значення, оскільки цебув російський плацдарм на західній стороні каналу Донець-Донбас, якийвизначає лінію фронту в деяких частинах сектору.</text:p>
      <text:p text:style-name="P4">
"72 ОМСБр входить до складу 3-го армійського корпусу росії - формування,створеного восени 2023 року, яке звинувачують у низькому моральному дусі таобмеженій боєздатності", - йдеться в повідомленні.</text:p>
      <text:p text:style-name="P4">
<text:span text:style-name="T4">
Читайте також:</text:span>
 <text:a xlink:type="simple" xlink:href="https://www.ukrinform.ua/rubric-ato/3708172-sirskij-pokazav-ak-ukrainska-artileria-znisila-grupu-rosian-u-bahmuti.html" text:style-name="Internet_20_link" text:visited-style-name="Visited_20_Internet_20_Link">
 <text:span text:style-name="T4">
Бахмут</text:span>
 </text:a>
</text:p>
      <text:p text:style-name="P4">
Його розгортання у такому складному і оперативно важливому секторі підкреслюєгостру нестачу надійних бойових підрозділів у росії, підсумувала британськарозвідка.</text:p>
      <text:p text:style-name="P4">
Як повідомляв Укрінформ, армія російської федерації за минулу добу, 12 травня,<text:a xlink:type="simple" xlink:href="https://www.ukrinform.ua/rubric-regions/3708585-na-doneccini-rosiani-za-dobu-poranili-cotiroh-mirnih-ziteliv.html" text:style-name="Internet_20_link" text:visited-style-name="Visited_20_Internet_20_Link">
 </text:a>
</text:p>
      <text:p text:style-name="P4">
<text:span text:style-name="T5">
Фото: Костянтин Ліберов</text:span>
</text:p>
      <text:p text:style-name="P4">
Source: <text:a xlink:type="simple" xlink:href="https://www.ukrinform.ua/rubric-ato/3708606-zsu-vdalos-vidtisnuti-voroga-na-pivdni-bahmuta-sonajmense-na-kilometr-rozvidka-britanii.html" text:style-name="Internet_20_link" text:visited-style-name="Visited_20_Internet_20_Link">
https://www.ukrinform.ua/rubric-ato/3708606-zsu-vdalos-vidtisnuti-voroga-na-pivdni-bahmuta-sonajmense-na-kilometr-rozvidka-britanii.html</text:a>
</text:p>
      <!--NEWS-->
      <text:h text:style-name="P10" text:outline-level="1">
<text:span text:style-name="T4">
НХЛ: «Флорида» виграла серію плей-офф у «Торонто»</text:span>
</text:h>
      <text:p text:style-name="P4">
Authors: Ukrinform (Person)</text:p>
      <text:p text:style-name="P4">
Publisher: Укринформ (Organization)</text:p>
      <text:p text:style-name="P4">
Published Time: 2023-05-13T09:30:16+03:00</text:p>
      <text:p text:style-name="P4">
Modified Time: 2023-05-13T09:30:16+03:00</text:p>
      <text:p text:style-name="P4">
Description: У північноамериканській Національній хокейній лізі пройшли чергові матчі другого раунду Кубка Стенлі. — Укрінформ.</text:p>
      <text:p text:style-name="P4">
Images: ["<text:a xlink:type="simple" xlink:href="https://static.ukrinform.com/photos/2023_05/thumb_files/630_360_1683959302-505.jpg" text:style-name="Internet_20_link" text:visited-style-name="Visited_20_Internet_20_Link">
630_360_16839...</text:a>
"]</text:p>
      <text:p text:style-name="P4">
Tags: ['хокей', 'Канада', 'НХЛ', 'Спорт', 'США']</text:p>
      <text:p text:style-name="P4">
Type: Article</text:p>
      <!--METADATA-->
      <text:p text:style-name="P4">
<draw:frame draw:style-name="fr1" draw:name="Image92" text:anchor-type="as-char" svg:width="6.9236in" svg:height="3.956343in" draw:z-index="0">
<draw:image xlink:href="../Images/yкринформ/2023-05-13T09-30-16-03-00/630_360_1683959302-505.jpg" xlink:type="simple" xlink:show="embed" xlink:actuate="onLoad" draw:mime-type="image/jpeg"/>
</draw:frame>
 Упівнічноамериканській Національній хокейній лізі пройшли чергові матчі другогораунду Кубка Стенлі.</text:p>
      <text:p text:style-name="P4">
У п’ятому матчі серії «Флорида» вирвала в овертаймі перемогу над «Торонто» -3:2 (2:0, 0:1, 0:1, 1:0), передає Укрінформ.</text:p>
      <text:p text:style-name="P4">
Вирішальну шайбу закинув канадський центфорвард Нік Казінс.</text:p>
      <text:p text:style-name="P4">
«Флорида» виграла серію із загальним результатом 4:1 і у півфіналі зіграє з«Кароліною».</text:p>
      <text:p text:style-name="P4">
<text:span text:style-name="T4">
Читайте також:</text:span>
 <text:a xlink:type="simple" xlink:href="https://www.ukrinform.ua/rubric-sports/3708544-cempionat-svitu-z-hokeu-rozpocavsa-peremogami-svecii-kanadi-cehii-ta-ssa.html" text:style-name="Internet_20_link" text:visited-style-name="Visited_20_Internet_20_Link">
 <text:span text:style-name="T4">
хокею</text:span>
 </text:a>
</text:p>
      <text:p text:style-name="P4">
«Вегас» обіграв «Едмонтон» - 4:3 (1:2, 3:0, 0:1).</text:p>
      <text:p text:style-name="P4">
Рахунок у серії: 3:2.</text:p>
      <text:p text:style-name="P4">
На фото: Нік Казінс/gettyimages.com.</text:p>
      <text:p text:style-name="P4">
Source: <text:a xlink:type="simple" xlink:href="https://www.ukrinform.ua/rubric-sports/3708608-nhl-florida-vigrala-seriu-plejoff-u-toronto.html" text:style-name="Internet_20_link" text:visited-style-name="Visited_20_Internet_20_Link">
https://www.ukrinform.ua/rubric-sports/3708608-nhl-florida-vigrala-seriu-plejoff-u-toronto.html</text:a>
</text:p>
      <!--NEWS-->
      <text:h text:style-name="P10" text:outline-level="1">
<text:span text:style-name="T4">
Загарбники влаштовують провокації з вибухами, щоб втекти з окупованих територій - Федоров</text:span>
</text:h>
      <text:p text:style-name="P4">
Authors: Ukrinform (Person)</text:p>
      <text:p text:style-name="P4">
Publisher: Укринформ (Organization)</text:p>
      <text:p text:style-name="P4">
Published Time: 2023-05-13T09:35:00+03:00</text:p>
      <text:p text:style-name="P4">
Modified Time: 2023-05-13T09:35:00+03:00</text:p>
      <text:p text:style-name="P4">
Description: російські загарбники влаштовують провокації з вибухами, аби виправдати власну втечу з тимчасово окупованих територій України та оголошення евакуації. — Укрінформ.</text:p>
      <text:p text:style-name="P4">
Images: ["<text:a xlink:type="simple" xlink:href="https://static.ukrinform.com/photos/2022_11/thumb_files/630_360_1667485446-953.jpg" text:style-name="Internet_20_link" text:visited-style-name="Visited_20_Internet_20_Link">
630_360_16674...</text:a>
"]</text:p>
      <text:p text:style-name="P4">
Tags: ['Мелітополь', 'Вибух', 'Колаборант', 'Війна з росією', 'Єдині новини']</text:p>
      <text:p text:style-name="P4">
Type: Article</text:p>
      <!--METADATA-->
      <text:p text:style-name="P4">
<draw:frame draw:style-name="fr1" draw:name="Image93" text:anchor-type="as-char" svg:width="6.9236in" svg:height="3.956343in" draw:z-index="0">
<draw:image xlink:href="../Images/yкринформ/2023-05-13T09-35-00-03-00/630_360_1667485446-953.jpg" xlink:type="simple" xlink:show="embed" xlink:actuate="onLoad" draw:mime-type="image/jpeg"/>
</draw:frame>
 російськізагарбники влаштовують провокації з вибухами, аби виправдати власну втечу зтимчасово окупованих територій України та оголошення евакуації.</text:p>
      <text:p text:style-name="P4">
Про це в ефірі національного телемарафону "Єдині новини" сказав міський головаМелітополя Іван Федоров, передає Укрінформ.</text:p>
      <text:p text:style-name="P4">
"Вчора у м. Мелітополь відбулося щонайменше два <text:a xlink:type="simple" xlink:href="https://www.ukrinform.ua/tag-vibuh" text:style-name="Internet_20_link" text:visited-style-name="Visited_20_Internet_20_Link">
</text:a>
 .. Ми знаємо, колаборантів невипускають, особливо тих, хто приїхав з континентальної ерефії. Всім наказаносидіти до останнього, щоб не показувати, що ерефія виходить з тимчасовоокупованих територій. Тому наразі є практика, що колаборанти саміпідлаштовують вибухи, щоб показати, що за ними там полюють, і це привідвиїздити з окупованих територій. Саме на це схожий вчорашній вранішній вибух",- сказав він.</text:p>
      <text:p text:style-name="P4">
Водночас Федоров підкреслив, що про колаборанта, якого нібито намагалисяпідірвати, українська сторона навіть не знала.</text:p>
      <text:p text:style-name="P4">
<text:span text:style-name="T4">
Читайте також:</text:span>
 <text:a xlink:type="simple" xlink:href="https://www.ukrinform.ua/rubric-regions/3708060-u-melitopoli-prolunav-silnij-vibuh.html" text:style-name="Internet_20_link" text:visited-style-name="Visited_20_Internet_20_Link">
 <text:span text:style-name="T4">
Мелітополі</text:span>
 <text:span text:style-name="T4">
пролунав</text:span>
 <text:span text:style-name="T4">
сильний</text:span>
 <text:span text:style-name="T4">
вибух</text:span>
</text:a>
</text:p>
      <text:p text:style-name="P4">
Мер Мелітополя зауважив, що другою причиною для підлаштувань провокацій єпотреба знайти аргументований привід, аби оголосити подальшу евакуацію в іншихнаселених пунктах.</text:p>
      <text:p text:style-name="P4">
"Якщо ми пригадаємо, чому вони оголосили евакуацію у щонайменше 15 пунктахтимчасово окупованої Запорізької області, то основне було те, що начебтонебезпечно, Україна обстрілює цивільну інфраструктуру. Насправді, це неправда.Тому вороги самі почали обстрілювати цивільну інфраструктуру і полювати заякимись третьорядними-п'ятирядними колаборантами", - зауважив Федоров.</text:p>
      <text:p text:style-name="P4">
Як повідомляв Укрінформ, <text:a xlink:type="simple" xlink:href="https://www.ukrinform.ua/rubric-regions/3708417-u-melitopoli-bila-pidizdu-pidirvali-kolaboranta.html" text:style-name="Internet_20_link" text:visited-style-name="Visited_20_Internet_20_Link">
 </text:a>
 біляпід'їзду багатоквартирного будинку, де мешкав так званий “виконувач обов’язківзаступника міністра будівництва” Запорізької області.</text:p>
      <text:p text:style-name="P4">
Source: <text:a xlink:type="simple" xlink:href="https://www.ukrinform.ua/rubric-ato/3708611-zagarbniki-vlastovuut-provokacii-z-vibuhami-sob-vtekti-z-okupovanih-teritorij-fedorov.html" text:style-name="Internet_20_link" text:visited-style-name="Visited_20_Internet_20_Link">
https://www.ukrinform.ua/rubric-ato/3708611-zagarbniki-vlastovuut-provokacii-z-vibuhami-sob-vtekti-z-okupovanih-teritorij-fedorov.html</text:a>
</text:p>
      <!--NEWS-->
      <text:h text:style-name="P10" text:outline-level="1">
<text:span text:style-name="T4">
Війська рф обстріляли прикордоння Сумщини - постраждали п’ять громад</text:span>
</text:h>
      <text:p text:style-name="P4">
Authors: Ukrinform (Person)</text:p>
      <text:p text:style-name="P4">
Publisher: Укринформ (Organization)</text:p>
      <text:p text:style-name="P4">
Published Time: 2023-05-13T09:43:05+03:00</text:p>
      <text:p text:style-name="P4">
Modified Time: 2023-05-13T09:43:05+03:00</text:p>
      <text:p text:style-name="P4">
Description: Сьогодні вночі та вранці ворог вісім разів обстріляв прикордонні території Сумської області. — Укрінформ.</text:p>
      <text:p text:style-name="P4">
Images: ["<text:a xlink:type="simple" xlink:href="https://static.ukrinform.com/photos/2022_07/thumb_files/630_360_1657197743-186.jpg" text:style-name="Internet_20_link" text:visited-style-name="Visited_20_Internet_20_Link">
630_360_16571...</text:a>
"]</text:p>
      <text:p text:style-name="P4">
Tags: ['Обстріл', 'Сумщина', 'Війна з росією']</text:p>
      <text:p text:style-name="P4">
Type: Article</text:p>
      <!--METADATA-->
      <text:p text:style-name="P4">
<draw:frame draw:style-name="fr1" draw:name="Image94" text:anchor-type="as-char" svg:width="6.9236in" svg:height="3.956343in" draw:z-index="0">
<draw:image xlink:href="../Images/yкринформ/2023-05-13T09-43-05-03-00/630_360_1657197743-186.jpg" xlink:type="simple" xlink:show="embed" xlink:actuate="onLoad" draw:mime-type="image/jpeg"/>
</draw:frame>
 Сьогоднівночі та вранці ворог вісім разів обстріляв прикордонні території Сумськоїобласті.</text:p>
      <text:p text:style-name="P4">
Про це повідомила у <text:a xlink:type="simple" xlink:href="https://t.me/Sumy_news_ODA/16160" text:style-name="Internet_20_link" text:visited-style-name="Visited_20_Internet_20_Link">
 </text:a>
 Сумська обласнавійськова адміністрація, передає Укрінформ.</text:p>
      <text:p text:style-name="P4">
"Вночі та вранці зафіксовано 8 обстрілів (52 <text:a xlink:type="simple" xlink:href="https://www.ukrinform.ua/tag-vibuh" text:style-name="Internet_20_link" text:visited-style-name="Visited_20_Internet_20_Link">
 </text:a>
 ) прикордонних територій та населених пунктів Сумської області", -йдеться в повідомленні.</text:p>
      <text:p text:style-name="P4">
Було обстріляно Зноб-Новгородську громаду - з мінометів (14 вибухів),Середино-Будську громаду: зафіксовано обстріл зі ствольної артилерії - 12вибухів та мінометів - 10 вибухів, Есманську громаду - зі ствольної артилерії(4 вибухи) та мінометів - 6 вибухів, Свеську громаду: росіяни били з мінометів(4 вибухи), Краснопільську громаду: здійснено ракетний обстріл з ПТКР (2вибухи).</text:p>
      <text:p text:style-name="P4">
<text:span text:style-name="T4">
Читайте також:</text:span>
 <text:a xlink:type="simple" xlink:href="https://www.ukrinform.ua/rubric-ato/3708564-aviacia-zsu-zavdala-12-udariv-po-rajonah-zoseredzenna-vijsk-protivnika.html" text:style-name="Internet_20_link" text:visited-style-name="Visited_20_Internet_20_Link">
 </text:a>
</text:p>
      <text:p text:style-name="P4">
Як повідомлялося, минулої доби вночі та вранці на Сумщині зафіксовано дваворожі мінометні обстріли (3 вибухи). Обстрілів зазнали населені пунктиМиропільської та Новослобідської громад.</text:p>
      <text:p text:style-name="P4">
Source: <text:a xlink:type="simple" xlink:href="https://www.ukrinform.ua/rubric-ato/3708613-vijska-rf-obstrilali-prikordonna-sumsini-postrazdali-pat-gromad.html" text:style-name="Internet_20_link" text:visited-style-name="Visited_20_Internet_20_Link">
https://www.ukrinform.ua/rubric-ato/3708613-vijska-rf-obstrilali-prikordonna-sumsini-postrazdali-pat-gromad.html</text:a>
</text:p>
      <!--NEWS-->
      <text:h text:style-name="P10" text:outline-level="1">
<text:span text:style-name="T4">
ЗСУ досягнули успіху в локальних контратаках і просунулися на північному заході Бахмута - ISW</text:span>
</text:h>
      <text:p text:style-name="P4">
Authors: Ukrinform (Person)</text:p>
      <text:p text:style-name="P4">
Publisher: Укринформ (Organization)</text:p>
      <text:p text:style-name="P4">
Published Time: 2023-05-13T10:01:00+03:00</text:p>
      <text:p text:style-name="P4">
Modified Time: 2023-05-13T10:01:00+03:00</text:p>
      <text:p text:style-name="P4">
Description: Збройні сили України досягли успіхів на північний захід від Бахмута в локальних контратаках, про що свідчать оприлюднені відео відступу російських військ на південному березі Берхівського водосховища. — Укрінформ.</text:p>
      <text:p text:style-name="P4">
Images: ["<text:a xlink:type="simple" xlink:href="https://static.ukrinform.com/photos/2023_05/thumb_files/630_360_1683216390-801.jpg" text:style-name="Internet_20_link" text:visited-style-name="Visited_20_Internet_20_Link">
630_360_16832...</text:a>
"]</text:p>
      <text:p text:style-name="P4">
Tags: ['Бахмут', 'ЗСУ', 'Війна з росією']</text:p>
      <text:p text:style-name="P4">
Type: Article</text:p>
      <!--METADATA-->
      <text:p text:style-name="P4">
<draw:frame draw:style-name="fr1" draw:name="Image95" text:anchor-type="as-char" svg:width="6.9236in" svg:height="3.956343in" draw:z-index="0">
<draw:image xlink:href="../Images/yкринформ/2023-05-13T10-01-00-03-00/630_360_1683216390-801.jpg" xlink:type="simple" xlink:show="embed" xlink:actuate="onLoad" draw:mime-type="image/jpeg"/>
</draw:frame>
 Збройнісили України досягли успіхів на північний захід від Бахмута в локальнихконтратаках, про що свідчать оприлюднені відео відступу російських військ напівденному березі Берхівського водосховища.</text:p>
      <text:p text:style-name="P4">
Як передає Укрінформ, про це повідомляє <text:a xlink:type="simple" xlink:href="https://www.understandingwar.org/backgrounder/ukraine-conflict-updates" text:style-name="Internet_20_link" text:visited-style-name="Visited_20_Internet_20_Link">
</text:a>
(ISW).</text:p>
      <text:p text:style-name="P4">
"Оприлюднені відео підтверджують заяви російських військових блогерів про те,що українські війська здобули перемогу на північний захід від Бахмута в районіміж Богданівкою і Берхівкою", - йдеться в повідомленні.</text:p>
      <text:p text:style-name="P4">
Як зазначає ISW, за даними російських військових блогерів, підрозділи 200-їокремої мотострілецької бригади втратили свої позиції в районі між Григорівкоюі Дубово-Василівкою (близько 6 км на північний захід від Бахмута). Крім того,повідомляється, що українські війська контратакують у напрямку Хромового,Богданівки та Кліщіївки.</text:p>
      <text:p text:style-name="P4">
Зазначається, що російський злочинець та глава пвк " <text:a xlink:type="simple" xlink:href="https://www.ukrinform.ua/tag-pvk-vagnera" text:style-name="Internet_20_link" text:visited-style-name="Visited_20_Internet_20_Link">
</text:a>
 " пригожин повідомив пронаближення українських збройних сил до Берхівки і заявив, що зараз Україназаймає позиції в межах 500 м від північно-західної межі Бахмута.</text:p>
      <text:p text:style-name="P4">
<text:span text:style-name="T4">
Читайте також:</text:span>
 <text:a xlink:type="simple" xlink:href="https://www.ukrinform.ua/rubric-ato/3708606-zsu-vdalos-vidtisnuti-voroga-na-pivdni-bahmuta-sonajmense-na-kilometr-rozvidka-britanii.html" text:style-name="Internet_20_link" text:visited-style-name="Visited_20_Internet_20_Link">
 <text:span text:style-name="T4">
Бахмут</text:span>
 </text:a>
</text:p>
      <text:p text:style-name="P4">
Водночас міністерство оборони (МО) росії відкинуло заяви інших російськихджерел про просування українських військ і заявило, що підрозділи 4-ї окремоїмотострілецької бригади і 200-ї окремої мотострілецької бригади відбили всіатаки в районі Берхівки.</text:p>
      <text:p text:style-name="P4">
Як повідомляв Укрінформ, російські загарбники <text:a xlink:type="simple" xlink:href="https://www.ukrinform.ua/rubric-ato/3708611-zagarbniki-vlastovuut-provokacii-z-vibuhami-sob-vtekti-z-okupovanih-teritorij-fedorov.html" text:style-name="Internet_20_link" text:visited-style-name="Visited_20_Internet_20_Link">
</text:a>
 , абивиправдати власну втечу з тимчасово окупованих територій України та оголошенняевакуації.</text:p>
      <text:p text:style-name="P4">
Source: <text:a xlink:type="simple" xlink:href="https://www.ukrinform.ua/rubric-ato/3708620-zsu-dosagnuli-uspihu-v-lokalnih-kontratakah-i-prosunulisa-na-pivnicnomu-zahodi-bahmuta-isw.html" text:style-name="Internet_20_link" text:visited-style-name="Visited_20_Internet_20_Link">
https://www.ukrinform.ua/rubric-ato/3708620-zsu-dosagnuli-uspihu-v-lokalnih-kontratakah-i-prosunulisa-na-pivnicnomu-zahodi-bahmuta-isw.html</text:a>
</text:p>
      <!--NEWS-->
      <text:h text:style-name="P10" text:outline-level="1">
<text:span text:style-name="T4">
Укрзалізниця запустила шатли і автобуси у міста, поїзди до яких запізнюються через атаку дронів</text:span>
</text:h>
      <text:p text:style-name="P4">
Authors: Ukrinform (Person)</text:p>
      <text:p text:style-name="P4">
Publisher: Укринформ (Organization)</text:p>
      <text:p text:style-name="P4">
Published Time: 2023-05-13T10:10:00+03:00</text:p>
      <text:p text:style-name="P4">
Modified Time: 2023-05-13T10:10:00+03:00</text:p>
      <text:p text:style-name="P4">
Description: Укрзалізниця і Хмельницька обласна військова адміністрація запустили шатли та автобуси у пункти призначення, куди запізнюються потяги через нічну повітряну атаку ворога. — Укрінформ.</text:p>
      <text:p text:style-name="P4">
Images: ["<text:a xlink:type="simple" xlink:href="https://static.ukrinform.com/photos/2020_05/thumb_files/630_360_1590675000-161.jpg" text:style-name="Internet_20_link" text:visited-style-name="Visited_20_Internet_20_Link">
630_360_15906...</text:a>
"]</text:p>
      <text:p text:style-name="P4">
Tags: ['Укрзалізниця', 'Війна з росією', 'Поїзд']</text:p>
      <text:p text:style-name="P4">
Type: Article</text:p>
      <!--METADATA-->
      <text:p text:style-name="P4">
<draw:frame draw:style-name="fr1" draw:name="Image96" text:anchor-type="as-char" svg:width="6.9236in" svg:height="3.956343in" draw:z-index="0">
<draw:image xlink:href="../Images/yкринформ/2023-05-13T10-10-00-03-00/630_360_1590675000-161.jpg" xlink:type="simple" xlink:show="embed" xlink:actuate="onLoad" draw:mime-type="image/jpeg"/>
</draw:frame>
Укрзалізниця і Хмельницька обласна військова адміністрація запустили шатли таавтобуси у пункти призначення, куди запізнюються потяги через нічну повітрянуатаку ворога.</text:p>
      <text:p text:style-name="P4">
Як передає Укрінформ, про це Укрзалізниця повідомляє у <text:a xlink:type="simple" xlink:href="https://t.me/UkrzalInfo/4414" text:style-name="Internet_20_link" text:visited-style-name="Visited_20_Internet_20_Link">
</text:a>
</text:p>
      <text:p text:style-name="P4">
“Жодне сполучення не закривається: для всіх пасажирів Укрзалізниця разом ізХмельницькою військовою адміністрацією розробила рішення, як дістатися пунктівпризначення. Вже запущено додаткові поїзди-шатли та автобуси для підвозу”, -наголосили в Укрзалізниці.</text:p>
      <text:p text:style-name="P4">
Якщо пасажири прямують з Києва в напрямку Вінниці, Хмельницького, то необхіднозробити посадку на шатл Київ-Козятин-Вінниця-Хмельницький.</text:p>
      <text:p text:style-name="P4">
Якщо пасажири прямують з Києва в напрямку Тернополя та Львова, то необхіднозробити пересадку на шатл Красне-Тернопіль-Чорний острів.</text:p>
      <text:p text:style-name="P4">
Для пасажирів із Хмельницького, що прямують у львівському напрямку, <text:a xlink:type="simple" xlink:href="https://t.me/UkrzalInfo/4415" text:style-name="Internet_20_link" text:visited-style-name="Visited_20_Internet_20_Link">
</text:a>
 додаткові залізничні шатли з Чорного островадо Тернополя о 12:15 (у Тернопіль прибуває о 14:30), о 14:00 (у Тернополі будео 15:40) та о 18:00 (у Тернополі - о 19:40).</text:p>
      <text:p text:style-name="P4">
У зворотному напрямку автобуси будуть у Красному о 10:12, Тернополі о 12:05,Підволочиську о 13:00, у Чорному острові о 13:50, а також у Львові о 14:10, уКрасному о 15:10, Тернополі о 16:20, Підволочиську о 17:00, Чорному острові о17:50.</text:p>
      <text:p text:style-name="P4">
Якщо пасажири прямують з Вінниці, Жмеринки, Хмельницького до Києва, їмдоступні шатли до Києва кожні 2 години. Першу групу пасажирів з Вінниці доКиєва з квитками на рейс №716 забере поїзд №868 Гречани-Київ.</text:p>
      <text:p text:style-name="P4">
Якщо пасажири прямують з Вінниці, Жмеринки до Львова, Ужгорода, Перемишля, їмдоступні шатли до Козятина з пересадкою на будь-які рейси західного напрямку,які зараз прямують об'їзним шляхом саме через Козятин.</text:p>
      <text:p text:style-name="P4">
Якщо пасажири прямують з Хмельницького до Львова, Ужгорода, Перемишля, їм слідочікувати пересадки на автобус від вокзала до станції Чорний острів, звідкикожні 2 години прямуватиме шатл до станції Красне.</text:p>
      <text:p text:style-name="P4">
Для пасажирів з Києва до Львова, Івано-Франківська, Ужгорода, Перемишля або упротилежному напрямку зміниться час у дорозі.</text:p>
      <text:p text:style-name="P4">
В <text:a xlink:type="simple" xlink:href="https://www.ukrinform.ua/tag-ukrzaliznica" text:style-name="Internet_20_link" text:visited-style-name="Visited_20_Internet_20_Link">
 </text:a>
 проінформували, що поверненняневикористаних квитків зі 100% компенсацією можливе в будь-якій українськійкасі у претензійному порядку. Всі шатли є безкоштовними, як і посадка доальтернативних поїздів того ж напрямку, що вказаний у квитку, в разі спізненняабо неможливості прибути на свій рейс.</text:p>
      <text:p text:style-name="P4">
У разі додаткових питань щодо організації посадки та пересадок можназвернутися до вокзальних чергових та стюардів, які першими знатимутьінформацію та керуватимуть процесом на місцях. На всіх вокзалах працюютьпункти підзарядки смартфонів та відкрито всі зали очікування.</text:p>
      <text:p text:style-name="P4">
<text:span text:style-name="T4">
Читайте також:</text:span>
 <text:a xlink:type="simple" xlink:href="https://www.ukrinform.ua/rubric-ato/3708605-ppo-vnoci-znisila-17-droniv-tipu-shahed-povitrani-sili.html" text:style-name="Internet_20_link" text:visited-style-name="Visited_20_Internet_20_Link">
 <text:span text:style-name="T4">
дрон</text:span>
 </text:a>
</text:p>
      <text:p text:style-name="P4">
Інформацію щодо затримок поїздів, які слідують зміненим маршрутом, можнавідслідковувати за <text:span text:style-name="T4">
<text:a xlink:type="simple" xlink:href="https://uz-vezemo.uz.gov.ua/delayform" text:style-name="Internet_20_link" text:visited-style-name="Visited_20_Internet_20_Link">
 </text:a>
 </text:span>
</text:p>
      <text:p text:style-name="P4">
Прогнозований час затримки поїздів №119 Запоріжжя-Львів та №85 Запоріжжя-Львів- 5 годин; поїзда №139 Київ-Кам’янець-Подільський - 8 годин 40 хвилин; поїзда№38/36 Ужгород- Перемишль-Одеса - 12 годин; поїзд №770 Тернопіль-Київзатримується на 6 годин; а №716 Перемишль-Київ - на 7 годин.</text:p>
      <text:p text:style-name="P4">
Як повідомляв Укрінформ, <text:a xlink:type="simple" xlink:href="https://www.ukrinform.ua/rubric-ato/3708595-obstril-hmelniccini-unaslidok-vlucanna-u-promislovij-obekt-postrazdali-patero-ludej.html" text:style-name="Internet_20_link" text:visited-style-name="Visited_20_Internet_20_Link">
 </text:a>
 внаслідок влучання у промисловий об'єкт наХмельниччині.</text:p>
      <text:p text:style-name="P4">
Source: <text:a xlink:type="simple" xlink:href="https://www.ukrinform.ua/rubric-regions/3708624-ukrzaliznica-zapustila-satli-i-avtobusi-u-mista-poizdi-do-akih-zapiznuutsa-cerez-ataku-droniv.html" text:style-name="Internet_20_link" text:visited-style-name="Visited_20_Internet_20_Link">
https://www.ukrinform.ua/rubric-regions/3708624-ukrzaliznica-zapustila-satli-i-avtobusi-u-mista-poizdi-do-akih-zapiznuutsa-cerez-ataku-droniv.html</text:a>
</text:p>
      <!--NEWS-->
      <text:h text:style-name="P10" text:outline-level="1">
<text:span text:style-name="T4">
Енергосистема працює стабільно, але є пошкодження енергооб’єктів на Донеччині - Укренерго</text:span>
</text:h>
      <text:p text:style-name="P4">
Authors: Ukrinform (Person)</text:p>
      <text:p text:style-name="P4">
Publisher: Укринформ (Organization)</text:p>
      <text:p text:style-name="P4">
Published Time: 2023-05-13T10:15:42+03:00</text:p>
      <text:p text:style-name="P4">
Modified Time: 2023-05-13T10:15:42+03:00</text:p>
      <text:p text:style-name="P4">
Description: Станом на ранок суботи, 13 травня, енергосистема України працює стабільно. — Укрінформ.</text:p>
      <text:p text:style-name="P4">
Images: ["<text:a xlink:type="simple" xlink:href="https://static.ukrinform.com/photos/2022_12/thumb_files/630_360_1671101042-938.jpg" text:style-name="Internet_20_link" text:visited-style-name="Visited_20_Internet_20_Link">
630_360_16711...</text:a>
"]</text:p>
      <text:p text:style-name="P4">
Tags: ['Безпілотник', 'Донеччина', 'Електроенергія', 'Укренерго', 'Війна з росією']</text:p>
      <text:p text:style-name="P4">
Type: Article</text:p>
      <!--METADATA-->
      <text:p text:style-name="P4">
<draw:frame draw:style-name="fr1" draw:name="Image97" text:anchor-type="as-char" svg:width="6.9236in" svg:height="3.956343in" draw:z-index="0">
<draw:image xlink:href="../Images/yкринформ/2023-05-13T10-15-42-03-00/630_360_1671101042-938.jpg" xlink:type="simple" xlink:show="embed" xlink:actuate="onLoad" draw:mime-type="image/jpeg"/>
</draw:frame>
 Станом наранок суботи, 13 травня, енергосистема України працює стабільно.</text:p>
      <text:p text:style-name="P4">
Як передає Укрінформ, про це повідомляє НЕК “Укренерго” в <text:a xlink:type="simple" xlink:href="https://t.me/Ukrenergo/2084" text:style-name="Internet_20_link" text:visited-style-name="Visited_20_Internet_20_Link">
</text:a>
</text:p>
      <text:p text:style-name="P4">
“Ранкова масована атака <text:a xlink:type="simple" xlink:href="https://www.ukrinform.ua/tag-bezpilotnik" text:style-name="Internet_20_link" text:visited-style-name="Visited_20_Internet_20_Link">
 </text:a>
 незавдала пошкоджень об’єктам енергетичної інфраструктури. Дякуємо Силам оборониза професійну роботу”, - підкреслили в компанії.</text:p>
      <text:p text:style-name="P4">
Як додали в Укренерго, на жаль, росіяни продовжують активно обстрілюватиприфронтові райони. Є пошкодження енергооб’єктів на Донеччині.</text:p>
      <text:p text:style-name="P4">
<text:span text:style-name="T4">
Читайте також:</text:span>
 <text:a xlink:type="simple" xlink:href="https://www.ukrinform.ua/rubric-kyiv/3708580-ppo-znisila-usi-sahedi-aki-ruhalisa-kursom-na-kiiv-kmva.html" text:style-name="Internet_20_link" text:visited-style-name="Visited_20_Internet_20_Link">
 </text:a>
</text:p>
      <text:p text:style-name="P4">
Як повідомляв Укрінформ, з опівночі 13 травня Сили оборони України <text:a xlink:type="simple" xlink:href="https://www.ukrinform.ua/rubric-ato/3708605-ppo-vnoci-znisila-17-droniv-tipu-shahed-povitrani-sili.html" text:style-name="Internet_20_link" text:visited-style-name="Visited_20_Internet_20_Link">
</text:a>
 іранського виробництва Shahed-136/131.</text:p>
      <text:p text:style-name="P4">
Source: <text:a xlink:type="simple" xlink:href="https://www.ukrinform.ua/rubric-economy/3708625-energosistema-pracue-stabilno-ale-e-poskodzenna-energoobektiv-na-doneccini-ukrenergo.html" text:style-name="Internet_20_link" text:visited-style-name="Visited_20_Internet_20_Link">
https://www.ukrinform.ua/rubric-economy/3708625-energosistema-pracue-stabilno-ale-e-poskodzenna-energoobektiv-na-doneccini-ukrenergo.html</text:a>
</text:p>
      <!--NEWS-->
      <text:h text:style-name="P10" text:outline-level="1">
<text:span text:style-name="T4">
До Польщі з білорусі залетів невідомий повітряний об’єкт</text:span>
</text:h>
      <text:p text:style-name="P4">
Authors: Ukrinform (Person)</text:p>
      <text:p text:style-name="P4">
Publisher: Укринформ (Organization)</text:p>
      <text:p text:style-name="P4">
Published Time: 2023-05-13T10:21:00+03:00</text:p>
      <text:p text:style-name="P4">
Modified Time: 2023-05-13T10:21:00+03:00</text:p>
      <text:p text:style-name="P4">
Description: До Польщі з території білорусі влетів невідомий повітряний об’єкт, ймовірно, спостережна куля. — Укрінформ.</text:p>
      <text:p text:style-name="P4">
Images: ["<text:a xlink:type="simple" xlink:href="https://static.ukrinform.com/photos/2017_08/thumb_files/630_360_1502114201-1164.jpg" text:style-name="Internet_20_link" text:visited-style-name="Visited_20_Internet_20_Link">
630_360_15021...</text:a>
"]</text:p>
      <text:p text:style-name="P4">
Tags: ['білорусь', 'Польща', 'Кордон']</text:p>
      <text:p text:style-name="P4">
Type: Article</text:p>
      <!--METADATA-->
      <text:p text:style-name="P4">
<draw:frame draw:style-name="fr1" draw:name="Image98" text:anchor-type="as-char" svg:width="6.9236in" svg:height="3.956343in" draw:z-index="0">
<draw:image xlink:href="../Images/yкринформ/2023-05-13T10-21-00-03-00/630_360_1502114201-1164.jpg" xlink:type="simple" xlink:show="embed" xlink:actuate="onLoad" draw:mime-type="image/jpeg"/>
</draw:frame>
 До Польщіз території білорусі влетів невідомий повітряний об’єкт, ймовірно, спостережнакуля.</text:p>
      <text:p text:style-name="P4">
Про це повідомляє у <text:a xlink:type="simple" xlink:href="https://twitter.com/MON_GOV_PL/status/1657270456976650241" text:style-name="Internet_20_link" text:visited-style-name="Visited_20_Internet_20_Link">
</text:a>
 Міністерствонаціональної оборони Польщі, передає Укрінформ.</text:p>
      <text:p text:style-name="P4">
“Центр повітряних операцій (COP) зафіксував появу в повітряному просторі <text:a xlink:type="simple" xlink:href="https://www.ukrinform.ua/tag-polsa" text:style-name="Internet_20_link" text:visited-style-name="Visited_20_Internet_20_Link">
</text:a>
 об'єкта, який прилетів з напрямкубілорусі. За інформацією COP, ймовірно, це повітряна куля спостереження”,-йдеться в повідомленні.</text:p>
      <text:p text:style-name="P4">
Як зазначається, об’єкт було втрачено на радарах в районі населеного пунктуРипін (північна частина РП).</text:p>
      <text:p text:style-name="P4">
У зв’язку з цим командувач Оперативного командування видів збройних сил Польщіприйняв рішення про задіяння чергових сил військ територіальної оборони допошуку об’єкту.</text:p>
      <text:p text:style-name="P4">
<text:span text:style-name="T4">
Читайте також:</text:span>
 <text:a xlink:type="simple" xlink:href="https://www.ukrinform.ua/rubric-world/3707929-duda-bagato-vkazue-na-te-so-bila-bidgosa-mogla-vpasti-raketa.html" text:style-name="Internet_20_link" text:visited-style-name="Visited_20_Internet_20_Link">
 <text:span text:style-name="T4">
Дуда</text:span>
 </text:a>
</text:p>
      <text:p text:style-name="P4">
Як повідомляв Укрінформ, наприкінці квітня в лісі поблизу Бидгоща виявлено“військовий об’єкт”, ймовірно, елементи російської ракети X-55, яка могла бутизапущена з російського літака з території білорусі 16 грудня минулого року,коли росія здійснювала масований ракетний обстріл України. Польськапрокуратура та відповідні служби ведуть відповідне розслідування.</text:p>
      <text:p text:style-name="P4">
Міністр національної оборони РП Маріуш Блащак звинуватив командувачаОперативного командування видів збройних сил Польщі Томаша Пьотровського, щотой йому не доповів про надзвичайну ситуацію у повітряному просторі країни 16грудня і не організував тоді масштабні пошуки військового об’єкта.</text:p>
      <text:p text:style-name="P4">
Source: <text:a xlink:type="simple" xlink:href="https://www.ukrinform.ua/rubric-world/3708627-do-polsi-z-bilorusi-zaletiv-nevidomij-povitranij-obekt.html" text:style-name="Internet_20_link" text:visited-style-name="Visited_20_Internet_20_Link">
https://www.ukrinform.ua/rubric-world/3708627-do-polsi-z-bilorusi-zaletiv-nevidomij-povitranij-obekt.html</text:a>
</text:p>
      <!--NEWS-->
      <text:h text:style-name="P10" text:outline-level="1">
<text:span text:style-name="T4">
російська армія за добу атакувала 11 регіонів України - зведення ОВА</text:span>
</text:h>
      <text:p text:style-name="P4">
Authors: Ukrinform (Person)</text:p>
      <text:p text:style-name="P4">
Publisher: Укринформ (Organization)</text:p>
      <text:p text:style-name="P4">
Published Time: 2023-05-13T10:23:00+03:00</text:p>
      <text:p text:style-name="P4">
Modified Time: 2023-05-13T10:23:00+03:00</text:p>
      <text:p text:style-name="P4">
Description: російські загарбники за добу здійснили атаки на 11 областей України. — Укрінформ.</text:p>
      <text:p text:style-name="P4">
Images: ["<text:a xlink:type="simple" xlink:href="https://static.ukrinform.com/photos/2022_06/thumb_files/630_360_1656480323-642.jpg" text:style-name="Internet_20_link" text:visited-style-name="Visited_20_Internet_20_Link">
630_360_16564...</text:a>
"]</text:p>
      <text:p text:style-name="P4">
Tags: ['Обстріл', 'Війна з росією', 'Регіони']</text:p>
      <text:p text:style-name="P4">
Type: Article</text:p>
      <!--METADATA-->
      <text:p text:style-name="P4">
<draw:frame draw:style-name="fr1" draw:name="Image99" text:anchor-type="as-char" svg:width="6.9236in" svg:height="3.956343in" draw:z-index="0">
<draw:image xlink:href="../Images/yкринформ/2023-05-13T10-23-00-03-00/630_360_1656480323-642.jpg" xlink:type="simple" xlink:show="embed" xlink:actuate="onLoad" draw:mime-type="image/jpeg"/>
</draw:frame>
 російськізагарбники за добу здійснили атаки на 11 областей України.</text:p>
      <text:p text:style-name="P4">
Як передає Укрінформ, про це ідеться у зведеній інформації обласних військовихадміністрацій про ситуацію в регіонах України станом на 9:00 суботи, 13травня.</text:p>
      <text:p text:style-name="P4">
У суботу вранці під час повітряної тривоги ворог атакував <text:span text:style-name="T4">
Хмельницькуобласть.</text:span>
 Є влучання по критичній інфраструктурі за межами населених пунктів.За попередніми даними, п'ятеро людей постраждали. Інформація уточнюється.</text:p>
      <text:p text:style-name="P4">
<text:span text:style-name="T4">
У Київській області</text:span>
 під час нічної тривоги працювала ППО. Влучань незафіксовано, постраждалих немає. За попередніми даними, внаслідок падінняуламків в одній із громад пошкоджені приватний будинок та господарча споруда.Інформація уточнюється.</text:p>
      <text:p text:style-name="P4">
<text:span text:style-name="T4">
Читайте також:</text:span>
 <text:a xlink:type="simple" xlink:href="https://www.ukrinform.ua/rubric-kyiv/3708580-ppo-znisila-usi-sahedi-aki-ruhalisa-kursom-na-kiiv-kmva.html" text:style-name="Internet_20_link" text:visited-style-name="Visited_20_Internet_20_Link">
 <text:span text:style-name="T4">
ППО</text:span>
 </text:a>
</text:p>
      <text:p text:style-name="P4">
<text:span text:style-name="T4">
У Чернігівській області</text:span>
 за добу зафіксовано 5 обстрілів із мінометів таартилерії Новгород-Сіверського і Корюківського районів. Без жертв таруйнувань.</text:p>
      <text:p text:style-name="P4">
Також вночі росіяни здійснили атаку БпЛА типу Shahed. Один вибух пролунав уСеменівській громаді (Новгород-Сіверський район). Один дрон, за попередньоюінформацією, був збитий на території Чернігівського району. Дані уточнюються.</text:p>
      <text:p text:style-name="P4">
<text:span text:style-name="T4">
У Сумській області</text:span>
 вчора протягом дня війська рф здійснили 5 <text:a xlink:type="simple" xlink:href="https://www.ukrinform.ua/tag-obstril" text:style-name="Internet_20_link" text:visited-style-name="Visited_20_Internet_20_Link">
</text:a>
 прикордоння. Зафіксовано 87 вибухів.Обстрілів зазнали населені пункти Великописарівської, Білопільської,Краснопільської громад.</text:p>
      <text:p text:style-name="P4">
<text:span text:style-name="T4">
У Запорізькій області</text:span>
 за останню добу від 87 ворожих ударів постраждалиблизько 20 населених пунктів, зокрема Малинівка, Гуляйполе, Оріхів,Залізничне, Полтавка, Щербаки. Загарбники здійснили 80 ударів з артилерії,двічі атакували з авіації, двічі - з РСЗВ та двічі - із застосуванням БПЛА. Єруйнування цивільної інфраструктури.</text:p>
      <text:p text:style-name="P4">
<text:span text:style-name="T4">
У Дніпропетровській області</text:span>
 російська армія атакувала Марганецьку громадуй Нікополь. З пораненням госпіталізований 29-річний чоловік. Жінку віком 71рік рятувальники визволили з пошкодженого будинку.</text:p>
      <text:p text:style-name="P4">
Загалом у Нікополі зруйновані три приватні оселі, ще сім пошкоджені. Такожпошкоджені сім господарських споруд, одна знищена. Є руйнування церкви,адмінбудівлі та магазину, пошкоджені автомобілі, лінії електропередач тагазогони.</text:p>
      <text:p text:style-name="P4">
<text:span text:style-name="T4">
Читайте також:</text:span>
 <text:a xlink:type="simple" xlink:href="https://www.ukrinform.ua/rubric-ato/3708605-ppo-vnoci-znisila-17-droniv-tipu-shahed-povitrani-sili.html" text:style-name="Internet_20_link" text:visited-style-name="Visited_20_Internet_20_Link">
 <text:span text:style-name="T4">
ППО</text:span>
 </text:a>
</text:p>
      <text:p text:style-name="P4">
<text:span text:style-name="T4">
У Харківській області</text:span>
 на Слобожанському напрямку ворог з мінометів таартилерії обстріляв Червону Зорю, Ветеринарне, Глибоке, Липці, Старицю,Огірцеве, Гатище, Вовчанськ, Нестерне та Великий Бурлук.</text:p>
      <text:p text:style-name="P4">
На Куп’янському напрямку агресори вели безуспішні наступальні дії у напрямкуМасютівки.</text:p>
      <text:p text:style-name="P4">
Артилерійських і мінометних обстрілів зазнали Кам'янка, Красне Перше,Митрофанівка, Фиголівка, Новомлинськ, Дворічна, Западне, Кислівка і Табаївка.</text:p>
      <text:p text:style-name="P4">
У селі Чернещина Ізюмського району внаслідок обстрілу ферми із САУ загинув30-річний працівник. Пошкоджено будівлі ферми, житловий будинок та лініїелектропередач.</text:p>
      <text:p text:style-name="P4">
У cелі Вільхуватка Куп'янського району внаслідок обстрілу з мінометапошкоджено житловий будинок.</text:p>
      <text:p text:style-name="P4">
Вчора внаслідок обстрілу села Курилівка Куп'янського району було пошкодженоприватне домоволодіння.</text:p>
      <text:p text:style-name="P4">
<text:span text:style-name="T4">
Читайте також:</text:span>
 <text:a xlink:type="simple" xlink:href="https://www.ukrinform.ua/rubric-regions/3708597-rosiani-za-dobu-zavdali-87-udariv-po-zaporizkij-oblasti.html" text:style-name="Internet_20_link" text:visited-style-name="Visited_20_Internet_20_Link">
 </text:a>
</text:p>
      <text:p text:style-name="P4">
<text:span text:style-name="T4">
У Луганській області</text:span>
 російські війська здійснили 108 обстрілів (випустили448 снарядів). Під вогнем артилерії та мінометів перебували Макіївка,Стельмахівка та Білогорівка.</text:p>
      <text:p text:style-name="P4">
<text:span text:style-name="T4">
У Донецькій області</text:span>
 минулої доби росіяни обстріляли 13 населених пунктів,зокрема Авдіївку, Дружківку, Костянтинівку, Краматорськ, Курахове, Торецьк,Часів Яр, Карлівку, Новокалинове, Новоукраїнку, Пречистівку, Привілля.</text:p>
      <text:p text:style-name="P4">
Пошкоджено 75 житлових будинків (з них 10 багатоквартирних), будівлю ПрАТ"Цементно-шиферний комбінат - Пушка" у Краматорську, блокпост, чотиримагазини, дві газові труби, електромережу ДТЕК, 9 автомобілів, дваадмінприміщення ДП "Торецьквугілля", складське приміщення, два гаражи, сімгосподарських споруд, АЗС "Паралель".</text:p>
      <text:p text:style-name="P4">
За добу на Донеччині четверо людей дістали поранення.</text:p>
      <text:p text:style-name="P4">
Вночі ворог здійснив обстріл <text:span text:style-name="T4">
Миколаєва</text:span>
 реактивними снарядами із системзалпового вогню із території захопленого лівобережжя Херсонщини. Пошкодженоп’ятиповерховий житловий будинок та зруйновано двоповерхову будівлюпідприємства. Троє людей постраждали.</text:p>
      <text:p text:style-name="P4">
Учора вдень росіяни завдавали артилерійських ударів по акваторії Очаківськоїгромади.</text:p>
      <text:p text:style-name="P4">
<text:span text:style-name="T4">
Читайте також:</text:span>
 <text:a xlink:type="simple" xlink:href="https://www.ukrinform.ua/rubric-ato/3708584-obstril-mikolaeva-zagarbniki-zastosuvali-bezpilotniki-postrazdali-troe-civilnih.html" text:style-name="Internet_20_link" text:visited-style-name="Visited_20_Internet_20_Link">
 <text:span text:style-name="T4">
Миколаєва</text:span>
 </text:a>
</text:p>
      <text:p text:style-name="P4">
<text:span text:style-name="T4">
У Херсонській області</text:span>
 за добу загарбники здійснили 88 обстрілів (випустили445 снарядів), з них по Херсону — 15 (49 снарядів).</text:p>
      <text:p text:style-name="P4">
Продовжуються ворожі обстріли смт Козацьке і села Веселе Каховського району. Єпошкодження приватних будинків. У Козацькому загинули дві жінки, ще однадістала важкі поранення.</text:p>
      <text:p text:style-name="P4">
російська авіація скинула по Кізомису Білозерської територіальної громади двікеровані авіабомби. Зруйновано два житлові будинки, ще вісім осель таадміністративна будівля пошкоджені. Постраждалих немає.</text:p>
      <text:p text:style-name="P4">
Поранення дістав житель села Одрадокам'янка Тягинської громади.</text:p>
      <text:p text:style-name="P4">
Всього за добу через російську агресію на Херсонщині двоє людей загинули ічетверо були поранені.</text:p>
      <text:p text:style-name="P4">
Source: <text:a xlink:type="simple" xlink:href="https://www.ukrinform.ua/rubric-regions/3708630-rosijska-armia-za-dobu-atakuvala-11-regioniv-ukraini-zvedenna-ova.html" text:style-name="Internet_20_link" text:visited-style-name="Visited_20_Internet_20_Link">
https://www.ukrinform.ua/rubric-regions/3708630-rosijska-armia-za-dobu-atakuvala-11-regioniv-ukraini-zvedenna-ova.html</text:a>
</text:p>
      <!--NEWS-->
      <text:h text:style-name="P10" text:outline-level="1">
<text:span text:style-name="T4">
Для завершення війни потрібна чітка перспектива членства України у НАТО - Єрмак</text:span>
</text:h>
      <text:p text:style-name="P4">
Authors: Ukrinform (Person)</text:p>
      <text:p text:style-name="P4">
Publisher: Укринформ (Organization)</text:p>
      <text:p text:style-name="P4">
Published Time: 2023-05-13T10:28:44+03:00</text:p>
      <text:p text:style-name="P4">
Modified Time: 2023-05-13T10:28:44+03:00</text:p>
      <text:p text:style-name="P4">
Description: Перспектива членства України в НАТО, визначена під час майбутнього саміту у Вільнюсі лідерами Альянсу, надішле росії чіткий сигнал про те, що війна завершується. — Укрінформ.</text:p>
      <text:p text:style-name="P4">
Images: ["<text:a xlink:type="simple" xlink:href="https://static.ukrinform.com/photos/2023_03/thumb_files/630_360_1678262274-371.jpeg" text:style-name="Internet_20_link" text:visited-style-name="Visited_20_Internet_20_Link">
630_360_16782...</text:a>
"]</text:p>
      <text:p text:style-name="P4">
Tags: ['НАТО', 'Саміт НАТО', 'Єрмак', 'Війна з росією']</text:p>
      <text:p text:style-name="P4">
Type: Article</text:p>
      <!--METADATA-->
      <text:p text:style-name="P4">
<draw:frame draw:style-name="fr1" draw:name="Image100" text:anchor-type="as-char" svg:width="6.9236in" svg:height="3.956343in" draw:z-index="0">
<draw:image xlink:href="../Images/yкринформ/2023-05-13T10-28-44-03-00/630_360_1678262274-371.jpeg" xlink:type="simple" xlink:show="embed" xlink:actuate="onLoad" draw:mime-type="image/jpeg"/>
</draw:frame>
Перспектива членства України в НАТО, визначена під час майбутнього саміту уВільнюсі лідерами Альянсу, надішле росії чіткий сигнал про те, що війназавершується.</text:p>
      <text:p text:style-name="P4">
Про це керівник Офісу Президента Андрій Єрмак сказав в інтерв'ю виданню <text:a xlink:type="simple" xlink:href="https://www.spiegel.de/politik/deutschland/die-ukraine-muss-im-westen-verankert-werden-gastbeitrag-a-c1523b06-2364-4a88-b143-b2a96f4f557e" text:style-name="Internet_20_link" text:visited-style-name="Visited_20_Internet_20_Link">
</text:a>
 , передаєУкрінформ із посиланням на <text:a xlink:type="simple" xlink:href="https://t.me/ermaka2022/2640" text:style-name="Internet_20_link" text:visited-style-name="Visited_20_Internet_20_Link">
 </text:a>
 <text:a xlink:type="simple" xlink:href="https://t.me/ermaka2022/2640" text:style-name="Internet_20_link" text:visited-style-name="Visited_20_Internet_20_Link">
</text:a>
 Єрмака.</text:p>
      <text:p text:style-name="P4">
"путін має зрозуміти, що прихильність демократичного світу до України непохитнеться, що його війна безглузда. Тому глави держав і урядів країн <text:a xlink:type="simple" xlink:href="https://www.ukrinform.ua/tag-nato" text:style-name="Internet_20_link" text:visited-style-name="Visited_20_Internet_20_Link">
</text:a>
 мають підтримати пакт безпеки та показатичіткий шлях до членства в Альянсі. Якщо вони зроблять це зараз, це допоможеПрезиденту Володимиру Зеленському розпочати процес побудови справедливого татривалого миру. З іншого боку, затягування та відтермінування процесуспонукатиме кремль продовжувати свою нелегітимну війну", - написав він.</text:p>
      <text:p text:style-name="P4">
Єрмак зауважив, що членство України в НАТО забезпечить відсутність війни. Зайого словами, внесок України у колективну безпеку може бути одним ізнайбільших з усіх країн-членів за рахунок досвідченої та мотивованої армії, атакож вмілого використання зброї НАТО.</text:p>
      <text:p text:style-name="P4">
"На майбутньому саміті у Вільнюсі лідери НАТО повинні надіслати росії чіткийсигнал про те, що гра закінчена. Що Україна є частиною Заходу. Настав часвизначити конкретні плани та перспективи вступу України до НАТО. Фінляндія таШвеція показали, що для вступу не потрібен план дій", - наголосив Єрмак.</text:p>
      <text:p text:style-name="P4">
Також керівник Офісу Президента нагадав, що минулого року було розробленоКиївський Безпековомий Договор, де визначається низка гарантій безпеки дляУкраїни від її союзників. Зокрема, безстрокове зобов’язання групи держав-гарантів щодо надання зброї, спільних військових навчань під прапорами ЄС іНАТО, обміну розвідданими та продовження інвестицій у військово-промисловийкомплекс України. Виконання цих заходів є тією підтримкою, що забезпечитьперемогу в цій війні та усунення подальшої агресії росії.</text:p>
      <text:p text:style-name="P4">
"В сірій зоні між НАТО і росією немає безпеки. Це визнали Фінляндія та Швеція.Нам потрібна ясність, а не повторення політики відкритих дверей, яка лишевідкрила ворота для російської агресії", - наголосив Єрмак.</text:p>
      <text:p text:style-name="P4">
<text:span text:style-name="T4">
Читайте також:</text:span>
 <text:a xlink:type="simple" xlink:href="https://www.ukrinform.ua/rubric-polytics/3708132-cenat-polsi-uhvaliv-rezoluciu-sodo-pidtrimki-clenstva-ukraini-v-nato.html" text:style-name="Internet_20_link" text:visited-style-name="Visited_20_Internet_20_Link">
 <text:span text:style-name="T4">
НАТО</text:span>
 </text:a>
</text:p>
      <text:p text:style-name="P4">
Водночас він констатував, що поставки танків Leopard 2, ракет Patriot іIRIS-T, забезпечені федеральним урядом Німеччини та канцлером Олафом Шольцом,значно покращили ситуацію на фронті. Єрмак висловив вдячність німецькомународу за військову допомогу та прихисток біженців.</text:p>
      <text:p text:style-name="P4">
Як повідомляв Укрінформ, віцепрем'єр-міністр з питань європейської таєвроатлантичної інтеграції Ольга Стефанішина <text:a xlink:type="simple" xlink:href="https://www.ukrinform.ua/rubric-polytics/3708405-stefanisina-rozrahovue-na-politicne-risenna-sodo-clenstva-ukraini-v-nato-na-samiti-u-vilnusi.html" text:style-name="Internet_20_link" text:visited-style-name="Visited_20_Internet_20_Link">
</text:a>
 налипневому саміті Альянсу у Вільнюсі.</text:p>
      <text:p text:style-name="P4">
Source: <text:a xlink:type="simple" xlink:href="https://www.ukrinform.ua/rubric-polytics/3708629-dla-zaversenna-vijni-potribna-citka-perspektiva-clenstva-ukraini-u-nato-ermak.html" text:style-name="Internet_20_link" text:visited-style-name="Visited_20_Internet_20_Link">
https://www.ukrinform.ua/rubric-polytics/3708629-dla-zaversenna-vijni-potribna-citka-perspektiva-clenstva-ukraini-u-nato-ermak.html</text:a>
</text:p>
      <!--NEWS-->
      <text:h text:style-name="P10" text:outline-level="1">
<text:span text:style-name="T4">
У Хмельницькому через російську атаку постраждали 11 людей</text:span>
</text:h>
      <text:p text:style-name="P4">
Authors: Ukrinform (Person)</text:p>
      <text:p text:style-name="P4">
Publisher: Укринформ (Organization)</text:p>
      <text:p text:style-name="P4">
Published Time: 2023-05-13T10:32:00+03:00</text:p>
      <text:p text:style-name="P4">
Modified Time: 2023-05-13T10:32:00+03:00</text:p>
      <text:p text:style-name="P4">
Description: Унаслідок нічної атаки росіян у Хмельницькому зафіксовано вже 11 постраждалих і їхня кількість може збільшуватися.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мельниччина', 'Обстріл', 'Війна з росією', 'Єдині новини']</text:p>
      <text:p text:style-name="P4">
Type: Article</text:p>
      <!--METADATA-->
      <text:p text:style-name="P4">
<draw:frame draw:style-name="fr1" draw:name="Image101" text:anchor-type="as-char" svg:width="6.9236in" svg:height="3.948443in" draw:z-index="0">
<draw:image xlink:href="../Images/yкринформ/2023-05-13T10-32-00-03-00/630_360_1538997483-946.jpg" xlink:type="simple" xlink:show="embed" xlink:actuate="onLoad" draw:mime-type="image/jpeg"/>
</draw:frame>
 Унаслідокнічної атаки росіян у Хмельницькому зафіксовано вже 11 постраждалих і їхнякількість може збільшуватися.</text:p>
      <text:p text:style-name="P4">
Про це в ефірі телемарафону "Єдині новини" повідомив міський головаХмельницького Олександр Симчишин, передає Укрінформ.</text:p>
      <text:p text:style-name="P4">
"Ми зараз перевіряємо наслідки цієї терористичної атаки. На територіїХмельницької громади прильотів не було, але було влучання в один із об'єктівна території іншої громади - сусідньої з нами, і як наслідок - вибухові хвилізавдали серйозних збитків нашій міській інфраструктурі. Маємо зараз уже 11поранених, одна людина госпіталізована, але її життю нічого не загрожує.Ступінь поранень інших - це порізи склом, поранення від ударів внаслідокпадіння стелі, дверей", - розповів міський голова.</text:p>
      <text:p text:style-name="P4">
Він також зазначив, що кількість поранених може збільшуватися, бо людипостійно звертаються до травмпункту міської лікарні.</text:p>
      <text:p text:style-name="P4">
За словами мера, внаслідок російської атаки суттєво постраждала житловаінфраструктура - мова йде про сотні будинків, це й багатоповерхові, і приватніжитлові будинки. Переважно пошкоджено дахи, стелі, двері, вікна. Постраждалобагато навчальних закладів, а також об'єкти культури, промислові та комерційніприміщення, адміністративні будівлі. Ступінь пошкодження - дахи, стелі,балкони, двері, вікна.</text:p>
      <text:p text:style-name="P4">
Роботі комунальних служб не завдано шкоди, всі вони працюють, ліквідовуютьнаслідки.</text:p>
      <text:p text:style-name="P4">
<text:span text:style-name="T4">
Читайте також:</text:span>
 <text:a xlink:type="simple" xlink:href="https://www.ukrinform.ua/rubric-ato/3708605-ppo-vnoci-znisila-17-droniv-tipu-shahed-povitrani-sili.html" text:style-name="Internet_20_link" text:visited-style-name="Visited_20_Internet_20_Link">
 <text:span text:style-name="T4">
ППО</text:span>
 </text:a>
</text:p>
      <text:p text:style-name="P4">
Як повідомляв Укрінформ, вночі <text:a xlink:type="simple" xlink:href="https://www.ukrinform.ua/rubric-ato/3708595-obstril-hmelniccini-unaslidok-vlucanna-u-promislovij-obekt-postrazdali-patero-ludej.html" text:style-name="Internet_20_link" text:visited-style-name="Visited_20_Internet_20_Link">
 </text:a>
 , є приліт по критичній інфраструктурі. Урезультаті терористичної атаки зафіксовано влучання в об’єкт на територіїоднієї з громад Хмельницького району.</text:p>
      <text:p text:style-name="P4">
Укрзалізниця і Хмельницька обласна військова адміністрація запустили шатли таавтобуси у пункти призначення, куди запізнюються потяги через нічну повітрянуатаку ворога.</text:p>
      <text:p text:style-name="P4">
Source: <text:a xlink:type="simple" xlink:href="https://www.ukrinform.ua/rubric-ato/3708631-u-hmelnickomu-cerez-rosijsku-ataku-postrazdali-11-ludej.html" text:style-name="Internet_20_link" text:visited-style-name="Visited_20_Internet_20_Link">
https://www.ukrinform.ua/rubric-ato/3708631-u-hmelnickomu-cerez-rosijsku-ataku-postrazdali-11-ludej.html</text:a>
</text:p>
      <!--NEWS-->
      <text:h text:style-name="P10" text:outline-level="1">
<text:span text:style-name="T4">
СБУ затримала двох приватних детективів, які торгували інформацією з державних баз даних</text:span>
</text:h>
      <text:p text:style-name="P4">
Authors: Ukrinform (Person)</text:p>
      <text:p text:style-name="P4">
Publisher: Укринформ (Organization)</text:p>
      <text:p text:style-name="P4">
Published Time: 2023-05-13T10:33:00+03:00</text:p>
      <text:p text:style-name="P4">
Modified Time: 2023-05-13T10:33:00+03:00</text:p>
      <text:p text:style-name="P4">
Description: У Києві Служба безпеки України затримала двох приватних детективів, які торгували інформацією із закритих баз даних державних установ. — Укрінформ.</text:p>
      <text:p text:style-name="P4">
Images: ["<text:a xlink:type="simple" xlink:href="https://static.ukrinform.com/photos/2023_05/thumb_files/630_360_1683963409-924.jpeg" text:style-name="Internet_20_link" text:visited-style-name="Visited_20_Internet_20_Link">
630_360_16839...</text:a>
", "<text:a xlink:type="simple" xlink:href="https://static.ukrinform.com/photos/2023_05/1683963428-277.jpeg" text:style-name="Internet_20_link" text:visited-style-name="Visited_20_Internet_20_Link">
1683963428-27...</text:a>
", "<text:a xlink:type="simple" xlink:href="https://static.ukrinform.com/photos/2023_05/1683963447-933.jpeg" text:style-name="Internet_20_link" text:visited-style-name="Visited_20_Internet_20_Link">
1683963447-93...</text:a>
", "<text:a xlink:type="simple" xlink:href="https://static.ukrinform.com/photos/2023_05/1683963466-379.jpeg" text:style-name="Internet_20_link" text:visited-style-name="Visited_20_Internet_20_Link">
1683963466-37...</text:a>
"]</text:p>
      <text:p text:style-name="P4">
Tags: ['Детективна діяльність', 'СБУ', 'Злочин', 'Київ']</text:p>
      <text:p text:style-name="P4">
Type: Article</text:p>
      <!--METADATA-->
      <text:p text:style-name="P4">
<draw:frame draw:style-name="fr1" draw:name="Image102" text:anchor-type="as-char" svg:width="6.9236in" svg:height="3.956343in" draw:z-index="0">
<draw:image xlink:href="../Images/yкринформ/2023-05-13T10-33-00-03-00/630_360_1683963409-924.jpeg" xlink:type="simple" xlink:show="embed" xlink:actuate="onLoad" draw:mime-type="image/jpeg"/>
</draw:frame>
 У КиєвіСлужба безпеки України затримала двох приватних детективів, які торгувалиінформацією із закритих баз даних державних установ.</text:p>
      <text:p text:style-name="P4">
Як передає Укрінформ, про це СБУ повідомляє у <text:a xlink:type="simple" xlink:href="https://t.me/SBUkr/8302" text:style-name="Internet_20_link" text:visited-style-name="Visited_20_Internet_20_Link">
</text:a>
</text:p>
      <text:p text:style-name="P4">
За даними слідства, незаконну діяльність організував колишній слідчий одногозі столичних райвідділів міліції, який відмовився проходити атестацію у лавиполіції і у 2015 році звільнився з правоохоронних органів.</text:p>
      <text:p text:style-name="P4">
Згодом він спільно зі знайомим створив приватне детективне агентство.</text:p>
      <text:p text:style-name="P4">
<draw:frame draw:style-name="fr1" draw:name="Image103" text:anchor-type="as-char" svg:width="6.9236in" svg:height="4.615733in" draw:z-index="0">
<draw:image xlink:href="../Images/yкринформ/2023-05-13T10-33-00-03-00/1683963428-277.jpeg" xlink:type="simple" xlink:show="embed" xlink:actuate="onLoad" draw:mime-type="image/jpeg"/>
</draw:frame>
</text:p>
      <text:p text:style-name="P4">
Під виглядом легального бізнесу вони збирали для своїх клієнтів конфіденційнуінформацію про інших громадян, у тому числі діставали дані, які зберігаються удержавних реєстрах.</text:p>
      <text:p text:style-name="P4">
Для цього зловмисники використовували власні зв’язки серед чиновників іправоохоронців.</text:p>
      <text:p text:style-name="P4">
<draw:frame draw:style-name="fr1" draw:name="Image104" text:anchor-type="as-char" svg:width="6.664062in" svg:height="10.0in" draw:z-index="0">
<draw:image xlink:href="../Images/yкринформ/2023-05-13T10-33-00-03-00/1683963447-933.jpeg" xlink:type="simple" xlink:show="embed" xlink:actuate="onLoad" draw:mime-type="image/jpeg"/>
</draw:frame>
</text:p>
      <text:p text:style-name="P4">
Вартість досьє на одну людину сягала від 800 до 2,6 тис. доларів. Сумазалежала від обсягу персональних даних і терміновості замовлення.</text:p>
      <text:p text:style-name="P4">
<draw:frame draw:style-name="fr1" draw:name="Image105" text:anchor-type="as-char" svg:width="6.9236in" svg:height="4.615733in" draw:z-index="0">
<draw:image xlink:href="../Images/yкринформ/2023-05-13T10-33-00-03-00/1683963466-379.jpeg" xlink:type="simple" xlink:show="embed" xlink:actuate="onLoad" draw:mime-type="image/jpeg"/>
</draw:frame>
</text:p>
      <text:p text:style-name="P4">
Так, наприклад, до розгорнутих анкет, окрім паспортних даних громадян, входилаінформація про номери їхніх телефонів та автомобілів, а також відомості проперетин кордону і вчинення адміністративних правопорушень.</text:p>
      <text:p text:style-name="P4">
Співробітники <text:a xlink:type="simple" xlink:href="https://www.ukrinform.ua/tag-sbu" text:style-name="Internet_20_link" text:visited-style-name="Visited_20_Internet_20_Link">
 </text:a>
 затримали зловмисників підчас одержання ними другої частини грошей за папку з даними про жителя столиці.</text:p>
      <text:p text:style-name="P4">
Під час обшуків за адресами проживання фігурантів виявлено мобільні телефонита комп’ютери із доказами протиправної діяльності.</text:p>
      <text:p text:style-name="P4">
<text:span text:style-name="T4">
Читайте також:</text:span>
 <text:a xlink:type="simple" xlink:href="https://www.ukrinform.ua/rubric-polytics/3708206-sbu-vikrila-eksministra-osviti-tabacnika-na-spivpraci-z-fsb-i-soratnikom-kadirova.html" text:style-name="Internet_20_link" text:visited-style-name="Visited_20_Internet_20_Link">
 <text:span text:style-name="T4">
СБУ</text:span>
 </text:a>
</text:p>
      <text:p text:style-name="P4">
Зловмисникам повідомили про підозру за ч. 2 ст. 361-2 Кримінального кодексуУкраїни (несанкціоновані збут або розповсюдження інформації з обмеженимдоступом, яка зберігається в електронно-обчислювальних машинах (комп’ютерах),автоматизованих системах, комп'ютерних мережах або на носіях такоїінформації).</text:p>
      <text:p text:style-name="P4">
Перевіряється інформація щодо можливого продажу конфіденційної інформації доросії.</text:p>
      <text:p text:style-name="P4">
Як повідомляв Укрінформ, <text:a xlink:type="simple" xlink:href="https://www.ukrinform.ua/rubric-society/3704150-sbu-likviduvala-merezu-botoferm-aki-rozpovsudzuvali-fejki-pro-terakti-ta-minuvanna.html" text:style-name="Internet_20_link" text:visited-style-name="Visited_20_Internet_20_Link">
 </text:a>
 , які поширювали дезінформацію для розхитуваннясуспільно-політичної ситуації в Україні.</text:p>
      <text:p text:style-name="P4">
Source: <text:a xlink:type="simple" xlink:href="https://www.ukrinform.ua/rubric-society/3708642-sbu-zatrimala-dvoh-privatnih-detektiviv-aki-torguvali-konfidencijnou-informacieu-z-derzavnih-baz-danih.html" text:style-name="Internet_20_link" text:visited-style-name="Visited_20_Internet_20_Link">
https://www.ukrinform.ua/rubric-society/3708642-sbu-zatrimala-dvoh-privatnih-detektiviv-aki-torguvali-konfidencijnou-informacieu-z-derzavnih-baz-danih.html</text:a>
</text:p>
      <!--NEWS-->
      <text:h text:style-name="P10" text:outline-level="1">
<text:span text:style-name="T4">
Цуренко уперше здобула понад 20 перемог за сезон перед «Ролан Гаррос»</text:span>
</text:h>
      <text:p text:style-name="P4">
Authors: Ukrinform (Person)</text:p>
      <text:p text:style-name="P4">
Publisher: Укринформ (Organization)</text:p>
      <text:p text:style-name="P4">
Published Time: 2023-05-13T10:38:51+03:00</text:p>
      <text:p text:style-name="P4">
Modified Time: 2023-05-13T10:38:51+03:00</text:p>
      <text:p text:style-name="P4">
Description: Колишня 23-я «ракетка» світу Леся Цуренко уперше в кар'єрі підходить до Відкритого чемпіонату Франції з більш ніж 20-ма перемогами у сезоні. — Укрінформ.</text:p>
      <text:p text:style-name="P4">
Images: ["<text:a xlink:type="simple" xlink:href="https://static.ukrinform.com/photos/2023_05/thumb_files/630_360_1683962879-576.jpeg" text:style-name="Internet_20_link" text:visited-style-name="Visited_20_Internet_20_Link">
630_360_16839...</text:a>
"]</text:p>
      <text:p text:style-name="P4">
Tags: ['Цуренко', 'Теніс', 'Україна', 'Жінки']</text:p>
      <text:p text:style-name="P4">
Type: Article</text:p>
      <!--METADATA-->
      <text:p text:style-name="P4">
<draw:frame draw:style-name="fr1" draw:name="Image106" text:anchor-type="as-char" svg:width="6.9236in" svg:height="3.956343in" draw:z-index="0">
<draw:image xlink:href="../Images/yкринформ/2023-05-13T10-38-51-03-00/630_360_1683962879-576.jpeg" xlink:type="simple" xlink:show="embed" xlink:actuate="onLoad" draw:mime-type="image/jpeg"/>
</draw:frame>
 Колишня23-я «ракетка» світу Леся Цуренко уперше в кар'єрі підходить до Відкритогочемпіонату Франції з більш ніж 20-ма перемогами у сезоні.</text:p>
      <text:p text:style-name="P4">
Нинішнього року <text:a xlink:type="simple" xlink:href="https://btu.org.ua/ua/news/ukrainskiy-tennis/44969-lesya-curenko-vpershe-v-karyeri-zdobula-ponad-20-peremog-za-sezon-pered-startom-na-rolan-garros.html" text:style-name="Internet_20_link" text:visited-style-name="Visited_20_Internet_20_Link">
 </text:a>
 в матчах WTA-туру вже має 22 перемоги у 29-ти поєдинках(76%) з урахуванням кваліфікацій, передає Укрінформ.</text:p>
      <text:p text:style-name="P4">
Леся п'ять разів брала участь у відбіркових сітках і в усіх випадках проходиладо «основи». При цьому Цуренко виграла всі 13 матчів проти тенісисток, якіперебували нижче за неї в рейтингу, і здобула 9 перемог над суперницями, щостояли вище.</text:p>
      <text:p text:style-name="P4">
Нинішній сезон українська тенісистка розпочала на 134-й сходинці рейтингу WTAі за п'ять місяців зуміла піднятися на 68-ту позицію, а після турніру в Римі,ще поліпшить своє становище в рейтингу. До слова, уперше в кар'єрі Цуренковиграла по два матчі в основній сітці грунтових турнірів у Мадриді та Римі водному сезоні.</text:p>
      <text:p text:style-name="P4">
Цього року у Цуренко поки що немає титулів, але був фінал - вона поступилася увирішальному матчі на турнірі WTA 250 у Хуа Хіні (Таїланд). Також поки немаєперемог над суперницями з ТОП-20 (0:2).</text:p>
      <text:p text:style-name="P4">
Завтра в Римі Леся Цуренко проведе восьмий матч проти чинної першої «ракетки»світу. Безумовно, обіграти Ігу Швьонтек на грунті - це завдання із зірочкою, іїхня минулорічна зустріч на «Ролан Гаррос», де Леся змогла взяти лише двагейми, тому підтвердження. Втім, навіть у разі поразки 33-річна Леся Цуренкопідходить до «Ролан Гаррос» з найкращим результатом за кількістю перемог укар'єрі, і за вдалого жеребкування може замахнутися на особистий рекорд натурнірі.</text:p>
      <text:p text:style-name="P4">
<text:span text:style-name="T4">
Читайте також:</text:span>
 <text:a xlink:type="simple" xlink:href="https://www.ukrinform.ua/rubric-sports/3708507-curenko-protistoatime-persij-raketci-svitu-u-tretomu-koli-turniru-wta-u-rimi.html" text:style-name="Internet_20_link" text:visited-style-name="Visited_20_Internet_20_Link">
 <text:span text:style-name="T4">
Цуренко</text:span>
 </text:a>
</text:p>
      <text:p text:style-name="P4">
Додамо, що 2018 року Леся дійшла в Парижі до четвертого кола, де змушена булазнятися з матчу проти іспанки Гарбіньє Мугуруси після двох зіграних геймів.</text:p>
      <text:p text:style-name="P4">
Джерело: btu.org.ua.</text:p>
      <text:p text:style-name="P4">
Source: <text:a xlink:type="simple" xlink:href="https://www.ukrinform.ua/rubric-sports/3708640-curenko-uperse-zdobula-ponad-20-peremog-za-sezon-pered-rolan-garros.html" text:style-name="Internet_20_link" text:visited-style-name="Visited_20_Internet_20_Link">
https://www.ukrinform.ua/rubric-sports/3708640-curenko-uperse-zdobula-ponad-20-peremog-za-sezon-pered-rolan-garros.html</text:a>
</text:p>
      <!--NEWS-->
      <text:h text:style-name="P10" text:outline-level="1">
<text:span text:style-name="T4">
In total 9 airmen killed in incidents with 2 Mi-8 helicopters, Su-34 and Su-35 jets in Brians...</text:span>
</text:h>
      <text:p text:style-name="P4">
Authors: liveuamap (Language: en)</text:p>
      <text:p text:style-name="P4">
Time: 2023-05-13T10:45:50</text:p>
      <text:p text:style-name="P4">
Location: Bryansk (Latitude:52.84381 Longtitude:32.67287)</text:p>
      <text:p text:style-name="P4">
Videos: []</text:p>
      <text:p text:style-name="P4">
Images: []</text:p>
      <text:p text:style-name="P4">
Tags: ["Russia", "Avia"]</text:p>
      <text:p text:style-name="P4">
ID: 22562577</text:p>
      <!--METADATA-->
      <text:p text:style-name="P4">
In total 9 airmen killed in incidents with 2 Mi-8 helicopters, Su-34 and Su-35jets in Briansk region</text:p>
      <text:p text:style-name="P4">
News Collection Link: <text:a xlink:type="simple" xlink:href="https://liveuamap.com/en/2023/13-may-in-total-9-airmen-killed-in-incidents-with-2-mi8-helicopters" text:style-name="Internet_20_link" text:visited-style-name="Visited_20_Internet_20_Link">
https://liveuamap.com/en/2023/13-may-in-total-9-airmen-killed-in-incidents-with-2-mi8-helicopters</text:a>
</text:p>
      <text:p text:style-name="P4">
Source: <text:a xlink:type="simple" xlink:href="https://t.me/bazabazon/17634" text:style-name="Internet_20_link" text:visited-style-name="Visited_20_Internet_20_Link">
https://t.me/bazabazon/17634</text:a>
</text:p>
      <!--NEWS-->
      <text:h text:style-name="P10" text:outline-level="1">
<text:span text:style-name="T4">
У Маріуполі пролунали кілька вибухів</text:span>
</text:h>
      <text:p text:style-name="P4">
Authors: Ukrinform (Person)</text:p>
      <text:p text:style-name="P4">
Publisher: Укринформ (Organization)</text:p>
      <text:p text:style-name="P4">
Published Time: 2023-05-13T10:50:00+03:00</text:p>
      <text:p text:style-name="P4">
Modified Time: 2023-05-13T10:50:00+03:00</text:p>
      <text:p text:style-name="P4">
Description: Уже другий за сьогоднішній ранок гучний вибух пролунав у тимчасово захопленому Маріуполі.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Маріуполь', 'Вибух', 'Війна з росією']</text:p>
      <text:p text:style-name="P4">
Type: Article</text:p>
      <!--METADATA-->
      <text:p text:style-name="P4">
<draw:frame draw:style-name="fr1" draw:name="Image107" text:anchor-type="as-char" svg:width="6.9236in" svg:height="3.956343in" draw:z-index="0">
<draw:image xlink:href="../Images/yкринформ/2023-05-13T10-50-00-03-00/630_360_1669987737-966.jpg" xlink:type="simple" xlink:show="embed" xlink:actuate="onLoad" draw:mime-type="image/jpeg"/>
</draw:frame>
 Уже другийза сьогоднішній ранок гучний вибух пролунав у тимчасово захопленому Маріуполі.</text:p>
      <text:p text:style-name="P4">
Про це повідомив у <text:a xlink:type="simple" xlink:href="https://t.me/andriyshTime/9644" text:style-name="Internet_20_link" text:visited-style-name="Visited_20_Internet_20_Link">
 </text:a>
 <text:a xlink:type="simple" xlink:href="https://t.me/andriyshTime/9644" text:style-name="Internet_20_link" text:visited-style-name="Visited_20_Internet_20_Link">
</text:a>
 радник міського голови Маріуполя ПетроАндрющенко, передає Укрінформ.</text:p>
      <text:p text:style-name="P4">
"Другий потужний <text:a xlink:type="simple" xlink:href="https://www.ukrinform.ua/tag-vibuh" text:style-name="Internet_20_link" text:visited-style-name="Visited_20_Internet_20_Link">
 </text:a>
 . Чутно по всіхрайонах міста. Цього разу епіцентр в бік “Азовсталі”. Також повідомляють провізуальний проліт ракети з боку Волновахи в бік міста, але тут може бути або“у страху очі великі”, або “надія на бавовну”. Деталі з’ясовуємо", - зазначиввін.</text:p>
      <text:p text:style-name="P4">
За годину до цього радник мера Маріуполя поінформував, що спротив Маріуполяповідомив про гучний вибух.</text:p>
      <text:p text:style-name="P4">
<text:span text:style-name="T4">
Читайте також:</text:span>
 <text:a xlink:type="simple" xlink:href="https://www.ukrinform.ua/rubric-regions/3708281-u-mariupoli-rozbili-vstanovlene-rosianami-pogrudda-lenina.html" text:style-name="Internet_20_link" text:visited-style-name="Visited_20_Internet_20_Link">
 <text:span text:style-name="T4">
Маріуп</text:span>
 </text:a>
</text:p>
      <text:p text:style-name="P4">
Як раніше повідомлялося, кілька днів тому в морському порту тимчасовозахопленого російськими військами Маріуполя горіли залишки зерна в терміналі.</text:p>
      <text:p text:style-name="P4">
Source: <text:a xlink:type="simple" xlink:href="https://www.ukrinform.ua/rubric-ato/3708647-u-mariupoli-prolunali-kilka-vibuhiv.html" text:style-name="Internet_20_link" text:visited-style-name="Visited_20_Internet_20_Link">
https://www.ukrinform.ua/rubric-ato/3708647-u-mariupoli-prolunali-kilka-vibuhiv.html</text:a>
</text:p>
      <!--NEWS-->
      <text:h text:style-name="P10" text:outline-level="1">
<text:span text:style-name="T4">
Войналович допоміг «Тарту» вийти у фінал баскетбольного чемпіонату Естонії</text:span>
</text:h>
      <text:p text:style-name="P4">
Authors: Ukrinform (Person)</text:p>
      <text:p text:style-name="P4">
Publisher: Укринформ (Organization)</text:p>
      <text:p text:style-name="P4">
Published Time: 2023-05-13T10:52:30+03:00</text:p>
      <text:p text:style-name="P4">
Modified Time: 2023-05-13T10:52:30+03:00</text:p>
      <text:p text:style-name="P4">
Description: У півфінальній серії чемпіонату Естонії з баскетболу клуб «Тарту» українського форварда Андрія Войналовича обіграв «Пярну» - 78:68. — Укрінформ.</text:p>
      <text:p text:style-name="P4">
Images: ["<text:a xlink:type="simple" xlink:href="https://static.ukrinform.com/photos/2023_05/thumb_files/630_360_1683613130-972.jpg" text:style-name="Internet_20_link" text:visited-style-name="Visited_20_Internet_20_Link">
630_360_16836...</text:a>
"]</text:p>
      <text:p text:style-name="P4">
Tags: ['Баскетбол', 'Естонія', 'Збірна України', 'Чоловіки']</text:p>
      <text:p text:style-name="P4">
Type: Article</text:p>
      <!--METADATA-->
      <text:p text:style-name="P4">
<draw:frame draw:style-name="fr1" draw:name="Image108" text:anchor-type="as-char" svg:width="6.9236in" svg:height="3.956343in" draw:z-index="0">
<draw:image xlink:href="../Images/yкринформ/2023-05-13T10-52-30-03-00/630_360_1683613130-972.jpg" xlink:type="simple" xlink:show="embed" xlink:actuate="onLoad" draw:mime-type="image/jpeg"/>
</draw:frame>
 Упівфінальній серії чемпіонату Естонії з баскетболу клуб «Тарту» українськогофорварда Андрія Войналовича обіграв «Пярну» - 78:68.</text:p>
      <text:p text:style-name="P4">
Це був вирішальний, п'ятий поєдинок серії плей-офф, передає Укрінформ.https://fbu.ua/news/ukranc-za-kordonom-bliznyuk-dopomg-shole-vigrati-u-franc-tartu-voynalovicha--u-fnal-pley-of-v-eston</text:p>
      <text:p text:style-name="P4">
Таким чином, «Пярну» вийшов у фінал і боротиметься за «золото».</text:p>
      <text:p text:style-name="P4">
<text:span text:style-name="T4">
Читайте також:</text:span>
 <text:a xlink:type="simple" xlink:href="https://www.ukrinform.ua/rubric-sports/3706596-18-ocok-vojnalovica-nablizili-bk-tartu-do-finalu-cempionatu-estonii.html" text:style-name="Internet_20_link" text:visited-style-name="Visited_20_Internet_20_Link">
 <text:span text:style-name="T4">
Войналович</text:span>
 </text:a>
</text:p>
      <text:p text:style-name="P4">
Войналович відіграв у п'ятому матчі 23 хвилини. На його рахунку 9 очок, 3підбирання та 1 перехоплення.</text:p>
      <text:p text:style-name="P4">
Фото: fbu.ua.</text:p>
      <text:p text:style-name="P4">
Source: <text:a xlink:type="simple" xlink:href="https://www.ukrinform.ua/rubric-sports/3708645-vojnalovic-dopomig-tartu-vijti-u-final-basketbolnogo-cempionatu-estonii.html" text:style-name="Internet_20_link" text:visited-style-name="Visited_20_Internet_20_Link">
https://www.ukrinform.ua/rubric-sports/3708645-vojnalovic-dopomig-tartu-vijti-u-final-basketbolnogo-cempionatu-estonii.html</text:a>
</text:p>
      <!--NEWS-->
      <text:h text:style-name="P10" text:outline-level="1">
<text:span text:style-name="T4">
У Києві рівень води в Дніпрі за добу піднявся на 4 сантиметри</text:span>
</text:h>
      <text:p text:style-name="P4">
Authors: Ukrinform (Person)</text:p>
      <text:p text:style-name="P4">
Publisher: Укринформ (Organization)</text:p>
      <text:p text:style-name="P4">
Published Time: 2023-05-13T10:54:00+03:00</text:p>
      <text:p text:style-name="P4">
Modified Time: 2023-05-13T10:54:00+03:00</text:p>
      <text:p text:style-name="P4">
Description: У столиці станом на суботу, 13 травня, рівень води у Дніпрі порівняно з попереднім днем піднявся на 4 сантиметри. — Укрінформ.</text:p>
      <text:p text:style-name="P4">
Images: ["<text:a xlink:type="simple" xlink:href="https://static.ukrinform.com/photos/2023_05/thumb_files/630_360_1683964968-854.jpg" text:style-name="Internet_20_link" text:visited-style-name="Visited_20_Internet_20_Link">
630_360_16839...</text:a>
"]</text:p>
      <text:p text:style-name="P4">
Tags: ['Київ', 'Водопілля']</text:p>
      <text:p text:style-name="P4">
Type: Article</text:p>
      <!--METADATA-->
      <text:p text:style-name="P4">
<draw:frame draw:style-name="fr1" draw:name="Image109" text:anchor-type="as-char" svg:width="6.9236in" svg:height="3.956343in" draw:z-index="0">
<draw:image xlink:href="../Images/yкринформ/2023-05-13T10-54-00-03-00/630_360_1683964968-854.jpg" xlink:type="simple" xlink:show="embed" xlink:actuate="onLoad" draw:mime-type="image/jpeg"/>
</draw:frame>
 У столицістаном на суботу, 13 травня, рівень води у Дніпрі порівняно з попереднім днемпіднявся на 4 сантиметри.</text:p>
      <text:p text:style-name="P4">
Як передає Укрінформ, про це пресслужба Київської міської військовоїадміністрації повідомляє у <text:a xlink:type="simple" xlink:href="https://t.me/VA_Kyiv/1684" text:style-name="Internet_20_link" text:visited-style-name="Visited_20_Internet_20_Link">
</text:a>
</text:p>
      <text:p text:style-name="P4">
“За інформацією Укргідрометцентру, станом на 10:00 13.05.2023 рівень води в р.Дніпро в Києві біля моста “Метро” становить 9 263 см (за Балтійською системоювисот). Температура води +14ºС. У порівнянні з попереднім днем рівень <text:a xlink:type="simple" xlink:href="https://www.ukrinform.ua/tag-vodopilla" text:style-name="Internet_20_link" text:visited-style-name="Visited_20_Internet_20_Link">
</text:a>
 в межах столиці піднявся на 4 см”, -зазначив начальник КМВА Сергій Попко</text:p>
      <text:p text:style-name="P4">
Він зауважив, що аварійних підтоплень по Києву не зафіксовано, протезберігається І рівень небезпеки гідрологічних явищ залишається (жовтий).</text:p>
      <text:p text:style-name="P4">
<text:span text:style-name="T4">
Читайте також:</text:span>
 <text:a xlink:type="simple" xlink:href="https://www.ukrinform.ua/rubric-regions/3707781-na-kiivsini-do-15-travna-utrimaetsa-zatoplenna-zaplavnih-teritorij.html" text:style-name="Internet_20_link" text:visited-style-name="Visited_20_Internet_20_Link">
 </text:a>
</text:p>
      <text:p text:style-name="P4">
“Промислові об’єкти і житлові масиві міста поза загрозою. Вода поступовозвільняє заплаву Дніпра в межах Києва – затопленими залишається всього 10-15см заплави”, - уточнив Попко.</text:p>
      <text:p text:style-name="P4">
Як повідомляв Укрінформ, станом на 12 травня в Києві <text:a xlink:type="simple" xlink:href="https://www.ukrinform.ua/rubric-kyiv/3708210-u-stolici-riven-vodi-u-dnipri-za-dobu-vpav-na-21-santimetr.html" text:style-name="Internet_20_link" text:visited-style-name="Visited_20_Internet_20_Link">
</text:a>
</text:p>
      <text:p text:style-name="P4">
Source: <text:a xlink:type="simple" xlink:href="https://www.ukrinform.ua/rubric-kyiv/3708648-u-kievi-riven-vodi-v-dnipri-za-dobu-pidnavsa-na-4-santimetri.html" text:style-name="Internet_20_link" text:visited-style-name="Visited_20_Internet_20_Link">
https://www.ukrinform.ua/rubric-kyiv/3708648-u-kievi-riven-vodi-v-dnipri-za-dobu-pidnavsa-na-4-santimetri.html</text:a>
</text:p>
      <!--NEWS-->
      <text:h text:style-name="P10" text:outline-level="1">
<text:span text:style-name="T4">
Donetsk Oblast(16:54). Red Alert: aerial threat. Sirens sounding. Take cover now!</text:span>
</text:h>
      <text:p text:style-name="P4">
Authors: liveuamap (Language: en)</text:p>
      <text:p text:style-name="P4">
Time: 2023-05-13T10:56:00</text:p>
      <text:p text:style-name="P4">
Location: Donetsk Oblast (Latitude:48.72723 Longtitude:37.57809)</text:p>
      <text:p text:style-name="P4">
Videos: []</text:p>
      <text:p text:style-name="P4">
Images: []</text:p>
      <text:p text:style-name="P4">
Tags: ["Europe", "Central and Eastern Europe"]</text:p>
      <text:p text:style-name="P4">
ID: 22562578</text:p>
      <!--METADATA-->
      <text:p text:style-name="P4">
Donetsk Oblast(16:54). Red Alert: aerial threat. Sirens sounding. Take covernow!</text:p>
      <text:p text:style-name="P4">
News Collection Link: <text:a xlink:type="simple" xlink:href="https://liveuamap.com/en/2023/13-may-donetsk-oblast1654-red-alert-aerial-thg" text:style-name="Internet_20_link" text:visited-style-name="Visited_20_Internet_20_Link">
https://liveuamap.com/en/2023/13-may-donetsk-oblast1654-red-alert-aerial-thg</text:a>
</text:p>
      <text:p text:style-name="P4">
Source: <text:a xlink:type="simple" xlink:href="https://t.me/air_alert_ua/45205" text:style-name="Internet_20_link" text:visited-style-name="Visited_20_Internet_20_Link">
https://t.me/air_alert_ua/45205</text:a>
</text:p>
      <!--NEWS-->
      <text:h text:style-name="P10" text:outline-level="1">
<text:span text:style-name="T4">
Німеччина анонсувала пакет військової допомоги на €2,7 мільярда: яку зброю отримає Україна</text:span>
</text:h>
      <text:p text:style-name="P4">
Authors: Ukrinform (Person)</text:p>
      <text:p text:style-name="P4">
Publisher: Укринформ (Organization)</text:p>
      <text:p text:style-name="P4">
Published Time: 2023-05-13T11:00:00+03:00</text:p>
      <text:p text:style-name="P4">
Modified Time: 2023-05-13T11:00:00+03:00</text:p>
      <text:p text:style-name="P4">
Description: Керівник Офісу Президента Андрій Єрмак заявив, Німеччина анонсувала новий пакет допомоги Україні на 2,7 млрд євро. — Укрінформ.</text:p>
      <text:p text:style-name="P4">
Images: ["<text:a xlink:type="simple" xlink:href="https://static.ukrinform.com/photos/2023_03/thumb_files/630_360_1678102633-614.png" text:style-name="Internet_20_link" text:visited-style-name="Visited_20_Internet_20_Link">
630_360_16781...</text:a>
"]</text:p>
      <text:p text:style-name="P4">
Tags: ['Німеччина', 'Зброя', 'Єрмак', 'Війна з росією']</text:p>
      <text:p text:style-name="P4">
Type: Article</text:p>
      <!--METADATA-->
      <text:p text:style-name="P4">
<draw:frame draw:style-name="fr1" draw:name="Image110" text:anchor-type="as-char" svg:width="6.9236in" svg:height="3.956343in" draw:z-index="0">
<draw:image xlink:href="../Images/yкринформ/2023-05-13T11-00-00-03-00/630_360_1678102633-614.png" xlink:type="simple" xlink:show="embed" xlink:actuate="onLoad" draw:mime-type="image/png"/>
</draw:frame>
 КерівникОфісу Президента Андрій Єрмак заявив, Німеччина анонсувала новий пакетдопомоги Україні на 2,7 млрд євро.</text:p>
      <text:p text:style-name="P4">
Як передає Укрінформ, про це він повідомив у <text:a xlink:type="simple" xlink:href="https://t.me/ermaka2022/2641" text:style-name="Internet_20_link" text:visited-style-name="Visited_20_Internet_20_Link">
 </text:a>
</text:p>
      <text:p text:style-name="P4">
"Анонсовано новий пакет допомоги від Німеччини на 2,7 мільярди євро", -підкреслив керівник ОП.</text:p>
      <text:p text:style-name="P4">
За словами Єрмака, попередньо відомо, що пакет включатиме:</text:p>
      <ul>
        <li>
20 БМП "Мардер";   * 30 танків "Леопард";   * чотири ЗРК IRIS-T-SLM (12 пускових і сотні ракет до них);   * 200 розвідувальних БПЛА;   * 100 бронемашин;   * 100 автомобілів тилового забезпечення;   * 15 Gepard;   * велика кількість боєприпасів.</li>
      </ul>
      <text:p text:style-name="P4">
Керівник ОП подякував союзникам за допомогу.</text:p>
      <text:p text:style-name="P4">
<text:span text:style-name="T4">
Читайте також:</text:span>
 <text:a xlink:type="simple" xlink:href="https://www.ukrinform.ua/rubric-ato/3708155-do-nimeccini-pribuli-tanki-abrams-na-akih-navcatimutsa-ukrainski-vijskovi-zmi.html" text:style-name="Internet_20_link" text:visited-style-name="Visited_20_Internet_20_Link">
 <text:span text:style-name="T4">
Німеччи</text:span>
 </text:a>
</text:p>
      <text:p text:style-name="P4">
За даним <text:a xlink:type="simple" xlink:href="https://www.spiegel.de/politik/deutschland/ukraine-bundesregierung-schnuert-neues-waffenpaket-hilfe-fuer-die-fruehjahrsoffensive-a-220880d8-c19a-4785-a97b-8c2e94e68366" text:style-name="Internet_20_link" text:visited-style-name="Visited_20_Internet_20_Link">
 </text:a>
 , з новоюпоставкою зброї федеральний уряд зосереджується на двох сферах. З одного боку,сухопутні війська України планується посилити за допомогою бронетранспортеріві основних бойових танків. Крім того, Німеччина хоче суттєво оновити ППОУкраїни.</text:p>
      <text:p text:style-name="P4">
У списку, пише журнал, 20 бронетранспортерів Marder і танки 30 танків Leopard,18 гаубиць. Окрім того, федеральний уряд планує поставити ще чотири зенітнихсистеми Iris-T SLM, 12 пускових установок Iris-T-SLS і сотні керованих ракетдля них.</text:p>
      <text:p text:style-name="P4">
Зазначається, що Берлін також планує поставку до 200 розвідувальнихбезпілотників, 100 захищених бойових машин для перевезення військ на фронт, атакож транспортних засобів матеріально-технічного забезпечення.</text:p>
      <text:p text:style-name="P4">
Постачання ракет великої дальності з Німеччини поки не планується.</text:p>
      <text:p text:style-name="P4">
За інформацією ЗМІ, пакет має бути оголошений паралельно з врученням преміїКарла Великого Президенту України Володимиру Зеленському в Ахені в неділю якчіткий символ солідарності Німеччини з Україною.</text:p>
      <text:p text:style-name="P4">
Міністр оборони Борис Пісторіус під час відвідання до військ у четвер уженаголошував, що потреба України в зброї зростатиме. Він підкреслив, щоНімеччині «не потрібно ховатися», коли мова йде про військову допомогу, і щозброя та інші матеріали на суму близько чотирьох мільярдів євро вже булипоставлені.</text:p>
      <text:p text:style-name="P4">
<text:span text:style-name="T4">
Читайте також:</text:span>
 <text:a xlink:type="simple" xlink:href="https://www.ukrinform.ua/rubric-world/3708393-nimeccina-hoce-pridbati-novi-tanki-leopard.html" text:style-name="Internet_20_link" text:visited-style-name="Visited_20_Internet_20_Link">
 <text:span text:style-name="T4">
Німечч</text:span>
 </text:a>
</text:p>
      <text:p text:style-name="P4">
Як повідомляв Укрінформ, найбільша німецька збройна компанія Rheinmetallпланує у майбутньому мати можливість <text:a xlink:type="simple" xlink:href="https://www.ukrinform.ua/rubric-ato/3707011-nimeckij-oboronnij-koncern-hoce-viroblati-v-ukraini-sistemi-ppo-ta-tanki-zmi.html" text:style-name="Internet_20_link" text:visited-style-name="Visited_20_Internet_20_Link">
 </text:a>
</text:p>
      <text:p text:style-name="P4">
Source: <text:a xlink:type="simple" xlink:href="https://www.ukrinform.ua/rubric-ato/3708649-nimeccina-anonsuvala-paket-vijskovoi-dopomogi-na-27-milarda-aku-zbrou-otrimae-ukraina.html" text:style-name="Internet_20_link" text:visited-style-name="Visited_20_Internet_20_Link">
https://www.ukrinform.ua/rubric-ato/3708649-nimeccina-anonsuvala-paket-vijskovoi-dopomogi-na-27-milarda-aku-zbrou-otrimae-ukraina.html</text:a>
</text:p>
      <!--NEWS-->
      <text:h text:style-name="P10" text:outline-level="1">
<text:span text:style-name="T4">
Блінкен та Кулеба обговорили постачання зброї та підготовку українського контрнаступу</text:span>
</text:h>
      <text:p text:style-name="P4">
Authors: Ukrinform (Person)</text:p>
      <text:p text:style-name="P4">
Publisher: Укринформ (Organization)</text:p>
      <text:p text:style-name="P4">
Published Time: 2023-05-13T11:05:00+03:00</text:p>
      <text:p text:style-name="P4">
Modified Time: 2023-05-13T11:05:00+03:00</text:p>
      <text:p text:style-name="P4">
Description: Державний секретар США Ентоні Блінкен у телефонній розмові з міністром закордонних справ України Дмитром Кулебою обговорив підготовку до контрнаступу та наступні поставки зброї. — Укрінформ.</text:p>
      <text:p text:style-name="P4">
Images: ["<text:a xlink:type="simple" xlink:href="https://static.ukrinform.com/photos/2022_11/thumb_files/630_360_1668574495-281.jpeg" text:style-name="Internet_20_link" text:visited-style-name="Visited_20_Internet_20_Link">
630_360_16685...</text:a>
"]</text:p>
      <text:p text:style-name="P4">
Tags: ['Дмитро Кулеба', 'США', 'Зброя', 'Блінкен', 'Війна з росією', 'Контрнаступ']</text:p>
      <text:p text:style-name="P4">
Type: Article</text:p>
      <!--METADATA-->
      <text:p text:style-name="P4">
<draw:frame draw:style-name="fr1" draw:name="Image111" text:anchor-type="as-char" svg:width="6.9236in" svg:height="3.956343in" draw:z-index="0">
<draw:image xlink:href="../Images/yкринформ/2023-05-13T11-05-00-03-00/630_360_1668574495-281.jpeg" xlink:type="simple" xlink:show="embed" xlink:actuate="onLoad" draw:mime-type="image/jpeg"/>
</draw:frame>
 Державнийсекретар США Ентоні Блінкен у телефонній розмові з міністром закордонних справУкраїни Дмитром Кулебою обговорив підготовку до контрнаступу та наступніпоставки зброї.</text:p>
      <text:p text:style-name="P4">
Про це у <text:a xlink:type="simple" xlink:href="https://twitter.com/DmytroKuleba/status/1657252331119935490" text:style-name="Internet_20_link" text:visited-style-name="Visited_20_Internet_20_Link">
</text:a>
повідомив міністр закордонних справ України Дмитро Кулеба, передає Укрінформ.</text:p>
      <text:p text:style-name="P4">
Кулеба повідомив, що розмова була спрямована на те, щоб скоординувати наступніпоставки зброї, співпрацю з Глобальним Півднем та створення спеціальноготрибуналу.</text:p>
      <text:p text:style-name="P4">
«Під час наших сьогоднішніх переговорів державний секретар США Ентоні Блінкенпідтвердив непохитну підтримку США та рішуче відкинув будь-які спробипоставити під сумнів здатність України перемагати на полі бою. США залишаютьсянадійним партнером України, який націлений на просування нашої перемоги тазабезпечення справедливого миру», - наголосив <text:a xlink:type="simple" xlink:href="https://mfa.gov.ua/news/ministr-dmitro-kuleba-proviv-telefonnu-rozmovu-z-derzhavnim-sekretarem-ssha-entoni-blinkenom" text:style-name="Internet_20_link" text:visited-style-name="Visited_20_Internet_20_Link">
</text:a>
</text:p>
      <text:p text:style-name="P4">
<text:span text:style-name="T4">
Читайте також:</text:span>
 <text:a xlink:type="simple" xlink:href="https://www.ukrinform.ua/rubric-ato/3708649-nimeccina-anonsuvala-paket-vijskovoi-dopomogi-na-27-milarda-aku-zbrou-otrimae-ukraina.html" text:style-name="Internet_20_link" text:visited-style-name="Visited_20_Internet_20_Link">
 <text:span text:style-name="T4">
зброю</text:span>
 </text:a>
</text:p>
      <text:p text:style-name="P4">
У свою чергу, Блінкен <text:a xlink:type="simple" xlink:href="https://twitter.com/SecBlinken/status/1657153468073750533" text:style-name="Internet_20_link" text:visited-style-name="Visited_20_Internet_20_Link">
</text:a>
, що обговорювалося, як саме Сполучені Штати можуть продовжувати підтримкувійськових зусиль України, підкресливши, що країна готова "підтримуватиУкраїну стільки, скільки буде потрібно".</text:p>
      <text:p text:style-name="P4">
Як повідомляв Укрінформ, після офіційного оголошення британською стороною пронадання українським силам ракет Storm Shadow, офіційний <text:a xlink:type="simple" xlink:href="https://www.ukrinform.ua/rubric-ato/3708487-ssa-poki-ne-zminili-politiki-sodo-nadanna-ukraini-dalekobijnih-raket-kirbi.html" text:style-name="Internet_20_link" text:visited-style-name="Visited_20_Internet_20_Link">
</text:a>
</text:p>
      <text:p text:style-name="P4">
Source: <text:a xlink:type="simple" xlink:href="https://www.ukrinform.ua/rubric-ato/3708650-blinken-ta-kuleba-obgovorili-postacanna-zbroi-ta-pidgotovku-ukrainskogo-kontrnastupu.html" text:style-name="Internet_20_link" text:visited-style-name="Visited_20_Internet_20_Link">
https://www.ukrinform.ua/rubric-ato/3708650-blinken-ta-kuleba-obgovorili-postacanna-zbroi-ta-pidgotovku-ukrainskogo-kontrnastupu.html</text:a>
</text:p>
      <!--NEWS-->
      <text:h text:style-name="P10" text:outline-level="1">
<text:span text:style-name="T4">
21 рік тому пішов з життя Валерій Лобановський</text:span>
</text:h>
      <text:p text:style-name="P4">
Authors: Ukrinform (Person)</text:p>
      <text:p text:style-name="P4">
Publisher: Укринформ (Organization)</text:p>
      <text:p text:style-name="P4">
Published Time: 2023-05-13T11:09:00+03:00</text:p>
      <text:p text:style-name="P4">
Modified Time: 2023-05-13T11:09:00+03:00</text:p>
      <text:p text:style-name="P4">
Description: 21 рік тому, 13 травня 2002 року, зупинилося серце одного з найвидатніших тренерів українського та світового футболу - Валерія Васильовича Лобановського. — Укрінформ.</text:p>
      <text:p text:style-name="P4">
Images: ["<text:a xlink:type="simple" xlink:href="https://static.ukrinform.com/photos/2023_05/thumb_files/630_360_1683964514-236.jpg" text:style-name="Internet_20_link" text:visited-style-name="Visited_20_Internet_20_Link">
630_360_16839...</text:a>
"]</text:p>
      <text:p text:style-name="P4">
Tags: ['Динамо', 'Футбол', 'Лобановський', 'Україна', 'Збірна України', 'Київ']</text:p>
      <text:p text:style-name="P4">
Type: Article</text:p>
      <!--METADATA-->
      <text:p text:style-name="P4">
<draw:frame draw:style-name="fr1" draw:name="Image112" text:anchor-type="as-char" svg:width="6.9236in" svg:height="3.956343in" draw:z-index="0">
<draw:image xlink:href="../Images/yкринформ/2023-05-13T11-09-00-03-00/630_360_1683964514-236.jpg" xlink:type="simple" xlink:show="embed" xlink:actuate="onLoad" draw:mime-type="image/jpeg"/>
</draw:frame>
 21 ріктому, 13 травня 2002 року, зупинилося серце одного з найвидатніших тренерівукраїнського та світового футболу - Валерія Васильовича Лобановського.</text:p>
      <text:p text:style-name="P4">
В останні роки жіття <text:a xlink:type="simple" xlink:href="https://uaf.ua/article/45101" text:style-name="Internet_20_link" text:visited-style-name="Visited_20_Internet_20_Link">
 </text:a>
 , попри на проблеми зіздоров’ям, до останнього залишався на своєму посту. 7 травня 2002 року вінпереніс інсульт під час матчу київського «Динамо» в Запоріжжі. За шість днівсерце тренера зупинилося, передає Укрінформ.</text:p>
      <text:p text:style-name="P4">
За свою видатну кар'єру Лобановський вісім разів приводив «Динамо» до золотихнагород чемпіонату СРСР, п'ять разів - до найвищих нагород першості України,здобув із «біло-синіми» Кубок володарів кубків (1975 і 1986 роки) таСуперкубок УЄФА (1975).</text:p>
      <text:p text:style-name="P4">
У 2000-2002 роках Валерій Лобановський очолював національну збірну України івивів команду до плей-офф кваліфікації чемпіонату світу 2002 року.</text:p>
      <text:p text:style-name="P4">
<text:span text:style-name="T4">
Читайте також:</text:span>
 <text:a xlink:type="simple" xlink:href="https://www.ukrinform.ua/rubric-sports/3647557-sogodni-vipovnilosa-b-84-roki-valeriu-lobanovskomu.html" text:style-name="Internet_20_link" text:visited-style-name="Visited_20_Internet_20_Link">
 <text:span text:style-name="T4">
Лобановськом</text:span>
 </text:a>
</text:p>
      <text:p text:style-name="P4">
Оцінкою заслуг футбольного Метра перед європейським та світовим футболом єРубіновий орден УЄФА та орден ФІФА «За заслуги», кавалером яких він є.</text:p>
      <text:p text:style-name="P4">
2017 року УЄФА включив Лобановського до списку 10-ти найвидатніших тренерівєвропейського футболу з моменту створення союзу 1954 року.</text:p>
      <text:p text:style-name="P4">
Фото: uaf.ua.</text:p>
      <text:p text:style-name="P4">
Source: <text:a xlink:type="simple" xlink:href="https://www.ukrinform.ua/rubric-sports/3708651-21-rik-tomu-pisov-z-zitta-valerij-lobanovskij.html" text:style-name="Internet_20_link" text:visited-style-name="Visited_20_Internet_20_Link">
https://www.ukrinform.ua/rubric-sports/3708651-21-rik-tomu-pisov-z-zitta-valerij-lobanovskij.html</text:a>
</text:p>
      <!--NEWS-->
      <text:h text:style-name="P10" text:outline-level="1">
<text:span text:style-name="T4">
2 person killed, 10 wounded as result of Russian shelling in Kostiantynivka</text:span>
</text:h>
      <text:p text:style-name="P4">
Authors: liveuamap (Language: en)</text:p>
      <text:p text:style-name="P4">
Time: 2023-05-13T11:15:00</text:p>
      <text:p text:style-name="P4">
Location: Kostyantynivka (Latitude:48.52363 Longtitude:37.707)</text:p>
      <text:p text:style-name="P4">
Videos: []</text:p>
      <text:p text:style-name="P4">
Images: ["<text:a xlink:type="simple" xlink:href="https://liveuamap.com/pics/2023/05/13/22562583_0.jpg" text:style-name="Internet_20_link" text:visited-style-name="Visited_20_Internet_20_Link">
22562583_0.jpg</text:a>
"]</text:p>
      <text:p text:style-name="P4">
Tags: ["Minsk Monitor", "Europe"]</text:p>
      <text:p text:style-name="P4">
ID: 22562583</text:p>
      <!--METADATA-->
      <text:p text:style-name="P4">
2 person killed, 10 wounded as result of Russian shelling in Kostiantynivka</text:p>
      <text:p text:style-name="P4">
<draw:frame draw:style-name="fr1" draw:name="Image113" text:anchor-type="as-char" svg:width="6.9236in" svg:height="5.1927in" draw:z-index="0">
<draw:image xlink:href="../Images/liveuamap/2023-05-13T11-15-00/22562583_0.jpg" xlink:type="simple" xlink:show="embed" xlink:actuate="onLoad" draw:mime-type="image/jpeg"/>
</draw:frame>
</text:p>
      <text:p text:style-name="P4">
News Collection Link: <text:a xlink:type="simple" xlink:href="https://liveuamap.com/en/2023/13-may-2-person-killed-10-wounded-as-result-of-russian-shelling" text:style-name="Internet_20_link" text:visited-style-name="Visited_20_Internet_20_Link">
https://liveuamap.com/en/2023/13-may-2-person-killed-10-wounded-as-result-of-russian-shelling</text:a>
</text:p>
      <text:p text:style-name="P4">
Source: <text:a xlink:type="simple" xlink:href="https://t.me/vekha/65042" text:style-name="Internet_20_link" text:visited-style-name="Visited_20_Internet_20_Link">
https://t.me/vekha/65042</text:a>
</text:p>
      <!--NEWS-->
      <text:h text:style-name="P10" text:outline-level="1">
<text:span text:style-name="T4">
По території Хмельниччини влучили чотири ворожі дрони – Ігнат</text:span>
</text:h>
      <text:p text:style-name="P4">
Authors: Ukrinform (Person)</text:p>
      <text:p text:style-name="P4">
Publisher: Укринформ (Organization)</text:p>
      <text:p text:style-name="P4">
Published Time: 2023-05-13T11:21:00+03:00</text:p>
      <text:p text:style-name="P4">
Modified Time: 2023-05-13T11:21:00+03:00</text:p>
      <text:p text:style-name="P4">
Description: Уночі 13 травня сили ППО збили 17 з 21-го БпЛА, якими росія атакувала Україну. Ті чотири дрони, що не вдалося знищити, влучили по території Хмельницької області. — Укрінформ.</text:p>
      <text:p text:style-name="P4">
Images: ["<text:a xlink:type="simple" xlink:href="https://static.ukrinform.com/photos/2023_01/thumb_files/630_360_1674824803-779.jpg" text:style-name="Internet_20_link" text:visited-style-name="Visited_20_Internet_20_Link">
630_360_16748...</text:a>
"]</text:p>
      <text:p text:style-name="P4">
Tags: ['Хмельниччина', 'Дрон', 'Повітряні сили ЗСУ', 'Війна з росією']</text:p>
      <text:p text:style-name="P4">
Type: Article</text:p>
      <!--METADATA-->
      <text:p text:style-name="P4">
<draw:frame draw:style-name="fr1" draw:name="Image114" text:anchor-type="as-char" svg:width="6.9236in" svg:height="3.956343in" draw:z-index="0">
<draw:image xlink:href="../Images/yкринформ/2023-05-13T11-21-00-03-00/630_360_1674824803-779.jpg" xlink:type="simple" xlink:show="embed" xlink:actuate="onLoad" draw:mime-type="image/jpeg"/>
</draw:frame>
 Уночі 13травня сили ППО збили 17 з 21-го БпЛА, якими росія атакувала Україну. Тічотири дрони, що не вдалося знищити, влучили по території Хмельницькоїобласті.</text:p>
      <text:p text:style-name="P4">
Як передає Укрінформ, про це в ефірі загальнонаціонального телемарафону «Єдиніновини» повідомив речник Повітряних сил ЗСУ Юрій Ігнат.</text:p>
      <text:p text:style-name="P4">
«На жаль, цієї ночі не всі дрони знищено - 17-ть з 21-го БпЛА. Є чотиривлучання по Хмельницькій області», - сказав він.</text:p>
      <text:p text:style-name="P4">
Водночас Ігнат зазначив, що росія запускає <text:a xlink:type="simple" xlink:href="https://www.ukrinform.ua/tag-dron" text:style-name="Internet_20_link" text:visited-style-name="Visited_20_Internet_20_Link">
 </text:a>
 з різних напрямків. За його словами, цієї ночі сили ППО знищилибезпілотник «Орлан», чотири «Ланцета», а також розвідувальні БпЛА.</text:p>
      <text:p text:style-name="P4">
«Ми буквально вчора говорили, що лінія бойового зіткнення, особливо насхідному та південному напрямках, дуже насичена ворожими БпЛА. Вони постійноздійснюють повітряну розвідку. Напевно, вони очікують якихось активних дій віднаших військ, тому все деталізовано вивчають з повітря», - сказав він.</text:p>
      <text:p text:style-name="P4">
<text:span text:style-name="T4">
Читайте також:</text:span>
 <text:a xlink:type="simple" xlink:href="https://www.ukrinform.ua/rubric-regions/3708630-rosijska-armia-za-dobu-atakuvala-11-regioniv-ukraini-zvedenna-ova.html" text:style-name="Internet_20_link" text:visited-style-name="Visited_20_Internet_20_Link">
 </text:a>
</text:p>
      <text:p text:style-name="P4">
Як повідомляв Укрінформ, <text:a xlink:type="simple" xlink:href="https://www.ukrinform.ua/rubric-ato/3708631-u-hmelnickomu-cerez-rosijsku-ataku-postrazdali-11-ludej.html" text:style-name="Internet_20_link" text:visited-style-name="Visited_20_Internet_20_Link">
 </text:a>
 єприліт по критичній інфраструктурі. У результаті терористичної атакизафіксовано влучання в об’єкт на території однієї з громад Хмельницькогорайону. Також вибуховою хвилею у Хмельницькому пошкоджено навчальні та медичнізаклади, адміністративні будівлі, промислові об’єкти, багатоповерхові таіндивідуальні житлові будинки.</text:p>
      <text:p text:style-name="P4">
Source: <text:a xlink:type="simple" xlink:href="https://www.ukrinform.ua/rubric-ato/3708657-po-teritorii-hmelniccini-vlucili-cotiri-vorozi-droni-ignat.html" text:style-name="Internet_20_link" text:visited-style-name="Visited_20_Internet_20_Link">
https://www.ukrinform.ua/rubric-ato/3708657-po-teritorii-hmelniccini-vlucili-cotiri-vorozi-droni-ignat.html</text:a>
</text:p>
      <!--NEWS-->
      <text:h text:style-name="P10" text:outline-level="1">
<text:span text:style-name="T4">
Українка Меркушина стала другою серед найкращих юних спортсменок Європи</text:span>
</text:h>
      <text:p text:style-name="P4">
Authors: Ukrinform (Person)</text:p>
      <text:p text:style-name="P4">
Publisher: Укринформ (Organization)</text:p>
      <text:p text:style-name="P4">
Published Time: 2023-05-13T11:29:43+03:00</text:p>
      <text:p text:style-name="P4">
Modified Time: 2023-05-13T11:29:43+03:00</text:p>
      <text:p text:style-name="P4">
Description: Другу нагороду отримала талановита українська біатлоністка Олександра Меркушина у фіналі з визначення переможців премії Петра Нуровського «Найкращий юний спортсмен Європи»-2023 . — Укрінформ.</text:p>
      <text:p text:style-name="P4">
Images: ["<text:a xlink:type="simple" xlink:href="https://static.ukrinform.com/photos/2023_05/thumb_files/630_360_1683965606-809.jpg" text:style-name="Internet_20_link" text:visited-style-name="Visited_20_Internet_20_Link">
630_360_16839...</text:a>
"]</text:p>
      <text:p text:style-name="P4">
Tags: ['Біатлон', 'Європа', 'Спорт', 'Україна', 'НОК України', 'Кубок світу з біатлону']</text:p>
      <text:p text:style-name="P4">
Type: Article</text:p>
      <!--METADATA-->
      <text:p text:style-name="P4">
<draw:frame draw:style-name="fr1" draw:name="Image115" text:anchor-type="as-char" svg:width="6.9236in" svg:height="3.956343in" draw:z-index="0">
<draw:image xlink:href="../Images/yкринформ/2023-05-13T11-29-43-03-00/630_360_1683965606-809.jpg" xlink:type="simple" xlink:show="embed" xlink:actuate="onLoad" draw:mime-type="image/jpeg"/>
</draw:frame>
 Другунагороду отримала талановита українська біатлоністка Олександра Меркушина уфіналі з визначення переможців премії Петра Нуровського «Найкращий юнийспортсмен Європи»-2023 .</text:p>
      <text:p text:style-name="P4">
Перше місце <text:a xlink:type="simple" xlink:href="https://www.facebook.com/olympicua" text:style-name="Internet_20_link" text:visited-style-name="Visited_20_Internet_20_Link">
 </text:a>
 віддало хокеїстці зіСловаччини Нелі Лопушановій, яку вихнали найкращою гравчинею чемпіонату світуU18, передає Укрінформ.</text:p>
      <text:p text:style-name="P4">
Національний олімпійський комітет України нинішнього року двічі відзначавдосягнення Олександри званням «Найкраща юна спортсменка місяця» та номінувавїї на премію Петра Нуровського. Тепер майстерність та професіоналізмМеркушиної оцінила європейська спортивна спільнота.</text:p>
      <text:p text:style-name="P4">
Олександра Меркушина 2023 року виборола золоту медаль у спринтерській гонці на6 км та «бронзу» в індивідуальній гонці на 10 км на зимовому ЄЮОФ-2023 року вІталії, та здобула ще дві бронзові нагороди юніорського чемпіонату світу уКазахстані.</text:p>
      <text:p text:style-name="P4">
<text:span text:style-name="T4">
Читайте також:</text:span>
 <text:a xlink:type="simple" xlink:href="https://www.ukrinform.ua/rubric-sports/3708147-ukrainka-merkusina-nominantka-na-premiu-najkrasa-una-sportsmenka-evropi.html" text:style-name="Internet_20_link" text:visited-style-name="Visited_20_Internet_20_Link">
 <text:span text:style-name="T4">
Меркушина</text:span>
 </text:a>
</text:p>
      <text:p text:style-name="P4">
Додамо, що премія Петра Нуровського вручається юним європейським атлетам, якідосягли визначних результатів упродовж поточного року та стали уособленнямолімпійських цінностей як у своєму виді спорту, так і поза змагальнимиаренами.</text:p>
      <text:p text:style-name="P4">
Фото: biathlon.com.ua/Pavlo Zarovetskyi.</text:p>
      <text:p text:style-name="P4">
Source: <text:a xlink:type="simple" xlink:href="https://www.ukrinform.ua/rubric-sports/3708656-ukrainka-merkusina-stala-drugou-sered-najkrasih-unih-sportsmenok-evropi.html" text:style-name="Internet_20_link" text:visited-style-name="Visited_20_Internet_20_Link">
https://www.ukrinform.ua/rubric-sports/3708656-ukrainka-merkusina-stala-drugou-sered-najkrasih-unih-sportsmenok-evropi.html</text:a>
</text:p>
      <!--NEWS-->
      <text:h text:style-name="P10" text:outline-level="1">
<text:span text:style-name="T4">
Євробачення засвідчує, що музика об’єднує людей - спільна заява України та Британії</text:span>
</text:h>
      <text:p text:style-name="P4">
Authors: Ukrinform (Person)</text:p>
      <text:p text:style-name="P4">
Publisher: Укринформ (Organization)</text:p>
      <text:p text:style-name="P4">
Published Time: 2023-05-13T11:31:15+03:00</text:p>
      <text:p text:style-name="P4">
Modified Time: 2023-05-13T11:31:15+03:00</text:p>
      <text:p text:style-name="P4">
Description: Пісенний конкурс "Євробачення" є одним із найкращих прикладів того, як музика може об’єднати людей. — Укрінформ.</text:p>
      <text:p text:style-name="P4">
Images: ["<text:a xlink:type="simple" xlink:href="https://static.ukrinform.com/photos/2023_05/thumb_files/630_360_1683829607-260.jpg" text:style-name="Internet_20_link" text:visited-style-name="Visited_20_Internet_20_Link">
630_360_16838...</text:a>
"]</text:p>
      <text:p text:style-name="P4">
Tags: ['Британія', 'Євробачення', 'Фрейзер', 'Конкурс', 'Ткаченко', 'МКІП ']</text:p>
      <text:p text:style-name="P4">
Type: Article</text:p>
      <!--METADATA-->
      <text:p text:style-name="P4">
<draw:frame draw:style-name="fr1" draw:name="Image116" text:anchor-type="as-char" svg:width="6.9236in" svg:height="3.956343in" draw:z-index="0">
<draw:image xlink:href="../Images/yкринформ/2023-05-13T11-31-15-03-00/630_360_1683829607-260.jpg" xlink:type="simple" xlink:show="embed" xlink:actuate="onLoad" draw:mime-type="image/jpeg"/>
</draw:frame>
 Пісеннийконкурс "Євробачення" є одним із найкращих прикладів того, як музика можеоб’єднати людей.</text:p>
      <text:p text:style-name="P4">
Про це йдеться у переданій Укрінформу спільній заяві щодо пісенного конкурсу "<text:a xlink:type="simple" xlink:href="https://www.ukrinform.ua/tag-evrobacenna" text:style-name="Internet_20_link" text:visited-style-name="Visited_20_Internet_20_Link">
 </text:a>
 -2023" міністра культури таінформаційної політики України Олександра Ткаченка і державного секретаряВеликої Британії з питань культури, ЗМІ та спорту Люсі Фрейзер.</text:p>
      <text:p text:style-name="P4">
Як зазначається в заяві, рік тому українська реп-фолк група Kalush Orchestraвлаштувала виступ на Євробаченні, який був таким же грандіозним, як іборотьба, яку ведуть їхні земляки на полі бою. Україна заслужено перемогла, іця перемога підняла дух всієї країни. Звуки аплодисментів та святкуваннялунали довго після півночі з підвалів та бомбосховищ України.</text:p>
      <text:p text:style-name="P4">
Цього року, якщо б агресор не порушив мир, конкурс проходив би в Україні.Мільйони людей вийшли б на вулиці Києва, Дніпра, Харкова та Донецька йвідзначали б свято музики, але варварська війна, яку веде росія, зробила ценеможливим, наголосили Ткаченко і Фрейзер.</text:p>
      <text:p text:style-name="P4">
<text:span text:style-name="T4">
Читайте також:</text:span>
 <text:a xlink:type="simple" xlink:href="https://www.ukrinform.ua/rubric-culture/3708496-cifrova-akcia-solidarnosti-v-ramkah-evrobacenna-obednala-ukrainciv-ta-britanciv.html" text:style-name="Internet_20_link" text:visited-style-name="Visited_20_Internet_20_Link">
 <text:span text:style-name="T4">
Євробачення</text:span>
 </text:a>
</text:p>
      <text:p text:style-name="P4">
"Сполучене Королівство Великої Британії стоїть пліч-о-пліч з Україною протягомцієї війни, й велике місто Ліверпуль має честь прийняти цьогорічний конкурсвід імені наших друзів та партнерів і гідно на високому рівні представитиУкраїну. Ліверпуль – особливе місто. Відомий мислитель і психолог Карл Юнг –людина, яку вшанували на Метью-стріт – відвідував місто у своєму сні, і,ніколи не бувши в Ліверпулі, був переконаний, що саме це місто було "водоймоюжиття". Ліверпуль має все: це й місто гурту "Бітлз" та одне з місць народженняпромислової революції. А також місто з надзвичайно яскравим культурним,музичним та нічним життям, неймовірною архітектурою та величезною пристрастюдо спорту", йдеться у заяві.</text:p>
      <text:p text:style-name="P4">
Євробачення є "одним із найкращих прикладів того, як музика може об’єднативсіх нас, нагадуючи, що хоч ми можемо говорити різними мовами та бути з різнихмісць, ми всі поділяємо одні й ті самі запал та радість від цієї події. Мизнаємо, що люди по всій Україні, Великій Британії та інших країн-учасниць зусього світу будуть слідкувати за пісенним конкурсом "Євробачення", щоботримати незабутні досвід та враження", - зауважили Фрейзер і Ткаченко.</text:p>
      <text:p text:style-name="P4">
"Ми хочемо скористатися нагодою, щоб подякувати всім, хто брав участь ворганізації події такого масштабу, - зазначили вони. - Організатори доклалимаксимум зусиль, щоб українська культура була в центрі всього конкурсу, атакож, щоб Ліверпуль та Велика Британія у цілому могли продемонструвати всенайкраще".</text:p>
      <text:p text:style-name="P4">
"Ми дякуємо BBC та українському мовнику "Суспільне Культура", які безперебійнопрацювали разом у безпрецедентній ситуації; і ми дуже вдячні команді вЛіверпулі, яка підготувала таку неймовірну програму", - сказано в заяві.</text:p>
      <text:p text:style-name="P4">
Євробачення – це лише частина культурної співпраці. Україна спільно зБританською Радою очолила Сезон культури Велика Британія/Україна, а урядВеликої Британії пишається тим, що очолює глобальну підтримку українськоїкультури, спорту та мистецтва після вторгнення.</text:p>
      <text:p text:style-name="P4">
<text:span text:style-name="T4">
Читайте також:</text:span>
 <text:a xlink:type="simple" xlink:href="https://www.ukrinform.ua/rubric-culture/3708465-viznacivsa-poradok-vistupiv-ucasnikiv-u-finali-evrobacenna.html" text:style-name="Internet_20_link" text:visited-style-name="Visited_20_Internet_20_Link">
 <text:span text:style-name="T4">
Євробачення</text:span>
 </text:a>
</text:p>
      <text:p text:style-name="P4">
Ткаченко і Фрейзер підкреслили, що за підтримки Великої Британії убезпеченібезцінні твори мистецтва, що зберігаються в українських музеях, Національнийсимфонічний оркестр України здійснив тур Великою Британією. Це співробітництвотриватиме далеко після оголошення переможців Євробачення та їхнього шануваннянайближчого суботнього вечора.</text:p>
      <text:p text:style-name="P4">
"Тож взувайте ваше танцювальне взуття, розігрівайте голосові зв’язки танасолоджуйтеся неймовірним шоу! Ласкаво просимо на пісенний конкурс"Євробачення-2023" і слава Україні!, - заявили Фрейзер і Ткаченко.</text:p>
      <text:p text:style-name="P4">
Source: <text:a xlink:type="simple" xlink:href="https://www.ukrinform.ua/rubric-culture/3708658-evrobacenna-zasvidcue-so-muzika-obednue-ludej-spilna-zaava-ukraini-ta-britanii.html" text:style-name="Internet_20_link" text:visited-style-name="Visited_20_Internet_20_Link">
https://www.ukrinform.ua/rubric-culture/3708658-evrobacenna-zasvidcue-so-muzika-obednue-ludej-spilna-zaava-ukraini-ta-britanii.html</text:a>
</text:p>
      <!--NEWS-->
      <text:h text:style-name="P10" text:outline-level="1">
<text:span text:style-name="T4">
росіяни завдали близько 15 ударів по Гуляйполю, постраждав цивільний</text:span>
</text:h>
      <text:p text:style-name="P4">
Authors: Ukrinform (Person)</text:p>
      <text:p text:style-name="P4">
Publisher: Укринформ (Organization)</text:p>
      <text:p text:style-name="P4">
Published Time: 2023-05-13T11:37:00+03:00</text:p>
      <text:p text:style-name="P4">
Modified Time: 2023-05-13T11:37:00+03:00</text:p>
      <text:p text:style-name="P4">
Description: російські загарбники завдали близько 15 ударів по центру міста Гуляйполе Запорізької області, внаслідок чого постраждав чоловік. — Укрінформ.</text:p>
      <text:p text:style-name="P4">
Images: ["<text:a xlink:type="simple" xlink:href="https://static.ukrinform.com/photos/2022_11/thumb_files/630_360_1667562981-965.jpg" text:style-name="Internet_20_link" text:visited-style-name="Visited_20_Internet_20_Link">
630_360_16675...</text:a>
"]</text:p>
      <text:p text:style-name="P4">
Tags: ['Обстріл', 'Запоріжжя', 'Війна з росією', 'Гуляйполе']</text:p>
      <text:p text:style-name="P4">
Type: Article</text:p>
      <!--METADATA-->
      <text:p text:style-name="P4">
<draw:frame draw:style-name="fr1" draw:name="Image117" text:anchor-type="as-char" svg:width="6.9236in" svg:height="3.956343in" draw:z-index="0">
<draw:image xlink:href="../Images/yкринформ/2023-05-13T11-37-00-03-00/630_360_1667562981-965.jpg" xlink:type="simple" xlink:show="embed" xlink:actuate="onLoad" draw:mime-type="image/jpeg"/>
</draw:frame>
 російськізагарбники завдали близько 15 ударів по центру міста Гуляйполе Запорізькоїобласті, внаслідок чого постраждав чоловік.</text:p>
      <text:p text:style-name="P4">
Про це керівник Офісу Президента Андрій Єрмак повідомив у <text:a xlink:type="simple" xlink:href="https://t.me/ermaka2022/2642" text:style-name="Internet_20_link" text:visited-style-name="Visited_20_Internet_20_Link">
</text:a>
 , передає Укрінформ.</text:p>
      <text:p text:style-name="P4">
"росіяни вдарили по Гуляйполю в Запорізькій області. Було близько 15“прильотів” по центру міста. Відомо, що постраждав чоловік", - написав він.</text:p>
      <text:p text:style-name="P4">
<text:span text:style-name="T4">
Читайте також:</text:span>
 <text:a xlink:type="simple" xlink:href="https://www.ukrinform.ua/rubric-regions/3708630-rosijska-armia-za-dobu-atakuvala-11-regioniv-ukraini-zvedenna-ova.html" text:style-name="Internet_20_link" text:visited-style-name="Visited_20_Internet_20_Link">
 <text:span text:style-name="T4">
ОВА</text:span>
 </text:a>
</text:p>
      <text:p text:style-name="P4">
Як повідомляв Укрінформ, за словами голови Запорізької обласної військовоїадміністрації Юрія Малашка, росіяни за добу <text:a xlink:type="simple" xlink:href="https://www.ukrinform.ua/rubric-regions/3708597-rosiani-za-dobu-zavdali-87-udariv-po-zaporizkij-oblasti.html" text:style-name="Internet_20_link" text:visited-style-name="Visited_20_Internet_20_Link">
</text:a>
 , під обстрілами опинились 20населених пунктів.</text:p>
      <text:p text:style-name="P4">
Source: <text:a xlink:type="simple" xlink:href="https://www.ukrinform.ua/rubric-ato/3708663-rosiani-zavdali-blizko-15-udariv-po-gulajpolu-postrazdav-civilnij.html" text:style-name="Internet_20_link" text:visited-style-name="Visited_20_Internet_20_Link">
https://www.ukrinform.ua/rubric-ato/3708663-rosiani-zavdali-blizko-15-udariv-po-gulajpolu-postrazdav-civilnij.html</text:a>
</text:p>
      <!--NEWS-->
      <text:h text:style-name="P10" text:outline-level="1">
<text:span text:style-name="T4">
Японія передасть Україні енергообладнання на $40 мільйонів</text:span>
</text:h>
      <text:p text:style-name="P4">
Authors: Ukrinform (Person)</text:p>
      <text:p text:style-name="P4">
Publisher: Укринформ (Organization)</text:p>
      <text:p text:style-name="P4">
Published Time: 2023-05-13T11:39:00+03:00</text:p>
      <text:p text:style-name="P4">
Modified Time: 2023-05-13T11:39:00+03:00</text:p>
      <text:p text:style-name="P4">
Description: У рамках Програми екстреного відновлення, що впроваджується згідно з Грантовою угодою між урядом України та Японським агентством міжнародного співробітництва, для НЕК “Укренерго” буде передано обладнання для підстанцій на суму 5,135 млрд японських єн. — Укрінформ.</text:p>
      <text:p text:style-name="P4">
Images: ["<text:a xlink:type="simple" xlink:href="https://static.ukrinform.com/photos/2018_10/thumb_files/630_360_1540287538-987.jpg" text:style-name="Internet_20_link" text:visited-style-name="Visited_20_Internet_20_Link">
630_360_15402...</text:a>
"]</text:p>
      <text:p text:style-name="P4">
Tags: ['Японія', 'Україна', 'Укренерго', 'допомога']</text:p>
      <text:p text:style-name="P4">
Type: Article</text:p>
      <!--METADATA-->
      <text:p text:style-name="P4">
<draw:frame draw:style-name="fr1" draw:name="Image118" text:anchor-type="as-char" svg:width="6.9236in" svg:height="3.956343in" draw:z-index="0">
<draw:image xlink:href="../Images/yкринформ/2023-05-13T11-39-00-03-00/630_360_1540287538-987.jpg" xlink:type="simple" xlink:show="embed" xlink:actuate="onLoad" draw:mime-type="image/jpeg"/>
</draw:frame>
 У рамкахПрограми екстреного відновлення, що впроваджується згідно з Грантовою угодоюміж урядом України та Японським агентством міжнародного співробітництва, дляНЕК “Укренерго” буде передано обладнання для підстанцій на суму 5,135 млрдяпонських єн.</text:p>
      <text:p text:style-name="P4">
Як передає Укрінформ, про це НЕК “Укренерго” повідомляє у <text:a xlink:type="simple" xlink:href="https://t.me/Ukrenergo/2085" text:style-name="Internet_20_link" text:visited-style-name="Visited_20_Internet_20_Link">
</text:a>
</text:p>
      <text:p text:style-name="P4">
“Міжнародні друзі й партнери підтримували Укренерго під час важкої зими іподолання наслідків ракетних атак, а зараз - допомагають системно ремонтуватипошкоджене росіянами й готуватися до наступного опалювального сезону. Великийпакет довготривалої допомоги на підтримку енергосистеми надав уряд <text:a xlink:type="simple" xlink:href="https://www.ukrinform.ua/tag-aponia" text:style-name="Internet_20_link" text:visited-style-name="Visited_20_Internet_20_Link">
</text:a>
 ”, - зауважили в компанії.</text:p>
      <text:p text:style-name="P4">
Для Укренерго буде закуплено та передано обладнання для підстанцій на суму5,135 млрд японських єн (близько 40 млн доларів США).</text:p>
      <text:p text:style-name="P4">
За попередніми даними, згідно з планом закупівель, початок поставок обладнанняпланується на другу половину 2023 року і триватиме до 2025 року залежно відтермінів виготовлення устаткування.</text:p>
      <text:p text:style-name="P4">
<text:span text:style-name="T4">
Читайте також:</text:span>
 <text:a xlink:type="simple" xlink:href="https://www.ukrinform.ua/rubric-society/3707729-usaid-peredalo-665-generatoriv-dla-potreb-teplokomunenergo-i-socialnoi-sferi.html" text:style-name="Internet_20_link" text:visited-style-name="Visited_20_Internet_20_Link">
 </text:a>
</text:p>
      <text:p text:style-name="P4">
Як повідомили в Укренерго, “закупівля обладнання - це вже другий етап унаданні Японією допомоги українській енергетиці. На першому етапі Укренергоотримало від JICA понад 30 генераторів, які для наших підстанцій єстрахувальним механізмом на випадок поновлення масованих обстрілів. Занормальних умов підстанція отримує електрику для власних потреб із мережіобленерго, однак через обстріли зв’язок із мережею може порушитися. У такомувипадку генератор забезпечує живлення власних потреб, доки енергетикивідновлюватимуть зв’язок підстанції з мережею”.</text:p>
      <text:p text:style-name="P4">
<text:span text:style-name="T4">
Читайте також:</text:span>
 <text:a xlink:type="simple" xlink:href="https://www.ukrinform.ua/rubric-vidbudova/3708041-aponia-moze-buti-garnim-zrazkom-dla-povoennoi-vidbudovi-ukraini-glava-mzs-polsi.html" text:style-name="Internet_20_link" text:visited-style-name="Visited_20_Internet_20_Link">
 <text:span text:style-name="T4">
Японія</text:span>
 </text:a>
</text:p>
      <text:p text:style-name="P4">
Грантова угода на загальну суму 22,44 млрд японських єн (близько 170 млндоларів) була підписана урядом України та Japan International CooperationAgency у березні 2023 року для фінансування Програми екстреного відновленняУкраїни. Ці кошти спрямовуються, зокрема на закупівлю енергетичногообладнання, а також підтримку сектора водопостачання й водовідведення.</text:p>
      <text:p text:style-name="P4">
Як повідомлялося, JICA - японське урядове агентство, яке координує офіційнудопомогу Японії іншим країнам. В Україні регіональний офіс JICA працює з 2017року.</text:p>
      <text:p text:style-name="P4">
Source: <text:a xlink:type="simple" xlink:href="https://www.ukrinform.ua/rubric-vidbudova/3708667-aponia-peredast-ukraini-energoobladnanna-na-40-miljoniv.html" text:style-name="Internet_20_link" text:visited-style-name="Visited_20_Internet_20_Link">
https://www.ukrinform.ua/rubric-vidbudova/3708667-aponia-peredast-ukraini-energoobladnanna-na-40-miljoniv.html</text:a>
</text:p>
      <!--NEWS-->
      <text:h text:style-name="P10" text:outline-level="1">
<text:span text:style-name="T4">
Зеленський прибув із візитом до Італії</text:span>
</text:h>
      <text:p text:style-name="P4">
Authors: Ukrinform (Person)</text:p>
      <text:p text:style-name="P4">
Publisher: Укринформ (Organization)</text:p>
      <text:p text:style-name="P4">
Published Time: 2023-05-13T11:42:00+03:00</text:p>
      <text:p text:style-name="P4">
Modified Time: 2023-05-13T11:42:00+03:00</text:p>
      <text:p text:style-name="P4">
Description: Президент України Володимир Зеленський прибув до Італії для зустрічі з Президентом країни Серджо Маттареллою, Премʼєр-міністром Джорджею Мелоні та Папою Римським Франциском.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Італія', 'Папа Франциск', 'Зеленський']</text:p>
      <text:p text:style-name="P4">
Type: Article</text:p>
      <!--METADATA-->
      <text:p text:style-name="P4">
<draw:frame draw:style-name="fr1" draw:name="Image119" text:anchor-type="as-char" svg:width="6.9236in" svg:height="3.956343in" draw:z-index="0">
<draw:image xlink:href="../Images/yкринформ/2023-05-13T11-42-00-03-00/630_360_1679682020-565.jpeg" xlink:type="simple" xlink:show="embed" xlink:actuate="onLoad" draw:mime-type="image/jpeg"/>
</draw:frame>
 ПрезидентУкраїни Володимир Зеленський прибув до Італії для зустрічі з Президентомкраїни Серджо Маттареллою, Премʼєр-міністром Джорджею Мелоні та Папою РимськимФранциском.</text:p>
      <text:p text:style-name="P4">
Про це Володимир Зеленський повідомив у <text:a xlink:type="simple" xlink:href="https://t.me/V_Zelenskiy_official/6213" text:style-name="Internet_20_link" text:visited-style-name="Visited_20_Internet_20_Link">
</text:a>
 , передає Укрінформ.</text:p>
      <text:p text:style-name="P4">
"Рим. Зустрічі з Президентом Італії Серджо Маттареллою, Премʼєр-міністромДжорджею Мелоні та Папою Римським Франциском", - написав він.</text:p>
      <text:p text:style-name="P4">
Президент підкреслив, що це - важливий візит для перемоги України.</text:p>
      <text:p text:style-name="P4">
<text:span text:style-name="T4">
Читайте також:</text:span>
 <text:a xlink:type="simple" xlink:href="https://www.ukrinform.ua/rubric-diaspora/3704530-v-italii-vidbulisa-tri-prosi-za-mir-v-ukraini.html" text:style-name="Internet_20_link" text:visited-style-name="Visited_20_Internet_20_Link">
 <text:span text:style-name="T4">
Італі</text:span>
 </text:a>
</text:p>
      <text:p text:style-name="P4">
Як повдіомляв Укрінформ, на початку травня керівник Офісу Президента АндрійЄрмак обговорив з міністром підприємств і виробництва Італії Адольфо Урсопродовження підтримки Україні.</text:p>
      <text:p text:style-name="P4">
Source: <text:a xlink:type="simple" xlink:href="https://www.ukrinform.ua/rubric-polytics/3708665-zelenskij-pribuv-iz-vizitom-do-italii.html" text:style-name="Internet_20_link" text:visited-style-name="Visited_20_Internet_20_Link">
https://www.ukrinform.ua/rubric-polytics/3708665-zelenskij-pribuv-iz-vizitom-do-italii.html</text:a>
</text:p>
      <!--NEWS-->
      <text:h text:style-name="P10" text:outline-level="1">
<text:span text:style-name="T4">
У США хочуть відкликати 67 мільйонів авто через несправність подушок безпеки</text:span>
</text:h>
      <text:p text:style-name="P4">
Authors: Ukrinform (Person)</text:p>
      <text:p text:style-name="P4">
Publisher: Укринформ (Organization)</text:p>
      <text:p text:style-name="P4">
Published Time: 2023-05-13T11:50:16+03:00</text:p>
      <text:p text:style-name="P4">
Modified Time: 2023-05-13T11:50:16+03:00</text:p>
      <text:p text:style-name="P4">
Description: Національна адміністрація безпеки дорожнього руху США (NHTSA) вимагає відкликати 67 мільйонів автомобілів через проблеми подушок безпеки. — Укрінформ.</text:p>
      <text:p text:style-name="P4">
Images: ["<text:a xlink:type="simple" xlink:href="https://static.ukrinform.com/photos/2017_10/thumb_files/630_360_1508221968-7177.jpg" text:style-name="Internet_20_link" text:visited-style-name="Visited_20_Internet_20_Link">
630_360_15082...</text:a>
"]</text:p>
      <text:p text:style-name="P4">
Tags: ['Автомобіль', 'США', 'Tesla']</text:p>
      <text:p text:style-name="P4">
Type: Article</text:p>
      <!--METADATA-->
      <text:p text:style-name="P4">
<draw:frame draw:style-name="fr1" draw:name="Image120" text:anchor-type="as-char" svg:width="6.9236in" svg:height="3.956343in" draw:z-index="0">
<draw:image xlink:href="../Images/yкринформ/2023-05-13T11-50-16-03-00/630_360_1508221968-7177.jpg" xlink:type="simple" xlink:show="embed" xlink:actuate="onLoad" draw:mime-type="image/jpeg"/>
</draw:frame>
Національна адміністрація безпеки дорожнього руху США (NHTSA) вимагаєвідкликати 67 мільйонів автомобілів через проблеми подушок безпеки.</text:p>
      <text:p text:style-name="P4">
Як передає Укрінформ, про це повідомляє <text:a xlink:type="simple" xlink:href="https://www.reuters.com/business/autos-transportation/us-demands-recall-67-million-air-bag-inflators-2023-05-12/" text:style-name="Internet_20_link" text:visited-style-name="Visited_20_Internet_20_Link">
</text:a>
</text:p>
      <text:p text:style-name="P4">
Агентство з автомобільної безпеки заявило, що надувні пристрої створюютьнеобґрунтований ризик смерті або травмування.</text:p>
      <text:p text:style-name="P4">
"Надувачі подушок безпеки, які викидають металеві фрагменти на пасажирівтранспортного засобу, замість того, щоб належним чином надути прикріпленуподушку безпеки, створюють необґрунтований ризик смерті й травм", -підкреслюють у NHTSA.</text:p>
      <text:p text:style-name="P4">
<text:span text:style-name="T4">
Читайте також:</text:span>
 <text:a xlink:type="simple" xlink:href="https://www.ukrinform.ua/rubric-technology/3705961-u-ssa-predstavili-minirobota-dla-zaradki-elektrokariv.html" text:style-name="Internet_20_link" text:visited-style-name="Visited_20_Internet_20_Link">
 </text:a>
</text:p>
      <text:p text:style-name="P4">
Надувачі подушок безпеки ARC використовуються в автомобілях General Motors,Stellantis , BMW, Hyundai Motor, Kia Corp та інших транспортних засобах.</text:p>
      <text:p text:style-name="P4">
У п'ятницю GM погодився відкликати майже 1 мільйон автомобілів з надувачамиподушок безпеки ARC після того, як у березні розрив надувача призвів до травмиобличчя водія.</text:p>
      <text:p text:style-name="P4">
Як повідомляв Укрінформ, <text:a xlink:type="simple" xlink:href="https://www.ukrinform.ua/rubric-technology/3708599-tesla-vidklice-z-kitajskogo-rinku-ponad-11-miljona-avtomobiliv.html" text:style-name="Internet_20_link" text:visited-style-name="Visited_20_Internet_20_Link">
 </text:a>
 з 19 травня відкличе з китайського ринку понад 1,1 млнавтотранспортних засобів через збій у програмному забезпеченні.</text:p>
      <text:p text:style-name="P4">
Source: <text:a xlink:type="simple" xlink:href="https://www.ukrinform.ua/rubric-world/3708668-u-ssa-hocut-vidklikati-67-miljoniv-avto-cerez-nespravnist-podusok-bezpeki.html" text:style-name="Internet_20_link" text:visited-style-name="Visited_20_Internet_20_Link">
https://www.ukrinform.ua/rubric-world/3708668-u-ssa-hocut-vidklikati-67-miljoniv-avto-cerez-nespravnist-podusok-bezpeki.html</text:a>
</text:p>
      <!--NEWS-->
      <text:h text:style-name="P10" text:outline-level="1">
<text:span text:style-name="T4">
President Zelensky met with Pope Francis</text:span>
</text:h>
      <text:p text:style-name="P4">
Authors: liveuamap (Language: en)</text:p>
      <text:p text:style-name="P4">
Time: 2023-05-13T11:56:43</text:p>
      <text:p text:style-name="P4">
Location: Rome, Italy (Latitude:41.9024 Longtitude:12.45008)</text:p>
      <text:p text:style-name="P4">
Videos: []</text:p>
      <text:p text:style-name="P4">
Images: ["<text:a xlink:type="simple" xlink:href="https://liveuamap.com/pics/2023/05/13/22562580_0.jpg" text:style-name="Internet_20_link" text:visited-style-name="Visited_20_Internet_20_Link">
22562580_0.jpg</text:a>
", "<text:a xlink:type="simple" xlink:href="https://liveuamap.com/pics/2023/05/13/22562580_1.jpg" text:style-name="Internet_20_link" text:visited-style-name="Visited_20_Internet_20_Link">
22562580_1.jpg</text:a>
", "<text:a xlink:type="simple" xlink:href="https://liveuamap.com/pics/2023/05/13/22562580_2.jpg" text:style-name="Internet_20_link" text:visited-style-name="Visited_20_Internet_20_Link">
22562580_2.jpg</text:a>
"]</text:p>
      <text:p text:style-name="P4">
Tags: ["Europe", "Italy"]</text:p>
      <text:p text:style-name="P4">
ID: 22562580</text:p>
      <!--METADATA-->
      <text:p text:style-name="P4">
President Zelensky met with Pope Francis</text:p>
      <text:p text:style-name="P4">
<draw:frame draw:style-name="fr1" draw:name="Image121" text:anchor-type="as-char" svg:width="6.9236in" svg:height="4.612849in" draw:z-index="0">
<draw:image xlink:href="../Images/liveuamap/2023-05-13T11-56-43/22562580_0.jpg" xlink:type="simple" xlink:show="embed" xlink:actuate="onLoad" draw:mime-type="image/jpeg"/>
</draw:frame>
<draw:frame draw:style-name="fr1" draw:name="Image122" text:anchor-type="as-char" svg:width="6.6625in" svg:height="10.0in" draw:z-index="0">
<draw:image xlink:href="../Images/liveuamap/2023-05-13T11-56-43/22562580_1.jpg" xlink:type="simple" xlink:show="embed" xlink:actuate="onLoad" draw:mime-type="image/jpeg"/>
</draw:frame>
<draw:frame draw:style-name="fr1" draw:name="Image123" text:anchor-type="as-char" svg:width="6.9236in" svg:height="4.612849in" draw:z-index="0">
<draw:image xlink:href="../Images/liveuamap/2023-05-13T11-56-43/22562580_2.jpg" xlink:type="simple" xlink:show="embed" xlink:actuate="onLoad" draw:mime-type="image/jpeg"/>
</draw:frame>
</text:p>
      <text:p text:style-name="P4">
News Collection Link: <text:a xlink:type="simple" xlink:href="https://liveuamap.com/en/2023/13-may-president-zelensky-met-with-pope-francis-" text:style-name="Internet_20_link" text:visited-style-name="Visited_20_Internet_20_Link">
https://liveuamap.com/en/2023/13-may-president-zelensky-met-with-pope-francis-</text:a>
</text:p>
      <text:p text:style-name="P4">
Source: <text:a xlink:type="simple" xlink:href="https://t.me/kozytskyy_maksym_official/8198" text:style-name="Internet_20_link" text:visited-style-name="Visited_20_Internet_20_Link">
https://t.me/kozytskyy_maksym_official/8198</text:a>
</text:p>
      <!--NEWS-->
      <text:h text:style-name="P10" text:outline-level="1">
<text:span text:style-name="T4">
«Суботній розігрів»: у Луганську пролунав вибух</text:span>
</text:h>
      <text:p text:style-name="P4">
Authors: Ukrinform (Person)</text:p>
      <text:p text:style-name="P4">
Publisher: Укринформ (Organization)</text:p>
      <text:p text:style-name="P4">
Published Time: 2023-05-13T12:03:00+03:00</text:p>
      <text:p text:style-name="P4">
Modified Time: 2023-05-13T12:03:00+03:00</text:p>
      <text:p text:style-name="P4">
Description: У тимчасово окупованому Луганську відучора лунають вибухи: прилітає у скупчення російської техніки та пальне. — Укрінформ.</text:p>
      <text:p text:style-name="P4">
Images: ["<text:a xlink:type="simple" xlink:href="https://static.ukrinform.com/photos/2023_02/thumb_files/630_360_1677569405-698.jpg" text:style-name="Internet_20_link" text:visited-style-name="Visited_20_Internet_20_Link">
630_360_16775...</text:a>
"]</text:p>
      <text:p text:style-name="P4">
Tags: ['Луганськ', 'Війна з росією', 'Єдині новини']</text:p>
      <text:p text:style-name="P4">
Type: Article</text:p>
      <!--METADATA-->
      <text:p text:style-name="P4">
<draw:frame draw:style-name="fr1" draw:name="Image124" text:anchor-type="as-char" svg:width="6.9236in" svg:height="3.956343in" draw:z-index="0">
<draw:image xlink:href="../Images/yкринформ/2023-05-13T12-03-00-03-00/630_360_1677569405-698.jpg" xlink:type="simple" xlink:show="embed" xlink:actuate="onLoad" draw:mime-type="image/jpeg"/>
</draw:frame>
 Утимчасово окупованому Луганську відучора лунають вибухи: прилітає у скупченняросійської техніки та пальне.</text:p>
      <text:p text:style-name="P4">
Про це повідомив в ефірі телемарафону "Єдині новини" Офіцер бригади Луганськоїтероборони ЗСУ Сергій Шакун, передає Укрінформ.</text:p>
      <text:p text:style-name="P4">
"Вчора в Луганську вони (окупанти - ред.) чекали салюту. А салют зробили їмЗбройні Сили України. Мені повідомили о 18.45 майже, що в Луганську прогримілодва вибухи. Потім подзвонили друзі (...) і кажуть, що були вибухи упромисловій зоні у сторону Краснодона. І там, де було скупчення російськоїтехніки, пальне. Вчора ще й по центру Луганська прилетіло. А буквально осьсьогодні подзвонили і сказали, що розігрів у суботу вже почався, ще одне щосьприлетіло на Луганськ", - розповів офіцер.</text:p>
      <text:p text:style-name="P4">
<text:span text:style-name="T4">
Читайте також:</text:span>
 <text:a xlink:type="simple" xlink:href="https://www.ukrinform.ua/rubric-regions/3708546-pid-cas-bavovni-u-lugansku-buv-poranenij-deputat-rosijskoi-dumi-zmi.html" text:style-name="Internet_20_link" text:visited-style-name="Visited_20_Internet_20_Link">
 <text:span text:style-name="T4">
Луганськ</text:span>
 </text:a>
</text:p>
      <text:p text:style-name="P4">
За словами Шакуна, учора російські загарбники сподівалися "відсвяткувати" вЛуганську річницю від проведення псевдореферендуму, за допомогою якого вонихотіли легітимізувати російську окупацію Луганщини.</text:p>
      <text:p text:style-name="P4">
Раніше повідомлялося, що з ряду тимчасово окупованих населених пунктівЛуганщини колаборанти готуються евакуюватися самі та вивезти техніку йдокументи.</text:p>
      <text:p text:style-name="P4">
Фото: Олександр Гіманов, ілюстративне</text:p>
      <text:p text:style-name="P4">
Source: <text:a xlink:type="simple" xlink:href="https://www.ukrinform.ua/rubric-ato/3708674-subotnij-rozigriv-u-lugansku-prolunav-vibuh.html" text:style-name="Internet_20_link" text:visited-style-name="Visited_20_Internet_20_Link">
https://www.ukrinform.ua/rubric-ato/3708674-subotnij-rozigriv-u-lugansku-prolunav-vibuh.html</text:a>
</text:p>
      <!--NEWS-->
      <text:h text:style-name="P10" text:outline-level="1">
<text:span text:style-name="T4">
На Чернігівщині прикордонники знищили Shahed</text:span>
</text:h>
      <text:p text:style-name="P4">
Authors: Ukrinform (Person)</text:p>
      <text:p text:style-name="P4">
Publisher: Укринформ (Organization)</text:p>
      <text:p text:style-name="P4">
Published Time: 2023-05-13T12:20:00+03:00</text:p>
      <text:p text:style-name="P4">
Modified Time: 2023-05-13T12:20:00+03:00</text:p>
      <text:p text:style-name="P4">
Description: Уночі 13 травня прикордонники знищили у Чернігівській області ворожий БпЛА іранського виробництва Shahed-136/131. — Укрінформ.</text:p>
      <text:p text:style-name="P4">
Images: ["<text:a xlink:type="simple" xlink:href="https://static.ukrinform.com/photos/2023_05/thumb_files/630_360_1683969144-624.jpg" text:style-name="Internet_20_link" text:visited-style-name="Visited_20_Internet_20_Link">
630_360_16839...</text:a>
", "<text:a xlink:type="simple" xlink:href="https://static.ukrinform.com/photos/2023_05/1683969144-417.jpg" text:style-name="Internet_20_link" text:visited-style-name="Visited_20_Internet_20_Link">
1683969144-41...</text:a>
"]</text:p>
      <text:p text:style-name="P4">
Tags: ['Прикордонники', 'Чернігівщина', 'Дрон', 'Війна з росією']</text:p>
      <text:p text:style-name="P4">
Type: Article</text:p>
      <!--METADATA-->
      <text:p text:style-name="P4">
<draw:frame draw:style-name="fr1" draw:name="Image125" text:anchor-type="as-char" svg:width="6.9236in" svg:height="3.956343in" draw:z-index="0">
<draw:image xlink:href="../Images/yкринформ/2023-05-13T12-20-00-03-00/630_360_1683969144-624.jpg" xlink:type="simple" xlink:show="embed" xlink:actuate="onLoad" draw:mime-type="image/jpeg"/>
</draw:frame>
 Уночі 13травня прикордонники знищили у Чернігівській області ворожий БпЛА іранськоговиробництва Shahed-136/131.</text:p>
      <text:p text:style-name="P4">
Як передає Укрінформ, про це Оперативне командування “Північ” повідомляє у <text:a xlink:type="simple" xlink:href="https://t.me/ok_pivnich1/2604" text:style-name="Internet_20_link" text:visited-style-name="Visited_20_Internet_20_Link">
</text:a>
</text:p>
      <text:p text:style-name="P4">
“Близько 01:28 13 травня військовослужбовці 105 прикордонного загону знищилина Чернігівщині ворожий <text:a xlink:type="simple" xlink:href="https://www.ukrinform.ua/tag-bezpilotnik" text:style-name="Internet_20_link" text:visited-style-name="Visited_20_Internet_20_Link">
 </text:a>
“Герань-2”, так званий “Шахед”, - ідеться у повідомленні.</text:p>
      <text:p text:style-name="P4">
<draw:frame draw:style-name="fr1" draw:name="Image126" text:anchor-type="as-char" svg:width="6.9236in" svg:height="5.1927in" draw:z-index="0">
<draw:image xlink:href="../Images/yкринформ/2023-05-13T12-20-00-03-00/1683969144-417.jpg" xlink:type="simple" xlink:show="embed" xlink:actuate="onLoad" draw:mime-type="image/jpeg"/>
</draw:frame>
</text:p>
      <text:p text:style-name="P4">
<text:span text:style-name="T4">
Читайте також:</text:span>
 <text:a xlink:type="simple" xlink:href="https://www.ukrinform.ua/rubric-ato/3708657-po-teritorii-hmelniccini-vlucili-cotiri-vorozi-droni-ignat.html" text:style-name="Internet_20_link" text:visited-style-name="Visited_20_Internet_20_Link">
 <text:span text:style-name="T4">
дрон</text:span>
 </text:a>
</text:p>
      <text:p text:style-name="P4">
Як повідомляв Укрінформ, з опівночі 13 травня Сили оборони України знищили <text:a xlink:type="simple" xlink:href="https://www.ukrinform.ua/rubric-ato/3708605-ppo-vnoci-znisila-17-droniv-tipu-shahed-povitrani-sili.html" text:style-name="Internet_20_link" text:visited-style-name="Visited_20_Internet_20_Link">
</text:a>
 іранського виробництва Shahed-136/131.</text:p>
      <text:p text:style-name="P4">
Source: <text:a xlink:type="simple" xlink:href="https://www.ukrinform.ua/rubric-ato/3708676-na-cernigivsini-prikordonniki-znisili-vnoci-odin-shahed.html" text:style-name="Internet_20_link" text:visited-style-name="Visited_20_Internet_20_Link">
https://www.ukrinform.ua/rubric-ato/3708676-na-cernigivsini-prikordonniki-znisili-vnoci-odin-shahed.html</text:a>
</text:p>
      <!--NEWS-->
      <text:h text:style-name="P10" text:outline-level="1">
<text:span text:style-name="T4">
США після захоплення Іраном танкерів посилюють оборону в Перській затоці</text:span>
</text:h>
      <text:p text:style-name="P4">
Authors: Ukrinform (Person)</text:p>
      <text:p text:style-name="P4">
Publisher: Укринформ (Organization)</text:p>
      <text:p text:style-name="P4">
Published Time: 2023-05-13T12:36:00+03:00</text:p>
      <text:p text:style-name="P4">
Modified Time: 2023-05-13T12:36:00+03:00</text:p>
      <text:p text:style-name="P4">
Description: Американські військові працюватимуть над зміцненням обороноздатності в регіоні Перської затоки після захоплення Іраном комерційних суден і переслідувань в останні місяці. — Укрінформ.</text:p>
      <text:p text:style-name="P4">
Images: ["<text:a xlink:type="simple" xlink:href="https://static.ukrinform.com/photos/2021_04/thumb_files/630_360_1619581362-947.jpg" text:style-name="Internet_20_link" text:visited-style-name="Visited_20_Internet_20_Link">
630_360_16195...</text:a>
"]</text:p>
      <text:p text:style-name="P4">
Tags: ['Іран', 'США', 'Перська затока', 'танкер']</text:p>
      <text:p text:style-name="P4">
Type: Article</text:p>
      <!--METADATA-->
      <text:p text:style-name="P4">
<draw:frame draw:style-name="fr1" draw:name="Image127" text:anchor-type="as-char" svg:width="6.9236in" svg:height="3.956343in" draw:z-index="0">
<draw:image xlink:href="../Images/yкринформ/2023-05-13T12-36-00-03-00/630_360_1619581362-947.jpg" xlink:type="simple" xlink:show="embed" xlink:actuate="onLoad" draw:mime-type="image/jpeg"/>
</draw:frame>
Американські військові працюватимуть над зміцненням обороноздатності в регіоніПерської затоки після захоплення Іраном комерційних суден і переслідувань востанні місяці.</text:p>
      <text:p text:style-name="P4">
Про це повідомляє <text:a xlink:type="simple" xlink:href="https://www.reuters.com/world/pentagon-bolster-defensive-posture-gulf-white-house-2023-05-12/" text:style-name="Internet_20_link" text:visited-style-name="Visited_20_Internet_20_Link">
 </text:a>
 із посиланням на заявуамериканських офіційних осіб, передає Укрінформ.</text:p>
      <text:p text:style-name="P4">
За їх словами, протягом двох останніх років Іран переслідував, атакував абовтручався в права судноплавства 15 торгових судів під міжнародним прапором.</text:p>
      <text:p text:style-name="P4">
"Міністерство оборони зробить низку кроків для зміцнення нашої оборонноїпозиції в Перській затоці", - заявив на брифінгу речник Білого дому ДжонКірбі.</text:p>
      <text:p text:style-name="P4">
Він додав, що найближчими тижнями буде зроблена спроба "посилити координацію іоперативну сумісність" з союзниками в Ормузькій протоці.</text:p>
      <text:p text:style-name="P4">
<text:span text:style-name="T4">
Читайте також:</text:span>
 <text:a xlink:type="simple" xlink:href="https://www.ukrinform.ua/rubric-world/3702639-ssa-konfiskuvali-iransku-naftu-tegeran-u-vidpovid-zahopiv-tanker-u-perskij-zatoci.html" text:style-name="Internet_20_link" text:visited-style-name="Visited_20_Internet_20_Link">
 </text:a>
</text:p>
      <text:p text:style-name="P4">
Повідомляється, що П'ятий флот ВМС США працює з регіональними союзниками надзбільшенням ротації кораблів і літаків, що патрулюють Ормузьку протоку.</text:p>
      <text:p text:style-name="P4">
"Безпідставне, безвідповідальне і незаконне захоплення і переслідуванняторгових суден Іраном має припинитися", - йдеться в заяві командувача П'ятогофлоту віце-адмірала Бреда Купера.</text:p>
      <text:p text:style-name="P4">
Як повідомляв Укрінформ, <text:a xlink:type="simple" xlink:href="https://www.ukrinform.ua/rubric-world/3704177-iran-zahopiv-drugij-za-tizden-naftovij-tanker-u-perskij-zatoci-vms-ssa.html" text:style-name="Internet_20_link" text:visited-style-name="Visited_20_Internet_20_Link">
 </text:a>
 у водах Перської затоки біля узбережжя Оману.</text:p>
      <text:p text:style-name="P4">
Source: <text:a xlink:type="simple" xlink:href="https://www.ukrinform.ua/rubric-world/3708684-ssa-posilat-oboronu-v-perskij-zatoci-pisla-zahoplenna-iranom-tankeriv.html" text:style-name="Internet_20_link" text:visited-style-name="Visited_20_Internet_20_Link">
https://www.ukrinform.ua/rubric-world/3708684-ssa-posilat-oboronu-v-perskij-zatoci-pisla-zahoplenna-iranom-tankeriv.html</text:a>
</text:p>
      <!--NEWS-->
      <text:h text:style-name="P10" text:outline-level="1">
<text:span text:style-name="T4">
У Баку відкрили Стіну Пам'яті полеглих захисників України</text:span>
</text:h>
      <text:p text:style-name="P4">
Authors: Ukrinform (Person)</text:p>
      <text:p text:style-name="P4">
Publisher: Укринформ (Organization)</text:p>
      <text:p text:style-name="P4">
Published Time: 2023-05-13T12:56:00+03:00</text:p>
      <text:p text:style-name="P4">
Modified Time: 2023-05-13T12:56:00+03:00</text:p>
      <text:p text:style-name="P4">
Description: У столиці Азербайджану Баку відбулося відкриття Стіни Пам'яті полеглих захисників України. На сьогодні відомі прізвища 26 азербайджанських героїв, які загинули, визволяючи українську землю від російських окупантів. — Укрінформ.</text:p>
      <text:p text:style-name="P4">
Images: ["<text:a xlink:type="simple" xlink:href="https://static.ukrinform.com/photos/2023_05/thumb_files/630_360_1683972252-247.jpg" text:style-name="Internet_20_link" text:visited-style-name="Visited_20_Internet_20_Link">
630_360_16839...</text:a>
", "<text:a xlink:type="simple" xlink:href="https://static.ukrinform.com/photos/2023_05/1683972252-381.jpg" text:style-name="Internet_20_link" text:visited-style-name="Visited_20_Internet_20_Link">
1683972252-38...</text:a>
", "<text:a xlink:type="simple" xlink:href="https://static.ukrinform.com/photos/2023_05/1683972251-879.jpg" text:style-name="Internet_20_link" text:visited-style-name="Visited_20_Internet_20_Link">
1683972251-87...</text:a>
", "<text:a xlink:type="simple" xlink:href="https://static.ukrinform.com/photos/2023_05/1683972252-653.jpg" text:style-name="Internet_20_link" text:visited-style-name="Visited_20_Internet_20_Link">
1683972252-65...</text:a>
", "<text:a xlink:type="simple" xlink:href="https://static.ukrinform.com/photos/2023_05/1683972251-428.jpg" text:style-name="Internet_20_link" text:visited-style-name="Visited_20_Internet_20_Link">
1683972251-42...</text:a>
"]</text:p>
      <text:p text:style-name="P4">
Tags: ['Азербайджан', 'Війна з росією']</text:p>
      <text:p text:style-name="P4">
Type: Article</text:p>
      <!--METADATA-->
      <text:p text:style-name="P4">
<draw:frame draw:style-name="fr1" draw:name="Image128" text:anchor-type="as-char" svg:width="6.9236in" svg:height="3.956343in" draw:z-index="0">
<draw:image xlink:href="../Images/yкринформ/2023-05-13T12-56-00-03-00/630_360_1683972252-247.jpg" xlink:type="simple" xlink:show="embed" xlink:actuate="onLoad" draw:mime-type="image/jpeg"/>
</draw:frame>
 У столиціАзербайджану Баку відбулося відкриття Стіни Пам'яті полеглих захисниківУкраїни. На сьогодні відомі прізвища 26 азербайджанських героїв, які загинули,визволяючи українську землю від російських окупантів.</text:p>
      <text:p text:style-name="P4">
Про це повідомляє <text:a xlink:type="simple" xlink:href="https://report.az/ru/vneshnyaya-politika/v-baku-sostoyalos-otkrytie-steny-pamyati-pavshih-zashitnikov-ukrainy/" text:style-name="Internet_20_link" text:visited-style-name="Visited_20_Internet_20_Link">
 </text:a>
 <text:a xlink:type="simple" xlink:href="https://report.az/ru/vneshnyaya-politika/v-baku-sostoyalos-otkrytie-steny-pamyati-pavshih-zashitnikov-ukrainy/" text:style-name="Internet_20_link" text:visited-style-name="Visited_20_Internet_20_Link">
</text:a>
 із посиланням на посольство України вАзербайджані, передає Укрінформ.</text:p>
      <text:p text:style-name="P4">
У заході, приуроченому до відкриття Стіни Пам'яті полеглих захисників України,взяли участь сім'ї загиблих героїв, а також представники посольства України,української діаспори, інших українських інституцій та спільнот українців вАзербайджані.</text:p>
      <text:p text:style-name="P4">
<draw:frame draw:style-name="fr1" draw:name="Image129" text:anchor-type="as-char" svg:width="6.9236in" svg:height="4.615733in" draw:z-index="0">
<draw:image xlink:href="../Images/yкринформ/2023-05-13T12-56-00-03-00/1683972252-381.jpg" xlink:type="simple" xlink:show="embed" xlink:actuate="onLoad" draw:mime-type="image/jpeg"/>
</draw:frame>
</text:p>
      <text:p text:style-name="P4">
Повідомляється, що у зв'язку з цим посольство України в АзербайджанськійРеспубліці встановлює традицію проведення напередодні Дня Матері щорічнихзустрічей із сім'ями полеглих захисників України.</text:p>
      <text:p text:style-name="P4">
<draw:frame draw:style-name="fr1" draw:name="Image130" text:anchor-type="as-char" svg:width="6.9236in" svg:height="4.532394in" draw:z-index="0">
<draw:image xlink:href="../Images/yкринформ/2023-05-13T12-56-00-03-00/1683972251-879.jpg" xlink:type="simple" xlink:show="embed" xlink:actuate="onLoad" draw:mime-type="image/jpeg"/>
</draw:frame>
</text:p>
      <text:p text:style-name="P4">
"Від початку повномасштабної <text:a xlink:type="simple" xlink:href="https://www.ukrinform.ua/tag-vijna" text:style-name="Internet_20_link" text:visited-style-name="Visited_20_Internet_20_Link">
 </text:a>
 росіїпроти України етнічні азербайджанці, які проживають на території України,рішуче стали на захист суверенітету і територіальної цілісності нашої держави.На сьогоднішній день відомі прізвища 26 азербайджанських героїв, які загинули,визволяючи нашу землю від російських окупантів", - йдеться в повідомленні.</text:p>
      <text:p text:style-name="P4">
<draw:frame draw:style-name="fr1" draw:name="Image131" text:anchor-type="as-char" svg:width="6.9236in" svg:height="4.731127in" draw:z-index="0">
<draw:image xlink:href="../Images/yкринформ/2023-05-13T12-56-00-03-00/1683972252-653.jpg" xlink:type="simple" xlink:show="embed" xlink:actuate="onLoad" draw:mime-type="image/jpeg"/>
</draw:frame>
</text:p>
      <text:p text:style-name="P4">
<text:span text:style-name="T4">
Читайте також:</text:span>
 <text:a xlink:type="simple" xlink:href="https://www.ukrinform.ua/rubric-polytics/3696134-azerbajdzanski-deputati-vidvidaut-ukrainu.html" text:style-name="Internet_20_link" text:visited-style-name="Visited_20_Internet_20_Link">
 <text:span text:style-name="T4">
Азер</text:span>
 </text:a>
</text:p>
      <text:p text:style-name="P4">
Крім того, зазначається, що посольством спільно з Торговим домом України врамках реалізації проєкту "НашіЗахисники" розпочато підготовку зі зборуматеріалів для документального серіалу, побудованого на історіях про загиблихгероїв-азербайджанців, які відстоювали суверенітет і територіальну цілісністьУкраїни.</text:p>
      <text:p text:style-name="P4">
<draw:frame draw:style-name="fr1" draw:name="Image132" text:anchor-type="as-char" svg:width="6.9236in" svg:height="3.788748in" draw:z-index="0">
<draw:image xlink:href="../Images/yкринформ/2023-05-13T12-56-00-03-00/1683972251-428.jpg" xlink:type="simple" xlink:show="embed" xlink:actuate="onLoad" draw:mime-type="image/jpeg"/>
</draw:frame>
</text:p>
      <text:p text:style-name="P4">
Як повідомляв Укрінформ, унаслідок перестрілки військових на кордоні Вірменіїта Азербайджану загинула одна людина, ще четверо отримали поранення.</text:p>
      <text:p text:style-name="P4">
Source: <text:a xlink:type="simple" xlink:href="https://www.ukrinform.ua/rubric-society/3708690-u-baku-vidkrili-stinu-pamati-poleglih-zahisnikiv-ukraini.html" text:style-name="Internet_20_link" text:visited-style-name="Visited_20_Internet_20_Link">
https://www.ukrinform.ua/rubric-society/3708690-u-baku-vidkrili-stinu-pamati-poleglih-zahisnikiv-ukraini.html</text:a>
</text:p>
      <!--NEWS-->
      <text:h text:style-name="P10" text:outline-level="1">
<text:span text:style-name="T4">
Працівники Миколаївського хлібзаводу, який уночі атакували росіяни, уже розвозять свіжий хліб</text:span>
</text:h>
      <text:p text:style-name="P4">
Authors: Ukrinform (Person)</text:p>
      <text:p text:style-name="P4">
Publisher: Укринформ (Organization)</text:p>
      <text:p text:style-name="P4">
Published Time: 2023-05-13T12:59:00+03:00</text:p>
      <text:p text:style-name="P4">
Modified Time: 2023-05-13T12:59:00+03:00</text:p>
      <text:p text:style-name="P4">
Description: Росіяни вночі атакували в Миколаєві хлібзавод, що забезпечує хлібом миколаївців і херсонців, і, попри пошкоджену техніку, на заводі вже випікають свіжий хліб. — Укрінформ.</text:p>
      <text:p text:style-name="P4">
Images: ["<text:a xlink:type="simple" xlink:href="https://static.ukrinform.com/photos/2023_05/thumb_files/630_360_1683971931-503.jpg" text:style-name="Internet_20_link" text:visited-style-name="Visited_20_Internet_20_Link">
630_360_16839...</text:a>
"]</text:p>
      <text:p text:style-name="P4">
Tags: ['Миколаїв', 'Сєнкевич', 'Війна з росією']</text:p>
      <text:p text:style-name="P4">
Type: Article</text:p>
      <!--METADATA-->
      <text:p text:style-name="P4">
<draw:frame draw:style-name="fr1" draw:name="Image133" text:anchor-type="as-char" svg:width="6.9236in" svg:height="3.956343in" draw:z-index="0">
<draw:image xlink:href="../Images/yкринформ/2023-05-13T12-59-00-03-00/630_360_1683971931-503.jpg" xlink:type="simple" xlink:show="embed" xlink:actuate="onLoad" draw:mime-type="image/jpeg"/>
</draw:frame>
 Росіянивночі атакували в Миколаєві хлібзавод, що забезпечує хлібом миколаївців іхерсонців, і, попри пошкоджену техніку, на заводі вже випікають свіжий хліб.</text:p>
      <text:p text:style-name="P4">
Про це повідомив у <text:a xlink:type="simple" xlink:href="https://t.me/senkevichonline/4450" text:style-name="Internet_20_link" text:visited-style-name="Visited_20_Internet_20_Link">
 </text:a>
 міський головаМиколаєва Олександр Сєнкевич, передає Укрінформ.</text:p>
      <text:p text:style-name="P4">
"Сьогодні можна говорити, що це Миколаївський хлібзавод, який забезпечуєхлібом миколаївців і херсонців. Техніка, яка залучена для перевозки хліба уМиколаїв і Херсон, дуже понівечена. І це може відбитися на логістиціпостачання хліба у Миколаїв і Херсон. Можливо, це терористичний акт,направлений на те, щоби людей убити, заморити голодом", - сказав міськийголова.</text:p>
      <text:p text:style-name="P4">
<text:span text:style-name="T4">
Читайте також:</text:span>
 <text:a xlink:type="simple" xlink:href="https://www.ukrinform.ua/rubric-ato/3708340-na-pivdni-sili-oboroni-znisili-rosijskij-punkt-upravlinna-bezpilotnikami.html" text:style-name="Internet_20_link" text:visited-style-name="Visited_20_Internet_20_Link">
 </text:a>
</text:p>
      <text:p text:style-name="P4">
Як <text:a xlink:type="simple" xlink:href="https://t.me/senkevichonline/4451" text:style-name="Internet_20_link" text:visited-style-name="Visited_20_Internet_20_Link">
 </text:a>
 керівниця хлібзаводу Олена Ракова,доки надзвичайники розбирають завали, працівники готуються випікати хліб. Напідприємстві вже відновили електропостачання, працюють газовики.</text:p>
      <text:p text:style-name="P4">
Трохи згодом міський голова Миколаєва <text:a xlink:type="simple" xlink:href="https://t.me/senkevichonline/4452" text:style-name="Internet_20_link" text:visited-style-name="Visited_20_Internet_20_Link">
 </text:a>
фото свіжого хліба, який устигли випекти на заводі.</text:p>
      <text:p text:style-name="P4">
"Свіжий хліб. Уцілілими автомобілями завод розвозить хліб, який встигливипекти", - написав Сєнкевич.</text:p>
      <text:p text:style-name="P4">
Як повідомлялося, <text:a xlink:type="simple" xlink:href="https://www.ukrinform.ua/rubric-ato/3708584-obstril-mikolaeva-zagarbniki-zastosuvali-bezpilotniki-postrazdali-troe-civilnih.html" text:style-name="Internet_20_link" text:visited-style-name="Visited_20_Internet_20_Link">
 </text:a>
іранського виробництва «Shahed-136/131». Через влучення боєприпасів пошкодженоп’ятиповерховий житловий будинок та зруйновано двоповерхову будівлю напідприємстві. Внаслідок обстрілу виникли пожежі на обох обʼєктах, які булиоперативно ліквідовані підрозділами ГУ ДСНС України в Миколаївській області.Постраждало троє людей.</text:p>
      <text:p text:style-name="P4">
Фото: Олександр Сєнкевич, Телеграм</text:p>
      <text:p text:style-name="P4">
Source: <text:a xlink:type="simple" xlink:href="https://www.ukrinform.ua/rubric-regions/3708687-pracivniki-mikolaivskogo-hlibzavodu-akij-unoci-atakuvali-rosiani-uze-rozvozat-svizij-hlib.html" text:style-name="Internet_20_link" text:visited-style-name="Visited_20_Internet_20_Link">
https://www.ukrinform.ua/rubric-regions/3708687-pracivniki-mikolaivskogo-hlibzavodu-akij-unoci-atakuvali-rosiani-uze-rozvozat-svizij-hlib.html</text:a>
</text:p>
      <!--NEWS-->
      <text:h text:style-name="P10" text:outline-level="1">
<text:span text:style-name="T4">
New missile strike reported at Russian base in Luhansk</text:span>
</text:h>
      <text:p text:style-name="P4">
Authors: liveuamap (Language: en)</text:p>
      <text:p text:style-name="P4">
Time: 2023-05-13T13:09:29</text:p>
      <text:p text:style-name="P4">
Location: Luhans'k, Luhans'ka oblast (Latitude:48.58637 Longtitude:39.3544)</text:p>
      <text:p text:style-name="P4">
Videos: []</text:p>
      <text:p text:style-name="P4">
Images: ["<text:a xlink:type="simple" xlink:href="https://liveuamap.com/pics/2023/05/13/22562628_0.jpg" text:style-name="Internet_20_link" text:visited-style-name="Visited_20_Internet_20_Link">
22562628_0.jpg</text:a>
"]</text:p>
      <text:p text:style-name="P4">
Tags: []</text:p>
      <text:p text:style-name="P4">
ID: 22562628</text:p>
      <!--METADATA-->
      <text:p text:style-name="P4">
New missile strike reported at Russian base in Luhansk</text:p>
      <text:p text:style-name="P4">
<draw:frame draw:style-name="fr1" draw:name="Image134" text:anchor-type="as-char" svg:width="6.9236in" svg:height="8.851049in" draw:z-index="0">
<draw:image xlink:href="../Images/liveuamap/2023-05-13T13-09-29/22562628_0.jpg" xlink:type="simple" xlink:show="embed" xlink:actuate="onLoad" draw:mime-type="image/jpeg"/>
</draw:frame>
</text:p>
      <text:p text:style-name="P4">
News Collection Link: <text:a xlink:type="simple" xlink:href="https://liveuamap.com/en/2023/13-may-new-missile-strike-reported-at-russian-base-in-luhansk" text:style-name="Internet_20_link" text:visited-style-name="Visited_20_Internet_20_Link">
https://liveuamap.com/en/2023/13-may-new-missile-strike-reported-at-russian-base-in-luhansk</text:a>
</text:p>
      <text:p text:style-name="P4">
Source: <text:a xlink:type="simple" xlink:href="https://t.me/novosti_donbass24/47074" text:style-name="Internet_20_link" text:visited-style-name="Visited_20_Internet_20_Link">
https://t.me/novosti_donbass24/47074</text:a>
</text:p>
      <!--NEWS-->
      <text:h text:style-name="P10" text:outline-level="1">
<text:span text:style-name="T4">
СБУ оголосила підозру коменданту Калінінградського гарнізону, який катував людей у Балаклії</text:span>
</text:h>
      <text:p text:style-name="P4">
Authors: Ukrinform (Person)</text:p>
      <text:p text:style-name="P4">
Publisher: Укринформ (Organization)</text:p>
      <text:p text:style-name="P4">
Published Time: 2023-05-13T13:11:00+03:00</text:p>
      <text:p text:style-name="P4">
Modified Time: 2023-05-13T13:11:00+03:00</text:p>
      <text:p text:style-name="P4">
Description: Служба безпеки України повідомила про підозру військовому коменданту Калінінградського гарнізону зс рф, який катував людей під час тимчасового захоплення Балаклії Харківської області. — Укрінформ.</text:p>
      <text:p text:style-name="P4">
Images: ["<text:a xlink:type="simple" xlink:href="https://static.ukrinform.com/photos/2022_12/thumb_files/630_360_1669983394-548.jpg" text:style-name="Internet_20_link" text:visited-style-name="Visited_20_Internet_20_Link">
630_360_16699...</text:a>
", "<text:a xlink:type="simple" xlink:href="https://static.ukrinform.com/photos/2023_05/1683972835-851.jpeg" text:style-name="Internet_20_link" text:visited-style-name="Visited_20_Internet_20_Link">
1683972835-85...</text:a>
"]</text:p>
      <text:p text:style-name="P4">
Tags: ['Підозра', 'СБУ', 'Російські військові', 'Харківщина', 'Війна з росією']</text:p>
      <text:p text:style-name="P4">
Type: Article</text:p>
      <!--METADATA-->
      <text:p text:style-name="P4">
<draw:frame draw:style-name="fr1" draw:name="Image135" text:anchor-type="as-char" svg:width="6.9236in" svg:height="3.956343in" draw:z-index="0">
<draw:image xlink:href="../Images/yкринформ/2023-05-13T13-11-00-03-00/630_360_1669983394-548.jpg" xlink:type="simple" xlink:show="embed" xlink:actuate="onLoad" draw:mime-type="image/jpeg"/>
</draw:frame>
 Службабезпеки України повідомила про підозру військовому комендантуКалінінградського гарнізону зс рф, який катував людей під час тимчасовогозахоплення Балаклії Харківської області.</text:p>
      <text:p text:style-name="P4">
Як передає Укрінформ, про це СБУ повідомляє у <text:a xlink:type="simple" xlink:href="https://t.me/SBUkr/8306" text:style-name="Internet_20_link" text:visited-style-name="Visited_20_Internet_20_Link">
</text:a>
</text:p>
      <text:p text:style-name="P4">
“Служба безпеки системно викриває російських окупантів, які вчиняли <text:a xlink:type="simple" xlink:href="https://www.ukrinform.ua/tag-vijskovi-zlocini" text:style-name="Internet_20_link" text:visited-style-name="Visited_20_Internet_20_Link">
</text:a>
 у тимчасово захопленихрайонах України. У результаті слідчих дій встановлено особу ще одногозагарбника, причетного до масових репресій проти мирних жителів під часокупації частини Харківщини”, - ідеться в повідомленні.</text:p>
      <text:p text:style-name="P4">
Фігурантом є військовий комендант Калінінградського гарнізону зс рф ізпозивним “Граніт”, який на початку повномасштабного вторгнення ввійшов доскладу загарбницьких угруповань на східному фронті.</text:p>
      <text:p text:style-name="P4">
<draw:frame draw:style-name="fr1" draw:name="Image136" text:anchor-type="as-char" svg:width="6.9236in" svg:height="3.89773in" draw:z-index="0">
<draw:image xlink:href="../Images/yкринформ/2023-05-13T13-11-00-03-00/1683972835-851.jpeg" xlink:type="simple" xlink:show="embed" xlink:actuate="onLoad" draw:mime-type="image/jpeg"/>
</draw:frame>
</text:p>
      <text:p text:style-name="P4">
У березні минулого року він приїхав до захопленої на той час Балаклії, дезаймався координацією спільних дій російських військових та бойовиків “л/днр”у поширенні кремлівського режиму в місті.</text:p>
      <text:p text:style-name="P4">
Згодом його призначили там “комендантом” і на цій “посаді” російськийвійськовий організовував незаконні затримання місцевих жителів.</text:p>
      <text:p text:style-name="P4">
<text:span text:style-name="T4">
Читайте також:</text:span>
 <text:a xlink:type="simple" xlink:href="https://www.ukrinform.ua/rubric-ato/3708244-sbu-zatrimala-dvoh-ziteliv-kramatorska-aki-navodili-rosijski-raketi-na-lokacii-zsu.html" text:style-name="Internet_20_link" text:visited-style-name="Visited_20_Internet_20_Link">
 <text:span text:style-name="T4">
СБУ</text:span>
 </text:a>
</text:p>
      <text:p text:style-name="P4">
Як зазначили в СБУ, “за наказом “Граніта” українців звозили до створеноїагресором катівні, яку облаштували в захопленій будівлі райвідділу поліції....Деякі з потерпілих й досі вважаються зниклими безвісти”.</text:p>
      <text:p text:style-name="P4">
Як повідомляє Офіс генерального прокурора у <text:a xlink:type="simple" xlink:href="https://t.me/pgo_gov_ua/12109" text:style-name="Internet_20_link" text:visited-style-name="Visited_20_Internet_20_Link">
</text:a>
, “торік у квітні військовий комендант наказав своїм підлеглим затриматимісцевого мешканця, який активно висловлював проукраїнську позицію. Окупантивикрали чоловіка, одягнувши йому на руки кайданки, а на голову – мішок, тапривезли до катівні. Потім російські військові привели чоловіка на “допит” довійськового коменданта. Той поклав на стіл пістолет, направивши його у бікпотерпілого, та наказав розповідати всю інформацію про своє життя”.</text:p>
      <text:p text:style-name="P4">
Чоловіка тримали у камері катівні 21 день за відсутності достатньої кількостіпродуктів харчування й води, без свіжого повітря, ліжка та елементарнихсанітарних умов.</text:p>
      <text:p text:style-name="P4">
На підставі зібраних доказів слідчі СБУ повідомили росіянину про підозру за ч.2 ст. 28 та ч. 1 ст. 438 Кримінального кодексу України (порушення законів ізвичаїв війни, вчинене за попередньою змовою групою осіб).</text:p>
      <text:p text:style-name="P4">
Під час звільнення міста підозрюваний втік до рф, де переховується відправосуддя. Вирішується питання щодо оголошення його в розшук.</text:p>
      <text:p text:style-name="P4">
Як повідомляв Укрінформ, прокурори Херсонської обласної прокуратури повідомилипро підозру заступнику начальника управління росгвардії Ростовської області,полковнику поліції рф, який <text:a xlink:type="simple" xlink:href="https://www.ukrinform.ua/rubric-regions/3707583-v-ukraini-ogolosili-pidozru-polkovniku-policii-rf-akij-organizuvav-kativnu-na-hersonsini.html" text:style-name="Internet_20_link" text:visited-style-name="Visited_20_Internet_20_Link">
 </text:a>
</text:p>
      <text:p text:style-name="P4">
Source: <text:a xlink:type="simple" xlink:href="https://www.ukrinform.ua/rubric-society/3708693-sbu-ogolosila-pidozru-komendantu-kaliningradskogo-garnizonu-akij-katuvav-ludej-u-balaklii.html" text:style-name="Internet_20_link" text:visited-style-name="Visited_20_Internet_20_Link">
https://www.ukrinform.ua/rubric-society/3708693-sbu-ogolosila-pidozru-komendantu-kaliningradskogo-garnizonu-akij-katuvav-ludej-u-balaklii.html</text:a>
</text:p>
      <!--NEWS-->
      <text:h text:style-name="P10" text:outline-level="1">
<text:span text:style-name="T4">
Європа почує прохання України прискорити поставки боєприпасів – Боррель</text:span>
</text:h>
      <text:p text:style-name="P4">
Authors: Ukrinform (Person)</text:p>
      <text:p text:style-name="P4">
Publisher: Укринформ (Organization)</text:p>
      <text:p text:style-name="P4">
Published Time: 2023-05-13T13:17:42+03:00</text:p>
      <text:p text:style-name="P4">
Modified Time: 2023-05-13T13:17:42+03:00</text:p>
      <text:p text:style-name="P4">
Description: Глава МЗС України Дмитро Кулеба поінформував своїх європейських колег про ситуацію на полі бою в Україні та передав прохання прискорити поставки боєприпасів для Збройних Сил України, тож це прохання буде почутим в європейських столицях.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Боррель', 'Війна з росією']</text:p>
      <text:p text:style-name="P4">
Type: Article</text:p>
      <!--METADATA-->
      <text:p text:style-name="P4">
<draw:frame draw:style-name="fr1" draw:name="Image137" text:anchor-type="as-char" svg:width="6.9236in" svg:height="3.956343in" draw:z-index="0">
<draw:image xlink:href="../Images/yкринформ/2023-05-13T13-17-42-03-00/630_360_1667561515-584.jpg" xlink:type="simple" xlink:show="embed" xlink:actuate="onLoad" draw:mime-type="image/jpeg"/>
</draw:frame>
 Глава МЗСУкраїни Дмитро Кулеба поінформував своїх європейських колег про ситуацію наполі бою в Україні та передав прохання прискорити поставки боєприпасів дляЗбройних Сил України, тож це прохання буде почутим в європейських столицях.</text:p>
      <text:p text:style-name="P4">
Про це сьогодні у Стокгольмі, де триває неформальна зустріч міністрівзакордонних справ країн-членів ЄС (Gymnich), заявив Високий представник ЄСЖозеп Боррель, повідомляє кореспондент Укрінформу.</text:p>
      <text:p text:style-name="P4">
«Ми зустріли міністра Кулебу, який прибув з Гватемали, і він матиме нагодузустрітися також зі спільнотою Індо-Тихоокеанського регіону. Він залишається знами на діловий обід, і це добра нагода для України донести (свою позицію) доцієї дуже важливої частини світу, та пояснити, що відбувається в Україні. Підчас цієї зустрічі (з міністрами ЄС – ред.) міністр Кулеба пояснив ситуацію намісцях, де росія продовжує систематичні обстріли, і передав запит доЄвропейського Союзу про більшу допомогу», - сказав Жозеп Боррель.</text:p>
      <text:p text:style-name="P4">
<text:span text:style-name="T4">
Читайте також:</text:span>
 <text:a xlink:type="simple" xlink:href="https://www.ukrinform.ua/rubric-world/3708538-es-dopustiv-pomilku-iz-nadmirnou-zaleznistu-vid-rosii-i-ne-povtorit-ii-z-kitaem-borrel.html" text:style-name="Internet_20_link" text:visited-style-name="Visited_20_Internet_20_Link">
 <text:span text:style-name="T4">
Боррель</text:span>
 </text:a>
</text:p>
      <text:p text:style-name="P4">
Як приклад він зауважив, що лише навколо Бахмуту, де продовжуються бої,українська сторона потребує близько тисячі артилерійських снарядів на день. Ценадає можливість уявити інтенсивність боїв, вогневу потужність російськогоагресора, і те, яким чином українці можуть цьому протистояти цим безперервнимта системним обстрілам.</text:p>
      <text:p text:style-name="P4">
«Ми надаємо (допомогу - ред.), але ми взяли зобов’язання прискорити наданнябоєприпасів для цих бойових дій, що продовжуються. Мені дуже жаль, що цепродовжується. Але, оскільки росія продовжує атакувати, українці маютьзахищатися. І це саме те прохання, яке міністр Кулеба представив сьогодніміністрам» - наголосив Високий представник ЄС.</text:p>
      <text:p text:style-name="P4">
Відповідаючи на запитання журналістів, він зауважив, що країни-члени, якіпостачають Україні боєприпаси із власних арсеналів, мають бути впевнені, що ЄСдопоможе поповнити армійські запаси.</text:p>
      <text:p text:style-name="P4">
<text:span text:style-name="T4">
Читайте також:</text:span>
 <text:a xlink:type="simple" xlink:href="https://www.ukrinform.ua/rubric-polytics/3708521-dla-prodovzenna-normalnih-stosunkiv-z-es-kitaj-mae-perekonati-rf-vijti-z-ukraini-borrel.html" text:style-name="Internet_20_link" text:visited-style-name="Visited_20_Internet_20_Link">
 <text:span text:style-name="T4">
Боррель</text:span>
 </text:a>
</text:p>
      <text:p text:style-name="P4">
«Запаси мають бути використані та поповнені. Це цикл, який ми маємоприскорити, і ми це робимо через перший та другий «треки» (поставкибоєприпасів – ред.). Я переконаний, що заклик міністра Кулеби буде переданийдо європейських столиць міністрами закордонних справ, та поставки будутьзбільшені. Ми маємо такі спроможності. Це не є питанням фінансування, цепитання логістики. Ця війна є війною логістики. Якщо ми не будемо постачатибоєприпаси для України, Україна не зможе захистити себе Тож ми прискоримося»,- заявив Жозеп Боррель.</text:p>
      <text:p text:style-name="P4">
Він привітав новий пакет військової допомоги, який був запропонованийНімеччиною для України, та закликав інші країни слідувати цьому прикладу.</text:p>
      <text:p text:style-name="P4">
«Нам потрібні специфічні спроможності. Коли ми говоримо про цю війну, ми маємоговорити про широкий спектр боєприпасів. Тому що росіяни ведуть бомбардуванняз великої відстані, тож україніці мають отримати можливість досягти такої ждистанції. Не кожен вид боєприпасів має таку спроможність. Тож я вітаюнімецькі зусилля, та закликаю всі країни слідувати цьому прикладу. Кожного днявсі країни-члени ЄС, кожна з них, роблять все, що вони можуть зробити», -додав Високий представник ЄС.</text:p>
      <text:p text:style-name="P4">
<text:span text:style-name="T4">
Читайте також:</text:span>
 <text:a xlink:type="simple" xlink:href="https://www.ukrinform.ua/rubric-polytics/3708248-evrosouz-gotue-bagatoricnij-plan-z-pidtrimki-ukraini-borrel.html" text:style-name="Internet_20_link" text:visited-style-name="Visited_20_Internet_20_Link">
 <text:span text:style-name="T4">
Боррель</text:span>
 </text:a>
</text:p>
      <text:p text:style-name="P4">
Як повідомлялося, Рада ЄС погодила триєдиний шлях для прискорення поставокбоєприпасів для України. Перший «трек» передбачає виділення 1 мільярда євродля компенсації країнам членам поставок боєприпасів з існуючих арсеналів, щеодин мільярд євро спрямовується на колективне замовлення боєприпасів уєвропейської оборонної промисловості.</text:p>
      <text:p text:style-name="P4">
Нарешті, третій «трек» передбачає довгострокові інвестиції на поновленнявиробничих спроможностей європейської оборонної індустрії, згідно з новимивикликами у сфері безпеки, що були спричинені російською агресією.</text:p>
      <text:p text:style-name="P4">
Source: <text:a xlink:type="simple" xlink:href="https://www.ukrinform.ua/rubric-ato/3708692-evropa-pocue-prohanna-ukraini-priskoriti-postavki-boepripasiv-borrel.html" text:style-name="Internet_20_link" text:visited-style-name="Visited_20_Internet_20_Link">
https://www.ukrinform.ua/rubric-ato/3708692-evropa-pocue-prohanna-ukraini-priskoriti-postavki-boepripasiv-borrel.html</text:a>
</text:p>
      <!--NEWS-->
      <text:h text:style-name="P10" text:outline-level="1">
<text:span text:style-name="T4">
Зеленський зустрівся з президентом Італії</text:span>
</text:h>
      <text:p text:style-name="P4">
Authors: Ukrinform (Person)</text:p>
      <text:p text:style-name="P4">
Publisher: Укринформ (Organization)</text:p>
      <text:p text:style-name="P4">
Published Time: 2023-05-13T13:22:00+03:00</text:p>
      <text:p text:style-name="P4">
Modified Time: 2023-05-13T13:22:00+03:00</text:p>
      <text:p text:style-name="P4">
Description: Президент України Володимир Зеленський зустрівся з президентом Італійської Республіки Серджо Маттареллою в Римі. — Укрінформ.</text:p>
      <text:p text:style-name="P4">
Images: ["<text:a xlink:type="simple" xlink:href="https://static.ukrinform.com/photos/2023_05/thumb_files/630_360_1683975107-249.jpg" text:style-name="Internet_20_link" text:visited-style-name="Visited_20_Internet_20_Link">
630_360_16839...</text:a>
"]</text:p>
      <text:p text:style-name="P4">
Tags: ['Італія', 'Президент', 'Зеленський']</text:p>
      <text:p text:style-name="P4">
Type: Article</text:p>
      <!--METADATA-->
      <text:p text:style-name="P4">
<draw:frame draw:style-name="fr1" draw:name="Image138" text:anchor-type="as-char" svg:width="6.9236in" svg:height="3.956343in" draw:z-index="0">
<draw:image xlink:href="../Images/yкринформ/2023-05-13T13-22-00-03-00/630_360_1683975107-249.jpg" xlink:type="simple" xlink:show="embed" xlink:actuate="onLoad" draw:mime-type="image/jpeg"/>
</draw:frame>
 ПрезидентУкраїни Володимир Зеленський зустрівся з президентом Італійської РеспублікиСерджо Маттареллою в Римі.</text:p>
      <text:p text:style-name="P4">
Офіційна церемонія початку зустрічі транслювалася наживо на сторінці Офісуглави Української держави у <text:a xlink:type="simple" xlink:href="https://www.youtube.com/watch" text:style-name="Internet_20_link" text:visited-style-name="Visited_20_Internet_20_Link">
</text:a>
, передає Укрінформ.</text:p>
      <text:p text:style-name="P4">
Лідер Італії зустрів Президента України біля Квіринальського палацу в Римі.Після короткого рукостискання глави держав прослухали гімни двох країни. Цеперший візит Зеленського до Італії після початку повномасштабного вторгненнярф в Україну 24 лютого.</text:p>
      <text:p text:style-name="P4">
<text:span text:style-name="T4">
Читайте також:</text:span>
 <text:a xlink:type="simple" xlink:href="https://www.ukrinform.ua/rubric-polytics/3708665-zelenskij-pribuv-iz-vizitom-do-italii.html" text:style-name="Internet_20_link" text:visited-style-name="Visited_20_Internet_20_Link">
 <text:span text:style-name="T4">
Зеленський</text:span>
 </text:a>
</text:p>
      <text:p text:style-name="P4">
Зеленський у <text:a xlink:type="simple" xlink:href="https://t.me/V_Zelenskiy_official/6214" text:style-name="Internet_20_link" text:visited-style-name="Visited_20_Internet_20_Link">
 </text:a>
 подякувавіталійському колезі за послідовну позицію щодо підтримки України.</text:p>
      <text:p text:style-name="P4">
"Цінуємо важливу військову допомогу, яка дає нашій державі здатністьпротистояти російській агресії. Запорукою нашого успіху на полі бою єсвоєчасне отримання необхідної допомоги. Італія була і є на правильному боці,на боці правди у цій війні. Ми рухаємось у напрямку перемоги", – додавПрезидент України.</text:p>
      <text:p text:style-name="P4">
Він наголосив, що перемога – це і є мир для Української держави.</text:p>
      <text:p text:style-name="P4">
<text:span text:style-name="T4">
Читайте також:</text:span>
 <text:a xlink:type="simple" xlink:href="https://www.ukrinform.ua/rubric-polytics/3708715-zelenskij-zustrivsa-iz-golovou-radi-ministriv-italii.html" text:style-name="Internet_20_link" text:visited-style-name="Visited_20_Internet_20_Link">
 <text:span text:style-name="T4">
Зеленський</text:span>
 </text:a>
</text:p>
      <text:p text:style-name="P4">
Як повідомляв Укрінформ, сьогодні, 13 травня, Президент України ВолодимирЗеленський прибув до Італії для зустрічі з президентом країни СерджоМаттареллою, премʼєр-міністром Джорджею Мелоні та Папою Римським Франциском.Президент назвав цей візит важливим для перемоги України.</text:p>
      <text:p text:style-name="P4">
Це перший візит Зеленського до Італії після початку повномасштабноговторгнення рф в Україну 24 лютого.</text:p>
      <text:p text:style-name="P4">
Фото: Rainews</text:p>
      <text:p text:style-name="P4">
Source: <text:a xlink:type="simple" xlink:href="https://www.ukrinform.ua/rubric-polytics/3708697-zelenskij-zustrivsa-z-prezidentom-italii.html" text:style-name="Internet_20_link" text:visited-style-name="Visited_20_Internet_20_Link">
https://www.ukrinform.ua/rubric-polytics/3708697-zelenskij-zustrivsa-z-prezidentom-italii.html</text:a>
</text:p>
      <!--NEWS-->
      <text:h text:style-name="P10" text:outline-level="1">
<text:span text:style-name="T4">
Українські війська рухаються вперед на деяких ділянках Бахмутського напрямку - Сирський</text:span>
</text:h>
      <text:p text:style-name="P4">
Authors: Ukrinform (Person)</text:p>
      <text:p text:style-name="P4">
Publisher: Укринформ (Organization)</text:p>
      <text:p text:style-name="P4">
Published Time: 2023-05-13T13:23:00+03:00</text:p>
      <text:p text:style-name="P4">
Modified Time: 2023-05-13T13:23:00+03:00</text:p>
      <text:p text:style-name="P4">
Description: Українські воїни рухаються вперед на деяких ділянках фронту на Бахмутському напрямку, а росіяни втрачають техніку й живу силу. — Укрінформ.</text:p>
      <text:p text:style-name="P4">
Images: ["<text:a xlink:type="simple" xlink:href="https://static.ukrinform.com/photos/2020_12/thumb_files/630_360_1607688700-694.jpg" text:style-name="Internet_20_link" text:visited-style-name="Visited_20_Internet_20_Link">
630_360_16076...</text:a>
"]</text:p>
      <text:p text:style-name="P4">
Tags: ['Бахмут', 'ЗСУ', 'Сирський', 'Війна з росією']</text:p>
      <text:p text:style-name="P4">
Type: Article</text:p>
      <!--METADATA-->
      <text:p text:style-name="P4">
<draw:frame draw:style-name="fr1" draw:name="Image139" text:anchor-type="as-char" svg:width="6.9236in" svg:height="3.956343in" draw:z-index="0">
<draw:image xlink:href="../Images/yкринформ/2023-05-13T13-23-00-03-00/630_360_1607688700-694.jpg" xlink:type="simple" xlink:show="embed" xlink:actuate="onLoad" draw:mime-type="image/jpeg"/>
</draw:frame>
 Українськівоїни рухаються вперед на деяких ділянках фронту на Бахмутському напрямку, аросіяни втрачають техніку й живу силу.</text:p>
      <text:p text:style-name="P4">
Як передає Укрінформ, про це командувач Сухопутних військ Збройних сил Українигенерал-полковник Олександр Сирський заявив у <text:a xlink:type="simple" xlink:href="https://t.me/osirskiy/68" text:style-name="Internet_20_link" text:visited-style-name="Visited_20_Internet_20_Link">
 </text:a>
</text:p>
      <text:p text:style-name="P4">
“Оборонна операція на Бахмутському напрямку продовжується. Наші воїнирухаються вперед на деяких ділянках фронту, а ворог втрачає техніку та живусилу”, - зазначив <text:a xlink:type="simple" xlink:href="https://www.ukrinform.ua/tag-sirskij" text:style-name="Internet_20_link" text:visited-style-name="Visited_20_Internet_20_Link">
 </text:a>
</text:p>
      <text:p text:style-name="P4">
<text:span text:style-name="T4">
Читайте також:</text:span>
 <text:a xlink:type="simple" xlink:href="https://www.ukrinform.ua/rubric-ato/3708606-zsu-vdalos-vidtisnuti-voroga-na-pivdni-bahmuta-sonajmense-na-kilometr-rozvidka-britanii.html" text:style-name="Internet_20_link" text:visited-style-name="Visited_20_Internet_20_Link">
 <text:span text:style-name="T4">
розвідка</text:span>
 </text:a>
</text:p>
      <text:p text:style-name="P4">
Як повідомляв Укрінформ, за даними Інституту вивчення війни, <text:a xlink:type="simple" xlink:href="https://www.ukrinform.ua/rubric-ato/3708620-zsu-dosagnuli-uspihu-v-lokalnih-kontratakah-i-prosunulisa-na-pivnicnomu-zahodi-bahmuta-isw.html" text:style-name="Internet_20_link" text:visited-style-name="Visited_20_Internet_20_Link">
</text:a>
</text:p>
      <text:p text:style-name="P4">
Source: <text:a xlink:type="simple" xlink:href="https://www.ukrinform.ua/rubric-ato/3708696-ukrainski-vijska-ruhautsa-vpered-na-deakih-dilankah-bahmutskogo-napramku-sirskij.html" text:style-name="Internet_20_link" text:visited-style-name="Visited_20_Internet_20_Link">
https://www.ukrinform.ua/rubric-ato/3708696-ukrainski-vijska-ruhautsa-vpered-na-deakih-dilankah-bahmutskogo-napramku-sirskij.html</text:a>
</text:p>
      <!--NEWS-->
      <text:h text:style-name="P10" text:outline-level="1">
<text:span text:style-name="T4">
Промоутерські торги з бою Усик - Дюбуа мають пройти наступного тижня</text:span>
</text:h>
      <text:p text:style-name="P4">
Authors: Ukrinform (Person)</text:p>
      <text:p text:style-name="P4">
Publisher: Укринформ (Organization)</text:p>
      <text:p text:style-name="P4">
Published Time: 2023-05-13T13:28:00+03:00</text:p>
      <text:p text:style-name="P4">
Modified Time: 2023-05-13T13:28:00+03:00</text:p>
      <text:p text:style-name="P4">
Description: Промоутерські торги з бою чемпіона світу WBA/WBO/IBF/IBO у надважкій вазі українця Олександра Усиказ проти обов’язковим претендента WBA бритенцем Даніелем Дубуа мають відбутися наступного тижня. — Укрінформ.</text:p>
      <text:p text:style-name="P4">
Images: ["<text:a xlink:type="simple" xlink:href="https://static.ukrinform.com/photos/2023_05/thumb_files/630_360_1683973025-312.png" text:style-name="Internet_20_link" text:visited-style-name="Visited_20_Internet_20_Link">
630_360_16839...</text:a>
"]</text:p>
      <text:p text:style-name="P4">
Tags: ['Бокс', 'Британія', 'Україна', 'Відпустка']</text:p>
      <text:p text:style-name="P4">
Type: Article</text:p>
      <!--METADATA-->
      <text:p text:style-name="P4">
<draw:frame draw:style-name="fr1" draw:name="Image140" text:anchor-type="as-char" svg:width="6.9236in" svg:height="3.956343in" draw:z-index="0">
<draw:image xlink:href="../Images/yкринформ/2023-05-13T13-28-00-03-00/630_360_1683973025-312.png" xlink:type="simple" xlink:show="embed" xlink:actuate="onLoad" draw:mime-type="image/png"/>
</draw:frame>
Промоутерські торги з бою чемпіона світу WBA/WBO/IBF/IBO у надважкій вазіукраїнця Олександра Усиказ проти обов’язковим претендента WBA бритенцемДаніелем Дубуа мають відбутися наступного тижня.</text:p>
      <text:p text:style-name="P4">
Про це <text:a xlink:type="simple" xlink:href="https://fightnews.info/menedzher-usika-rasskazal-kogda-sostoyatsya-promouterskie-torgi-po-boyu-s-dyubua" text:style-name="Internet_20_link" text:visited-style-name="Visited_20_Internet_20_Link">
 </text:a>
 менеджер українсього боксера ЕгісКлімас, передає Укрінформ.</text:p>
      <text:p text:style-name="P4">
«Ми не змогли домовитися з Тайсоном Ф’юрі, тому направили WBA запит, щоб вонапризначила промоутерські торги з бою Усик - Дюбуа. Ймовірно, вони відбудутьсянаступного тижня. Що стосується переговорів із Ф’юрі, то ми не перші і неостанні, хто опинився в такій ситуації. Сталося те, що сталося. Ми нічого неможемо з цим подіяти. Ф’юрі - це Ф’юрі. Він має інший менталітет. Подивимося,чи вдасться влаштувати цей поєдинок наприкінці року. Завжди є велика різниця,коли одна сторона йде за спадщиною, а інша - за грошима», сказав Клімас.</text:p>
      <text:p text:style-name="P4">
<text:span text:style-name="T4">
Читайте також:</text:span>
 <text:a xlink:type="simple" xlink:href="https://www.ukrinform.ua/rubric-sports/3704516-usik-stav-ambasadorom-nacionalnoi-zbirnoi-ukraini-z-futbolu.html" text:style-name="Internet_20_link" text:visited-style-name="Visited_20_Internet_20_Link">
 <text:span text:style-name="T4">
Усик</text:span>
 </text:a>
</text:p>
      <text:p text:style-name="P4">
Промоутер Усика - Олександр Красюк раніше розповів, що для бою з Дюбуарозглядають три потенційні місця. Основним варіантом залишаєтьсяВеликобританія, також поєдинок можуть організувати у Польщі та на БлизькомуСході.</text:p>
      <text:p text:style-name="P4">
Фото: instagram.com/usykaa.</text:p>
      <text:p text:style-name="P4">
Source: <text:a xlink:type="simple" xlink:href="https://www.ukrinform.ua/rubric-sports/3708698-promouterski-torgi-z-bou-usik-dubua-maut-projti-nastupnogo-tizna.html" text:style-name="Internet_20_link" text:visited-style-name="Visited_20_Internet_20_Link">
https://www.ukrinform.ua/rubric-sports/3708698-promouterski-torgi-z-bou-usik-dubua-maut-projti-nastupnogo-tizna.html</text:a>
</text:p>
      <!--NEWS-->
      <text:h text:style-name="P10" text:outline-level="1">
<text:span text:style-name="T4">
На потреби «Гвардії наступу» передали вилучені автомобілі, зброю і боєприпаси</text:span>
</text:h>
      <text:p text:style-name="P4">
Authors: Ukrinform (Person)</text:p>
      <text:p text:style-name="P4">
Publisher: Укринформ (Organization)</text:p>
      <text:p text:style-name="P4">
Published Time: 2023-05-13T13:34:00+03:00</text:p>
      <text:p text:style-name="P4">
Modified Time: 2023-05-13T13:34:00+03:00</text:p>
      <text:p text:style-name="P4">
Description: Київські прокурори передали на потреби «Гвардії наступу» вилучені автомобілі, зброю та боєприпаси. — Укрінформ.</text:p>
      <text:p text:style-name="P4">
Images: ["<text:a xlink:type="simple" xlink:href="https://static.ukrinform.com/photos/2023_05/thumb_files/630_360_1683974040-729.jpg" text:style-name="Internet_20_link" text:visited-style-name="Visited_20_Internet_20_Link">
630_360_16839...</text:a>
"]</text:p>
      <text:p text:style-name="P4">
Tags: ['Прокуратура', 'Війна з росією', 'Гвардія наступу']</text:p>
      <text:p text:style-name="P4">
Type: Article</text:p>
      <!--METADATA-->
      <text:p text:style-name="P4">
<draw:frame draw:style-name="fr1" draw:name="Image141" text:anchor-type="as-char" svg:width="6.9236in" svg:height="3.956343in" draw:z-index="0">
<draw:image xlink:href="../Images/yкринформ/2023-05-13T13-34-00-03-00/630_360_1683974040-729.jpg" xlink:type="simple" xlink:show="embed" xlink:actuate="onLoad" draw:mime-type="image/jpeg"/>
</draw:frame>
 Київськіпрокурори передали на потреби «Гвардії наступу» вилучені автомобілі, зброю табоєприпаси.</text:p>
      <text:p text:style-name="P4">
Як передає Укрінформ, про це Офіс генерального прокурора повідомляє у <text:a xlink:type="simple" xlink:href="https://t.me/pgo_gov_ua/12110" text:style-name="Internet_20_link" text:visited-style-name="Visited_20_Internet_20_Link">
</text:a>
 .</text:p>
      <text:p text:style-name="P4">
За клопотанням прокурора Голосіївської окружної прокуратури Києва суд прийняврішення про передачу вилученої зброї на користь поліції для виконання бойовихзавдань на фронті.</text:p>
      <text:p text:style-name="P4">
<text:span text:style-name="T4">
Читайте також:</text:span>
 <text:a xlink:type="simple" xlink:href="https://www.ukrinform.ua/rubric-ato/3707696-policia-kiivsini-priznacila-do-gvardii-nastupu-vze-208-osib-nebitov.html" text:style-name="Internet_20_link" text:visited-style-name="Visited_20_Internet_20_Link">
 </text:a>
</text:p>
      <text:p text:style-name="P4">
Для потреб штурмових бригад Міністерства внутрішніх справ «Гвардія наступу»прокурори передали чотири автомобілі, зенітну установку, більше сотнімінометних мін, десятки ящиків з підривачами, балістичний порох, великукількість набоїв різного калібру, гранати, гранатометні постріли та пострілиРПГ, тротил, дрони, планшети та ще понад 70 найменувань різної зброї ібоєприпасів.</text:p>
      <text:p text:style-name="P4">
«Вся передана зброя була виявлена та вилучена прокурорами в межахрозслідування кримінального провадження за фактом незаконного поводження зізброєю, бойовими припасами або вибуховими речовинами (ст. 263 Кримінальногокодексу України)», - ідеться в повідомленні.</text:p>
      <text:p text:style-name="P4">
<text:span text:style-name="T4">
Читайте також:</text:span>
 <text:a xlink:type="simple" xlink:href="https://www.ukrinform.ua/rubric-society/3706598-ukrposta-zapustila-v-obig-marku-gvardia-nastupu.html" text:style-name="Internet_20_link" text:visited-style-name="Visited_20_Internet_20_Link">
 <text:span text:style-name="T4">
Гвардія</text:span>
 <text:span text:style-name="T4">
наст</text:span>
 </text:a>
</text:p>
      <text:p text:style-name="P4">
Як повідомляв Укрінформ, Міністерство внутрішніх справ України 2 лютогорозпочало формування восьми штурмових бригад «Гвардія наступу». Основоюпідрозділів є чинні поліцейські, прикордонники та бійці Національної гвардії.Наприкінці березня бригади були сформовані, однак тривав набір у резервніпідрозділи.</text:p>
      <text:p text:style-name="P4">
Source: <text:a xlink:type="simple" xlink:href="https://www.ukrinform.ua/rubric-society/3708700-na-potrebi-gvardii-nastupu-peredali-viluceni-avtomobili-zbrou-i-boepripasi.html" text:style-name="Internet_20_link" text:visited-style-name="Visited_20_Internet_20_Link">
https://www.ukrinform.ua/rubric-society/3708700-na-potrebi-gvardii-nastupu-peredali-viluceni-avtomobili-zbrou-i-boepripasi.html</text:a>
</text:p>
      <!--NEWS-->
      <text:h text:style-name="P10" text:outline-level="1">
<text:span text:style-name="T4">
На Хмельниччині кількість постраждалих від нічної атаки рф зросла до 21</text:span>
</text:h>
      <text:p text:style-name="P4">
Authors: Ukrinform (Person)</text:p>
      <text:p text:style-name="P4">
Publisher: Укринформ (Organization)</text:p>
      <text:p text:style-name="P4">
Published Time: 2023-05-13T13:39:06+03:00</text:p>
      <text:p text:style-name="P4">
Modified Time: 2023-05-13T13:39:06+03:00</text:p>
      <text:p text:style-name="P4">
Description: Кількість постраждалих від наслідків російської атаки на Хмельниччині зросла до 21 особи, двох із них госпіталізовано.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Хмельниччина', 'Дрон', 'Війна з росією']</text:p>
      <text:p text:style-name="P4">
Type: Article</text:p>
      <!--METADATA-->
      <text:p text:style-name="P4">
<draw:frame draw:style-name="fr1" draw:name="Image142" text:anchor-type="as-char" svg:width="6.9236in" svg:height="3.956343in" draw:z-index="0">
<draw:image xlink:href="../Images/yкринформ/2023-05-13T13-39-06-03-00/630_360_1654768443-794.jpg" xlink:type="simple" xlink:show="embed" xlink:actuate="onLoad" draw:mime-type="image/jpeg"/>
</draw:frame>
 Кількістьпостраждалих від наслідків російської атаки на Хмельниччині зросла до 21особи, двох із них госпіталізовано.</text:p>
      <text:p text:style-name="P4">
Про це в <text:a xlink:type="simple" xlink:href="https://t.me/khmelnytskaODA/1647" text:style-name="Internet_20_link" text:visited-style-name="Visited_20_Internet_20_Link">
 </text:a>
 повідомив перший заступникначальника Хмельницької обласної військової адміністрації Сергій Тюрін,передає Укрінформ.</text:p>
      <text:p text:style-name="P4">
"Сьогодні ворог вчергове атакував Хмельниччину ударним дроном, влучивши в одиніз об‘єктів критичної інфраструктури області, який розташований поза межаминаселених пунктів. Однак станом на зараз маємо 21-у постраждалу особу. Двоє зних госпіталізовано, іншим надано медичну допомогу та переведено наамбулаторне лікування", - повідомив заступник начальника ОВА.</text:p>
      <text:p text:style-name="P4">
<text:span text:style-name="T4">
Читайте також:</text:span>
 <text:a xlink:type="simple" xlink:href="https://www.ukrinform.ua/rubric-ato/3708657-po-teritorii-hmelniccini-vlucili-cotiri-vorozi-droni-ignat.html" text:style-name="Internet_20_link" text:visited-style-name="Visited_20_Internet_20_Link">
 </text:a>
</text:p>
      <text:p text:style-name="P4">
За його інформацією, у населених пунктах поблизу від епіцентру удару потужнимивибуховими хвилями завдано пошкоджень цивільним об‘єктам: вибиті вікна, двері,пошкоджені дахи. Зокрема, пошкоджено навчальні, медичні та культурні заклади,адміністративні будівлі, промислові об’єкти, багатоповерхові та індивідуальніжитлові будинки.</text:p>
      <text:p text:style-name="P4">
На місці атаки працюють спецслужби, проводиться оцінка завданих збитків тавідбувається попередня підготовка для відновлення пошкодженого майна.</text:p>
      <text:p text:style-name="P4">
<text:span text:style-name="T4">
Читайте також:</text:span>
 <text:a xlink:type="simple" xlink:href="https://www.ukrinform.ua/rubric-ato/3708631-u-hmelnickomu-cerez-rosijsku-ataku-postrazdali-11-ludej.html" text:style-name="Internet_20_link" text:visited-style-name="Visited_20_Internet_20_Link">
 <text:span text:style-name="T4">
Хмельни</text:span>
 </text:a>
</text:p>
      <text:p text:style-name="P4">
Як повідомляв Укрінформ, у результаті ворожої атаки на Хмельниччинузафіксовано влучання в об’єкт на території однієї з громад Хмельницькогорайону.</text:p>
      <text:p text:style-name="P4">
Укрзалізниця і Хмельницька обласна військова адміністрація запустили шатли таавтобуси у пункти призначення, куди запізнюються потяги через нічну повітрянуатаку ворога.</text:p>
      <text:p text:style-name="P4">
Source: <text:a xlink:type="simple" xlink:href="https://www.ukrinform.ua/rubric-regions/3708702-na-hmelniccini-kilkist-postrazdalih-vid-nicnoi-ataki-rf-zrosla-do-21.html" text:style-name="Internet_20_link" text:visited-style-name="Visited_20_Internet_20_Link">
https://www.ukrinform.ua/rubric-regions/3708702-na-hmelniccini-kilkist-postrazdalih-vid-nicnoi-ataki-rf-zrosla-do-21.html</text:a>
</text:p>
      <!--NEWS-->
      <text:h text:style-name="P10" text:outline-level="1">
<text:span text:style-name="T4">
Кулеба у Стокгольмі зустрічається з міністрами ЄС та Індо-Тихоокеанського регіону</text:span>
</text:h>
      <text:p text:style-name="P4">
Authors: Ukrinform (Person)</text:p>
      <text:p text:style-name="P4">
Publisher: Укринформ (Organization)</text:p>
      <text:p text:style-name="P4">
Published Time: 2023-05-13T13:56:00+03:00</text:p>
      <text:p text:style-name="P4">
Modified Time: 2023-05-13T13:56:00+03:00</text:p>
      <text:p text:style-name="P4">
Description: Міністр закордонних справ України Дмитро Кулеба 13 травня у Стокгольмі проведе зустріч з міністрами ЄС та Індо-Тихоокеанського регіону. — Укрінформ.</text:p>
      <text:p text:style-name="P4">
Images: ["<text:a xlink:type="simple" xlink:href="https://static.ukrinform.com/photos/2023_05/thumb_files/630_360_1683848768-595.jpeg" text:style-name="Internet_20_link" text:visited-style-name="Visited_20_Internet_20_Link">
630_360_16838...</text:a>
"]</text:p>
      <text:p text:style-name="P4">
Tags: ['Дмитро Кулеба', 'МЗС', 'Швеція']</text:p>
      <text:p text:style-name="P4">
Type: Article</text:p>
      <!--METADATA-->
      <text:p text:style-name="P4">
<draw:frame draw:style-name="fr1" draw:name="Image143" text:anchor-type="as-char" svg:width="6.9236in" svg:height="3.956343in" draw:z-index="0">
<draw:image xlink:href="../Images/yкринформ/2023-05-13T13-56-00-03-00/630_360_1683848768-595.jpeg" xlink:type="simple" xlink:show="embed" xlink:actuate="onLoad" draw:mime-type="image/jpeg"/>
</draw:frame>
 Міністрзакордонних справ України Дмитро Кулеба 13 травня у Стокгольмі проведе зустрічз міністрами ЄС та Індо-Тихоокеанського регіону.</text:p>
      <text:p text:style-name="P4">
Про під час підходу до преси в кулуарах зустрічі розповів міністр закордоннихсправ головуючої в ЄС Швеції Тобіас Більстрем, передає кореспондентУкрінформу.</text:p>
      <text:p text:style-name="P4">
«Ми раді вітати міністра закордонних справ Дмитра Кулебу у Стокгольмі.Міністерська зустріч форуму ЄС-Тихоокеанський регіон є доброю нагодою длябагатьох речей, але я наголошую на трьох. По перше, дати нову інформацію щодоситуації в Україні, друге - як краще збільшити та поширити тиск на росію,включаючи нові санкції, і третє – це добра нагода для зустрічі (представника -ред.) України з міністрами Індо-Тихоокеанського регіону та з міністрами ЄС водному місці. Ми поділяємо багато спільних занепокоєнь, зокрема, у тому, щостосується територіальних зазіхань та територіальної цілісності», - наголосившведський урядовець.</text:p>
      <text:p text:style-name="P4">
<text:span text:style-name="T4">
Читайте також:</text:span>
 <text:a xlink:type="simple" xlink:href="https://www.ukrinform.ua/rubric-ato/3708650-blinken-ta-kuleba-obgovorili-postacanna-zbroi-ta-pidgotovku-ukrainskogo-kontrnastupu.html" text:style-name="Internet_20_link" text:visited-style-name="Visited_20_Internet_20_Link">
 <text:span text:style-name="T4">
Кулеба</text:span>
 </text:a>
</text:p>
      <text:p text:style-name="P4">
Своєю чергою, міністр закордонних справ України Дмитро Кулеба подякувавшведському колезі за надану можливість зустрітися одночасно з міністрами ЄС таз урядовцями, що представляють частину «глобального Півдня», зокрема, йогоІндо-Тихоокеанської частини.</text:p>
      <text:p text:style-name="P4">
«Було дуже мудрим рішенням провести таку спільну зустріч тут, у Стокгольмі. Яприбув сюди з Гватемали, де брав участь в саміті Асоціації Карибських держав.Тож протягом трьох днів ми мали можливість скласти нові плани для взаємодії зГлобальним Півднем. Головною темою нашої дискусії під час неформальноїзустрічі міністрів закордонних справ є війна, російська агресія , і як мимаємо намір протистояти їй по всіх фронтах», - зауважив керівник МЗС України.</text:p>
      <text:p text:style-name="P4">
За його словами, ще одним важливим питанням під час зустрічі є прискоренняєвропейської інтеграції України.</text:p>
      <text:p text:style-name="P4">
<text:span text:style-name="T4">
Читайте також:</text:span>
 <text:a xlink:type="simple" xlink:href="https://www.ukrinform.ua/rubric-polytics/3708276-kuleba-zdijsnit-turne-latinskou-amerikou-v-drugij-polovini-roku.html" text:style-name="Internet_20_link" text:visited-style-name="Visited_20_Internet_20_Link">
 <text:span text:style-name="T4">
Кулеба</text:span>
 </text:a>
</text:p>
      <text:p text:style-name="P4">
«Ми вдячні за все, що шведське головування (в ЄС - ред.) робить для цього, тавиконуємо наше домашнє завдання. Тож, якщо говорити коротко, головною темоюрозмови з міністрами закордонних справ ЄС є поставки далекобійнихартилерійських боєприпасів та скорочення відстані до переговорів про входження(України до ЄС). Це на сьогодні головні питання», - сказав українськийміністр.</text:p>
      <text:p text:style-name="P4">
Відповідаючи на запитання журналістів щодо поточної ситуації в Україні, вінзазначив, що там тривають важкі бої, українські захисники продовжуютьстримувати ворога, який намагається захопити нові території.</text:p>
      <text:p text:style-name="P4">
«Неможливо звикнути до загибелі людей. Лише зараз я зрозумів, що означає назвавідомої новели «На західному фронті без змін» (Еріх Марія Ремарк – ред.).Читаєш новини і доходиш висновку, що все ніби спокійно. Але просто в цеймомент хтось помирає. Хтось штурмує траншеї, хтось їх захищає», - зауваживДмитро Кулеба.</text:p>
      <text:p text:style-name="P4">
<text:span text:style-name="T4">
Читайте також:</text:span>
 <text:a xlink:type="simple" xlink:href="https://www.ukrinform.ua/rubric-polytics/3708240-kuleba-zaklikav-kraini-latinskoi-ameriki-u-stavlenni-do-vijni-rf-uzati-za-priklad-gvatemalu.html" text:style-name="Internet_20_link" text:visited-style-name="Visited_20_Internet_20_Link">
 <text:span text:style-name="T4">
Кулеба</text:span>
 </text:a>
</text:p>
      <text:p text:style-name="P4">
«Ми в очікування великих подій. Моя робота сьогодні - і саме тому я зруйнувавсвій план та прибув сюди на запрошення Тобіаса (міністр закордонних справШвеції Тобіас Більстрем - ред.) - зробити все можливе, щоб підтримати нашівійська на місцях. Європейський Союз має як політичну волю, так іспроможності, щоб це зробити», - додав міністр закордонних справ України.</text:p>
      <text:p text:style-name="P4">
Він зауважив, що Україна потребує широкого спектра військової допомоги - відмедичних автомобілів для евакуації поранених захисників з поля бою, до ракетвеликого радіуса дії, броньованих машин піхоти, літаків F-16 та багато іншого.</text:p>
      <text:p text:style-name="P4">
«Я щиро вдячний за те, що було зроблено для України (Євросоюзом - ред.). Але яскажу, що було зроблено достатньо, коли ми переможемо, переможемо разом. Саметоді я скажу – друзі, ви зробили це, ви зробили видатну роботу. І ми знаємо,що у нас є такі друзі», - сказав український урядовець.</text:p>
      <text:p text:style-name="P4">
<text:span text:style-name="T4">
Читайте також:</text:span>
 <text:a xlink:type="simple" xlink:href="https://www.ukrinform.ua/rubric-polytics/3708037-kuleba-vzav-ucast-u-samiti-asociacii-karibskih-derzav-pro-so-govorili.html" text:style-name="Internet_20_link" text:visited-style-name="Visited_20_Internet_20_Link">
 <text:span text:style-name="T4">
Кулеба</text:span>
 </text:a>
</text:p>
      <text:p text:style-name="P4">
Відповідаючи на запитання німецького журналіста щодо того, коли саме Українарозпочне контрнаступ проти російських загарбників, український міністрзауважив: «Моя відповідь є дуже простою і відвертою: замість того, щобзапитувати, коли розпочнеться контрнаступ, запитайте себе, чи ви зробилидостатньо, щоб український контрнаступ розпочався та був успішним. Ми б хотілизосередитися саме на цьому питанні. Ми постійно працюємо з усіма країнами-партнерами щодо нових пакетів допомоги, у тому числі – з Німеччиною, яка вжезробила багато. Ми обговорюємо певні часові рамки. Безумовно, ми хочемоотримати все якомога швидше, і ми вдячні за всі зусилля, що спрямовані наприскорення поставок».</text:p>
      <text:p text:style-name="P4">
Як повідомлялося, сьогодні у Швеції триває неформальна зустріч міністрівзакордонних справ ЄС, головними питаннями якої є продовження допомоги ЄС дляУкраїни та оновлення стратегії відносин між ЄС і Китаєм. Сьогодні відбуваєтьсяміністерська зустріч між країнами ЄС та Індо-Тихоокеанського регіону, в якійбере участь керівник зовнішньополітичного відомства України Дмитро Кулеба.</text:p>
      <text:p text:style-name="P4">
Source: <text:a xlink:type="simple" xlink:href="https://www.ukrinform.ua/rubric-polytics/3708705-kuleba-u-stokgolmi-zustricaetsa-z-ministrami-es-ta-indotihookeanskogo-regionu.html" text:style-name="Internet_20_link" text:visited-style-name="Visited_20_Internet_20_Link">
https://www.ukrinform.ua/rubric-polytics/3708705-kuleba-u-stokgolmi-zustricaetsa-z-ministrami-es-ta-indotihookeanskogo-regionu.html</text:a>
</text:p>
      <!--NEWS-->
      <text:h text:style-name="P10" text:outline-level="1">
<text:span text:style-name="T4">
Унаслідок обстрілу Нікополя важко поранений чоловік, є руйнування</text:span>
</text:h>
      <text:p text:style-name="P4">
Authors: Ukrinform (Person)</text:p>
      <text:p text:style-name="P4">
Publisher: Укринформ (Organization)</text:p>
      <text:p text:style-name="P4">
Published Time: 2023-05-13T13:59:00+03:00</text:p>
      <text:p text:style-name="P4">
Modified Time: 2023-05-13T13:59:00+03:00</text:p>
      <text:p text:style-name="P4">
Description: У результаті ворожого обстрілу Нікополя Дніпропетровської області поранено чоловіка, є пошкодження будинків. — Укрінформ.</text:p>
      <text:p text:style-name="P4">
Images: ["<text:a xlink:type="simple" xlink:href="https://static.ukrinform.com/photos/2023_05/thumb_files/630_360_1683975733-382.jpeg" text:style-name="Internet_20_link" text:visited-style-name="Visited_20_Internet_20_Link">
630_360_16839...</text:a>
", "<text:a xlink:type="simple" xlink:href="https://static.ukrinform.com/photos/2023_05/1683975724-256.jpeg" text:style-name="Internet_20_link" text:visited-style-name="Visited_20_Internet_20_Link">
1683975724-25...</text:a>
", "<text:a xlink:type="simple" xlink:href="https://static.ukrinform.com/photos/2023_05/1683975711-636.jpeg" text:style-name="Internet_20_link" text:visited-style-name="Visited_20_Internet_20_Link">
1683975711-63...</text:a>
", "<text:a xlink:type="simple" xlink:href="https://static.ukrinform.com/photos/2023_05/1683983561-104.jpeg" text:style-name="Internet_20_link" text:visited-style-name="Visited_20_Internet_20_Link">
1683983561-10...</text:a>
", "<text:a xlink:type="simple" xlink:href="https://static.ukrinform.com/photos/2023_05/1683983554-190.jpeg" text:style-name="Internet_20_link" text:visited-style-name="Visited_20_Internet_20_Link">
1683983554-19...</text:a>
", "<text:a xlink:type="simple" xlink:href="https://static.ukrinform.com/photos/2023_05/1683983545-340.jpeg" text:style-name="Internet_20_link" text:visited-style-name="Visited_20_Internet_20_Link">
1683983545-34...</text:a>
"]</text:p>
      <text:p text:style-name="P4">
Tags: ['Нікополь', 'Обстріл', 'Поранені', 'Війна з росією']</text:p>
      <text:p text:style-name="P4">
Type: Article</text:p>
      <!--METADATA-->
      <text:p text:style-name="P4">
<draw:frame draw:style-name="fr1" draw:name="Image144" text:anchor-type="as-char" svg:width="6.9236in" svg:height="3.956343in" draw:z-index="0">
<draw:image xlink:href="../Images/yкринформ/2023-05-13T13-59-00-03-00/630_360_1683975733-382.jpeg" xlink:type="simple" xlink:show="embed" xlink:actuate="onLoad" draw:mime-type="image/jpeg"/>
</draw:frame>
 Урезультаті ворожого обстрілу Нікополя Дніпропетровської області пораненочоловіка, є пошкодження будинків.</text:p>
      <text:p text:style-name="P4">
Про це у <text:a xlink:type="simple" xlink:href="https://t.me/dnipropetrovskaODA/4615" text:style-name="Internet_20_link" text:visited-style-name="Visited_20_Internet_20_Link">
 </text:a>
 повідомляє головаДніпропетровської ОВА Сергій Лисак, передає Укрінформ.</text:p>
      <text:p text:style-name="P4">
"Агресор вчинив черговий військовий злочин. Знову накрив вогнем важкоїартилерії Нікополь. Постраждав 57-річний місцевий мешканець. Чоловікзнаходився у своїй автівці. Нині він у важкому стані госпіталізований дореанімації", - йдеться в дописі.</text:p>
      <text:p text:style-name="P4">
<draw:frame draw:style-name="fr1" draw:name="Image145" text:anchor-type="as-char" svg:width="6.9236in" svg:height="6.9236in" draw:z-index="0">
<draw:image xlink:href="../Images/yкринформ/2023-05-13T13-59-00-03-00/1683975724-256.jpeg" xlink:type="simple" xlink:show="embed" xlink:actuate="onLoad" draw:mime-type="image/jpeg"/>
</draw:frame>
</text:p>
      <text:p text:style-name="P4">
<draw:frame draw:style-name="fr1" draw:name="Image146" text:anchor-type="as-char" svg:width="6.9236in" svg:height="6.9236in" draw:z-index="0">
<draw:image xlink:href="../Images/yкринформ/2023-05-13T13-59-00-03-00/1683975711-636.jpeg" xlink:type="simple" xlink:show="embed" xlink:actuate="onLoad" draw:mime-type="image/jpeg"/>
</draw:frame>
</text:p>
      <text:p text:style-name="P4">
<text:span text:style-name="T4">
Читайте також:</text:span>
 <text:a xlink:type="simple" xlink:href="https://www.ukrinform.ua/rubric-ato/3708663-rosiani-zavdali-blizko-15-udariv-po-gulajpolu-postrazdav-civilnij.html" text:style-name="Internet_20_link" text:visited-style-name="Visited_20_Internet_20_Link">
 </text:a>
</text:p>
      <text:p text:style-name="P4">
Внаслідок <text:a xlink:type="simple" xlink:href="https://www.ukrinform.ua/tag-obstril" text:style-name="Internet_20_link" text:visited-style-name="Visited_20_Internet_20_Link">
 </text:a>
 у місті пошкоджені двібагатоповерхівки, п’ять приватних будинків, декілька господарських споруд.Понівечені гараж, мікроавтобус і дві лінії електропередач. Наслідки обстрілівз’ясовують працівники ДСНС.</text:p>
      <text:p text:style-name="P4">
<draw:frame draw:style-name="fr1" draw:name="Image147" text:anchor-type="as-char" svg:width="6.9236in" svg:height="3.89773in" draw:z-index="0">
<draw:image xlink:href="../Images/yкринформ/2023-05-13T13-59-00-03-00/1683983561-104.jpeg" xlink:type="simple" xlink:show="embed" xlink:actuate="onLoad" draw:mime-type="image/jpeg"/>
</draw:frame>
</text:p>
      <text:p text:style-name="P4">
За процесуального керівництва Дніпропетровської обласної прокуратури розпочатодосудове розслідування у кримінальному провадженні за фактом порушення законівта звичаїв війни (ч. 1 ст. 438 Кримінального кодексу України).</text:p>
      <text:p text:style-name="P4">
<draw:frame draw:style-name="fr1" draw:name="Image148" text:anchor-type="as-char" svg:width="6.9236in" svg:height="3.89773in" draw:z-index="0">
<draw:image xlink:href="../Images/yкринформ/2023-05-13T13-59-00-03-00/1683983554-190.jpeg" xlink:type="simple" xlink:show="embed" xlink:actuate="onLoad" draw:mime-type="image/jpeg"/>
</draw:frame>
<draw:frame draw:style-name="fr1" draw:name="Image149" text:anchor-type="as-char" svg:width="6.9236in" svg:height="3.89773in" draw:z-index="0">
<draw:image xlink:href="../Images/yкринформ/2023-05-13T13-59-00-03-00/1683983545-340.jpeg" xlink:type="simple" xlink:show="embed" xlink:actuate="onLoad" draw:mime-type="image/jpeg"/>
</draw:frame>
</text:p>
      <text:p text:style-name="P4">
"Проводяться першочергові заходи для фіксування злочину, скоєного армієюкраїни-агресора", - повідомляє Офіс Генерального прокурора у <text:a xlink:type="simple" xlink:href="http://t.me/pgo_gov_ua/12120" text:style-name="Internet_20_link" text:visited-style-name="Visited_20_Internet_20_Link">
</text:a>
</text:p>
      <text:p text:style-name="P4">
Як повідомлялось, унаслідок нічної атаки росіян <text:a xlink:type="simple" xlink:href="https://www.ukrinform.ua/rubric-ato/3708631-u-hmelnickomu-cerez-rosijsku-ataku-postrazdali-11-ludej.html" text:style-name="Internet_20_link" text:visited-style-name="Visited_20_Internet_20_Link">
</text:a>
 і їхня кількість може збільшуватися.</text:p>
      <text:p text:style-name="P4">
<text:span text:style-name="T5">
Фото: Телеграм Сергій Лисак, Офіс Генерального прокурора</text:span>
</text:p>
      <text:p text:style-name="P4">
Source: <text:a xlink:type="simple" xlink:href="https://www.ukrinform.ua/rubric-ato/3708707-unaslidok-obstrilu-nikopola-vazko-poranenij-colovik-e-rujnuvanna.html" text:style-name="Internet_20_link" text:visited-style-name="Visited_20_Internet_20_Link">
https://www.ukrinform.ua/rubric-ato/3708707-unaslidok-obstrilu-nikopola-vazko-poranenij-colovik-e-rujnuvanna.html</text:a>
</text:p>
      <!--NEWS-->
      <text:h text:style-name="P10" text:outline-level="1">
<text:span text:style-name="T4">
Heavy explosions reported in Kherson</text:span>
</text:h>
      <text:p text:style-name="P4">
Authors: liveuamap (Language: en)</text:p>
      <text:p text:style-name="P4">
Time: 2023-05-13T14:07:32</text:p>
      <text:p text:style-name="P4">
Location: Kherson (Latitude:46.62421 Longtitude:32.61583)</text:p>
      <text:p text:style-name="P4">
Videos: []</text:p>
      <text:p text:style-name="P4">
Images: []</text:p>
      <text:p text:style-name="P4">
Tags: ["Europe", "Central and Eastern Europe"]</text:p>
      <text:p text:style-name="P4">
ID: 22562630</text:p>
      <!--METADATA-->
      <text:p text:style-name="P4">
Heavy explosions reported in Kherson</text:p>
      <text:p text:style-name="P4">
News Collection Link: <text:a xlink:type="simple" xlink:href="https://liveuamap.com/en/2023/13-may-heavy-explosions-reported-in-kherson-" text:style-name="Internet_20_link" text:visited-style-name="Visited_20_Internet_20_Link">
https://liveuamap.com/en/2023/13-may-heavy-explosions-reported-in-kherson-</text:a>
</text:p>
      <text:p text:style-name="P4">
Source: <text:a xlink:type="simple" xlink:href="https://t.me/hueviyherson/39387" text:style-name="Internet_20_link" text:visited-style-name="Visited_20_Internet_20_Link">
https://t.me/hueviyherson/39387</text:a>
</text:p>
      <!--NEWS-->
      <text:h text:style-name="P10" text:outline-level="1">
<text:span text:style-name="T4">
На Донеччині стартував мистецький проєкт «Культурний фронт» - МКІП</text:span>
</text:h>
      <text:p text:style-name="P4">
Authors: Ukrinform (Person)</text:p>
      <text:p text:style-name="P4">
Publisher: Укринформ (Organization)</text:p>
      <text:p text:style-name="P4">
Published Time: 2023-05-13T14:13:00+03:00</text:p>
      <text:p text:style-name="P4">
Modified Time: 2023-05-13T14:13:00+03:00</text:p>
      <text:p text:style-name="P4">
Description: На Донеччині розпочався мистецький проєкт "Культурний фронт" для емоційної підтримки мешканців області, перші заходи якого відбулися в селах Рубці та Новоселівка Лиманської громади. — Укрінформ.</text:p>
      <text:p text:style-name="P4">
Images: ["<text:a xlink:type="simple" xlink:href="https://static.ukrinform.com/photos/2023_05/thumb_files/630_360_1683976228-776.jpg" text:style-name="Internet_20_link" text:visited-style-name="Visited_20_Internet_20_Link">
630_360_16839...</text:a>
", "<text:a xlink:type="simple" xlink:href="https://static.ukrinform.com/photos/2023_05/1683976228-160.jpg" text:style-name="Internet_20_link" text:visited-style-name="Visited_20_Internet_20_Link">
1683976228-16...</text:a>
", "<text:a xlink:type="simple" xlink:href="https://static.ukrinform.com/photos/2023_05/1683976228-403.jpg" text:style-name="Internet_20_link" text:visited-style-name="Visited_20_Internet_20_Link">
1683976228-40...</text:a>
", "<text:a xlink:type="simple" xlink:href="https://static.ukrinform.com/photos/2023_05/1683976228-840.jpg" text:style-name="Internet_20_link" text:visited-style-name="Visited_20_Internet_20_Link">
1683976228-84...</text:a>
"]</text:p>
      <text:p text:style-name="P4">
Tags: ['Донеччина', 'Культура', 'Театр Франка', 'МКІП ']</text:p>
      <text:p text:style-name="P4">
Type: Article</text:p>
      <!--METADATA-->
      <text:p text:style-name="P4">
<draw:frame draw:style-name="fr1" draw:name="Image150" text:anchor-type="as-char" svg:width="6.9236in" svg:height="3.956343in" draw:z-index="0">
<draw:image xlink:href="../Images/yкринформ/2023-05-13T14-13-00-03-00/630_360_1683976228-776.jpg" xlink:type="simple" xlink:show="embed" xlink:actuate="onLoad" draw:mime-type="image/jpeg"/>
</draw:frame>
 НаДонеччині розпочався мистецький проєкт "Культурний фронт" для емоційноїпідтримки мешканців області, перші заходи якого відбулися в селах Рубці таНовоселівка Лиманської громади.</text:p>
      <text:p text:style-name="P4">
Про це інформує <text:a xlink:type="simple" xlink:href="https://mkip.gov.ua/news/9135.html" text:style-name="Internet_20_link" text:visited-style-name="Visited_20_Internet_20_Link">
 </text:a>
 Міністерства культурита інформаційної політики, передає Укрінформ.</text:p>
      <text:p text:style-name="P4">
"Метою проєкту є надання сучасних культурних послуг жителям області насампередна територіях, де зруйновані або пошкоджені заклади культури, для поліпшенняпсихоемоційного стану мешканців області", - йдеться в повідомленні.</text:p>
      <text:p text:style-name="P4">
<draw:frame draw:style-name="fr1" draw:name="Image151" text:anchor-type="as-char" svg:width="6.9236in" svg:height="5.195367in" draw:z-index="0">
<draw:image xlink:href="../Images/yкринформ/2023-05-13T14-13-00-03-00/1683976228-160.jpg" xlink:type="simple" xlink:show="embed" xlink:actuate="onLoad" draw:mime-type="image/jpeg"/>
</draw:frame>
</text:p>
      <text:p text:style-name="P4">
Зазначається, що в межах проєкту села Рубці та Новоселівка Лиманської громадиДонецької області відвідала концертна бригада Національного академічногодраматичного театру ім. Івана Франка, зокрема народний артист України АнатолійГнатюк, заслужені артисти України Олексій Паламаренко й Андрій Романій.</text:p>
      <text:p text:style-name="P4">
<draw:frame draw:style-name="fr1" draw:name="Image152" text:anchor-type="as-char" svg:width="6.9236in" svg:height="5.1927in" draw:z-index="0">
<draw:image xlink:href="../Images/yкринформ/2023-05-13T14-13-00-03-00/1683976228-403.jpg" xlink:type="simple" xlink:show="embed" xlink:actuate="onLoad" draw:mime-type="image/jpeg"/>
</draw:frame>
</text:p>
      <text:p text:style-name="P4">
<text:a xlink:type="simple" xlink:href="https://www.ukrinform.ua/tag-koncert" text:style-name="Internet_20_link" text:visited-style-name="Visited_20_Internet_20_Link">
 </text:a>
 для мешканців громади складалася змузичних композицій, українських пісень, театральних байок з життя акторів йавторської поезії Олексія Паламаренка.</text:p>
      <text:p text:style-name="P4">
<draw:frame draw:style-name="fr1" draw:name="Image153" text:anchor-type="as-char" svg:width="6.9236in" svg:height="5.195351in" draw:z-index="0">
<draw:image xlink:href="../Images/yкринформ/2023-05-13T14-13-00-03-00/1683976228-840.jpg" xlink:type="simple" xlink:show="embed" xlink:actuate="onLoad" draw:mime-type="image/jpeg"/>
</draw:frame>
</text:p>
      <text:p text:style-name="P4">
<text:span text:style-name="T4">
Читайте також:</text:span>
 <text:a xlink:type="simple" xlink:href="https://www.ukrinform.ua/rubric-culture/3704679-mkip-rozrahovue-na-spivpracu-z-oae-u-zberezenni-kulturnoi-spadsini-tkacenko.html" text:style-name="Internet_20_link" text:visited-style-name="Visited_20_Internet_20_Link">
 <text:span text:style-name="T4">
МКІП</text:span>
 </text:a>
</text:p>
      <text:p text:style-name="P4">
Проєкт "Культурний фронт" відбувається за підтримки Міністерства культури таінформаційної політики України та Донецької облдержадміністрації.</text:p>
      <text:p text:style-name="P4">
Як повідомляв Укрінформ, <text:a xlink:type="simple" xlink:href="https://www.ukrinform.ua/rubric-regions/3698093-na-doneccini-vidkrili-fotovistavku-prisvacenu-znisenomu-rosianami-soledaru.html" text:style-name="Internet_20_link" text:visited-style-name="Visited_20_Internet_20_Link">
 </text:a>
 , присвячена майже знищеному російськими загарбникамимісту Соледар.</text:p>
      <text:p text:style-name="P4">
<text:span text:style-name="T5">
Фото: МКІП, Національний академічний драматичний театр імені Івана Франка</text:span>
</text:p>
      <text:p text:style-name="P4">
Source: <text:a xlink:type="simple" xlink:href="https://www.ukrinform.ua/rubric-culture/3708709-na-doneccini-startuvav-misteckij-proekt-kulturnij-front-mkip.html" text:style-name="Internet_20_link" text:visited-style-name="Visited_20_Internet_20_Link">
https://www.ukrinform.ua/rubric-culture/3708709-na-doneccini-startuvav-misteckij-proekt-kulturnij-front-mkip.html</text:a>
</text:p>
      <!--NEWS-->
      <text:h text:style-name="P10" text:outline-level="1">
<text:span text:style-name="T4">
Фінал Євробачення розпочнеться о 22:00 за Києвом</text:span>
</text:h>
      <text:p text:style-name="P4">
Authors: Ukrinform (Person)</text:p>
      <text:p text:style-name="P4">
Publisher: Укринформ (Organization)</text:p>
      <text:p text:style-name="P4">
Published Time: 2023-05-13T14:21:00+03:00</text:p>
      <text:p text:style-name="P4">
Modified Time: 2023-05-13T14:21:00+03:00</text:p>
      <text:p text:style-name="P4">
Description: У суботу, 13 травня, о 22:00 розпочнеться фінал пісенного конкурсу "Євробачення-2023". Подія відбудеться в англійському Ліверпулі, який приймає конкурс. — Укрінформ.</text:p>
      <text:p text:style-name="P4">
Images: ["<text:a xlink:type="simple" xlink:href="https://static.ukrinform.com/photos/2023_05/thumb_files/630_360_1683829607-260.jpg" text:style-name="Internet_20_link" text:visited-style-name="Visited_20_Internet_20_Link">
630_360_16838...</text:a>
"]</text:p>
      <text:p text:style-name="P4">
Tags: ['Євробачення', 'Культура', 'Ліверпуль']</text:p>
      <text:p text:style-name="P4">
Type: Article</text:p>
      <!--METADATA-->
      <text:p text:style-name="P4">
<draw:frame draw:style-name="fr1" draw:name="Image154" text:anchor-type="as-char" svg:width="6.9236in" svg:height="3.956343in" draw:z-index="0">
<draw:image xlink:href="../Images/yкринформ/2023-05-13T14-21-00-03-00/630_360_1683829607-260.jpg" xlink:type="simple" xlink:show="embed" xlink:actuate="onLoad" draw:mime-type="image/jpeg"/>
</draw:frame>
 У суботу,13 травня, о 22:00 розпочнеться фінал пісенного конкурсу "Євробачення-2023".Подія відбудеться в англійському Ліверпулі, який приймає конкурс.</text:p>
      <text:p text:style-name="P4">
Як передає Укрінформ, про це повідомляє <text:a xlink:type="simple" xlink:href="https://suspilne.media/474904-evrobacenna-2023-de-divitisa-final-nazivo/" text:style-name="Internet_20_link" text:visited-style-name="Visited_20_Internet_20_Link">
</text:a>
 .</text:p>
      <text:p text:style-name="P4">
Гранд-фінал – основна подія Євробачення. 26 країн-учасниць презентуватимутьсвої номери, а за результатами голосування один з учасників стане переможцемконкурсу.</text:p>
      <text:p text:style-name="P4">
<text:span text:style-name="T4">
Читайте також:</text:span>
 <text:a xlink:type="simple" xlink:href="https://www.ukrinform.ua/rubric-culture/3708658-evrobacenna-zasvidcue-so-muzika-obednue-ludej-spilna-zaava-ukraini-ta-britanii.html" text:style-name="Internet_20_link" text:visited-style-name="Visited_20_Internet_20_Link">
 <text:span text:style-name="T4">
Євробачен</text:span>
 </text:a>
</text:p>
      <text:p text:style-name="P4">
У фіналі буде представлена Україна: гурт TVORCHI з піснею Heart Of Steelавтоматично потрапив до вирішальної частини конкурсу, не виступав упівфіналах. Окрім TVORCHI у фіналі буде ще кілька номерів від українськихартистів.</text:p>
      <text:p text:style-name="P4">
Ексклюзивним транслятором пісенного конкурсу Євробачення в Україні є СуспільнеМовлення. Дивитися наживо фінал Євробачення-2023 можна буде на усіх платформахСуспільного: <text:a xlink:type="simple" xlink:href="https://suspilne.media/page/5-suspilne-culture-online/" text:style-name="Internet_20_link" text:visited-style-name="Visited_20_Internet_20_Link">
 </text:a>
 ;сайті <text:a xlink:type="simple" xlink:href="https://eurovision.ua/live/" text:style-name="Internet_20_link" text:visited-style-name="Visited_20_Internet_20_Link">
 </text:a>
 ; телеканалі Суспільне Культура, атакож слухати наживо на Радіо Промінь.</text:p>
      <text:p text:style-name="P4">
Початок трансляції фіналу Євробачення-2023 на Суспільному – о 21:50. До цьогоможна дивитися студію "ПередЄвроШоу" на телеканалі Суспільне Культура.</text:p>
      <text:p text:style-name="P4">
<text:span text:style-name="T4">
Читайте також:</text:span>
 <text:a xlink:type="simple" xlink:href="https://www.ukrinform.ua/rubric-culture/3708496-cifrova-akcia-solidarnosti-v-ramkah-evrobacenna-obednala-ukrainciv-ta-britanciv.html" text:style-name="Internet_20_link" text:visited-style-name="Visited_20_Internet_20_Link">
 <text:span text:style-name="T4">
Євробаченн</text:span>
 </text:a>
</text:p>
      <text:p text:style-name="P4">
Також на Youtube-каналі Суспільне Євробачення можна стежити наживо за роботоюкоментатора Тимура Мірошніченка наживо, він відповідатиме на запитанняглядачів.</text:p>
      <text:p text:style-name="P4">
Україна потрапила автоматично до фіналу Євробачення як переможець останньогоконкурсу. TVORCHI з піснею Heart of Steel виступатимуть на сцені фіналуЄвробачення-2023 під №19.</text:p>
      <text:p text:style-name="P4">
Як повідомляв Укрінформ, у різних районах Лондона у день фіналу Євробачення <text:a xlink:type="simple" xlink:href="https://www.ukrinform.ua/rubric-world/3708689-budivli-londona-pidsvitat-sinozovtimi-kolorami-na-znak-pidtrimki-ukraini.html" text:style-name="Internet_20_link" text:visited-style-name="Visited_20_Internet_20_Link">
</text:a>
 .</text:p>
      <text:p text:style-name="P4">
Source: <text:a xlink:type="simple" xlink:href="https://www.ukrinform.ua/rubric-culture/3708713-final-evrobacenna-rozpocnetsa-o-2200-za-kievom.html" text:style-name="Internet_20_link" text:visited-style-name="Visited_20_Internet_20_Link">
https://www.ukrinform.ua/rubric-culture/3708713-final-evrobacenna-rozpocnetsa-o-2200-za-kievom.html</text:a>
</text:p>
      <!--NEWS-->
      <text:h text:style-name="P10" text:outline-level="1">
<text:span text:style-name="T4">
Зеленський зустрівся із головою Ради міністрів Італії</text:span>
</text:h>
      <text:p text:style-name="P4">
Authors: Ukrinform (Person)</text:p>
      <text:p text:style-name="P4">
Publisher: Укринформ (Organization)</text:p>
      <text:p text:style-name="P4">
Published Time: 2023-05-13T14:27:00+03:00</text:p>
      <text:p text:style-name="P4">
Modified Time: 2023-05-13T14:27:00+03:00</text:p>
      <text:p text:style-name="P4">
Description: Президент України Володимир Зеленський зустрівся у ході візиту в Італію з Головою Ради міністрів Італійської Республіки Джорджею Мелоні. — Укрінформ.</text:p>
      <text:p text:style-name="P4">
Images: ["<text:a xlink:type="simple" xlink:href="https://static.ukrinform.com/photos/2023_05/thumb_files/630_360_1683977769-332.jpg" text:style-name="Internet_20_link" text:visited-style-name="Visited_20_Internet_20_Link">
630_360_16839...</text:a>
"]</text:p>
      <text:p text:style-name="P4">
Tags: ['Італія', 'Зеленський', 'Джорджа Мелоні']</text:p>
      <text:p text:style-name="P4">
Type: Article</text:p>
      <!--METADATA-->
      <text:p text:style-name="P4">
<draw:frame draw:style-name="fr1" draw:name="Image155" text:anchor-type="as-char" svg:width="6.9236in" svg:height="3.956343in" draw:z-index="0">
<draw:image xlink:href="../Images/yкринформ/2023-05-13T14-27-00-03-00/630_360_1683977769-332.jpg" xlink:type="simple" xlink:show="embed" xlink:actuate="onLoad" draw:mime-type="image/jpeg"/>
</draw:frame>
 ПрезидентУкраїни Володимир Зеленський зустрівся у ході візиту в Італію з Головою Радиміністрів Італійської Республіки Джорджею Мелоні.</text:p>
      <text:p text:style-name="P4">
Офіційна церемонія зустрічі транслювалася наживо на сторінці Офісу главиУкраїнської держави у <text:a xlink:type="simple" xlink:href="https://www.facebook.com/watch/" text:style-name="Internet_20_link" text:visited-style-name="Visited_20_Internet_20_Link">
</text:a>
 передає Укрінформ.</text:p>
      <text:p text:style-name="P4">
Так, після привітання та рукостискання Зеленський привітався з італійськимипосадовцями, а Мелоні - з українською делегацією.</text:p>
      <text:p text:style-name="P4">
<text:span text:style-name="T4">
Читайте також:</text:span>
 <text:a xlink:type="simple" xlink:href="https://www.ukrinform.ua/rubric-polytics/3708697-zelenskij-zustrivsa-z-prezidentom-italii.html" text:style-name="Internet_20_link" text:visited-style-name="Visited_20_Internet_20_Link">
 <text:span text:style-name="T4">
Італ</text:span>
 </text:a>
</text:p>
      <text:p text:style-name="P4">
Прем'єр-міністр Італії Джорджія Мелоні заявила, що рішуче підтримує військовута іншу допомогу Україні.</text:p>
      <text:p text:style-name="P4">
Опісля український лідер попрямував до кабінету прем’єр-міністра в палаціКіджі. Мелоні та Зеленський обійнялися у дворику палацу, перш ніж вирушили напереговори за закритими дверима.</text:p>
      <text:p text:style-name="P4">
Точний розклад візиту Зеленського не було оприлюднено з міркувань безпеки, а уВатикані підтвердили зустріч з Папою незадовго до того, як літак українськогопрезидента приземлився у Римі.</text:p>
      <text:p text:style-name="P4">
Як повідомляв Укрінформ, 13 травня Президент України Володимир Зеленський <text:a xlink:type="simple" xlink:href="https://www.ukrinform.ua/rubric-polytics/3708665-zelenskij-pribuv-iz-vizitom-do-italii.html" text:style-name="Internet_20_link" text:visited-style-name="Visited_20_Internet_20_Link">
</text:a>
 для зустрічі з Президентом країни Серджо Маттареллою,Премʼєр-міністром Джорджею Мелоні та Папою Римським Франциском. Зеленськийназвав цей візит важливим для перемоги України.</text:p>
      <text:p text:style-name="P4">
<text:span text:style-name="T5">
Фото: RIPRODUZIONE RISERVATA</text:span>
</text:p>
      <text:p text:style-name="P4">
Source: <text:a xlink:type="simple" xlink:href="https://www.ukrinform.ua/rubric-polytics/3708715-zelenskij-zustrivsa-iz-golovou-radi-ministriv-italii.html" text:style-name="Internet_20_link" text:visited-style-name="Visited_20_Internet_20_Link">
https://www.ukrinform.ua/rubric-polytics/3708715-zelenskij-zustrivsa-iz-golovou-radi-ministriv-italii.html</text:a>
</text:p>
      <!--NEWS-->
      <text:h text:style-name="P10" text:outline-level="1">
<text:span text:style-name="T4">
Donetsk Oblast(20:30). Red Alert: aerial threat. Sirens sounding. Take cover now!</text:span>
</text:h>
      <text:p text:style-name="P4">
Authors: liveuamap (Language: en)</text:p>
      <text:p text:style-name="P4">
Time: 2023-05-13T14:31:00</text:p>
      <text:p text:style-name="P4">
Location: Donetsk Oblast (Latitude:48.72744 Longtitude:37.5781)</text:p>
      <text:p text:style-name="P4">
Videos: []</text:p>
      <text:p text:style-name="P4">
Images: []</text:p>
      <text:p text:style-name="P4">
Tags: ["Europe", "Central and Eastern Europe"]</text:p>
      <text:p text:style-name="P4">
ID: 22562631</text:p>
      <!--METADATA-->
      <text:p text:style-name="P4">
Donetsk Oblast(20:30). Red Alert: aerial threat. Sirens sounding. Take covernow!</text:p>
      <text:p text:style-name="P4">
News Collection Link: <text:a xlink:type="simple" xlink:href="https://liveuamap.com/en/2023/13-may-donetsk-oblast2030-red-alert-aerial-thg" text:style-name="Internet_20_link" text:visited-style-name="Visited_20_Internet_20_Link">
https://liveuamap.com/en/2023/13-may-donetsk-oblast2030-red-alert-aerial-thg</text:a>
</text:p>
      <text:p text:style-name="P4">
Source: <text:a xlink:type="simple" xlink:href="https://t.me/air_alert_ua/45208" text:style-name="Internet_20_link" text:visited-style-name="Visited_20_Internet_20_Link">
https://t.me/air_alert_ua/45208</text:a>
</text:p>
      <!--NEWS-->
      <text:h text:style-name="P10" text:outline-level="1">
<text:span text:style-name="T4">
Країни G7 збільшили обсяг допомоги Україні до $44 мільярдів</text:span>
</text:h>
      <text:p text:style-name="P4">
Authors: Ukrinform (Person)</text:p>
      <text:p text:style-name="P4">
Publisher: Укринформ (Organization)</text:p>
      <text:p text:style-name="P4">
Published Time: 2023-05-13T14:45:00+03:00</text:p>
      <text:p text:style-name="P4">
Modified Time: 2023-05-13T14:45:00+03:00</text:p>
      <text:p text:style-name="P4">
Description: Після триденних переговорів міністри фінансів країн G7 запропонували збільшити економічну та бюджетну підтримку України на 2023 рік та початок 2024 року до 44 млрд доларів. — Укрінформ.</text:p>
      <text:p text:style-name="P4">
Images: ["<text:a xlink:type="simple" xlink:href="https://static.ukrinform.com/photos/2022_12/thumb_files/630_360_1670868347-184.jpg" text:style-name="Internet_20_link" text:visited-style-name="Visited_20_Internet_20_Link">
630_360_16708...</text:a>
"]</text:p>
      <text:p text:style-name="P4">
Tags: ['Україна', 'Гроші', 'Війна з росією']</text:p>
      <text:p text:style-name="P4">
Type: Article</text:p>
      <!--METADATA-->
      <text:p text:style-name="P4">
<draw:frame draw:style-name="fr1" draw:name="Image156" text:anchor-type="as-char" svg:width="6.9236in" svg:height="3.956343in" draw:z-index="0">
<draw:image xlink:href="../Images/yкринформ/2023-05-13T14-45-00-03-00/630_360_1670868347-184.jpg" xlink:type="simple" xlink:show="embed" xlink:actuate="onLoad" draw:mime-type="image/jpeg"/>
</draw:frame>
 Післятриденних переговорів міністри фінансів країн G7 запропонували збільшитиекономічну та бюджетну підтримку України на 2023 рік та початок 2024 року до44 млрд доларів.</text:p>
      <text:p text:style-name="P4">
Як передає Укрінформ, про це повідомляє агенція <text:a xlink:type="simple" xlink:href="https://www.bloomberg.com/news/articles/2023-05-13/g-7-finance-chiefs-boost-ukraine-aid-propose-supply-chain-plan" text:style-name="Internet_20_link" text:visited-style-name="Visited_20_Internet_20_Link">
</text:a>
 .</text:p>
      <text:p text:style-name="P4">
«Ми закликаємо до негайного припинення незаконної війни росії проти України,що усунуло б одну з найбільших невизначеностей щодо глобальних економічнихперспектив», — йдеться у спільній заяві міністрів.</text:p>
      <text:p text:style-name="P4">
<text:span text:style-name="T4">
Читайте також:</text:span>
 <text:a xlink:type="simple" xlink:href="https://www.ukrinform.ua/rubric-ato/3708692-evropa-pocue-prohanna-ukraini-priskoriti-postavki-boepripasiv-borrel.html" text:style-name="Internet_20_link" text:visited-style-name="Visited_20_Internet_20_Link">
 </text:a>
</text:p>
      <text:p text:style-name="P4">
Згідно з заявою, допомога Україні до початку 2024 року збільшена до 44мільярдів доларів (йдеться про збільшення допомоги приблизно на 5 млрд доларів- ред.), що дозволить Міжнародному валютному фонду схвалити програму підтримкиКиєва в розмірі 15,6 млрд доларів протягом чотирьох років.</text:p>
      <text:p text:style-name="P4">
Міністри також наголосили на необхідності залишатися гнучкими в економічнійполітиці на тлі підвищеної невизначеності у світовій економіці.</text:p>
      <text:p text:style-name="P4">
<text:span text:style-name="T4">
Читайте також:</text:span>
 <text:a xlink:type="simple" xlink:href="https://www.ukrinform.ua/rubric-world/3708567-kraini-es-nastupnogo-tizna-prodovzat-obgovorenna-11go-paketu-sankcij-proti-rf.html" text:style-name="Internet_20_link" text:visited-style-name="Visited_20_Internet_20_Link">
 <text:span text:style-name="T4">
Країни</text:span>
 </text:a>
</text:p>
      <text:p text:style-name="P4">
Окрім цього, міністри фінансів та очільники центральних банків США, ВеликоїБританії, Франції, Німеччини, Італії, Канади та Японії узгодили позиції щодоширокого кола питань – від проблем банківського сектору до реструктуризаціїборгів.</text:p>
      <text:p text:style-name="P4">
Як повідомлялося, країни "Групи семи" (G7) обговорюють, як можна передатиУкраїні заморожені російські активи.</text:p>
      <text:p text:style-name="P4">
Старший науковий співробітник Німецького фонду Маршалла Якоб Кіркегор під часпублічних слухань у комітеті із закордонних справ Європарламенту заявив, що заумови отримання належної фінансової допомоги економічне зростання в Україніпротягом 10 років після завершення війни перевершить Китай та інші ринки, щорозвиваються.</text:p>
      <text:p text:style-name="P4">
Source: <text:a xlink:type="simple" xlink:href="https://www.ukrinform.ua/rubric-economy/3708722-kraini-g7-zbilsili-obsag-dopomogi-ukraini-do-44-milardiv.html" text:style-name="Internet_20_link" text:visited-style-name="Visited_20_Internet_20_Link">
https://www.ukrinform.ua/rubric-economy/3708722-kraini-g7-zbilsili-obsag-dopomogi-ukraini-do-44-milardiv.html</text:a>
</text:p>
      <!--NEWS-->
      <text:h text:style-name="P10" text:outline-level="1">
<text:span text:style-name="T4">
До узбережжя Бангладеш наближається потужний циклон, евакуювали тисячі мешканців</text:span>
</text:h>
      <text:p text:style-name="P4">
Authors: Ukrinform (Person)</text:p>
      <text:p text:style-name="P4">
Publisher: Укринформ (Organization)</text:p>
      <text:p text:style-name="P4">
Published Time: 2023-05-13T15:00:00+03:00</text:p>
      <text:p text:style-name="P4">
Modified Time: 2023-05-13T15:00:00+03:00</text:p>
      <text:p text:style-name="P4">
Description: До узбережжя південно-східного Бангладеш і М'янми рухається циклон "Мокка", очікується, що негода досягне узбережжя в найближчі 24 години. — Укрінформ.</text:p>
      <text:p text:style-name="P4">
Images: ["<text:a xlink:type="simple" xlink:href="https://static.ukrinform.com/photos/2017_01/thumb_files/630_360_1483646515-3150.jpg" text:style-name="Internet_20_link" text:visited-style-name="Visited_20_Internet_20_Link">
630_360_14836...</text:a>
"]</text:p>
      <text:p text:style-name="P4">
Tags: ['Бангладеш', 'Евакуація', 'Негода']</text:p>
      <text:p text:style-name="P4">
Type: Article</text:p>
      <!--METADATA-->
      <text:p text:style-name="P4">
<draw:frame draw:style-name="fr1" draw:name="Image157" text:anchor-type="as-char" svg:width="6.9236in" svg:height="3.956343in" draw:z-index="0">
<draw:image xlink:href="../Images/yкринформ/2023-05-13T15-00-00-03-00/630_360_1483646515-3150.jpg" xlink:type="simple" xlink:show="embed" xlink:actuate="onLoad" draw:mime-type="image/jpeg"/>
</draw:frame>
 Доузбережжя південно-східного Бангладеш і М'янми рухається циклон "Мокка",очікується, що негода досягне узбережжя в найближчі 24 години.</text:p>
      <text:p text:style-name="P4">
Як передає Укрінформ, про це повідомляє <text:a xlink:type="simple" xlink:href="https://www.independent.co.uk/news/myanmar-ap-bangladesh-coxs-bazar-bay-of-bengal-b2338155.html" text:style-name="Internet_20_link" text:visited-style-name="Visited_20_Internet_20_Link">
</text:a>
</text:p>
      <text:p text:style-name="P4">
"Циклон "Мокка" рухається до узбережжя південно-східного Бангладеш і М'янми зішвидкістю вітру до 160 кілометрів на годину і поривами до 175 км/год", -повідомляє Індійський метеорологічний департамент.</text:p>
      <text:p text:style-name="P4">
Зазначається, що в <text:a xlink:type="simple" xlink:href="https://www.ukrinform.ua/tag-banglades" text:style-name="Internet_20_link" text:visited-style-name="Visited_20_Internet_20_Link">
 </text:a>
 , де мешкаєпонад 160 мільйонів людей, підготували понад 1 500 укриттів на випадокциклону.</text:p>
      <text:p text:style-name="P4">
Місцева влада та ОНН активно готуються до удару стихії, адже не виключено, щовід циклону може постраждати один із найбільших у світі таборів для біженців уКокс-Базарі, в якому мешкає близько мільйона осіб.</text:p>
      <text:p text:style-name="P4">
<text:span text:style-name="T4">
Читайте також:</text:span>
 <text:a xlink:type="simple" xlink:href="https://www.ukrinform.ua/rubric-world/3691579-u-banglades-goriv-stolicnij-rinok-zniseni-blizko-5-tisac-kramnic.html" text:style-name="Internet_20_link" text:visited-style-name="Visited_20_Internet_20_Link">
 <text:span text:style-name="T4">
Бангладеш</text:span>
 </text:a>
</text:p>
      <text:p text:style-name="P4">
Метеорологічний департамент Бангладеш попередив, що циклон може завдатисерйозної шкоди життю та майну у восьми прибережних районах.</text:p>
      <text:p text:style-name="P4">
Прогнозується, що ураган досягне суші в неділю ввечері в районі між Кокс-Базаром в Бангладеш і Кьяукп'ю в М'янмі.</text:p>
      <text:p text:style-name="P4">
Влада М'янми, в свою чергу, оголосила найвищий рівень тривоги та повідомила усвоєму метеорологічному бюлетені, що циклон рухається до узбережжя штатуРакхайн поблизу Сіттве.</text:p>
      <text:p text:style-name="P4">
Як повідомляв Укрінформ, потужні торнадо пронеслися південними штатами США,забравши життя <text:a xlink:type="simple" xlink:href="https://www.ukrinform.ua/rubric-world/3687382-na-pivdni-ssa-tornado-zabralo-zitta-23-osib.html" text:style-name="Internet_20_link" text:visited-style-name="Visited_20_Internet_20_Link">
 </text:a>
 у штаті Міссісіпі і знищивши десяткибудівель.</text:p>
      <text:p text:style-name="P4">
Source: <text:a xlink:type="simple" xlink:href="https://www.ukrinform.ua/rubric-world/3708710-do-uzberezza-banglades-nablizaetsa-potuznij-ciklon-evakuuvali-tisaci-meskanciv.html" text:style-name="Internet_20_link" text:visited-style-name="Visited_20_Internet_20_Link">
https://www.ukrinform.ua/rubric-world/3708710-do-uzberezza-banglades-nablizaetsa-potuznij-ciklon-evakuuvali-tisaci-meskanciv.html</text:a>
</text:p>
      <!--NEWS-->
      <text:h text:style-name="P10" text:outline-level="1">
<text:span text:style-name="T4">
Cherkaska Oblast, Kirovohradska Oblast(21:10). Red Alert: aerial threat. Sirens sounding. Tak...</text:span>
</text:h>
      <text:p text:style-name="P4">
Authors: liveuamap (Language: en)</text:p>
      <text:p text:style-name="P4">
Time: 2023-05-13T15:11:00</text:p>
      <text:p text:style-name="P4">
Location: Cherkaska Oblast (Latitude:49.24954 Longtitude:31.3326)</text:p>
      <text:p text:style-name="P4">
Videos: []</text:p>
      <text:p text:style-name="P4">
Images: []</text:p>
      <text:p text:style-name="P4">
Tags: ["Europe", "Central and Eastern Europe"]</text:p>
      <text:p text:style-name="P4">
ID: 22562632</text:p>
      <!--METADATA-->
      <text:p text:style-name="P4">
Cherkaska Oblast, Kirovohradska Oblast(21:10). Red Alert: aerial threat.Sirens sounding. Take cover now!</text:p>
      <text:p text:style-name="P4">
News Collection Link: <text:a xlink:type="simple" xlink:href="https://liveuamap.com/en/2023/13-may-cherkaska-oblast-kirovohradska-oblast2g" text:style-name="Internet_20_link" text:visited-style-name="Visited_20_Internet_20_Link">
https://liveuamap.com/en/2023/13-may-cherkaska-oblast-kirovohradska-oblast2g</text:a>
</text:p>
      <text:p text:style-name="P4">
Source: <text:a xlink:type="simple" xlink:href="https://t.me/air_alert_ua/45210" text:style-name="Internet_20_link" text:visited-style-name="Visited_20_Internet_20_Link">
https://t.me/air_alert_ua/45210</text:a>
</text:p>
      <!--NEWS-->
      <text:h text:style-name="P10" text:outline-level="1">
<text:span text:style-name="T4">
Kyiv(21:11). Red Alert: aerial threat. Sirens sounding. Take cover now!</text:span>
</text:h>
      <text:p text:style-name="P4">
Authors: liveuamap (Language: en)</text:p>
      <text:p text:style-name="P4">
Time: 2023-05-13T15:12:00</text:p>
      <text:p text:style-name="P4">
Location: Kyiv (Latitude:50.44461 Longtitude:30.53079)</text:p>
      <text:p text:style-name="P4">
Videos: []</text:p>
      <text:p text:style-name="P4">
Images: []</text:p>
      <text:p text:style-name="P4">
Tags: ["Europe", "Central and Eastern Europe"]</text:p>
      <text:p text:style-name="P4">
ID: 22562634</text:p>
      <!--METADATA-->
      <text:p text:style-name="P4">
Kyiv(21:11). Red Alert: aerial threat. Sirens sounding. Take cover now!</text:p>
      <text:p text:style-name="P4">
News Collection Link: <text:a xlink:type="simple" xlink:href="https://liveuamap.com/en/2023/13-may-kyiv2111-red-alert-aerial-threat-sireng" text:style-name="Internet_20_link" text:visited-style-name="Visited_20_Internet_20_Link">
https://liveuamap.com/en/2023/13-may-kyiv2111-red-alert-aerial-threat-sireng</text:a>
</text:p>
      <text:p text:style-name="P4">
Source: <text:a xlink:type="simple" xlink:href="https://t.me/KyivCityOfficial/6684" text:style-name="Internet_20_link" text:visited-style-name="Visited_20_Internet_20_Link">
https://t.me/KyivCityOfficial/6684</text:a>
</text:p>
      <!--NEWS-->
      <text:h text:style-name="P10" text:outline-level="1">
<text:span text:style-name="T4">
Poltavska Oblast(21:12). Red Alert: aerial threat. Sirens sounding. Take cover now!</text:span>
</text:h>
      <text:p text:style-name="P4">
Authors: liveuamap (Language: en)</text:p>
      <text:p text:style-name="P4">
Time: 2023-05-13T15:13:00</text:p>
      <text:p text:style-name="P4">
Location: Poltavska Oblast (Latitude:49.47697 Longtitude:33.81819)</text:p>
      <text:p text:style-name="P4">
Videos: []</text:p>
      <text:p text:style-name="P4">
Images: []</text:p>
      <text:p text:style-name="P4">
Tags: ["Europe", "Central and Eastern Europe"]</text:p>
      <text:p text:style-name="P4">
ID: 22562636</text:p>
      <!--METADATA-->
      <text:p text:style-name="P4">
Poltavska Oblast(21:12). Red Alert: aerial threat. Sirens sounding. Take covernow!</text:p>
      <text:p text:style-name="P4">
News Collection Link: <text:a xlink:type="simple" xlink:href="https://liveuamap.com/en/2023/13-may-poltavska-oblast2112-red-alert-aerial-g" text:style-name="Internet_20_link" text:visited-style-name="Visited_20_Internet_20_Link">
https://liveuamap.com/en/2023/13-may-poltavska-oblast2112-red-alert-aerial-g</text:a>
</text:p>
      <text:p text:style-name="P4">
Source: <text:a xlink:type="simple" xlink:href="https://t.me/suspilnepoltava/11126" text:style-name="Internet_20_link" text:visited-style-name="Visited_20_Internet_20_Link">
https://t.me/suspilnepoltava/11126</text:a>
</text:p>
      <!--NEWS-->
      <text:h text:style-name="P10" text:outline-level="1">
<text:span text:style-name="T4">
Odeska Oblast(21:13). Red Alert: aerial threat. Sirens sounding. Take cover now!</text:span>
</text:h>
      <text:p text:style-name="P4">
Authors: liveuamap (Language: en)</text:p>
      <text:p text:style-name="P4">
Time: 2023-05-13T15:14:00</text:p>
      <text:p text:style-name="P4">
Location: Odeska Oblast (Latitude:46.75116 Longtitude:30.24907)</text:p>
      <text:p text:style-name="P4">
Videos: []</text:p>
      <text:p text:style-name="P4">
Images: []</text:p>
      <text:p text:style-name="P4">
Tags: ["Europe", "Central and Eastern Europe"]</text:p>
      <text:p text:style-name="P4">
ID: 22562637</text:p>
      <!--METADATA-->
      <text:p text:style-name="P4">
Odeska Oblast(21:13). Red Alert: aerial threat. Sirens sounding. Take covernow!</text:p>
      <text:p text:style-name="P4">
News Collection Link: <text:a xlink:type="simple" xlink:href="https://liveuamap.com/en/2023/13-may-odeska-oblast2113-red-alert-aerial-thrg" text:style-name="Internet_20_link" text:visited-style-name="Visited_20_Internet_20_Link">
https://liveuamap.com/en/2023/13-may-odeska-oblast2113-red-alert-aerial-thrg</text:a>
</text:p>
      <text:p text:style-name="P4">
Source: <text:a xlink:type="simple" xlink:href="https://t.me/suspilneodesa/23177" text:style-name="Internet_20_link" text:visited-style-name="Visited_20_Internet_20_Link">
https://t.me/suspilneodesa/23177</text:a>
</text:p>
      <!--NEWS-->
      <text:h text:style-name="P10" text:outline-level="1">
<text:span text:style-name="T4">
Sumska Oblast, Rivne, Rivnenska Oblast(21:14). Red Alert: aerial threat. Sirens sounding. Tak...</text:span>
</text:h>
      <text:p text:style-name="P4">
Authors: liveuamap (Language: en)</text:p>
      <text:p text:style-name="P4">
Time: 2023-05-13T15:15:00</text:p>
      <text:p text:style-name="P4">
Location: Sumska Oblast (Latitude:50.99974 Longtitude:34.00009)</text:p>
      <text:p text:style-name="P4">
Videos: []</text:p>
      <text:p text:style-name="P4">
Images: []</text:p>
      <text:p text:style-name="P4">
Tags: ["Europe", "Central and Eastern Europe"]</text:p>
      <text:p text:style-name="P4">
ID: 22562638</text:p>
      <!--METADATA-->
      <text:p text:style-name="P4">
Sumska Oblast, Rivne, Rivnenska Oblast(21:14). Red Alert: aerial threat.Sirens sounding. Take cover now!</text:p>
      <text:p text:style-name="P4">
News Collection Link: <text:a xlink:type="simple" xlink:href="https://liveuamap.com/en/2023/13-may-sumska-oblast-rivne-rivnenska-oblast21g" text:style-name="Internet_20_link" text:visited-style-name="Visited_20_Internet_20_Link">
https://liveuamap.com/en/2023/13-may-sumska-oblast-rivne-rivnenska-oblast21g</text:a>
</text:p>
      <text:p text:style-name="P4">
Source: <text:a xlink:type="simple" xlink:href="https://t.me/air_alert_ua/45225" text:style-name="Internet_20_link" text:visited-style-name="Visited_20_Internet_20_Link">
https://t.me/air_alert_ua/45225</text:a>
</text:p>
      <!--NEWS-->
      <text:h text:style-name="P10" text:outline-level="1">
<text:span text:style-name="T4">
Mykolaiv, Mykolayivska Oblast(21:16). Red Alert: aerial threat. Sirens sounding. Take cover now!</text:span>
</text:h>
      <text:p text:style-name="P4">
Authors: liveuamap (Language: en)</text:p>
      <text:p text:style-name="P4">
Time: 2023-05-13T15:17:00</text:p>
      <text:p text:style-name="P4">
Location: Mykolaiv (Latitude:46.9479 Longtitude:32.00726)</text:p>
      <text:p text:style-name="P4">
Videos: []</text:p>
      <text:p text:style-name="P4">
Images: []</text:p>
      <text:p text:style-name="P4">
Tags: ["Europe", "Central and Eastern Europe"]</text:p>
      <text:p text:style-name="P4">
ID: 22562639</text:p>
      <!--METADATA-->
      <text:p text:style-name="P4">
Mykolaiv, Mykolayivska Oblast(21:16). Red Alert: aerial threat. Sirenssounding. Take cover now!</text:p>
      <text:p text:style-name="P4">
News Collection Link: <text:a xlink:type="simple" xlink:href="https://liveuamap.com/en/2023/13-may-mykolaiv-mykolayivska-oblast2116-red-ag" text:style-name="Internet_20_link" text:visited-style-name="Visited_20_Internet_20_Link">
https://liveuamap.com/en/2023/13-may-mykolaiv-mykolayivska-oblast2116-red-ag</text:a>
</text:p>
      <text:p text:style-name="P4">
Source: <text:a xlink:type="simple" xlink:href="https://t.me/air_alert_ua/45227" text:style-name="Internet_20_link" text:visited-style-name="Visited_20_Internet_20_Link">
https://t.me/air_alert_ua/45227</text:a>
</text:p>
      <!--NEWS-->
      <text:h text:style-name="P10" text:outline-level="1">
<text:span text:style-name="T4">
Kherson, Khersonska Oblast(21:21). Red Alert: aerial threat. Sirens sounding. Take cover now!</text:span>
</text:h>
      <text:p text:style-name="P4">
Authors: liveuamap (Language: en)</text:p>
      <text:p text:style-name="P4">
Time: 2023-05-13T15:23:00</text:p>
      <text:p text:style-name="P4">
Location: Kherson (Latitude:46.65512 Longtitude:32.61721)</text:p>
      <text:p text:style-name="P4">
Videos: []</text:p>
      <text:p text:style-name="P4">
Images: []</text:p>
      <text:p text:style-name="P4">
Tags: ["Europe", "Central and Eastern Europe"]</text:p>
      <text:p text:style-name="P4">
ID: 22562640</text:p>
      <!--METADATA-->
      <text:p text:style-name="P4">
Kherson, Khersonska Oblast(21:21). Red Alert: aerial threat. Sirens sounding.Take cover now!</text:p>
      <text:p text:style-name="P4">
News Collection Link: <text:a xlink:type="simple" xlink:href="https://liveuamap.com/en/2023/13-may-kherson-khersonska-oblast2121-red-alerg" text:style-name="Internet_20_link" text:visited-style-name="Visited_20_Internet_20_Link">
https://liveuamap.com/en/2023/13-may-kherson-khersonska-oblast2121-red-alerg</text:a>
</text:p>
      <text:p text:style-name="P4">
Source: <text:a xlink:type="simple" xlink:href="https://t.me/air_alert_ua/45228" text:style-name="Internet_20_link" text:visited-style-name="Visited_20_Internet_20_Link">
https://t.me/air_alert_ua/45228</text:a>
</text:p>
      <!--NEWS-->
      <text:h text:style-name="P10" text:outline-level="1">
<text:span text:style-name="T4">
Ткаченко про Нижню Лавру: Представникам УПЦ МП офіційно відправляли лист про розірвання договору</text:span>
</text:h>
      <text:p text:style-name="P4">
Authors: Ukrinform (Person)</text:p>
      <text:p text:style-name="P4">
Publisher: Укринформ (Organization)</text:p>
      <text:p text:style-name="P4">
Published Time: 2023-05-13T15:30:00+03:00</text:p>
      <text:p text:style-name="P4">
Modified Time: 2023-05-13T15:30:00+03:00</text:p>
      <text:p text:style-name="P4">
Description: Представникам Української православної церкви московського патріархату (УПЦ МП) офіційно відправлявся лист про розірвання договору безоплатного користування Нижньою Лаврою. — Укрінформ.</text:p>
      <text:p text:style-name="P4">
Images: ["<text:a xlink:type="simple" xlink:href="https://static.ukrinform.com/photos/2023_03/thumb_files/630_360_1679573204-983.jpg" text:style-name="Internet_20_link" text:visited-style-name="Visited_20_Internet_20_Link">
630_360_16795...</text:a>
"]</text:p>
      <text:p text:style-name="P4">
Tags: ['Ткаченко', 'УПЦ МП', 'Київська Лавра']</text:p>
      <text:p text:style-name="P4">
Type: Article</text:p>
      <!--METADATA-->
      <text:p text:style-name="P4">
<draw:frame draw:style-name="fr1" draw:name="Image158" text:anchor-type="as-char" svg:width="6.9236in" svg:height="3.956343in" draw:z-index="0">
<draw:image xlink:href="../Images/yкринформ/2023-05-13T15-30-00-03-00/630_360_1679573204-983.jpg" xlink:type="simple" xlink:show="embed" xlink:actuate="onLoad" draw:mime-type="image/jpeg"/>
</draw:frame>
Представникам Української православної церкви московського патріархату (УПЦМП) офіційно відправлявся лист про розірвання договору безоплатногокористування Нижньою Лаврою.</text:p>
      <text:p text:style-name="P4">
Про це міністр культури та інформаційної політики України Олександр Ткаченкорозповів в інтерв’ю <text:a xlink:type="simple" xlink:href="https://nv.ua/ukr/ukraine/politics/shcho-bude-z-upc-mp-i-kiyevo-pecherskoyu-lavroyu-varianti-rishen-interv-yu-z-oleksandrom-tkachenkom-50324080.html" text:style-name="Internet_20_link" text:visited-style-name="Visited_20_Internet_20_Link">
 </text:a>
 , передає Укрінформ.</text:p>
      <text:p text:style-name="P4">
"Це неправда (заяви представників УПЦ МП про те, що вони не бачили документвід заповідника, через який було розірвано договір безоплатного користуванняНижньою Лаврою – ред.) Їм офіційно відправлявся лист, в якому в тому числібули вказані причини, в тому числі незаконні забудови, відсутність відповідноїдокументації", – зазначив Ткаченко.</text:p>
      <text:p text:style-name="P4">
Міністр також підкреслив, що з представниками <text:a xlink:type="simple" xlink:href="https://www.ukrinform.ua/tag-upc-mp" text:style-name="Internet_20_link" text:visited-style-name="Visited_20_Internet_20_Link">
</text:a>
 постійно комунікують члени комісії зприймання-передачі державного майна Національного заповідника "Києво-ПечерськаЛавра", директор і представники заповідника, а також працівники МКІП.</text:p>
      <text:p text:style-name="P4">
Водночас він розповів, що комісія міністерства вже оглянула понад третинуоб'єктів, які знаходяться на території Лаври. За його словами, спостерігається"м’яко кажучи, непристойне використання певних будівель, які були передані вуправління митрополії, монастирю".</text:p>
      <text:p text:style-name="P4">
<text:span text:style-name="T4">
Читайте також:</text:span>
 <text:a xlink:type="simple" xlink:href="https://www.ukrinform.ua/rubric-society/3703699-komisia-mkip-peredala-u-koristuvanna-16-korpusiv-kievopecerskoi-lavri-u-zadovilnomu-stani.html" text:style-name="Internet_20_link" text:visited-style-name="Visited_20_Internet_20_Link">
 </text:a>
</text:p>
      <text:p text:style-name="P4">
Як повідомляв Укрінформ, Національний заповідник "Києво-Печерська лавра"оголосив про розірвання договору про оренду з Українською православною церквоюмосковського патріархату з 29 березня 2023 року. Тривалий час невідомі особизачиняли приміщення Лаври зсередини та перешкоджали початку діяльності комісіїз інвентаризації майна. Однак комісія МКІП все-таки розпочала роботу.</text:p>
      <text:p text:style-name="P4">
Source: <text:a xlink:type="simple" xlink:href="https://www.ukrinform.ua/rubric-society/3708739-tkacenko-pro-niznu-lavru-predstavnikam-upc-mp-oficijno-vidpravlali-list-pro-rozirvanna-dogovoru.html" text:style-name="Internet_20_link" text:visited-style-name="Visited_20_Internet_20_Link">
https://www.ukrinform.ua/rubric-society/3708739-tkacenko-pro-niznu-lavru-predstavnikam-upc-mp-oficijno-vidpravlali-list-pro-rozirvanna-dogovoru.html</text:a>
</text:p>
      <!--NEWS-->
      <text:h text:style-name="P10" text:outline-level="1">
<text:span text:style-name="T4">
Зеленський обговорив із Президентом Італії підтримку України й тиск на росію</text:span>
</text:h>
      <text:p text:style-name="P4">
Authors: Ukrinform (Person)</text:p>
      <text:p text:style-name="P4">
Publisher: Укринформ (Organization)</text:p>
      <text:p text:style-name="P4">
Published Time: 2023-05-13T15:31:00+03:00</text:p>
      <text:p text:style-name="P4">
Modified Time: 2023-05-13T15:31:00+03:00</text:p>
      <text:p text:style-name="P4">
Description: Президент Володимир Зеленський обговорив із Президентом Італії Серджо Маттареллою продовження підтримки України, формулу миру, посилення санкційного тиску на росію та притягнення агресора до відповідальності. — Укрінформ.</text:p>
      <text:p text:style-name="P4">
Images: ["<text:a xlink:type="simple" xlink:href="https://static.ukrinform.com/photos/2023_05/thumb_files/630_360_1683981087-825.jpeg" text:style-name="Internet_20_link" text:visited-style-name="Visited_20_Internet_20_Link">
630_360_16839...</text:a>
", "<text:a xlink:type="simple" xlink:href="https://static.ukrinform.com/photos/2023_05/1683981098-340.jpeg" text:style-name="Internet_20_link" text:visited-style-name="Visited_20_Internet_20_Link">
1683981098-34...</text:a>
"]</text:p>
      <text:p text:style-name="P4">
Tags: ['Італія', 'Президент', 'Зеленський', 'Війна з росією', 'Формула миру']</text:p>
      <text:p text:style-name="P4">
Type: Article</text:p>
      <!--METADATA-->
      <text:p text:style-name="P4">
<draw:frame draw:style-name="fr1" draw:name="Image159" text:anchor-type="as-char" svg:width="6.9236in" svg:height="3.956343in" draw:z-index="0">
<draw:image xlink:href="../Images/yкринформ/2023-05-13T15-31-00-03-00/630_360_1683981087-825.jpeg" xlink:type="simple" xlink:show="embed" xlink:actuate="onLoad" draw:mime-type="image/jpeg"/>
</draw:frame>
 ПрезидентВолодимир Зеленський обговорив із Президентом Італії Серджо Маттареллоюпродовження підтримки України, формулу миру, посилення санкційного тиску наросію та притягнення агресора до відповідальності.</text:p>
      <text:p text:style-name="P4">
Про це повідомляє <text:a xlink:type="simple" xlink:href="https://www.president.gov.ua/news/prezident-ukrayini-zustrivsya-z-prezidentom-italiyi-v-rimi-82841" text:style-name="Internet_20_link" text:visited-style-name="Visited_20_Internet_20_Link">
 </text:a>
 передає Укрінформ.</text:p>
      <text:p text:style-name="P4">
«На жаль, не маю часу, щоб потиснути руку кожному й кожній, обійняти,подякувати за ту підтримку, яку з першого дня повномасштабної агресії Італіянадавала Україні, нашим людям, переміщеним особам, подякувати за таке теплеставлення до українців», – сказав Зеленський.</text:p>
      <text:p text:style-name="P4">
Він висловив вдячність за послідовну позицію <text:a xlink:type="simple" xlink:href="https://www.ukrinform.ua/tag-italia" text:style-name="Internet_20_link" text:visited-style-name="Visited_20_Internet_20_Link">
 </text:a>
 щодо підтримки України й комплексну допомогу у відстоюваннісуверенітету й територіальної цілісності.</text:p>
      <text:p text:style-name="P4">
«Ми надзвичайно вдячні Італії за важливу військову допомогу, яка дає Українізмогу протистояти російській агресії. Запорукою нашого успіху на полі бою єсвоєчасне отримання необхідної допомоги», – наголосив глава держави.</text:p>
      <text:p text:style-name="P4">
<draw:frame draw:style-name="fr1" draw:name="Image160" text:anchor-type="as-char" svg:width="6.9236in" svg:height="4.617948in" draw:z-index="0">
<draw:image xlink:href="../Images/yкринформ/2023-05-13T15-31-00-03-00/1683981098-340.jpeg" xlink:type="simple" xlink:show="embed" xlink:actuate="onLoad" draw:mime-type="image/jpeg"/>
</draw:frame>
</text:p>
      <text:p text:style-name="P4">
Президент висловив сподівання на подальшу всебічну підтримку з боку Італії.Крім того, він наголосив на необхідності подальшого посилення міжнародноготиску на країну-агресора, зокрема завдяки новим санкціям.</text:p>
      <text:p text:style-name="P4">
«У цій війні Італія була й залишається на правильному боці, на боці правди. Мирухаємося в напрямку перемоги. Бо перемога – це і є мир для нашої держави. Яупевнений, що суспільство Італії повністю поділяє наше ставлення, нашусправедливу боротьбу проти неспровокованої війни росії», – сказав Зеленський.</text:p>
      <text:p text:style-name="P4">
<text:span text:style-name="T4">
Читайте також:</text:span>
 <text:a xlink:type="simple" xlink:href="https://www.ukrinform.ua/rubric-economy/3701417-italia-peredala-ukraini-143-tonni-energoobladnanna.html" text:style-name="Internet_20_link" text:visited-style-name="Visited_20_Internet_20_Link">
 <text:span text:style-name="T4">
Італія</text:span>
 </text:a>
</text:p>
      <text:p text:style-name="P4">
Президенти окремо обговорили зусилля України з метою відновлення миру наоснові української формули миру.</text:p>
      <text:p text:style-name="P4">
«Високо ціную готовність Італії долучитися до реалізації нашої формули миру.Розраховую на участь Італії у Глобальному саміті миру, який буде проведеноцього року», – зауважив глава Української держави.</text:p>
      <text:p text:style-name="P4">
<text:span text:style-name="T4">
Читайте також:</text:span>
 <text:a xlink:type="simple" xlink:href="https://www.ukrinform.ua/rubric-polytics/3708715-zelenskij-zustrivsa-iz-golovou-radi-ministriv-italii.html" text:style-name="Internet_20_link" text:visited-style-name="Visited_20_Internet_20_Link">
 <text:span text:style-name="T4">
Зеленський</text:span>
 </text:a>
</text:p>
      <text:p text:style-name="P4">
Він також високо оцінив підтримку Італією міжнародних зусиль щодо притягненняросії до відповідальності за злочини в Україні й подякував за підтримку з бокуІталії відповідної роботи Міжнародного кримінального суду, а також за участь уКерівній групі зі створення спеціального трибуналу щодо злочину агресії рфпроти України.</text:p>
      <text:p text:style-name="P4">
Як повідомляв Укрінформ, Президент Володимир Зеленський у суботу перебуває зпершим після початку повномасштабного вторгнення росії в Україну <text:a xlink:type="simple" xlink:href="https://www.ukrinform.ua/rubric-polytics/3708665-zelenskij-pribuv-iz-vizitom-do-italii.html" text:style-name="Internet_20_link" text:visited-style-name="Visited_20_Internet_20_Link">
</text:a>
</text:p>
      <text:p text:style-name="P4">
<text:span text:style-name="T5">
Фото: ОП</text:span>
</text:p>
      <text:p text:style-name="P4">
Source: <text:a xlink:type="simple" xlink:href="https://www.ukrinform.ua/rubric-polytics/3708740-zelenskij-obgovoriv-iz-prezidentom-italii-pidtrimku-ukraini-j-tisk-na-rosiu.html" text:style-name="Internet_20_link" text:visited-style-name="Visited_20_Internet_20_Link">
https://www.ukrinform.ua/rubric-polytics/3708740-zelenskij-obgovoriv-iz-prezidentom-italii-pidtrimku-ukraini-j-tisk-na-rosiu.html</text:a>
</text:p>
      <!--NEWS-->
      <text:h text:style-name="P10" text:outline-level="1">
<text:span text:style-name="T4">
Kaliber missiles were reportedly launched towards western regions of Ukraine</text:span>
</text:h>
      <text:p text:style-name="P4">
Authors: liveuamap (Language: en)</text:p>
      <text:p text:style-name="P4">
Time: 2023-05-13T15:34:17</text:p>
      <text:p text:style-name="P4">
Location: Black Sea (Latitude:44.55916 Longtitude:32.82715)</text:p>
      <text:p text:style-name="P4">
Videos: []</text:p>
      <text:p text:style-name="P4">
Images: []</text:p>
      <text:p text:style-name="P4">
Tags: []</text:p>
      <text:p text:style-name="P4">
ID: 22562641</text:p>
      <!--METADATA-->
      <text:p text:style-name="P4">
Kaliber missiles were reportedly launched towards western regions of Ukraine</text:p>
      <text:p text:style-name="P4">
News Collection Link: <text:a xlink:type="simple" xlink:href="https://liveuamap.com/en/2023/13-may-kaliber-missiles-were-reportedly-launched-towards" text:style-name="Internet_20_link" text:visited-style-name="Visited_20_Internet_20_Link">
https://liveuamap.com/en/2023/13-may-kaliber-missiles-were-reportedly-launched-towards</text:a>
</text:p>
      <text:p text:style-name="P4">
Source: <text:a xlink:type="simple" xlink:href="https://t.me/war_monitor/7283" text:style-name="Internet_20_link" text:visited-style-name="Visited_20_Internet_20_Link">
https://t.me/war_monitor/7283</text:a>
</text:p>
      <!--NEWS-->
      <text:h text:style-name="P10" text:outline-level="1">
<text:span text:style-name="T4">
Kharkiv, Kharkivska Oblast(21:34). Red Alert: aerial threat. Sirens sounding. Take cover now!</text:span>
</text:h>
      <text:p text:style-name="P4">
Authors: liveuamap (Language: en)</text:p>
      <text:p text:style-name="P4">
Time: 2023-05-13T15:35:00</text:p>
      <text:p text:style-name="P4">
Location: Kharkiv (Latitude:49.98081000 Longtitude:36.25272000)</text:p>
      <text:p text:style-name="P4">
Videos: []</text:p>
      <text:p text:style-name="P4">
Images: []</text:p>
      <text:p text:style-name="P4">
Tags: ["Europe", "Central and Eastern Europe"]</text:p>
      <text:p text:style-name="P4">
ID: 22562642</text:p>
      <!--METADATA-->
      <text:p text:style-name="P4">
Kharkiv, Kharkivska Oblast(21:34). Red Alert: aerial threat. Sirens sounding.Take cover now!</text:p>
      <text:p text:style-name="P4">
News Collection Link: <text:a xlink:type="simple" xlink:href="https://liveuamap.com/en/2023/13-may-kharkiv-kharkivska-oblast2134-red-alerg" text:style-name="Internet_20_link" text:visited-style-name="Visited_20_Internet_20_Link">
https://liveuamap.com/en/2023/13-may-kharkiv-kharkivska-oblast2134-red-alerg</text:a>
</text:p>
      <text:p text:style-name="P4">
Source: <text:a xlink:type="simple" xlink:href="https://t.me/suspilnekharkiv/24795" text:style-name="Internet_20_link" text:visited-style-name="Visited_20_Internet_20_Link">
https://t.me/suspilnekharkiv/24795</text:a>
</text:p>
      <!--NEWS-->
      <text:h text:style-name="P10" text:outline-level="1">
<text:span text:style-name="T4">
Explosions were reported in Ternopil</text:span>
</text:h>
      <text:p text:style-name="P4">
Authors: liveuamap (Language: en)</text:p>
      <text:p text:style-name="P4">
Time: 2023-05-13T15:39:54</text:p>
      <text:p text:style-name="P4">
Location: Ternopil (Latitude:49.55528 Longtitude:25.57875)</text:p>
      <text:p text:style-name="P4">
Videos: []</text:p>
      <text:p text:style-name="P4">
Images: []</text:p>
      <text:p text:style-name="P4">
Tags: ["Europe", "Central and Eastern Europe"]</text:p>
      <text:p text:style-name="P4">
ID: 22562643</text:p>
      <!--METADATA-->
      <text:p text:style-name="P4">
Explosions were reported in Ternopil</text:p>
      <text:p text:style-name="P4">
News Collection Link: <text:a xlink:type="simple" xlink:href="https://liveuamap.com/en/2023/13-may-explosions-were-reported-in-ternopil" text:style-name="Internet_20_link" text:visited-style-name="Visited_20_Internet_20_Link">
https://liveuamap.com/en/2023/13-may-explosions-were-reported-in-ternopil</text:a>
</text:p>
      <text:p text:style-name="P4">
Source: <text:a xlink:type="simple" xlink:href="https://t.me/suspilnenews/20700" text:style-name="Internet_20_link" text:visited-style-name="Visited_20_Internet_20_Link">
https://t.me/suspilnenews/20700</text:a>
</text:p>
      <!--NEWS-->
      <text:h text:style-name="P10" text:outline-level="1">
<text:span text:style-name="T4">
1 person wounded as result of Russian shelling in Nikopol</text:span>
</text:h>
      <text:p text:style-name="P4">
Authors: liveuamap (Language: en)</text:p>
      <text:p text:style-name="P4">
Time: 2023-05-13T15:41:16</text:p>
      <text:p text:style-name="P4">
Location: Zaporizhia (Latitude:47.5668 Longtitude:34.39579)</text:p>
      <text:p text:style-name="P4">
Videos: []</text:p>
      <text:p text:style-name="P4">
Images: []</text:p>
      <text:p text:style-name="P4">
Tags: []</text:p>
      <text:p text:style-name="P4">
ID: 22562644</text:p>
      <!--METADATA-->
      <text:p text:style-name="P4">
1 person wounded as result of Russian shelling in Nikopol</text:p>
      <text:p text:style-name="P4">
News Collection Link: <text:a xlink:type="simple" xlink:href="https://liveuamap.com/en/2023/13-may-1-person-wounded-as-result-of-russian-shelling-in" text:style-name="Internet_20_link" text:visited-style-name="Visited_20_Internet_20_Link">
https://liveuamap.com/en/2023/13-may-1-person-wounded-as-result-of-russian-shelling-in</text:a>
</text:p>
      <text:p text:style-name="P4">
Source: <text:a xlink:type="simple" xlink:href="https://t.me/hyevuy_dnepr/52086" text:style-name="Internet_20_link" text:visited-style-name="Visited_20_Internet_20_Link">
https://t.me/hyevuy_dnepr/52086</text:a>
</text:p>
      <!--NEWS-->
      <text:h text:style-name="P10" text:outline-level="1">
<text:span text:style-name="T4">
Корнієнко в Естонії обговорив необхідність чіткого алгоритму руху України в НАТО</text:span>
</text:h>
      <text:p text:style-name="P4">
Authors: Ukrinform (Person)</text:p>
      <text:p text:style-name="P4">
Publisher: Укринформ (Organization)</text:p>
      <text:p text:style-name="P4">
Published Time: 2023-05-13T15:50:58+03:00</text:p>
      <text:p text:style-name="P4">
Modified Time: 2023-05-13T15:50:58+03:00</text:p>
      <text:p text:style-name="P4">
Description: Перший заступник Голови Верховної Ради Олександр Корнієнко зустрівся з Другим віцеспікером Рійгікогу (Парламенту) Естонії Юрі Ратасом. — Укрінформ.</text:p>
      <text:p text:style-name="P4">
Images: ["<text:a xlink:type="simple" xlink:href="https://static.ukrinform.com/photos/2023_05/thumb_files/630_360_1683982239-643.jpg" text:style-name="Internet_20_link" text:visited-style-name="Visited_20_Internet_20_Link">
630_360_16839...</text:a>
"]</text:p>
      <text:p text:style-name="P4">
Tags: ['Естонія', 'НАТО', 'Корнієнко']</text:p>
      <text:p text:style-name="P4">
Type: Article</text:p>
      <!--METADATA-->
      <text:p text:style-name="P4">
<draw:frame draw:style-name="fr1" draw:name="Image161" text:anchor-type="as-char" svg:width="6.9236in" svg:height="3.956343in" draw:z-index="0">
<draw:image xlink:href="../Images/yкринформ/2023-05-13T15-50-58-03-00/630_360_1683982239-643.jpg" xlink:type="simple" xlink:show="embed" xlink:actuate="onLoad" draw:mime-type="image/jpeg"/>
</draw:frame>
 Першийзаступник Голови Верховної Ради Олександр Корнієнко зустрівся з Другимвіцеспікером Рійгікогу (Парламенту) Естонії Юрі Ратасом.</text:p>
      <text:p text:style-name="P4">
Співрозмовники обговорили українські прагнення вступу в НАТО, повідомляєУкрінформ із посиланням на <text:a xlink:type="simple" xlink:href="https://www.rada.gov.ua/news/Top-novyna/236563.html" text:style-name="Internet_20_link" text:visited-style-name="Visited_20_Internet_20_Link">
 </text:a>
</text:p>
      <text:p text:style-name="P4">
За словами Корнієнка, прийняття заяви про підтримку вступу України до НАТО єнадзвичайно важливим для нас напередодні саміту <text:a xlink:type="simple" xlink:href="https://www.ukrinform.ua/tag-nato" text:style-name="Internet_20_link" text:visited-style-name="Visited_20_Internet_20_Link">
</text:a>
 у Вільнюсі.</text:p>
      <text:p text:style-name="P4">
«Нашим спільним завданням має стати ухвалення союзниками на Вільнюськомусаміті рішення щодо України — нам потрібен чіткий алгоритм руху до ОрганізаціїПівнічноатлантичного договору», — зауважив перший віцеспікер.</text:p>
      <text:p text:style-name="P4">
Водночас він зазначив, що Естонія є справжнім лідером за загальним обсягомвійськової допомоги Україні на душу населення.</text:p>
      <text:p text:style-name="P4">
Корнієнко також проінформував естонського колегу про актуальну ситуацію вУкраїні та нещодавні ракетні атаки по українських містах. Він акцентував, щоросійська федерація має бути притягнута до відповідальності.</text:p>
      <text:p text:style-name="P4">
«Говоримо про створення спеціального трибуналу для розслідування злочинівзбройної агресії держави-терориста на території нашої країни», - підкресливукраїнський парламентарій.</text:p>
      <text:p text:style-name="P4">
<text:span text:style-name="T4">
Читайте також:</text:span>
 <text:a xlink:type="simple" xlink:href="https://www.ukrinform.ua/rubric-polytics/3708528-bez-vidpovidalnosti-rosii-za-skoeni-zlocini-stalogo-miru-ne-bude-premerka-estonii.html" text:style-name="Internet_20_link" text:visited-style-name="Visited_20_Internet_20_Link">
 <text:span text:style-name="T4">
Естон</text:span>
 </text:a>
</text:p>
      <text:p text:style-name="P4">
Водночас Корнієнко висловив вдячність Естонії за всебічну підтримку та суттєвудопомогу на шляху до перемоги.</text:p>
      <text:p text:style-name="P4">
Як повідомлялося, 13-14 травня Перший заступник Голови Верховної РадиОлександр Корнієнко перебуває з робочим візитом в Естонській Республіці.</text:p>
      <text:p text:style-name="P4">
10-12 травня він здійснив візит до Литви.</text:p>
      <text:p text:style-name="P4">
Source: <text:a xlink:type="simple" xlink:href="https://www.ukrinform.ua/rubric-polytics/3708743-kornienko-v-estonii-obgovoriv-neobhidnist-citkogo-algoritmu-ruhu-ukraini-v-nato.html" text:style-name="Internet_20_link" text:visited-style-name="Visited_20_Internet_20_Link">
https://www.ukrinform.ua/rubric-polytics/3708743-kornienko-v-estonii-obgovoriv-neobhidnist-citkogo-algoritmu-ruhu-ukraini-v-nato.html</text:a>
</text:p>
      <!--NEWS-->
      <text:h text:style-name="P10" text:outline-level="1">
<text:span text:style-name="T4">
У Брянській області впали два вертольоти і два літаки - ЗМІ</text:span>
</text:h>
      <text:p text:style-name="P4">
Authors: Ukrinform (Person)</text:p>
      <text:p text:style-name="P4">
Publisher: Укринформ (Organization)</text:p>
      <text:p text:style-name="P4">
Published Time: 2023-05-13T15:52:00+03:00</text:p>
      <text:p text:style-name="P4">
Modified Time: 2023-05-13T15:52:00+03:00</text:p>
      <text:p text:style-name="P4">
Description: На території Брянської області у суботу, 13 квітня, зазнали аварії одразу чотири літальні апарати. — Укрінформ.</text:p>
      <text:p text:style-name="P4">
Images: ["<text:a xlink:type="simple" xlink:href="https://static.ukrinform.com/photos/2023_05/thumb_files/630_360_1683979096-729.jpeg" text:style-name="Internet_20_link" text:visited-style-name="Visited_20_Internet_20_Link">
630_360_16839...</text:a>
", "<text:a xlink:type="simple" xlink:href="https://static.ukrinform.com/photos/2023_05/1683979182-338.jpeg" text:style-name="Internet_20_link" text:visited-style-name="Visited_20_Internet_20_Link">
1683979182-33...</text:a>
", "<text:a xlink:type="simple" xlink:href="https://static.ukrinform.com/photos/2023_05/1683979268-519.jpeg" text:style-name="Internet_20_link" text:visited-style-name="Visited_20_Internet_20_Link">
1683979268-51...</text:a>
"]</text:p>
      <text:p text:style-name="P4">
Tags: ['Аварія', 'росія', 'Вертоліт']</text:p>
      <text:p text:style-name="P4">
Type: Article</text:p>
      <!--METADATA-->
      <text:p text:style-name="P4">
<draw:frame draw:style-name="fr1" draw:name="Image162" text:anchor-type="as-char" svg:width="6.9236in" svg:height="3.956343in" draw:z-index="0">
<draw:image xlink:href="../Images/yкринформ/2023-05-13T15-52-00-03-00/630_360_1683979096-729.jpeg" xlink:type="simple" xlink:show="embed" xlink:actuate="onLoad" draw:mime-type="image/jpeg"/>
</draw:frame>
 Натериторії Брянської області у суботу, 13 квітня, зазнали аварії одразу чотирилітальні апарати.</text:p>
      <text:p text:style-name="P4">
Як передає Укрінформ, про це повідомляє <text:a xlink:type="simple" xlink:href="https://t.me/nexta_live/52417" text:style-name="Internet_20_link" text:visited-style-name="Visited_20_Internet_20_Link">
 </text:a>
</text:p>
      <text:p text:style-name="P4">
У Брянській області, крім двох вертольотів, ймовірно, зазнали аварії ще двавійськових літаки. Таким чином, 13 травня, в регіоні впали два гелікоптериМі-8, а також літаки Су-34 та Су-35. За інформацією ЗМІ, пасажири двохвертольотів загинули.</text:p>
      <text:p text:style-name="P4">
<draw:frame draw:style-name="fr1" draw:name="Image163" text:anchor-type="as-char" svg:width="6.9236in" svg:height="9.231467in" draw:z-index="0">
<draw:image xlink:href="../Images/yкринформ/2023-05-13T15-52-00-03-00/1683979182-338.jpeg" xlink:type="simple" xlink:show="embed" xlink:actuate="onLoad" draw:mime-type="image/jpeg"/>
</draw:frame>
</text:p>
      <text:p text:style-name="P4">
<text:span text:style-name="T4">
Читайте також:</text:span>
 <text:a xlink:type="simple" xlink:href="https://www.ukrinform.ua/rubric-world/3707602-u-rosii-zaavili-pro-ataku-bezpilotnikom-vijskkomatu-u-branskij-oblasti.html" text:style-name="Internet_20_link" text:visited-style-name="Visited_20_Internet_20_Link">
 <text:span text:style-name="T4">
Брянськ</text:span>
 </text:a>
</text:p>
      <text:p text:style-name="P4">
<draw:frame draw:style-name="fr1" draw:name="Image164" text:anchor-type="as-char" svg:width="6.9236in" svg:height="9.231467in" draw:z-index="0">
<draw:image xlink:href="../Images/yкринформ/2023-05-13T15-52-00-03-00/1683979268-519.jpeg" xlink:type="simple" xlink:show="embed" xlink:actuate="onLoad" draw:mime-type="image/jpeg"/>
</draw:frame>
</text:p>
      <text:p text:style-name="P4">
За даними джерела, наразі підтверджена <text:a xlink:type="simple" xlink:href="https://t.me/nexta_live/52400" text:style-name="Internet_20_link" text:visited-style-name="Visited_20_Internet_20_Link">
 </text:a>
 пропадіння, як мінімум, ще одного російського літака Су-34. Зазначається, щопілот загинув.</text:p>
      <text:p text:style-name="P4">
В той же час, український військовий кореспондент Андрій Цаплієнко,посилаючись на російські джерела, також <text:a xlink:type="simple" xlink:href="https://t.me/Tsaplienko/31704" text:style-name="Internet_20_link" text:visited-style-name="Visited_20_Internet_20_Link">
</text:a>
про чотири знищених літальних апарати, з яких два літкаи - Су-34 та Су-35.</text:p>
      <text:p text:style-name="P4">
Як повідомляв Укрінформ, <text:a xlink:type="simple" xlink:href="https://www.ukrinform.ua/rubric-crimea/3708401-u-krimu-rozbivsa-rosijskij-vertolit-mi28-piloti-zaginuli.html" text:style-name="Internet_20_link" text:visited-style-name="Visited_20_Internet_20_Link">
 </text:a>
, загинули обидва пілоти.</text:p>
      <text:p text:style-name="P4">
Source: <text:a xlink:type="simple" xlink:href="https://www.ukrinform.ua/rubric-world/3708726-u-branskij-oblasti-vpali-dva-vertoloti-zmi.html" text:style-name="Internet_20_link" text:visited-style-name="Visited_20_Internet_20_Link">
https://www.ukrinform.ua/rubric-world/3708726-u-branskij-oblasti-vpali-dva-vertoloti-zmi.html</text:a>
</text:p>
      <!--NEWS-->
      <text:h text:style-name="P10" text:outline-level="1">
<text:span text:style-name="T4">
«Динамо» програло «Чорноморцю» на старі 26-го туру УПЛ</text:span>
</text:h>
      <text:p text:style-name="P4">
Authors: Ukrinform (Person)</text:p>
      <text:p text:style-name="P4">
Publisher: Укринформ (Organization)</text:p>
      <text:p text:style-name="P4">
Published Time: 2023-05-13T15:54:00+03:00</text:p>
      <text:p text:style-name="P4">
Modified Time: 2023-05-13T15:54:00+03:00</text:p>
      <text:p text:style-name="P4">
Description: У суботу розпочався 26-й тур чемпіонату України з футболу серед клубів Прем'єр-ліги. — Укрінформ.</text:p>
      <text:p text:style-name="P4">
Images: ["<text:a xlink:type="simple" xlink:href="https://static.ukrinform.com/photos/2023_05/thumb_files/630_360_1683979770-994.jpg" text:style-name="Internet_20_link" text:visited-style-name="Visited_20_Internet_20_Link">
630_360_16839...</text:a>
"]</text:p>
      <text:p text:style-name="P4">
Tags: ['Динамо', 'Футбол', 'Україна', 'Чорноморець']</text:p>
      <text:p text:style-name="P4">
Type: Article</text:p>
      <!--METADATA-->
      <text:p text:style-name="P4">
<draw:frame draw:style-name="fr1" draw:name="Image165" text:anchor-type="as-char" svg:width="6.9236in" svg:height="3.956343in" draw:z-index="0">
<draw:image xlink:href="../Images/yкринформ/2023-05-13T15-54-00-03-00/630_360_1683979770-994.jpg" xlink:type="simple" xlink:show="embed" xlink:actuate="onLoad" draw:mime-type="image/jpeg"/>
</draw:frame>
 У суботурозпочався 26-й тур чемпіонату України з футболу серед клубів Прем'єр-ліги.</text:p>
      <text:p text:style-name="P4">
Київські динамівці програли на власному стадіоні одеському «Чорноморцю» - 2:3,передає Укрінформ.</text:p>
      <text:p text:style-name="P4">
Голи: Владислав Ванат (53-тя хвилина) і Віталій Буяльський (55) - ВіталійЄрмаков (3) та Олександр Демченко (11, 71).</text:p>
      <text:p text:style-name="P4">
«Динамо» залишилося на 4-у місці (50 очок), одесити йдуть у чемпіонатідев'ятими (29).</text:p>
      <text:p text:style-name="P4">
Перший ігровий день продовжить поєдинок «Інгульця» з Петрового та донецького«Шахтаря» (початок о 17.00).</text:p>
      <text:p text:style-name="P4">
У неділю, 14 травня, тур продовжиться матчами харківського «Металіста» ізлуганською «Зорею» (13.00), «Львова» з полтавською «Ворсклою» (13.00),рівненського «Вереса» з харківським «Металістом 1925» (14.00), криворізьким«Кривбасом» зі львівським «Рухом» (15.00).</text:p>
      <text:p text:style-name="P4">
У понеділок, 15 травня, зійдуться закарпатський «Минай» та «Дніпро-1» (13.00),ковалівський «Колос» та «Олександрія» (15.00).</text:p>
      <text:p text:style-name="P4">
<text:span text:style-name="T4">
Читайте також:</text:span>
 <text:a xlink:type="simple" xlink:href="https://www.ukrinform.ua/rubric-sports/3708588-sogodni-startue-6j-tur-drugogo-etapu-futbolnogo-cempionatu-persoi-ligi.html" text:style-name="Internet_20_link" text:visited-style-name="Visited_20_Internet_20_Link">
 <text:span text:style-name="T4">
футбол</text:span>
 </text:a>
</text:p>
      <text:p text:style-name="P4">
Становище команд у верхній частині турнірної таблиці: «Шахтар» - 60 очок(після 25-ти ігор), «Дніпро-1» - 58 (25), «Зоря» - 55 (25), «Динамо» - 50(26), «Олександрія» - 39 (25), «Колос» - 33 (25), «Кривбас» - 32 (25),«Ворскла» - 30 (25).</text:p>
      <text:p text:style-name="P4">
Фото: fcdynamo.com.</text:p>
      <text:p text:style-name="P4">
Source: <text:a xlink:type="simple" xlink:href="https://www.ukrinform.ua/rubric-sports/3708746-dinamo-progralo-cornomorcu-na-stari-26go-turu-upl.html" text:style-name="Internet_20_link" text:visited-style-name="Visited_20_Internet_20_Link">
https://www.ukrinform.ua/rubric-sports/3708746-dinamo-progralo-cornomorcu-na-stari-26go-turu-upl.html</text:a>
</text:p>
      <!--NEWS-->
      <text:h text:style-name="P10" text:outline-level="1">
<text:span text:style-name="T4">
У центрі москви горить готель «Інтерконтиненталь»</text:span>
</text:h>
      <text:p text:style-name="P4">
Authors: Ukrinform (Person)</text:p>
      <text:p text:style-name="P4">
Publisher: Укринформ (Organization)</text:p>
      <text:p text:style-name="P4">
Published Time: 2023-05-13T16:05:01+03:00</text:p>
      <text:p text:style-name="P4">
Modified Time: 2023-05-13T16:05:01+03:00</text:p>
      <text:p text:style-name="P4">
Description: Сьогодні, у центрі російської столиці сталася пожежа. У москві горить готель "Інтерконтиненталь". — Укрінформ.</text:p>
      <text:p text:style-name="P4">
Images: ["<text:a xlink:type="simple" xlink:href="https://static.ukrinform.com/photos/2023_05/thumb_files/630_360_1683983075-236.jpeg" text:style-name="Internet_20_link" text:visited-style-name="Visited_20_Internet_20_Link">
630_360_16839...</text:a>
"]</text:p>
      <text:p text:style-name="P4">
Tags: ['Москва', 'Пожежа', 'росія']</text:p>
      <text:p text:style-name="P4">
Type: Article</text:p>
      <!--METADATA-->
      <text:p text:style-name="P4">
<draw:frame draw:style-name="fr1" draw:name="Image166" text:anchor-type="as-char" svg:width="6.9236in" svg:height="3.956343in" draw:z-index="0">
<draw:image xlink:href="../Images/yкринформ/2023-05-13T16-05-01-03-00/630_360_1683983075-236.jpeg" xlink:type="simple" xlink:show="embed" xlink:actuate="onLoad" draw:mime-type="image/jpeg"/>
</draw:frame>
 Сьогодні,у центрі російської столиці сталася пожежа. У москві горить готель"Інтерконтиненталь".</text:p>
      <text:p text:style-name="P4">
Як передає Укрінформ, про це повідомляють Телеграм-канали <text:a xlink:type="simple" xlink:href="https://t.me/bazabazon/17627" text:style-name="Internet_20_link" text:visited-style-name="Visited_20_Internet_20_Link">
</text:a>
 та <text:a xlink:type="simple" xlink:href="https://t.me/ENews112/13845" text:style-name="Internet_20_link" text:visited-style-name="Visited_20_Internet_20_Link">
 </text:a>
</text:p>
      <text:p text:style-name="P4">
На відео, які опубліковано в соціальних мережах, видно, що над російськоюстолицею видніється густий чорний дим, що піднявся на декілька метрів.</text:p>
      <text:p text:style-name="P4">
"У центрі <text:a xlink:type="simple" xlink:href="https://www.ukrinform.ua/tag-moskva" text:style-name="Internet_20_link" text:visited-style-name="Visited_20_Internet_20_Link">
 </text:a>
 горить готель«Інтерконтиненталь» на вулиці Тверській. Очевидці повідомляють, що з будівлівалить дим", - йдеться у повідомленні.</text:p>
      <text:p text:style-name="P4">
<text:span text:style-name="T4">
Читайте також:</text:span>
 <text:a xlink:type="simple" xlink:href="https://www.ukrinform.ua/rubric-world/3708726-u-branskij-oblasti-vpali-dva-vertoloti-zmi.html" text:style-name="Internet_20_link" text:visited-style-name="Visited_20_Internet_20_Link">
 <text:span text:style-name="T4">
літак</text:span>
 </text:a>
</text:p>
      <text:p text:style-name="P4">
Наразі про причини пожежі не повідомляється.</text:p>
      <text:p text:style-name="P4">
Як повідомляв Укрінформ, у ніч проти 12 травня <text:a xlink:type="simple" xlink:href="https://www.ukrinform.ua/rubric-world/3708130-u-moskvi-goriv-zavod-de-vigotovlaut-dviguni-dla-migiv.html" text:style-name="Internet_20_link" text:visited-style-name="Visited_20_Internet_20_Link">
</text:a>
 де виготовляють двигуни для військовихлітаків МіГ.</text:p>
      <text:p text:style-name="P4">
Source: <text:a xlink:type="simple" xlink:href="https://www.ukrinform.ua/rubric-world/3708747-u-centri-moskvi-gorit-gotel-interkontinental.html" text:style-name="Internet_20_link" text:visited-style-name="Visited_20_Internet_20_Link">
https://www.ukrinform.ua/rubric-world/3708747-u-centri-moskvi-gorit-gotel-interkontinental.html</text:a>
</text:p>
      <!--NEWS-->
      <text:h text:style-name="P10" text:outline-level="1">
<text:span text:style-name="T4">
Атака рф на Хмельницький: кількість пошкоджених інфраструктурних об'єктів іде на сотні</text:span>
</text:h>
      <text:p text:style-name="P4">
Authors: Ukrinform (Person)</text:p>
      <text:p text:style-name="P4">
Publisher: Укринформ (Organization)</text:p>
      <text:p text:style-name="P4">
Published Time: 2023-05-13T16:16:40+03:00</text:p>
      <text:p text:style-name="P4">
Modified Time: 2023-05-13T16:16:40+03:00</text:p>
      <text:p text:style-name="P4">
Description: Загальна кількість пошкоджень, спричинених російською атакою, у Хмельницькому та області є найбільшою від початку російсько-української війни - з 2014 року. — Укрінформ.</text:p>
      <text:p text:style-name="P4">
Images: ["<text:a xlink:type="simple" xlink:href="https://static.ukrinform.com/photos/2023_05/thumb_files/630_360_1683983670-767.jpg" text:style-name="Internet_20_link" text:visited-style-name="Visited_20_Internet_20_Link">
630_360_16839...</text:a>
", "<text:a xlink:type="simple" xlink:href="https://static.ukrinform.com/photos/2023_05/1683983671-569.jpg" text:style-name="Internet_20_link" text:visited-style-name="Visited_20_Internet_20_Link">
1683983671-56...</text:a>
", "<text:a xlink:type="simple" xlink:href="https://static.ukrinform.com/photos/2023_05/1683983671-676.jpg" text:style-name="Internet_20_link" text:visited-style-name="Visited_20_Internet_20_Link">
1683983671-67...</text:a>
"]</text:p>
      <text:p text:style-name="P4">
Tags: ['Хмельницький', 'Війна з росією', 'Єдині новини']</text:p>
      <text:p text:style-name="P4">
Type: Article</text:p>
      <!--METADATA-->
      <text:p text:style-name="P4">
<draw:frame draw:style-name="fr1" draw:name="Image167" text:anchor-type="as-char" svg:width="6.9236in" svg:height="3.956343in" draw:z-index="0">
<draw:image xlink:href="../Images/yкринформ/2023-05-13T16-16-40-03-00/630_360_1683983670-767.jpg" xlink:type="simple" xlink:show="embed" xlink:actuate="onLoad" draw:mime-type="image/jpeg"/>
</draw:frame>
 Загальнакількість пошкоджень, спричинених російською атакою, у Хмельницькому таобласті є найбільшою від початку російсько-української війни - з 2014 року.</text:p>
      <text:p text:style-name="P4">
Про це в ефірі телемарафону "Єдині новини" повідомив міський головаХмельницького Олександр Симчишин, передає Укрінформ.</text:p>
      <text:p text:style-name="P4">
"Приліт був в одній із сусідніх з обласним центром громад - Хмельницькогорайону, але Хмельницька громада серйозно відчула його наслідки. В насвеличезна кількість пошкоджень, якщо брати загальну ситуацію, то це найбільшіпошкодження і від початку війни з 2014 року, і від 24 лютого 2022 року. Мовайде про пошкодження і в самому місті, і в селах нашої громади. Кількістьпостраждалих уже наближається до 30. Але ступінь їхніх поранень не тяжкий", -сказав голова Хмельницької міськради.</text:p>
      <text:p text:style-name="P4">
<text:span text:style-name="T4">
Читайте також:</text:span>
 <text:a xlink:type="simple" xlink:href="https://www.ukrinform.ua/rubric-regions/3708702-na-hmelniccini-kilkist-postrazdalih-vid-nicnoi-ataki-rf-zrosla-do-21.html" text:style-name="Internet_20_link" text:visited-style-name="Visited_20_Internet_20_Link">
 </text:a>
</text:p>
      <text:p text:style-name="P4">
Він додав, що рахунок пошкоджених інфраструктурних об'єктів іде на сотні.Тільки навчальних закладів - профтехосвіти, дитсадків, шкіл - близько 30.Також є багато пошкоджених закладів культури, адміністративних, бізнесових,комерційних будівель, сотні житлових будинків.</text:p>
      <text:p text:style-name="P4">
<draw:frame draw:style-name="fr1" draw:name="Image168" text:anchor-type="as-char" svg:width="6.9236in" svg:height="3.894525in" draw:z-index="0">
<draw:image xlink:href="../Images/yкринформ/2023-05-13T16-16-40-03-00/1683983671-569.jpg" xlink:type="simple" xlink:show="embed" xlink:actuate="onLoad" draw:mime-type="image/jpeg"/>
</draw:frame>
</text:p>
      <text:p text:style-name="P4">
Однак при цьому після ворожого обстрілу в обласному центрі працює вся критичнаінфраструктура, є водопостачання, електрика, курсує транспорт.</text:p>
      <text:p text:style-name="P4">
Як повідомляв Укрінформ, <text:a xlink:type="simple" xlink:href="https://www.ukrinform.ua/rubric-ato/3708595-obstril-hmelniccini-unaslidok-vlucanna-u-promislovij-obekt-postrazdali-patero-ludej.html" text:style-name="Internet_20_link" text:visited-style-name="Visited_20_Internet_20_Link">
 </text:a>
 на території однієї з громад Хмельницькогорайону.</text:p>
      <text:p text:style-name="P4">
<text:span text:style-name="T4">
Читайте також:</text:span>
 <text:a xlink:type="simple" xlink:href="https://www.ukrinform.ua/rubric-ato/3708657-po-teritorii-hmelniccini-vlucili-cotiri-vorozi-droni-ignat.html" text:style-name="Internet_20_link" text:visited-style-name="Visited_20_Internet_20_Link">
 </text:a>
</text:p>
      <text:p text:style-name="P4">
У населених пунктах поблизу від епіцентру удару потужними вибуховими хвилямизавдано пошкоджень цивільним об‘єктам: вибиті вікна, двері, пошкоджені дахи.Зокрема, постраждали навчальні, медичні та культурні заклади, адміністративнібудівлі, промислові об’єкти, багатоповерхові та індивідуальні житлові будинки.</text:p>
      <text:p text:style-name="P4">
<draw:frame draw:style-name="fr1" draw:name="Image169" text:anchor-type="as-char" svg:width="6.9236in" svg:height="3.894525in" draw:z-index="0">
<draw:image xlink:href="../Images/yкринформ/2023-05-13T16-16-40-03-00/1683983671-676.jpg" xlink:type="simple" xlink:show="embed" xlink:actuate="onLoad" draw:mime-type="image/jpeg"/>
</draw:frame>
</text:p>
      <text:p text:style-name="P4">
На місці атаки працюють спецслужби, проводиться оцінка завданих збитків тапопередня підготовка для відновлення пошкодженого майна.</text:p>
      <text:p text:style-name="P4">
Укрзалізниця і Хмельницька обласна військова адміністрація запустили шатли таавтобуси у пункти призначення, куди запізнюються потяги через нічну повітрянуатаку ворога.</text:p>
      <text:p text:style-name="P4">
Фото: Суспільне Хмельницький</text:p>
      <text:p text:style-name="P4">
Source: <text:a xlink:type="simple" xlink:href="https://www.ukrinform.ua/rubric-regions/3708750-ataka-rf-na-hmelnickij-kilkist-poskodzenih-infrastrukturnih-obektiv-ide-na-sotni.html" text:style-name="Internet_20_link" text:visited-style-name="Visited_20_Internet_20_Link">
https://www.ukrinform.ua/rubric-regions/3708750-ataka-rf-na-hmelnickij-kilkist-poskodzenih-infrastrukturnih-obektiv-ide-na-sotni.html</text:a>
</text:p>
      <!--NEWS-->
      <text:h text:style-name="P10" text:outline-level="1">
<text:span text:style-name="T4">
За сприяння Фундації Зеленської цьогоріч планують провести реабілітацію для 200 дітей</text:span>
</text:h>
      <text:p text:style-name="P4">
Authors: Ukrinform (Person)</text:p>
      <text:p text:style-name="P4">
Publisher: Укринформ (Organization)</text:p>
      <text:p text:style-name="P4">
Published Time: 2023-05-13T16:17:19+03:00</text:p>
      <text:p text:style-name="P4">
Modified Time: 2023-05-13T16:17:19+03:00</text:p>
      <text:p text:style-name="P4">
Description: У Карпатах розпочала роботу третя зміна табору Gen.Camp, який раніше проходив у Італії і спрямований на реабілітацію дітей.  — Укрінформ.</text:p>
      <text:p text:style-name="P4">
Images: ["<text:a xlink:type="simple" xlink:href="https://static.ukrinform.com/photos/2023_05/thumb_files/630_360_1683983724-682.jpg" text:style-name="Internet_20_link" text:visited-style-name="Visited_20_Internet_20_Link">
630_360_16839...</text:a>
"]</text:p>
      <text:p text:style-name="P4">
Tags: ['Діти', 'Реабілітація', 'Олена Зеленська']</text:p>
      <text:p text:style-name="P4">
Type: Article</text:p>
      <!--METADATA-->
      <text:p text:style-name="P4">
<draw:frame draw:style-name="fr1" draw:name="Image170" text:anchor-type="as-char" svg:width="6.9236in" svg:height="3.956343in" draw:z-index="0">
<draw:image xlink:href="../Images/yкринформ/2023-05-13T16-17-19-03-00/630_360_1683983724-682.jpg" xlink:type="simple" xlink:show="embed" xlink:actuate="onLoad" draw:mime-type="image/jpeg"/>
</draw:frame>
 У Карпатахрозпочала роботу третя зміна табору Gen.Camp, який раніше проходив у Італії іспрямований на реабілітацію дітей.</text:p>
      <text:p text:style-name="P4">
Про це повідомила дружина Президента Олена Зеленська у <text:a xlink:type="simple" xlink:href="https://t.me/FirstLadyOfUkraine/3102" text:style-name="Internet_20_link" text:visited-style-name="Visited_20_Internet_20_Link">
</text:a>
 , передає Укрінформ.</text:p>
      <text:p text:style-name="P4">
«Gen.Camp – ініціатива <text:a xlink:type="simple" xlink:href="https://genukrainian.com.ua" text:style-name="Internet_20_link" text:visited-style-name="Visited_20_Internet_20_Link">
 </text:a>
 , що реалізується запідтримки моєї Фундації. Нині триває вже третя зміна табору, що розташувався вКарпатах, а дві перші працювали торік в Іспанії», - зазначила вона.</text:p>
      <text:p text:style-name="P4">
Перша леді розповіла, що психологи відновлюють психіку маленьких українців завласними унікальними методиками, які, за її словами, стануть частиноюмасштабного напрацювання, важливого для всієї країни.</text:p>
      <text:p text:style-name="P4">
Зеленська підкреслила, що поки триває війна, діти щодня стикаються із жахом,якого просто не мало б існувати в цивілізованому світі.</text:p>
      <text:p text:style-name="P4">
«Цьогоріч для 200 дітей якісна реабілітація стане реальністю за сприянняФундації. Дитяча психіка гнучка та здатна до відновлення майже на 100%, якщоїй допомогти, кажуть фахівці табору. Тож наше завдання – докласти максимумзусиль, щоб у цих дітей з’явилася нова реальність – світліша, щасливіша, якоювона й має бути для кожної дитини у світі», - поінформувала дружинаПрезидента.</text:p>
      <text:p text:style-name="P4">
Водночас вона поділилася історією однієї з учасниць табору Gen.Camp в Карпатах- 13-річної Ані, яка разом із батьками в липні 2022 року потрапила під обстрілу містечку Сергіївка на Одещині та на власні очі бачила, як вони загинули, абатьки намагалися її вберегти, сховавши між двома стінами, і дівчинка вціліла.</text:p>
      <text:p text:style-name="P4">
<text:span text:style-name="T4">
Читайте також:</text:span>
 <text:a xlink:type="simple" xlink:href="https://www.ukrinform.ua/rubric-society/3707407-v-ohmatditi-vidkriut-sucasne-viddilenna-reabilitacii-dla-ditej-v-umovah-stacionaru.html" text:style-name="Internet_20_link" text:visited-style-name="Visited_20_Internet_20_Link">
 <text:span text:style-name="T4">
реабіліт</text:span>
 </text:a>
</text:p>
      <text:p text:style-name="P4">
Зеленська наголосила, що нині Аня фактично «оживає» після пережитого, завдякизусиллям фахівців із ментального відновлення вона згадала, як любила танцюватидо війни.</text:p>
      <text:p text:style-name="P4">
Як повідомлялося, під патронатом першої леді Олени Зеленської перша 21-денназміна в оздоровчо-освітньому таборі Gen.Camp в Іспанії розпочала роботу 25серпня 2022 року.</text:p>
      <text:p text:style-name="P4">
Source: <text:a xlink:type="simple" xlink:href="https://www.ukrinform.ua/rubric-society/3708751-za-sprianna-fundacii-zelenskoi-cogoric-planuut-provesti-reabilitaciu-dla-200-ditej.html" text:style-name="Internet_20_link" text:visited-style-name="Visited_20_Internet_20_Link">
https://www.ukrinform.ua/rubric-society/3708751-za-sprianna-fundacii-zelenskoi-cogoric-planuut-provesti-reabilitaciu-dla-200-ditej.html</text:a>
</text:p>
      <!--NEWS-->
      <text:h text:style-name="P10" text:outline-level="1">
<text:span text:style-name="T4">
Air defense is active in Kyiv region</text:span>
</text:h>
      <text:p text:style-name="P4">
Authors: liveuamap (Language: en)</text:p>
      <text:p text:style-name="P4">
Time: 2023-05-13T16:21:04</text:p>
      <text:p text:style-name="P4">
Location: Kyiv (Latitude:50.61591 Longtitude:30.50496)</text:p>
      <text:p text:style-name="P4">
Videos: []</text:p>
      <text:p text:style-name="P4">
Images: []</text:p>
      <text:p text:style-name="P4">
Tags: ["Europe", "Central and Eastern Europe"]</text:p>
      <text:p text:style-name="P4">
ID: 22562646</text:p>
      <!--METADATA-->
      <text:p text:style-name="P4">
Air defense is active in Kyiv region</text:p>
      <text:p text:style-name="P4">
News Collection Link: <text:a xlink:type="simple" xlink:href="https://liveuamap.com/en/2023/13-may-air-defense-is-active-in-kyiv-region-6711" text:style-name="Internet_20_link" text:visited-style-name="Visited_20_Internet_20_Link">
https://liveuamap.com/en/2023/13-may-air-defense-is-active-in-kyiv-region-6711</text:a>
</text:p>
      <text:p text:style-name="P4">
Source: <text:a xlink:type="simple" xlink:href="https://t.me/Tsaplienko/31721" text:style-name="Internet_20_link" text:visited-style-name="Visited_20_Internet_20_Link">
https://t.me/Tsaplienko/31721</text:a>
</text:p>
      <!--NEWS-->
      <text:h text:style-name="P10" text:outline-level="1">
<text:span text:style-name="T4">
росіяни обстріляли Костянтинівку зі «Смерчів», двоє загиблих – серед них дитина</text:span>
</text:h>
      <text:p text:style-name="P4">
Authors: Ukrinform (Person)</text:p>
      <text:p text:style-name="P4">
Publisher: Укринформ (Organization)</text:p>
      <text:p text:style-name="P4">
Published Time: 2023-05-13T16:30:00+03:00</text:p>
      <text:p text:style-name="P4">
Modified Time: 2023-05-13T16:30:00+03:00</text:p>
      <text:p text:style-name="P4">
Description: Армія російської федерації обстріляла місто Костянтинівка Донецької області з реактивної системи залпового вогню “Смерч”, внаслідок чого загинули двоє осіб. — Укрінформ.</text:p>
      <text:p text:style-name="P4">
Images: ["<text:a xlink:type="simple" xlink:href="https://static.ukrinform.com/photos/2023_05/thumb_files/630_360_1683984572-594.jpg" text:style-name="Internet_20_link" text:visited-style-name="Visited_20_Internet_20_Link">
630_360_16839...</text:a>
"]</text:p>
      <text:p text:style-name="P4">
Tags: ['Донеччина', 'Обстріл', 'Війна з росією']</text:p>
      <text:p text:style-name="P4">
Type: Article</text:p>
      <!--METADATA-->
      <text:p text:style-name="P4">
<draw:frame draw:style-name="fr1" draw:name="Image171" text:anchor-type="as-char" svg:width="6.9236in" svg:height="3.956343in" draw:z-index="0">
<draw:image xlink:href="../Images/yкринформ/2023-05-13T16-30-00-03-00/630_360_1683984572-594.jpg" xlink:type="simple" xlink:show="embed" xlink:actuate="onLoad" draw:mime-type="image/jpeg"/>
</draw:frame>
 Арміяросійської федерації обстріляла місто Костянтинівка Донецької області зреактивної системи залпового вогню “Смерч”, внаслідок чого загинули двоє осіб.</text:p>
      <text:p text:style-name="P4">
Як передає Укрінформ, про це Офіс генерального прокурора повідомляє у <text:a xlink:type="simple" xlink:href="https://t.me/pgo_gov_ua/12125" text:style-name="Internet_20_link" text:visited-style-name="Visited_20_Internet_20_Link">
</text:a>
 .</text:p>
      <text:p text:style-name="P4">
За даними слідства, 13 травня війська рф вкотре обстріляли Костянтинівку.</text:p>
      <text:p text:style-name="P4">
<text:span text:style-name="T4">
Читайте також:</text:span>
 <text:a xlink:type="simple" xlink:href="https://www.ukrinform.ua/rubric-ato/3708707-unaslidok-obstrilu-nikopola-vazko-poranenij-colovik-e-rujnuvanna.html" text:style-name="Internet_20_link" text:visited-style-name="Visited_20_Internet_20_Link">
 <text:span text:style-name="T4">
обстріл</text:span>
 </text:a>
</text:p>
      <text:p text:style-name="P4">
“Внаслідок атаки окупантів на населений пункт загинуло двоє мешканців, у томучислі 15-річна дівчина. Десять людей отримали поранення різного ступенятяжкості - серед них двоє підлітків 15 та 16 років. Їх доставлено до лікарнідля надання кваліфікованої медичної допомоги”, - ідеться в повідомленні.</text:p>
      <text:p text:style-name="P4">
Пошкоджено та зруйновано багатоповерхові та приватні будинки, автомобільнузаправну станцію, аптеку й магазини.</text:p>
      <text:p text:style-name="P4">
За попередніми даними, загарбники обстріляли місто з реактивної системизалпового вогню “Смерч”.</text:p>
      <text:p text:style-name="P4">
<text:span text:style-name="T4">
Читайте також:</text:span>
 <text:a xlink:type="simple" xlink:href="https://www.ukrinform.ua/rubric-ato/3708663-rosiani-zavdali-blizko-15-udariv-po-gulajpolu-postrazdav-civilnij.html" text:style-name="Internet_20_link" text:visited-style-name="Visited_20_Internet_20_Link">
 </text:a>
</text:p>
      <text:p text:style-name="P4">
За процесуального керівництва Донецької обласної прокуратури розпочатодосудове розслідування у кримінальному провадженні за фактом порушення законівта звичаїв війни (ч. 2 ст. 438 Кримінального кодексу України).</text:p>
      <text:p text:style-name="P4">
Прокурори продовжують вживати всі можливі та належні заходи для документуваннявоєнних злочинів, вчинених представниками збройних сил рф.</text:p>
      <text:p text:style-name="P4">
Як повідомляв Укрінформ, армія російської федерації за минулу добу, 12 травня,завдала поранень чотирьом жителям Донецької області.</text:p>
      <text:p text:style-name="P4">
Source: <text:a xlink:type="simple" xlink:href="https://www.ukrinform.ua/rubric-ato/3708755-rosiani-obstrilali-kostantinivku-zi-smerciv-dvoe-zagiblih-sered-nih-ditina.html" text:style-name="Internet_20_link" text:visited-style-name="Visited_20_Internet_20_Link">
https://www.ukrinform.ua/rubric-ato/3708755-rosiani-obstrilali-kostantinivku-zi-smerciv-dvoe-zagiblih-sered-nih-ditina.html</text:a>
</text:p>
      <!--NEWS-->
      <text:h text:style-name="P10" text:outline-level="1">
<text:span text:style-name="T4">
Russian missiles hit Ternopil' industrial zone</text:span>
</text:h>
      <text:p text:style-name="P4">
Authors: liveuamap (Language: en)</text:p>
      <text:p text:style-name="P4">
Time: 2023-05-13T16:34:46</text:p>
      <text:p text:style-name="P4">
Location: Ternopil (Latitude:49.57384 Longtitude:25.59382)</text:p>
      <text:p text:style-name="P4">
Videos: []</text:p>
      <text:p text:style-name="P4">
Images: ["<text:a xlink:type="simple" xlink:href="https://liveuamap.com/pics/2023/05/13/22562648_0.jpg" text:style-name="Internet_20_link" text:visited-style-name="Visited_20_Internet_20_Link">
22562648_0.jpg</text:a>
"]</text:p>
      <text:p text:style-name="P4">
Tags: ["Europe", "Central and Eastern Europe"]</text:p>
      <text:p text:style-name="P4">
ID: 22562648</text:p>
      <!--METADATA-->
      <text:p text:style-name="P4">
Russian missiles hit Ternopil' industrial zone</text:p>
      <text:p text:style-name="P4">
<draw:frame draw:style-name="fr1" draw:name="Image172" text:anchor-type="as-char" svg:width="6.9236in" svg:height="3.011684in" draw:z-index="0">
<draw:image xlink:href="../Images/liveuamap/2023-05-13T16-34-46/22562648_0.jpg" xlink:type="simple" xlink:show="embed" xlink:actuate="onLoad" draw:mime-type="image/jpeg"/>
</draw:frame>
</text:p>
      <text:p text:style-name="P4">
News Collection Link: <text:a xlink:type="simple" xlink:href="https://liveuamap.com/en/2023/13-may-russian-missiles-hit-ternopil-industrial-zone" text:style-name="Internet_20_link" text:visited-style-name="Visited_20_Internet_20_Link">
https://liveuamap.com/en/2023/13-may-russian-missiles-hit-ternopil-industrial-zone</text:a>
</text:p>
      <text:p text:style-name="P4">
Source: <text:a xlink:type="simple" xlink:href="https://t.me/Pravda_Gerashchenko/70995" text:style-name="Internet_20_link" text:visited-style-name="Visited_20_Internet_20_Link">
https://t.me/Pravda_Gerashchenko/70995</text:a>
</text:p>
      <!--NEWS-->
      <text:h text:style-name="P10" text:outline-level="1">
<text:span text:style-name="T4">
Україна представить реєстр відшкодування збитків, завданих рф, на саміті Ради Європи – Кондратюк</text:span>
</text:h>
      <text:p text:style-name="P4">
Authors: Ukrinform (Person)</text:p>
      <text:p text:style-name="P4">
Publisher: Укринформ (Organization)</text:p>
      <text:p text:style-name="P4">
Published Time: 2023-05-13T16:36:00+03:00</text:p>
      <text:p text:style-name="P4">
Modified Time: 2023-05-13T16:36:00+03:00</text:p>
      <text:p text:style-name="P4">
Description: Заступниця Голови Верховної Ради Олена Кондратюк обговорила з міністром юстиції Ісландії Йоном Гуннарссоном конкретні юридичні механізми притягнення рф до відповідальності та питання депортації росіянами українських дітей. — Укрінформ.</text:p>
      <text:p text:style-name="P4">
Images: ["<text:a xlink:type="simple" xlink:href="https://static.ukrinform.com/photos/2023_05/thumb_files/630_360_1683984928-800.jpg" text:style-name="Internet_20_link" text:visited-style-name="Visited_20_Internet_20_Link">
630_360_16839...</text:a>
"]</text:p>
      <text:p text:style-name="P4">
Tags: ['Депортація', 'Діти', 'Ісландія', 'Україна', 'Рада Європи', 'Кондратюк', 'Війна з росією']</text:p>
      <text:p text:style-name="P4">
Type: Article</text:p>
      <!--METADATA-->
      <text:p text:style-name="P4">
<draw:frame draw:style-name="fr1" draw:name="Image173" text:anchor-type="as-char" svg:width="6.9236in" svg:height="3.956343in" draw:z-index="0">
<draw:image xlink:href="../Images/yкринформ/2023-05-13T16-36-00-03-00/630_360_1683984928-800.jpg" xlink:type="simple" xlink:show="embed" xlink:actuate="onLoad" draw:mime-type="image/jpeg"/>
</draw:frame>
 ЗаступницяГолови Верховної Ради Олена Кондратюк обговорила з міністром юстиції ІсландіїЙоном Гуннарссоном конкретні юридичні механізми притягнення рф довідповідальності та питання депортації росіянами українських дітей.</text:p>
      <text:p text:style-name="P4">
Зустріч посадовців відбулася у Рейк'явіку, повідомляє віцеспікерка у <text:a xlink:type="simple" xlink:href="https://www.facebook.com/kondratiukolena/posts/pfbid0TWwNYppNGiEFKV2BX3YVzdkrMdveeUiqbhtapBNRTyovn9C15GcNadgfuwRSdoUTl" text:style-name="Internet_20_link" text:visited-style-name="Visited_20_Internet_20_Link">
</text:a>
</text:p>
      <text:p text:style-name="P4">
«Йшлося про необхідність заснування міжнародного Спецтрибуналу та підтримкуІсландією створення Міжнародного центру з розслідування злочину агресії рфпроти України в Гаазі. Також обговорили такий механізм, як Реєстрвідшкодування збитків, завданих росією в Україні, який буде представлений наСаміті Ради Європи 16-17 травня у Рейк’явіку», - зазначила Кондратюк.</text:p>
      <text:p text:style-name="P4">
На зустрічі торкнулися й теми повернення додому українських дітей, викраденихросією.</text:p>
      <text:p text:style-name="P4">
<text:span text:style-name="T4">
Читайте також:</text:span>
 <text:a xlink:type="simple" xlink:href="https://www.ukrinform.ua/rubric-polytics/3708452-vikradenna-ukrainskih-ditej-rosieu-kondratuk-zaklikala-parlament-islandii-rozglanuti-rezoluciu.html" text:style-name="Internet_20_link" text:visited-style-name="Visited_20_Internet_20_Link">
 </text:a>
</text:p>
      <text:p text:style-name="P4">
Заступниця Голови ВР наголосила на необхідності вироблення спільної позиціїурядів країн Північної Європи щодо змін, які мають відбутися у міжнароднихорганізаціях, покликаних займатися захистом прав дітей, зокрема від незаконноїдепортації.</text:p>
      <text:p text:style-name="P4">
Кондратюк наголосила, що такі зміни вже давно назріли у діяльностіМіжнародного Комітету Червоного Хреста та структурах ООН.</text:p>
      <text:p text:style-name="P4">
Як повідомляв Укрінформ, <text:a xlink:type="simple" xlink:href="https://www.ukrinform.ua/tag-islandia" text:style-name="Internet_20_link" text:visited-style-name="Visited_20_Internet_20_Link">
 </text:a>
 з першихднів повномасштабного вторгнення рф в Україну засудила російську агресію танадала Києву допомогу в розмірі понад 25 мільйонів доларів.</text:p>
      <text:p text:style-name="P4">
<text:span text:style-name="T5">
Фото: Олена Кондратюк</text:span>
</text:p>
      <text:p text:style-name="P4">
Source: <text:a xlink:type="simple" xlink:href="https://www.ukrinform.ua/rubric-polytics/3708759-ukraina-predstavit-reestr-vidskoduvanna-zbitkiv-zavdanih-rf-na-samiti-radi-evropi-kondratuk.html" text:style-name="Internet_20_link" text:visited-style-name="Visited_20_Internet_20_Link">
https://www.ukrinform.ua/rubric-polytics/3708759-ukraina-predstavit-reestr-vidskoduvanna-zbitkiv-zavdanih-rf-na-samiti-radi-evropi-kondratuk.html</text:a>
</text:p>
      <!--NEWS-->
      <text:h text:style-name="P10" text:outline-level="1">
<text:span text:style-name="T4">
Ворог атакував Берислав двома керованими авіабомбами, місто без електропостачання</text:span>
</text:h>
      <text:p text:style-name="P4">
Authors: Ukrinform (Person)</text:p>
      <text:p text:style-name="P4">
Publisher: Укринформ (Organization)</text:p>
      <text:p text:style-name="P4">
Published Time: 2023-05-13T16:49:00+03:00</text:p>
      <text:p text:style-name="P4">
Modified Time: 2023-05-13T16:49:00+03:00</text:p>
      <text:p text:style-name="P4">
Description: Унаслідок ранкової атаки російської авіації Берислав на Херсонщині залишився без електрики. — Укрінформ.</text:p>
      <text:p text:style-name="P4">
Images: ["<text:a xlink:type="simple" xlink:href="https://static.ukrinform.com/photos/2023_05/thumb_files/630_360_1683985924-545.jpg" text:style-name="Internet_20_link" text:visited-style-name="Visited_20_Internet_20_Link">
630_360_16839...</text:a>
"]</text:p>
      <text:p text:style-name="P4">
Tags: ['Херсонщина', 'Обстріл', 'Електропостачання']</text:p>
      <text:p text:style-name="P4">
Type: Article</text:p>
      <!--METADATA-->
      <text:p text:style-name="P4">
<draw:frame draw:style-name="fr1" draw:name="Image174" text:anchor-type="as-char" svg:width="6.9236in" svg:height="3.956343in" draw:z-index="0">
<draw:image xlink:href="../Images/yкринформ/2023-05-13T16-49-00-03-00/630_360_1683985924-545.jpg" xlink:type="simple" xlink:show="embed" xlink:actuate="onLoad" draw:mime-type="image/jpeg"/>
</draw:frame>
 Унаслідокранкової атаки російської авіації Берислав на Херсонщині залишився безелектрики.</text:p>
      <text:p text:style-name="P4">
Про це в <text:a xlink:type="simple" xlink:href="https://t.me/olexandrprokudin/495" text:style-name="Internet_20_link" text:visited-style-name="Visited_20_Internet_20_Link">
 </text:a>
 повідомив начальникХерсонської обласної військової адміністрації Олександр Прокудін, передаєУкрінформ.</text:p>
      <text:p text:style-name="P4">
"О четвертій ранку ворог атакував місто двома керованими авіабомбами.Пошкоджено будівлю обʼєкта критичної інфраструктури. Через обстріл Бериславзалишився без <text:a xlink:type="simple" xlink:href="https://www.ukrinform.ua/tag-elektropostacanna" text:style-name="Internet_20_link" text:visited-style-name="Visited_20_Internet_20_Link">
 </text:a>
 . Ниніенергетики роблять все можливе, аби щонайшвидше повернути світло в оселімістян", - написав начальник ОВА.</text:p>
      <text:p text:style-name="P4">
Він додав, що дивом обійшлося без постраждалих серед мирних людей.</text:p>
      <text:p text:style-name="P4">
<text:span text:style-name="T4">
Читайте також:</text:span>
 <text:a xlink:type="simple" xlink:href="https://www.ukrinform.ua/rubric-regions/3708630-rosijska-armia-za-dobu-atakuvala-11-regioniv-ukraini-zvedenna-ova.html" text:style-name="Internet_20_link" text:visited-style-name="Visited_20_Internet_20_Link">
 </text:a>
</text:p>
      <text:p text:style-name="P4">
Як повідомлялося, російська армія за минулу добу, 12 травня, <text:a xlink:type="simple" xlink:href="https://www.ukrinform.ua/rubric-regions/3708587-vijska-rf-za-dobu-vipustili-po-hersonsini-445-snaradiv-dvoe-zagiblih.html" text:style-name="Internet_20_link" text:visited-style-name="Visited_20_Internet_20_Link">
</text:a>
 , внаслідок них дві людинизагинули, ще чотири зазнали поранень.</text:p>
      <text:p text:style-name="P4">
Source: <text:a xlink:type="simple" xlink:href="https://www.ukrinform.ua/rubric-ato/3708763-vorog-atakuvav-berislav-dvoma-kerovanimi-aviabombami-misto-bez-elektropostacanna.html" text:style-name="Internet_20_link" text:visited-style-name="Visited_20_Internet_20_Link">
https://www.ukrinform.ua/rubric-ato/3708763-vorog-atakuvav-berislav-dvoma-kerovanimi-aviabombami-misto-bez-elektropostacanna.html</text:a>
</text:p>
      <!--NEWS-->
      <text:h text:style-name="P10" text:outline-level="1">
<text:span text:style-name="T4">
Kharkiv, Kharkivska Oblast(23:01). Red Alert: aerial threat. Sirens sounding. Take cover now!</text:span>
</text:h>
      <text:p text:style-name="P4">
Authors: liveuamap (Language: en)</text:p>
      <text:p text:style-name="P4">
Time: 2023-05-13T17:02:00</text:p>
      <text:p text:style-name="P4">
Location: Kharkiv (Latitude:49.98053 Longtitude:36.25333)</text:p>
      <text:p text:style-name="P4">
Videos: []</text:p>
      <text:p text:style-name="P4">
Images: []</text:p>
      <text:p text:style-name="P4">
Tags: ["Europe", "Central and Eastern Europe"]</text:p>
      <text:p text:style-name="P4">
ID: 22562653</text:p>
      <!--METADATA-->
      <text:p text:style-name="P4">
Kharkiv, Kharkivska Oblast(23:01). Red Alert: aerial threat. Sirens sounding.Take cover now!</text:p>
      <text:p text:style-name="P4">
News Collection Link: <text:a xlink:type="simple" xlink:href="https://liveuamap.com/en/2023/13-may-kharkiv-kharkivska-oblast2301-red-alerg" text:style-name="Internet_20_link" text:visited-style-name="Visited_20_Internet_20_Link">
https://liveuamap.com/en/2023/13-may-kharkiv-kharkivska-oblast2301-red-alerg</text:a>
</text:p>
      <text:p text:style-name="P4">
Source: <text:a xlink:type="simple" xlink:href="https://t.me/air_alert_ua/45233" text:style-name="Internet_20_link" text:visited-style-name="Visited_20_Internet_20_Link">
https://t.me/air_alert_ua/45233</text:a>
</text:p>
      <!--NEWS-->
      <text:h text:style-name="P10" text:outline-level="1">
<text:span text:style-name="T4">
Ла Ліга: «Жирона» завдяки асисту Циганкова відігралася у матчі з «Реал Сосьєдадом»</text:span>
</text:h>
      <text:p text:style-name="P4">
Authors: Ukrinform (Person)</text:p>
      <text:p text:style-name="P4">
Publisher: Укринформ (Organization)</text:p>
      <text:p text:style-name="P4">
Published Time: 2023-05-13T17:02:12+03:00</text:p>
      <text:p text:style-name="P4">
Modified Time: 2023-05-13T17:02:12+03:00</text:p>
      <text:p text:style-name="P4">
Description: Український вінгер «каталонців» зіграв повний матч і відзначився результативним пасом. — Укрінформ.</text:p>
      <text:p text:style-name="P4">
Images: ["<text:a xlink:type="simple" xlink:href="https://static.ukrinform.com/photos/2023_05/thumb_files/630_360_1683986476-109.jpg" text:style-name="Internet_20_link" text:visited-style-name="Visited_20_Internet_20_Link">
630_360_16839...</text:a>
"]</text:p>
      <text:p text:style-name="P4">
Tags: ['Футбол', 'Циганков']</text:p>
      <text:p text:style-name="P4">
Type: Article</text:p>
      <!--METADATA-->
      <text:p text:style-name="P4">
<draw:frame draw:style-name="fr1" draw:name="Image175" text:anchor-type="as-char" svg:width="6.9236in" svg:height="3.956343in" draw:z-index="0">
<draw:image xlink:href="../Images/yкринформ/2023-05-13T17-02-12-03-00/630_360_1683986476-109.jpg" xlink:type="simple" xlink:show="embed" xlink:actuate="onLoad" draw:mime-type="image/jpeg"/>
</draw:frame>
Український вінгер «каталонців» зіграв повний матч і відзначивсярезультативним пасом.</text:p>
      <text:p text:style-name="P4">
«Жирона» на чужому полі зіграла внічию із «Реал Сосьєдадом» 2:2 в 34-у турііспанської Прімери, передає Укрінформ.</text:p>
      <text:p text:style-name="P4">
У складі «басків» відзначилися Оярсабаль і Сільва. «Каталонці» відігралисязусиллями Куото після пасу Циганкова і Стуані.</text:p>
      <text:p text:style-name="P4">
«Каталонці» посідають 7 місце в Ла Лізі, маючи в активі 48 пунктів після 34матчів. «Реал Сосьєдад» - в топ-4.</text:p>
      <text:p text:style-name="P4">
<text:span text:style-name="T4">
Читайте також:</text:span>
 <text:a xlink:type="simple" xlink:href="https://www.ukrinform.ua/rubric-sports/3708746-dinamo-progralo-cornomorcu-na-stari-26go-turu-upl.html" text:style-name="Internet_20_link" text:visited-style-name="Visited_20_Internet_20_Link">
 </text:a>
</text:p>
      <text:p text:style-name="P4">
Як повідомлялося, «Барселона» очолює Ла Лігу, маючи в активі 82 пункти після33 матчів.</text:p>
      <text:p text:style-name="P4">
Фото: twitter.com/GironaFC</text:p>
      <text:p text:style-name="P4">
Source: <text:a xlink:type="simple" xlink:href="https://www.ukrinform.ua/rubric-sports/3708767-la-liga-zirona-zavdaki-asistu-cigankova-vidigralasa-u-matci-z-real-sosedadom.html" text:style-name="Internet_20_link" text:visited-style-name="Visited_20_Internet_20_Link">
https://www.ukrinform.ua/rubric-sports/3708767-la-liga-zirona-zavdaki-asistu-cigankova-vidigralasa-u-matci-z-real-sosedadom.html</text:a>
</text:p>
      <!--NEWS-->
      <text:h text:style-name="P10" text:outline-level="1">
<text:span text:style-name="T4">
Explosions reported in Kharkiv</text:span>
</text:h>
      <text:p text:style-name="P4">
Authors: liveuamap (Language: en)</text:p>
      <text:p text:style-name="P4">
Time: 2023-05-13T17:03:26</text:p>
      <text:p text:style-name="P4">
Location: Kharkiv (Latitude:49.98434 Longtitude:36.1294)</text:p>
      <text:p text:style-name="P4">
Videos: []</text:p>
      <text:p text:style-name="P4">
Images: []</text:p>
      <text:p text:style-name="P4">
Tags: ["Europe", "Central and Eastern Europe"]</text:p>
      <text:p text:style-name="P4">
ID: 22562654</text:p>
      <!--METADATA-->
      <text:p text:style-name="P4">
Explosions reported in Kharkiv</text:p>
      <text:p text:style-name="P4">
News Collection Link: <text:a xlink:type="simple" xlink:href="https://liveuamap.com/en/2023/13-may-explosions-reported-in-kharkiv-" text:style-name="Internet_20_link" text:visited-style-name="Visited_20_Internet_20_Link">
https://liveuamap.com/en/2023/13-may-explosions-reported-in-kharkiv-</text:a>
</text:p>
      <text:p text:style-name="P4">
Source: <text:a xlink:type="simple" xlink:href="https://t.me/suspilnekharkiv/24798" text:style-name="Internet_20_link" text:visited-style-name="Visited_20_Internet_20_Link">
https://t.me/suspilnekharkiv/24798</text:a>
</text:p>
      <!--NEWS-->
      <text:h text:style-name="P10" text:outline-level="1">
<text:span text:style-name="T4">
В Ірпені відкрили нове модульне містечко «Ластівка»</text:span>
</text:h>
      <text:p text:style-name="P4">
Authors: Ukrinform (Person)</text:p>
      <text:p text:style-name="P4">
Publisher: Укринформ (Organization)</text:p>
      <text:p text:style-name="P4">
Published Time: 2023-05-13T17:07:00+03:00</text:p>
      <text:p text:style-name="P4">
Modified Time: 2023-05-13T17:07:00+03:00</text:p>
      <text:p text:style-name="P4">
Description: В Ірпені відбулося відкриття модульного містечка «Ластівка» для осіб, які втратили житло внаслідок військових дій.  — Укрінформ.</text:p>
      <text:p text:style-name="P4">
Images: ["<text:a xlink:type="simple" xlink:href="https://static.ukrinform.com/photos/2023_05/thumb_files/630_360_1683987035-3196.jpeg" text:style-name="Internet_20_link" text:visited-style-name="Visited_20_Internet_20_Link">
630_360_16839...</text:a>
", "<text:a xlink:type="simple" xlink:href="https://static.ukrinform.com/photos/2023_05/thumb_files/630_360_1683987032-4897.jpeg" text:style-name="Internet_20_link" text:visited-style-name="Visited_20_Internet_20_Link">
630_360_16839...</text:a>
", "<text:a xlink:type="simple" xlink:href="https://static.ukrinform.com/photos/2023_05/thumb_files/630_360_1683987032-4023.jpeg" text:style-name="Internet_20_link" text:visited-style-name="Visited_20_Internet_20_Link">
630_360_16839...</text:a>
", "<text:a xlink:type="simple" xlink:href="https://static.ukrinform.com/photos/2023_05/thumb_files/630_360_1683987032-8220.jpeg" text:style-name="Internet_20_link" text:visited-style-name="Visited_20_Internet_20_Link">
630_360_16839...</text:a>
", "<text:a xlink:type="simple" xlink:href="https://static.ukrinform.com/photos/2023_05/thumb_files/630_360_1683987032-1951.jpeg" text:style-name="Internet_20_link" text:visited-style-name="Visited_20_Internet_20_Link">
630_360_16839...</text:a>
", "<text:a xlink:type="simple" xlink:href="https://static.ukrinform.com/photos/2023_05/thumb_files/630_360_1683987032-3332.jpeg" text:style-name="Internet_20_link" text:visited-style-name="Visited_20_Internet_20_Link">
630_360_16839...</text:a>
", "<text:a xlink:type="simple" xlink:href="https://static.ukrinform.com/photos/2023_05/thumb_files/630_360_1683987032-2654.jpeg" text:style-name="Internet_20_link" text:visited-style-name="Visited_20_Internet_20_Link">
630_360_16839...</text:a>
", "<text:a xlink:type="simple" xlink:href="https://static.ukrinform.com/photos/2023_05/thumb_files/630_360_1683987033-6870.jpeg" text:style-name="Internet_20_link" text:visited-style-name="Visited_20_Internet_20_Link">
630_360_16839...</text:a>
", "<text:a xlink:type="simple" xlink:href="https://static.ukrinform.com/photos/2023_05/thumb_files/630_360_1683987033-4916.jpeg" text:style-name="Internet_20_link" text:visited-style-name="Visited_20_Internet_20_Link">
630_360_16839...</text:a>
", "<text:a xlink:type="simple" xlink:href="https://static.ukrinform.com/photos/2023_05/thumb_files/630_360_1683987033-2029.jpeg" text:style-name="Internet_20_link" text:visited-style-name="Visited_20_Internet_20_Link">
630_360_16839...</text:a>
", "<text:a xlink:type="simple" xlink:href="https://static.ukrinform.com/photos/2023_05/thumb_files/630_360_1683987033-1698.jpeg" text:style-name="Internet_20_link" text:visited-style-name="Visited_20_Internet_20_Link">
630_360_16839...</text:a>
", "<text:a xlink:type="simple" xlink:href="https://static.ukrinform.com/photos/2023_05/thumb_files/630_360_1683987034-5073.jpeg" text:style-name="Internet_20_link" text:visited-style-name="Visited_20_Internet_20_Link">
630_360_16839...</text:a>
", "<text:a xlink:type="simple" xlink:href="https://static.ukrinform.com/photos/2023_05/thumb_files/630_360_1683987034-4169.jpeg" text:style-name="Internet_20_link" text:visited-style-name="Visited_20_Internet_20_Link">
630_360_16839...</text:a>
", "<text:a xlink:type="simple" xlink:href="https://static.ukrinform.com/photos/2023_05/thumb_files/630_360_1683987034-9008.jpeg" text:style-name="Internet_20_link" text:visited-style-name="Visited_20_Internet_20_Link">
630_360_16839...</text:a>
", "<text:a xlink:type="simple" xlink:href="https://static.ukrinform.com/photos/2023_05/thumb_files/630_360_1683987035-7035.jpeg" text:style-name="Internet_20_link" text:visited-style-name="Visited_20_Internet_20_Link">
630_360_16839...</text:a>
", "<text:a xlink:type="simple" xlink:href="https://static.ukrinform.com/photos/2023_05/thumb_files/630_360_1683987035-5442.jpeg" text:style-name="Internet_20_link" text:visited-style-name="Visited_20_Internet_20_Link">
630_360_16839...</text:a>
", "<text:a xlink:type="simple" xlink:href="https://static.ukrinform.com/photos/2023_05/thumb_files/630_360_1683987035-4834.jpeg" text:style-name="Internet_20_link" text:visited-style-name="Visited_20_Internet_20_Link">
630_360_16839...</text:a>
", "<text:a xlink:type="simple" xlink:href="https://static.ukrinform.com/photos/2023_05/thumb_files/630_360_1683987035-7743.jpeg" text:style-name="Internet_20_link" text:visited-style-name="Visited_20_Internet_20_Link">
630_360_16839...</text:a>
", "<text:a xlink:type="simple" xlink:href="https://static.ukrinform.com/photos/2023_05/thumb_files/630_360_1683987035-8310.jpeg" text:style-name="Internet_20_link" text:visited-style-name="Visited_20_Internet_20_Link">
630_360_16839...</text:a>
"]</text:p>
      <text:p text:style-name="P4">
Tags: ['Фінляндія', 'Ірпінь', 'Київщина', 'Відбудова', 'Модульні будинки']</text:p>
      <text:p text:style-name="P4">
Type: Article</text:p>
      <!--METADATA-->
      <text:p text:style-name="P4">
<draw:frame draw:style-name="fr1" draw:name="Image176" text:anchor-type="as-char" svg:width="6.9236in" svg:height="3.956343in" draw:z-index="0">
<draw:image xlink:href="../Images/yкринформ/2023-05-13T17-07-00-03-00/630_360_1683987035-3196.jpeg" xlink:type="simple" xlink:show="embed" xlink:actuate="onLoad" draw:mime-type="image/jpeg"/>
</draw:frame>
 В Ірпенівідбулося відкриття модульного містечка «Ластівка» для осіб, які втратилижитло внаслідок військових дій.</text:p>
      <text:p text:style-name="P4">
Про це повідомляє кореспондент Укрінформу.</text:p>
      <text:p text:style-name="P4">
Завдяки співпраці Ірпінської міської ради, Посольства Фінляндії в Україні,Київської обласної військової адміністрації, Міністерства розвитку громад,територій та інфраструктури України та Державного агентства відновлення тарозвитку інфраструктури України в місті-герої Ірпінь відбулося відкриттямодульного містечка на території колишнього санаторію «Ластівка».</text:p>
      <text:p text:style-name="P4">
У відкритті містечка взяв участь Надзвичайний та Повноважний Посол ФінляндіїЯакко Лехтовірта, заступниця міністра Мінінфраструктури Наталія Козловська,голова Київської обласної військової адміністрації Руслан Кравченко,Ірпінський міський голова Олександр Маркушин, депутати Ірпінської міськоїради.</text:p>
      <text:p text:style-name="P4">
Загалом <text:a xlink:type="simple" xlink:href="https://www.ukrinform.ua/tag-irpin" text:style-name="Internet_20_link" text:visited-style-name="Visited_20_Internet_20_Link">
 </text:a>
 отримав 12 фінських таунхаусівпо три квартири кожний – це 36 повноцінних квартир, які облаштовані всімнеобхідним для комфортного життя.</text:p>
      <text:p text:style-name="P4">
У будиночках проживатимуть люди пільгових категорій: багатодітні, родинизагиблих Героїв, військовослужбовці, пенсіонери.</text:p>
      <text:p text:style-name="P4">
<draw:frame draw:style-name="fr1" draw:name="Image177" text:anchor-type="as-char" svg:width="6.9236in" svg:height="3.956343in" draw:z-index="0">
<draw:image xlink:href="../Images/yкринформ/2023-05-13T17-07-00-03-00/630_360_1683987032-4897.jpeg" xlink:type="simple" xlink:show="embed" xlink:actuate="onLoad" draw:mime-type="image/jpeg"/>
</draw:frame>
 В Ірпенівідбулося відкриття модульного містечка «Ластівка» / Фото: Володимир Тарасов,Укрінформ  <text:a xlink:type="simple" xlink:href="https://static.ukrinform.com/photos/2023_05/1683987032-4897.jpeg" text:style-name="Internet_20_link" text:visited-style-name="Visited_20_Internet_20_Link">
<draw:frame draw:style-name="fr1" draw:name="Image178" text:anchor-type="as-char" svg:width="6.9236in" svg:height="3.956343in" draw:z-index="0">
<draw:image xlink:href="../Images/yкринформ/2023-05-13T17-07-00-03-00/630_360_1683987032-4897.jpeg" xlink:type="simple" xlink:show="embed" xlink:actuate="onLoad" draw:mime-type="image/jpeg"/>
</draw:frame>
</text:a>
 <text:a xlink:type="simple" xlink:href="https://static.ukrinform.com/photos/2023_05/1683987032-4023.jpeg" text:style-name="Internet_20_link" text:visited-style-name="Visited_20_Internet_20_Link">
<draw:frame draw:style-name="fr1" draw:name="Image179" text:anchor-type="as-char" svg:width="6.9236in" svg:height="3.956343in" draw:z-index="0">
<draw:image xlink:href="../Images/yкринформ/2023-05-13T17-07-00-03-00/630_360_1683987032-4023.jpeg" xlink:type="simple" xlink:show="embed" xlink:actuate="onLoad" draw:mime-type="image/jpeg"/>
</draw:frame>
</text:a>
 <text:a xlink:type="simple" xlink:href="https://static.ukrinform.com/photos/2023_05/1683987032-8220.jpeg" text:style-name="Internet_20_link" text:visited-style-name="Visited_20_Internet_20_Link">
<draw:frame draw:style-name="fr1" draw:name="Image180" text:anchor-type="as-char" svg:width="6.9236in" svg:height="3.956343in" draw:z-index="0">
<draw:image xlink:href="../Images/yкринформ/2023-05-13T17-07-00-03-00/630_360_1683987032-8220.jpeg" xlink:type="simple" xlink:show="embed" xlink:actuate="onLoad" draw:mime-type="image/jpeg"/>
</draw:frame>
</text:a>
 <text:a xlink:type="simple" xlink:href="https://static.ukrinform.com/photos/2023_05/1683987032-1951.jpeg" text:style-name="Internet_20_link" text:visited-style-name="Visited_20_Internet_20_Link">
<draw:frame draw:style-name="fr1" draw:name="Image181" text:anchor-type="as-char" svg:width="6.9236in" svg:height="3.956343in" draw:z-index="0">
<draw:image xlink:href="../Images/yкринформ/2023-05-13T17-07-00-03-00/630_360_1683987032-1951.jpeg" xlink:type="simple" xlink:show="embed" xlink:actuate="onLoad" draw:mime-type="image/jpeg"/>
</draw:frame>
</text:a>
 <text:a xlink:type="simple" xlink:href="https://static.ukrinform.com/photos/2023_05/1683987032-3332.jpeg" text:style-name="Internet_20_link" text:visited-style-name="Visited_20_Internet_20_Link">
<draw:frame draw:style-name="fr1" draw:name="Image182" text:anchor-type="as-char" svg:width="6.9236in" svg:height="3.956343in" draw:z-index="0">
<draw:image xlink:href="../Images/yкринформ/2023-05-13T17-07-00-03-00/630_360_1683987032-3332.jpeg" xlink:type="simple" xlink:show="embed" xlink:actuate="onLoad" draw:mime-type="image/jpeg"/>
</draw:frame>
</text:a>
 <text:a xlink:type="simple" xlink:href="https://static.ukrinform.com/photos/2023_05/1683987032-2654.jpeg" text:style-name="Internet_20_link" text:visited-style-name="Visited_20_Internet_20_Link">
<draw:frame draw:style-name="fr1" draw:name="Image183" text:anchor-type="as-char" svg:width="6.9236in" svg:height="3.956343in" draw:z-index="0">
<draw:image xlink:href="../Images/yкринформ/2023-05-13T17-07-00-03-00/630_360_1683987032-2654.jpeg" xlink:type="simple" xlink:show="embed" xlink:actuate="onLoad" draw:mime-type="image/jpeg"/>
</draw:frame>
</text:a>
 <text:a xlink:type="simple" xlink:href="https://static.ukrinform.com/photos/2023_05/1683987033-6870.jpeg" text:style-name="Internet_20_link" text:visited-style-name="Visited_20_Internet_20_Link">
<draw:frame draw:style-name="fr1" draw:name="Image184" text:anchor-type="as-char" svg:width="6.9236in" svg:height="3.956343in" draw:z-index="0">
<draw:image xlink:href="../Images/yкринформ/2023-05-13T17-07-00-03-00/630_360_1683987033-6870.jpeg" xlink:type="simple" xlink:show="embed" xlink:actuate="onLoad" draw:mime-type="image/jpeg"/>
</draw:frame>
</text:a>
 <text:a xlink:type="simple" xlink:href="https://static.ukrinform.com/photos/2023_05/1683987033-4916.jpeg" text:style-name="Internet_20_link" text:visited-style-name="Visited_20_Internet_20_Link">
<draw:frame draw:style-name="fr1" draw:name="Image185" text:anchor-type="as-char" svg:width="6.9236in" svg:height="3.956343in" draw:z-index="0">
<draw:image xlink:href="../Images/yкринформ/2023-05-13T17-07-00-03-00/630_360_1683987033-4916.jpeg" xlink:type="simple" xlink:show="embed" xlink:actuate="onLoad" draw:mime-type="image/jpeg"/>
</draw:frame>
</text:a>
 <text:a xlink:type="simple" xlink:href="https://static.ukrinform.com/photos/2023_05/1683987033-2029.jpeg" text:style-name="Internet_20_link" text:visited-style-name="Visited_20_Internet_20_Link">
<draw:frame draw:style-name="fr1" draw:name="Image186" text:anchor-type="as-char" svg:width="6.9236in" svg:height="3.956343in" draw:z-index="0">
<draw:image xlink:href="../Images/yкринформ/2023-05-13T17-07-00-03-00/630_360_1683987033-2029.jpeg" xlink:type="simple" xlink:show="embed" xlink:actuate="onLoad" draw:mime-type="image/jpeg"/>
</draw:frame>
</text:a>
 <text:a xlink:type="simple" xlink:href="https://static.ukrinform.com/photos/2023_05/1683987033-1698.jpeg" text:style-name="Internet_20_link" text:visited-style-name="Visited_20_Internet_20_Link">
<draw:frame draw:style-name="fr1" draw:name="Image187" text:anchor-type="as-char" svg:width="6.9236in" svg:height="3.956343in" draw:z-index="0">
<draw:image xlink:href="../Images/yкринформ/2023-05-13T17-07-00-03-00/630_360_1683987033-1698.jpeg" xlink:type="simple" xlink:show="embed" xlink:actuate="onLoad" draw:mime-type="image/jpeg"/>
</draw:frame>
</text:a>
 <text:a xlink:type="simple" xlink:href="https://static.ukrinform.com/photos/2023_05/1683987034-5073.jpeg" text:style-name="Internet_20_link" text:visited-style-name="Visited_20_Internet_20_Link">
<draw:frame draw:style-name="fr1" draw:name="Image188" text:anchor-type="as-char" svg:width="6.9236in" svg:height="3.956343in" draw:z-index="0">
<draw:image xlink:href="../Images/yкринформ/2023-05-13T17-07-00-03-00/630_360_1683987034-5073.jpeg" xlink:type="simple" xlink:show="embed" xlink:actuate="onLoad" draw:mime-type="image/jpeg"/>
</draw:frame>
</text:a>
 <text:a xlink:type="simple" xlink:href="https://static.ukrinform.com/photos/2023_05/1683987034-4169.jpeg" text:style-name="Internet_20_link" text:visited-style-name="Visited_20_Internet_20_Link">
<draw:frame draw:style-name="fr1" draw:name="Image189" text:anchor-type="as-char" svg:width="6.9236in" svg:height="3.956343in" draw:z-index="0">
<draw:image xlink:href="../Images/yкринформ/2023-05-13T17-07-00-03-00/630_360_1683987034-4169.jpeg" xlink:type="simple" xlink:show="embed" xlink:actuate="onLoad" draw:mime-type="image/jpeg"/>
</draw:frame>
</text:a>
 <text:a xlink:type="simple" xlink:href="https://static.ukrinform.com/photos/2023_05/1683987034-9008.jpeg" text:style-name="Internet_20_link" text:visited-style-name="Visited_20_Internet_20_Link">
<draw:frame draw:style-name="fr1" draw:name="Image190" text:anchor-type="as-char" svg:width="6.9236in" svg:height="3.956343in" draw:z-index="0">
<draw:image xlink:href="../Images/yкринформ/2023-05-13T17-07-00-03-00/630_360_1683987034-9008.jpeg" xlink:type="simple" xlink:show="embed" xlink:actuate="onLoad" draw:mime-type="image/jpeg"/>
</draw:frame>
</text:a>
 <text:a xlink:type="simple" xlink:href="https://static.ukrinform.com/photos/2023_05/1683987035-7035.jpeg" text:style-name="Internet_20_link" text:visited-style-name="Visited_20_Internet_20_Link">
<draw:frame draw:style-name="fr1" draw:name="Image191" text:anchor-type="as-char" svg:width="6.9236in" svg:height="3.956343in" draw:z-index="0">
<draw:image xlink:href="../Images/yкринформ/2023-05-13T17-07-00-03-00/630_360_1683987035-7035.jpeg" xlink:type="simple" xlink:show="embed" xlink:actuate="onLoad" draw:mime-type="image/jpeg"/>
</draw:frame>
</text:a>
 <text:a xlink:type="simple" xlink:href="https://static.ukrinform.com/photos/2023_05/1683987035-5442.jpeg" text:style-name="Internet_20_link" text:visited-style-name="Visited_20_Internet_20_Link">
<draw:frame draw:style-name="fr1" draw:name="Image192" text:anchor-type="as-char" svg:width="6.9236in" svg:height="3.956343in" draw:z-index="0">
<draw:image xlink:href="../Images/yкринформ/2023-05-13T17-07-00-03-00/630_360_1683987035-5442.jpeg" xlink:type="simple" xlink:show="embed" xlink:actuate="onLoad" draw:mime-type="image/jpeg"/>
</draw:frame>
</text:a>
 <text:a xlink:type="simple" xlink:href="https://static.ukrinform.com/photos/2023_05/1683987035-4834.jpeg" text:style-name="Internet_20_link" text:visited-style-name="Visited_20_Internet_20_Link">
<draw:frame draw:style-name="fr1" draw:name="Image193" text:anchor-type="as-char" svg:width="6.9236in" svg:height="3.956343in" draw:z-index="0">
<draw:image xlink:href="../Images/yкринформ/2023-05-13T17-07-00-03-00/630_360_1683987035-4834.jpeg" xlink:type="simple" xlink:show="embed" xlink:actuate="onLoad" draw:mime-type="image/jpeg"/>
</draw:frame>
</text:a>
 <text:a xlink:type="simple" xlink:href="https://static.ukrinform.com/photos/2023_05/1683987035-3196.jpeg" text:style-name="Internet_20_link" text:visited-style-name="Visited_20_Internet_20_Link">
<draw:frame draw:style-name="fr1" draw:name="Image194" text:anchor-type="as-char" svg:width="6.9236in" svg:height="3.956343in" draw:z-index="0">
<draw:image xlink:href="../Images/yкринформ/2023-05-13T17-07-00-03-00/630_360_1683987035-3196.jpeg" xlink:type="simple" xlink:show="embed" xlink:actuate="onLoad" draw:mime-type="image/jpeg"/>
</draw:frame>
</text:a>
 <text:a xlink:type="simple" xlink:href="https://static.ukrinform.com/photos/2023_05/1683987035-7743.jpeg" text:style-name="Internet_20_link" text:visited-style-name="Visited_20_Internet_20_Link">
<draw:frame draw:style-name="fr1" draw:name="Image195" text:anchor-type="as-char" svg:width="6.9236in" svg:height="3.956343in" draw:z-index="0">
<draw:image xlink:href="../Images/yкринформ/2023-05-13T17-07-00-03-00/630_360_1683987035-7743.jpeg" xlink:type="simple" xlink:show="embed" xlink:actuate="onLoad" draw:mime-type="image/jpeg"/>
</draw:frame>
</text:a>
 <text:a xlink:type="simple" xlink:href="https://static.ukrinform.com/photos/2023_05/1683987035-8310.jpeg" text:style-name="Internet_20_link" text:visited-style-name="Visited_20_Internet_20_Link">
<draw:frame draw:style-name="fr1" draw:name="Image196" text:anchor-type="as-char" svg:width="6.9236in" svg:height="3.956343in" draw:z-index="0">
<draw:image xlink:href="../Images/yкринформ/2023-05-13T17-07-00-03-00/630_360_1683987035-8310.jpeg" xlink:type="simple" xlink:show="embed" xlink:actuate="onLoad" draw:mime-type="image/jpeg"/>
</draw:frame>
</text:a>
</text:p>
      <text:p text:style-name="P4">
“Містечко розраховане на 144 людини. Наразі туди переїде 141 людина, з яких 42– діти. Зокрема багатодітні родини, сім’ї загиблих, люди з інвалідністю,соціальні працівники, родини військових. Усі вони – мешканці Ірпеня, яківтратили свої домівки внаслідок повномасштабного вторгнення росії”, - зазначивКравченко.</text:p>
      <text:p text:style-name="P4">
Будинки зроблені з дерева. Всі вони обладнані душовими та кухнями. Є гарячавода та опалення. Житло обладнане необхідною технікою, меблями, посудом,кондиціонерами та речами першої необхідності. Площа кожної квартири – 27-28кв. м.</text:p>
      <text:p text:style-name="P4">
На випадок вимкнення електроенергії містечко має альтернативні потужні джерела– два генератори по 100 кВт кожний.</text:p>
      <text:p text:style-name="P4">
<text:span text:style-name="T4">
Читайте також:</text:span>
 <text:a xlink:type="simple" xlink:href="https://www.ukrinform.ua/rubric-regions/3704325-modulne-mistecko-u-gostomeli-zapovnene-majze-na-85-blagodijnik.html" text:style-name="Internet_20_link" text:visited-style-name="Visited_20_Internet_20_Link">
 <text:span text:style-name="T4">
Модульне</text:span>
 </text:a>
</text:p>
      <text:p text:style-name="P4">
Усі зручності також у пішій доступності – маршрутки до Києва, школа, парк.</text:p>
      <text:p text:style-name="P4">
Благоустрій території допомогла облаштувати Київська обласна військоваадміністрація. На комплекс робіт із благоустрою було виділено 5 млн грн.</text:p>
      <text:p text:style-name="P4">
Після завершення війни модульне містечко залишиться у власності громади.</text:p>
      <text:p text:style-name="P4">
“Модульні містечка - це тимчасове рішення. Зараз ми розробляємо нову програмуКиївської міської державної адміністрації щодо ремонту і покращеннягуртожитків. Вони будуть більш сучасні, щоб люди переїжджали з модульнихмістечок до комфортного місця проживання. Але це не кінець. Основне нашезавдання - забезпечити кожну людину, яка втратила своє житло, постійним місцемпроживання”, - підкреслив Кравченко.</text:p>
      <text:p text:style-name="P4">
<text:span text:style-name="T4">
Читайте також:</text:span>
 <text:a xlink:type="simple" xlink:href="https://www.ukrinform.ua/rubric-regions/3702858-v-irpeni-vidkrili-mural-prisvacenij-bahmutu.html" text:style-name="Internet_20_link" text:visited-style-name="Visited_20_Internet_20_Link">
 </text:a>
</text:p>
      <text:p text:style-name="P4">
Як повідомлялося, на Київщині російські окупанти зруйнували та пошкодили понад27 тис. об’єктів. Більшість – це цивільна інфраструктура. Наразі вжевідновлено майже 11,9 тис., з яких повністю - понад 6,5 тис. багатоповерхівокта приватних будинків, частково із забезпеченням життєдіяльності майже 4 тис.житлових об’єктів.</text:p>
      <text:p text:style-name="P4">
Source: <text:a xlink:type="simple" xlink:href="https://www.ukrinform.ua/rubric-vidbudova/3708769-v-irpeni-vidkrili-nove-modulne-mistecko-lastivka.html" text:style-name="Internet_20_link" text:visited-style-name="Visited_20_Internet_20_Link">
https://www.ukrinform.ua/rubric-vidbudova/3708769-v-irpeni-vidkrili-nove-modulne-mistecko-lastivka.html</text:a>
</text:p>
      <!--NEWS-->
      <text:h text:style-name="P10" text:outline-level="1">
<text:span text:style-name="T4">
У Пакистані внаслідок антитерористичної операції загинули 13 осіб</text:span>
</text:h>
      <text:p text:style-name="P4">
Authors: Ukrinform (Person)</text:p>
      <text:p text:style-name="P4">
Publisher: Укринформ (Organization)</text:p>
      <text:p text:style-name="P4">
Published Time: 2023-05-13T17:10:00+03:00</text:p>
      <text:p text:style-name="P4">
Modified Time: 2023-05-13T17:10:00+03:00</text:p>
      <text:p text:style-name="P4">
Description: Тринадцять людей, зокрема шестеро військових та один цивільний, були вбиті, і ще шестеро заручників отримали поранення під час антитерористичної операції в провінції Белуджистан у Пакистані. — Укрінформ.</text:p>
      <text:p text:style-name="P4">
Images: ["<text:a xlink:type="simple" xlink:href="https://static.ukrinform.com/photos/2018_11/thumb_files/630_360_1542786421-850.jpg" text:style-name="Internet_20_link" text:visited-style-name="Visited_20_Internet_20_Link">
630_360_15427...</text:a>
"]</text:p>
      <text:p text:style-name="P4">
Tags: ['АТО', 'Операція', 'Пакистан']</text:p>
      <text:p text:style-name="P4">
Type: Article</text:p>
      <!--METADATA-->
      <text:p text:style-name="P4">
<draw:frame draw:style-name="fr1" draw:name="Image197" text:anchor-type="as-char" svg:width="6.9236in" svg:height="3.956343in" draw:z-index="0">
<draw:image xlink:href="../Images/yкринформ/2023-05-13T17-10-00-03-00/630_360_1542786421-850.jpg" xlink:type="simple" xlink:show="embed" xlink:actuate="onLoad" draw:mime-type="image/jpeg"/>
</draw:frame>
 Тринадцятьлюдей, зокрема шестеро військових та один цивільний, були вбиті, і ще шестерозаручників отримали поранення під час антитерористичної операції в провінціїБелуджистан у Пакистані.</text:p>
      <text:p text:style-name="P4">
Як передає Укрінформ, про це повідомляє агенція <text:a xlink:type="simple" xlink:href="https://www.shine.cn/news/world/2305137706/" text:style-name="Internet_20_link" text:visited-style-name="Visited_20_Internet_20_Link">
</text:a>
 .</text:p>
      <text:p text:style-name="P4">
Операція була завершена в суботу вранці після того, як у п'ятницю вранцітерористи напали на військовий склад прикордонних військ на півночіБелуджистану.</text:p>
      <text:p text:style-name="P4">
<text:span text:style-name="T4">
Читайте також:</text:span>
 <text:a xlink:type="simple" xlink:href="https://www.ukrinform.ua/rubric-world/3707981-verhovnij-sud-pakistanu-viznav-arest-ekspremera-nezakonnim-i-postanoviv-jogo-zvilniti.html" text:style-name="Internet_20_link" text:visited-style-name="Visited_20_Internet_20_Link">
 <text:span text:style-name="T4">
Пакистан</text:span>
 </text:a>
</text:p>
      <text:p text:style-name="P4">
Складна антитерористична операція включала також операцію з порятункузаручників.</text:p>
      <text:p text:style-name="P4">
"Усі шестеро добре екіпірованих терористів, які брали участь у нападі, буливбиті", - йдеться у повідомленні.</text:p>
      <text:p text:style-name="P4">
<text:span text:style-name="T4">
Читайте також:</text:span>
 <text:a xlink:type="simple" xlink:href="https://www.ukrinform.ua/rubric-world/3707706-u-pakistani-kilkist-zagiblih-pid-cas-suticok-cerez-zatrimanna-ekspremera-zrosla-do-10.html" text:style-name="Internet_20_link" text:visited-style-name="Visited_20_Internet_20_Link">
 <text:span text:style-name="T4">
Пакистан</text:span>
 </text:a>
</text:p>
      <text:p text:style-name="P4">
Як повідомлялося, щонайменше 10 людей загинули та понад 1750 зазнали пораненьпід час зіткнень між протестувальниками та поліцією в Пакистані після арештуекспрем’єр-міністра Імрана Хана.</text:p>
      <text:p text:style-name="P4">
Source: <text:a xlink:type="simple" xlink:href="https://www.ukrinform.ua/rubric-world/3708765-u-pakistani-vnaslidok-antiteroristicnoi-operacii-zaginuli-13-osib.html" text:style-name="Internet_20_link" text:visited-style-name="Visited_20_Internet_20_Link">
https://www.ukrinform.ua/rubric-world/3708765-u-pakistani-vnaslidok-antiteroristicnoi-operacii-zaginuli-13-osib.html</text:a>
</text:p>
      <!--NEWS-->
      <text:h text:style-name="P10" text:outline-level="1">
<text:span text:style-name="T4">
Зеленський в Італії: Є дуже важливі рішення щодо захисту нашого неба</text:span>
</text:h>
      <text:p text:style-name="P4">
Authors: Ukrinform (Person)</text:p>
      <text:p text:style-name="P4">
Publisher: Укринформ (Organization)</text:p>
      <text:p text:style-name="P4">
Published Time: 2023-05-13T17:22:00+03:00</text:p>
      <text:p text:style-name="P4">
Modified Time: 2023-05-13T17:22:00+03:00</text:p>
      <text:p text:style-name="P4">
Description: Президент Володимир Зеленський заявив про досягнення рішень з італійськими партнерами щодо захисту українського неба. — Укрінформ.</text:p>
      <text:p text:style-name="P4">
Images: ["<text:a xlink:type="simple" xlink:href="https://static.ukrinform.com/photos/2023_05/thumb_files/630_360_1683981945-391.jpg" text:style-name="Internet_20_link" text:visited-style-name="Visited_20_Internet_20_Link">
630_360_16839...</text:a>
"]</text:p>
      <text:p text:style-name="P4">
Tags: ['Італія', 'Зеленський', 'Війна з росією']</text:p>
      <text:p text:style-name="P4">
Type: Article</text:p>
      <!--METADATA-->
      <text:p text:style-name="P4">
<draw:frame draw:style-name="fr1" draw:name="Image198" text:anchor-type="as-char" svg:width="6.9236in" svg:height="3.956343in" draw:z-index="0">
<draw:image xlink:href="../Images/yкринформ/2023-05-13T17-22-00-03-00/630_360_1683981945-391.jpg" xlink:type="simple" xlink:show="embed" xlink:actuate="onLoad" draw:mime-type="image/jpeg"/>
</draw:frame>
 ПрезидентВолодимир Зеленський заявив про досягнення рішень з італійськими партнерамищодо захисту українського неба.</text:p>
      <text:p text:style-name="P4">
Про це він заявив під час спільної з Головою Ради міністрів ІталійськоїРеспубліки Джорджею Мелоні пресконференції в Римі, повідомляє кореспондентУкрінформу.</text:p>
      <text:p text:style-name="P4">
«Сьогодні ми обговорили нашу співпрацю, зокрема безпекову, військову. Є дужеважливі рішення щодо захисту нашого неба», - сказав глава держави.</text:p>
      <text:p text:style-name="P4">
Загалом переговори з Мелоні <text:a xlink:type="simple" xlink:href="https://www.ukrinform.ua/tag-zelenskij" text:style-name="Internet_20_link" text:visited-style-name="Visited_20_Internet_20_Link">
 </text:a>
 назвав«доволі плідним діалогом».</text:p>
      <text:p text:style-name="P4">
Водночас Зеленський розповів італійцям, що лише за сім годин минулої ночіукраїнські сили оборони збили 17 ударних безпілотників – іранських Shahed, якіросія, за його словами, використовує, щоб знищувати дітей, школи,інфраструктуру.</text:p>
      <text:p text:style-name="P4">
<text:span text:style-name="T4">
Читайте також:</text:span>
 <text:a xlink:type="simple" xlink:href="https://www.ukrinform.ua/rubric-polytics/3708740-zelenskij-obgovoriv-iz-prezidentom-italii-pidtrimku-ukraini-j-tisk-na-rosiu.html" text:style-name="Internet_20_link" text:visited-style-name="Visited_20_Internet_20_Link">
 <text:span text:style-name="T4">
Зеленсь</text:span>
 </text:a>
</text:p>
      <text:p text:style-name="P4">
Однак Президент наголосив, що були також влучання дронів-камікадзе, внаслідокчого є загиблі люди.</text:p>
      <text:p text:style-name="P4">
Як повідомляв Укрінформ, Президент Володимир Зеленський у суботу перебуває зпершим після початку повномасштабного вторгнення росії в Україну <text:a xlink:type="simple" xlink:href="https://www.ukrinform.ua/rubric-polytics/3708665-zelenskij-pribuv-iz-vizitom-do-italii.html" text:style-name="Internet_20_link" text:visited-style-name="Visited_20_Internet_20_Link">
</text:a>
</text:p>
      <text:p text:style-name="P4">
Source: <text:a xlink:type="simple" xlink:href="https://www.ukrinform.ua/rubric-ato/3708771-zelenskij-v-italii-e-duze-vazlivi-risenna-sodo-zahistu-nasogo-neba.html" text:style-name="Internet_20_link" text:visited-style-name="Visited_20_Internet_20_Link">
https://www.ukrinform.ua/rubric-ato/3708771-zelenskij-v-italii-e-duze-vazlivi-risenna-sodo-zahistu-nasogo-neba.html</text:a>
</text:p>
      <!--NEWS-->
      <text:h text:style-name="P10" text:outline-level="1">
<text:span text:style-name="T4">
Війська рф обстріляли Харківщину - двоє поранених</text:span>
</text:h>
      <text:p text:style-name="P4">
Authors: Ukrinform (Person)</text:p>
      <text:p text:style-name="P4">
Publisher: Укринформ (Organization)</text:p>
      <text:p text:style-name="P4">
Published Time: 2023-05-13T17:30:00+03:00</text:p>
      <text:p text:style-name="P4">
Modified Time: 2023-05-13T17:30:00+03:00</text:p>
      <text:p text:style-name="P4">
Description: Унаслідок сьогоднішнього обстрілу російськими військами Харківщини поранені дві людини.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Обстріл', 'Поранені', 'Харківщина', 'Війна з росією']</text:p>
      <text:p text:style-name="P4">
Type: Article</text:p>
      <!--METADATA-->
      <text:p text:style-name="P4">
<draw:frame draw:style-name="fr1" draw:name="Image199" text:anchor-type="as-char" svg:width="6.9236in" svg:height="3.956343in" draw:z-index="0">
<draw:image xlink:href="../Images/yкринформ/2023-05-13T17-30-00-03-00/630_360_1654768443-794.jpg" xlink:type="simple" xlink:show="embed" xlink:actuate="onLoad" draw:mime-type="image/jpeg"/>
</draw:frame>
 Унаслідоксьогоднішнього обстрілу російськими військами Харківщини поранені дві людини.</text:p>
      <text:p text:style-name="P4">
Про це повідомив у <text:a xlink:type="simple" xlink:href="https://t.me/synegubov/6190" text:style-name="Internet_20_link" text:visited-style-name="Visited_20_Internet_20_Link">
 </text:a>
 голова Харківськоїобласної військової адміністрації Олег Синєгубов, передає Укрінформ.</text:p>
      <text:p text:style-name="P4">
"Сьогодні російські окупанти <text:a xlink:type="simple" xlink:href="https://www.ukrinform.ua/tag-obstril" text:style-name="Internet_20_link" text:visited-style-name="Visited_20_Internet_20_Link">
 </text:a>
 с.Хатнє Купʼянського району. Поранення зазнала жінка 43 років. Крім того,внаслідок обстрілу с. Огірцеве Чугуївського району поранення отримав цивільнийчоловік 61 року. Наразі медики надають постраждалим допомогу", - написавкерівник ОВА.</text:p>
      <text:p text:style-name="P4">
<text:span text:style-name="T4">
Читайте також:</text:span>
 <text:a xlink:type="simple" xlink:href="https://www.ukrinform.ua/rubric-ato/3708707-unaslidok-obstrilu-nikopola-vazko-poranenij-colovik-e-rujnuvanna.html" text:style-name="Internet_20_link" text:visited-style-name="Visited_20_Internet_20_Link">
 <text:span text:style-name="T4">
поранений</text:span>
 </text:a>
</text:p>
      <text:p text:style-name="P4">
Як раніше повідомлялося, минулої доби, 12 травня, російські війська обстрілялинаселені пункти у чотирьох районах Харківської області, <text:a xlink:type="simple" xlink:href="https://www.ukrinform.ua/rubric-ato/3708428-rosiani-obstrilali-z-artilerii-selo-na-harkivsini-e-zagiblij.html" text:style-name="Internet_20_link" text:visited-style-name="Visited_20_Internet_20_Link">
</text:a>
</text:p>
      <text:p text:style-name="P4">
Source: <text:a xlink:type="simple" xlink:href="https://www.ukrinform.ua/rubric-ato/3708773-rosiani-obstrilali-harkivsinu-dvoe-poranenih.html" text:style-name="Internet_20_link" text:visited-style-name="Visited_20_Internet_20_Link">
https://www.ukrinform.ua/rubric-ato/3708773-rosiani-obstrilali-harkivsinu-dvoe-poranenih.html</text:a>
</text:p>
      <!--NEWS-->
      <text:h text:style-name="P10" text:outline-level="1">
<text:span text:style-name="T4">
Італія робить ставку на перемогу України - Мелоні</text:span>
</text:h>
      <text:p text:style-name="P4">
Authors: Ukrinform (Person)</text:p>
      <text:p text:style-name="P4">
Publisher: Укринформ (Organization)</text:p>
      <text:p text:style-name="P4">
Published Time: 2023-05-13T17:33:00+03:00</text:p>
      <text:p text:style-name="P4">
Modified Time: 2023-05-13T17:33:00+03:00</text:p>
      <text:p text:style-name="P4">
Description: Голова Ради міністрів Італійської Республіки Джорджа Мелоні сказала, що Італія робить ставку на перемогу України та продовжуватиме надавати військову підтримку.  — Укрінформ.</text:p>
      <text:p text:style-name="P4">
Images: ["<text:a xlink:type="simple" xlink:href="https://static.ukrinform.com/photos/2023_05/thumb_files/630_360_1683989126-356.jpeg" text:style-name="Internet_20_link" text:visited-style-name="Visited_20_Internet_20_Link">
630_360_16839...</text:a>
"]</text:p>
      <text:p text:style-name="P4">
Tags: ['Італія', 'Зеленський', 'Джорджа Мелоні']</text:p>
      <text:p text:style-name="P4">
Type: Article</text:p>
      <!--METADATA-->
      <text:p text:style-name="P4">
<draw:frame draw:style-name="fr1" draw:name="Image200" text:anchor-type="as-char" svg:width="6.9236in" svg:height="3.956343in" draw:z-index="0">
<draw:image xlink:href="../Images/yкринформ/2023-05-13T17-33-00-03-00/630_360_1683989126-356.jpeg" xlink:type="simple" xlink:show="embed" xlink:actuate="onLoad" draw:mime-type="image/jpeg"/>
</draw:frame>
 ГоловаРади міністрів Італійської Республіки Джорджа Мелоні сказала, що Італія робитьставку на перемогу України та продовжуватиме надавати військову підтримку.</text:p>
      <text:p text:style-name="P4">
Як передає Укрінформ, про це повідомляє <text:a xlink:type="simple" xlink:href="https://tg24.sky.it/mondo/2023/05/13/zelensky-ucraina-russia-guerra-diretta" text:style-name="Internet_20_link" text:visited-style-name="Visited_20_Internet_20_Link">
</text:a>
.</text:p>
      <text:p text:style-name="P4">
"Ми продовжуватимемо надавати підтримку, зокрема військову, щоб Україна моглавступити в переговори з твердою позицією. Це важливо, тому що миру неможливодосягти позицією капітуляції", - заявила прем'єр-міністр після зустрічі зукраїнським Президентом Володимиром Зеленським.</text:p>
      <text:p text:style-name="P4">
<text:span text:style-name="T4">
Читайте також:</text:span>
 <text:a xlink:type="simple" xlink:href="https://www.ukrinform.ua/rubric-ato/3708771-zelenskij-v-italii-e-duze-vazlivi-risenna-sodo-zahistu-nasogo-neba.html" text:style-name="Internet_20_link" text:visited-style-name="Visited_20_Internet_20_Link">
 <text:span text:style-name="T4">
Італ</text:span>
 </text:a>
</text:p>
      <text:p text:style-name="P4">
"Ми ніколи не забудемо, що Україна є жертвою жорстокої агресії", - додалаМелоні.</text:p>
      <text:p text:style-name="P4">
"Жодного несправедливого миру Україні не можна нав'язувати", - зазначилаіталійський прем'єр.</text:p>
      <text:p text:style-name="P4">
Окрім того, Мелоні по завершенні зустрічі з українським ПрезидентомВолодимиром Зеленським заявила, що Італія підтримує народ України.</text:p>
      <text:p text:style-name="P4">
<text:span text:style-name="T4">
Читайте також:</text:span>
 <text:a xlink:type="simple" xlink:href="https://www.ukrinform.ua/rubric-polytics/3708740-zelenskij-obgovoriv-iz-prezidentom-italii-pidtrimku-ukraini-j-tisk-na-rosiu.html" text:style-name="Internet_20_link" text:visited-style-name="Visited_20_Internet_20_Link">
 <text:span text:style-name="T4">
Італ</text:span>
 </text:a>
</text:p>
      <text:p text:style-name="P4">
"В Італії дуже чітка позиція підтримки наших союзників та українського народу,а також темп, який ми задали у наших відносинах, свідчать про прихильність таважливість, яку ми надаємо нашим відносинам", - сказала Мелоні.</text:p>
      <text:p text:style-name="P4">
Як повідомляв Укрінформ, 13 травня <text:a xlink:type="simple" xlink:href="https://www.ukrinform.ua/rubric-polytics/3708665-zelenskij-pribuv-iz-vizitom-do-italii.html" text:style-name="Internet_20_link" text:visited-style-name="Visited_20_Internet_20_Link">
 </text:a>
 для зустрічі зпрезидентом країни Серджо Маттареллою, премʼєр-міністром Джорджею Мелоні таПапою Римським Франциском. Зеленський назвав цей візит важливим для перемогиУкраїни.</text:p>
      <text:p text:style-name="P4">
Фото: ОП</text:p>
      <text:p text:style-name="P4">
Source: <text:a xlink:type="simple" xlink:href="https://www.ukrinform.ua/rubric-polytics/3708776-italia-robit-stavku-na-peremogu-ukraini-meloni.html" text:style-name="Internet_20_link" text:visited-style-name="Visited_20_Internet_20_Link">
https://www.ukrinform.ua/rubric-polytics/3708776-italia-robit-stavku-na-peremogu-ukraini-meloni.html</text:a>
</text:p>
      <!--NEWS-->
      <text:h text:style-name="P10" text:outline-level="1">
<text:span text:style-name="T4">
«Зроблено в Україні»: Єрмак поговорив з італійським міністром про розвиток економічної співпраці</text:span>
</text:h>
      <text:p text:style-name="P4">
Authors: Ukrinform (Person)</text:p>
      <text:p text:style-name="P4">
Publisher: Укринформ (Organization)</text:p>
      <text:p text:style-name="P4">
Published Time: 2023-05-13T17:40:26+03:00</text:p>
      <text:p text:style-name="P4">
Modified Time: 2023-05-13T17:40:26+03:00</text:p>
      <text:p text:style-name="P4">
Description: Керівник Офісу Президента Андрій Єрмак обговорив із міністром підприємств і виробництва Італії Адольфо Урсо розвиток економічної співпраці між країнами. — Укрінформ.</text:p>
      <text:p text:style-name="P4">
Images: ["<text:a xlink:type="simple" xlink:href="https://static.ukrinform.com/photos/2023_03/thumb_files/630_360_1678262274-371.jpeg" text:style-name="Internet_20_link" text:visited-style-name="Visited_20_Internet_20_Link">
630_360_16782...</text:a>
"]</text:p>
      <text:p text:style-name="P4">
Tags: ['Італія', 'Переговори', 'Єрмак']</text:p>
      <text:p text:style-name="P4">
Type: Article</text:p>
      <!--METADATA-->
      <text:p text:style-name="P4">
<draw:frame draw:style-name="fr1" draw:name="Image201" text:anchor-type="as-char" svg:width="6.9236in" svg:height="3.956343in" draw:z-index="0">
<draw:image xlink:href="../Images/yкринформ/2023-05-13T17-40-26-03-00/630_360_1678262274-371.jpeg" xlink:type="simple" xlink:show="embed" xlink:actuate="onLoad" draw:mime-type="image/jpeg"/>
</draw:frame>
 КерівникОфісу Президента Андрій Єрмак обговорив із міністром підприємств і виробництваІталії Адольфо Урсо розвиток економічної співпраці між країнами.</text:p>
      <text:p text:style-name="P4">
Як передає Укрінформ, про це Єрмак написав у <text:a xlink:type="simple" xlink:href="https://t.me/ermaka2022/2649" text:style-name="Internet_20_link" text:visited-style-name="Visited_20_Internet_20_Link">
 </text:a>
</text:p>
      <text:p text:style-name="P4">
«Під час візиту до Риму провів телефонну розмову з міністром підприємств івиробництва Італії Адольфо Урсо, який зараз перебуває на Сицилії. Хоч і непобачились особисто, але обговорили розвиток економічної співпраці міжУкраїною та <text:a xlink:type="simple" xlink:href="https://www.ukrinform.ua/tag-italia" text:style-name="Internet_20_link" text:visited-style-name="Visited_20_Internet_20_Link">
 </text:a>
 , а також просуваннянаціонального бренду «Зроблено в Україні», - заявив Єрмак.</text:p>
      <text:p text:style-name="P4">
Керівник ОП подякував італійському народові та уряду Італії за підтримку йдопомогу Україні під час цієї жахливої війни.</text:p>
      <text:p text:style-name="P4">
<text:span text:style-name="T4">
Читайте також:</text:span>
 <text:a xlink:type="simple" xlink:href="https://www.ukrinform.ua/rubric-ato/3708771-zelenskij-v-italii-e-duze-vazlivi-risenna-sodo-zahistu-nasogo-neba.html" text:style-name="Internet_20_link" text:visited-style-name="Visited_20_Internet_20_Link">
 <text:span text:style-name="T4">
Італ</text:span>
 </text:a>
</text:p>
      <text:p text:style-name="P4">
Як повідомляв Укрінформ, 13 травня Президент України Володимир Зеленськийприбув до Італії для зустрічі з президентом країни Серджо Маттареллою,премʼєр-міністром Джорджею Мелоні та Папою Римським Франциском. Зеленськийназвав цей візит важливим для перемоги України.</text:p>
      <text:p text:style-name="P4">
Source: <text:a xlink:type="simple" xlink:href="https://www.ukrinform.ua/rubric-polytics/3708777-zrobleno-v-ukraini-ermak-pogovoriv-z-italijskim-ministrom-pro-rozvitok-ekonomicnoi-spivpraci.html" text:style-name="Internet_20_link" text:visited-style-name="Visited_20_Internet_20_Link">
https://www.ukrinform.ua/rubric-polytics/3708777-zrobleno-v-ukraini-ermak-pogovoriv-z-italijskim-ministrom-pro-rozvitok-ekonomicnoi-spivpraci.html</text:a>
</text:p>
      <!--NEWS-->
      <text:h text:style-name="P10" text:outline-level="1">
<text:span text:style-name="T4">
Зеленський запросив італійських політиків і громадських діячів відвідати Україну</text:span>
</text:h>
      <text:p text:style-name="P4">
Authors: Ukrinform (Person)</text:p>
      <text:p text:style-name="P4">
Publisher: Укринформ (Organization)</text:p>
      <text:p text:style-name="P4">
Published Time: 2023-05-13T17:43:00+03:00</text:p>
      <text:p text:style-name="P4">
Modified Time: 2023-05-13T17:43:00+03:00</text:p>
      <text:p text:style-name="P4">
Description: Президент Володимир Зеленський запросив політичних лідерів та громадських діячів Італії відвідати Україну і власними очима побачити наслідки російської агресії. — Укрінформ.</text:p>
      <text:p text:style-name="P4">
Images: ["<text:a xlink:type="simple" xlink:href="https://static.ukrinform.com/photos/2023_05/thumb_files/630_360_1683989113-993.jpeg" text:style-name="Internet_20_link" text:visited-style-name="Visited_20_Internet_20_Link">
630_360_16839...</text:a>
"]</text:p>
      <text:p text:style-name="P4">
Tags: ['Італія', 'Зеленський', 'Джорджа Мелоні']</text:p>
      <text:p text:style-name="P4">
Type: Article</text:p>
      <!--METADATA-->
      <text:p text:style-name="P4">
<draw:frame draw:style-name="fr1" draw:name="Image202" text:anchor-type="as-char" svg:width="6.9236in" svg:height="3.956343in" draw:z-index="0">
<draw:image xlink:href="../Images/yкринформ/2023-05-13T17-43-00-03-00/630_360_1683989113-993.jpeg" xlink:type="simple" xlink:show="embed" xlink:actuate="onLoad" draw:mime-type="image/jpeg"/>
</draw:frame>
 ПрезидентВолодимир Зеленський запросив політичних лідерів та громадських діячів Італіївідвідати Україну і власними очима побачити наслідки російської агресії.</text:p>
      <text:p text:style-name="P4">
Про це він сказав під час спільної з Головою Ради міністрів ІталійськоїРеспубліки Джорджею Мелоні пресконференції в Римі, повідомляє кореспондентУкрінформу.</text:p>
      <text:p text:style-name="P4">
«Я хочу запросити зараз усіх політичних лідерів Італії, усіх ваших громадськихдіячів відвідати нашу країну, поспілкуватися особисто з людьми, звичайнимилюдьми. Мені здається, якщо ви побачите на власні очі, що відбувається і щотам наробила одна людина - путін, усі нарешті зрозуміють, чому ми такпротистоїмо злу. Ми просто боремось за життя», - сказав Зеленський.</text:p>
      <text:p text:style-name="P4">
<text:span text:style-name="T4">
Читайте також:</text:span>
 <text:a xlink:type="simple" xlink:href="https://www.ukrinform.ua/rubric-polytics/3708776-italia-robit-stavku-na-peremogu-ukraini-meloni.html" text:style-name="Internet_20_link" text:visited-style-name="Visited_20_Internet_20_Link">
 </text:a>
</text:p>
      <text:p text:style-name="P4">
Він подякував Мелоні за її нещодавній візит до Києва, наголосивши, що це був«дуже важливий сигнал», та нагадав, що експрем’єр-міністр Італії Маріо Драгітакож був в Україні і бачив руйнівні наслідки цієї кривавої війни.</text:p>
      <text:p text:style-name="P4">
Президент від імені українців висловив вдячність італійцям за підтримкуУкраїни, підкресливши, що Україна прагне миру.</text:p>
      <text:p text:style-name="P4">
«Можливо, хтось, хто не бачив, що таке агресія росії, думає, нібито може бутивсе одно, чим усе це закінчиться, хто переможе. Але це питання про те, колинарешті російські бомби припинять знищувати українські села і кожна українськародина буде впевненою, що її дім або квартиру не розіб’є та чи інша ракета, нерозіб’є далекобійна артилерія», - додав Зеленський.</text:p>
      <text:p text:style-name="P4">
<text:span text:style-name="T4">
Читайте також:</text:span>
 <text:a xlink:type="simple" xlink:href="https://www.ukrinform.ua/rubric-polytics/3708740-zelenskij-obgovoriv-iz-prezidentom-italii-pidtrimku-ukraini-j-tisk-na-rosiu.html" text:style-name="Internet_20_link" text:visited-style-name="Visited_20_Internet_20_Link">
 <text:span text:style-name="T4">
Зеленський</text:span>
 </text:a>
</text:p>
      <text:p text:style-name="P4">
Як повідомляв Укрінформ, Президент Володимир Зеленський у суботу перебуває зпершим після початку повномасштабного вторгнення росії в Україну візитом вІталії.</text:p>
      <text:p text:style-name="P4">
Фото: ОП</text:p>
      <text:p text:style-name="P4">
Source: <text:a xlink:type="simple" xlink:href="https://www.ukrinform.ua/rubric-polytics/3708779-zelenskij-zaprosiv-italijskih-politikiv-i-gromadskih-diaciv-vidvidati-ukrainu.html" text:style-name="Internet_20_link" text:visited-style-name="Visited_20_Internet_20_Link">
https://www.ukrinform.ua/rubric-polytics/3708779-zelenskij-zaprosiv-italijskih-politikiv-i-gromadskih-diaciv-vidvidati-ukrainu.html</text:a>
</text:p>
      <!--NEWS-->
      <text:h text:style-name="P10" text:outline-level="1">
<text:span text:style-name="T4">
Італія робитиме все можливе, щоб Україні не навʼязали несправедливий мир - прем'єрка</text:span>
</text:h>
      <text:p text:style-name="P4">
Authors: Ukrinform (Person)</text:p>
      <text:p text:style-name="P4">
Publisher: Укринформ (Organization)</text:p>
      <text:p text:style-name="P4">
Published Time: 2023-05-13T17:48:00+03:00</text:p>
      <text:p text:style-name="P4">
Modified Time: 2023-05-13T17:48:00+03:00</text:p>
      <text:p text:style-name="P4">
Description: Італія не буде називати миром будь-що, що нагадуватиме агресію, і робитиме все можливе, щоб Україні не був навʼязаний несправедливий мир. — Укрінформ.</text:p>
      <text:p text:style-name="P4">
Images: ["<text:a xlink:type="simple" xlink:href="https://static.ukrinform.com/photos/2023_05/thumb_files/630_360_1683989112-199.jpeg" text:style-name="Internet_20_link" text:visited-style-name="Visited_20_Internet_20_Link">
630_360_16839...</text:a>
"]</text:p>
      <text:p text:style-name="P4">
Tags: ['Італія', 'Україна', 'Війна з росією', 'Джорджа Мелоні']</text:p>
      <text:p text:style-name="P4">
Type: Article</text:p>
      <!--METADATA-->
      <text:p text:style-name="P4">
<draw:frame draw:style-name="fr1" draw:name="Image203" text:anchor-type="as-char" svg:width="6.9236in" svg:height="3.956343in" draw:z-index="0">
<draw:image xlink:href="../Images/yкринформ/2023-05-13T17-48-00-03-00/630_360_1683989112-199.jpeg" xlink:type="simple" xlink:show="embed" xlink:actuate="onLoad" draw:mime-type="image/jpeg"/>
</draw:frame>
 Італія небуде називати миром будь-що, що нагадуватиме агресію, і робитиме все можливе,щоб Україні не був навʼязаний несправедливий мир.</text:p>
      <text:p text:style-name="P4">
Про це заявила голова Ради міністрів Італії Джорджа Мелоні на спільній зПрезидентом Володимиром Зеленським пресконференції в Римі, передає Укрінформ.</text:p>
      <text:p text:style-name="P4">
«Ми не будемо називати миром будь-яку річ, яка буде нагадувати нам агресію.Жоден несправедливий мир не може нав’язуватися країні, і кожна мирна угодаповинна підтримуватися цим народом. Італія робитиме все можливе у цьомунапрямі», - сказала вона.</text:p>
      <text:p text:style-name="P4">
<text:a xlink:type="simple" xlink:href="https://www.ukrinform.ua/tag-dzordza-meloni" text:style-name="Internet_20_link" text:visited-style-name="Visited_20_Internet_20_Link">
 </text:a>
 підкреслила, що Італіяпродовжить працювати зі своїми основними союзниками для надання військовоїпідтримки Україні.</text:p>
      <text:p text:style-name="P4">
«До миру не можна прийти з поразкою, зі здачею України. Це було б дуженебезпечно для миру в Європі і було би прецедентом для всіх народів світу. Домиру ми дійдемо лише тоді, коли росія припинить вести воєнні дії, нападати нацивільні цілі. Ми продовжимо звертатися до москви з вимогою зупинити бойовідії і вивести війська з території України», - наголосила голова італійськогоуряду.</text:p>
      <text:p text:style-name="P4">
Вона додала, що Італія підтримує дипломатичні рішення конфлікту і готованадати всю можливу допомогу, коли Київ вважатиме це за необхідне для того, щоброзпочати перемовини.</text:p>
      <text:p text:style-name="P4">
<text:span text:style-name="T4">
Читайте також:</text:span>
 <text:a xlink:type="simple" xlink:href="https://www.ukrinform.ua/rubric-ato/3708771-zelenskij-v-italii-e-duze-vazlivi-risenna-sodo-zahistu-nasogo-neba.html" text:style-name="Internet_20_link" text:visited-style-name="Visited_20_Internet_20_Link">
 <text:span text:style-name="T4">
Зеленський</text:span>
 </text:a>
</text:p>
      <text:p text:style-name="P4">
Мелоні також підтвердила, що її країна підтримує Формулу миру з десяти пунктівПрезидента Зеленського та бажання України вступити в Євросоюз і НАТО.</text:p>
      <text:p text:style-name="P4">
Як повідомляв Укрінформ, 13 травня Президент України <text:a xlink:type="simple" xlink:href="https://www.ukrinform.ua/rubric-polytics/3708665-zelenskij-pribuv-iz-vizitom-do-italii.html" text:style-name="Internet_20_link" text:visited-style-name="Visited_20_Internet_20_Link">
</text:a>
 для зустрічі з Президентом країни Серджо Маттареллою,Премʼєр-міністром Джорджею Мелоні та Папою Римським Франциском. Зеленськийназвав цей візит важливим для перемоги України.</text:p>
      <text:p text:style-name="P4">
<text:span text:style-name="T5">
Фото: ОП</text:span>
</text:p>
      <text:p text:style-name="P4">
Source: <text:a xlink:type="simple" xlink:href="https://www.ukrinform.ua/rubric-polytics/3708780-italia-robitime-vse-mozlive-sob-ukraini-ne-buv-navazanij-nespravedlivij-mir-premerka.html" text:style-name="Internet_20_link" text:visited-style-name="Visited_20_Internet_20_Link">
https://www.ukrinform.ua/rubric-polytics/3708780-italia-robitime-vse-mozlive-sob-ukraini-ne-buv-navazanij-nespravedlivij-mir-premerka.html</text:a>
</text:p>
      <!--NEWS-->
      <text:h text:style-name="P10" text:outline-level="1">
<text:span text:style-name="T4">
Україна очікує на саміті НАТО визначення алгоритму приєднання та гарантій безпеки - Зеленський</text:span>
</text:h>
      <text:p text:style-name="P4">
Authors: Ukrinform (Person)</text:p>
      <text:p text:style-name="P4">
Publisher: Укринформ (Organization)</text:p>
      <text:p text:style-name="P4">
Published Time: 2023-05-13T17:52:30+03:00</text:p>
      <text:p text:style-name="P4">
Modified Time: 2023-05-13T17:52:30+03:00</text:p>
      <text:p text:style-name="P4">
Description: Президент Володимир Зеленський розраховує отримати під час липневого саміту Північноатлантичного Альянсу у Вільнюсі визначення алгоритму приєднання України до НАТО та розуміння гарантій безпеки до набуття членства. — Укрінформ.</text:p>
      <text:p text:style-name="P4">
Images: ["<text:a xlink:type="simple" xlink:href="https://static.ukrinform.com/photos/2023_05/thumb_files/630_360_1683989280-290.jpg" text:style-name="Internet_20_link" text:visited-style-name="Visited_20_Internet_20_Link">
630_360_16839...</text:a>
"]</text:p>
      <text:p text:style-name="P4">
Tags: ['НАТО', 'Саміт', 'Зеленський']</text:p>
      <text:p text:style-name="P4">
Type: Article</text:p>
      <!--METADATA-->
      <text:p text:style-name="P4">
<draw:frame draw:style-name="fr1" draw:name="Image204" text:anchor-type="as-char" svg:width="6.9236in" svg:height="3.956343in" draw:z-index="0">
<draw:image xlink:href="../Images/yкринформ/2023-05-13T17-52-30-03-00/630_360_1683989280-290.jpg" xlink:type="simple" xlink:show="embed" xlink:actuate="onLoad" draw:mime-type="image/jpeg"/>
</draw:frame>
 ПрезидентВолодимир Зеленський розраховує отримати під час липневого самітуПівнічноатлантичного Альянсу у Вільнюсі визначення алгоритму приєднанняУкраїни до НАТО та розуміння гарантій безпеки до набуття членства.</text:p>
      <text:p text:style-name="P4">
Про це він зазначив під час спільної з головою Ради міністрів Італії ДжорджеюМелоні пресконференції в Римі, повідомляє кореспондент Укрінформу.</text:p>
      <text:p text:style-name="P4">
«Ми вже змістовніші в обороні та співпраці, ніж політичні рамки, що існуютьзараз для України і НАТО. Україна вже захищає спільну свободу так, як це робивби, упевнений, будь-який член Альянсу. Тож буде правильним, якщо політичнірішення слідуватимуть за реальністю, і ми очікуємо від саміту <text:a xlink:type="simple" xlink:href="https://www.ukrinform.ua/tag-nato" text:style-name="Internet_20_link" text:visited-style-name="Visited_20_Internet_20_Link">
</text:a>
 у Вільнюсі визначення алгоритмуприєднання України до Альянсу, чіткого розуміння гарантій безпеки для нашоїдержави на час до вступу в НАТО», - підкреслив Зеленський.</text:p>
      <text:p text:style-name="P4">
<text:span text:style-name="T4">
Читайте також:</text:span>
 <text:a xlink:type="simple" xlink:href="https://www.ukrinform.ua/rubric-polytics/3708629-dla-zaversenna-vijni-potribna-citka-perspektiva-clenstva-ukraini-u-nato-ermak.html" text:style-name="Internet_20_link" text:visited-style-name="Visited_20_Internet_20_Link">
 <text:span text:style-name="T4">
НАТО</text:span>
 </text:a>
</text:p>
      <text:p text:style-name="P4">
Як повідомляв Укрінформ, Президент Володимир Зеленський у суботу перебуває зпершим після початку повномасштабного вторгнення росії в Україну візитом вІталії.</text:p>
      <text:p text:style-name="P4">
Source: <text:a xlink:type="simple" xlink:href="https://www.ukrinform.ua/rubric-polytics/3708782-ukraina-ocikue-na-samiti-nato-viznacenna-algoritmu-priednanna-ta-garantij-bezpeki-zelenskij.html" text:style-name="Internet_20_link" text:visited-style-name="Visited_20_Internet_20_Link">
https://www.ukrinform.ua/rubric-polytics/3708782-ukraina-ocikue-na-samiti-nato-viznacenna-algoritmu-priednanna-ta-garantij-bezpeki-zelenskij.html</text:a>
</text:p>
      <!--NEWS-->
      <text:h text:style-name="P10" text:outline-level="1">
<text:span text:style-name="T4">
Для успішного наступу потрібне не тільки озброєння: МОЗ закликає українців здавати кров</text:span>
</text:h>
      <text:p text:style-name="P4">
Authors: Ukrinform (Person)</text:p>
      <text:p text:style-name="P4">
Publisher: Укринформ (Organization)</text:p>
      <text:p text:style-name="P4">
Published Time: 2023-05-13T18:01:00+03:00</text:p>
      <text:p text:style-name="P4">
Modified Time: 2023-05-13T18:01:00+03:00</text:p>
      <text:p text:style-name="P4">
Description: Міністерство охорони здоров'я закликає українців здавати кров для допомоги військовим, які будуть задіяні у наступі. — Укрінформ.</text:p>
      <text:p text:style-name="P4">
Images: ["<text:a xlink:type="simple" xlink:href="https://static.ukrinform.com/photos/2020_03/thumb_files/630_360_1585683048-132.jpg" text:style-name="Internet_20_link" text:visited-style-name="Visited_20_Internet_20_Link">
630_360_15856...</text:a>
"]</text:p>
      <text:p text:style-name="P4">
Tags: ['МОЗ', 'Кров', 'Донорська кров']</text:p>
      <text:p text:style-name="P4">
Type: Article</text:p>
      <!--METADATA-->
      <text:p text:style-name="P4">
<draw:frame draw:style-name="fr1" draw:name="Image205" text:anchor-type="as-char" svg:width="6.9236in" svg:height="3.956343in" draw:z-index="0">
<draw:image xlink:href="../Images/yкринформ/2023-05-13T18-01-00-03-00/630_360_1585683048-132.jpg" xlink:type="simple" xlink:show="embed" xlink:actuate="onLoad" draw:mime-type="image/jpeg"/>
</draw:frame>
Міністерство охорони здоров'я закликає українців здавати кров для допомогивійськовим, які будуть задіяні у наступі.</text:p>
      <text:p text:style-name="P4">
Як передає Укрінформ, про це МОЗ повідомляє у <text:a xlink:type="simple" xlink:href="https://www.facebook.com/moz.ukr/posts/pfbid02QG19PkazvKe9fr1vQnssH9obX261RkLCUpuZr7JajRcaDVEsNZGpNWmBEMFAZamUl" text:style-name="Internet_20_link" text:visited-style-name="Visited_20_Internet_20_Link">
</text:a>
.</text:p>
      <text:p text:style-name="P4">
“Твоя кров може воювати, наступати. Готуємося разом! Для успішного наступупотрібно не тільки озброєння. Потрібна кров, аби рятувати героїв. Потрібнінадійні і сталі запаси крові та її компонентів, аби кожен, хто потребуєвідповідної медичної допомоги, отримав її вчасно і достатньо”, - ідеться вповідомленні.</text:p>
      <text:p text:style-name="P4">
<text:span text:style-name="T4">
Читайте також:</text:span>
 <text:a xlink:type="simple" xlink:href="https://www.ukrinform.ua/rubric-society/3631016-moz-sprostovue-mifi-pro-donorstvo-ta-zaklikae-zdavati-krov.html" text:style-name="Internet_20_link" text:visited-style-name="Visited_20_Internet_20_Link">
 </text:a>
</text:p>
      <text:p text:style-name="P4">
Долучитися до донорства та здати кров, можна вибравши для себе найбільшзручний варіант.</text:p>
      <text:p text:style-name="P4">
Так, якщо особа живе у великому місті, їй слід зателефонувати до центру кровісвого міста і записатися на певний день і час. МОЗ опублікувало номерителефонів центрів крові.</text:p>
      <text:p text:style-name="P4">
Особі, яка живе у селі або невеликому містечку, а центри служби крові далеко,слід зателефонувати до центру крові або до найближчої районної лікарні. Так,особа з'ясує, коли виїзна бригада, яка проводить забір крові, працюватиме урегіоні. Телефони центрів крові опубліковано за посиланням.</text:p>
      <text:p text:style-name="P4">
<text:span text:style-name="T4">
Читайте також:</text:span>
 <text:a xlink:type="simple" xlink:href="https://www.ukrinform.ua/rubric-society/3708474-u-kievi-obgovorili-pitanna-vprovadzenna-kapelanstva-u-likarnah.html" text:style-name="Internet_20_link" text:visited-style-name="Visited_20_Internet_20_Link">
 </text:a>
</text:p>
      <text:p text:style-name="P4">
“Якщо вам складно відірватися від роботи, а серед ваших колег є багато вашиходнодумців, так само готових поділитися кров'ю з пораненими героями - можнаорганізувати день донора у своєму офісі”, - повідомили в МОЗ.</text:p>
      <text:p text:style-name="P4">
Також МОЗ опублікувало алгоритм, як організувати день донора і запроситивиїзну бригаду в офіс.</text:p>
      <text:p text:style-name="P4">
Як йдеться в повідомленні, при важких пораненнях життя бійця часто залежитьвід наявності крові зараз і поруч та в достатній кількості.</text:p>
      <text:p text:style-name="P4">
<text:span text:style-name="T4">
Читайте також:</text:span>
 <text:a xlink:type="simple" xlink:href="https://www.ukrinform.ua/rubric-society/3708415-urad-zobovazav-pidvisiti-zarplatu-medikam-na-prifrontovih-teritoriah-ta-v-zoni-bojovih-dij.html" text:style-name="Internet_20_link" text:visited-style-name="Visited_20_Internet_20_Link">
 </text:a>
</text:p>
      <text:p text:style-name="P4">
“Кров одного донора може врятувати трьох людей. Але буває так, що одномупораненому потрібна кров трьох донорів - щоб врятувати життя і довезти воїнадо операційного блоку”, - пояснили в МОЗ.</text:p>
      <text:p text:style-name="P4">
Інформація про відповідальне донорство і відповіді на питання, які можутьвиникати при підготовці до здачі крові і після, зібрано за посиланням.</text:p>
      <text:p text:style-name="P4">
Як повідомляв Укрінформ, у квітні співробітники Держприкордонслужби взялиучасть у благодійній акції та здали кров для побратимів, які в складі Силоборони захищають Україну та зазнали поранень.</text:p>
      <text:p text:style-name="P4">
Source: <text:a xlink:type="simple" xlink:href="https://www.ukrinform.ua/rubric-society/3708786-dla-uspisnogo-nastupu-potribne-ne-tilki-ozbroenna-moz-zaklikae-ukrainciv-zdavati-krov.html" text:style-name="Internet_20_link" text:visited-style-name="Visited_20_Internet_20_Link">
https://www.ukrinform.ua/rubric-society/3708786-dla-uspisnogo-nastupu-potribne-ne-tilki-ozbroenna-moz-zaklikae-ukrainciv-zdavati-krov.html</text:a>
</text:p>
      <!--NEWS-->
      <text:h text:style-name="P10" text:outline-level="1">
<text:span text:style-name="T4">
Президент України прибув до Ватикану на зустріч із Папою Франциском</text:span>
</text:h>
      <text:p text:style-name="P4">
Authors: Ukrinform (Person)</text:p>
      <text:p text:style-name="P4">
Publisher: Укринформ (Organization)</text:p>
      <text:p text:style-name="P4">
Published Time: 2023-05-13T18:05:00+03:00</text:p>
      <text:p text:style-name="P4">
Modified Time: 2023-05-13T18:05:00+03:00</text:p>
      <text:p text:style-name="P4">
Description: Президент України Володимир Зеленський прибув до Ватикану на приватну аудієнцію з Папою Франциском. — Укрінформ.</text:p>
      <text:p text:style-name="P4">
Images: ["<text:a xlink:type="simple" xlink:href="https://static.ukrinform.com/photos/2023_05/thumb_files/630_360_1683992011-425.jpg" text:style-name="Internet_20_link" text:visited-style-name="Visited_20_Internet_20_Link">
630_360_16839...</text:a>
"]</text:p>
      <text:p text:style-name="P4">
Tags: ['Папа Франциск', 'Ватикан', 'Зеленський']</text:p>
      <text:p text:style-name="P4">
Type: Article</text:p>
      <!--METADATA-->
      <text:p text:style-name="P4">
<draw:frame draw:style-name="fr1" draw:name="Image206" text:anchor-type="as-char" svg:width="6.9236in" svg:height="3.956343in" draw:z-index="0">
<draw:image xlink:href="../Images/yкринформ/2023-05-13T18-05-00-03-00/630_360_1683992011-425.jpg" xlink:type="simple" xlink:show="embed" xlink:actuate="onLoad" draw:mime-type="image/jpeg"/>
</draw:frame>
 ПрезидентУкраїни Володимир Зеленський прибув до Ватикану на приватну аудієнцію з ПапоюФранциском.</text:p>
      <text:p text:style-name="P4">
Як передає Укрінформ, про це повідомляє <text:a xlink:type="simple" xlink:href="https://www.france24.com/en/europe/20230513-%F0%9F%94%B4-live-zelensky-arrives-in-rome-as-germany-announces-new-%E2%82%AC2-7-billion-weapons-package-for-ukraine" text:style-name="Internet_20_link" text:visited-style-name="Visited_20_Internet_20_Link">
</text:a>
</text:p>
      <text:p text:style-name="P4">
86-річний <text:a xlink:type="simple" xlink:href="https://www.ukrinform.ua/tag-papa-francisk" text:style-name="Internet_20_link" text:visited-style-name="Visited_20_Internet_20_Link">
 </text:a>
 неодноразовозакликав до миру в Україні після вторгнення росії в лютому 2022 року, зокремапропонував виступити посередником у перемовинах з москвою, хоча це ще не даложодних результатів.</text:p>
      <text:p text:style-name="P4">
<text:span text:style-name="T4">
Читайте також:</text:span>
 <text:a xlink:type="simple" xlink:href="https://www.ukrinform.ua/rubric-polytics/3708779-zelenskij-zaprosiv-italijskih-politikiv-i-gromadskih-diaciv-vidvidati-ukrainu.html" text:style-name="Internet_20_link" text:visited-style-name="Visited_20_Internet_20_Link">
 <text:span text:style-name="T4">
Зеленський</text:span>
 </text:a>
</text:p>
      <text:p text:style-name="P4">
Як повідомляв Укрінформ, Президент Володимир Зеленський у суботу перебуває зпершим після початку повномасштабного вторгнення росії в Україну <text:a xlink:type="simple" xlink:href="https://www.ukrinform.ua/rubric-polytics/3708665-zelenskij-pribuv-iz-vizitom-do-italii.html" text:style-name="Internet_20_link" text:visited-style-name="Visited_20_Internet_20_Link">
</text:a>
</text:p>
      <text:p text:style-name="P4">
Source: <text:a xlink:type="simple" xlink:href="https://www.ukrinform.ua/rubric-polytics/3708787-zelenskij-pribuv-do-vatikanu-na-zustric-iz-papou-franciskom.html" text:style-name="Internet_20_link" text:visited-style-name="Visited_20_Internet_20_Link">
https://www.ukrinform.ua/rubric-polytics/3708787-zelenskij-pribuv-do-vatikanu-na-zustric-iz-papou-franciskom.html</text:a>
</text:p>
      <!--NEWS-->
      <text:h text:style-name="P10" text:outline-level="1">
<text:span text:style-name="T4">
В Ірпені демонтували та перевезли на нову локацію графіті Бенксі</text:span>
</text:h>
      <text:p text:style-name="P4">
Authors: Ukrinform (Person)</text:p>
      <text:p text:style-name="P4">
Publisher: Укринформ (Organization)</text:p>
      <text:p text:style-name="P4">
Published Time: 2023-05-13T18:10:00+03:00</text:p>
      <text:p text:style-name="P4">
Modified Time: 2023-05-13T18:10:00+03:00</text:p>
      <text:p text:style-name="P4">
Description: В Ірпені перевезли шматок стіни з графіті всесвітньо відомого англійського стріт-арт художника Бенксі.  — Укрінформ.</text:p>
      <text:p text:style-name="P4">
Images: ["<text:a xlink:type="simple" xlink:href="https://static.ukrinform.com/photos/2023_05/thumb_files/630_360_1683990506-924.jpg" text:style-name="Internet_20_link" text:visited-style-name="Visited_20_Internet_20_Link">
630_360_16839...</text:a>
", "<text:a xlink:type="simple" xlink:href="https://static.ukrinform.com/photos/2023_05/thumb_files/630_360_1683991700-2075.jpeg" text:style-name="Internet_20_link" text:visited-style-name="Visited_20_Internet_20_Link">
630_360_16839...</text:a>
", "<text:a xlink:type="simple" xlink:href="https://static.ukrinform.com/photos/2023_05/thumb_files/630_360_1683991700-5867.jpeg" text:style-name="Internet_20_link" text:visited-style-name="Visited_20_Internet_20_Link">
630_360_16839...</text:a>
", "<text:a xlink:type="simple" xlink:href="https://static.ukrinform.com/photos/2023_05/thumb_files/630_360_1683991700-9745.jpeg" text:style-name="Internet_20_link" text:visited-style-name="Visited_20_Internet_20_Link">
630_360_16839...</text:a>
", "<text:a xlink:type="simple" xlink:href="https://static.ukrinform.com/photos/2023_05/thumb_files/630_360_1683991700-5392.jpeg" text:style-name="Internet_20_link" text:visited-style-name="Visited_20_Internet_20_Link">
630_360_16839...</text:a>
", "<text:a xlink:type="simple" xlink:href="https://static.ukrinform.com/photos/2023_05/thumb_files/630_360_1683991700-7290.jpeg" text:style-name="Internet_20_link" text:visited-style-name="Visited_20_Internet_20_Link">
630_360_16839...</text:a>
", "<text:a xlink:type="simple" xlink:href="https://static.ukrinform.com/photos/2023_05/thumb_files/630_360_1683991700-5261.jpeg" text:style-name="Internet_20_link" text:visited-style-name="Visited_20_Internet_20_Link">
630_360_16839...</text:a>
", "<text:a xlink:type="simple" xlink:href="https://static.ukrinform.com/photos/2023_05/thumb_files/630_360_1683991701-3251.jpeg" text:style-name="Internet_20_link" text:visited-style-name="Visited_20_Internet_20_Link">
630_360_16839...</text:a>
", "<text:a xlink:type="simple" xlink:href="https://static.ukrinform.com/photos/2023_05/thumb_files/630_360_1683991701-2943.jpeg" text:style-name="Internet_20_link" text:visited-style-name="Visited_20_Internet_20_Link">
630_360_16839...</text:a>
", "<text:a xlink:type="simple" xlink:href="https://static.ukrinform.com/photos/2023_05/thumb_files/630_360_1683991701-1457.jpeg" text:style-name="Internet_20_link" text:visited-style-name="Visited_20_Internet_20_Link">
630_360_16839...</text:a>
", "<text:a xlink:type="simple" xlink:href="https://static.ukrinform.com/photos/2023_05/thumb_files/630_360_1683991701-1813.jpeg" text:style-name="Internet_20_link" text:visited-style-name="Visited_20_Internet_20_Link">
630_360_16839...</text:a>
", "<text:a xlink:type="simple" xlink:href="https://static.ukrinform.com/photos/2023_05/thumb_files/630_360_1683991701-1056.jpeg" text:style-name="Internet_20_link" text:visited-style-name="Visited_20_Internet_20_Link">
630_360_16839...</text:a>
", "<text:a xlink:type="simple" xlink:href="https://static.ukrinform.com/photos/2023_05/thumb_files/630_360_1683991701-1036.jpeg" text:style-name="Internet_20_link" text:visited-style-name="Visited_20_Internet_20_Link">
630_360_16839...</text:a>
"]</text:p>
      <text:p text:style-name="P4">
Tags: ['Ірпінь', 'Бенксі', 'Графіті']</text:p>
      <text:p text:style-name="P4">
Type: Article</text:p>
      <!--METADATA-->
      <text:p text:style-name="P4">
<draw:frame draw:style-name="fr1" draw:name="Image207" text:anchor-type="as-char" svg:width="6.9236in" svg:height="3.956343in" draw:z-index="0">
<draw:image xlink:href="../Images/yкринформ/2023-05-13T18-10-00-03-00/630_360_1683990506-924.jpg" xlink:type="simple" xlink:show="embed" xlink:actuate="onLoad" draw:mime-type="image/jpeg"/>
</draw:frame>
 В Ірпеніперевезли шматок стіни з графіті всесвітньо відомого англійського стріт-артхудожника Бенксі.</text:p>
      <text:p text:style-name="P4">
Про це повідомляє кореспондент Укрінформу.</text:p>
      <text:p text:style-name="P4">
В Ірпені зі зруйнованого будинку на вулиці Северинівській демонтували шматокстіни з графіті британського вуличного художника Бенксі, експонат перевезли нанову локацію.</text:p>
      <text:p text:style-name="P4">
<text:span text:style-name="T4">
Читайте також:</text:span>
 <text:a xlink:type="simple" xlink:href="https://www.ukrinform.ua/rubric-vidbudova/3686274-vidnovlenna-budinku-z-robotou-benksi-na-kiivsini-proekt-rozroblat-studenti.html" text:style-name="Internet_20_link" text:visited-style-name="Visited_20_Internet_20_Link">
 <text:span text:style-name="T4">
Бенксі</text:span>
 </text:a>
</text:p>
      <text:p text:style-name="P4">
У заході взяв участь Ірпінський міський голова Олександр Маркушин, депутатиміськради та представники громадськості.</text:p>
      <text:p text:style-name="P4">
“Ми демонтували малюнок Бенксі зі зруйнованого дев’ятиповерхового будинку.Згодом він буде повністю знесений, і на його місці будемо проєктувати щосьінше”, - поінформував Маркушин.</text:p>
      <text:p text:style-name="P4">
<draw:frame draw:style-name="fr1" draw:name="Image208" text:anchor-type="as-char" svg:width="6.9236in" svg:height="3.956343in" draw:z-index="0">
<draw:image xlink:href="../Images/yкринформ/2023-05-13T18-10-00-03-00/630_360_1683991700-2075.jpeg" xlink:type="simple" xlink:show="embed" xlink:actuate="onLoad" draw:mime-type="image/jpeg"/>
</draw:frame>
 В Ірпеніперевезли шматок стіни з графіті всесвітньо відомого англійського стріт-артхудожника Бенксі / Фото: Володимир Тарасов, Укрінформ  <text:a xlink:type="simple" xlink:href="https://static.ukrinform.com/photos/2023_05/1683991700-2075.jpeg" text:style-name="Internet_20_link" text:visited-style-name="Visited_20_Internet_20_Link">
<draw:frame draw:style-name="fr1" draw:name="Image209" text:anchor-type="as-char" svg:width="6.9236in" svg:height="3.956343in" draw:z-index="0">
<draw:image xlink:href="../Images/yкринформ/2023-05-13T18-10-00-03-00/630_360_1683991700-2075.jpeg" xlink:type="simple" xlink:show="embed" xlink:actuate="onLoad" draw:mime-type="image/jpeg"/>
</draw:frame>
</text:a>
 <text:a xlink:type="simple" xlink:href="https://static.ukrinform.com/photos/2023_05/1683991700-5867.jpeg" text:style-name="Internet_20_link" text:visited-style-name="Visited_20_Internet_20_Link">
<draw:frame draw:style-name="fr1" draw:name="Image210" text:anchor-type="as-char" svg:width="6.9236in" svg:height="3.956343in" draw:z-index="0">
<draw:image xlink:href="../Images/yкринформ/2023-05-13T18-10-00-03-00/630_360_1683991700-5867.jpeg" xlink:type="simple" xlink:show="embed" xlink:actuate="onLoad" draw:mime-type="image/jpeg"/>
</draw:frame>
</text:a>
 <text:a xlink:type="simple" xlink:href="https://static.ukrinform.com/photos/2023_05/1683991700-9745.jpeg" text:style-name="Internet_20_link" text:visited-style-name="Visited_20_Internet_20_Link">
<draw:frame draw:style-name="fr1" draw:name="Image211" text:anchor-type="as-char" svg:width="6.9236in" svg:height="3.956343in" draw:z-index="0">
<draw:image xlink:href="../Images/yкринформ/2023-05-13T18-10-00-03-00/630_360_1683991700-9745.jpeg" xlink:type="simple" xlink:show="embed" xlink:actuate="onLoad" draw:mime-type="image/jpeg"/>
</draw:frame>
</text:a>
 <text:a xlink:type="simple" xlink:href="https://static.ukrinform.com/photos/2023_05/1683991700-5392.jpeg" text:style-name="Internet_20_link" text:visited-style-name="Visited_20_Internet_20_Link">
<draw:frame draw:style-name="fr1" draw:name="Image212" text:anchor-type="as-char" svg:width="6.9236in" svg:height="3.956343in" draw:z-index="0">
<draw:image xlink:href="../Images/yкринформ/2023-05-13T18-10-00-03-00/630_360_1683991700-5392.jpeg" xlink:type="simple" xlink:show="embed" xlink:actuate="onLoad" draw:mime-type="image/jpeg"/>
</draw:frame>
</text:a>
 <text:a xlink:type="simple" xlink:href="https://static.ukrinform.com/photos/2023_05/1683991700-7290.jpeg" text:style-name="Internet_20_link" text:visited-style-name="Visited_20_Internet_20_Link">
<draw:frame draw:style-name="fr1" draw:name="Image213" text:anchor-type="as-char" svg:width="6.9236in" svg:height="3.956343in" draw:z-index="0">
<draw:image xlink:href="../Images/yкринформ/2023-05-13T18-10-00-03-00/630_360_1683991700-7290.jpeg" xlink:type="simple" xlink:show="embed" xlink:actuate="onLoad" draw:mime-type="image/jpeg"/>
</draw:frame>
</text:a>
 <text:a xlink:type="simple" xlink:href="https://static.ukrinform.com/photos/2023_05/1683991700-5261.jpeg" text:style-name="Internet_20_link" text:visited-style-name="Visited_20_Internet_20_Link">
<draw:frame draw:style-name="fr1" draw:name="Image214" text:anchor-type="as-char" svg:width="6.9236in" svg:height="3.956343in" draw:z-index="0">
<draw:image xlink:href="../Images/yкринформ/2023-05-13T18-10-00-03-00/630_360_1683991700-5261.jpeg" xlink:type="simple" xlink:show="embed" xlink:actuate="onLoad" draw:mime-type="image/jpeg"/>
</draw:frame>
</text:a>
 <text:a xlink:type="simple" xlink:href="https://static.ukrinform.com/photos/2023_05/1683991701-3251.jpeg" text:style-name="Internet_20_link" text:visited-style-name="Visited_20_Internet_20_Link">
<draw:frame draw:style-name="fr1" draw:name="Image215" text:anchor-type="as-char" svg:width="6.9236in" svg:height="3.956343in" draw:z-index="0">
<draw:image xlink:href="../Images/yкринформ/2023-05-13T18-10-00-03-00/630_360_1683991701-3251.jpeg" xlink:type="simple" xlink:show="embed" xlink:actuate="onLoad" draw:mime-type="image/jpeg"/>
</draw:frame>
</text:a>
 <text:a xlink:type="simple" xlink:href="https://static.ukrinform.com/photos/2023_05/1683991701-2943.jpeg" text:style-name="Internet_20_link" text:visited-style-name="Visited_20_Internet_20_Link">
<draw:frame draw:style-name="fr1" draw:name="Image216" text:anchor-type="as-char" svg:width="6.9236in" svg:height="3.956343in" draw:z-index="0">
<draw:image xlink:href="../Images/yкринформ/2023-05-13T18-10-00-03-00/630_360_1683991701-2943.jpeg" xlink:type="simple" xlink:show="embed" xlink:actuate="onLoad" draw:mime-type="image/jpeg"/>
</draw:frame>
</text:a>
 <text:a xlink:type="simple" xlink:href="https://static.ukrinform.com/photos/2023_05/1683991701-1457.jpeg" text:style-name="Internet_20_link" text:visited-style-name="Visited_20_Internet_20_Link">
<draw:frame draw:style-name="fr1" draw:name="Image217" text:anchor-type="as-char" svg:width="6.9236in" svg:height="3.956343in" draw:z-index="0">
<draw:image xlink:href="../Images/yкринформ/2023-05-13T18-10-00-03-00/630_360_1683991701-1457.jpeg" xlink:type="simple" xlink:show="embed" xlink:actuate="onLoad" draw:mime-type="image/jpeg"/>
</draw:frame>
</text:a>
 <text:a xlink:type="simple" xlink:href="https://static.ukrinform.com/photos/2023_05/1683991701-1813.jpeg" text:style-name="Internet_20_link" text:visited-style-name="Visited_20_Internet_20_Link">
<draw:frame draw:style-name="fr1" draw:name="Image218" text:anchor-type="as-char" svg:width="6.9236in" svg:height="3.956343in" draw:z-index="0">
<draw:image xlink:href="../Images/yкринформ/2023-05-13T18-10-00-03-00/630_360_1683991701-1813.jpeg" xlink:type="simple" xlink:show="embed" xlink:actuate="onLoad" draw:mime-type="image/jpeg"/>
</draw:frame>
</text:a>
 <text:a xlink:type="simple" xlink:href="https://static.ukrinform.com/photos/2023_05/1683991701-1056.jpeg" text:style-name="Internet_20_link" text:visited-style-name="Visited_20_Internet_20_Link">
<draw:frame draw:style-name="fr1" draw:name="Image219" text:anchor-type="as-char" svg:width="6.9236in" svg:height="3.956343in" draw:z-index="0">
<draw:image xlink:href="../Images/yкринформ/2023-05-13T18-10-00-03-00/630_360_1683991701-1056.jpeg" xlink:type="simple" xlink:show="embed" xlink:actuate="onLoad" draw:mime-type="image/jpeg"/>
</draw:frame>
</text:a>
 <text:a xlink:type="simple" xlink:href="https://static.ukrinform.com/photos/2023_05/1683991701-1036.jpeg" text:style-name="Internet_20_link" text:visited-style-name="Visited_20_Internet_20_Link">
<draw:frame draw:style-name="fr1" draw:name="Image220" text:anchor-type="as-char" svg:width="6.9236in" svg:height="3.956343in" draw:z-index="0">
<draw:image xlink:href="../Images/yкринформ/2023-05-13T18-10-00-03-00/630_360_1683991701-1036.jpeg" xlink:type="simple" xlink:show="embed" xlink:actuate="onLoad" draw:mime-type="image/jpeg"/>
</draw:frame>
</text:a>
</text:p>
      <text:p text:style-name="P4">
Робота з демонтажу тривала близько двох тижнів. Отвір в інсталяції єрезультатом потрапляння снаряда. На ньому, за задумом, стоїть гімнастка, як накулі. Експонат оточує металева рамка для того, щоб зберегти зображення. Вагаконструкції 7,5 тонни.</text:p>
      <text:p text:style-name="P4">
<text:span text:style-name="T4">
Читайте також:</text:span>
 <text:a xlink:type="simple" xlink:href="https://www.ukrinform.ua/rubric-regions/3672636-na-kiivsini-suditimut-colovika-akij-namagavsa-vkrasti-grafiti-benksi.html" text:style-name="Internet_20_link" text:visited-style-name="Visited_20_Internet_20_Link">
 <text:span text:style-name="T4">
Бенксі</text:span>
 </text:a>
</text:p>
      <text:p text:style-name="P4">
“Нам було важливо зберегти саме великий фрагмент інсталяції задля того, щобнадалі при експонуванні майбутні покоління дивились на цей витвір не як нахудожній витвір, а як на витвір, який розставляє багато соціальних таполітичних акцентів”, - сказала голова комітету архітектури та урбаністики врамках IRS Зоряна Тихончук.</text:p>
      <text:p text:style-name="P4">
Крім того, мер Ірпеня повідомив, що на місці, куди перевезли експонат,планують створити першу в Україні Площу сучасного мистецтва.</text:p>
      <text:p text:style-name="P4">
“Ми хочемо створити Площу сучасного мистецтва, де цей малюнок Бенксі будецентральним екземпляром. По периметру плануємо зробити великий триметровийбетонний паркан. Будемо залучати з Європи митців, які малюють у такому стилі,як Бенксі”, - зазначив Маркушин.</text:p>
      <text:p text:style-name="P4">
<text:span text:style-name="T4">
Читайте також:</text:span>
 <text:a xlink:type="simple" xlink:href="https://www.ukrinform.ua/rubric-regions/3707968-evrokomisar-z-pitan-vnutrisnih-sprav-vidvidala-irpin.html" text:style-name="Internet_20_link" text:visited-style-name="Visited_20_Internet_20_Link">
 <text:span text:style-name="T4">
Ірпінь</text:span>
 </text:a>
</text:p>
      <text:p text:style-name="P4">
За його словами, найближчим часом мешканцям представлять візуалізацію цієїплощі. Крім того, на локації, куди перевезли експонат, буде цілодобова охороната відеоспостереження.</text:p>
      <text:p text:style-name="P4">
Як повідомляв Укрінформ, британський художник Бенксі намалював сім графіті вУкраїні, зокрема в Києві, а також Ірпені й Бородянці, які найбільшепостраждали від російських бомбардувань.</text:p>
      <text:p text:style-name="P4">
Source: <text:a xlink:type="simple" xlink:href="https://www.ukrinform.ua/rubric-regions/3708790-v-irpeni-demontuvali-ta-perevezli-na-novu-lokaciu-grafiti-benksi.html" text:style-name="Internet_20_link" text:visited-style-name="Visited_20_Internet_20_Link">
https://www.ukrinform.ua/rubric-regions/3708790-v-irpeni-demontuvali-ta-perevezli-na-novu-lokaciu-grafiti-benksi.html</text:a>
</text:p>
      <!--NEWS-->
      <text:h text:style-name="P10" text:outline-level="1">
<text:span text:style-name="T4">
Зеленський: росія не хоче миру, усі мають це усвідомити</text:span>
</text:h>
      <text:p text:style-name="P4">
Authors: Ukrinform (Person)</text:p>
      <text:p text:style-name="P4">
Publisher: Укринформ (Organization)</text:p>
      <text:p text:style-name="P4">
Published Time: 2023-05-13T18:19:00+03:00</text:p>
      <text:p text:style-name="P4">
Modified Time: 2023-05-13T18:19:00+03:00</text:p>
      <text:p text:style-name="P4">
Description: російська федерація не хоче встановлення миру і відповідає на українську формулу миру черговими ракетними та артилерійськими атаками. — Укрінформ.</text:p>
      <text:p text:style-name="P4">
Images: ["<text:a xlink:type="simple" xlink:href="https://static.ukrinform.com/photos/2023_05/thumb_files/630_360_1683981308-557.jpg" text:style-name="Internet_20_link" text:visited-style-name="Visited_20_Internet_20_Link">
630_360_16839...</text:a>
"]</text:p>
      <text:p text:style-name="P4">
Tags: ['Італія', 'Зеленський', 'Війна з росією', 'Формула миру']</text:p>
      <text:p text:style-name="P4">
Type: Article</text:p>
      <!--METADATA-->
      <text:p text:style-name="P4">
<draw:frame draw:style-name="fr1" draw:name="Image221" text:anchor-type="as-char" svg:width="6.9236in" svg:height="3.956343in" draw:z-index="0">
<draw:image xlink:href="../Images/yкринформ/2023-05-13T18-19-00-03-00/630_360_1683981308-557.jpg" xlink:type="simple" xlink:show="embed" xlink:actuate="onLoad" draw:mime-type="image/jpeg"/>
</draw:frame>
 російськафедерація не хоче встановлення миру і відповідає на українську формулу миручерговими ракетними та артилерійськими атаками.</text:p>
      <text:p text:style-name="P4">
Про це сказав Президент Володимир Зеленський під час спільної з Головою Радиміністрів Італійської Республіки Джорджею Мелоні пресконференції в Римі,повідомляє кореспондент Укрінформу.</text:p>
      <text:p text:style-name="P4">
«Ще минулого року Україна запропонувала світу формулу миру, яка здатнапокласти край цій агресії, не допустити повторення в цілому агресії в Європі.На жаль, росія відповіла на нашу формулу миру знову <text:a xlink:type="simple" xlink:href="https://www.ukrinform.ua/tag-raketa" text:style-name="Internet_20_link" text:visited-style-name="Visited_20_Internet_20_Link">
</text:a>
 й артилерією. Їх (росіян – ред.) нецікавить мир, ми всі повинні усвідомлювати – вони не хочуть ніякого миру! Алемир цікавить дуже нас, українців, наших партнерів», - сказав Зеленський.</text:p>
      <text:p text:style-name="P4">
Він нагадав, що українська формула складається з 10 конкретних пунктів, якікомплексно усувають загрози миру.</text:p>
      <text:p text:style-name="P4">
<text:span text:style-name="T4">
Читайте також:</text:span>
 <text:a xlink:type="simple" xlink:href="https://www.ukrinform.ua/rubric-polytics/3708740-zelenskij-obgovoriv-iz-prezidentom-italii-pidtrimku-ukraini-j-tisk-na-rosiu.html" text:style-name="Internet_20_link" text:visited-style-name="Visited_20_Internet_20_Link">
 </text:a>
</text:p>
      <text:p text:style-name="P4">
Як повідомляв Укрінформ, Президент Володимир Зеленський у суботу перебуває зпершим після початку повномасштабного вторгнення росії в Україну візитом вІталії.</text:p>
      <text:p text:style-name="P4">
У листопаді 2022 року Зеленський презентував Українську формулу миру. Зокрема,йдеться про забезпечення радіаційної, ядерної, продовольчої, енергетичноїбезпеки, звільнення всіх полонених і депортованих, виконання Статуту ООН івідновлення територіальної цілісності України та світового порядку, виведенняросійських військ і припинення бойових дій, повернення справедливості,протидію екоциду, недопущення ескалації, фіксацію закінчення війни.</text:p>
      <text:p text:style-name="P4">
Source: <text:a xlink:type="simple" xlink:href="https://www.ukrinform.ua/rubric-ato/3708785-zelenskij-rosia-ne-hoce-miru-usi-maut-ce-usvidomiti.html" text:style-name="Internet_20_link" text:visited-style-name="Visited_20_Internet_20_Link">
https://www.ukrinform.ua/rubric-ato/3708785-zelenskij-rosia-ne-hoce-miru-usi-maut-ce-usvidomiti.html</text:a>
</text:p>
      <!--NEWS-->
      <text:h text:style-name="P10" text:outline-level="1">
<text:span text:style-name="T4">
На Херсонщині ППО знищила два російських безпілотники</text:span>
</text:h>
      <text:p text:style-name="P4">
Authors: Ukrinform (Person)</text:p>
      <text:p text:style-name="P4">
Publisher: Укринформ (Organization)</text:p>
      <text:p text:style-name="P4">
Published Time: 2023-05-13T18:27:18+03:00</text:p>
      <text:p text:style-name="P4">
Modified Time: 2023-05-13T18:27:18+03:00</text:p>
      <text:p text:style-name="P4">
Description: У Херсонській області Сили протиповітряної оборони знищили два російських безпілотних літальних апарати. — Укрінформ.</text:p>
      <text:p text:style-name="P4">
Images: ["<text:a xlink:type="simple" xlink:href="https://static.ukrinform.com/photos/2023_03/thumb_files/630_360_1678784562-840.jpg" text:style-name="Internet_20_link" text:visited-style-name="Visited_20_Internet_20_Link">
630_360_16787...</text:a>
"]</text:p>
      <text:p text:style-name="P4">
Tags: ['Безпілотник', 'Херсонщина', 'Дрон', 'ППО']</text:p>
      <text:p text:style-name="P4">
Type: Article</text:p>
      <!--METADATA-->
      <text:p text:style-name="P4">
<draw:frame draw:style-name="fr1" draw:name="Image222" text:anchor-type="as-char" svg:width="6.9236in" svg:height="3.948262in" draw:z-index="0">
<draw:image xlink:href="../Images/yкринформ/2023-05-13T18-27-18-03-00/630_360_1678784562-840.jpg" xlink:type="simple" xlink:show="embed" xlink:actuate="onLoad" draw:mime-type="image/jpeg"/>
</draw:frame>
 УХерсонській області Сили протиповітряної оборони знищили два російськихбезпілотних літальних апарати.</text:p>
      <text:p text:style-name="P4">
Як передає Укрінформ, про це Повітряне командування “Південь” повідомляє у <text:a xlink:type="simple" xlink:href="https://www.facebook.com/PvKPivden/posts/pfbid02WVVKupQ7fLpwRabFsSd9KJmaBkUdXyfvvGhfQA7sg9S8sDFQeRnmN4CsPYF9TgeZl" text:style-name="Internet_20_link" text:visited-style-name="Visited_20_Internet_20_Link">
</text:a>
</text:p>
      <text:p text:style-name="P4">
“13 травня 2023 року на Херсонщині Силами та засобами протиповітряної оборониповітряного командування "Південь" знищено російський розвідувальний <text:a xlink:type="simple" xlink:href="https://www.ukrinform.ua/tag-bezpilotnik" text:style-name="Internet_20_link" text:visited-style-name="Visited_20_Internet_20_Link">
</text:a>
 “Орлан-10” та ударний БпЛА типу“Ланцет”, - ідеться в повідомленні.</text:p>
      <text:p text:style-name="P4">
<text:span text:style-name="T4">
Читайте також:</text:span>
 <text:a xlink:type="simple" xlink:href="https://www.ukrinform.ua/rubric-ato/3708657-po-teritorii-hmelniccini-vlucili-cotiri-vorozi-droni-ignat.html" text:style-name="Internet_20_link" text:visited-style-name="Visited_20_Internet_20_Link">
 </text:a>
</text:p>
      <text:p text:style-name="P4">
Як повідомляв Укрінформ, із опівночі 13 травня Сили оборони України <text:a xlink:type="simple" xlink:href="https://www.ukrinform.ua/rubric-ato/3708605-ppo-vnoci-znisila-17-droniv-tipu-shahed-povitrani-sili.html" text:style-name="Internet_20_link" text:visited-style-name="Visited_20_Internet_20_Link">
</text:a>
 <text:a xlink:type="simple" xlink:href="https://www.ukrinform.ua/rubric-ato/3708605-ppo-vnoci-znisila-17-droniv-tipu-shahed-povitrani-sili.html" text:style-name="Internet_20_link" text:visited-style-name="Visited_20_Internet_20_Link">
 </text:a>
 <text:a xlink:type="simple" xlink:href="https://www.ukrinform.ua/rubric-ato/3708605-ppo-vnoci-znisila-17-droniv-tipu-shahed-povitrani-sili.html" text:style-name="Internet_20_link" text:visited-style-name="Visited_20_Internet_20_Link">
</text:a>
 іранського виробництва Shahed-136/131.</text:p>
      <text:p text:style-name="P4">
<text:span text:style-name="T5">
Фото: Getty Images</text:span>
</text:p>
      <text:p text:style-name="P4">
Source: <text:a xlink:type="simple" xlink:href="https://www.ukrinform.ua/rubric-ato/3708794-na-hersonsini-ppo-znisila-dva-rosijskih-bezpilotniki.html" text:style-name="Internet_20_link" text:visited-style-name="Visited_20_Internet_20_Link">
https://www.ukrinform.ua/rubric-ato/3708794-na-hersonsini-ppo-znisila-dva-rosijskih-bezpilotniki.html</text:a>
</text:p>
      <!--NEWS-->
      <text:h text:style-name="P10" text:outline-level="1">
<text:span text:style-name="T4">
росія не лише розлучає дітей із рідними, а й вчить ненавидіти Україну – Зеленський</text:span>
</text:h>
      <text:p text:style-name="P4">
Authors: Ukrinform (Person)</text:p>
      <text:p text:style-name="P4">
Publisher: Укринформ (Organization)</text:p>
      <text:p text:style-name="P4">
Published Time: 2023-05-13T18:35:00+03:00</text:p>
      <text:p text:style-name="P4">
Modified Time: 2023-05-13T18:35:00+03:00</text:p>
      <text:p text:style-name="P4">
Description: Президент Володимир Зеленський закликає діяти максимально швидко заради повернення депортованих росією українських дітей. — Укрінформ.</text:p>
      <text:p text:style-name="P4">
Images: ["<text:a xlink:type="simple" xlink:href="https://static.ukrinform.com/photos/2023_05/thumb_files/630_360_1683989113-370.jpeg" text:style-name="Internet_20_link" text:visited-style-name="Visited_20_Internet_20_Link">
630_360_16839...</text:a>
"]</text:p>
      <text:p text:style-name="P4">
Tags: None</text:p>
      <text:p text:style-name="P4">
Type: Article</text:p>
      <!--METADATA-->
      <text:p text:style-name="P4">
<draw:frame draw:style-name="fr1" draw:name="Image223" text:anchor-type="as-char" svg:width="6.9236in" svg:height="3.956343in" draw:z-index="0">
<draw:image xlink:href="../Images/yкринформ/2023-05-13T18-35-00-03-00/630_360_1683989113-370.jpeg" xlink:type="simple" xlink:show="embed" xlink:actuate="onLoad" draw:mime-type="image/jpeg"/>
</draw:frame>
 ПрезидентВолодимир Зеленський закликає діяти максимально швидко заради поверненнядепортованих росією українських дітей.</text:p>
      <text:p text:style-name="P4">
Про це він сказав під час спільної з Головою Ради міністрів Італії ДжорджеюМелоні пресконференції в Римі, повідомляє кореспондент Укрінформу.</text:p>
      <text:p text:style-name="P4">
«Ми знаємо, що російська влада не лише розлучає дітей з рідними, а й вчитьненавидіти Україну. Ми маємо діяти максимально швидко, щоб повернути нашихвкрадених дітей. Для цього реалізувати один з пунктів нашої <text:a xlink:type="simple" xlink:href="https://www.ukrinform.ua/tag-formula-miru" text:style-name="Internet_20_link" text:visited-style-name="Visited_20_Internet_20_Link">
</text:a>
 », - сказав Зеленський.</text:p>
      <text:p text:style-name="P4">
За його словами, наразі достеменно відомо про депортацію 19 тис. 393 дітей доросії, проте реальне число може бути значно більшим.</text:p>
      <text:p text:style-name="P4">
«Щонайменше 200 тисяч дітей перебували на територіях, які окупувала росія,тому ми не знаємо про їх долю», - додав Президент.</text:p>
      <text:p text:style-name="P4">
Він нагадав також, що пункт щодо повернення усіх українців – дорослих і дітей,які знаходяться у полоні росіян, є у складі української формули миру.</text:p>
      <text:p text:style-name="P4">
<text:span text:style-name="T4">
Читайте також:</text:span>
 <text:a xlink:type="simple" xlink:href="https://www.ukrinform.ua/rubric-society/3707884-pered-kontrnastupom-zsu-rosiani-masovo-deportuut-ditej-save-ukraine.html" text:style-name="Internet_20_link" text:visited-style-name="Visited_20_Internet_20_Link">
 <text:span text:style-name="T4">
депортую</text:span>
 </text:a>
</text:p>
      <text:p text:style-name="P4">
Як повідомлялося, судді Міжнародного кримінального суду <text:a xlink:type="simple" xlink:href="https://www.ukrinform.ua/rubric-world/3683849-miznarodnij-kriminalnij-sud-vidav-order-na-arest-putina.html" text:style-name="Internet_20_link" text:visited-style-name="Visited_20_Internet_20_Link">
</text:a>
 президента росії володимира путіна таросійської дитячої омбудсменки марії львової-бєлової. Їх підозрюють у воєннихзлочинах у вигляді незаконних депортації та переміщення населення, зокремадітей, з окупованої території України щонайменше з 24 лютого 2022 року.</text:p>
      <text:p text:style-name="P4">
путін і львова-бєлова можуть бути арештовані на території країн, якіратифікували Римський статут.</text:p>
      <text:p text:style-name="P4">
Source: <text:a xlink:type="simple" xlink:href="https://www.ukrinform.ua/rubric-society/3708789-rosia-ne-lise-rozlucae-ditej-iz-ridnimi-a-j-vcit-nenaviditi-ukrainu-zelenskij.html" text:style-name="Internet_20_link" text:visited-style-name="Visited_20_Internet_20_Link">
https://www.ukrinform.ua/rubric-society/3708789-rosia-ne-lise-rozlucae-ditej-iz-ridnimi-a-j-vcit-nenaviditi-ukrainu-zelenskij.html</text:a>
</text:p>
      <!--NEWS-->
      <text:h text:style-name="P10" text:outline-level="1">
<text:span text:style-name="T4">
Магучіх здобула «золото» з рекордом сезону на турнірі в Кенії</text:span>
</text:h>
      <text:p text:style-name="P4">
Authors: Ukrinform (Person)</text:p>
      <text:p text:style-name="P4">
Publisher: Укринформ (Organization)</text:p>
      <text:p text:style-name="P4">
Published Time: 2023-05-13T18:37:00+03:00</text:p>
      <text:p text:style-name="P4">
Modified Time: 2023-05-13T18:37:00+03:00</text:p>
      <text:p text:style-name="P4">
Description: Українська стрибунка у висоту Ярослава Магучіх здобула «золото» у турнірі серії World Athletics Continental Tour Gold в Найробі, Кенія. — Укрінформ.</text:p>
      <text:p text:style-name="P4">
Images: ["<text:a xlink:type="simple" xlink:href="https://static.ukrinform.com/photos/2023_05/thumb_files/630_360_1683992165-623.jpg" text:style-name="Internet_20_link" text:visited-style-name="Visited_20_Internet_20_Link">
630_360_16839...</text:a>
"]</text:p>
      <text:p text:style-name="P4">
Tags: ['Легка атлетика', 'Ярослава Магучіх']</text:p>
      <text:p text:style-name="P4">
Type: Article</text:p>
      <!--METADATA-->
      <text:p text:style-name="P4">
<draw:frame draw:style-name="fr1" draw:name="Image224" text:anchor-type="as-char" svg:width="6.9236in" svg:height="3.956343in" draw:z-index="0">
<draw:image xlink:href="../Images/yкринформ/2023-05-13T18-37-00-03-00/630_360_1683992165-623.jpg" xlink:type="simple" xlink:show="embed" xlink:actuate="onLoad" draw:mime-type="image/jpeg"/>
</draw:frame>
 Українськастрибунка у висоту Ярослава Магучіх здобула «золото» у турнірі серії WorldAthletics Continental Tour Gold в Найробі, Кенія.</text:p>
      <text:p text:style-name="P4">
Українка показала результат 2.00 м, передає Укрінформ.</text:p>
      <text:p text:style-name="P4">
Магучіх стала першою спортсменкою у 2023 році, якій вдалося взяти таку висотуна відкритому повітрі.</text:p>
      <text:p text:style-name="P4">
Вона повторила рекорд турніру в Кенії. Попередній складав 1.91 м і належавбританці Зіанор.</text:p>
      <text:p text:style-name="P4">
<text:span text:style-name="T4">
Читайте також:</text:span>
 <text:a xlink:type="simple" xlink:href="https://www.ukrinform.ua/rubric-sports/3685246-aroslava-magucih-vze-rik-ocolue-svitovij-rejting-stribkiv-u-visotu.html" text:style-name="Internet_20_link" text:visited-style-name="Visited_20_Internet_20_Link">
 <text:span text:style-name="T4">
Магучіх</text:span>
 </text:a>
</text:p>
      <text:p text:style-name="P4">
Ще одна українка Катерина Табашник стала бронзовою призеркою з результатом1.86 м.</text:p>
      <text:p text:style-name="P4">
Фото: Getty Images</text:p>
      <text:p text:style-name="P4">
Source: <text:a xlink:type="simple" xlink:href="https://www.ukrinform.ua/rubric-sports/3708797-magucih-zdobula-zoloto-z-rekordom-sezonu-na-turniri-v-kenii.html" text:style-name="Internet_20_link" text:visited-style-name="Visited_20_Internet_20_Link">
https://www.ukrinform.ua/rubric-sports/3708797-magucih-zdobula-zoloto-z-rekordom-sezonu-na-turniri-v-kenii.html</text:a>
</text:p>
      <!--NEWS-->
      <text:h text:style-name="P10" text:outline-level="1">
<text:span text:style-name="T4">
Ворог обстріляв Херсонщину, поранені троє цивільних</text:span>
</text:h>
      <text:p text:style-name="P4">
Authors: Ukrinform (Person)</text:p>
      <text:p text:style-name="P4">
Publisher: Укринформ (Organization)</text:p>
      <text:p text:style-name="P4">
Published Time: 2023-05-13T18:44:37+03:00</text:p>
      <text:p text:style-name="P4">
Modified Time: 2023-05-13T18:44:37+03:00</text:p>
      <text:p text:style-name="P4">
Description: російська армія обстріляла чотири населені пункти на Херсонщині, троє мирних жителів області поранені.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225" text:anchor-type="as-char" svg:width="6.9236in" svg:height="3.948443in" draw:z-index="0">
<draw:image xlink:href="../Images/yкринформ/2023-05-13T18-44-37-03-00/630_360_1538997483-946.jpg" xlink:type="simple" xlink:show="embed" xlink:actuate="onLoad" draw:mime-type="image/jpeg"/>
</draw:frame>
 російськаармія обстріляла чотири населені пункти на Херсонщині, троє мирних жителівобласті поранені.</text:p>
      <text:p text:style-name="P4">
Про це повідомив у <text:a xlink:type="simple" xlink:href="https://t.me/olexandrprokudin/496" text:style-name="Internet_20_link" text:visited-style-name="Visited_20_Internet_20_Link">
 </text:a>
 начальникХерсонської обласної військової адміністрації Олександр Прокудін, передаєУкрінформ.</text:p>
      <text:p text:style-name="P4">
"Берислав, Михайлівка, Чорнобаївка, Золота Балка – ці населені пункти сьогоднізнову “кошмарила” російська армія. Пошкоджено низку обʼєктів цивільноїінфраструктури. На цю годину відомо про трьох поранених мирних жителівобласті", - зазначив начальник ОВА.</text:p>
      <text:p text:style-name="P4">
<text:span text:style-name="T4">
Читайте також:</text:span>
 <text:a xlink:type="simple" xlink:href="https://www.ukrinform.ua/rubric-ato/3708773-rosiani-obstrilali-harkivsinu-dvoe-poranenih.html" text:style-name="Internet_20_link" text:visited-style-name="Visited_20_Internet_20_Link">
 <text:span text:style-name="T4">
обстріл</text:span>
 </text:a>
</text:p>
      <text:p text:style-name="P4">
Крім того, в ефірі телемарафону “Єдині новини” Прокудін розповів, щоХерсонщина отримала і вже місяць ефективно використовує дистанційні комплексидля розмінування території, ці комплекси працюють у десять разів швидше, ніжзвичайні системи розмінування.</text:p>
      <text:p text:style-name="P4">
Як раніше повідомлялося, внаслідок ранкової атаки російської авіації <text:a xlink:type="simple" xlink:href="https://www.ukrinform.ua/rubric-ato/3708763-vorog-atakuvav-berislav-dvoma-kerovanimi-aviabombami-misto-bez-elektropostacanna.html" text:style-name="Internet_20_link" text:visited-style-name="Visited_20_Internet_20_Link">
</text:a>
 .</text:p>
      <text:p text:style-name="P4">
Source: <text:a xlink:type="simple" xlink:href="https://www.ukrinform.ua/rubric-ato/3708798-vorog-obstrilav-hersonsinu-poraneni-troe-civilnih.html" text:style-name="Internet_20_link" text:visited-style-name="Visited_20_Internet_20_Link">
https://www.ukrinform.ua/rubric-ato/3708798-vorog-obstrilav-hersonsinu-poraneni-troe-civilnih.html</text:a>
</text:p>
      <!--NEWS-->
      <text:h text:style-name="P10" text:outline-level="1">
<text:span text:style-name="T4">
Зеленський зустрівся з Папою Франциском у Ватикані</text:span>
</text:h>
      <text:p text:style-name="P4">
Authors: Ukrinform (Person)</text:p>
      <text:p text:style-name="P4">
Publisher: Укринформ (Organization)</text:p>
      <text:p text:style-name="P4">
Published Time: 2023-05-13T18:55:00+03:00</text:p>
      <text:p text:style-name="P4">
Modified Time: 2023-05-13T18:55:00+03:00</text:p>
      <text:p text:style-name="P4">
Description: Президент України Володимир Зеленський зустрівся з Папою Франциском у Ватикані. — Укрінформ.</text:p>
      <text:p text:style-name="P4">
Images: ["<text:a xlink:type="simple" xlink:href="https://static.ukrinform.com/photos/2023_05/thumb_files/630_360_1683992011-425.jpg" text:style-name="Internet_20_link" text:visited-style-name="Visited_20_Internet_20_Link">
630_360_16839...</text:a>
"]</text:p>
      <text:p text:style-name="P4">
Tags: ['Папа Франциск', 'Ватикан', 'Зеленський']</text:p>
      <text:p text:style-name="P4">
Type: Article</text:p>
      <!--METADATA-->
      <text:p text:style-name="P4">
<draw:frame draw:style-name="fr1" draw:name="Image226" text:anchor-type="as-char" svg:width="6.9236in" svg:height="3.956343in" draw:z-index="0">
<draw:image xlink:href="../Images/yкринформ/2023-05-13T18-55-00-03-00/630_360_1683992011-425.jpg" xlink:type="simple" xlink:show="embed" xlink:actuate="onLoad" draw:mime-type="image/jpeg"/>
</draw:frame>
 ПрезидентУкраїни Володимир Зеленський зустрівся з Папою Франциском у Ватикані.</text:p>
      <text:p text:style-name="P4">
Президент закликав понтифіка приєднатися до української Формули миру,повідомляє Укрінформ із посиланням на <text:a xlink:type="simple" xlink:href="https://t.me/V_Zelenskiy_official/6216" text:style-name="Internet_20_link" text:visited-style-name="Visited_20_Internet_20_Link">
</text:a>
 глави держави.</text:p>
      <text:p text:style-name="P4">
«Зустрівся з Папою Римським Франциском. Вдячний за його особисту увагу дотрагедії мільйонів українців. Наголосив і на десятках тисяч депортованихдітей. Маємо докласти всіх сил задля повернення їх додому. Крім цього,попросив засудити російські злочини в Україні. Бо не може бути рівності міжжертвою та агресором», - зазначив Зеленський.</text:p>
      <text:p text:style-name="P4">
_Відео:<text:a xlink:type="simple" xlink:href="https://t.me/s/V_Zelenskiy_official" text:style-name="Internet_20_link" text:visited-style-name="Visited_20_Internet_20_Link">
 </text:a>
 _</text:p>
      <text:p text:style-name="P4">
Також Президент поінформував Папу Римського про Формулу миру як, за йогословами, єдиний дієвий алгоритм досягнення справедливого миру, і запропонувавприєднатися до її реалізації.</text:p>
      <text:p text:style-name="P4">
<text:span text:style-name="T4">
Читайте також:</text:span>
 <text:a xlink:type="simple" xlink:href="https://www.ukrinform.ua/rubric-society/3708789-rosia-ne-lise-rozlucae-ditej-iz-ridnimi-a-j-vcit-nenaviditi-ukrainu-zelenskij.html" text:style-name="Internet_20_link" text:visited-style-name="Visited_20_Internet_20_Link">
 <text:span text:style-name="T4">
Зеленський</text:span>
 </text:a>
</text:p>
      <text:p text:style-name="P4">
Як передає Укрінформ із посиланням на <text:a xlink:type="simple" xlink:href="https://www.ansa.it/sito/notizie/cronaca/2023/05/13/zelensky-in-vaticano-per-lincontro-con-il-papa-_280d2db9-6310-42f4-941f-735b3f2c2e0f.html" text:style-name="Internet_20_link" text:visited-style-name="Visited_20_Internet_20_Link">
</text:a>
 ,перемовини тривали близько 40 хвилин.</text:p>
      <text:p text:style-name="P4">
Папа Римський подарував Президенту України невелику скульптуру у виглядіоливкової гілки – символу миру. Натомість український Президент подарував ПапіРимському ікону Мадонни, написану на залишках бронежилета.</text:p>
      <text:p text:style-name="P4">
Президент Володимир Зеленський у суботу перебуває з першим після початкуповномасштабного вторгнення росії в Україну візитом в Італії.</text:p>
      <text:p text:style-name="P4">
<text:span text:style-name="T5">
Фото: Vatican Media</text:span>
</text:p>
      <text:p text:style-name="P4">
Source: <text:a xlink:type="simple" xlink:href="https://www.ukrinform.ua/rubric-society/3708804-zelenskij-zustrivsa-z-papou-franciskom-u-vatikani.html" text:style-name="Internet_20_link" text:visited-style-name="Visited_20_Internet_20_Link">
https://www.ukrinform.ua/rubric-society/3708804-zelenskij-zustrivsa-z-papou-franciskom-u-vatikani.html</text:a>
</text:p>
      <!--NEWS-->
      <text:h text:style-name="P10" text:outline-level="1">
<text:span text:style-name="T4">
«Шахтар» переміг «Інгулець» в УПЛ</text:span>
</text:h>
      <text:p text:style-name="P4">
Authors: Ukrinform (Person)</text:p>
      <text:p text:style-name="P4">
Publisher: Укринформ (Organization)</text:p>
      <text:p text:style-name="P4">
Published Time: 2023-05-13T18:55:50+03:00</text:p>
      <text:p text:style-name="P4">
Modified Time: 2023-05-13T18:55:50+03:00</text:p>
      <text:p text:style-name="P4">
Description: «Гірники» очолюють чемпіонат України, випереджаючи «Дінпро-1» на 5 пунктів. — Укрінформ.</text:p>
      <text:p text:style-name="P4">
Images: ["<text:a xlink:type="simple" xlink:href="https://static.ukrinform.com/photos/2023_05/thumb_files/630_360_1683992628-149.jpg" text:style-name="Internet_20_link" text:visited-style-name="Visited_20_Internet_20_Link">
630_360_16839...</text:a>
"]</text:p>
      <text:p text:style-name="P4">
Tags: ['Футбол', "Прем'єр-ліга", 'Шахтар', 'Інгулець']</text:p>
      <text:p text:style-name="P4">
Type: Article</text:p>
      <!--METADATA-->
      <text:p text:style-name="P4">
<draw:frame draw:style-name="fr1" draw:name="Image227" text:anchor-type="as-char" svg:width="6.9236in" svg:height="3.956343in" draw:z-index="0">
<draw:image xlink:href="../Images/yкринформ/2023-05-13T18-55-50-03-00/630_360_1683992628-149.jpg" xlink:type="simple" xlink:show="embed" xlink:actuate="onLoad" draw:mime-type="image/jpeg"/>
</draw:frame>
 «Гірники»очолюють чемпіонат України, випереджаючи «Дінпро-1» на 5 пунктів.</text:p>
      <text:p text:style-name="P4">
«Шахтар» на чужому полі здолав «Інгулець» 2:0 в 26-у турі Української прем'єр-ліги, передає Укрінформ.</text:p>
      <text:p text:style-name="P4">
У складі «гірників» відзначився Юхим Конопля. Ще один гол у свої ворота забивВіталій Павлов.</text:p>
      <text:p text:style-name="P4">
«Шахтар» очолює УПЛ, маючи в активі 63 пункти після 26 матчів.</text:p>
      <text:p text:style-name="P4">
<text:span text:style-name="T4">
Читайте також:</text:span>
 <text:a xlink:type="simple" xlink:href="https://www.ukrinform.ua/rubric-sports/3708746-dinamo-progralo-cornomorcu-na-stari-26go-turu-upl.html" text:style-name="Internet_20_link" text:visited-style-name="Visited_20_Internet_20_Link">
 <text:span text:style-name="T4">
Динамо</text:span>
 </text:a>
</text:p>
      <text:p text:style-name="P4">
Як повідомлялося, в іншому поєдинку ігрового дня 26-го туру «Динамо»поступилося «Чорноморцю» (2:3).</text:p>
      <text:p text:style-name="P4">
Фото: shakhtar.com</text:p>
      <text:p text:style-name="P4">
Source: <text:a xlink:type="simple" xlink:href="https://www.ukrinform.ua/rubric-sports/3708801-sahtar-peremig-ingulec-v-upl.html" text:style-name="Internet_20_link" text:visited-style-name="Visited_20_Internet_20_Link">
https://www.ukrinform.ua/rubric-sports/3708801-sahtar-peremig-ingulec-v-upl.html</text:a>
</text:p>
      <!--NEWS-->
      <text:h text:style-name="P10" text:outline-level="1">
<text:span text:style-name="T4">
АПЛ: «Челсі» зіграв внічию, «Борнмут» із Забарним поступився</text:span>
</text:h>
      <text:p text:style-name="P4">
Authors: Ukrinform (Person)</text:p>
      <text:p text:style-name="P4">
Publisher: Укринформ (Organization)</text:p>
      <text:p text:style-name="P4">
Published Time: 2023-05-13T18:57:18+03:00</text:p>
      <text:p text:style-name="P4">
Modified Time: 2023-05-13T18:57:18+03:00</text:p>
      <text:p text:style-name="P4">
Description: Український вінгер «аристократів» не з'явився на полі, а захисник «Борнмута» відіграв повний матч. — Укрінформ.</text:p>
      <text:p text:style-name="P4">
Images: ["<text:a xlink:type="simple" xlink:href="https://static.ukrinform.com/photos/2023_05/thumb_files/630_360_1683993056-771.jpg" text:style-name="Internet_20_link" text:visited-style-name="Visited_20_Internet_20_Link">
630_360_16839...</text:a>
"]</text:p>
      <text:p text:style-name="P4">
Tags: ['Челсі', 'Футбол', 'АПЛ', 'Ілля Забарний']</text:p>
      <text:p text:style-name="P4">
Type: Article</text:p>
      <!--METADATA-->
      <text:p text:style-name="P4">
<draw:frame draw:style-name="fr1" draw:name="Image228" text:anchor-type="as-char" svg:width="6.9236in" svg:height="3.956343in" draw:z-index="0">
<draw:image xlink:href="../Images/yкринформ/2023-05-13T18-57-18-03-00/630_360_1683993056-771.jpg" xlink:type="simple" xlink:show="embed" xlink:actuate="onLoad" draw:mime-type="image/jpeg"/>
</draw:frame>
Український вінгер «аристократів» не з'явився на полі, а захисник «Борнмута»відіграв повний матч.</text:p>
      <text:p text:style-name="P4">
Закінчився ігровий день 36-го туру Англійської прем'єр-ліги, передаєУкрінформ.</text:p>
      <text:p text:style-name="P4">
«Челсі» на своєму полі зіграв внічию із «Ноттінгемом» 2:2. У складі«аристократів» двічі відзначився Стерлінг. «Ноттінгем» відповів дублем Авоніі.</text:p>
      <text:p text:style-name="P4">
У паралельному матчі «Борнмут» на виїзді поступився «Крістал Пелес» 2:0. Долюматчу вирішили два точних удари Езе.</text:p>
      <text:p text:style-name="P4">
За підсумками ігрового дня «Челсі» посідає 11-у сходинку в АПЛ(43 пункти), а«Борнмут» - 14-у (39 очок).</text:p>
      <text:p text:style-name="P4">
<text:span text:style-name="T4">
Читайте також:</text:span>
 <text:a xlink:type="simple" xlink:href="https://www.ukrinform.ua/rubric-sports/3707996-zincenko-vibuv-do-kinca-sezonu-cerez-travmu-zmi.html" text:style-name="Internet_20_link" text:visited-style-name="Visited_20_Internet_20_Link">
 </text:a>
</text:p>
      <text:p text:style-name="P4">
Як повідомлялося, «Манчестер Сіті» очолює АПЛ, маючи в активі 82 пункти після34-х зіграних поєдинків.</text:p>
      <text:p text:style-name="P4">
Фото: twitter.com/ChelseaFC</text:p>
      <text:p text:style-name="P4">
Source: <text:a xlink:type="simple" xlink:href="https://www.ukrinform.ua/rubric-sports/3708802-apl-celsi-zigrav-vniciu-bornmut-iz-zabarnim-postupivsa.html" text:style-name="Internet_20_link" text:visited-style-name="Visited_20_Internet_20_Link">
https://www.ukrinform.ua/rubric-sports/3708802-apl-celsi-zigrav-vniciu-bornmut-iz-zabarnim-postupivsa.html</text:a>
</text:p>
      <!--NEWS-->
      <text:h text:style-name="P10" text:outline-level="1">
<text:span text:style-name="T4">
Корнієнко зустрівся з президентом Естонії - говорили про літаки для України</text:span>
</text:h>
      <text:p text:style-name="P4">
Authors: Ukrinform (Person)</text:p>
      <text:p text:style-name="P4">
Publisher: Укринформ (Organization)</text:p>
      <text:p text:style-name="P4">
Published Time: 2023-05-13T18:57:26+03:00</text:p>
      <text:p text:style-name="P4">
Modified Time: 2023-05-13T18:57:26+03:00</text:p>
      <text:p text:style-name="P4">
Description: Перший заступник Голови Верховної Ради Олександр Корнієнко обговорив із Президентом Естонської Республіки Аларом Карісом необхідність надання Україні сучасних літаків, очікування від євро- та євроатлантичної інтеграції та відбудову. — Укрінформ.</text:p>
      <text:p text:style-name="P4">
Images: ["<text:a xlink:type="simple" xlink:href="https://static.ukrinform.com/photos/2023_05/thumb_files/630_360_1683993428-689.jpg" text:style-name="Internet_20_link" text:visited-style-name="Visited_20_Internet_20_Link">
630_360_16839...</text:a>
"]</text:p>
      <text:p text:style-name="P4">
Tags: ['Естонія', 'Літак', 'Корнієнко', 'Війна з росією']</text:p>
      <text:p text:style-name="P4">
Type: Article</text:p>
      <!--METADATA-->
      <text:p text:style-name="P4">
<draw:frame draw:style-name="fr1" draw:name="Image229" text:anchor-type="as-char" svg:width="6.9236in" svg:height="3.956343in" draw:z-index="0">
<draw:image xlink:href="../Images/yкринформ/2023-05-13T18-57-26-03-00/630_360_1683993428-689.jpg" xlink:type="simple" xlink:show="embed" xlink:actuate="onLoad" draw:mime-type="image/jpeg"/>
</draw:frame>
 Першийзаступник Голови Верховної Ради Олександр Корнієнко обговорив із ПрезидентомЕстонської Республіки Аларом Карісом необхідність надання Україні сучаснихлітаків, очікування від євро- та євроатлантичної інтеграції та відбудову.</text:p>
      <text:p text:style-name="P4">
Про це парламентарій повідомив у <text:a xlink:type="simple" xlink:href="https://www.facebook.com/oskorniyenko/posts/pfbid01FEnDy7fpT9y8gDkhohW3AuHXhT8q5PYwg9MTb9YNuQG2NRq5GmQ7hVWaoFXciHPl" text:style-name="Internet_20_link" text:visited-style-name="Visited_20_Internet_20_Link">
</text:a>
за результатом зустрічі в Таллінні, передає Укрінформ.</text:p>
      <text:p text:style-name="P4">
«Висловив вдячність, що <text:a xlink:type="simple" xlink:href="https://www.ukrinform.ua/tag-estonia" text:style-name="Internet_20_link" text:visited-style-name="Visited_20_Internet_20_Link">
 </text:a>
 була одна ізперших серед партнерів у наданні нам оборонної підтримки. Важливу роль уподальшій боротьбі відіграє надання Україні сучасних літаків», - зазначивКорнієнко.</text:p>
      <text:p text:style-name="P4">
Також він поінформував, що на зустрічі порушив питання євроатлантичної таєвропейської інтеграції України.</text:p>
      <text:p text:style-name="P4">
Перший заступник Голови ВР підкреслив, що наразі мета України – розпочатицьогоріч переговори про вступ до ЄС.</text:p>
      <text:p text:style-name="P4">
Парламентарій запевнив, що українська сторона робить все можливе, щобякнайшвидше завершити імплементацію рекомендацій Єврокомісії і продовжуєкомплексні реформи.</text:p>
      <text:p text:style-name="P4">
«Щодо інтеграції до Альянсу — поінформував про очікування України від рішеньВільнюського саміту. Зазначив, що розраховуємо на лідерство Естонії удосягненні важливих результатів саміту — нам потрібен чіткий сигнал у Вільнюсіщодо вступу України до НАТО», - зауважив він.</text:p>
      <text:p text:style-name="P4">
Крім того, Корнієнко обговорив з Президентом Естонії питання відбудовиУкраїни, додавши, що Естонія стала першою країною, яка розпочала практичнупіслявоєнну відбудову одного з регіонів України, а саме будівництво модульногодитячого садка та інших об'єктів в Житомирській області. Перший віцеспікерзапропонував розглянути можливість участі країни у відновленні іншихінфраструктурних проєктів.</text:p>
      <text:p text:style-name="P4">
<text:span text:style-name="T4">
Читайте також:</text:span>
 <text:a xlink:type="simple" xlink:href="https://www.ukrinform.ua/rubric-polytics/3708743-kornienko-v-estonii-obgovoriv-neobhidnist-citkogo-algoritmu-ruhu-ukraini-v-nato.html" text:style-name="Internet_20_link" text:visited-style-name="Visited_20_Internet_20_Link">
 <text:span text:style-name="T4">
Корніє</text:span>
 </text:a>
</text:p>
      <text:p text:style-name="P4">
Також Корнієнко запросив Алара Каріса відвідати Україну.</text:p>
      <text:p text:style-name="P4">
Як повідомлялося, 13-14 травня перший заступник Голови Верховної Ради УкраїниОлександр Корнієнко перебуває з робочим візитом в Естонії.</text:p>
      <text:p text:style-name="P4">
Source: <text:a xlink:type="simple" xlink:href="https://www.ukrinform.ua/rubric-polytics/3708803-kornienko-zustrivsa-z-prezidentom-estonii-govorili-pro-litaki-dla-ukraini.html" text:style-name="Internet_20_link" text:visited-style-name="Visited_20_Internet_20_Link">
https://www.ukrinform.ua/rubric-polytics/3708803-kornienko-zustrivsa-z-prezidentom-estonii-govorili-pro-litaki-dla-ukraini.html</text:a>
</text:p>
      <!--NEWS-->
      <text:h text:style-name="P10" text:outline-level="1">
<text:span text:style-name="T4">
Обстріл Костянтинівки: кількість поранених зросла до 11</text:span>
</text:h>
      <text:p text:style-name="P4">
Authors: Ukrinform (Person)</text:p>
      <text:p text:style-name="P4">
Publisher: Укринформ (Organization)</text:p>
      <text:p text:style-name="P4">
Published Time: 2023-05-13T19:06:00+03:00</text:p>
      <text:p text:style-name="P4">
Modified Time: 2023-05-13T19:06:00+03:00</text:p>
      <text:p text:style-name="P4">
Description: Унаслідок російського обстрілу Костянтинівки двоє людей загинули та 11 поранені.  — Укрінформ.</text:p>
      <text:p text:style-name="P4">
Images: ["<text:a xlink:type="simple" xlink:href="https://static.ukrinform.com/photos/2023_05/thumb_files/630_360_1683993905-821.jpg" text:style-name="Internet_20_link" text:visited-style-name="Visited_20_Internet_20_Link">
630_360_16839...</text:a>
"]</text:p>
      <text:p text:style-name="P4">
Tags: ['Донеччина', 'Кириленко', 'Обстріл', 'Війна з росією']</text:p>
      <text:p text:style-name="P4">
Type: Article</text:p>
      <!--METADATA-->
      <text:p text:style-name="P4">
<draw:frame draw:style-name="fr1" draw:name="Image230" text:anchor-type="as-char" svg:width="6.9236in" svg:height="3.956343in" draw:z-index="0">
<draw:image xlink:href="../Images/yкринформ/2023-05-13T19-06-00-03-00/630_360_1683993905-821.jpg" xlink:type="simple" xlink:show="embed" xlink:actuate="onLoad" draw:mime-type="image/jpeg"/>
</draw:frame>
 Унаслідокросійського обстрілу Костянтинівки двоє людей загинули та 11 поранені.</text:p>
      <text:p text:style-name="P4">
Про це у <text:a xlink:type="simple" xlink:href="https://t.me/pavlokyrylenko_donoda/7950" text:style-name="Internet_20_link" text:visited-style-name="Visited_20_Internet_20_Link">
 </text:a>
 повідомив начальникДонецької обласної військової адміністрації Павло Кириленко, передаєУкрінформ.</text:p>
      <text:p text:style-name="P4">
"Серед загиблих — одна дитина, серед поранених — двоє. Сьогодні в середині дняросіяни обстріляли місто з артилерії та "Смерчів". Повністю зруйновано одинприватний будинок, пошкоджено чотири багатоповерхівки, три приватні будинки,дві крамниці, адмінбудівлю та заклад культури", - написав очільник ОВА.</text:p>
      <text:p text:style-name="P4">
<text:span text:style-name="T4">
Читайте також:</text:span>
 <text:a xlink:type="simple" xlink:href="https://www.ukrinform.ua/rubric-ato/3708798-vorog-obstrilav-hersonsinu-poraneni-troe-civilnih.html" text:style-name="Internet_20_link" text:visited-style-name="Visited_20_Internet_20_Link">
 <text:span text:style-name="T4">
обстріл</text:span>
 </text:a>
</text:p>
      <text:p text:style-name="P4">
Він додав, що другий день поспіль росіяни завдають масованих ударів поКостянтинівці.</text:p>
      <text:p text:style-name="P4">
Як раніше повідомлялося, 12 травня внаслідок обстрілу росіянами з РСЗВ «Смерч»міста Костянтинівки <text:a xlink:type="simple" xlink:href="https://www.ukrinform.ua/rubric-ato/3708755-rosiani-obstrilali-kostantinivku-zi-smerciv-dvoe-zagiblih-sered-nih-ditina.html" text:style-name="Internet_20_link" text:visited-style-name="Visited_20_Internet_20_Link">
 </text:a>
 , двібагатоповерхівки, крамницю та два газопроводи.</text:p>
      <text:p text:style-name="P4">
Source: <text:a xlink:type="simple" xlink:href="https://www.ukrinform.ua/rubric-ato/3708805-obstril-kostantinivki-kilkist-poranenih-zrosla-do-11.html" text:style-name="Internet_20_link" text:visited-style-name="Visited_20_Internet_20_Link">
https://www.ukrinform.ua/rubric-ato/3708805-obstril-kostantinivki-kilkist-poranenih-zrosla-do-11.html</text:a>
</text:p>
      <!--NEWS-->
      <text:h text:style-name="P10" text:outline-level="1">
<text:span text:style-name="T4">
Агресія рф проти України спричинила рекордне зростання оборонних витрат у світі – Боррель</text:span>
</text:h>
      <text:p text:style-name="P4">
Authors: Ukrinform (Person)</text:p>
      <text:p text:style-name="P4">
Publisher: Укринформ (Organization)</text:p>
      <text:p text:style-name="P4">
Published Time: 2023-05-13T19:25:00+03:00</text:p>
      <text:p text:style-name="P4">
Modified Time: 2023-05-13T19:25:00+03:00</text:p>
      <text:p text:style-name="P4">
Description: Війна росії проти України спричинила зростання оборонних витрат у всьому світі, які минулого року сягнули 2,2 трильйона доларів США. — Укрінформ.</text:p>
      <text:p text:style-name="P4">
Images: ["<text:a xlink:type="simple" xlink:href="https://static.ukrinform.com/photos/2023_02/thumb_files/630_360_1675345931-700.jpeg" text:style-name="Internet_20_link" text:visited-style-name="Visited_20_Internet_20_Link">
630_360_16753...</text:a>
"]</text:p>
      <text:p text:style-name="P4">
Tags: ['Євросоюз', 'Швеція', 'Боррель', 'Війна з росією']</text:p>
      <text:p text:style-name="P4">
Type: Article</text:p>
      <!--METADATA-->
      <text:p text:style-name="P4">
<draw:frame draw:style-name="fr1" draw:name="Image231" text:anchor-type="as-char" svg:width="6.9236in" svg:height="3.956343in" draw:z-index="0">
<draw:image xlink:href="../Images/yкринформ/2023-05-13T19-25-00-03-00/630_360_1675345931-700.jpeg" xlink:type="simple" xlink:show="embed" xlink:actuate="onLoad" draw:mime-type="image/jpeg"/>
</draw:frame>
 Війнаросії проти України спричинила зростання оборонних витрат у всьому світі, якіминулого року сягнули 2,2 трильйона доларів США.</text:p>
      <text:p text:style-name="P4">
Як передає Укрінформ, про це заявив високий представник ЄС Жозеп Боррель підчас форуму ЄС-країни Індо-Тихоокеанського регіону. Повний текст його виступуоприлюднений на <text:a xlink:type="simple" xlink:href="https://www.eeas.europa.eu/eeas/eu-indo-pacific-ministerial-forum-opening-remarks-high-representative-josep-borrell_en" text:style-name="Internet_20_link" text:visited-style-name="Visited_20_Internet_20_Link">
 </text:a>
.</text:p>
      <text:p text:style-name="P4">
«Глобальна ситуація з безпеки продовжує погіршуватися, що посилило недовіруміж ключовими силами. У цьому контексті багато з країн були вимушені збільшитисвої військові інвестиції. Військові витрати у світі сягнули рекордно високогопоказника за всі часи - 2,2 трильйона доларів США», - зауважив Боррель.</text:p>
      <text:p text:style-name="P4">
<text:span text:style-name="T4">
Читайте також:</text:span>
 <text:a xlink:type="simple" xlink:href="https://www.ukrinform.ua/rubric-economy/3708722-kraini-g7-zbilsili-obsag-dopomogi-ukraini-do-44-milardiv.html" text:style-name="Internet_20_link" text:visited-style-name="Visited_20_Internet_20_Link">
 </text:a>
</text:p>
      <text:p text:style-name="P4">
За його словами, одним із факторів, що призвів до такого розвитку, сталаагресія росії проти України. Військові витрати європейських країн на оборонусьогодні на 30% вищі за показники 2013 року, у період до захоплення Кримуросійською федерацією. Подібна тенденція спостерігається в Азії та в Океанії,де минулого року оборонні витрати були на 45% вищими, ніж у 2013 році.</text:p>
      <text:p text:style-name="P4">
«російська агресія проти України ... це не є «лише європейська війна». Тіпринципи, на які робляться ставки, стосуються кожного. Вона (війна – ред.),очевидно, має глобальні наслідки у вимірі цін на продовольство та енергіюмайже для усього людства…. Водночас життєвим інтересам як ЄС, так і країнрегіону відповідає підтримання безпеки та стабільності, сталого розвитку тадобробуту. Тож ми маємо дуже чітку зацікавленість у безпеці одне одного», -наголосив високий представник ЄС.</text:p>
      <text:p text:style-name="P4">
Він нагадав, що вже у цьому році на Індо-Тихоокеанський регіон припадали двітретини світового економічного зростання, кожного дня близько 2000 кораблівдоставляють товари через Індійський океан та Південнокитайське море до Європи.Минулого року на країни цього регіону припадало 37% від загального зовнішньогоімпорту ЄС та близько 25% європейського експорту.</text:p>
      <text:p text:style-name="P4">
<text:span text:style-name="T4">
Читайте також:</text:span>
 <text:a xlink:type="simple" xlink:href="https://www.ukrinform.ua/rubric-ato/3708692-evropa-pocue-prohanna-ukraini-priskoriti-postavki-boepripasiv-borrel.html" text:style-name="Internet_20_link" text:visited-style-name="Visited_20_Internet_20_Link">
 <text:span text:style-name="T4">
Боррель</text:span>
 </text:a>
</text:p>
      <text:p text:style-name="P4">
Як зауважив Боррель, попередній форум ЄС-країни Індо-Тихоокеанського регіонувперше відбувся минулого року у Парижі. Віднині ЄС пропонує проводити такіфоруми щороку, враховуючи потужні взаємні економічні зв’язки тавзаємозалежність у питаннях геополітики та безпеки.</text:p>
      <text:p text:style-name="P4">
Як повідомлялося, у Швеції проходить неформальна зустріч міністрів закордоннихсправ ЄС, головними питаннями якої є продовження допомоги ЄС для України таоновлення стратегії відносин між ЄС і Китаєм. Сьогодні відбуваєтьсяміністерська зустріч між країнами ЄС та Індо-Тихоокеанського регіону, в якійбере участь керівник зовнішньополітичного відомства України Дмитро Кулеба.</text:p>
      <text:p text:style-name="P4">
Source: <text:a xlink:type="simple" xlink:href="https://www.ukrinform.ua/rubric-ato/3708807-agresia-rf-proti-ukraini-spricinila-rekordne-zrostanna-oboronnih-vitrat-u-sviti-borrel.html" text:style-name="Internet_20_link" text:visited-style-name="Visited_20_Internet_20_Link">
https://www.ukrinform.ua/rubric-ato/3708807-agresia-rf-proti-ukraini-spricinila-rekordne-zrostanna-oboronnih-vitrat-u-sviti-borrel.html</text:a>
</text:p>
      <!--NEWS-->
      <text:h text:style-name="P10" text:outline-level="1">
<text:span text:style-name="T4">
NAVI поступилися Liquid на BLAST Paris Major 2023</text:span>
</text:h>
      <text:p text:style-name="P4">
Authors: Ukrinform (Person)</text:p>
      <text:p text:style-name="P4">
Publisher: Укринформ (Organization)</text:p>
      <text:p text:style-name="P4">
Published Time: 2023-05-13T19:43:14+03:00</text:p>
      <text:p text:style-name="P4">
Modified Time: 2023-05-13T19:43:14+03:00</text:p>
      <text:p text:style-name="P4">
Description: Українська команда Народжені перемагати програла Liquid. — Укрінформ.</text:p>
      <text:p text:style-name="P4">
Images: ["<text:a xlink:type="simple" xlink:href="https://static.ukrinform.com/photos/2023_05/thumb_files/630_360_1683996130-456.jpg" text:style-name="Internet_20_link" text:visited-style-name="Visited_20_Internet_20_Link">
630_360_16839...</text:a>
"]</text:p>
      <text:p text:style-name="P4">
Tags: ['кіберспорт']</text:p>
      <text:p text:style-name="P4">
Type: Article</text:p>
      <!--METADATA-->
      <text:p text:style-name="P4">
<draw:frame draw:style-name="fr1" draw:name="Image232" text:anchor-type="as-char" svg:width="6.9236in" svg:height="3.956343in" draw:z-index="0">
<draw:image xlink:href="../Images/yкринформ/2023-05-13T19-43-14-03-00/630_360_1683996130-456.jpg" xlink:type="simple" xlink:show="embed" xlink:actuate="onLoad" draw:mime-type="image/jpeg"/>
</draw:frame>
 Українськакоманда Народжені перемагати програла Liquid.</text:p>
      <text:p text:style-name="P4">
Сьогодні, 13 травня, стартував перший раунд стадії «Легенд» на BLAST ParisMajor 2023 з CS:GO, передає Укрінформ.</text:p>
      <text:p text:style-name="P4">
У другому раунді український клуб NAVI програла Liquid.</text:p>
      <text:p text:style-name="P4">
Maincast проводить офіційну українськомовну трансляцію турніру.</text:p>
      <text:p text:style-name="P4">
Україна посідає третє місце за представниками на етапі «Легенд» на BLAST ParisMajor 2023.</text:p>
      <text:p text:style-name="P4">
<text:span text:style-name="T4">
Читайте також:</text:span>
 <text:a xlink:type="simple" xlink:href="https://www.ukrinform.ua/rubric-sports/3701768-navi-razom-z-rozrobnikami-stalker-pridbali-100-avtivok-na-potrebi-zsu.html" text:style-name="Internet_20_link" text:visited-style-name="Visited_20_Internet_20_Link">
 </text:a>
</text:p>
      <text:p text:style-name="P4">
Як повідомлялося, матчі на вибування та вихід далі проходитимуть у форматіbest-of-3, решта - best-of-1. 8 найкращих команд вийдуть на стадію«Чемпіонів».</text:p>
      <text:p text:style-name="P4">
Фото: Getty Images</text:p>
      <text:p text:style-name="P4">
Source: <text:a xlink:type="simple" xlink:href="https://www.ukrinform.ua/rubric-sports/3708810-navi-postupilisa-liquid-na-blast-paris-major-2023.html" text:style-name="Internet_20_link" text:visited-style-name="Visited_20_Internet_20_Link">
https://www.ukrinform.ua/rubric-sports/3708810-navi-postupilisa-liquid-na-blast-paris-major-2023.html</text:a>
</text:p>
      <!--NEWS-->
      <text:h text:style-name="P10" text:outline-level="1">
<text:span text:style-name="T4">
Авіація ЗСУ завдала вісім ударів по районах скупчення ворога</text:span>
</text:h>
      <text:p text:style-name="P4">
Authors: Ukrinform (Person)</text:p>
      <text:p text:style-name="P4">
Publisher: Укринформ (Organization)</text:p>
      <text:p text:style-name="P4">
Published Time: 2023-05-13T19:49:00+03:00</text:p>
      <text:p text:style-name="P4">
Modified Time: 2023-05-13T19:49:00+03:00</text:p>
      <text:p text:style-name="P4">
Description: Авіація Сил оборони за добу завдала 8 ударів по районах зосередження особового складу та військової техніки противника, а також удару по ворожому зенітно-ракетному комплексу. — Укрінформ.</text:p>
      <text:p text:style-name="P4">
Images: ["<text:a xlink:type="simple" xlink:href="https://static.ukrinform.com/photos/2023_02/thumb_files/630_360_1676998492-715.jpg" text:style-name="Internet_20_link" text:visited-style-name="Visited_20_Internet_20_Link">
630_360_16769...</text:a>
"]</text:p>
      <text:p text:style-name="P4">
Tags: ['Генштаб', 'ЗСУ', 'Війна з росією']</text:p>
      <text:p text:style-name="P4">
Type: Article</text:p>
      <!--METADATA-->
      <text:p text:style-name="P4">
<draw:frame draw:style-name="fr1" draw:name="Image233" text:anchor-type="as-char" svg:width="6.9236in" svg:height="3.956343in" draw:z-index="0">
<draw:image xlink:href="../Images/yкринформ/2023-05-13T19-49-00-03-00/630_360_1676998492-715.jpg" xlink:type="simple" xlink:show="embed" xlink:actuate="onLoad" draw:mime-type="image/jpeg"/>
</draw:frame>
 АвіаціяСил оборони за добу завдала 8 ударів по районах зосередження особового складута військової техніки противника, а також удару по ворожому зенітно-ракетномукомплексу.</text:p>
      <text:p text:style-name="P4">
Як передає Укрінформ, про це у <text:a xlink:type="simple" xlink:href="https://www.facebook.com/GeneralStaff.ua/posts/pfbid0esoVaHVbHYjxnxeBy2LG658AvCYYjjGQ1CYm2Mrt8Pn5HSSDoSW8W58FzwQ8dPFkl" text:style-name="Internet_20_link" text:visited-style-name="Visited_20_Internet_20_Link">
</text:a>
повідомляє Генеральний штаб ЗСУ.</text:p>
      <text:p text:style-name="P4">
"Авіація Сил оборони за добу завдала 8 ударів по районах зосередженняособового складу та військової техніки противника, а також удару по ворожомузенітно-ракетному комплексу. Також нашими захисниками збито два ворожихрозвідувальних БпЛА типу “Орлан-10”, - йдеться у повідомленні Генштабу.</text:p>
      <text:p text:style-name="P4">
<text:span text:style-name="T4">
Читайте також:</text:span>
 <text:a xlink:type="simple" xlink:href="https://www.ukrinform.ua/rubric-ato/3708794-na-hersonsini-ppo-znisila-dva-rosijskih-bezpilotniki.html" text:style-name="Internet_20_link" text:visited-style-name="Visited_20_Internet_20_Link">
 <text:span text:style-name="T4">
знищил</text:span>
 </text:a>
</text:p>
      <text:p text:style-name="P4">
Повідомляється також, що підрозділи ракетних військ і артилерії уразили 4райони зосередження живої сили, 2 склади боєприпасів, а також 2 станціїрадіоелектронної боротьби противника.</text:p>
      <text:p text:style-name="P4">
У Генштабі зазначають, що вночі російська федерація завдала черговогомасованого удару по території України, застосувавши іранські ударні БпЛА“Shahed-136/131”. За уточненою інформацією 18 із 22 дронів було знищено нашимизахисниками.</text:p>
      <text:p text:style-name="P4">
Загалом протягом цієї доби противник завдав ракетного удару ракетою С-300 поцивільній інфраструктурі міста Миколаєва, внаслідок чого є поранені середцивільних громадян, пошкоджено багатоповерховий будинок та інша цивільнаінфраструктура. Крім того, ворог завдав 66 авіаційних ударів та здійснивблизько 70 обстрілів з реактивних систем залпового вогню. Постраждали інаселені пункти. Зокрема, внаслідок обстрілу Костянтинівки Донецької області,є 2 загиблих та 11 поранених цивільних осіб. Серед них є діти. Зруйнованоприватний будинок, пошкоджено 4 багатоповерхівки та інша цивільнаінфраструктура.</text:p>
      <text:p text:style-name="P4">
<text:span text:style-name="T4">
Читайте також:</text:span>
 <text:a xlink:type="simple" xlink:href="https://www.ukrinform.ua/rubric-world/3708726-u-branskij-oblasti-vpali-dva-vertoloti-zmi.html" text:style-name="Internet_20_link" text:visited-style-name="Visited_20_Internet_20_Link">
 </text:a>
</text:p>
      <text:p text:style-name="P4">
Ймовірність завдання ракетних та авіаційних ударів по всій території Українизалишається високою, адже ворог і надалі застосовує тактику терору.</text:p>
      <text:p text:style-name="P4">
Противник _<text:span text:style-name="T4">
продовжує зосереджувати основні зусилля на Лиманському,Бахмутському, Авдіївському та Мар’їнському напрямках</text:span>
 _ . Загалом, протягомдоби відбулось близько 40 бойових зіткнень на зазначених ділянках фронту, вепіцентрі бойових дій залишаються Бахмут та Мар’їнка.</text:p>
      <text:p text:style-name="P4">
_<text:span text:style-name="T4">
На Волинському та Поліському напрямках</text:span>
 _ оперативна обстановка безсуттєвих змін, ознак формування наступальних угруповань ворога не виявлено.</text:p>
      <text:p text:style-name="P4">
<text:span text:style-name="T4">
Читайте також:</text:span>
 <text:a xlink:type="simple" xlink:href="https://www.ukrinform.ua/rubric-ato/3708676-na-cernigivsini-prikordonniki-znisili-vnoci-odin-shahed.html" text:style-name="Internet_20_link" text:visited-style-name="Visited_20_Internet_20_Link">
 <text:span text:style-name="T4">
знищил</text:span>
 </text:a>
</text:p>
      <text:p text:style-name="P4">
_<text:span text:style-name="T4">
На Сіверському та Слобожанському</text:span>
 _ напрямках противник продовжуєзберігати військову присутність у прикордонних з Україною районах.</text:p>
      <text:p text:style-name="P4">
Завдав авіаударів по районах населених пунктів Мхи, Прогрес, СеменівкаЧернігівської області та Бударки Харківської області. Здійснив мінометні таартилерійські обстріли населених пунктів Клюси, Єліне, Заріччя, Мхи,Медведівка Чернігівської області та Стара Гута, Дем’янівка, Бачівськ, ВільнаСлобода, Бобилівка Сумської області, а також Козача Лопань, Огірцеве, Гатище,Бочкове, Нестерне, Бударки на Харківщині.</text:p>
      <text:p text:style-name="P4">
_<text:span text:style-name="T4">
На Куп’янському напрямку</text:span>
 _ противник вів безуспішні наступальні дії врайоні Новоселівського та східної околиці Стельмахівки. Завдав авіаційнихударів по районах населених пунктів Вільшана та Котлярівка. Артилерійських тамінометних обстрілів противника зазнали Новомлинськ, Дворічна, ТабаївкаХарківської області та Стельмахівка Луганської області.</text:p>
      <text:p text:style-name="P4">
<text:span text:style-name="T4">
Читайте також:</text:span>
 <text:a xlink:type="simple" xlink:href="https://www.ukrinform.ua/rubric-ato/3708798-vorog-obstrilav-hersonsinu-poraneni-troe-civilnih.html" text:style-name="Internet_20_link" text:visited-style-name="Visited_20_Internet_20_Link">
 <text:span text:style-name="T4">
Воро</text:span>
 </text:a>
</text:p>
      <text:p text:style-name="P4">
_<text:span text:style-name="T4">
На Лиманському напрямку</text:span>
 _ протягом доби ворог наступальних дій непроводив. Завдав авіаційного удару по районах населених пунктів БілогорівкаЛуганської області та Верхньокам’янське і Спірне - Донецької. Артилерійськихобстрілів зазнали населені пункти, що поряд з лінією бойового зіткнення, асаме: Макіївка Луганської області, Білогорівка, Верхньокам’янське Спірне таБерестове Донецької області.</text:p>
      <text:p text:style-name="P4">
_<text:span text:style-name="T4">
На Бахмутському напрямку</text:span>
 _ ворог продовжує вести наступальні дії.Тривають важкі бої за місто Бахмут. До того ж, протягом доби противник вівбезуспішні наступальні дії у напрямку населених пунктів Богданівка, Бахмут таБіла Гора.</text:p>
      <text:p text:style-name="P4">
Поряд із веденням позиційної оборони наші захисники ведуть і активні дії,зокрема, наступальні. Від ворожих обстрілів постраждали Васюківка, Оріхово-Василівка, Богданівка, Бахмут, Іванівське, Часів Яр, Біла Гора, Дружба,Північне, Південне, Торецьк, Донецької області.</text:p>
      <text:p text:style-name="P4">
<text:span text:style-name="T4">
Читайте також:</text:span>
 <text:a xlink:type="simple" xlink:href="https://www.ukrinform.ua/rubric-ato/3708763-vorog-atakuvav-berislav-dvoma-kerovanimi-aviabombami-misto-bez-elektropostacanna.html" text:style-name="Internet_20_link" text:visited-style-name="Visited_20_Internet_20_Link">
 <text:span text:style-name="T4">
Ворог</text:span>
 </text:a>
</text:p>
      <text:p text:style-name="P4">
_<text:span text:style-name="T4">
На Авдіївському напрямку</text:span>
 _ противник завдав авіаційного удару по районунаселеного пункту Авдіївка. Обстріляв з артилерії також Первомайське таКарлівку Донецької області.</text:p>
      <text:p text:style-name="P4">
_<text:span text:style-name="T4">
На Мар’їнському напрямку</text:span>
 _ підрозділи сил оборони відбили численні атакипротивника в районі міста Мар’їнка. Водночас, ворожих обстрілів зазнали інаселені пункти Георгіївка та Побєда Донецької області.</text:p>
      <text:p text:style-name="P4">
_<text:span text:style-name="T4">
На Шахтарському напрямку</text:span>
 _ протягом доби ворог наступальних дій непроводив. Завдав авіаційного удару по району населеного пункту Пречистівка.Здійснив обстріли населених пунктів Вугледар, Новоукраїнка, Пречистівка таШахтарське.</text:p>
      <text:p text:style-name="P4">
<text:span text:style-name="T4">
Читайте також:</text:span>
 <text:a xlink:type="simple" xlink:href="https://www.ukrinform.ua/rubric-regions/3708750-ataka-rf-na-hmelnickij-kilkist-poskodzenih-infrastrukturnih-obektiv-ide-na-sotni.html" text:style-name="Internet_20_link" text:visited-style-name="Visited_20_Internet_20_Link">
 </text:a>
</text:p>
      <text:p text:style-name="P4">
_<text:span text:style-name="T4">
На Запорізькому та Херсонському напрямках</text:span>
 _ противник продовжує вестиоборонні дії. Завдав авіаційних ударів по районах населених пунктів ВремівкаДонецької області, Бурлацьке, Затишшя, Гуляйполе, Малі Щербаки Запорізькоїобласті, а також Берислав і Козацьке Херсонської області. Поміж тим, здійснивобстріли населених пунктів, що поряд з лінією бойового зіткнення. Серед них -Малинівка, Гуляйполе, Білогір'я, Новоданилівка, Новоандріївка, Новопавлівка,Малі Щербаки та Кам’янське Запорізької області; Золота Балка, Михайлівка,Антонівка, Чорнобаївка Херсонської області та місто Херсон.</text:p>
      <text:p text:style-name="P4">
Російські окупаційні війська продовжують чинити тиск на громадян України тапорушувати права людини на тимчасово захоплених територіях. Зокрема, вМаріуполі, на території відділу поліції для допитів місцевого населеннязалучено близько 50 представників слідчого комітету російської федерації. Вониберуть участь в принизливих допитах, що супроводжуються знущанням надцивільним населенням.</text:p>
      <text:p text:style-name="P4">
Водночас російські окупанти продовжують використовувати інфраструктурутимчасово захоплених населених пунктів для надання медичної допомоги своїмпораненим військовослужбовцям. Нещодавно, в населеному пункті ТаврійськеХерсонської області, на території дитячого садочку загарбники облаштувалипольовий шпиталь. Напередодні відзначено прибуття 3 військових вантажнихавтомобілів з пораненими окупантами.</text:p>
      <text:p text:style-name="P4">
Як повідомляв Укрінформ, <text:a xlink:type="simple" xlink:href="https://www.ukrinform.ua/rubric-ato/3708805-obstril-kostantinivki-kilkist-poranenih-zrosla-do-11.html" text:style-name="Internet_20_link" text:visited-style-name="Visited_20_Internet_20_Link">
 </text:a>
 .</text:p>
      <text:p text:style-name="P4">
Source: <text:a xlink:type="simple" xlink:href="https://www.ukrinform.ua/rubric-ato/3708811-aviacia-zsu-za-dobu-zavdala-visim-udariv-po-rajonah-skupcenna-voroga.html" text:style-name="Internet_20_link" text:visited-style-name="Visited_20_Internet_20_Link">
https://www.ukrinform.ua/rubric-ato/3708811-aviacia-zsu-za-dobu-zavdala-visim-udariv-po-rajonah-skupcenna-voroga.html</text:a>
</text:p>
      <!--NEWS-->
      <text:h text:style-name="P10" text:outline-level="1">
<text:span text:style-name="T4">
Lviv, Lvivska Oblast, Chernivetska Oblast, Ternopil, Ternopilska Oblast, Volynska Oblast, Zak...</text:span>
</text:h>
      <text:p text:style-name="P4">
Authors: liveuamap (Language: en)</text:p>
      <text:p text:style-name="P4">
Time: 2023-05-13T1:13:00</text:p>
      <text:p text:style-name="P4">
Location: Lviv (Latitude:49.83826000 Longtitude:24.02324000)</text:p>
      <text:p text:style-name="P4">
Videos: []</text:p>
      <text:p text:style-name="P4">
Images: []</text:p>
      <text:p text:style-name="P4">
Tags: ["Europe", "Central and Eastern Europe"]</text:p>
      <text:p text:style-name="P4">
ID: 22562635</text:p>
      <!--METADATA-->
      <text:p text:style-name="P4">
Lviv, Lvivska Oblast, Chernivetska Oblast, Ternopil, Ternopilska Oblast,Volynska Oblast, Zakarpattia Oblast, Ivano-Frankivsk, Ivano-Frankivska Oblast,Khmelnytska Oblast, Kyiv Oblast, Zhytomyr, Zhytomyrska Oblast, VinnytskaOblast(21:12). Red Alert: aerial threat. Sirens sounding. Take cover now!</text:p>
      <text:p text:style-name="P4">
News Collection Link: <text:a xlink:type="simple" xlink:href="https://liveuamap.com/en/2023/13-may-lviv-lvivska-oblast-chernivetska-oblasg" text:style-name="Internet_20_link" text:visited-style-name="Visited_20_Internet_20_Link">
https://liveuamap.com/en/2023/13-may-lviv-lvivska-oblast-chernivetska-oblasg</text:a>
</text:p>
      <text:p text:style-name="P4">
Source: <text:a xlink:type="simple" xlink:href="https://t.me/air_alert_ua/45221" text:style-name="Internet_20_link" text:visited-style-name="Visited_20_Internet_20_Link">
https://t.me/air_alert_ua/45221</text:a>
</text:p>
      <!--NEWS-->
      <text:h text:style-name="P10" text:outline-level="1">
<text:span text:style-name="T4">
В Україні завтра переважно без опадів, вдень до 24°</text:span>
</text:h>
      <text:p text:style-name="P4">
Authors: Ukrinform (Person)</text:p>
      <text:p text:style-name="P4">
Publisher: Укринформ (Organization)</text:p>
      <text:p text:style-name="P4">
Published Time: 2023-05-13T20:40:00+03:00</text:p>
      <text:p text:style-name="P4">
Modified Time: 2023-05-13T20:40:00+03:00</text:p>
      <text:p text:style-name="P4">
Description: В Україні у неділю місцями пройде невеликий короткочасний дощ і гроза на Лівобережжі, у Волинській, Рівненській області та Карпатах, температура вночі 6-11°, вдень 19-24°. — Укрінформ.</text:p>
      <text:p text:style-name="P4">
Images: ["<text:a xlink:type="simple" xlink:href="https://static.ukrinform.com/photos/2022_05/thumb_files/630_360_1653467553-903.jpg" text:style-name="Internet_20_link" text:visited-style-name="Visited_20_Internet_20_Link">
630_360_16534...</text:a>
"]</text:p>
      <text:p text:style-name="P4">
Tags: ['Дощ', 'Погода', 'Тепло', 'Прогноз']</text:p>
      <text:p text:style-name="P4">
Type: Article</text:p>
      <!--METADATA-->
      <text:p text:style-name="P4">
<draw:frame draw:style-name="fr1" draw:name="Image234" text:anchor-type="as-char" svg:width="6.9236in" svg:height="3.956343in" draw:z-index="0">
<draw:image xlink:href="../Images/yкринформ/2023-05-13T20-40-00-03-00/630_360_1653467553-903.jpg" xlink:type="simple" xlink:show="embed" xlink:actuate="onLoad" draw:mime-type="image/jpeg"/>
</draw:frame>
 В Україніу неділю місцями пройде невеликий короткочасний дощ і гроза на Лівобережжі, уВолинській, Рівненській області та Карпатах, температура вночі 6-11°, вдень19-24°.</text:p>
      <text:p text:style-name="P4">
Про це Укрінформу повідомили в Українському гідрометцентрі.</text:p>
      <text:p text:style-name="P4">
"Уночі без опадів, вдень на Лівобережжі, у Волинській, Рівненській області тав Карпатах місцями невеликий короткочасний дощ, гроза. Вітер переважнопівнічно-західний, у західних областях південно-східний, 3-8 м/с. Температуравночі 6-11°, на узбережжі морів 10-15°, вдень 19-24°; в Карпатах вночі від 4°тепла до 1° морозу, вдень 11-16° тепла", - йдеться в повідомленні.</text:p>
      <text:p text:style-name="P4">
У Києві та області 14 травня опади не прогнозуються. <text:a xlink:type="simple" xlink:href="https://www.ukrinform.ua/tag-viter" text:style-name="Internet_20_link" text:visited-style-name="Visited_20_Internet_20_Link">
</text:a>
 північно-західний, 3-5 м/с. У столицітемпература вночі 9-11°, вдень 21-23°, на Київщині вночі 6-11°, вдень 19-24°.</text:p>
      <text:p text:style-name="P4">
Згідно з прогнозом, 15-16 травня у західних областях (вночі 15 травня лише вКарпатському регіоні) очікуються короткочасні дощі, місцями грози, вдень вокремих районах град; на решті території без істотних опадів. Вітер південно-східний з переходом на південно-західний, 7-12 м/с, у західній частині місцямипориви 15-20 м/с. Температура вночі 8-13°, на узбережжі морів до 16°, вдень19-24°, у південній частині та центральних областях місцями до 27°; нависокогір'ї Карпат 15 травня вночі 3-8° тепла, вдень 11-16°, 16 травня вночі6-11°, вдень 15-20°.</text:p>
      <text:p text:style-name="P4">
У Києві та області 15-16 травня без істотних опадів. Вітер південно-східний зпереходом на південно-західний, 7-12 м/с. У столиці температура вночі 11-13°,вдень 22-24°, на Київщині вночі 8-13°, вдень 19-24°.</text:p>
      <text:p text:style-name="P4">
<text:span text:style-name="T4">
Читайте також:</text:span>
 <text:a xlink:type="simple" xlink:href="https://www.ukrinform.ua/rubric-kyiv/3708648-u-kievi-riven-vodi-v-dnipri-za-dobu-pidnavsa-na-4-santimetri.html" text:style-name="Internet_20_link" text:visited-style-name="Visited_20_Internet_20_Link">
 </text:a>
</text:p>
      <text:p text:style-name="P4">
Синоптики 17-18 травня в Україні опадів не прогнозують, лише вночі наЗакарпатті та в Карпатах невеликий, вдень у більшості західних областей пройдепомірний короткочасний дощ. Температура вночі 9-15°; вдень 20-26°, на заходікраїни 16-22°.</text:p>
      <text:p text:style-name="P4">
У Києві та області 17-18 травня опади не очікуються. У столиці температуравночі 13-15°, вдень 23-25°, на Київщині вночі 10-15°, вдень 21-26°.</text:p>
      <text:p text:style-name="P4">
Source: <text:a xlink:type="simple" xlink:href="https://www.ukrinform.ua/rubric-regions/3708719-v-ukraini-zavtra-perevazno-bez-opadiv-vden-do-24.html" text:style-name="Internet_20_link" text:visited-style-name="Visited_20_Internet_20_Link">
https://www.ukrinform.ua/rubric-regions/3708719-v-ukraini-zavtra-perevazno-bez-opadiv-vden-do-24.html</text:a>
</text:p>
      <!--NEWS-->
      <text:h text:style-name="P10" text:outline-level="1">
<text:span text:style-name="T4">
Президент запросив Папу Римського в Україну і подарував картину</text:span>
</text:h>
      <text:p text:style-name="P4">
Authors: Ukrinform (Person)</text:p>
      <text:p text:style-name="P4">
Publisher: Укринформ (Organization)</text:p>
      <text:p text:style-name="P4">
Published Time: 2023-05-13T20:48:00+03:00</text:p>
      <text:p text:style-name="P4">
Modified Time: 2023-05-13T20:48:00+03:00</text:p>
      <text:p text:style-name="P4">
Description: Президент Володимир Зеленський запросив Папу Римського Франциска відвідати Україну й підтримати молитвою українців. — Укрінформ.</text:p>
      <text:p text:style-name="P4">
Images: ["<text:a xlink:type="simple" xlink:href="https://static.ukrinform.com/photos/2023_05/thumb_files/630_360_1683999909-239.jpeg" text:style-name="Internet_20_link" text:visited-style-name="Visited_20_Internet_20_Link">
630_360_16839...</text:a>
", "<text:a xlink:type="simple" xlink:href="https://static.ukrinform.com/photos/2023_05/1683999958-504.jpeg" text:style-name="Internet_20_link" text:visited-style-name="Visited_20_Internet_20_Link">
1683999958-50...</text:a>
", "<text:a xlink:type="simple" xlink:href="https://static.ukrinform.com/photos/2023_05/1683999958-468.jpeg" text:style-name="Internet_20_link" text:visited-style-name="Visited_20_Internet_20_Link">
1683999958-46...</text:a>
"]</text:p>
      <text:p text:style-name="P4">
Tags: ['Папа Франциск', 'Ватикан', 'Зеленський', 'Війна з росією']</text:p>
      <text:p text:style-name="P4">
Type: Article</text:p>
      <!--METADATA-->
      <text:p text:style-name="P4">
<draw:frame draw:style-name="fr1" draw:name="Image235" text:anchor-type="as-char" svg:width="6.9236in" svg:height="3.956343in" draw:z-index="0">
<draw:image xlink:href="../Images/yкринформ/2023-05-13T20-48-00-03-00/630_360_1683999909-239.jpeg" xlink:type="simple" xlink:show="embed" xlink:actuate="onLoad" draw:mime-type="image/jpeg"/>
</draw:frame>
 ПрезидентВолодимир Зеленський запросив Папу Римського Франциска відвідати Україну йпідтримати молитвою українців.</text:p>
      <text:p text:style-name="P4">
Про це повідомляє <text:a xlink:type="simple" xlink:href="https://www.president.gov.ua/news/prezident-ukrayini-volodimir-zelenskij-zustrivsya-z-papoyu-r-82849" text:style-name="Internet_20_link" text:visited-style-name="Visited_20_Internet_20_Link">
 </text:a>
 , передає Укрінформ.</text:p>
      <text:p text:style-name="P4">
Зазначається, що Зеленський закликав понтифіка відвідати нашу країну, щобпідтримати молитвою всіх українців, які потерпають від російського терору йборються проти зла, яке прийшло на українську землю.</text:p>
      <text:p text:style-name="P4">
<draw:frame draw:style-name="fr1" draw:name="Image236" text:anchor-type="as-char" svg:width="6.9236in" svg:height="4.617948in" draw:z-index="0">
<draw:image xlink:href="../Images/yкринформ/2023-05-13T20-48-00-03-00/1683999958-504.jpeg" xlink:type="simple" xlink:show="embed" xlink:actuate="onLoad" draw:mime-type="image/jpeg"/>
</draw:frame>
</text:p>
      <text:p text:style-name="P4">
Президент також передав його святості картину «Втрата, 2022-58» авторстваОлексія Ревіки, який народився в нині окупованому росією МелітополіЗапорізької області. За даними ОП, ця картина є частиною серії «Червоналінія», що ілюструє події війни, які відбуваються зараз, а кожен твір серії –це червона лінія, яку перетнула росія.</text:p>
      <text:p text:style-name="P4">
<text:span text:style-name="T4">
Читайте також:</text:span>
 <text:a xlink:type="simple" xlink:href="https://www.ukrinform.ua/rubric-society/3708804-zelenskij-zustrivsa-z-papou-franciskom-u-vatikani.html" text:style-name="Internet_20_link" text:visited-style-name="Visited_20_Internet_20_Link">
 <text:span text:style-name="T4">
Франци</text:span>
 </text:a>
</text:p>
      <text:p text:style-name="P4">
В Офісі глави держави нагадали, що під час зустрічі з Папою РимськимЗеленський основну увагу приділив припиненню російської агресії та відновленнюмиру.</text:p>
      <text:p text:style-name="P4">
<draw:frame draw:style-name="fr1" draw:name="Image237" text:anchor-type="as-char" svg:width="6.9236in" svg:height="4.617948in" draw:z-index="0">
<draw:image xlink:href="../Images/yкринформ/2023-05-13T20-48-00-03-00/1683999958-468.jpeg" xlink:type="simple" xlink:show="embed" xlink:actuate="onLoad" draw:mime-type="image/jpeg"/>
</draw:frame>
</text:p>
      <text:p text:style-name="P4">
Він, зокрема, попросив Папу Франциска всебічно сприяти реалізації формулимиру, зокрема в питаннях продовольчої безпеки, звільнення полонених ідепортованих осіб та відновлення справедливості.</text:p>
      <text:p text:style-name="P4">
«Оскільки війна триває на території України, мирний план може бути тількиукраїнським», – наголосив Президент.</text:p>
      <text:p text:style-name="P4">
<text:span text:style-name="T4">
Читайте також:</text:span>
 <text:a xlink:type="simple" xlink:href="https://www.ukrinform.ua/rubric-ato/3708785-zelenskij-rosia-ne-hoce-miru-usi-maut-ce-usvidomiti.html" text:style-name="Internet_20_link" text:visited-style-name="Visited_20_Internet_20_Link">
 <text:span text:style-name="T4">
Зеленськи</text:span>
 </text:a>
</text:p>
      <text:p text:style-name="P4">
Як повідомлялося, <text:a xlink:type="simple" xlink:href="https://www.ukrinform.ua/rubric-polytics/3708665-zelenskij-pribuv-iz-vizitom-do-italii.html" text:style-name="Internet_20_link" text:visited-style-name="Visited_20_Internet_20_Link">
 </text:a>
 .</text:p>
      <text:p text:style-name="P4">
Фото: ОП</text:p>
      <text:p text:style-name="P4">
Source: <text:a xlink:type="simple" xlink:href="https://www.ukrinform.ua/rubric-society/3708823-prezident-zaprosiv-papu-rimskogo-v-ukrainu-i-podaruvav-kartinu.html" text:style-name="Internet_20_link" text:visited-style-name="Visited_20_Internet_20_Link">
https://www.ukrinform.ua/rubric-society/3708823-prezident-zaprosiv-papu-rimskogo-v-ukrainu-i-podaruvav-kartinu.html</text:a>
</text:p>
      <!--NEWS-->
      <text:h text:style-name="P10" text:outline-level="1">
<text:span text:style-name="T4">
Арахамія прокоментував ситуацію з імовірним постачанням Швейцарією зброї для України</text:span>
</text:h>
      <text:p text:style-name="P4">
Authors: Ukrinform (Person)</text:p>
      <text:p text:style-name="P4">
Publisher: Укринформ (Organization)</text:p>
      <text:p text:style-name="P4">
Published Time: 2023-05-13T21:05:00+03:00</text:p>
      <text:p text:style-name="P4">
Modified Time: 2023-05-13T21:05:00+03:00</text:p>
      <text:p text:style-name="P4">
Description: Голова парламентської фракції "Слуга народу" Давид Арахамія заявив, що у засобах масової інформації багато неточних трактувань останніх рішень щодо швейцарської зброї. — Укрінформ.</text:p>
      <text:p text:style-name="P4">
Images: ["<text:a xlink:type="simple" xlink:href="https://static.ukrinform.com/photos/2022_03/thumb_files/630_360_1646406939-675.jpg" text:style-name="Internet_20_link" text:visited-style-name="Visited_20_Internet_20_Link">
630_360_16464...</text:a>
"]</text:p>
      <text:p text:style-name="P4">
Tags: ['Швейцарія', 'Зброя', 'Арахамія']</text:p>
      <text:p text:style-name="P4">
Type: Article</text:p>
      <!--METADATA-->
      <text:p text:style-name="P4">
<draw:frame draw:style-name="fr1" draw:name="Image238" text:anchor-type="as-char" svg:width="6.9236in" svg:height="3.956343in" draw:z-index="0">
<draw:image xlink:href="../Images/yкринформ/2023-05-13T21-05-00-03-00/630_360_1646406939-675.jpg" xlink:type="simple" xlink:show="embed" xlink:actuate="onLoad" draw:mime-type="image/jpeg"/>
</draw:frame>
 Головапарламентської фракції "Слуга народу" Давид Арахамія заявив, що у засобахмасової інформації багато неточних трактувань останніх рішень щодошвейцарської зброї.</text:p>
      <text:p text:style-name="P4">
Як передає Укрінформ, про це Арахамія повідомляє у <text:a xlink:type="simple" xlink:href="https://t.me/David_Arakhamia/241" text:style-name="Internet_20_link" text:visited-style-name="Visited_20_Internet_20_Link">
</text:a>
.</text:p>
      <text:p text:style-name="P4">
“У ЗМІ багато неточних трактувань останніх рішень швейцарських колег.Починаючи від того, що парламент нібито вже ухвалив рішення про згоду наекспорт, закінчуючи тим, що нібито Швейцарія вже направляє нам зброю”, -написав він.</text:p>
      <text:p text:style-name="P4">
<text:span text:style-name="T4">
Читайте також:</text:span>
 <text:a xlink:type="simple" xlink:href="https://www.ukrinform.ua/rubric-polytics/3708743-kornienko-v-estonii-obgovoriv-neobhidnist-citkogo-algoritmu-ruhu-ukraini-v-nato.html" text:style-name="Internet_20_link" text:visited-style-name="Visited_20_Internet_20_Link">
 </text:a>
</text:p>
      <text:p text:style-name="P4">
Арахамія пояснив, що насправді наразі профільні комітети підтримали пропозиціїщодо пом’якшення правил експорту швейцарських оборонних технологій. Україніуже відома дата, коли проєкти відповідних рішень будуть винесені наголосування в залі. “Працюємо над тим, щоб вони були результативними”, - додаввін.</text:p>
      <text:p text:style-name="P4">
Голова парламентської фракції нагадав, що роботу зі Швейцарією щодо зброїїхнього виробництва розпочали ще на початку року.</text:p>
      <text:p text:style-name="P4">
Він зауважив, що не всі повірили, що таке можливо. А зараз Україна має перші,але поки що не остаточні результати.</text:p>
      <text:p text:style-name="P4">
<text:span text:style-name="T4">
Читайте також:</text:span>
 <text:a xlink:type="simple" xlink:href="https://www.ukrinform.ua/rubric-ato/3708649-nimeccina-anonsuvala-paket-vijskovoi-dopomogi-na-27-milarda-aku-zbrou-otrimae-ukraina.html" text:style-name="Internet_20_link" text:visited-style-name="Visited_20_Internet_20_Link">
 <text:span text:style-name="T4">
збро</text:span>
 </text:a>
</text:p>
      <text:p text:style-name="P4">
Також голова фракції "Слуга народу" відзначив роботу учасників українськоїпарламентської дипломатичної місії у Швейцарії, Офісу Президента, Міністерствазакордонних справ, які доклали багато зусиль до цього процесу. “І, безумовно,величезна заслуга в цьому нашої колишньої колеги по фракції ІриниВенедіктової, яка очолює нашу амбасаду у Швейцарії”, - підкреслив Арахамія.</text:p>
      <text:p text:style-name="P4">
Як повідомляв Укрінформ, <text:a xlink:type="simple" xlink:href="https://www.ukrinform.ua/rubric-economy/3708078-u-parlamenti-svejcarii-rekomenduvali-pomaksiti-eksportnij-kontrol-vijskovoi-tehniki-ta-zbroi.html" text:style-name="Internet_20_link" text:visited-style-name="Visited_20_Internet_20_Link">
 </text:a>
 військової техніки та зброї.</text:p>
      <text:p text:style-name="P4">
Source: <text:a xlink:type="simple" xlink:href="https://www.ukrinform.ua/rubric-ato/3708827-arahamia-prokomentuvav-situaciu-z-imovirnim-postacannam-svejcarieu-zbroi-dla-ukraini.html" text:style-name="Internet_20_link" text:visited-style-name="Visited_20_Internet_20_Link">
https://www.ukrinform.ua/rubric-ato/3708827-arahamia-prokomentuvav-situaciu-z-imovirnim-postacannam-svejcarieu-zbroi-dla-ukraini.html</text:a>
</text:p>
      <!--NEWS-->
      <text:h text:style-name="P10" text:outline-level="1">
<text:span text:style-name="T4">
Теніс: українець Ваншельбойм виграв парний турнір</text:span>
</text:h>
      <text:p text:style-name="P4">
Authors: Ukrinform (Person)</text:p>
      <text:p text:style-name="P4">
Publisher: Укринформ (Organization)</text:p>
      <text:p text:style-name="P4">
Published Time: 2023-05-13T21:12:00+03:00</text:p>
      <text:p text:style-name="P4">
Modified Time: 2023-05-13T21:12:00+03:00</text:p>
      <text:p text:style-name="P4">
Description: Український тенісист Ерік Ваншельбойм переміг на парному ґрунтовому турнірі серії ITF M25 у шведському Варнамо. — Укрінформ.</text:p>
      <text:p text:style-name="P4">
Images: ["<text:a xlink:type="simple" xlink:href="https://static.ukrinform.com/photos/2023_05/thumb_files/630_360_1684001538-187.jpg" text:style-name="Internet_20_link" text:visited-style-name="Visited_20_Internet_20_Link">
630_360_16840...</text:a>
"]</text:p>
      <text:p text:style-name="P4">
Tags: ['Теніс']</text:p>
      <text:p text:style-name="P4">
Type: Article</text:p>
      <!--METADATA-->
      <text:p text:style-name="P4">
<draw:frame draw:style-name="fr1" draw:name="Image239" text:anchor-type="as-char" svg:width="6.9236in" svg:height="3.956343in" draw:z-index="0">
<draw:image xlink:href="../Images/yкринформ/2023-05-13T21-12-00-03-00/630_360_1684001538-187.jpg" xlink:type="simple" xlink:show="embed" xlink:actuate="onLoad" draw:mime-type="image/jpeg"/>
</draw:frame>
Український тенісист Ерік Ваншельбойм переміг на парному ґрунтовому турнірісерії ITF M25 у шведському Варнамо.</text:p>
      <text:p text:style-name="P4">
У фіналі 21-річний спортсмен, разом зі шведом Сімоном Фройндом, перемігбританців Чарльза Брума та Марка Вайтхауза – 6:3, 6:3, передає Укрінформ.</text:p>
      <text:p text:style-name="P4">
Це друга перемога на парному турнірі для Ваншельбойма у цьому сезоні.</text:p>
      <text:p text:style-name="P4">
<text:span text:style-name="T4">
Читайте також:</text:span>
 <text:a xlink:type="simple" xlink:href="https://www.ukrinform.ua/rubric-sports/3708640-curenko-uperse-zdobula-ponad-20-peremog-za-sezon-pered-rolan-garros.html" text:style-name="Internet_20_link" text:visited-style-name="Visited_20_Internet_20_Link">
 </text:a>
</text:p>
      <text:p text:style-name="P4">
У квітні він разом з австралійцем Адамом Тейлором переміг на ITF M25 ухорватському Дубровніку.</text:p>
      <text:p text:style-name="P4">
Фото: btu.org.ua</text:p>
      <text:p text:style-name="P4">
Source: <text:a xlink:type="simple" xlink:href="https://www.ukrinform.ua/rubric-sports/3708830-tenis-ukrainec-vanselbojm-vigrav-parnij-turnir.html" text:style-name="Internet_20_link" text:visited-style-name="Visited_20_Internet_20_Link">
https://www.ukrinform.ua/rubric-sports/3708830-tenis-ukrainec-vanselbojm-vigrav-parnij-turnir.html</text:a>
</text:p>
      <!--NEWS-->
      <text:h text:style-name="P10" text:outline-level="1">
<text:span text:style-name="T4">
У Києві відбулася творча зустріч із захисницею Маріуполя Валерією Суботіною</text:span>
</text:h>
      <text:p text:style-name="P4">
Authors: Ukrinform (Person)</text:p>
      <text:p text:style-name="P4">
Publisher: Укринформ (Organization)</text:p>
      <text:p text:style-name="P4">
Published Time: 2023-05-13T21:12:31+03:00</text:p>
      <text:p text:style-name="P4">
Modified Time: 2023-05-13T21:12:31+03:00</text:p>
      <text:p text:style-name="P4">
Description: У Будинку кіно відбувся творчий вечір захисниці Маріуполя Валерії (Нави) Суботіної (Карпиленко), присвячений її збірці поезій "Квіти і зброя" та поверненню з полону. — Укрінформ.</text:p>
      <text:p text:style-name="P4">
Images: ["<text:a xlink:type="simple" xlink:href="https://static.ukrinform.com/photos/2023_05/thumb_files/630_360_1684001251-509.jpg" text:style-name="Internet_20_link" text:visited-style-name="Visited_20_Internet_20_Link">
630_360_16840...</text:a>
", "<text:a xlink:type="simple" xlink:href="https://static.ukrinform.com/photos/2023_05/1684001431-450.jpg" text:style-name="Internet_20_link" text:visited-style-name="Visited_20_Internet_20_Link">
1684001431-45...</text:a>
", "<text:a xlink:type="simple" xlink:href="https://static.ukrinform.com/photos/2023_05/1684001431-195.jpg" text:style-name="Internet_20_link" text:visited-style-name="Visited_20_Internet_20_Link">
1684001431-19...</text:a>
", "<text:a xlink:type="simple" xlink:href="https://static.ukrinform.com/photos/2023_05/1684001430-243.jpg" text:style-name="Internet_20_link" text:visited-style-name="Visited_20_Internet_20_Link">
1684001430-24...</text:a>
", "<text:a xlink:type="simple" xlink:href="https://static.ukrinform.com/photos/2023_05/1684001430-859.jpg" text:style-name="Internet_20_link" text:visited-style-name="Visited_20_Internet_20_Link">
1684001430-85...</text:a>
", "<text:a xlink:type="simple" xlink:href="https://static.ukrinform.com/photos/2023_05/1684001429-832.jpg" text:style-name="Internet_20_link" text:visited-style-name="Visited_20_Internet_20_Link">
1684001429-83...</text:a>
", "<text:a xlink:type="simple" xlink:href="https://static.ukrinform.com/photos/2023_05/1684001429-654.jpg" text:style-name="Internet_20_link" text:visited-style-name="Visited_20_Internet_20_Link">
1684001429-65...</text:a>
", "<text:a xlink:type="simple" xlink:href="https://static.ukrinform.com/photos/2023_05/1684001429-614.jpg" text:style-name="Internet_20_link" text:visited-style-name="Visited_20_Internet_20_Link">
1684001429-61...</text:a>
"]</text:p>
      <text:p text:style-name="P4">
Tags: ['Азовсталь', 'Маріуполь', 'Волонтери', 'Війна з росією']</text:p>
      <text:p text:style-name="P4">
Type: Article</text:p>
      <!--METADATA-->
      <text:p text:style-name="P4">
<draw:frame draw:style-name="fr1" draw:name="Image240" text:anchor-type="as-char" svg:width="6.9236in" svg:height="3.956343in" draw:z-index="0">
<draw:image xlink:href="../Images/yкринформ/2023-05-13T21-12-31-03-00/630_360_1684001251-509.jpg" xlink:type="simple" xlink:show="embed" xlink:actuate="onLoad" draw:mime-type="image/jpeg"/>
</draw:frame>
 У Будинкукіно відбувся творчий вечір захисниці Маріуполя Валерії (Нави) Суботіної(Карпиленко), присвячений її збірці поезій "Квіти і зброя" та поверненню зполону.</text:p>
      <text:p text:style-name="P4">
Про це повідомляє кореспондент Укрінформу.</text:p>
      <text:p text:style-name="P4">
"У полоні ти відрізаний від будь-якої інформації. Тож неможливо точно знати,чи за тебе борються, чи на тебе чекають. Але всі, хто довго перебувають уполоні, усвідомлюють: скільки ти там би не знаходився, Україна не могла тебепокинути, як і друзі, і рідні. Але як важливо вийти звідти і впевнитися, щотак воно і є!" - сказала Суботіна (Карпиленко).</text:p>
      <text:p text:style-name="P4">
<draw:frame draw:style-name="fr1" draw:name="Image241" text:anchor-type="as-char" svg:width="6.9236in" svg:height="4.615733in" draw:z-index="0">
<draw:image xlink:href="../Images/yкринформ/2023-05-13T21-12-31-03-00/1684001431-450.jpg" xlink:type="simple" xlink:show="embed" xlink:actuate="onLoad" draw:mime-type="image/jpeg"/>
</draw:frame>
<draw:frame draw:style-name="fr1" draw:name="Image242" text:anchor-type="as-char" svg:width="6.9236in" svg:height="4.615733in" draw:z-index="0">
<draw:image xlink:href="../Images/yкринформ/2023-05-13T21-12-31-03-00/1684001431-195.jpg" xlink:type="simple" xlink:show="embed" xlink:actuate="onLoad" draw:mime-type="image/jpeg"/>
</draw:frame>
</text:p>
      <text:p text:style-name="P4">
Вона зачитала три власні поезії. Одну - про Маріуполь, другу присвятилавійськовим, які наразі перебувають у полоні - цей вірш вона написала вчора.Третій вірш був про чоловіка Андрія, з яким пробула у шлюбі три дні: 5 травня2022 року було зареєстровано шлюб, а 7 травня він не повернувся з бойовогозавдання.</text:p>
      <text:p text:style-name="P4">
<text:span text:style-name="T4">
Читайте також:</text:span>
 <text:a xlink:type="simple" xlink:href="https://www.ukrinform.ua/rubric-diaspora/3576421-u-munheni-vidbudetsa-tvorca-zustric-z-ukrainskou-poetesou-katerinou-kalitko.html" text:style-name="Internet_20_link" text:visited-style-name="Visited_20_Internet_20_Link">
 <text:span text:style-name="T4">
творча</text:span>
 <text:span text:style-name="T4">
зустріч</text:span>
 </text:a>
</text:p>
      <text:p text:style-name="P4">
Творчий вечір зібрав у Червоній залі Будинку кіно друзів, знайомих, посестер іпобратимів Нави. Вони виходили на сцену, аби поділитися життєвими історіями,які їх поєднують з військовослужбовицею, зачитували її вірші зі збірки "Квітиі зброя", а дехто присвячував власні поезії, натхненням для яких стало коханняподружжя Суботіних.</text:p>
      <text:p text:style-name="P4">
<draw:frame draw:style-name="fr1" draw:name="Image243" text:anchor-type="as-char" svg:width="6.9236in" svg:height="4.615733in" draw:z-index="0">
<draw:image xlink:href="../Images/yкринформ/2023-05-13T21-12-31-03-00/1684001430-243.jpg" xlink:type="simple" xlink:show="embed" xlink:actuate="onLoad" draw:mime-type="image/jpeg"/>
</draw:frame>
<draw:frame draw:style-name="fr1" draw:name="Image244" text:anchor-type="as-char" svg:width="6.9236in" svg:height="4.615733in" draw:z-index="0">
<draw:image xlink:href="../Images/yкринформ/2023-05-13T21-12-31-03-00/1684001430-859.jpg" xlink:type="simple" xlink:show="embed" xlink:actuate="onLoad" draw:mime-type="image/jpeg"/>
</draw:frame>
</text:p>
      <text:p text:style-name="P4">
"Нас усіх об'єднує війна… Серед нас є сім'ї, які дочекалися рідних з полону.Ось і наша сталева донечка (Валерія Суботіна - ред.) разом із нами, дякуватиБогу. Але ніхто із нас не може спокійно жити, бо дуже багато наших рідних іблизьких зараз у полоні. Ми маємо разом боротися, щоб якомога швидше нашівоїни повернулися з полону. І ми продовжуватимемо боротьбу, бо материнськісерця не можуть по-іншому", - сказала мати загиблого захисника МаріуполяЛюдмила Суботіна.</text:p>
      <text:p text:style-name="P4">
<text:span text:style-name="T4">
Читайте також:</text:span>
 <text:a xlink:type="simple" xlink:href="https://www.ukrinform.ua/rubric-culture/3613921-u-kievi-vidbudetsa-dopremernij-pokaz-stricki-obmin.html" text:style-name="Internet_20_link" text:visited-style-name="Visited_20_Internet_20_Link">
 </text:a>
</text:p>
      <text:p text:style-name="P4">
Також під час заходу виступили українські митці. Зокрема, пісні на вірші Навивиконав актор-військовослужбовець Дмитро Лінартович, композиції на твориГригорія Сковороди та Василя Стуса - лірник і бандурист Тарас Компаніченко, апісні "Поцілуй мене на прощання", "Повернись живим" та "Перемога" заспіваланародна артистка України Марія Бурмака.</text:p>
      <text:p text:style-name="P4">
<draw:frame draw:style-name="fr1" draw:name="Image245" text:anchor-type="as-char" svg:width="6.9236in" svg:height="4.615733in" draw:z-index="0">
<draw:image xlink:href="../Images/yкринформ/2023-05-13T21-12-31-03-00/1684001429-832.jpg" xlink:type="simple" xlink:show="embed" xlink:actuate="onLoad" draw:mime-type="image/jpeg"/>
</draw:frame>
<draw:frame draw:style-name="fr1" draw:name="Image246" text:anchor-type="as-char" svg:width="6.9236in" svg:height="4.615733in" draw:z-index="0">
<draw:image xlink:href="../Images/yкринформ/2023-05-13T21-12-31-03-00/1684001429-654.jpg" xlink:type="simple" xlink:show="embed" xlink:actuate="onLoad" draw:mime-type="image/jpeg"/>
</draw:frame>
</text:p>
      <text:p text:style-name="P4">
"Я часто буваю красномовний, але зараз не маю, що сказати. Я радий, що цяісторія хоч частково має чудесне завершення", - зауважив Компаніченко.</text:p>
      <text:p text:style-name="P4">
<draw:frame draw:style-name="fr1" draw:name="Image247" text:anchor-type="as-char" svg:width="6.9236in" svg:height="4.615733in" draw:z-index="0">
<draw:image xlink:href="../Images/yкринформ/2023-05-13T21-12-31-03-00/1684001429-614.jpg" xlink:type="simple" xlink:show="embed" xlink:actuate="onLoad" draw:mime-type="image/jpeg"/>
</draw:frame>
</text:p>
      <text:p text:style-name="P4">
Як повідомлялося, речниця полку "Азов", захисниця Азовсталі й МаріуполяВалерія Суботіна (Карпиленко) повернулася до України з російського полону підчас обміну військовополоненими 10 квітня.</text:p>
      <text:p text:style-name="P4">
Source: <text:a xlink:type="simple" xlink:href="https://www.ukrinform.ua/rubric-kyiv/3708829-u-kievi-vidbulasa-tvorca-zustric-iz-zahisniceu-mariupola-valerieu-subotinou.html" text:style-name="Internet_20_link" text:visited-style-name="Visited_20_Internet_20_Link">
https://www.ukrinform.ua/rubric-kyiv/3708829-u-kievi-vidbulasa-tvorca-zustric-iz-zahisniceu-mariupola-valerieu-subotinou.html</text:a>
</text:p>
      <!--NEWS-->
      <text:h text:style-name="P10" text:outline-level="1">
<text:span text:style-name="T4">
Іран продав росії понад тисячу дронів та «іншу зброю» - Зеленський</text:span>
</text:h>
      <text:p text:style-name="P4">
Authors: Ukrinform (Person)</text:p>
      <text:p text:style-name="P4">
Publisher: Укринформ (Organization)</text:p>
      <text:p text:style-name="P4">
Published Time: 2023-05-13T21:24:00+03:00</text:p>
      <text:p text:style-name="P4">
Modified Time: 2023-05-13T21:24:00+03:00</text:p>
      <text:p text:style-name="P4">
Description: Іран продав російській федерації більше тисячі дронів і нещодавно - «іншу зброю».  — Укрінформ.</text:p>
      <text:p text:style-name="P4">
Images: ["<text:a xlink:type="simple" xlink:href="https://static.ukrinform.com/photos/2023_04/thumb_files/630_360_1682395902-573.jpg" text:style-name="Internet_20_link" text:visited-style-name="Visited_20_Internet_20_Link">
630_360_16823...</text:a>
"]</text:p>
      <text:p text:style-name="P4">
Tags: ['Іран', 'Зброя', 'Зеленський', 'Війна з росією']</text:p>
      <text:p text:style-name="P4">
Type: Article</text:p>
      <!--METADATA-->
      <text:p text:style-name="P4">
<draw:frame draw:style-name="fr1" draw:name="Image248" text:anchor-type="as-char" svg:width="6.9236in" svg:height="3.956343in" draw:z-index="0">
<draw:image xlink:href="../Images/yкринформ/2023-05-13T21-24-00-03-00/630_360_1682395902-573.jpg" xlink:type="simple" xlink:show="embed" xlink:actuate="onLoad" draw:mime-type="image/jpeg"/>
</draw:frame>
 Іранпродав російській федерації більше тисячі дронів і нещодавно - «іншу зброю».</text:p>
      <text:p text:style-name="P4">
Про це розповів Президент Володимир Зеленський в інтерв’ю італійським ЗМІ, щотранслювалося наживо на <text:a xlink:type="simple" xlink:href="https://www.youtube.com/watch" text:style-name="Internet_20_link" text:visited-style-name="Visited_20_Internet_20_Link">
</text:a>
, повідомляє Укрінформ.</text:p>
      <text:p text:style-name="P4">
«Завдяки санкціям кількість ракет, які вони (росіяни – ред.) виробляють, урази зменшилась. Є, правда, такі виклики, як Іран, який продав їм (рф – ред.)більше тисячі іранських дронів й іншу зброю, є інша зброя, у нас є точнаінформація, нещодавно вони це зробили», - сказав Зеленський.</text:p>
      <text:p text:style-name="P4">
<text:span text:style-name="T4">
Читайте також:</text:span>
 <text:a xlink:type="simple" xlink:href="https://www.ukrinform.ua/rubric-ato/3708771-zelenskij-v-italii-e-duze-vazlivi-risenna-sodo-zahistu-nasogo-neba.html" text:style-name="Internet_20_link" text:visited-style-name="Visited_20_Internet_20_Link">
 <text:span text:style-name="T4">
Зеленський</text:span>
 </text:a>
</text:p>
      <text:p text:style-name="P4">
Водночас він подякував за рішення Італії щодо надання систем ППО, зокремаSAMP-T для захисту українців.</text:p>
      <text:p text:style-name="P4">
Глава держави застеріг італійських політиків, які пропонують допомагатиУкраїні гуманітарно, але не надавати зброю, пояснивши, що зброя наразі дляукраїнців є оборонною допомогою захистом, спроможністю вижити.</text:p>
      <text:p text:style-name="P4">
«путін, як хижак, він відчуває це, коли в цьому об’єднанні якась країна стаєслабшою в допомозі, він це дуже жорстко відчуває і дуже конкретно, вонипочинають впливати, розколювати об’єднання ЄС в допомозі нам», - додавПрезидент.</text:p>
      <text:p text:style-name="P4">
<text:span text:style-name="T4">
Читайте також:</text:span>
 <text:a xlink:type="simple" xlink:href="https://www.ukrinform.ua/rubric-ato/3708821-zelenskij-pro-kontrnastup-vi-tocno-pobacite-a-rosia-vidcue.html" text:style-name="Internet_20_link" text:visited-style-name="Visited_20_Internet_20_Link">
 <text:span text:style-name="T4">
Зеленський</text:span>
 </text:a>
</text:p>
      <text:p text:style-name="P4">
Як повідомлялося, <text:a xlink:type="simple" xlink:href="https://www.ukrinform.ua/rubric-polytics/3708665-zelenskij-pribuv-iz-vizitom-do-italii.html" text:style-name="Internet_20_link" text:visited-style-name="Visited_20_Internet_20_Link">
 </text:a>
 .</text:p>
      <text:p text:style-name="P4">
Source: <text:a xlink:type="simple" xlink:href="https://www.ukrinform.ua/rubric-ato/3708835-iran-prodav-rosii-ponad-tisacu-droniv-ta-insu-zbrou-zelenskij.html" text:style-name="Internet_20_link" text:visited-style-name="Visited_20_Internet_20_Link">
https://www.ukrinform.ua/rubric-ato/3708835-iran-prodav-rosii-ponad-tisacu-droniv-ta-insu-zbrou-zelenskij.html</text:a>
</text:p>
      <!--NEWS-->
      <text:h text:style-name="P10" text:outline-level="1">
<text:span text:style-name="T4">
Влада Ліверпуля обіцяє продовження відносин з Україною після Євробачення</text:span>
</text:h>
      <text:p text:style-name="P4">
Authors: Ukrinform (Person)</text:p>
      <text:p text:style-name="P4">
Publisher: Укринформ (Organization)</text:p>
      <text:p text:style-name="P4">
Published Time: 2023-05-13T21:32:00+03:00</text:p>
      <text:p text:style-name="P4">
Modified Time: 2023-05-13T21:32:00+03:00</text:p>
      <text:p text:style-name="P4">
Description: Відносини британського Ліверпуля з Україною продовжаться і після пісенного конкурсу «Євробачення-2023», зокрема вже домовлено про спільні проєкти з нашими художниками. — Укрінформ.</text:p>
      <text:p text:style-name="P4">
Images: ["<text:a xlink:type="simple" xlink:href="https://static.ukrinform.com/photos/2022_10/thumb_files/630_360_1665168980-865.jpg" text:style-name="Internet_20_link" text:visited-style-name="Visited_20_Internet_20_Link">
630_360_16651...</text:a>
"]</text:p>
      <text:p text:style-name="P4">
Tags: ['Британія', 'Євробачення', 'Україна', 'Мистецтво', 'Ліверпуль']</text:p>
      <text:p text:style-name="P4">
Type: Article</text:p>
      <!--METADATA-->
      <text:p text:style-name="P4">
<draw:frame draw:style-name="fr1" draw:name="Image249" text:anchor-type="as-char" svg:width="6.9236in" svg:height="3.953152in" draw:z-index="0">
<draw:image xlink:href="../Images/yкринформ/2023-05-13T21-32-00-03-00/630_360_1665168980-865.jpg" xlink:type="simple" xlink:show="embed" xlink:actuate="onLoad" draw:mime-type="image/jpeg"/>
</draw:frame>
 Відносинибританського Ліверпуля з Україною продовжаться і після пісенного конкурсу«Євробачення-2023», зокрема вже домовлено про спільні проєкти з нашимихудожниками.</text:p>
      <text:p text:style-name="P4">
Про це сказала очільниця відділу культури Ліверпуля Клер МакКолган, повідомляєУкрінформ із посиланням на PA Media.</text:p>
      <text:p text:style-name="P4">
«Відносини, налагоджені з Україною, яка не змогла прийняти конкурс черезросійське вторгнення, не закінчаться після суботнього фіналу… Це дуже потужно,і сподіваюся, коли все завершиться… вони матимуть трохи Ліверпуля у своїхсерцях», - зазначила МакКолган.</text:p>
      <text:p text:style-name="P4">
Вона також повідомила, що після «спільних зусиль» щодо організації <text:a xlink:type="simple" xlink:href="https://www.ukrinform.ua/tag-konkurs" text:style-name="Internet_20_link" text:visited-style-name="Visited_20_Internet_20_Link">
</text:a>
 будуть наступні проєкти з художникамиз України.</text:p>
      <text:p text:style-name="P4">
<text:span text:style-name="T4">
Читайте також:</text:span>
 <text:a xlink:type="simple" xlink:href="https://www.ukrinform.ua/rubric-culture/3708817-tkacenko-pro-final-evrobacenna-uves-liverpul-v-ukrainskih-praporah-riven-pidtrimki-zaskalue.html" text:style-name="Internet_20_link" text:visited-style-name="Visited_20_Internet_20_Link">
 <text:span text:style-name="T4">
Ліверпу</text:span>
 </text:a>
</text:p>
      <text:p text:style-name="P4">
Як <text:a xlink:type="simple" xlink:href="http://www.ukrinform.ua/rubric-culture/3708817-tkacenko-pro-final-evrobacenna-uves-liverpul-v-ukrainskih-praporah-riven-pidtrimki-zaskalue.html" text:style-name="Internet_20_link" text:visited-style-name="Visited_20_Internet_20_Link">
 </text:a>
, міністр культури та інформаційної політики Олександр Ткаченко розповів, щорівень підтримки України у британському Ліверпулі, де відбувається пісеннийконкурс «Євробачення», дуже високий.</text:p>
      <text:p text:style-name="P4">
<text:span text:style-name="T5">
Фото: Alan Novelli/Alamy</text:span>
</text:p>
      <text:p text:style-name="P4">
Source: <text:a xlink:type="simple" xlink:href="https://www.ukrinform.ua/rubric-culture/3708836-vlada-liverpula-obicae-prodovzenna-vidnosin-z-ukrainou-pisla-evrobacenna.html" text:style-name="Internet_20_link" text:visited-style-name="Visited_20_Internet_20_Link">
https://www.ukrinform.ua/rubric-culture/3708836-vlada-liverpula-obicae-prodovzenna-vidnosin-z-ukrainou-pisla-evrobacenna.html</text:a>
</text:p>
      <!--NEWS-->
      <text:h text:style-name="P10" text:outline-level="1">
<text:span text:style-name="T4">
білорусь іще не росія, люди борються - Зеленський</text:span>
</text:h>
      <text:p text:style-name="P4">
Authors: Ukrinform (Person)</text:p>
      <text:p text:style-name="P4">
Publisher: Укринформ (Organization)</text:p>
      <text:p text:style-name="P4">
Published Time: 2023-05-13T21:49:00+03:00</text:p>
      <text:p text:style-name="P4">
Modified Time: 2023-05-13T21:49:00+03:00</text:p>
      <text:p text:style-name="P4">
Description: російська федерація прагне зробити білорусь своєю частиною, однак білоруси борються і можуть залишитися незалежним суспільством.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білорусь', 'Італія', 'росія', 'Зеленський', 'Війна з росією']</text:p>
      <text:p text:style-name="P4">
Type: Article</text:p>
      <!--METADATA-->
      <text:p text:style-name="P4">
<draw:frame draw:style-name="fr1" draw:name="Image250" text:anchor-type="as-char" svg:width="6.9236in" svg:height="3.956343in" draw:z-index="0">
<draw:image xlink:href="../Images/yкринформ/2023-05-13T21-49-00-03-00/630_360_1682063024-559.jpeg" xlink:type="simple" xlink:show="embed" xlink:actuate="onLoad" draw:mime-type="image/jpeg"/>
</draw:frame>
 російськафедерація прагне зробити білорусь своєю частиною, однак білоруси борються іможуть залишитися незалежним суспільством.</text:p>
      <text:p text:style-name="P4">
Про це розповів Володимир Зеленський в інтерв’ю італійським ЗМІ, щотранслювалося наживо на <text:a xlink:type="simple" xlink:href="http://www.youtube.com/watch" text:style-name="Internet_20_link" text:visited-style-name="Visited_20_Internet_20_Link">
</text:a>
Офісу глави держави, повідомляє Укрінформ.</text:p>
      <text:p text:style-name="P4">
«Я не вважаю, що білорусь – це росія. росія робить усе, щоб зробити з білорусіросію. Навіть не так… щоб зробити частиною росії, щоб там усім керувати», -зауважив він.</text:p>
      <text:p text:style-name="P4">
За словами Зеленського, у багатьох білоруських інституціях є «свої люди»кремля, які керують тими чи іншими процесами.</text:p>
      <text:p text:style-name="P4">
Водночас Президент зазначив, що понад 70% населення <text:a xlink:type="simple" xlink:href="https://www.ukrinform.ua/tag-bilorus" text:style-name="Internet_20_link" text:visited-style-name="Visited_20_Internet_20_Link">
</text:a>
 - проти росії, вони «засмучені»війною, підтримують Україну, і це вже велика різниця з росіянами.</text:p>
      <text:p text:style-name="P4">
<text:span text:style-name="T4">
Читайте також:</text:span>
 <text:a xlink:type="simple" xlink:href="https://www.ukrinform.ua/rubric-kyiv/3707852-u-kievi-vidkriut-ukrainskobiloruskij-hab.html" text:style-name="Internet_20_link" text:visited-style-name="Visited_20_Internet_20_Link">
 <text:span text:style-name="T4">
білорусь</text:span>
 </text:a>
</text:p>
      <text:p text:style-name="P4">
«Це говорить про те, що, незважаючи на інформаційну політику, незважаючи набудь-які наративи, білоруси борються. Коли тобі по телебаченню, в інтернеті, вгазетах говорять, що росія - твій брат, а Україна – ворог, складно жити вцьому наративі. Але вони борються, і я вважаю, що суспільство білорусізалишиться незалежним. Це складно, це теж війна, тому що у них немає жертв,але є втрачені люди, яким промили мозок, це також війна за незалежність,свободу слова, свободу вибору, це велика війна за ті самі цінності», -переконаний Зеленський.</text:p>
      <text:p text:style-name="P4">
На його думку, білоруси розуміють, що наступними для російської агресії можутьстати вони, Молдова або Балтійські країни.</text:p>
      <text:p text:style-name="P4">
Як повідомлялося, Президент України Володимир Зеленський 13 травня перебуває звізитом в Італії.</text:p>
      <text:p text:style-name="P4">
<text:span text:style-name="T5">
Фото: ОП</text:span>
</text:p>
      <text:p text:style-name="P4">
Source: <text:a xlink:type="simple" xlink:href="https://www.ukrinform.ua/rubric-ato/3708840-bilorus-ise-ne-rosia-ludi-borutsa-zelenskij.html" text:style-name="Internet_20_link" text:visited-style-name="Visited_20_Internet_20_Link">
https://www.ukrinform.ua/rubric-ato/3708840-bilorus-ise-ne-rosia-ludi-borutsa-zelenskij.html</text:a>
</text:p>
      <!--NEWS-->
      <text:h text:style-name="P10" text:outline-level="1">
<text:span text:style-name="T4">
У Ліверпулі стартував фінал Євробачення-2023</text:span>
</text:h>
      <text:p text:style-name="P4">
Authors: Ukrinform (Person)</text:p>
      <text:p text:style-name="P4">
Publisher: Укринформ (Organization)</text:p>
      <text:p text:style-name="P4">
Published Time: 2023-05-13T22:00:00+03:00</text:p>
      <text:p text:style-name="P4">
Modified Time: 2023-05-13T22:00:00+03:00</text:p>
      <text:p text:style-name="P4">
Description: У британському Ліверпулі розпочався фінальний етап пісенного конкурсу «Євробачення-2023». — Укрінформ.</text:p>
      <text:p text:style-name="P4">
Images: ["<text:a xlink:type="simple" xlink:href="https://static.ukrinform.com/photos/2023_02/thumb_files/630_360_1675352996-430.png" text:style-name="Internet_20_link" text:visited-style-name="Visited_20_Internet_20_Link">
630_360_16753...</text:a>
"]</text:p>
      <text:p text:style-name="P4">
Tags: ['Євробачення', 'Конкурс', 'Музика']</text:p>
      <text:p text:style-name="P4">
Type: Article</text:p>
      <!--METADATA-->
      <text:p text:style-name="P4">
<draw:frame draw:style-name="fr1" draw:name="Image251" text:anchor-type="as-char" svg:width="6.9236in" svg:height="3.956343in" draw:z-index="0">
<draw:image xlink:href="../Images/yкринформ/2023-05-13T22-00-00-03-00/630_360_1675352996-430.png" xlink:type="simple" xlink:show="embed" xlink:actuate="onLoad" draw:mime-type="image/png"/>
</draw:frame>
 Убританському Ліверпулі розпочався фінальний етап пісенного конкурсу«Євробачення-2023».</text:p>
      <text:p text:style-name="P4">
Про це повідомляє Укрінформ.</text:p>
      <text:p text:style-name="P4">
Свої номери демонструють 26 країн-учасниць, які перемогли у півфіналах.</text:p>
      <text:p text:style-name="P4">
Україну представляє гурт TVORCHI з піснею Heart Of Steel, який автоматичнопотрапив до вирішальної частини конкурсу.</text:p>
      <text:p text:style-name="P4">
Жеребкуванням було визначено, що Україна виступатиме під номером 19.</text:p>
      <text:p text:style-name="P4">
<text:span text:style-name="T4">
Читайте також:</text:span>
 <text:a xlink:type="simple" xlink:href="https://www.ukrinform.ua/rubric-culture/3708658-evrobacenna-zasvidcue-so-muzika-obednue-ludej-spilna-zaava-ukraini-ta-britanii.html" text:style-name="Internet_20_link" text:visited-style-name="Visited_20_Internet_20_Link">
 <text:span text:style-name="T4">
Євробач</text:span>
 </text:a>
</text:p>
      <text:p text:style-name="P4">
Порядок виступів учасників фіналу Євробачення-2023:</text:p>
      <ol>
        <li>
Австрія: Teya &amp; Salena – Who The Hell Is Edgar?   2. Португалія: Mimicat – Ai Coraçao   3. Швейцарія: Remo Forrer – Watergun   4. Польща: Blanka – Solo   5. Сербія: Luke Black – Samo Mi Se Spava   6. Франція: La Zarra – Évidemment;   7. Кіпр: Andrew Lambrou – Break A Broken Heart   8. Іспанія: Blanca Paloma – Eaea;   9. Швеція: Loreen – Tattoo   10. Албанія: Albina &amp; Familja Kelmendi – Duje   11. Італія: Marco Mengoni – Due vite;   12. Естонія: Alika – Bridges   13. Фінляндія: Käärijä – Cha Cha Cha   14. Чехія: Vesna – My Sister's Crown   15. Австралія: Voyager – Promise   16. Бельгія: Gustaph – Because Of You   17. Вірменія: Brunette – Future Lover   18. Молдова: Pasha Parfeni – Soarele si Luna   19. Україна: TVORCHI – Heart Of Steel   20. Норвегія: Alessandra – Queen of Kings   21. Німеччина: Lord Of The Lost – Blood &amp; Glitter;   22. Литва: Monika Linkyte – Stay   23. Ізраїль: Noa Kirel – Unicorn   24. Словенія: Joker Out – Carpe Diem   25. Хорватія: Let 3 – Mama ŠČ!   26. Велика Британія: Mae Muller – I Wrote A Song.</li>
      </ol>
      <text:p text:style-name="P4">
<text:span text:style-name="T4">
Читайте також:</text:span>
 <text:a xlink:type="simple" xlink:href="https://www.ukrinform.ua/rubric-culture/3708817-tkacenko-pro-final-evrobacenna-uves-liverpul-v-ukrainskih-praporah-riven-pidtrimki-zaskalue.html" text:style-name="Internet_20_link" text:visited-style-name="Visited_20_Internet_20_Link">
 <text:span text:style-name="T4">
Євробач</text:span>
 </text:a>
</text:p>
      <text:p text:style-name="P4">
Окрім TVORCHI у фіналі буде ще кілька номерів від українських артистів.</text:p>
      <text:p text:style-name="P4">
Нагадаємо, півфінали Євробачення-2023 відбулися 9-го та 12 травня.</text:p>
      <text:p text:style-name="P4">
<text:span text:style-name="T5">
Фото: BBC</text:span>
</text:p>
      <text:p text:style-name="P4">
Source: <text:a xlink:type="simple" xlink:href="https://www.ukrinform.ua/rubric-culture/3708832-u-liverpuli-startuvav-final-evrobacenna2023.html" text:style-name="Internet_20_link" text:visited-style-name="Visited_20_Internet_20_Link">
https://www.ukrinform.ua/rubric-culture/3708832-u-liverpuli-startuvav-final-evrobacenna2023.html</text:a>
</text:p>
      <!--NEWS-->
      <text:h text:style-name="P10" text:outline-level="1">
<text:span text:style-name="T4">
Зеленський про блокування українського зерна: Невеличкі негаразди, ми їх вирішимо</text:span>
</text:h>
      <text:p text:style-name="P4">
Authors: Ukrinform (Person)</text:p>
      <text:p text:style-name="P4">
Publisher: Укринформ (Organization)</text:p>
      <text:p text:style-name="P4">
Published Time: 2023-05-13T22:07:00+03:00</text:p>
      <text:p text:style-name="P4">
Modified Time: 2023-05-13T22:07:00+03:00</text:p>
      <text:p text:style-name="P4">
Description: Президент Володимир Зеленський вважає, що в рішеннях про блокування деякими європейськими державами-сусідами транзиту українського зерна є політична складова, однак усі питання буде вирішено. — Укрінформ.</text:p>
      <text:p text:style-name="P4">
Images: ["<text:a xlink:type="simple" xlink:href="https://static.ukrinform.com/photos/2023_04/thumb_files/630_360_1681898244-702.jpg" text:style-name="Internet_20_link" text:visited-style-name="Visited_20_Internet_20_Link">
630_360_16818...</text:a>
"]</text:p>
      <text:p text:style-name="P4">
Tags: ['Економіка', 'Зерно', 'Зеленський']</text:p>
      <text:p text:style-name="P4">
Type: Article</text:p>
      <!--METADATA-->
      <text:p text:style-name="P4">
<draw:frame draw:style-name="fr1" draw:name="Image252" text:anchor-type="as-char" svg:width="6.9236in" svg:height="3.956343in" draw:z-index="0">
<draw:image xlink:href="../Images/yкринформ/2023-05-13T22-07-00-03-00/630_360_1681898244-702.jpg" xlink:type="simple" xlink:show="embed" xlink:actuate="onLoad" draw:mime-type="image/jpeg"/>
</draw:frame>
 ПрезидентВолодимир Зеленський вважає, що в рішеннях про блокування деякимиєвропейськими державами-сусідами транзиту українського зерна є політичнаскладова, однак усі питання буде вирішено.</text:p>
      <text:p text:style-name="P4">
Про це він сказав у інтерв’ю італійським ЗМІ, що транслювалося наживо на <text:a xlink:type="simple" xlink:href="https://www.youtube.com/watch" text:style-name="Internet_20_link" text:visited-style-name="Visited_20_Internet_20_Link">
</text:a>
, повідомляє Укрінформ.</text:p>
      <text:p text:style-name="P4">
«У цьому всьому є ще й політика. Я вдячний державам-сусідам, які наспідтримують, але, якщо бути чесним, там є і політика. У нас заблоковане Чорнеморе, зрозуміло, що нам дуже важлива допомога зброєю, ми не можемо ризикуватиу відносинах з деякими державами. І тому я розумію, що хтось – ті чи іншіполітичні течії користуються цією ситуацією і підбурюють фермерів тощо, щобблокувати наше зерно», - зазначив глава держави.</text:p>
      <text:p text:style-name="P4">
<text:span text:style-name="T4">
Читайте також:</text:span>
 <text:a xlink:type="simple" xlink:href="https://www.ukrinform.ua/rubric-economy/3708279-navit-akso-zernovu-ugodu-prodovzat-cina-frahtu-zrostatime-ekspert.html" text:style-name="Internet_20_link" text:visited-style-name="Visited_20_Internet_20_Link">
 <text:span text:style-name="T4">
зерно</text:span>
 </text:a>
</text:p>
      <text:p text:style-name="P4">
Водночас він наголосив, що блокування транзиту зерна є поза законом, тому всіпитання буде вирішено.</text:p>
      <text:p text:style-name="P4">
«Повинні бути ринкові відносини, не політичні, тоді ми всі, європейці, усіповертаємось до бізнесу as usual. Зараз це якісь невеличкі негаразди, думаю,ми їх вирішимо точно», - додав Президент.</text:p>
      <text:p text:style-name="P4">
<text:span text:style-name="T4">
Читайте також:</text:span>
 <text:a xlink:type="simple" xlink:href="https://www.ukrinform.ua/rubric-economy/3708223-u-tureccini-vidznacaut-prosuvanna-u-dialozi-sodo-zernovoi-ugodi.html" text:style-name="Internet_20_link" text:visited-style-name="Visited_20_Internet_20_Link">
 <text:span text:style-name="T4">
зерно</text:span>
 </text:a>
</text:p>
      <text:p text:style-name="P4">
Як повідомлялося, раніше президентка Єврокомісії Урсула фон дер Ляєн заявила,що негайним пріоритетом ЄК є безперешкодний транзит українського зерна занайнижчою можливою ціною до Євросоюзу.</text:p>
      <text:p text:style-name="P4">
<text:span text:style-name="T5">
Фото з сайту agravery.com</text:span>
</text:p>
      <text:p text:style-name="P4">
Source: <text:a xlink:type="simple" xlink:href="https://www.ukrinform.ua/rubric-economy/3708841-zelenskij-pro-blokuvanna-ukrainskogo-zerna-nevelicki-negarazdi-mi-ih-virisimo.html" text:style-name="Internet_20_link" text:visited-style-name="Visited_20_Internet_20_Link">
https://www.ukrinform.ua/rubric-economy/3708841-zelenskij-pro-blokuvanna-ukrainskogo-zerna-nevelicki-negarazdi-mi-ih-virisimo.html</text:a>
</text:p>
      <!--NEWS-->
      <text:h text:style-name="P10" text:outline-level="1">
<text:span text:style-name="T4">
У Києві та більшості областей - повітряна тривога</text:span>
</text:h>
      <text:p text:style-name="P4">
Authors: Ukrinform (Person)</text:p>
      <text:p text:style-name="P4">
Publisher: Укринформ (Organization)</text:p>
      <text:p text:style-name="P4">
Published Time: 2023-05-13T22:13:00+03:00</text:p>
      <text:p text:style-name="P4">
Modified Time: 2023-05-13T22:13:00+03:00</text:p>
      <text:p text:style-name="P4">
Description: У столиці та більшості центральних і західних областей України оголошено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253" text:anchor-type="as-char" svg:width="6.9236in" svg:height="3.956343in" draw:z-index="0">
<draw:image xlink:href="../Images/yкринформ/2023-05-13T22-13-00-03-00/630_360_1645871571-868.jpg" xlink:type="simple" xlink:show="embed" xlink:actuate="onLoad" draw:mime-type="image/jpeg"/>
</draw:frame>
 У столиціта більшості центральних і західних областей України оголошено повітрянутривогу.</text:p>
      <text:p text:style-name="P4">
Про це повідомляє Укрінформ із <text:a xlink:type="simple" xlink:href="https://alerts.in.ua/" text:style-name="Internet_20_link" text:visited-style-name="Visited_20_Internet_20_Link">
 </text:a>
 на мапу повітрянихтривог.</text:p>
      <text:p text:style-name="P4">
Керівник Офісу Президента Андрій Єрмак <text:a xlink:type="simple" xlink:href="https://t.me/s/ermaka2022" text:style-name="Internet_20_link" text:visited-style-name="Visited_20_Internet_20_Link">
 </text:a>
 неігнорувати повітряну тривогу.</text:p>
      <text:p text:style-name="P4">
Source: <text:a xlink:type="simple" xlink:href="https://www.ukrinform.ua/rubric-ato/3708843-u-kievi-ta-nizci-oblastej-povitrana-trivoga.html" text:style-name="Internet_20_link" text:visited-style-name="Visited_20_Internet_20_Link">
https://www.ukrinform.ua/rubric-ato/3708843-u-kievi-ta-nizci-oblastej-povitrana-trivoga.html</text:a>
</text:p>
      <!--NEWS-->
      <text:h text:style-name="P10" text:outline-level="1">
<text:span text:style-name="T4">
Зеленський: Посередництва з путіним не може бути, він убивця</text:span>
</text:h>
      <text:p text:style-name="P4">
Authors: Ukrinform (Person)</text:p>
      <text:p text:style-name="P4">
Publisher: Укринформ (Organization)</text:p>
      <text:p text:style-name="P4">
Published Time: 2023-05-13T22:27:00+03:00</text:p>
      <text:p text:style-name="P4">
Modified Time: 2023-05-13T22:27:00+03:00</text:p>
      <text:p text:style-name="P4">
Description: Володимир Зеленський наголошує, що для настання справедливого миру в Україні потрібно розробити план дій, однак без участі росії. — Укрінформ.</text:p>
      <text:p text:style-name="P4">
Images: ["<text:a xlink:type="simple" xlink:href="https://static.ukrinform.com/photos/2023_03/thumb_files/630_360_1677948249-193.jpg" text:style-name="Internet_20_link" text:visited-style-name="Visited_20_Internet_20_Link">
630_360_16779...</text:a>
"]</text:p>
      <text:p text:style-name="P4">
Tags: ['Переговори', 'путін', 'Зеленський', 'Війна з росією']</text:p>
      <text:p text:style-name="P4">
Type: Article</text:p>
      <!--METADATA-->
      <text:p text:style-name="P4">
<draw:frame draw:style-name="fr1" draw:name="Image254" text:anchor-type="as-char" svg:width="6.9236in" svg:height="3.956343in" draw:z-index="0">
<draw:image xlink:href="../Images/yкринформ/2023-05-13T22-27-00-03-00/630_360_1677948249-193.jpg" xlink:type="simple" xlink:show="embed" xlink:actuate="onLoad" draw:mime-type="image/jpeg"/>
</draw:frame>
 ВолодимирЗеленський наголошує, що для настання справедливого миру в Україні потрібнорозробити план дій, однак без участі росії.</text:p>
      <text:p text:style-name="P4">
Про це Президент України сказав в інтерв’ю італійським ЗМІ, що транслювалосянаживо на <text:a xlink:type="simple" xlink:href="http://www.youtube.com/watch" text:style-name="Internet_20_link" text:visited-style-name="Visited_20_Internet_20_Link">
</text:a>
Офісу глави держави, повідомляє Укрінформ.</text:p>
      <text:p text:style-name="P4">
«Нам не потрібні посередники між Україною і агресором, який захопив нашітериторії. Ми повинні розробити план дій щодо миру, справедливого миру вУкраїні», - зазначив Президент.</text:p>
      <text:p text:style-name="P4">
Він розповів, що саме до процесу розроблення плану Україна запрошує долучитисяі Папу Римського в тому числі.</text:p>
      <text:p text:style-name="P4">
«Моє враження, що спочатку треба все розробити, не блокувати, не запрошуватиросію, яка заблокує», - пояснив він.</text:p>
      <text:p text:style-name="P4">
<text:span text:style-name="T4">
Читайте також:</text:span>
 <text:a xlink:type="simple" xlink:href="https://www.ukrinform.ua/rubric-ato/3708785-zelenskij-rosia-ne-hoce-miru-usi-maut-ce-usvidomiti.html" text:style-name="Internet_20_link" text:visited-style-name="Visited_20_Internet_20_Link">
 <text:span text:style-name="T4">
Зеленський</text:span>
 </text:a>
</text:p>
      <text:p text:style-name="P4">
Зеленський нагадав, що Україна вже знає наслідки «посередництва» з путіним уНормандському форматі, коли технічний рівень відбувався на Мінській платформіі коли одночасно росіяни на тимчасово окупованих територіях провелипаспортизацію, заборонили українську мову, освіту та українську церкву.</text:p>
      <text:p text:style-name="P4">
«Посередництва з путіним - він убивця - не може бути», - наголосив Президент.</text:p>
      <text:p text:style-name="P4">
На запитання про готовність говорити з очільником держави-агресора, главадержави відповів: «Ні, немає про що».</text:p>
      <text:p text:style-name="P4">
Водночас Зеленський висловив переконання, що тепер росія стала слабшою, іпутін може «зробити якийсь дипломатичний крок», але через рік агресор знову«прийде навалою вбивати нас».</text:p>
      <text:p text:style-name="P4">
<text:span text:style-name="T4">
Читайте також:</text:span>
 <text:a xlink:type="simple" xlink:href="https://www.ukrinform.ua/rubric-ato/3708821-zelenskij-pro-kontrnastup-vi-tocno-pobacite-a-rosia-vidcue.html" text:style-name="Internet_20_link" text:visited-style-name="Visited_20_Internet_20_Link">
 <text:span text:style-name="T4">
Зеленський</text:span>
 </text:a>
</text:p>
      <text:p text:style-name="P4">
«Вихід точно є. У нас будуть контрнаступальні дії і ми будемо відштовхувати(рф – ред.) назад, це точно відбудеться. Підтримка його (путіна – ред.) всуспільстві зменшуватиметься, у нього будуть внутрішні питання і він їх будевирішувати, знаходитиме ті чи інші кроки, я в цьому впевнений. У нас мотиваціябуде тільки збільшуватися. Паралельно ми організуємо саміт по нашій Формулімиру, залучимо максимальну кількість людей, фахівців і країн і розробимо план,який буде зрозуміло, як впроваджувати. Частина пунктів буде впроваджуватисябез представників росії, а для частини знадобляться потім якісь представники»,- розповів Зеленський.</text:p>
      <text:p text:style-name="P4">
Також він висловив переконання, що коли Україна вийде на адміністративнікордони Криму, підтримка путіна всередині росії зменшиться і «його внутрішнєколо, бізнес тиснутимуть на нього, щоб знайти вихід. І їм доведеться знаходитийого».</text:p>
      <text:p text:style-name="P4">
«Недовго залишилось», - пообіцяв Зеленський.</text:p>
      <text:p text:style-name="P4">
Як повідомлялося, Президент Володимир Зеленський 13 травня перебуває з візитомв Італії.</text:p>
      <text:p text:style-name="P4">
<text:span text:style-name="T5">
Фото: ОП</text:span>
</text:p>
      <text:p text:style-name="P4">
Source: <text:a xlink:type="simple" xlink:href="https://www.ukrinform.ua/rubric-ato/3708844-zelenskij-poserednictva-z-putinim-ne-moze-buti-vin-ubivca.html" text:style-name="Internet_20_link" text:visited-style-name="Visited_20_Internet_20_Link">
https://www.ukrinform.ua/rubric-ato/3708844-zelenskij-poserednictva-z-putinim-ne-moze-buti-vin-ubivca.html</text:a>
</text:p>
      <!--NEWS-->
      <text:h text:style-name="P10" text:outline-level="1">
<text:span text:style-name="T4">
У Тернополі пролунали вибухи - ЗМІ</text:span>
</text:h>
      <text:p text:style-name="P4">
Authors: Ukrinform (Person)</text:p>
      <text:p text:style-name="P4">
Publisher: Укринформ (Organization)</text:p>
      <text:p text:style-name="P4">
Published Time: 2023-05-13T22:38:00+03:00</text:p>
      <text:p text:style-name="P4">
Modified Time: 2023-05-13T22:38:00+03:00</text:p>
      <text:p text:style-name="P4">
Description: Під час повітряної тривоги в Тернополі було чути звуки вибухів. — Укрінформ.</text:p>
      <text:p text:style-name="P4">
Images: ["<text:a xlink:type="simple" xlink:href="https://static.ukrinform.com/photos/2018_10/thumb_files/630_360_1538997471-852.jpg" text:style-name="Internet_20_link" text:visited-style-name="Visited_20_Internet_20_Link">
630_360_15389...</text:a>
"]</text:p>
      <text:p text:style-name="P4">
Tags: ['Вибух', 'Тернопіль', 'Війна з росією', 'Повітряна тривога']</text:p>
      <text:p text:style-name="P4">
Type: Article</text:p>
      <!--METADATA-->
      <text:p text:style-name="P4">
<draw:frame draw:style-name="fr1" draw:name="Image255" text:anchor-type="as-char" svg:width="6.9236in" svg:height="3.948443in" draw:z-index="0">
<draw:image xlink:href="../Images/yкринформ/2023-05-13T22-38-00-03-00/630_360_1538997471-852.jpg" xlink:type="simple" xlink:show="embed" xlink:actuate="onLoad" draw:mime-type="image/jpeg"/>
</draw:frame>
 Під часповітряної тривоги в Тернополі було чути звуки вибухів.</text:p>
      <text:p text:style-name="P4">
Про це повідомляє <text:a xlink:type="simple" xlink:href="https://t.me/s/hromadske_ua" text:style-name="Internet_20_link" text:visited-style-name="Visited_20_Internet_20_Link">
 </text:a>
 , передає Укрінформ.</text:p>
      <text:p text:style-name="P4">
"У Тернополі лунають звуки вибухів", - ідеться в дописі.</text:p>
      <text:p text:style-name="P4">
Голова Тернопільської ОВА Володимир Труш закликав у <text:a xlink:type="simple" xlink:href="https://t.me/s/ternopilskaODA" text:style-name="Internet_20_link" text:visited-style-name="Visited_20_Internet_20_Link">
</text:a>
 жителів області залишатися в укриттях.</text:p>
      <text:p text:style-name="P4">
<text:span text:style-name="T4">
Читайте також:</text:span>
 <text:a xlink:type="simple" xlink:href="https://www.ukrinform.ua/rubric-regions/3708036-u-zaporizzi-ta-hersoni-lunali-vibuhi-zmi.html" text:style-name="Internet_20_link" text:visited-style-name="Visited_20_Internet_20_Link">
 </text:a>
</text:p>
      <text:p text:style-name="P4">
Мер Тернополя Сергій Надал також <text:a xlink:type="simple" xlink:href="https://t.me/s/nadal_online" text:style-name="Internet_20_link" text:visited-style-name="Visited_20_Internet_20_Link">
 </text:a>
 залишатися убезпечному місці до відбою. "Не публікуйте фото та відео", - додав міськийголова.</text:p>
      <text:p text:style-name="P4">
Як повідомлялося, у більшості областей України та столиці оголошено повітрянутривогу.</text:p>
      <text:p text:style-name="P4">
Source: <text:a xlink:type="simple" xlink:href="https://www.ukrinform.ua/rubric-ato/3708846-u-ternopoli-prolunali-vibuhi-zmi.html" text:style-name="Internet_20_link" text:visited-style-name="Visited_20_Internet_20_Link">
https://www.ukrinform.ua/rubric-ato/3708846-u-ternopoli-prolunali-vibuhi-zmi.html</text:a>
</text:p>
      <!--NEWS-->
      <text:h text:style-name="P10" text:outline-level="1">
<text:span text:style-name="T4">
Житомирська ОВА попереджає про загрозу ракетного удару</text:span>
</text:h>
      <text:p text:style-name="P4">
Authors: Ukrinform (Person)</text:p>
      <text:p text:style-name="P4">
Publisher: Укринформ (Organization)</text:p>
      <text:p text:style-name="P4">
Published Time: 2023-05-13T22:41:00+03:00</text:p>
      <text:p text:style-name="P4">
Modified Time: 2023-05-13T22:41:00+03:00</text:p>
      <text:p text:style-name="P4">
Description: На території України існує загроза ворожого ракетного удару.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Ракета', 'Житомирщина', 'Війна з росією']</text:p>
      <text:p text:style-name="P4">
Type: Article</text:p>
      <!--METADATA-->
      <text:p text:style-name="P4">
<draw:frame draw:style-name="fr1" draw:name="Image256" text:anchor-type="as-char" svg:width="6.9236in" svg:height="3.948443in" draw:z-index="0">
<draw:image xlink:href="../Images/yкринформ/2023-05-13T22-41-00-03-00/630_360_1538997483-946.jpg" xlink:type="simple" xlink:show="embed" xlink:actuate="onLoad" draw:mime-type="image/jpeg"/>
</draw:frame>
 Натериторії України існує загроза ворожого ракетного удару.</text:p>
      <text:p text:style-name="P4">
Як повідомляє Укрінформ, про це у своєму <text:a xlink:type="simple" xlink:href="https://t.me/zhytomyrskaODA/3877" text:style-name="Internet_20_link" text:visited-style-name="Visited_20_Internet_20_Link">
</text:a>
написав голова Житомирської ОВА Віталій Бунечко.</text:p>
      <text:p text:style-name="P4">
"Загроза ракетного удару стратегічною авіацією ворога", - написав він.</text:p>
      <text:p text:style-name="P4">
Він також закликав не нехтувати сигналами повітряної тривоги та перебувати вукриттях.</text:p>
      <text:p text:style-name="P4">
"Нагадуємо про заборону зйомки та оприлюднення кадрів роботи ППО", - резюмуваввін.</text:p>
      <text:p text:style-name="P4">
Як повідомляв Укрінформ, <text:a xlink:type="simple" xlink:href="https://www.ukrinform.ua/rubric-ato/3708843-u-kievi-ta-nizci-oblastej-povitrana-trivoga.html" text:style-name="Internet_20_link" text:visited-style-name="Visited_20_Internet_20_Link">
 </text:a>
 .</text:p>
      <text:p text:style-name="P4">
Source: <text:a xlink:type="simple" xlink:href="https://www.ukrinform.ua/rubric-ato/3708847-zitomirska-ova-poperedzae-pro-zagrozu-raketnogo-udaru.html" text:style-name="Internet_20_link" text:visited-style-name="Visited_20_Internet_20_Link">
https://www.ukrinform.ua/rubric-ato/3708847-zitomirska-ova-poperedzae-pro-zagrozu-raketnogo-udaru.html</text:a>
</text:p>
      <!--NEWS-->
      <text:h text:style-name="P10" text:outline-level="1">
<text:span text:style-name="T4">
Україна оголосила склад національного журі на Євробаченні-2023</text:span>
</text:h>
      <text:p text:style-name="P4">
Authors: Ukrinform (Person)</text:p>
      <text:p text:style-name="P4">
Publisher: Укринформ (Organization)</text:p>
      <text:p text:style-name="P4">
Published Time: 2023-05-13T22:50:00+03:00</text:p>
      <text:p text:style-name="P4">
Modified Time: 2023-05-13T22:50:00+03:00</text:p>
      <text:p text:style-name="P4">
Description: Вперше в історії проведення пісенного конкурсу Євробачення Суспільне мовлення надало можливість українцям обрати склад національного журі через голосування у мобільному застосунку Дія. — Укрінформ.</text:p>
      <text:p text:style-name="P4">
Images: ["<text:a xlink:type="simple" xlink:href="https://static.ukrinform.com/photos/2023_05/thumb_files/630_360_1684009771-789.jpg" text:style-name="Internet_20_link" text:visited-style-name="Visited_20_Internet_20_Link">
630_360_16840...</text:a>
"]</text:p>
      <text:p text:style-name="P4">
Tags: ['Євробачення', 'Конкурс', 'Журі']</text:p>
      <text:p text:style-name="P4">
Type: Article</text:p>
      <!--METADATA-->
      <text:p text:style-name="P4">
<draw:frame draw:style-name="fr1" draw:name="Image257" text:anchor-type="as-char" svg:width="6.9236in" svg:height="3.956343in" draw:z-index="0">
<draw:image xlink:href="../Images/yкринформ/2023-05-13T22-50-00-03-00/630_360_1684009771-789.jpg" xlink:type="simple" xlink:show="embed" xlink:actuate="onLoad" draw:mime-type="image/jpeg"/>
</draw:frame>
 Вперше вісторії проведення пісенного конкурсу Євробачення Суспільне мовлення надаломожливість українцям обрати склад національного журі через голосування умобільному застосунку Дія.</text:p>
      <text:p text:style-name="P4">
Про це повідомляє Укрінформ з посиланням на <text:a xlink:type="simple" xlink:href="https://t.me/mkipu/6056" text:style-name="Internet_20_link" text:visited-style-name="Visited_20_Internet_20_Link">
 </text:a>
 .</text:p>
      <text:p text:style-name="P4">
“Українці обрали п’ятірку журі з десяти кандидатів, яка обирала найкращихвиконавців у фіналі Євробачення-2023”, - повідомило міністерство.</text:p>
      <text:p text:style-name="P4">
<text:span text:style-name="T4">
Читайте також:</text:span>
 <text:a xlink:type="simple" xlink:href="https://www.ukrinform.ua/rubric-culture/3708832-u-liverpuli-startuvav-final-evrobacenna2023.html" text:style-name="Internet_20_link" text:visited-style-name="Visited_20_Internet_20_Link">
 <text:span text:style-name="T4">
Євробачен</text:span>
 </text:a>
</text:p>
      <text:p text:style-name="P4">
За підсумками голосування до складу національного журі увійшли:</text:p>
      <ul>
        <li>
Олександр Фоззі Сидоренко, співак, учасник гурту ТНМК — 21%   * Світлана Тарабарова, співачка, композиторка й авторка пісень — 17%   * Тоня Матвієнко, заслужена артистка України — 13%   * Олег Собчук, фронтмен і засновник гурту «СКАЙ» — 11%   * Євген Хмара, композитор і піаніст — 10%</li>
      </ul>
      <text:p text:style-name="P4">
Головою національного журі став Олександр Фоззі Сидоренко, оскільки отримавнайбільшу підтримку під час опитування.</text:p>
      <text:p text:style-name="P4">
<text:span text:style-name="T4">
Читайте також:</text:span>
 <text:a xlink:type="simple" xlink:href="https://www.ukrinform.ua/rubric-culture/3708836-vlada-liverpula-obicae-prodovzenna-vidnosin-z-ukrainou-pisla-evrobacenna.html" text:style-name="Internet_20_link" text:visited-style-name="Visited_20_Internet_20_Link">
 <text:span text:style-name="T4">
Євробачен</text:span>
 </text:a>
</text:p>
      <text:p text:style-name="P4">
Як повідомляв Укрінформ, сьогодні в Ліверпулі відбувається великий фіналпісенного конкурсу Євробачення. У фіналі виступає 26 країні. Україну, якавиступатиме 19-ю, представляє гурт TVORCHI з піснею Heart Of Steel (Серце зісталі), що автоматично потрапила до вирішальної частини конкурсу.</text:p>
      <text:p text:style-name="P4">
Фото: Суспільне</text:p>
      <text:p text:style-name="P4">
Source: <text:a xlink:type="simple" xlink:href="https://www.ukrinform.ua/rubric-culture/3708854-ukraina-ogolosila-sklad-nacionalnogo-zuri-na-evrobacenni2023.html" text:style-name="Internet_20_link" text:visited-style-name="Visited_20_Internet_20_Link">
https://www.ukrinform.ua/rubric-culture/3708854-ukraina-ogolosila-sklad-nacionalnogo-zuri-na-evrobacenni2023.html</text:a>
</text:p>
      <!--NEWS-->
      <text:h text:style-name="P10" text:outline-level="1">
<text:span text:style-name="T4">
Якщо путін застосує ядерну зброю, наступного дня його не буде - Зеленський</text:span>
</text:h>
      <text:p text:style-name="P4">
Authors: Ukrinform (Person)</text:p>
      <text:p text:style-name="P4">
Publisher: Укринформ (Organization)</text:p>
      <text:p text:style-name="P4">
Published Time: 2023-05-13T22:55:00+03:00</text:p>
      <text:p text:style-name="P4">
Modified Time: 2023-05-13T22:55:00+03:00</text:p>
      <text:p text:style-name="P4">
Description: Президент Володимир Зеленський сумнівається у застосуванні очільником росії володимиром путіним ядерної зброї, але переконаний: якщо це станеться, наступного дня путіна вже не буде. — Укрінформ.</text:p>
      <text:p text:style-name="P4">
Images: ["<text:a xlink:type="simple" xlink:href="https://static.ukrinform.com/photos/2023_03/thumb_files/630_360_1678784649-408.jpeg" text:style-name="Internet_20_link" text:visited-style-name="Visited_20_Internet_20_Link">
630_360_16787...</text:a>
"]</text:p>
      <text:p text:style-name="P4">
Tags: ['путін', 'Ядерна зброя', 'Зеленський']</text:p>
      <text:p text:style-name="P4">
Type: Article</text:p>
      <!--METADATA-->
      <text:p text:style-name="P4">
<draw:frame draw:style-name="fr1" draw:name="Image258" text:anchor-type="as-char" svg:width="6.9236in" svg:height="3.956343in" draw:z-index="0">
<draw:image xlink:href="../Images/yкринформ/2023-05-13T22-55-00-03-00/630_360_1678784649-408.jpeg" xlink:type="simple" xlink:show="embed" xlink:actuate="onLoad" draw:mime-type="image/jpeg"/>
</draw:frame>
 ПрезидентВолодимир Зеленський сумнівається у застосуванні очільником росії володимиромпутіним ядерної зброї, але переконаний: якщо це станеться, наступного дняпутіна вже не буде.</text:p>
      <text:p text:style-name="P4">
Про це він заявив в інтерв’ю італійським ЗМІ, що транслювалося наживо на <text:a xlink:type="simple" xlink:href="https://www.youtube.com/watch" text:style-name="Internet_20_link" text:visited-style-name="Visited_20_Internet_20_Link">
</text:a>
, повідомляє Укрінформ.</text:p>
      <text:p text:style-name="P4">
«Те, що для мене зрозуміло, якщо путін вирішить застосувати ядерну зброю, явважаю, що на наступний день його не буде», - сказав Зеленський.</text:p>
      <text:p text:style-name="P4">
<text:span text:style-name="T4">
Читайте також:</text:span>
 <text:a xlink:type="simple" xlink:href="https://www.ukrinform.ua/rubric-polytics/3706704-posol-ukraini-zaklikae-g7-zasuditi-budaku-zagrozu-zastosuvanna-adernoi-zbroi-na-samiti-v-hirosimi.html" text:style-name="Internet_20_link" text:visited-style-name="Visited_20_Internet_20_Link">
 <text:span text:style-name="T4">
ядерн</text:span>
 </text:a>
</text:p>
      <text:p text:style-name="P4">
Президент переконаний, що путін не застосовуватиме ядерної зброї, однак ніхтоточно не знає, що в лідера держави-агресора в голові.</text:p>
      <text:p text:style-name="P4">
Зеленський зауважив, що путін хоч і втратив зв'язок із реальністю, але дужехоче жити.</text:p>
      <text:p text:style-name="P4">
Як повідомлялося, <text:a xlink:type="simple" xlink:href="https://www.ukrinform.ua/rubric-polytics/3708665-zelenskij-pribuv-iz-vizitom-do-italii.html" text:style-name="Internet_20_link" text:visited-style-name="Visited_20_Internet_20_Link">
 </text:a>
 .</text:p>
      <text:p text:style-name="P4">
Source: <text:a xlink:type="simple" xlink:href="https://www.ukrinform.ua/rubric-ato/3708845-akso-putin-zastosue-adernu-zbrou-nastupnogo-dna-jogo-ne-bude-zelenskij.html" text:style-name="Internet_20_link" text:visited-style-name="Visited_20_Internet_20_Link">
https://www.ukrinform.ua/rubric-ato/3708845-akso-putin-zastosue-adernu-zbrou-nastupnogo-dna-jogo-ne-bude-zelenskij.html</text:a>
</text:p>
      <!--NEWS-->
      <text:h text:style-name="P10" text:outline-level="1">
<text:span text:style-name="T4">
Вибухи в Тернополі: у місті та області працюють спеціалісти - ОВА</text:span>
</text:h>
      <text:p text:style-name="P4">
Authors: Ukrinform (Person)</text:p>
      <text:p text:style-name="P4">
Publisher: Укринформ (Organization)</text:p>
      <text:p text:style-name="P4">
Published Time: 2023-05-13T23:11:00+03:00</text:p>
      <text:p text:style-name="P4">
Modified Time: 2023-05-13T23:11:00+03:00</text:p>
      <text:p text:style-name="P4">
Description: Голова Тернопільської ОВА закликав жителів області не публікувати фото та відео і не коментувати напрямки можливих звуків вибуху.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None</text:p>
      <text:p text:style-name="P4">
Type: Article</text:p>
      <!--METADATA-->
      <text:p text:style-name="P4">
<draw:frame draw:style-name="fr1" draw:name="Image259" text:anchor-type="as-char" svg:width="6.9236in" svg:height="3.948443in" draw:z-index="0">
<draw:image xlink:href="../Images/yкринформ/2023-05-13T23-11-00-03-00/630_360_1538997483-946.jpg" xlink:type="simple" xlink:show="embed" xlink:actuate="onLoad" draw:mime-type="image/jpeg"/>
</draw:frame>
 ГоловаТернопільської ОВА закликав жителів області не публікувати фото та відео і некоментувати напрямки можливих звуків вибуху.</text:p>
      <text:p text:style-name="P4">
Як передає Укрінформ, про це голова Володимир Труш написав у <text:a xlink:type="simple" xlink:href="https://t.me/s/ternopilskaODA" text:style-name="Internet_20_link" text:visited-style-name="Visited_20_Internet_20_Link">
</text:a>
 .</text:p>
      <text:p text:style-name="P4">
«Жителі Тернопільщини, закликаю не публікувати фото та відео і не коментуватинапрямки можливих звуків вибуху», - повідомив він.</text:p>
      <text:p text:style-name="P4">
Труш зазначив, що зараз в місті та області працюють спеціалісти.</text:p>
      <text:p text:style-name="P4">
«Всю інформацію повідомимо згодом», - додав очільник ОВА, закликавши довірятилише офіційним джерелам.</text:p>
      <text:p text:style-name="P4">
Як повідомлялося, під час повітряної тривоги в Тернополі було чути звукивибухів.</text:p>
      <text:p text:style-name="P4">
Source: <text:a xlink:type="simple" xlink:href="https://www.ukrinform.ua/rubric-ato/3708851-vibuhi-v-ternopoli-u-misti-ta-oblasti-pracuut-specialisti-ova.html" text:style-name="Internet_20_link" text:visited-style-name="Visited_20_Internet_20_Link">
https://www.ukrinform.ua/rubric-ato/3708851-vibuhi-v-ternopoli-u-misti-ta-oblasti-pracuut-specialisti-ova.html</text:a>
</text:p>
      <!--NEWS-->
      <text:h text:style-name="P10" text:outline-level="1">
<text:span text:style-name="T4">
Почеттіно стане новим головним тренеро «Челсі» - журналіст</text:span>
</text:h>
      <text:p text:style-name="P4">
Authors: Ukrinform (Person)</text:p>
      <text:p text:style-name="P4">
Publisher: Укринформ (Organization)</text:p>
      <text:p text:style-name="P4">
Published Time: 2023-05-13T23:13:00+03:00</text:p>
      <text:p text:style-name="P4">
Modified Time: 2023-05-13T23:13:00+03:00</text:p>
      <text:p text:style-name="P4">
Description: Новим головним тренером «Челсі» стане Маурісіо Почеттіно. — Укрінформ.</text:p>
      <text:p text:style-name="P4">
Images: ["<text:a xlink:type="simple" xlink:href="https://static.ukrinform.com/photos/2023_05/thumb_files/630_360_1684008708-419.jpg" text:style-name="Internet_20_link" text:visited-style-name="Visited_20_Internet_20_Link">
630_360_16840...</text:a>
"]</text:p>
      <text:p text:style-name="P4">
Tags: ['Челсі', 'Футбол', 'АПЛ']</text:p>
      <text:p text:style-name="P4">
Type: Article</text:p>
      <!--METADATA-->
      <text:p text:style-name="P4">
<draw:frame draw:style-name="fr1" draw:name="Image260" text:anchor-type="as-char" svg:width="6.9236in" svg:height="3.956343in" draw:z-index="0">
<draw:image xlink:href="../Images/yкринформ/2023-05-13T23-13-00-03-00/630_360_1684008708-419.jpg" xlink:type="simple" xlink:show="embed" xlink:actuate="onLoad" draw:mime-type="image/jpeg"/>
</draw:frame>
 Новимголовним тренером «Челсі» стане Маурісіо Почеттіно.</text:p>
      <text:p text:style-name="P4">
Про це повідомив футбольний інсайдер Фабріціо Романо в <text:a xlink:type="simple" xlink:href="https://twitter.com/FabrizioRomano/status/1657462776921563136" text:style-name="Internet_20_link" text:visited-style-name="Visited_20_Internet_20_Link">
</text:a>
 , передаєУкрінформ.</text:p>
      <text:p text:style-name="P4">
Сторони дійшли згоди. Почеттіно прийняв всі умови довгострокового контракту.Він буде підписаний найближчими днями.</text:p>
      <text:p text:style-name="P4">
Спеціаліст очолить команду у червні. Він приведе свій тренерський штаб таодразу обговорить з клубом трансферну стратегію. До кінця сезону з командоюпрацюватиме Френк Лемпард.</text:p>
      <text:p text:style-name="P4">
<text:span text:style-name="T4">
Читайте також:</text:span>
 <text:a xlink:type="simple" xlink:href="https://www.ukrinform.ua/rubric-sports/3708802-apl-celsi-zigrav-vniciu-bornmut-iz-zabarnim-postupivsa.html" text:style-name="Internet_20_link" text:visited-style-name="Visited_20_Internet_20_Link">
 <text:span text:style-name="T4">
Челсі</text:span>
 </text:a>
</text:p>
      <text:p text:style-name="P4">
Як повідомлялося, останнім місцем роботи 51-річного спеціаліста був «ПСЖ».Також він тренував «Тоттенгем», «Саутгемптон» та «Еспаньйол».</text:p>
      <text:p text:style-name="P4">
Фото: Getty Images</text:p>
      <text:p text:style-name="P4">
Source: <text:a xlink:type="simple" xlink:href="https://www.ukrinform.ua/rubric-sports/3708850-pocetino-stane-novim-golovnim-trenero-celsi-zurnalist.html" text:style-name="Internet_20_link" text:visited-style-name="Visited_20_Internet_20_Link">
https://www.ukrinform.ua/rubric-sports/3708850-pocetino-stane-novim-golovnim-trenero-celsi-zurnalist.html</text:a>
</text:p>
      <!--NEWS-->
      <text:h text:style-name="P10" text:outline-level="1">
<text:span text:style-name="T4">
Зеленський і Мелоні підписали спільну декларацію</text:span>
</text:h>
      <text:p text:style-name="P4">
Authors: Ukrinform (Person)</text:p>
      <text:p text:style-name="P4">
Publisher: Укринформ (Organization)</text:p>
      <text:p text:style-name="P4">
Published Time: 2023-05-13T23:18:00+03:00</text:p>
      <text:p text:style-name="P4">
Modified Time: 2023-05-13T23:18:00+03:00</text:p>
      <text:p text:style-name="P4">
Description: Президент Володимир Зеленський і Голова Ради міністрів Італійської Республіки Джорджа Мелоні у Римі підписали спільну декларацію щодо підтримки України. — Укрінформ.</text:p>
      <text:p text:style-name="P4">
Images: ["<text:a xlink:type="simple" xlink:href="https://static.ukrinform.com/photos/2023_05/thumb_files/630_360_1683989112-431.jpeg" text:style-name="Internet_20_link" text:visited-style-name="Visited_20_Internet_20_Link">
630_360_16839...</text:a>
"]</text:p>
      <text:p text:style-name="P4">
Tags: ['Італія', 'Зеленський', 'Джорджа Мелоні']</text:p>
      <text:p text:style-name="P4">
Type: Article</text:p>
      <!--METADATA-->
      <text:p text:style-name="P4">
<draw:frame draw:style-name="fr1" draw:name="Image261" text:anchor-type="as-char" svg:width="6.9236in" svg:height="3.956343in" draw:z-index="0">
<draw:image xlink:href="../Images/yкринформ/2023-05-13T23-18-00-03-00/630_360_1683989112-431.jpeg" xlink:type="simple" xlink:show="embed" xlink:actuate="onLoad" draw:mime-type="image/jpeg"/>
</draw:frame>
 ПрезидентВолодимир Зеленський і Голова Ради міністрів Італійської Республіки ДжорджаМелоні у Римі підписали спільну декларацію щодо підтримки України.</text:p>
      <text:p text:style-name="P4">
Текст документа опубліковано на <text:a xlink:type="simple" xlink:href="https://www.president.gov.ua/news/spilna-deklaraciya-ukrayini-ta-italiyi-82853" text:style-name="Internet_20_link" text:visited-style-name="Visited_20_Internet_20_Link">
 </text:a>
 , повідомляє Укрінформ.</text:p>
      <text:p text:style-name="P4">
Президент України та Голова Ради міністрів Італійської Республіки вкотрезаявили про своє однозначне засудження військової агресії Росії проти України,що триває. Україна продемонструвала надзвичайну рішучість у здійсненні свогоневід’ємного права на самооборону від цього неспровокованого та невиправданогонападу. Росія повинна негайно, повністю й беззастережно вивести всі своївійська з території України в межах її міжнародно визнаних кордонів.</text:p>
      <text:p text:style-name="P4">
<text:span text:style-name="T4">
Читайте також:</text:span>
 <text:a xlink:type="simple" xlink:href="https://www.ukrinform.ua/rubric-polytics/3708776-italia-robit-stavku-na-peremogu-ukraini-meloni.html" text:style-name="Internet_20_link" text:visited-style-name="Visited_20_Internet_20_Link">
 <text:span text:style-name="T4">
Мелоні</text:span>
 </text:a>
</text:p>
      <text:p text:style-name="P4">
Італійська Республіка залишається непохитною у своїй відданості незалежності,суверенітету й територіальній цілісності України в межах її міжнародновизнаних кордонів. Італійська Республіка високо оцінює рішучість і мужністьукраїнського народу та Збройних Сил і визнає їхній значний внесок у безпекуЄвропейського континенту та за його межами. Італійська Республікапродовжуватиме надавати політичну, фінансову, гуманітарну та військовупідтримку Україні стільки, скільки буде потрібно – індивідуально та черезміжнародну співпрацю в межах Європейського Союзу, НАТО, ООН та в іншихформатах.</text:p>
      <text:p text:style-name="P4">
Італійська Республіка зробила значний військовий внесок в Україну, який інадалі постійно враховуватиме найбільш нагальні та невідкладні потреби Українидля зміцнення її обороноздатності. Крім національного внеску, ІталійськаРеспубліка бере активну участь у заходах Європейського Союзу й НАТО щодовійськової допомоги Україні та підготовки українських військових.</text:p>
      <text:p text:style-name="P4">
Окрім військової допомоги, Італійська Республіка надала Україні цивільнудопомогу, включно з фінансовою, гуманітарною та екстреною підтримкою. Наданняцієї допомоги триватиме. Серед інших видів допомоги – пожертвування обладнаннявід італійських енергетичних компаній, що було мобілізоване через Департаментцивільного захисту Італії та Механізм цивільного захисту ЄС для покращення йвідновлення стійкості енергетичної та цивільної інфраструктури України.</text:p>
      <text:p text:style-name="P4">
<text:span text:style-name="T4">
Читайте також:</text:span>
 <text:a xlink:type="simple" xlink:href="https://www.ukrinform.ua/rubric-polytics/3708780-italia-robitime-vse-mozlive-sob-ukraini-ne-buv-navazanij-nespravedlivij-mir-premerka.html" text:style-name="Internet_20_link" text:visited-style-name="Visited_20_Internet_20_Link">
 </text:a>
</text:p>
      <text:p text:style-name="P4">
Італійська Республіка підтримує ініціативу України щодо справедливого йсталого миру, заснованого на суверенітеті й територіальній цілісності України.Українська формула миру містить низку важливих положень, над багатьма з якихІталійська Республіка вже працює, наприклад над такими, як продовольча таенергетична безпека. Італійська Республіка готова співпрацювати з Україною длязабезпечення якомога ширшої міжнародної участі в імплементації українськоїформули миру, а також у контексті відкритих заходів, які заплановано провестив найближчому майбутньому.</text:p>
      <text:p text:style-name="P4">
Україна та Італійська Республіка підкреслюють свою тверду відданістьпритягненню до відповідальності осіб, винних у воєнних злочинах та іншихжорстоких злочинах, скоєних у зв’язку з агресивною війною Росії проти України.Італійська Республіка бере активну участь в Основній групі із забезпеченнявідповідальності за злочин агресії проти України та вітає поточні міжнароднізусилля у співпраці з Україною для забезпечення відповідальності за широкоїміжнародної підтримки. Італійська Республіка вітає угоду щодо новогоМіжнародного центру з переслідування злочинів агресії проти України (ICPA) вГаазі та сподівається на його якнайшвидше відкриття.</text:p>
      <text:p text:style-name="P4">
Україна та Італійська Республіка підтверджують свою підтримку розслідуваньпрокурора Міжнародного кримінального суду, які є кроком до притягнення довідповідальності, і взяли до відома ордери суду на арешт. Італія погодиласянадати додаткову підтримку Міжнародному кримінальному суду для посилення йогоможливостей у контексті війни Росії проти України.</text:p>
      <text:p text:style-name="P4">
<text:span text:style-name="T4">
Читайте також:</text:span>
 <text:a xlink:type="simple" xlink:href="https://www.ukrinform.ua/rubric-ato/3708771-zelenskij-v-italii-e-duze-vazlivi-risenna-sodo-zahistu-nasogo-neba.html" text:style-name="Internet_20_link" text:visited-style-name="Visited_20_Internet_20_Link">
 </text:a>
</text:p>
      <text:p text:style-name="P4">
Україна та Італійська Республіка погоджуються з необхідністю посилити нашколективний тиск на Росію шляхом подальших санкцій, щоб послабити здатністьРосії продовжувати незаконну військову агресію. Зусилля щодо забезпеченняефективного впровадження санкцій, запобігання та протидії обходу санкцій утретіх країнах та з боку третіх країн мають бути посилені.</text:p>
      <text:p text:style-name="P4">
Україна та Італійська Республіка продовжать спільну роботу над підготовкоюмеханізмів відшкодування збитків, поранень і руйнувань, завданих російськоюагресією. Для цього важливою віхою є міжнародний реєстр збитків, який будепредставлено на саміті Ради Європи у Рейк’явіку 16–17 травня 2023 року. Нашізусилля й надалі будуть спрямовані на вивчення відповідних варіантівфінансування механізму компенсації, включно з надійною правовою основою длявикористання заморожених і знерухомлених російських активів, для підтримкивідновлення України.</text:p>
      <text:p text:style-name="P4">
26 квітня 2023 року Італія та Україна спільно організували італійсько-українську конференцію з відновлення в Римі за участю приватного сектору дляпосилення підтримки та співпраці щодо стійкості й відновлення України та взялина себе зобов’язання щодо тісної координації з цих питань шляхом активізаціїдвосторонньої співпраці. Італійська Республіка разом з міжнароднимиорганізаціями та партнерами зобов’язується брати участь у відновленні тавідбудові України після війни. Уже зараз важливо закласти основу для амбітноїй довгострокової співпраці, яка створить можливості та дасть українськомународу змогу відновити свою країну. Залучення всіх відповідних партнерів,включно з приватними та міжнародними компаніями, з метою забезпеченняфінансової підтримки, інвестицій та необхідних знань є важливим длязабезпечення процвітаючого майбутнього України. Україна розглядатиме Італію таїї компанії як пріоритетних партнерів у процесі відбудови.</text:p>
      <text:p text:style-name="P4">
<text:span text:style-name="T4">
Читайте також:</text:span>
 <text:a xlink:type="simple" xlink:href="https://www.ukrinform.ua/rubric-polytics/3708715-zelenskij-zustrivsa-iz-golovou-radi-ministriv-italii.html" text:style-name="Internet_20_link" text:visited-style-name="Visited_20_Internet_20_Link">
 </text:a>
</text:p>
      <text:p text:style-name="P4">
Майбутнє України та її народу – у європейській родині. Євросоюз уже визнавєвропейську перспективу України та надав Україні статус країни-кандидата.Італійська Республіка рішуче підтримує Україну в її зусиллях щодо реформ та увиконанні вимог, необхідних для початку переговорів про вступ у 2023 році, знетерпінням чекаючи на позитивний звіт Європейської комісії.</text:p>
      <text:p text:style-name="P4">
У межах НАТО Італійська Республіка продовжує зосереджуватися на безпосереднійпідтримці України, сприяючи значному розширенню Комплексного пакета допомогиНАТО Україні. Італійська Республіка продовжує надавати рішучу підтримкузміцненню здатності України захищатися. Україна має право самостійно обиратимеханізми безпеки. Італія повністю підтримує Комісію Україна – НАТО якплатформу для подальшого посилення й розширення поточної співпраці, щобдопомогти Україні пройти шлях до євроатлантичної сім’ї відповідно доБухарестської декларації. На майбутньому саміті НАТО у Вільнюсі ми знетерпінням чекаємо розв’язання всіх цих питань.</text:p>
      <text:p text:style-name="P4">
Фото: ОП</text:p>
      <text:p text:style-name="P4">
Source: <text:a xlink:type="simple" xlink:href="https://www.ukrinform.ua/rubric-polytics/3708849-zelenskij-i-meloni-pidpisali-spilnu-deklaraciu.html" text:style-name="Internet_20_link" text:visited-style-name="Visited_20_Internet_20_Link">
https://www.ukrinform.ua/rubric-polytics/3708849-zelenskij-i-meloni-pidpisali-spilnu-deklaraciu.html</text:a>
</text:p>
      <!--NEWS-->
      <text:h text:style-name="P10" text:outline-level="1">
<text:span text:style-name="T4">
У Києві та області працює ППО</text:span>
</text:h>
      <text:p text:style-name="P4">
Authors: Ukrinform (Person)</text:p>
      <text:p text:style-name="P4">
Publisher: Укринформ (Organization)</text:p>
      <text:p text:style-name="P4">
Published Time: 2023-05-13T23:22:00+03:00</text:p>
      <text:p text:style-name="P4">
Modified Time: 2023-05-13T23:22:00+03:00</text:p>
      <text:p text:style-name="P4">
Description: У Києві та Київській області працюють підрозділи протиповітряної оборони. — Укрінформ.</text:p>
      <text:p text:style-name="P4">
Images: ["<text:a xlink:type="simple" xlink:href="https://static.ukrinform.com/photos/2022_03/thumb_files/630_360_1646577157-576.jpg" text:style-name="Internet_20_link" text:visited-style-name="Visited_20_Internet_20_Link">
630_360_16465...</text:a>
"]</text:p>
      <text:p text:style-name="P4">
Tags: ['Київ', 'Київщина', 'Війна з росією', 'ППО']</text:p>
      <text:p text:style-name="P4">
Type: Article</text:p>
      <!--METADATA-->
      <text:p text:style-name="P4">
<draw:frame draw:style-name="fr1" draw:name="Image262" text:anchor-type="as-char" svg:width="6.9236in" svg:height="3.956343in" draw:z-index="0">
<draw:image xlink:href="../Images/yкринформ/2023-05-13T23-22-00-03-00/630_360_1646577157-576.jpg" xlink:type="simple" xlink:show="embed" xlink:actuate="onLoad" draw:mime-type="image/jpeg"/>
</draw:frame>
 У Києві таКиївській області працюють підрозділи протиповітряної оборони.</text:p>
      <text:p text:style-name="P4">
Про це повідомляють Київська ОВА та Київська МВА, передає Укрінформ.</text:p>
      <text:p text:style-name="P4">
"Ракетна небезпека! Сили ППО працюють по цілях", - ідеться в дописі <text:a xlink:type="simple" xlink:href="https://t.me/s/kyivoda" text:style-name="Internet_20_link" text:visited-style-name="Visited_20_Internet_20_Link">
</text:a>
 .</text:p>
      <text:p text:style-name="P4">
"На околицях Києва працює ППО!", - пише <text:a xlink:type="simple" xlink:href="https://t.me/s/VA_Kyiv" text:style-name="Internet_20_link" text:visited-style-name="Visited_20_Internet_20_Link">
 </text:a>
 .</text:p>
      <text:p text:style-name="P4">
<text:span text:style-name="T4">
Читайте також:</text:span>
 <text:a xlink:type="simple" xlink:href="https://www.ukrinform.ua/rubric-ato/3708851-vibuhi-v-ternopoli-u-misti-ta-oblasti-pracuut-specialisti-ova.html" text:style-name="Internet_20_link" text:visited-style-name="Visited_20_Internet_20_Link">
 <text:span text:style-name="T4">
Вибух</text:span>
 </text:a>
</text:p>
      <text:p text:style-name="P4">
Влада закликає громадян залишатися в укриттях до відбою повітряної тривоги тадотримуватися інформаційної тиші – не фіксувати та не викладати в мережуроботу наших захисників.</text:p>
      <text:p text:style-name="P4">
Як повідомлялося, у більшості областей України та столиці оголошено повітрянутривогу.</text:p>
      <text:p text:style-name="P4">
Source: <text:a xlink:type="simple" xlink:href="https://www.ukrinform.ua/rubric-ato/3708853-u-kievi-ta-oblasti-pracue-ppo.html" text:style-name="Internet_20_link" text:visited-style-name="Visited_20_Internet_20_Link">
https://www.ukrinform.ua/rubric-ato/3708853-u-kievi-ta-oblasti-pracue-ppo.html</text:a>
</text:p>
      <!--NEWS-->
      <text:h text:style-name="P10" text:outline-level="1">
<text:span text:style-name="T4">
Голова Тернопільської облради: Маємо «приліт» у промзону</text:span>
</text:h>
      <text:p text:style-name="P4">
Authors: Ukrinform (Person)</text:p>
      <text:p text:style-name="P4">
Publisher: Укринформ (Organization)</text:p>
      <text:p text:style-name="P4">
Published Time: 2023-05-13T23:34:00+03:00</text:p>
      <text:p text:style-name="P4">
Modified Time: 2023-05-13T23:34:00+03:00</text:p>
      <text:p text:style-name="P4">
Description: У тернопільській промзоні зафіксували ворожий "приліт". — Укрінформ.</text:p>
      <text:p text:style-name="P4">
Images: ["<text:a xlink:type="simple" xlink:href="https://static.ukrinform.com/photos/2018_10/thumb_files/630_360_1538997483-946.jpg" text:style-name="Internet_20_link" text:visited-style-name="Visited_20_Internet_20_Link">
630_360_15389...</text:a>
", "<text:a xlink:type="simple" xlink:href="https://static.ukrinform.com/photos/2023_05/1684010273-894.jpg" text:style-name="Internet_20_link" text:visited-style-name="Visited_20_Internet_20_Link">
1684010273-89...</text:a>
"]</text:p>
      <text:p text:style-name="P4">
Tags: ['Вибух', 'Тернопіль', 'Війна з росією']</text:p>
      <text:p text:style-name="P4">
Type: Article</text:p>
      <!--METADATA-->
      <text:p text:style-name="P4">
<draw:frame draw:style-name="fr1" draw:name="Image263" text:anchor-type="as-char" svg:width="6.9236in" svg:height="3.948443in" draw:z-index="0">
<draw:image xlink:href="../Images/yкринформ/2023-05-13T23-34-00-03-00/630_360_1538997483-946.jpg" xlink:type="simple" xlink:show="embed" xlink:actuate="onLoad" draw:mime-type="image/jpeg"/>
</draw:frame>
 Утернопільській промзоні зафіксували ворожий "приліт".</text:p>
      <text:p text:style-name="P4">
Як повідомляє Укрінформ, про це у своєму <text:a xlink:type="simple" xlink:href="https://www.facebook.com/Holovko.Mykhailo/posts/pfbid02pkHGCgZ8CrrQNxteRGaaqHywCyC1X7JCN3DRdgzh2hAYY7DAGAACAJjoU1xJyAVNl" text:style-name="Internet_20_link" text:visited-style-name="Visited_20_Internet_20_Link">
</text:a>
написав голова Тернопільської облради Михайло Головко.</text:p>
      <text:p text:style-name="P4">
<draw:frame draw:style-name="fr1" draw:name="Image264" text:anchor-type="as-char" svg:width="6.9236in" svg:height="3.019459in" draw:z-index="0">
<draw:image xlink:href="../Images/yкринформ/2023-05-13T23-34-00-03-00/1684010273-894.jpg" xlink:type="simple" xlink:show="embed" xlink:actuate="onLoad" draw:mime-type="image/jpeg"/>
</draw:frame>
</text:p>
      <text:p text:style-name="P4">
"За попередніми даними маємо приліт в промзону Тернополя. Не виходьте зукриттів до закінчення повітряної тривоги, бережіть себе, та своїх близьких",- написав він.</text:p>
      <text:p text:style-name="P4">
<text:span text:style-name="T4">
Читайте також:</text:span>
 <text:a xlink:type="simple" xlink:href="https://www.ukrinform.ua/rubric-ato/3708851-vibuhi-v-ternopoli-u-misti-ta-oblasti-pracuut-specialisti-ova.html" text:style-name="Internet_20_link" text:visited-style-name="Visited_20_Internet_20_Link">
 </text:a>
</text:p>
      <text:p text:style-name="P4">
Головко також подякував за роботу силам ППО.</text:p>
      <text:p text:style-name="P4">
Своєю чергою міський голова Тернополя Сергій Надал <text:a xlink:type="simple" xlink:href="https://t.me/s/nadal_online" text:style-name="Internet_20_link" text:visited-style-name="Visited_20_Internet_20_Link">
</text:a>
 : "У Тернополі сталося займання нежитловоїбудівлі. На місці працюють рятувальники".</text:p>
      <text:p text:style-name="P4">
Як повідомляв Укрінформ, <text:a xlink:type="simple" xlink:href="https://www.ukrinform.ua/rubric-ato/3708846-u-ternopoli-prolunali-vibuhi-zmi.html" text:style-name="Internet_20_link" text:visited-style-name="Visited_20_Internet_20_Link">
 </text:a>
 .</text:p>
      <text:p text:style-name="P4">
Source: <text:a xlink:type="simple" xlink:href="https://www.ukrinform.ua/rubric-ato/3708856-golova-ternopilskoi-oblradi-maemo-prilit-u-promzonu.html" text:style-name="Internet_20_link" text:visited-style-name="Visited_20_Internet_20_Link">
https://www.ukrinform.ua/rubric-ato/3708856-golova-ternopilskoi-oblradi-maemo-prilit-u-promzonu.html</text:a>
</text:p>
      <!--NEWS-->
      <text:h text:style-name="P10" text:outline-level="1">
<text:span text:style-name="T4">
Зеленський: Сьогодні - у Римі, домовилися про зброю й ППО</text:span>
</text:h>
      <text:p text:style-name="P4">
Authors: Ukrinform (Person)</text:p>
      <text:p text:style-name="P4">
Publisher: Укринформ (Organization)</text:p>
      <text:p text:style-name="P4">
Published Time: 2023-05-13T23:39:00+03:00</text:p>
      <text:p text:style-name="P4">
Modified Time: 2023-05-13T23:39:00+03:00</text:p>
      <text:p text:style-name="P4">
Description: Президент України провів зустрічі з керівництвом Італії, під час яких досягнуто домовленостей про постачання нашій країні зброї та систем ППО. — Укрінформ.</text:p>
      <text:p text:style-name="P4">
Images: ["<text:a xlink:type="simple" xlink:href="https://static.ukrinform.com/photos/2023_05/thumb_files/630_360_1683977766-164.jpg" text:style-name="Internet_20_link" text:visited-style-name="Visited_20_Internet_20_Link">
630_360_16839...</text:a>
"]</text:p>
      <text:p text:style-name="P4">
Tags: None</text:p>
      <text:p text:style-name="P4">
Type: Article</text:p>
      <!--METADATA-->
      <text:p text:style-name="P4">
<draw:frame draw:style-name="fr1" draw:name="Image265" text:anchor-type="as-char" svg:width="6.9236in" svg:height="3.956343in" draw:z-index="0">
<draw:image xlink:href="../Images/yкринформ/2023-05-13T23-39-00-03-00/630_360_1683977766-164.jpg" xlink:type="simple" xlink:show="embed" xlink:actuate="onLoad" draw:mime-type="image/jpeg"/>
</draw:frame>
 ПрезидентУкраїни провів зустрічі з керівництвом Італії, під час яких досягнутодомовленостей про постачання нашій країні зброї та систем ППО.</text:p>
      <text:p text:style-name="P4">
Про це Володимир Зеленський сказав у <text:a xlink:type="simple" xlink:href="https://www.youtube.com/watch" text:style-name="Internet_20_link" text:visited-style-name="Visited_20_Internet_20_Link">
</text:a>
 , передає Укрінформ.</text:p>
      <text:p text:style-name="P4">
_Відео:<text:a xlink:type="simple" xlink:href="https://www.president.gov.ua/news/sogodni-u-rimi-domovilisya-pro-zbroyu-j-ppo-zvernennya-prezi-82857" text:style-name="Internet_20_link" text:visited-style-name="Visited_20_Internet_20_Link">
 </text:a>
 _</text:p>
      <text:p text:style-name="P4">
<text:span text:style-name="T4">
Бажаю здоровʼя, шановні українці!</text:span>
</text:p>
      <text:p text:style-name="P4">
Сьогодні – у Римі. Як завжди з такими візитами, є результат. Сьогодні ми сталиміцнішими.</text:p>
      <text:p text:style-name="P4">
Зустрівся з Президентом Італії та Головою Ради міністрів – це політичнийрівень зустрічей. Почув, що Італія продовжить підтримку України – настільки,наскільки потрібно, щоб нам вистояти й захистити своїх людей, свою територію.</text:p>
      <text:p text:style-name="P4">
Погоджуємо з Джорджею, пані Прем’єр-міністром, наші нові спільні обороннікроки. Є хороші речі, які зробимо разом для захисту неба. Є хороші речі, якізробимо разом для захисту на землі. Домовилися про зброю та ППО. Як Джорджаправильно сказала, коли ми в Україні захищаємо свободу й наше життя відросійських бомб і ракет, від терору, ми віддаляємо війну від решти Європи.</text:p>
      <text:p text:style-name="P4">
Сьогодні російські вбивці забрали життя ще однієї української дитини –дівчини, їй не було й 16 років. Її звали Надія… Загинув також чоловік, 64 рокийому було. Просто звичайні люди зі звичайного міста Костянтинівка на Донбасі…Мої співчуття їхнім рідним і близьким!</text:p>
      <text:p text:style-name="P4">
Це був російський удар реактивної артилерії. Просто по вулицях – по будинках,магазинах, по аптеці й складу. Так воює Росія. Артилерією проти звичайнихвулиць, проти будь-яких людей – дітей чи дорослих, чоловіків чи жінок. І цеможна зупинити лише сильною зброєю, якою наші воїни можуть вигнати злоагресії. Вигнати, щоб кремль не зміг поширити агресію й на інші народи Європи.</text:p>
      <text:p text:style-name="P4">
Сьогодні я мав честь особисто подякувати Риму, усій Італії, пані Мелоні такожному й кожній в італійському політичному класі, хто чесно відповідає нанаявну загрозу всьому нашому європейському способу життя.</text:p>
      <text:p text:style-name="P4">
Зустрівся з Папою Римським Франциском, і це була розмова, яка справді можевплинути на історію, справді може допомогти зупинити зло агресії.</text:p>
      <text:p text:style-name="P4">
Я розказав про злочини, які скоїли російські окупанти проти наших людей, продепортацію українських дітей. Невідома навіть точна кількість, скількох дітейросія вкрала з України й ховає від рідних, від України десь там на чужині.Попросив Його Святість допомогти повернути наших дітей додому, в Україну.</text:p>
      <text:p text:style-name="P4">
Розказав і про інші пункти нашої формули миру, окрім повернення всіхдепортованих і полонених. І вірю, що воля та щирість Його Святості можутьнаблизити реалізацію нашої формули миру, можуть наблизити справедливий, чесниймир.</text:p>
      <text:p text:style-name="P4">
Увечері звідси, з Рима, я говорив із Президентом Південно-АфриканськоїРеспубліки. Говорив про формулу миру, про справедливість, про те, що наш світмає бути обʼєднаний правилами міжнародного права. Кожен, хто допомагатимеагресору зброєю, буде співучасником з усіма наслідками. Закликав панаПрезидента долучитися разом з іншими країнами світу, всіх континентів, Африкидо спільної роботи для реалізації нашої формули миру.</text:p>
      <text:p text:style-name="P4">
До речі, Італія сьогодні абсолютно чітко підтримала всі пункти українськоїформули миру. Я дякую вам за це.</text:p>
      <text:p text:style-name="P4">
Є сьогодні й Спільна декларація з Італією. Всі важливі речі: Євросоюз – Італіяпідтримала початок переговорів у 23-му році, правильні та вчасні сигнали щодоНАТО.</text:p>
      <text:p text:style-name="P4">
І ще одне. Особливо я вдячний усім тим людям, які були на вулицях Рима знашими українськими прапорами, які зустрічали українську делегацію з відкритимсерцем і щирою доброю емоцією... Італія завжди має бути на боці добра, щобдобро залишалося у Європі!</text:p>
      <text:p text:style-name="P4">
Viva Italia!</text:p>
      <text:p text:style-name="P4">
<text:span text:style-name="T4">
Слава нашим воїнам!</text:span>
</text:p>
      <text:p text:style-name="P4">
<text:span text:style-name="T4">
Дякую нашим Повітряним силам і всім бійцям ППО інших видів і родів військ!</text:span>
</text:p>
      <text:p text:style-name="P4">
<text:span text:style-name="T4">
Слава Україні!</text:span>
</text:p>
      <text:p text:style-name="P4">
<text:span text:style-name="T5">
Фото: EPA</text:span>
</text:p>
      <text:p text:style-name="P4">
Source: <text:a xlink:type="simple" xlink:href="https://www.ukrinform.ua/rubric-ato/3708855-zelenskij-sogodni-u-rimi-domovilisa-pro-zbrou-j-ppo.html" text:style-name="Internet_20_link" text:visited-style-name="Visited_20_Internet_20_Link">
https://www.ukrinform.ua/rubric-ato/3708855-zelenskij-sogodni-u-rimi-domovilisa-pro-zbrou-j-ppo.html</text:a>
</text:p>
      <!--NEWS-->
      <text:h text:style-name="P10" text:outline-level="1">
<text:span text:style-name="T4">
В ОП попередили про російські цілі в небі</text:span>
</text:h>
      <text:p text:style-name="P4">
Authors: Ukrinform (Person)</text:p>
      <text:p text:style-name="P4">
Publisher: Укринформ (Organization)</text:p>
      <text:p text:style-name="P4">
Published Time: 2023-05-13T23:44:00+03:00</text:p>
      <text:p text:style-name="P4">
Modified Time: 2023-05-13T23:44:00+03:00</text:p>
      <text:p text:style-name="P4">
Description: В українському небі присутні російські цілі. — Укрінформ.</text:p>
      <text:p text:style-name="P4">
Images: ["<text:a xlink:type="simple" xlink:href="https://static.ukrinform.com/photos/2023_03/thumb_files/630_360_1678262274-371.jpeg" text:style-name="Internet_20_link" text:visited-style-name="Visited_20_Internet_20_Link">
630_360_16782...</text:a>
"]</text:p>
      <text:p text:style-name="P4">
Tags: ['Єрмак', 'Офіс Президента', 'Війна з росією']</text:p>
      <text:p text:style-name="P4">
Type: Article</text:p>
      <!--METADATA-->
      <text:p text:style-name="P4">
<draw:frame draw:style-name="fr1" draw:name="Image266" text:anchor-type="as-char" svg:width="6.9236in" svg:height="3.956343in" draw:z-index="0">
<draw:image xlink:href="../Images/yкринформ/2023-05-13T23-44-00-03-00/630_360_1678262274-371.jpeg" xlink:type="simple" xlink:show="embed" xlink:actuate="onLoad" draw:mime-type="image/jpeg"/>
</draw:frame>
 Вукраїнському небі присутні російські цілі.</text:p>
      <text:p text:style-name="P4">
Як повідомляє Укрінформ, про це у своєму <text:a xlink:type="simple" xlink:href="https://t.me/ermaka2022/2654" text:style-name="Internet_20_link" text:visited-style-name="Visited_20_Internet_20_Link">
 </text:a>
написав керівник Офісу Президента Андрій Єрмак.</text:p>
      <text:p text:style-name="P4">
"В небі є російські цілі", - написав він.</text:p>
      <text:p text:style-name="P4">
Він також закликав українців не ігнорувати тривогу.</text:p>
      <text:p text:style-name="P4">
Як повідомляв Укрінформ, раніше голова Тернопільської облради <text:a xlink:type="simple" xlink:href="https://www.ukrinform.ua/rubric-ato/3708856-golova-ternopilskoi-oblradi-maemo-prilit-u-promzonu.html" text:style-name="Internet_20_link" text:visited-style-name="Visited_20_Internet_20_Link">
</text:a>
 .</text:p>
      <text:p text:style-name="P4">
Фото: ОП</text:p>
      <text:p text:style-name="P4">
Source: <text:a xlink:type="simple" xlink:href="https://www.ukrinform.ua/rubric-ato/3708860-v-op-poperedili-pro-rosijski-cili-v-nebi.html" text:style-name="Internet_20_link" text:visited-style-name="Visited_20_Internet_20_Link">
https://www.ukrinform.ua/rubric-ato/3708860-v-op-poperedili-pro-rosijski-cili-v-nebi.html</text:a>
</text:p>
      <!--NEWS-->
      <text:h text:style-name="P10" text:outline-level="1">
<text:span text:style-name="T4">
Кейт Міддлтон знялася у кліпі Kalush Orchestra для Євробачення 2023</text:span>
</text:h>
      <text:p text:style-name="P4">
Authors: Ukrinform (Person)</text:p>
      <text:p text:style-name="P4">
Publisher: Укринформ (Organization)</text:p>
      <text:p text:style-name="P4">
Published Time: 2023-05-13T23:58:00+03:00</text:p>
      <text:p text:style-name="P4">
Modified Time: 2023-05-13T23:58:00+03:00</text:p>
      <text:p text:style-name="P4">
Description: Принцеса Вельська Кейт Міддлтон знялася у кліпі Kalush Orchestra для Євробачення 2023, який продемонстрували на відкритті гранд-фіналу пісенного конкурсу. — Укрінформ.</text:p>
      <text:p text:style-name="P4">
Images: ["<text:a xlink:type="simple" xlink:href="https://static.ukrinform.com/photos/2019_01/thumb_files/630_360_1546938252-493.jpg" text:style-name="Internet_20_link" text:visited-style-name="Visited_20_Internet_20_Link">
630_360_15469...</text:a>
"]</text:p>
      <text:p text:style-name="P4">
Tags: ['Британія', 'Євробачення', 'Кейт Міддлтон']</text:p>
      <text:p text:style-name="P4">
Type: Article</text:p>
      <!--METADATA-->
      <text:p text:style-name="P4">
<draw:frame draw:style-name="fr1" draw:name="Image267" text:anchor-type="as-char" svg:width="6.9236in" svg:height="3.956343in" draw:z-index="0">
<draw:image xlink:href="../Images/yкринформ/2023-05-13T23-58-00-03-00/630_360_1546938252-493.jpg" xlink:type="simple" xlink:show="embed" xlink:actuate="onLoad" draw:mime-type="image/jpeg"/>
</draw:frame>
 ПринцесаВельська Кейт Міддлтон знялася у кліпі Kalush Orchestra для Євробачення 2023,який продемонстрували на відкритті гранд-фіналу пісенного конкурсу.</text:p>
      <text:p text:style-name="P4">
Про це повідомляє власкор Укрінформу.</text:p>
      <text:p text:style-name="P4">
Принцеса Вельська у синій сукні від Jenny Packham та сережках з особистоїколекції покійної королеви Єлизаветі II виконує партію на фортепіано у відомійбагряній вітальні Віндзорського палацу. Як зазначили у <text:a xlink:type="simple" xlink:href="https://twitter.com/KensingtonRoyal/status/1657462211080486918" text:style-name="Internet_20_link" text:visited-style-name="Visited_20_Internet_20_Link">
</text:a>
 насторінці принца та принцеси Вельських, “приємно приєднатися до KalushOrchestra у спеціальному виконанні торішнього переможця Євробачення”.</text:p>
      <text:p text:style-name="P4">
<text:span text:style-name="T4">
Читайте також:</text:span>
 <text:a xlink:type="simple" xlink:href="https://www.ukrinform.ua/rubric-culture/3708854-ukraina-ogolosila-sklad-nacionalnogo-zuri-na-evrobacenni2023.html" text:style-name="Internet_20_link" text:visited-style-name="Visited_20_Internet_20_Link">
 <text:span text:style-name="T4">
Євробач</text:span>
 </text:a>
</text:p>
      <text:p text:style-name="P4">
Кліп Kalush Orchestra на пісню "Стефанія", з якою гурт здобув перемогу вторішньому конкурсі, знімали в Україні та Великобританії.</text:p>
      <text:p text:style-name="Quotations">

<text:p text:style-name="P4">
A <text:a xlink:type="simple" xlink:href="https://twitter.com/hashtag/Eurovision" text:style-name="Internet_20_link" text:visited-style-name="Visited_20_Internet_20_Link">
 </text:a>
&gt;
 surprise 🎹  &gt;
  &gt;
  A pleasure to join Kalush Orchestra in a special performance of last year's&gt;
 winning <text:a xlink:type="simple" xlink:href="https://twitter.com/Eurovision" text:style-name="Internet_20_link" text:visited-style-name="Visited_20_Internet_20_Link">
 </text:a>
 entry.  &gt;
  &gt;
  Enjoy the show, Liverpool 🪩 <text:a xlink:type="simple" xlink:href="https://t.co/y4WDuWvOvb" text:style-name="Internet_20_link" text:visited-style-name="Visited_20_Internet_20_Link">
 </text:a>
&gt;
&gt;
 — The Prince and Princess of Wales (@KensingtonRoyal) <text:a xlink:type="simple" xlink:href="https://twitter.com/KensingtonRoyal/status/1657462211080486918" text:style-name="Internet_20_link" text:visited-style-name="Visited_20_Internet_20_Link">
&gt;
 </text:a>
</text:p>

</text:p>
      <text:p text:style-name="P4">
Як зазначає <text:a xlink:type="simple" xlink:href="https://www-dailymail-co-uk.translate.goog/usshowbiz/article-12080233/Eurovision-fans-pour-Liverpool-hoping-Britains-Mae-Muller-beat-Swedish-favourite-Loreen.html" text:style-name="Internet_20_link" text:visited-style-name="Visited_20_Internet_20_Link">
 </text:a>
 , цей кліпза участю принцеси, став знаком поваги до України. Виступ був записаний уВіндзорському замку на початку цього місяця та залишався секретом до самогопоказу. Принцеса виступала разом з відомим композитором Ендрю Ллойдом Вебберомта іншими британськими зірками.</text:p>
      <text:p text:style-name="P4">
<text:span text:style-name="T4">
Читайте також:</text:span>
 <text:a xlink:type="simple" xlink:href="https://www.ukrinform.ua/rubric-culture/3708836-vlada-liverpula-obicae-prodovzenna-vidnosin-z-ukrainou-pisla-evrobacenna.html" text:style-name="Internet_20_link" text:visited-style-name="Visited_20_Internet_20_Link">
 <text:span text:style-name="T4">
Євробачен</text:span>
 </text:a>
</text:p>
      <text:p text:style-name="P4">
Як повідомляв Укрінформ, сьогодні в Ліверпулі відбувається великий фіналпісенного конкурсу Євробачення. У фіналі виступає 26 країні. Україну, якавиступатиме 19-ю, представляє гурт TVORCHI з піснею Heart Of Steel (Серце зісталі), що автоматично потрапила до вирішальної частини конкурсу.</text:p>
      <text:p text:style-name="P4">
Фото: Twitter</text:p>
      <text:p text:style-name="P4">
Source: <text:a xlink:type="simple" xlink:href="https://www.ukrinform.ua/rubric-culture/3708861-kejt-middlton-znalasa-u-klipi-kalush-orchestra-dla-evrobacenna-2023.html" text:style-name="Internet_20_link" text:visited-style-name="Visited_20_Internet_20_Link">
https://www.ukrinform.ua/rubric-culture/3708861-kejt-middlton-znalasa-u-klipi-kalush-orchestra-dla-evrobacenna-2023.html</text:a>
</text:p>
      <!--NEWS-->
      <text:h text:style-name="P10" text:outline-level="1">
<text:span text:style-name="T4">
Коротко. Війна. День 443. Відеодайджест</text:span>
</text:h>
      <text:p text:style-name="P4">
Author: ['АРМІЯINFORM']</text:p>
      <text:p text:style-name="P4">
Time: 2023-05-13T46: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ГШ ЗСУ']</text:p>
      <text:p text:style-name="P4">
Category: News</text:p>
      <!--METADATA-->
      <text:p text:style-name="P4">
Source: <text:a xlink:type="simple" xlink:href="https://armyinform.com.ua/2023/05/13/korotko-vijna-den-443-videodajdzhest/" text:style-name="Internet_20_link" text:visited-style-name="Visited_20_Internet_20_Link">
https://armyinform.com.ua/2023/05/13/korotko-vijna-den-443-videodajdzhest/</text:a>
</text:p>
      <!--NEWS-->
      <text:h text:style-name="P10" text:outline-level="1">
<text:span text:style-name="T4">
На Аскольдовій могилі в Києві відкрили меморіальну дошку Денису Антіпову</text:span>
</text:h>
      <text:p text:style-name="P4">
Author: ['АРМІЯINFORM']</text:p>
      <text:p text:style-name="P4">
Time: 2023-05-13T47:00:00-04:00</text:p>
      <text:p text:style-name="P4">
Description: Біля Церкви святого Миколая, що на Аскольдовій могилі у Києві, урочисто відкри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o1a9746-scaled.jpg" text:style-name="Internet_20_link" text:visited-style-name="Visited_20_Internet_20_Link">
bo1a9746-scaled.jpg</text:a>
', '<text:a xlink:type="simple" xlink:href="https://armyinform.com.ua/wp-content/uploads/2023/05/bo1a9735-scaled.jpg" text:style-name="Internet_20_link" text:visited-style-name="Visited_20_Internet_20_Link">
bo1a9735-scaled.jpg</text:a>
', '<text:a xlink:type="simple" xlink:href="https://armyinform.com.ua/wp-content/uploads/2023/05/bo1a9729-scaled.jpg" text:style-name="Internet_20_link" text:visited-style-name="Visited_20_Internet_20_Link">
bo1a9729-scaled.jpg</text:a>
']</text:p>
      <text:p text:style-name="P4">
Tags: ['МІНІСТЕРСТВО У СПРАВАХ ВЕТЕРАНІВ УКРАЇНИ']</text:p>
      <text:p text:style-name="P4">
Category: News</text:p>
      <!--METADATA-->
      <text:p text:style-name="P4">
<draw:frame draw:style-name="fr1" draw:name="Image268" text:anchor-type="as-char" svg:width="6.9236in" svg:height="4.615733in" draw:z-index="0">
<draw:image xlink:href="../Images/AРМІЯINFORM/2023-05-13T47-00-00-04-00/bo1a9746-scaled.jpg" xlink:type="simple" xlink:show="embed" xlink:actuate="onLoad" draw:mime-type="image/jpeg"/>
</draw:frame>
</text:p>
      <text:p text:style-name="P4">
Біля Церкви святого Миколая, що на Аскольдовій могилі у Києві, урочистовідкрито меморіальну дошку Денису Антіпову — українському захиснику,лейтенанту 95 бригади, викладачу КНУ, знавцю корейської мови, активномуучаснику Революції гідності, ветерану і добровольцю російсько-українськоївійни. Він загинув минулого року поблизу села Довгеньке Ізюмського районуХарківської області, визволяючи рідну країну від окупантів.</text:p>
      <text:p text:style-name="P4">
Про це йдеться в <text:a xlink:type="simple" xlink:href="https://mva.gov.ua/ua/news/pershij-zastupnik-ministra-oleksandr-porhun-vzyav-uchast-u-vidkritti-memorialnoyi-doshki-ukrayinskomu-zahisniku-denisu-antipovu" text:style-name="Internet_20_link" text:visited-style-name="Visited_20_Internet_20_Link">
повідомленні</text:a>
 Міністерства у справах ветеранівУкраїни.</text:p>
      <text:p text:style-name="P4">
Участь у заході взяли перший заступник міністра у справах України ОлександрПорхун, заступник міністра оборони України Віталій Дейнега, Надзвичайний іПовноважний Посол Республіки Корея в Україні Кім Хьонг Те, представники ОфісуПрезидента України і Парламенту, ветеранської спільноти, викладачі і науковціКиївського національного університету імені Тараса Шевченка, представникидуховенства.</text:p>
      <text:p text:style-name="P4">
<draw:frame draw:style-name="fr1" draw:name="Image269" text:anchor-type="as-char" svg:width="6.9236in" svg:height="4.615733in" draw:z-index="0">
<draw:image xlink:href="../Images/AРМІЯINFORM/2023-05-13T47-00-00-04-00/bo1a9735-scaled.jpg" xlink:type="simple" xlink:show="embed" xlink:actuate="onLoad" draw:mime-type="image/jpeg"/>
</draw:frame>
</text:p>
      <text:p text:style-name="P4">
«Українські добровольці — справжній взірець патріотизму та любові до рідноїземлі. У 2014 році сотні тисяч чоловіків та жінок мирних професій взяли до рукзброю, щоб дати відсіч російському агресору. Один з них був і Денис Антіпов —справжній Герой, цвіт української нації. Завдяки таким Воїнам ми вистояли й уперші дні повномасштабного російського вторгнення. Дякую справжнім за силу,волю, гідність, віру в Україну та в нашу перемогу», — сказав у своїй промовіОлександр Порхун під час відкриття меморіальної дошки Захиснику.</text:p>
      <text:p text:style-name="P4">
Денис Антіпов до війни був фаховим дослідником та перекладачем корейськоїмови, працював асистентом на кафедрі мов і літератур Далекого Сходу таПівденно-Східної Азії Навчально-наукового інституту філології, працював надкандидатською дисертацією.</text:p>
      <text:p text:style-name="P4">
<draw:frame draw:style-name="fr1" draw:name="Image270" text:anchor-type="as-char" svg:width="6.9236in" svg:height="4.615733in" draw:z-index="0">
<draw:image xlink:href="../Images/AРМІЯINFORM/2023-05-13T47-00-00-04-00/bo1a9729-scaled.jpg" xlink:type="simple" xlink:show="embed" xlink:actuate="onLoad" draw:mime-type="image/jpeg"/>
</draw:frame>
</text:p>
      <text:p text:style-name="P4">
З початком російсько-української війни у 2014 році пішов до військкоматудобровольцем. Здійснював аеророзвідку біля Донецького аеропорту, наСвітлодарській дузі, під Попасною, в Авдіївській промзоні та інших місцях. У2016 році повернувся з війни командиром взводу аеророзвідки батальйону.</text:p>
      <text:p text:style-name="P4">
У мирному житті Денис розвивав власну ветеранську справу, зокрема, запустивмагазин з виготовлення різноманітної сувенірної продукції UA GIFTS. Створивплатформу для того, щоб інші ветерани теж могли продавати свою продукцію найого сайті. Під час епідемії коронавірусу на волонтерських засадах запустиввиробництво захисних щитків для всіх охочих за собівартістю.</text:p>
      <text:p text:style-name="P4">
Після широкомасштабної агресії росії Денис Антіпов повернувся до лав 95-їокремої десантно-штурмової бригади. Неодноразово був поранений, під часлікування у госпіталі давав інтерв’ю зарубіжним телеканалам, розповідаючи проте, що відбувається в Україні.</text:p>
      <text:p text:style-name="P4">
Прощалися із Денисом Антіповим у Києві 18 травня 2022 року у церкві св.Миколая Чудотворця на Аскольдовій могилі. Похований у родинному селі ХотимирІвано-Франківської області.</text:p>
      <text:p text:style-name="P4">
Source: <text:a xlink:type="simple" xlink:href="https://armyinform.com.ua/2023/05/13/na-askoldovij-mogyli-u-kyyevi-vidkryly-memorialnu-doshku-denysu-antipovu/" text:style-name="Internet_20_link" text:visited-style-name="Visited_20_Internet_20_Link">
https://armyinform.com.ua/2023/05/13/na-askoldovij-mogyli-u-kyyevi-vidkryly-memorialnu-doshku-denysu-antipovu/</text:a>
</text:p>
      <!--NEWS-->
      <text:h text:style-name="P10" text:outline-level="1">
<text:span text:style-name="T4">
Викрито чергових колаборантів, які прислуговували загарбникам — ДБР</text:span>
</text:h>
      <text:p text:style-name="P4">
Author: ['АРМІЯINFORM']</text:p>
      <text:p text:style-name="P4">
Time: 2023-05-13T48:00:00-04:00</text:p>
      <text:p text:style-name="P4">
Description: ДБР продовжує викривати та притягувати до відповідальності зрадників та колаборантів,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br-ilyustratyvne-foto.jpg" text:style-name="Internet_20_link" text:visited-style-name="Visited_20_Internet_20_Link">
dbr-ilyustratyvne-foto.jpg</text:a>
', '<text:a xlink:type="simple" xlink:href="https://armyinform.com.ua/wp-content/uploads/2023/05/dbr-povidomilo-pro-pidozru-dezertiru.jpeg" text:style-name="Internet_20_link" text:visited-style-name="Visited_20_Internet_20_Link">
dbr-povidomilo-pro-pidozru-dezertiru.jpeg</text:a>
', '<text:a xlink:type="simple" xlink:href="https://armyinform.com.ua/wp-content/uploads/2023/05/pered-sudom-postane-majster-lisu-yakij-pracyuvav-na-voroga-pid-chas-okupacii1.jpeg" text:style-name="Internet_20_link" text:visited-style-name="Visited_20_Internet_20_Link">
pered-sudom-postane-majster-lisu-yakij-pracyuvav-na-voroga-pid-chas-okupacii1.jpeg</text:a>
']</text:p>
      <text:p text:style-name="P4">
Tags: ['ДЕРЖАВНЕ БЮРО РОЗСЛІДУВАНЬ', 'КОЛАБОРАНТИ']</text:p>
      <text:p text:style-name="P4">
Category: News</text:p>
      <!--METADATA-->
      <text:p text:style-name="P4">
<draw:frame draw:style-name="fr1" draw:name="Image271" text:anchor-type="as-char" svg:width="6.9236in" svg:height="4.613378in" draw:z-index="0">
<draw:image xlink:href="../Images/AРМІЯINFORM/2023-05-13T48-00-00-04-00/dbr-ilyustratyvne-foto.jpg" xlink:type="simple" xlink:show="embed" xlink:actuate="onLoad" draw:mime-type="image/jpeg"/>
</draw:frame>
 Державне бюро розслідувань. Ілюстративне фото</text:p>
      <text:p text:style-name="P4">
<text:span text:style-name="T4">
ДБР продовжує викривати та притягувати до відповідальності зрадників таколаборантів, які під час широкомасштабної агресії російської федерації пішлина співпрацю із загарбниками.</text:span>
</text:p>
      <text:p text:style-name="P4">
Працівники ДБР завершили досудове розслідування стосовно працівника лісовоїгалузі, який забезпечував окупантів деревиною. Обвинувальний акт направлено досуду, <text:a xlink:type="simple" xlink:href="https://dbr.gov.ua/news/dbr-vikrilo-chergovih-kolaborantiv-yaki-prisluzhuvali-zagarbnikam-pid-chas-timchasovoi-okupacii-harkivshhini-ta-luganshhini.-odin-z-nih-postane-pered-sudom" text:style-name="Internet_20_link" text:visited-style-name="Visited_20_Internet_20_Link">
повідомляє</text:a>
 Державне бюро розслідувань.</text:p>
      <text:p text:style-name="P4">
Після захоплення окупантами селища Борова Ізюмського району старший майстерлісу Борівського лісництва добровільно пішов на співпрацю з ворогом. Вінобійняв посаду у створеному загарбниками «боровскому лісництві».</text:p>
      <text:p text:style-name="P4">
На новій «посаді» фігурант виконував організаційно-розпорядчі функції,забезпечував окупантів матеріально-технічною базою, стежив за пожежноюбезпекою. Після звільнення селища колаборант був затриманий.</text:p>
      <text:p text:style-name="P4">
<draw:frame draw:style-name="fr1" draw:name="Image272" text:anchor-type="as-char" svg:width="6.9236in" svg:height="4.32725in" draw:z-index="0">
<draw:image xlink:href="../Images/AРМІЯINFORM/2023-05-13T48-00-00-04-00/dbr-povidomilo-pro-pidozru-dezertiru.jpeg" xlink:type="simple" xlink:show="embed" xlink:actuate="onLoad" draw:mime-type="image/jpeg"/>
</draw:frame>
</text:p>
      <text:p text:style-name="P4">
Старший майстер лісу обвинувачується у добровільному зайнятті посади унезаконних органах влади на тимчасово окупованих територіях (ч. 5 ст. 111-1 ККУкраїни). Санкція статті передбачає покарання у вигляді позбавлення волі настрок до 10 років.</text:p>
      <text:p text:style-name="P4">
Також працівники ДБР заочно повідомили про підозру зраднику, який пішовпрацювати у створену окупантами в’язницю. Одразу після початку російськогоповномасштабного вторгнення він не з’явився на місце служби у ВовчанськуХарківської області та залишився чекати ворога за місцем свого проживання уселищі Дворічна.</text:p>
      <text:p text:style-name="P4">
Коли у селище зайшли окупанти, зрадник добровільно пішов до них працювати таотримав посаду «виконуючого обов’язки міліціонера» в окупаційній в’язниці, якуросіяни створили у Дворічній. За вказівкою окупантів він приймав та охоронявзатриманих громадян, забезпечував їх конвоювання.</text:p>
      <text:p text:style-name="P4">
<draw:frame draw:style-name="fr1" draw:name="Image273" text:anchor-type="as-char" svg:width="6.9236in" svg:height="4.32725in" draw:z-index="0">
<draw:image xlink:href="../Images/AРМІЯINFORM/2023-05-13T48-00-00-04-00/pered-sudom-postane-majster-lisu-yakij-pracyuvav-na-voroga-pid-chas-okupacii1.jpeg" xlink:type="simple" xlink:show="embed" xlink:actuate="onLoad" draw:mime-type="image/jpeg"/>
</draw:frame>
</text:p>
      <text:p text:style-name="P4">
Фігурант втік разом з окупантами до рф після звільнення Харківської області.Він підозрюється у колабораційній діяльності та дезертирстві (ч. 7 ст. 111-1,ч. 4 ст. 408 КК України). Санкція статей передбачає покарання у виглядіпозбавлення волі на строк до 15 років. Підозру у колабораційні діяльностіповідомлено ще двом колишнім правоохоронцям з Луганської області.</text:p>
      <text:p text:style-name="P4">
Встановлено, що влітку 2022 року зрадники після захоплення містечка одразуотримали пропозицію обійняти посади у Бєлокуракінській місцевій міліції. Окрімфункцій з «захисту порядку» колаборанти брали участь у проросійськійпропаганді. Вони періодично з’являлись в інформаційних відеороликах на сайтітак званого «мвд» луганських терористів з пропагандистськими лозунгами тавикривленою інформацією про Збройні сили Україні.</text:p>
      <text:p text:style-name="P4">
Зловмисників підозрюють у колабораціонізмі — добровільному зайнятті посад внезаконних правоохоронних органах, створених на тимчасово окупованій території— ч. 7 ст. 111-1 КК України. Санкція статті передбачає позбавлення волістроком до 15 років з конфіскацією майна.</text:p>
      <text:p text:style-name="P4">
Source: <text:a xlink:type="simple" xlink:href="https://armyinform.com.ua/2023/05/13/vykryto-chergovyh-kolaborantiv-yaki-prysluzhuvaly-zagarbnykam-dbr/" text:style-name="Internet_20_link" text:visited-style-name="Visited_20_Internet_20_Link">
https://armyinform.com.ua/2023/05/13/vykryto-chergovyh-kolaborantiv-yaki-prysluzhuvaly-zagarbnykam-dbr/</text:a>
</text:p>
      <!--NEWS-->
      <text:h text:style-name="P10" text:outline-level="1">
<text:span text:style-name="T4">
Уряд підтримав постанову про першочергові кроки після деокупації Донеччини та Луганщини</text:span>
</text:h>
      <text:p text:style-name="P4">
Author: ['АРМІЯINFORM']</text:p>
      <text:p text:style-name="P4">
Time: 2023-05-13T49:00:00-04:00</text:p>
      <text:p text:style-name="P4">
Description: Кабінет Міністрів України схвалив постанову «Про підготовку до дій із стабіліз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uryad-ukrayiny.jpg" text:style-name="Internet_20_link" text:visited-style-name="Visited_20_Internet_20_Link">
uryad-ukrayiny.jpg</text:a>
']</text:p>
      <text:p text:style-name="P4">
Tags: ['КАБІНЕТ МІНІСТРІВ УКРАЇНИ', 'МІНРЕІНТЕГРАЦІЇ']</text:p>
      <text:p text:style-name="P4">
Category: News</text:p>
      <!--METADATA-->
      <text:p text:style-name="P4">
<draw:frame draw:style-name="fr1" draw:name="Image274" text:anchor-type="as-char" svg:width="6.9236in" svg:height="4.570658in" draw:z-index="0">
<draw:image xlink:href="../Images/AРМІЯINFORM/2023-05-13T49-00-00-04-00/uryad-ukrayiny.jpg" xlink:type="simple" xlink:show="embed" xlink:actuate="onLoad" draw:mime-type="image/jpeg"/>
</draw:frame>
Будівля Кабінету Міністрів. Фото: Daniel Haußmann / Вікіпедія</text:p>
      <text:p text:style-name="P4">
Кабінет Міністрів України схвалив постанову «Про підготовку до дій ізстабілізації ситуації на деокупованих територіях Донецької і Луганськоїобластей та їх реінтеграції».</text:p>
      <text:p text:style-name="P4">
Про йдеться у <text:a xlink:type="simple" xlink:href="https://www.kmu.gov.ua/news/uriad-pidtrymav-postanovu-minreintehratsii-shchodo-pershocherhovykh-krokiv-zi-stabilizatsii-ta-reintehratsii-donetskoi-ta-luhanskoi-oblastei" text:style-name="Internet_20_link" text:visited-style-name="Visited_20_Internet_20_Link">
повідомленні</text:a>
 Урядового порталу.</text:p>
      <text:p text:style-name="P4">
Згідно з документом, при Донецькій і Луганській ОВА утворюються координаційніоргани з метою підготовки до дій одразу після деокупації тимчасово окупованихтериторій. Йдеться про розробку детальних планів дій, формування кадровогорезерву та матеріально-технічних запасів.</text:p>
      <text:p text:style-name="P4">
Основними напрямами підготовки є:</text:p>
      <ul>
        <li>
Безпека;  * Відновлення органів державної влади;  * Гуманітарне реагування;  * Відновлення інфраструктури;  * Медичне реагування і психологічна підтримка;  * Соціальний захист;  * Економіка;  * Інформаційна політика;  * Освіта.</li>
      </ul>
      <text:p text:style-name="P4">
Відповідні плани будуть затверджуватися за погодженням із Координаційнимштабом з питань деокупованих територій.</text:p>
      <text:p text:style-name="P4">
Source: <text:a xlink:type="simple" xlink:href="https://armyinform.com.ua/2023/05/13/uryad-pidtrymav-postanovu-minreintegracziyi-shhodo-pershochergovyh-krokiv-zi-stabilizacziyi-ta-reintegracziyi-doneczkoyi-ta-luganskoyi-oblastej/" text:style-name="Internet_20_link" text:visited-style-name="Visited_20_Internet_20_Link">
https://armyinform.com.ua/2023/05/13/uryad-pidtrymav-postanovu-minreintegracziyi-shhodo-pershochergovyh-krokiv-zi-stabilizacziyi-ta-reintegracziyi-doneczkoyi-ta-luganskoyi-oblastej/</text:a>
</text:p>
      <!--NEWS-->
      <text:h text:style-name="P10" text:outline-level="1">
<text:span text:style-name="T4">
Спецпризначенці СБУ дроном «демобілізували» окупантів</text:span>
</text:h>
      <text:p text:style-name="P4">
Author: ['АРМІЯINFORM']</text:p>
      <text:p text:style-name="P4">
Time: 2023-05-13T50:00:00-04:00</text:p>
      <text:p text:style-name="P4">
Description: Спецпризначенці СБУ влаштували «небесну кару» окупантам за допомогою FPV-дронів.    Віде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STOPRUSSIA', 'АГРЕСІЯ РФ', 'ВТОРГНЕННЯ РФ', 'СБУ']</text:p>
      <text:p text:style-name="P4">
Category: News</text:p>
      <!--METADATA-->
      <text:p text:style-name="P4">
<draw:frame draw:style-name="fr1" draw:name="Image275" text:anchor-type="as-char" svg:width="6.9236in" svg:height="3.952222in" draw:z-index="0">
<draw:image xlink:href="../ConvertedIMGs/AРМІЯINFORM/2023-05-13T50-00-00-04-00/i75_articleimage_203629.png" xlink:type="simple" xlink:show="embed" xlink:actuate="onLoad" draw:mime-type="image/png"/>
</draw:frame>
 Ілюстративне фото</text:p>
      <text:p text:style-name="P4">
Спецпризначенці СБУ влаштували «небесну кару» окупантам за допомогою FPV-дронів.</text:p>
      <text:p text:style-name="P4">
Відео<text:a xlink:type="simple" xlink:href="https://www.facebook.com/SecurSerUkraine/videos/958475935306686/" text:style-name="Internet_20_link" text:visited-style-name="Visited_20_Internet_20_Link">
оприлюднили</text:a>
на сторінці Служби безпеки України в мережі Facebook.</text:p>
      <text:p text:style-name="P4">
«Наші бійці працюють на найгарячіших напрямках, щодня відправляючи російськихзагарбників разом з їхньою військовою технікою на „концерти Кобзона“. Цьогоразу було вражено: бронеавтомобіль „Тигр“ разом з екіпажем, „Град“, два„Камази“, ПТРК та живу силу противника», — йдеться у повідомленні.</text:p>
      <text:p text:style-name="P4">
Source: <text:a xlink:type="simple" xlink:href="https://armyinform.com.ua/2023/05/13/speczpryznachenczi-sbu-dronom-demobilizuvaly-okupantiv/" text:style-name="Internet_20_link" text:visited-style-name="Visited_20_Internet_20_Link">
https://armyinform.com.ua/2023/05/13/speczpryznachenczi-sbu-dronom-demobilizuvaly-okupantiv/</text:a>
</text:p>
      <!--NEWS-->
      <text:h text:style-name="P10" text:outline-level="1">
<text:span text:style-name="T4">
Мінсоцполітики посилило підтримку фахівців, які надають допомогу сім’ям загиблих військовослужбовців</text:span>
</text:h>
      <text:p text:style-name="P4">
Author: ['АРМІЯINFORM']</text:p>
      <text:p text:style-name="P4">
Time: 2023-05-13T51:00:00-04:00</text:p>
      <text:p text:style-name="P4">
Description: Міністерство соціальної політики України у партнерстві з благодійною організаціє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oczpidtrymka.jpg" text:style-name="Internet_20_link" text:visited-style-name="Visited_20_Internet_20_Link">
soczpidtrymka.jpg</text:a>
']</text:p>
      <text:p text:style-name="P4">
Tags: ['МІНІСТЕРСТВО СОЦІАЛЬНОЇ ПОЛІТИКИ УКРАЇНИ', 'СОЦІАЛЬНИЙ ЗАХИСТ']</text:p>
      <text:p text:style-name="P4">
Category: News</text:p>
      <!--METADATA-->
      <text:p text:style-name="P4">
<draw:frame draw:style-name="fr1" draw:name="Image276" text:anchor-type="as-char" svg:width="6.9236in" svg:height="3.894525in" draw:z-index="0">
<draw:image xlink:href="../Images/AРМІЯINFORM/2023-05-13T51-00-00-04-00/soczpidtrymka.jpg" xlink:type="simple" xlink:show="embed" xlink:actuate="onLoad" draw:mime-type="image/jpeg"/>
</draw:frame>
</text:p>
      <text:p text:style-name="P4">
Міністерство соціальної політики України у партнерстві з благодійноюорганізацією «Благодійний фонд „ТАПС“» з 1 травня 2023 року організували ряднавчальних семінарів для надавачів соціальних послуг по роботі з родинамизагиблих Захисників і Захисниць України,<text:a xlink:type="simple" xlink:href="https://www.kmu.gov.ua/news/minsotspolityky-posyliuie-pidtrymku-spetsialistiv-iaki-nadaiut-sotsialni-posluhy-simiam-zahyblykh-zakhysnykiv-i-zakhysnyts-ukrainy" text:style-name="Internet_20_link" text:visited-style-name="Visited_20_Internet_20_Link">
повідомляє</text:a>
 Урядовий портал.</text:p>
      <text:p text:style-name="P4">
«Наразі фахівці спеціалізованих служб мають надзвичайне навантаження черезповномасштабну війну. Соціальні працівники, які надають допомогу людям такожпотребують підтримки. Ми робимо усе можливе, аби ці спеціалісти зберігалистійкість в робочих процесах, й надавали якісну допомогу тим, хто цьогопотребує», — підкреслила заступник Міністра соціальної політики України УлянаТокарєва.</text:p>
      <text:p text:style-name="P4">
Заняття спрямовані на психологічну підтримку спеціалістів, які надаютьсоціальні послуги членам родин загиблих Захисників і Захисниць України,розвиток їх професійних навичок та вмінь у сфері комунікації, самодопомоги таемоційної саморегуляції, опори на власний досвід та ресурси.</text:p>
      <text:p text:style-name="P4">
Учасники самостійно опрацьовують надані методичні матеріали, а потімвідвідують онлайн семінари. Під час занять фахівці діляться своїм досвідомнадання послуг сім’ям загиблих (померлих) військовослужбовців, опрацьовуютьразом із психологом практичні вправи, зокрема, спрямовані на побудову якісноїкомунікації, формування навичок емоційної саморегуляції та підтримки фізичногота ментального здоров’я, вміння набувати психологічну рівновагу тощо.</text:p>
      <text:p text:style-name="P4">
Протягом першого тижня до навчання долучились фахівці з Чернігівської,Чернівецької, Миколаївської областей. У межах цієї ініціативи плануєтьсяохопити заняттями понад 1 000 спеціалістів.</text:p>
      <text:p text:style-name="P4">
Задля активного розвитку громадянського суспільства, конституційних принципівта цінностей, держава покладає на себе зобов’язання забезпечити гідну системупідтримки соціальних працівників для надання кваліфікованої допомоги сім’ямзагиблих Захисників і Захисниць України.</text:p>
      <text:p text:style-name="P4">
Source: <text:a xlink:type="simple" xlink:href="https://armyinform.com.ua/2023/05/13/minsoczpolityky-posylyuye-pidtrymku-speczialistiv-yaki-nadayut-soczialni-poslugy-simyam-zagyblyh-zahysnykiv-i-zahysnycz-ukrayiny/" text:style-name="Internet_20_link" text:visited-style-name="Visited_20_Internet_20_Link">
https://armyinform.com.ua/2023/05/13/minsoczpolityky-posylyuye-pidtrymku-speczialistiv-yaki-nadayut-soczialni-poslugy-simyam-zagyblyh-zahysnykiv-i-zahysnycz-ukrayiny/</text:a>
</text:p>
      <!--NEWS-->
      <text:h text:style-name="P10" text:outline-level="1">
<text:span text:style-name="T4">
Завершено розслідування щодо «заступника генпрокурора» окупантів на Луганщині — ДБР</text:span>
</text:h>
      <text:p text:style-name="P4">
Author: ['АРМІЯINFORM']</text:p>
      <text:p text:style-name="P4">
Time: 2023-05-13T52:00:00-04:00</text:p>
      <text:p text:style-name="P4">
Description: Працівники ДБР завершили досудове розслідування стосовно колишнього правоохоронця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naruchnyk.jpg" text:style-name="Internet_20_link" text:visited-style-name="Visited_20_Internet_20_Link">
naruchnyk.jpg</text:a>
']</text:p>
      <text:p text:style-name="P4">
Tags: ['ДЕРЖАВНЕ БЮРО РОЗСЛІДУВАНЬ']</text:p>
      <text:p text:style-name="P4">
Category: News</text:p>
      <!--METADATA-->
      <text:p text:style-name="P4">
<draw:frame draw:style-name="fr1" draw:name="Image277" text:anchor-type="as-char" svg:width="6.9236in" svg:height="4.075033in" draw:z-index="0">
<draw:image xlink:href="../Images/AРМІЯINFORM/2023-05-13T52-00-00-04-00/naruchnyk.jpg" xlink:type="simple" xlink:show="embed" xlink:actuate="onLoad" draw:mime-type="image/jpeg"/>
</draw:frame>
</text:p>
      <text:p text:style-name="P4">
Працівники ДБР завершили досудове розслідування стосовно колишньогоправоохоронця з Луганська, який працює на окупантів так званим заступникомгенерального прокурора. Обвинувальний акт направлено до суду,<text:a xlink:type="simple" xlink:href="https://dbr.gov.ua/news/dbr-zavershilo-rozsliduvannya-shhodo-tak-zvanogo-zastupnika-genprokurora-okupantiv-na-luganshhini" text:style-name="Internet_20_link" text:visited-style-name="Visited_20_Internet_20_Link">
повідомляє</text:a>
 Державне бюророзслідувань.</text:p>
      <text:p text:style-name="P4">
У правоохоронному органі повідомляють, що у 2020 році фігурант самостійнопішов працювати на загарбників і отримав фейкову посаду в окупаційнійпрокуратурі на тимчасово окупованих територіях Луганщини.</text:p>
      <text:p text:style-name="P4">
«Він виконує вказівки загарбників, бере участь у спільних заходах ізпредставниками російської федерації та терористичної організації на тимчасовоокупованих територіях України», — йдеться у повідомленні.</text:p>
      <text:p text:style-name="P4">
Колишній правоохоронець обвинувачується у діях, що спрямовані на насильницькузміну влади чи повалення конституційного ладу, посяганні на територіальнуцілісність України (ч. 1 ст. 109, ч. 2 ст. 110 КК України). Санкція статтіпередбачає покарання у вигляді позбавлення волі до 10 років з конфіскацієюмайна.</text:p>
      <text:p text:style-name="P4">
Source: <text:a xlink:type="simple" xlink:href="https://armyinform.com.ua/2023/05/13/zaversheno-rozsliduvannya-shhodo-tak-zvanogo-zastupnyka-genprokurora-okupantiv-na-luganshhyni-dbr/" text:style-name="Internet_20_link" text:visited-style-name="Visited_20_Internet_20_Link">
https://armyinform.com.ua/2023/05/13/zaversheno-rozsliduvannya-shhodo-tak-zvanogo-zastupnyka-genprokurora-okupantiv-na-luganshhyni-dbr/</text:a>
</text:p>
      <!--NEWS-->
      <text:h text:style-name="P10" text:outline-level="1">
<text:span text:style-name="T4">
Наші захисники протягом доби збили 22 ворожі БПЛА</text:span>
</text:h>
      <text:p text:style-name="P4">
Author: ['АРМІЯINFORM']</text:p>
      <text:p text:style-name="P4">
Time: 2023-05-13T53:00:00-04:00</text:p>
      <text:p text:style-name="P4">
Description: Авіація Сил оборони за минулу добу завдала 12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bpla.png" text:style-name="Internet_20_link" text:visited-style-name="Visited_20_Internet_20_Link">
bpla.png</text:a>
']</text:p>
      <text:p text:style-name="P4">
Tags: ['STOPRUSSIA', 'АГРЕСІЯ РФ', 'ВІЙНА', 'ВТОРГНЕННЯ РФ', 'ГЕНЕРАЛЬНИЙ ШТАБ ЗС УКРАЇНИ', 'ХРОНІКА ОБОРОНИ']</text:p>
      <text:p text:style-name="P4">
Category: News</text:p>
      <!--METADATA-->
      <text:p text:style-name="P4">
<draw:frame draw:style-name="fr1" draw:name="Image278" text:anchor-type="as-char" svg:width="6.9236in" svg:height="4.587285in" draw:z-index="0">
<draw:image xlink:href="../Images/AРМІЯINFORM/2023-05-13T53-00-00-04-00/bpla.png" xlink:type="simple" xlink:show="embed" xlink:actuate="onLoad" draw:mime-type="image/png"/>
</draw:frame>
 <text:span text:style-name="T4">
🔥Ситуація щодо російського вторгнення</text:span>
</text:p>
      <text:p text:style-name="P4">
Авіація Сил оборони за минулу добу завдала 12 ударів по районах зосередженняособового складу та військової техніки, а також 5 ударів по зенітно-ракетнихкомплексах противника,<text:a xlink:type="simple" xlink:href="https://www.facebook.com/GeneralStaff.ua/posts/pfbid0QzACdCpAhh4tCfGvNrnQjXZ14W2N42TGLAhHwiZjSC2hwhH6idCybVpdeMFKkwuVl" text:style-name="Internet_20_link" text:visited-style-name="Visited_20_Internet_20_Link">
повідомляє</text:a>
Генеральний штаб ЗС України.</text:p>
      <text:p text:style-name="P4">
Також у повідомленні йдеться, що протягом минулої доби наші захисники збили 22ворожі БПЛА різних типів.</text:p>
      <text:p text:style-name="P4">
У Генштабі ЗС України зазначають, що інформація щодо втрат ворога постійноуточнюється.</text:p>
      <text:p text:style-name="P4">
Source: <text:a xlink:type="simple" xlink:href="https://armyinform.com.ua/2023/05/13/nasha-aviacziya-protyagom-doby-zavdala-12-udariv-po-vorogu/" text:style-name="Internet_20_link" text:visited-style-name="Visited_20_Internet_20_Link">
https://armyinform.com.ua/2023/05/13/nasha-aviacziya-protyagom-doby-zavdala-12-udariv-po-vorogu/</text:a>
</text:p>
      <!--NEWS-->
      <text:h text:style-name="P10" text:outline-level="1">
<text:span text:style-name="T4">
Підрозділи ракетних військ і артилерії вразили 7 артилерійських підрозділів ворога</text:span>
</text:h>
      <text:p text:style-name="P4">
Author: ['АРМІЯINFORM']</text:p>
      <text:p text:style-name="P4">
Time: 2023-05-13T54:00:00-04:00</text:p>
      <text:p text:style-name="P4">
Description: Підрозділи ракетних військ і артилерії Сил оборони України протягом минулої д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STOPRUSSIA', 'АГРЕСІЯ РФ', 'ВІЙНА', 'ВТОРГНЕННЯ РФ', 'ВТРАТИ ВОРОГА', 'ГЕНЕРАЛЬНИЙ ШТАБ ЗС УКРАЇНИ', 'ОПЕРАТИВНА ІНФОРМАЦІЯ']</text:p>
      <text:p text:style-name="P4">
Category: News</text:p>
      <!--METADATA-->
      <text:p text:style-name="P4">
<draw:frame draw:style-name="fr1" draw:name="Image279" text:anchor-type="as-char" svg:width="6.9236in" svg:height="3.80798in" draw:z-index="0">
<draw:image xlink:href="../Images/AРМІЯINFORM/2023-05-13T54-00-00-04-00/raketni-vijska-ta-artyleriya-nazemnyh-ugrupovan-vijsk.jpg" xlink:type="simple" xlink:show="embed" xlink:actuate="onLoad" draw:mime-type="image/jpeg"/>
</draw:frame>
 Ілюстративне фото <text:span text:style-name="T4">
🔥 Ситуація щодоросійського вторгнення</text:span>
</text:p>
      <text:p text:style-name="P4">
Підрозділи ракетних військ і артилерії Сил оборони України протягом минулоїдоби уразили 2 пункти управління, 3 райони зосередження живої сили, 7артилерійських підрозділів ворога на вогневих позиціях.</text:p>
      <text:p text:style-name="P4">
Про це<text:a xlink:type="simple" xlink:href="https://www.facebook.com/GeneralStaff.ua/posts/pfbid0QzACdCpAhh4tCfGvNrnQjXZ14W2N42TGLAhHwiZjSC2hwhH6idCybVpdeMFKkwuVl" text:style-name="Internet_20_link" text:visited-style-name="Visited_20_Internet_20_Link">
йдеться</text:a>
в оперативній інформації Генерального штабу ЗС України.</text:p>
      <text:p text:style-name="P4">
Крім того, у Генштабі додають, що захисники України знищили склад боєприпасів,а також 2 станції радіоелектронної боротьби ворога.</text:p>
      <text:p text:style-name="P4">
Source: <text:a xlink:type="simple" xlink:href="https://armyinform.com.ua/2023/05/13/pidrozdily-raketnyh-vijsk-i-artyleriyi-urazyly-7-artylerijskyh-pidrozdiliv-voroga/" text:style-name="Internet_20_link" text:visited-style-name="Visited_20_Internet_20_Link">
https://armyinform.com.ua/2023/05/13/pidrozdily-raketnyh-vijsk-i-artyleriyi-urazyly-7-artylerijskyh-pidrozdiliv-voroga/</text:a>
</text:p>
      <!--NEWS-->
      <text:h text:style-name="P10" text:outline-level="1">
<text:span text:style-name="T4">
Протягом минулої доби ворог завдав 7 ракетних та 49 авіаційних ударів</text:span>
</text:h>
      <text:p text:style-name="P4">
Author: ['АРМІЯINFORM']</text:p>
      <text:p text:style-name="P4">
Time: 2023-05-13T55:00:00-04:00</text:p>
      <text:p text:style-name="P4">
Description: war]    Російська федерація не відмовляється від планів щодо окупації нашої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18-raketnyj-obstril-zhytomyra.jpg" text:style-name="Internet_20_link" text:visited-style-name="Visited_20_Internet_20_Link">
2022-10-18-raketnyj-obstril-zhytomyra.jpg</text:a>
']</text:p>
      <text:p text:style-name="P4">
Tags: ['STOPRUSSIA', 'АГРЕСІЯ РФ', 'ВІЙНА', 'ВТОРГНЕННЯ РФ', 'ГЕНЕРАЛЬНИЙ ШТАБ ЗС УКРАЇНИ', 'ОПЕРАТИВНА ІНФОРМАЦІЯ']</text:p>
      <text:p text:style-name="P4">
Category: News</text:p>
      <!--METADATA-->
      <text:p text:style-name="P4">
<draw:frame draw:style-name="fr1" draw:name="Image280" text:anchor-type="as-char" svg:width="6.9236in" svg:height="3.893007in" draw:z-index="0">
<draw:image xlink:href="../Images/AРМІЯINFORM/2023-05-13T55-00-00-04-00/2022-10-18-raketnyj-obstril-zhytomyra.jpg" xlink:type="simple" xlink:show="embed" xlink:actuate="onLoad" draw:mime-type="image/jpeg"/>
</draw:frame>
 Ілюстративне фото</text:p>
      <text:p text:style-name="P4">
war]</text:p>
      <text:p text:style-name="P4">
Російська федерація не відмовляється від планів щодо окупації нашої території,продовжує вести загарбницьку війну. Противник не припиняє завдавати ударів,здійснювати обстріли не лише військових, а й цивільних об’єктів.</text:p>
      <text:p text:style-name="P4">
Про це йдеться в<text:a xlink:type="simple" xlink:href="https://www.facebook.com/GeneralStaff.ua/posts/pfbid0QzACdCpAhh4tCfGvNrnQjXZ14W2N42TGLAhHwiZjSC2hwhH6idCybVpdeMFKkwuVl" text:style-name="Internet_20_link" text:visited-style-name="Visited_20_Internet_20_Link">
повідомленні</text:a>
Генерального штабу ЗС України.</text:p>
      <text:p text:style-name="P4">
«Протягом минулої доби противник завдав 7 ракетних та 49 авіаційних ударів,здійснив 81 обстрілів з реактивних систем залпового вогню.</text:p>
      <text:p text:style-name="P4">
Для завдання ракетних ударів по Краматорську, Дружківці та Запоріжжю противниквчергове використав ЗРК С-300», — зазначено у повідомленні Генштабу.</text:p>
      <text:p text:style-name="P4">
Source: <text:a xlink:type="simple" xlink:href="https://armyinform.com.ua/2023/05/13/protyagom-mynuloyi-doby-vorog-zavdav-7-raketnyh-ta-49-aviaczijnyh-udariv/" text:style-name="Internet_20_link" text:visited-style-name="Visited_20_Internet_20_Link">
https://armyinform.com.ua/2023/05/13/protyagom-mynuloyi-doby-vorog-zavdav-7-raketnyh-ta-49-aviaczijnyh-udariv/</text:a>
</text:p>
      <!--NEWS-->
      <text:h text:style-name="P10" text:outline-level="1">
<text:span text:style-name="T4">
«Вони або переговорами будуть закінчувати, або, дійсно, ядерною зброєю» — ГУР перехоплення</text:span>
</text:h>
      <text:p text:style-name="P4">
Author: ['АРМІЯINFORM']</text:p>
      <text:p text:style-name="P4">
Time: 2023-05-13T56:00:00-04:00</text:p>
      <text:p text:style-name="P4">
Description: Про це далі у перехопленні Головного управління розвідки МОУ.    Військовослужбовец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 'ГУР ПЕРЕХОПЛЕННЯ']</text:p>
      <text:p text:style-name="P4">
Category: News</text:p>
      <!--METADATA-->
      <text:p text:style-name="P4">
<draw:frame draw:style-name="fr1" draw:name="Image281" text:anchor-type="as-char" svg:width="6.9236in" svg:height="3.894525in" draw:z-index="0">
<draw:image xlink:href="../Images/AРМІЯINFORM/2023-05-13T56-00-00-04-00/gurperehoplennya.jpg" xlink:type="simple" xlink:show="embed" xlink:actuate="onLoad" draw:mime-type="image/jpeg"/>
</draw:frame>
</text:p>
      <text:p text:style-name="P4">
Про це далі у <text:a xlink:type="simple" xlink:href="https://gur.gov.ua/content/ony-lybo-perehovoramy-budut-zakanchyvat-lybo-v-nature-iadernym-oruzhyem.html" text:style-name="Internet_20_link" text:visited-style-name="Visited_20_Internet_20_Link">
перехопленні</text:a>
 Головного управліннярозвідки МОУ.</text:p>
      <text:p text:style-name="P4">
Військовослужбовець рф розповідає дружині про відпустки лише за гроші інерозуміння подальшого розвитку подій на фронті.</text:p>
      <text:p text:style-name="P4">
Source: <text:a xlink:type="simple" xlink:href="https://armyinform.com.ua/2023/05/13/vony-abo-peregovoramy-budut-zakinchuvaty-abo-dijsno-yadernoyu-zbroyeyu-gur-perehoplennya/" text:style-name="Internet_20_link" text:visited-style-name="Visited_20_Internet_20_Link">
https://armyinform.com.ua/2023/05/13/vony-abo-peregovoramy-budut-zakinchuvaty-abo-dijsno-yadernoyu-zbroyeyu-gur-perehoplennya/</text:a>
</text:p>
      <!--NEWS-->
      <text:h text:style-name="P10" text:outline-level="1">
<text:span text:style-name="T4">
Втрати ворога за добу: ліквідовано майже 600 окупантів, знищено 27 артсистем і 29 БПЛА</text:span>
</text:h>
      <text:p text:style-name="P4">
Author: ['АРМІЯINFORM']</text:p>
      <text:p text:style-name="P4">
Time: 2023-05-13T57:00:00-04:00</text:p>
      <text:p text:style-name="P4">
Description: Загальні бойові втрати противника з 24.02.22 по 13.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02282179729410547_w-scaled.jpg" text:style-name="Internet_20_link" text:visited-style-name="Visited_20_Internet_20_Link">
photo_5402282179729410547_w-scaled.jpg</text:a>
']</text:p>
      <text:p text:style-name="P4">
Tags: ['STOPRUSSIA', 'АГРЕСІЯ РФ', 'ВТОРГНЕННЯ РФ', 'ВТРАТИ ВОРОГА', 'ГШ ЗСУ']</text:p>
      <text:p text:style-name="P4">
Category: News</text:p>
      <!--METADATA-->
      <text:p text:style-name="P4">
<draw:frame draw:style-name="fr1" draw:name="Image282" text:anchor-type="as-char" svg:width="6.9236in" svg:height="6.987066in" draw:z-index="0">
<draw:image xlink:href="../Images/AРМІЯINFORM/2023-05-13T57-00-00-04-00/photo_5402282179729410547_w-scaled.jpg" xlink:type="simple" xlink:show="embed" xlink:actuate="onLoad" draw:mime-type="image/jpeg"/>
</draw:frame>
</text:p>
      <text:p text:style-name="P4">
Загальні бойові втрати противника з 24.02.22 по 13.05.23 орієнтовностановлять:</text:p>
      <ul>
        <li>
<text:span text:style-name="T4">
особового складу ‒</text:span>
 198260 (+590) осіб ліквідовано  * <text:span text:style-name="T4">
танків ‒</text:span>
 3751 (+6)  * <text:span text:style-name="T4">
бойових броньованих машин ‒</text:span>
 7307 (+12)  * <text:span text:style-name="T4">
артилерійських систем ‒</text:span>
 3095 (+27)  * <text:span text:style-name="T4">
РСЗВ ‒</text:span>
 561 (+2)  * <text:span text:style-name="T4">
засоби ППО ‒</text:span>
 314 (+2)  * <text:span text:style-name="T4">
літаків ‒</text:span>
 308 (0)  * <text:span text:style-name="T4">
гелікоптерів ‒</text:span>
 294 (0)  * <text:span text:style-name="T4">
БПЛА оперативно-тактичного рівня ‒</text:span>
 2665 (+29)  * <text:span text:style-name="T4">
крилаті ракети ‒</text:span>
 970 (0)  * <text:span text:style-name="T4">
кораблі / катери ‒</text:span>
 18 (0)  * <text:span text:style-name="T4">
автомобільної техніки та автоцистерн ‒</text:span>
 6011 (+15)  * <text:span text:style-name="T4">
спеціальна техніка ‒</text:span>
 402 (+9)</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3.05.23.</text:p>
      <text:p text:style-name="P4">
Source: <text:a xlink:type="simple" xlink:href="https://armyinform.com.ua/2023/05/13/vtraty-voroga-za-dobu-likvidovano-majzhe-600-okupantiv-znyshheno-27-artsystem-i-29-bpla/" text:style-name="Internet_20_link" text:visited-style-name="Visited_20_Internet_20_Link">
https://armyinform.com.ua/2023/05/13/vtraty-voroga-za-dobu-likvidovano-majzhe-600-okupantiv-znyshheno-27-artsystem-i-29-bpla/</text:a>
</text:p>
      <!--NEWS-->
      <text:h text:style-name="P10" text:outline-level="1">
<text:span text:style-name="T4">
У Румунії завершились навчання НАТО Dacian Spring 2023</text:span>
</text:h>
      <text:p text:style-name="P4">
Author: ['АРМІЯINFORM']</text:p>
      <text:p text:style-name="P4">
Time: 2023-05-13T58:00:00-04:00</text:p>
      <text:p text:style-name="P4">
Description: У Румунії завершились навчання країн Північноатлантичного альянсу Dacian Spring 2023,...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ato_viyskovi_gettyimages_1238943704_1_650x410.jpg" text:style-name="Internet_20_link" text:visited-style-name="Visited_20_Internet_20_Link">
nato_viyskovi_gettyimages_1238943704_1_650x410.jpg</text:a>
']</text:p>
      <text:p text:style-name="P4">
Tags: ['ВІЙСЬКОВІ НАВЧАННЯ', 'НАТО', 'РУМУНІЯ']</text:p>
      <text:p text:style-name="P4">
Category: News</text:p>
      <!--METADATA-->
      <text:p text:style-name="P4">
<draw:frame draw:style-name="fr1" draw:name="Image283" text:anchor-type="as-char" svg:width="6.9236in" svg:height="4.367194in" draw:z-index="0">
<draw:image xlink:href="../Images/AРМІЯINFORM/2023-05-13T58-00-00-04-00/nato_viyskovi_gettyimages_1238943704_1_650x410.jpg" xlink:type="simple" xlink:show="embed" xlink:actuate="onLoad" draw:mime-type="image/jpeg"/>
</draw:frame>
</text:p>
      <text:p text:style-name="P4">
У Румунії завершились навчання країн Північноатлантичного альянсу DacianSpring 2023, у яких взяло участь понад 500 військових.</text:p>
      <text:p text:style-name="P4">
Про це <text:a xlink:type="simple" xlink:href="https://english.mapn.ro/cpresa/5969_chief-of-defence-staff-at-dacian-spring-2023-exercise" text:style-name="Internet_20_link" text:visited-style-name="Visited_20_Internet_20_Link">
повідомляє</text:a>
 Міністерство оборони Румунії.</text:p>
      <text:p text:style-name="P4">
Метою навчань була перевірка швидкого розгортання елементів бойових груп НАТО,що були розміщені на територіях Румунії та Болгарії, та їх інтеграцію вструктуру багатонаціональних дивізій для проведення оборонної операції.</text:p>
      <text:p text:style-name="P4">
Навчання проходили з 8 до 12 травня на базах Медгідії. У них взяли участьпонад 500 румунських, американських, французьких та італійських військових.</text:p>
      <text:p text:style-name="P4">
В Міноборони Румунії зазначили, що результати навчань підтвердили підвищенуспроможність реагування всіх структур-учасників, а також спроможність штабуБагатонаціональної дивізії «Південний Схід» вести оборону в районі бойовихдій.</text:p>
      <text:p text:style-name="P4">
Source: <text:a xlink:type="simple" xlink:href="https://armyinform.com.ua/2023/05/13/u-rumuniyi-zavershylys-navchannya-nato-dacian-spring-2023/" text:style-name="Internet_20_link" text:visited-style-name="Visited_20_Internet_20_Link">
https://armyinform.com.ua/2023/05/13/u-rumuniyi-zavershylys-navchannya-nato-dacian-spring-2023/</text:a>
</text:p>
      <!--NEWS-->
      <text:h text:style-name="P10" text:outline-level="1">
<text:span text:style-name="T4">
В Україні хвилина мовчання</text:span>
</text:h>
      <text:p text:style-name="P4">
Author: ['АРМІЯINFORM']</text:p>
      <text:p text:style-name="P4">
Time: 2023-05-13T59: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andle.gif" text:style-name="Internet_20_link" text:visited-style-name="Visited_20_Internet_20_Link">
candle.gif</text:a>
']</text:p>
      <text:p text:style-name="P4">
Tags: ['STOPRUSSIA', "ВШАНУВАННЯ ПАМ'ЯТІ ГЕРОЇВ", 'ХВИЛИНА МОВЧАННЯ']</text:p>
      <text:p text:style-name="P4">
Category: News</text:p>
      <!--METADATA-->
      <text:p text:style-name="P4">
<draw:frame draw:style-name="fr1" draw:name="Image284" text:anchor-type="as-char" svg:width="6.9236in" svg:height="3.895992in" draw:z-index="0">
<draw:image xlink:href="../Images/AРМІЯINFORM/2023-05-13T59-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13/v-ukrayini-hvylyna-movchannya-2/" text:style-name="Internet_20_link" text:visited-style-name="Visited_20_Internet_20_Link">
https://armyinform.com.ua/2023/05/13/v-ukrayini-hvylyna-movchannya-2/</text:a>
</text:p>
      <!--NEWS-->
      <text:h text:style-name="P10" text:outline-level="1">
<text:span text:style-name="T4">
У Повітряних Силах розповіли, скільки «Шахедів» знищили цієї ночі</text:span>
</text:h>
      <text:p text:style-name="P4">
Author: ['АРМІЯINFORM']</text:p>
      <text:p text:style-name="P4">
Time: 2023-05-13T60:00:00-04:00</text:p>
      <text:p text:style-name="P4">
Description: Опівночі 13 травня 2023 року ворог атакував Україну з північного та південного напрям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067636_558651099512472_6481606057966923198_n.jpg" text:style-name="Internet_20_link" text:visited-style-name="Visited_20_Internet_20_Link">
346067636_558651099512472_6481606057966923198_n.jpg</text:a>
']</text:p>
      <text:p text:style-name="P4">
Tags: ['SHAHED', 'STOPRUSSIA', 'АГРЕСІЯ РФ', 'ЗНИЩЕННЯ РОСІЙСЬКОЇ ВІЙСЬКОВОЇ ТЕХНІКИ', 'ПС ЗСУ']</text:p>
      <text:p text:style-name="P4">
Category: News</text:p>
      <!--METADATA-->
      <text:p text:style-name="P4">
<draw:frame draw:style-name="fr1" draw:name="Image285" text:anchor-type="as-char" svg:width="6.9236in" svg:height="6.9236in" draw:z-index="0">
<draw:image xlink:href="../Images/AРМІЯINFORM/2023-05-13T60-00-00-04-00/346067636_558651099512472_6481606057966923198_n.jpg" xlink:type="simple" xlink:show="embed" xlink:actuate="onLoad" draw:mime-type="image/jpeg"/>
</draw:frame>
</text:p>
      <text:p text:style-name="P4">
Опівночі 13 травня 2023 року ворог атакував Україну з північного та південногонапрямків ударними БПЛА іранського виробництва Shahed-136/131. Про це<text:a xlink:type="simple" xlink:href="https://www.facebook.com/kpszsu/posts/pfbid0EUf7C7dyUGpd13K98kXNkh5Y4gg74CZTpwT8JfiPL7JkYB2SJw88BGestv9cUSrxl" text:style-name="Internet_20_link" text:visited-style-name="Visited_20_Internet_20_Link">
повідомляє</text:a>
Командування Повітряних Сил ЗСУ.</text:p>
      <text:p text:style-name="P4">
Усього зафіксовано 21 пуск. На різних напрямках знищено 17 баражуючихбоєприпасів із застосуванням зенітного ракетного озброєння, винищувачів,мобільних вогневих груп.</text:p>
      <text:p text:style-name="P4">
На жаль, є влучання ворожих безпілотників по об’єктах інфраструктури наХмельниччині. Місцева влада та служби працюють над ліквідацією наслідків.</text:p>
      <text:p text:style-name="P4">
Крім того, уночі знищено БПЛА оперативно-тактичного рівня «Орлан-10».</text:p>
      <text:p text:style-name="P4">
Протягом минулої доби, 12 травня, підрозділи протиповітряної оборони знищиличотири ударні БПЛА типу «Ланцет». Тактична авіація Повітряних Сил здійсниладесятки літаковильотів на вогневе ураження ворога та винищувальне авіаційнеприкриття.</text:p>
      <text:p text:style-name="P4">
Source: <text:a xlink:type="simple" xlink:href="https://armyinform.com.ua/2023/05/13/u-povitryanyh-sylah-rozpovily-skilky-shahediv-znyshhyly-cziyeyi-nochi/" text:style-name="Internet_20_link" text:visited-style-name="Visited_20_Internet_20_Link">
https://armyinform.com.ua/2023/05/13/u-povitryanyh-sylah-rozpovily-skilky-shahediv-znyshhyly-cziyeyi-nochi/</text:a>
</text:p>
      <!--NEWS-->
      <text:h text:style-name="P10" text:outline-level="1">
<text:span text:style-name="T4">
Вісім років ми воювали та були морально готові до того, щоби вбивати ворога, а не чекати, що він заспокоїться — Валерій Залужний</text:span>
</text:h>
      <text:p text:style-name="P4">
Author: ['АРМІЯINFORM']</text:p>
      <text:p text:style-name="P4">
Time: 2023-05-13T61:00:00-04:00</text:p>
      <text:p text:style-name="P4">
Description: Головнокомандувач ЗСУ генерал Валерій Залужний під час інтерв’ю у спецпроєкті  Дмит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a56c0-e1679815644518.png" text:style-name="Internet_20_link" text:visited-style-name="Visited_20_Internet_20_Link">
2a56c0-e1679815644518.png</text:a>
']</text:p>
      <text:p text:style-name="P4">
Tags: ['STOPRUSSIA', 'АГРЕСІЯ РФ', 'ВАЛЕРІЙ ЗАЛУЖНИЙ', 'ВТОРГНЕННЯ РФ']</text:p>
      <text:p text:style-name="P4">
Category: News</text:p>
      <!--METADATA-->
      <text:p text:style-name="P4">
<draw:frame draw:style-name="fr1" draw:name="Image286" text:anchor-type="as-char" svg:width="6.9236in" svg:height="3.941904in" draw:z-index="0">
<draw:image xlink:href="../Images/AРМІЯINFORM/2023-05-13T61-00-00-04-00/2a56c0-e1679815644518.png" xlink:type="simple" xlink:show="embed" xlink:actuate="onLoad" draw:mime-type="image/png"/>
</draw:frame>
</text:p>
      <text:p text:style-name="P4">
Головнокомандувач ЗСУ генерал Валерій Залужний під час<text:a xlink:type="simple" xlink:href="https://www.youtube.com/watch" text:style-name="Internet_20_link" text:visited-style-name="Visited_20_Internet_20_Link">
інтерв’ю</text:a>
у спецпроєкті Дмитра Комарова «Рік. За кадром. Генерал» вкотре наголосив, щовійна з росією розпочалась для України задовго до 24 лютого, а саме у 2014році. Відповідаючи на запитання, як Україні вдалося вистояти, Валерій Залужнийсказав, що таке запитання для нього достатньо не звичне, адже ми даємо відсічворогу впродовж довгих 9 років.</text:p>
      <text:p text:style-name="P4">
— Якщо відповідати на запитання, як ми вистояли… То для мене, як длявійськового, це питання трошки незвичне. Мабуть, навіть трошки неприємне.Чому? Тому що принаймні я про це дуже часто казав у своїх нечисленнихінтерв’ю. Про те, що основні враження для мене були влітку 2014 року. Саметоді розпочалась війна особисто для мене. І саме тоді війна розпочалася длякадрових військових, з якими ми розпочинали і цю широкомасштабну війну, алевона для нас тривала рівно 8 років до 24 лютого, коли змінилися її масштаби, —відзначив Головнокомандувач ЗСУ.</text:p>
      <text:p text:style-name="P4">
Він також неодноразово наголошував на тому, що Україна була готова донинішнього сценарію, адже впродовж 8 років до початку широкомасштабноговторгнення на фронті так само гинули люди, так само зазнавали поранень, таксамо тривали бойові дії.</text:p>
      <text:p text:style-name="P4">
— Казати про те, що було щось незвичне, і запам’яталося щось таке, щобивідклалося в серці, мабуть, ні. З початком широкомасштабної війни збільшиласякількість роботи, збільшилося відповідальності, збільшилася напруженість, але8 років ми це робили, 8 років ми воювали, і 8 років ми були морально готові дотого, щоби вбивати ворога, а не чекати, що він заспокоїться. Саме оці 8 роківвійни загартували нас і навчили воювати, чого відповідно росіяни від нас неочікували. Але це була для нас школа. Фактично ми готувалися і морально, іфізично всі 8 років, як тривала ця війна, яка називалася антитерористичнаоперація, потім операція Об’єднаних Сил, але це була війна. Там гинули люди,там загинуло дуже багато людей, там люди калічилися, там люди отримувалипоранення, там Україна втрачала свої території, — констатував ВалерійЗалужний.</text:p>
      <text:p text:style-name="P4">
Source: <text:a xlink:type="simple" xlink:href="https://armyinform.com.ua/2023/05/13/visim-rokiv-my-voyuvaly-ta-buly-moralno-gotovi-do-togo-shhoby-vbyvaty-voroga-a-ne-chekaty-shho-vin-zaspokoyitsya-valerij-zaluzhnyj/" text:style-name="Internet_20_link" text:visited-style-name="Visited_20_Internet_20_Link">
https://armyinform.com.ua/2023/05/13/visim-rokiv-my-voyuvaly-ta-buly-moralno-gotovi-do-togo-shhoby-vbyvaty-voroga-a-ne-chekaty-shho-vin-zaspokoyitsya-valerij-zaluzhnyj/</text:a>
</text:p>
      <!--NEWS-->
      <text:h text:style-name="P10" text:outline-level="1">
<text:span text:style-name="T4">
Заслужений академічний ансамбль пісні і танцю ЗСУ разом зі СКАЙ дасть концерт на підтримку захисників України</text:span>
</text:h>
      <text:p text:style-name="P4">
Author: ['Володимир Поліщук']</text:p>
      <text:p text:style-name="P4">
Time: 2023-05-13T62:00:00-04:00</text:p>
      <text:p text:style-name="P4">
Description: Чимало відомих світових і вітчизняних артистів мали за честь виступати на одній сц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99822902930557417_y.jpg" text:style-name="Internet_20_link" text:visited-style-name="Visited_20_Internet_20_Link">
photo_5399822902930557417_y.jpg</text:a>
', '<text:a xlink:type="simple" xlink:href="https://armyinform.com.ua/wp-content/uploads/2023/05/photo_5399822902930557415_y.jpg" text:style-name="Internet_20_link" text:visited-style-name="Visited_20_Internet_20_Link">
photo_5399822902930557415_y.jpg</text:a>
', '<text:a xlink:type="simple" xlink:href="https://armyinform.com.ua/wp-content/uploads/2023/05/photo_5399822902930557418_y.jpg" text:style-name="Internet_20_link" text:visited-style-name="Visited_20_Internet_20_Link">
photo_5399822902930557418_y.jpg</text:a>
']</text:p>
      <text:p text:style-name="P4">
Tags: ['АНСАМБЛЬ ПІСНІ І ТАНЦЮ', 'КОНЦЕРТ', 'ПІДТРИМКА ЗСУ', 'СКАЙ']</text:p>
      <text:p text:style-name="P4">
Category: News</text:p>
      <!--METADATA-->
      <text:p text:style-name="P4">
<draw:frame draw:style-name="fr1" draw:name="Image287" text:anchor-type="as-char" svg:width="6.9236in" svg:height="4.611226in" draw:z-index="0">
<draw:image xlink:href="../Images/AРМІЯINFORM/2023-05-13T62-00-00-04-00/photo_5399822902930557417_y.jpg" xlink:type="simple" xlink:show="embed" xlink:actuate="onLoad" draw:mime-type="image/jpeg"/>
</draw:frame>
 Лідер гурту СКАЙ ОлегСобчук і художній керівник Заслуженого академічного ансамблю пісні і танцюЗбройних Сил України Дмитро Антонюк</text:p>
      <text:p text:style-name="P4">
Чимало відомих світових і вітчизняних артистів мали за честь виступати наодній сцені, виконувати свої твори, співати під акомпанемент або у супроводіЗаслуженого академічного ансамблю пісні і танцю Збройних Сил України.</text:p>
      <text:p text:style-name="P4">
Серед них: зірки міланського оперного театру La Sсala та римського амфітеатруArena di Verona, «український Паганіні» Василь Попадюк, народний артистМолдови Костянтин Москович, чеський композитор і кларнетист Фелікс Словачек,народні артисти України Ольга Чубарєва, Віталій та Світлана Білоножки, ВікторПавлік, Олександр Пономарьов, лідер гурту «Воплі Відоплясова» Олег Скрипка,Віктор Бронюк зі своїм гуртом «Тік», композитор, піаніст-віртуоз Євген Хмара,Андрій Кузьменко та гурт «Скрябін», а також його теперішній фронтмен ЮркоЮрченко.</text:p>
      <text:p text:style-name="P4">
Свого часу служили в Ансамблі ЗСУ й зараз активно із ним співпрацюють народніартисти Володимир Гришко, Тарас Петриненко, Павло Зібров, Тіна Кароль,заслужена артистка АР Крим Злата Огнєвіч…</text:p>
      <text:p text:style-name="P4">
Найвідоміший композитор сучасності Енніо Марріконе запрошував до творчоїспівпраці хор і оркестр ансамблю ЗСУ, котрий взяв участь у його київськомуконцерті «Музика з фільмів».</text:p>
      <text:p text:style-name="P4">
<draw:frame draw:style-name="fr1" draw:name="Image288" text:anchor-type="as-char" svg:width="6.9236in" svg:height="4.615733in" draw:z-index="0">
<draw:image xlink:href="../Images/AРМІЯINFORM/2023-05-13T62-00-00-04-00/photo_5399822902930557415_y.jpg" xlink:type="simple" xlink:show="embed" xlink:actuate="onLoad" draw:mime-type="image/jpeg"/>
</draw:frame>
рок-гурт СКАЙ</text:p>
      <text:p text:style-name="P4">
26 травня цього року Заслужений академічний ансамбль пісні і танцю ЗбройнихСил України акомпануватиме культовому українському рок-гурту СКАЙ, котрий доДня Києва підготував велику програму під назвою «Подаруй світло».</text:p>
      <text:p text:style-name="P4">
Керівник агенції Batteries Роман Мединський розповів кореспондентуАрміяInform, що в концерті також співатимуть «Піккардійська Терція», ЗлатаОгнєвіч, Арсен Мірзоян, співачка Sanna, а збори від нього підуть на проєктифонду «Повернись живим» та в рамках програми «Врятуй кінцівку» на операціївійськовим.</text:p>
      <text:p text:style-name="P4">
— Програма не випадково дістала назву «Подаруй світло». З початкуширокомасштабної війни СКАЙ «дарує світло», активно допомагаючи українськомувійську. Перше відділення концерту гурт зіграє разом з Ансамблем Збройних СилУкраїни. Одночасно на сцені будуть присутні 40 військових музикантів. Середпісень прозвучать і вже багаторічні народні хіти «Бест друг», «Тебе це можевбити», «Подаруй Світло», «Легковажна», «Струна», і новіші хіти «Напролом» та«Не відступати і Не здаватись», — зазначив Роман Мединський.</text:p>
      <text:p text:style-name="P4">
Художній керівник Заслуженого академічного ансамблю пісні і танцю Збройних СилУкраїни та його головний диригент, заслужений діяч мистецтв України ДмитроАнтонюк зазначив, що цей концерт у київському Палаці спорту завершуєвсеукраїнський тур гурту СКАЙ.</text:p>
      <text:p text:style-name="P4">
— Ми провели великий тур з колективом СКАЙ, котрий виступав у супроводі нашогооркестру та хору. П’ять разів давали концерти в столиці, були всюди, де насвпускали: в Чернігові, Полтаві, Дніпрі, Житомирі, Львові, інших українськихмістах. У Кропивницькому давали концерт, коли туди прилетіли ракети… Лише уХаркові, котрий був під щільним обстрілом, нам не вдалося виступити, гурт ужепотім сам туди з’їздив, — повідомив Інформаційному агентству Міноборони ДмитроАнтонюк. — Люди дуже люблять творчість цих музикантів, зали завждипереповнені. Ми, звичайно, виступали у військовій формі. Щоразу піднімаливійськовослужбовців, котрі були в залі, дякували їм за захист нашоїБатьківщини, дарували їм окремі оплески. Близько трьох мільйонів гривень,зібраних з таких виступів, пішло на допомогу Збройним Силам України,продавалася сувенірна продукція з логотипами СКАЙ — за ці гроші купувалисядрони, тепловізори, машини…</text:p>
      <text:p text:style-name="P4">
На думку художнього керівника ансамблю, такі концерти переконують, що українцінині як ніколи єдині у своїй вірі у Збройні Сили, у прагненні перемогтиокупантів.</text:p>
      <text:p text:style-name="P4">
Лідер рок-гурту СКАЙ Олег Собчук розповів нашому Інформаційному агентству, щоцінує й дорожить творчою співпрацею із колективом Заслуженого академічногоансамблю пісні і танцю Збройних Сил України.</text:p>
      <text:p text:style-name="P4">
— Я і весь гурт СКАЙ були раді і мали за честь співпрацювати зі справжнімипрофесіоналами своєї справи. Впевнений, що не востаннє. Дякую Дмитру Жановичута всім музикантам включно з хором за якісну роботу. Слава ЗСУ та Силамоборони!</text:p>
      <text:p text:style-name="P4">
Слід зауважити, що концерт «Подаруй світло» має велику благодійну мету. Умежах заходу буде презентована співпраця гурту СКАЙ із благодійним фондом«Повернись живим», а також із фондом «Здоровʼя українського народу», щовпроваджує національну програму «Врятуй кінцівку», місія якої — зменшенняінвалідизації українців, що пов’язана з травмами кінцівок внаслідок війни.</text:p>
      <text:p text:style-name="P4">
Олег Собчук став амбасадором програми «Врятуй кінцівку». Кошти, отримані вблагодійному турі «Напролом», що наразі триває в містах України, будутьнаправлені на проведення операцій для поранених військових.</text:p>
      <text:p text:style-name="P4">
<draw:frame draw:style-name="fr1" draw:name="Image289" text:anchor-type="as-char" svg:width="6.9236in" svg:height="4.361057in" draw:z-index="0">
<draw:image xlink:href="../Images/AРМІЯINFORM/2023-05-13T62-00-00-04-00/photo_5399822902930557418_y.jpg" xlink:type="simple" xlink:show="embed" xlink:actuate="onLoad" draw:mime-type="image/jpeg"/>
</draw:frame>
Заслужений академічнийансамбль пісні і танцю ЗСУ та рок-гурт СКАЙ</text:p>
      <text:p text:style-name="P4">
**</text:p>
      <text:p text:style-name="P4">
Довідково:** З квітня 2014 року артисти Заслуженого академічного ансамблюпісні і танцю ЗСУ дали понад 600 концертів. Виступили на різноманітних великихпрофесійних та малих імпровізованих концертних майданчиках у шпиталях, центрахкомплектування, злагодження, військових частинах, у визволених українськихмістах.</text:p>
      <text:p text:style-name="P4">
<text:span text:style-name="T5">
Редакція Інформаційного агентства дякує Олегу Собчуку та Дмитру Антонюку занадані відео- та фотоматеріали</text:span>
</text:p>
      <text:p text:style-name="P4">
Source: <text:a xlink:type="simple" xlink:href="https://armyinform.com.ua/2023/05/13/zasluzhenyj-akademichnyj-ansambl-pisni-i-tanczyu-zsu-razom-zi-skaj-dadut-konczert-na-pidtrymku-zahysnykiv-ukrayiny/" text:style-name="Internet_20_link" text:visited-style-name="Visited_20_Internet_20_Link">
https://armyinform.com.ua/2023/05/13/zasluzhenyj-akademichnyj-ansambl-pisni-i-tanczyu-zsu-razom-zi-skaj-dadut-konczert-na-pidtrymku-zahysnykiv-ukrayiny/</text:a>
</text:p>
      <!--NEWS-->
      <text:h text:style-name="P10" text:outline-level="1">
<text:span text:style-name="T4">
Ми провели комплекс заходів, що дозволив повністю змінити конфігурацію сил ППО і зберегти їхній потенціал — Головнокомандувач ЗСУ</text:span>
</text:h>
      <text:p text:style-name="P4">
Author: ['АРМІЯINFORM']</text:p>
      <text:p text:style-name="P4">
Time: 2023-05-13T63:00:00-04:00</text:p>
      <text:p text:style-name="P4">
Description: Про це Головнокомандувач Збройних Сил України генерал Валерій Залужний розповів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zaluzhnyj-u-vr.jpeg" text:style-name="Internet_20_link" text:visited-style-name="Visited_20_Internet_20_Link">
zaluzhnyj-u-vr.jpeg</text:a>
']</text:p>
      <text:p text:style-name="P4">
Tags: ['STOPRUSSIA', 'ВАЛЕРІЙ ЗАЛУЖНИЙ', 'ВІЙНА', 'ВТОРГНЕННЯ РФ', 'ГОЛОВНОКОМАНДУВАЧ ЗБРОЙНИХ СИЛ УКРАЇНИ']</text:p>
      <text:p text:style-name="P4">
Category: News</text:p>
      <!--METADATA-->
      <text:p text:style-name="P4">
<draw:frame draw:style-name="fr1" draw:name="Image290" text:anchor-type="as-char" svg:width="6.9236in" svg:height="4.617948in" draw:z-index="0">
<draw:image xlink:href="../Images/AРМІЯINFORM/2023-05-13T63-00-00-04-00/zaluzhnyj-u-vr.jpeg" xlink:type="simple" xlink:show="embed" xlink:actuate="onLoad" draw:mime-type="image/jpeg"/>
</draw:frame>
</text:p>
      <text:p text:style-name="P4">
Про це Головнокомандувач Збройних Сил України генерал Валерій Залужнийрозповів під час<text:a xlink:type="simple" xlink:href="https://www.youtube.com/watch" text:style-name="Internet_20_link" text:visited-style-name="Visited_20_Internet_20_Link">
інтерв’ю</text:a>
Дмитру Комарову «Рік. За кадром. Генерал».</text:p>
      <text:p text:style-name="P4">
— Я в голові аналізував всі можливі дії, мені інколи ставало дуже-дуже важко,але це спонукало мене та мій колектив, Генеральний штаб, в тому числікомандувачів, шукати варіанти того, яким чином діяти в таких умовах, коли цебуде так, що переважає противник, коли це буде наступ майже з усіх напрямків,і він буде досить потужний та досить стрімкий. Десь на кінець лютого, мабуть,ми вже вичерпали всі можливості з нашої фантазії, що можна було зробити, —розповів Валерій Залужний.</text:p>
      <text:p text:style-name="P4">
Головнокомандувач ЗСУ зазначив, що пропрацьовували різні варіанти подій,рішення ухвалювали та міняли майже щохвилинно. Також був проведений величезнийкомплекс заходів, які дозволили повністю змінити конфігурацію ППО і зберегтипотенціал.</text:p>
      <text:p text:style-name="P4">
— У нас бригади могли переміститися від Закарпаття в Київську область,Херсонську область і врешті-решт опинитися в Одеській області. Проведенийвеликий комплекс навчань, і не один, що дозволив нам повністю змінитиконфігурацію сил протиповітряної оборони, внаслідок чого зберегти цейпотенціал, який зберігається до цих пір. Був проведений величезний комплексзаходів. Колись ми зможемо про це говорити, — зауважив генерал ВалерійЗалужний.</text:p>
      <text:p text:style-name="P4">
Source: <text:a xlink:type="simple" xlink:href="https://armyinform.com.ua/2023/05/13/my-provely-kompleks-zahodiv-shho-dozvolyv-povnistyu-zminyty-konfiguracziyu-syl-ppo-i-zberegty-yihnij-potenczial-golovnokomanduvach-zsu/" text:style-name="Internet_20_link" text:visited-style-name="Visited_20_Internet_20_Link">
https://armyinform.com.ua/2023/05/13/my-provely-kompleks-zahodiv-shho-dozvolyv-povnistyu-zminyty-konfiguracziyu-syl-ppo-i-zberegty-yihnij-potenczial-golovnokomanduvach-zsu/</text:a>
</text:p>
      <!--NEWS-->
      <text:h text:style-name="P10" text:outline-level="1">
<text:span text:style-name="T4">
Український народ — єдиний феномен, який дозволяє нам битися до сих пір</text:span>
</text:h>
      <text:p text:style-name="P4">
Author: ['АРМІЯINFORM']</text:p>
      <text:p text:style-name="P4">
Time: 2023-05-13T64:00:00-04:00</text:p>
      <text:p text:style-name="P4">
Description: Про це під час інтерв’ю у спецпроєкті Дмитра Комарова «Рік. За кадром Генерал» розп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zaluzhnyj-pryvitannya.png" text:style-name="Internet_20_link" text:visited-style-name="Visited_20_Internet_20_Link">
zaluzhnyj-pryvitannya.png</text:a>
']</text:p>
      <text:p text:style-name="P4">
Tags: ['STOPRUSSIA', 'АГРЕСІЯ РФ', 'ВАЛЕРІЙ ЗАЛУЖНИЙ', 'ГШ ЗСУ']</text:p>
      <text:p text:style-name="P4">
Category: News</text:p>
      <!--METADATA-->
      <text:p text:style-name="P4">
<draw:frame draw:style-name="fr1" draw:name="Image291" text:anchor-type="as-char" svg:width="6.9236in" svg:height="4.060713in" draw:z-index="0">
<draw:image xlink:href="../Images/AРМІЯINFORM/2023-05-13T64-00-00-04-00/zaluzhnyj-pryvitannya.png" xlink:type="simple" xlink:show="embed" xlink:actuate="onLoad" draw:mime-type="image/png"/>
</draw:frame>
</text:p>
      <text:p text:style-name="P4">
Про це під час<text:a xlink:type="simple" xlink:href="https://www.youtube.com/watch" text:style-name="Internet_20_link" text:visited-style-name="Visited_20_Internet_20_Link">
інтерв’ю</text:a>
у спецпроєкті Дмитра Комарова «Рік. За кадром Генерал» розповівГоловнокомандувач ЗСУ генерал Валерій Залужний, відповідаючи на питання проте, що допомагає нам до цього часу давати гідну відсіч ворогу та які діїдопоможуть нам швидше прийти до бажаної перемоги.</text:p>
      <text:p text:style-name="P4">
— Насправді військова наука досить і досить обширна, і в кожної перемоги єсвої складові. Є багато «а якби було то», «а якби було так», і насправді покищо багато чого не вистачає. Я бачу, як можливо це зробити, бачу, як ценеобхідно зробити, але знаю точно, що до перемоги ще дуже і дуже далекий шлях.Дуже великий і складний. Я сподіваюся, що Бог буде на нашій стороні, іперемога буде обов’язково за нами. Станом на сьогодні те, що відбувається, іте, що ми тримаємося — це українські люди, український солдат, українськийсержант, український офіцер, які щодня гинуть, калічаться, але тримають своїпозиції. І сьогодні вони роблять цю перемогу. Це єдиний феномен, який дозволяєнам битися до сих пір. Це наш український народ, який був поставлений у такіумови, коли він чітко розумів, що люди з території рф чи білорусі прийшливбивати його жінку, його дітей, прийшли знищити його будівлю. І от ці людипереповнені ідеєю захисту своїх рідних, своїх близьких, своєї сім’ї… саме вонизробили це. Ну, і, звісно, командири, яким вони вірили. Командири, які вірилисвоїм командувачам. Командувачі, які вірили мені, що ми приймаємо правильнерішення, — розповів генерал Валерій Залужний.</text:p>
      <text:p text:style-name="P4">
Головнокомандувач ЗСУ зауважив, що, на жаль, ми вже втратили дуже багатолюдей, солдатів, сержантів та командирів, які мали навички та великий досвідведення бойових дій.</text:p>
      <text:p text:style-name="P4">
— Це особливість будь-якої війни — війну починають кадрові військові, азавершують учителі, інженери, бухгалтери… власне, те, що зараз і відбувається.Я дуже сподіваюся, що з часом не лише людське життя та здоров’я будуть основоюцієї перемоги, але й буде використання передових технологій: більш ефективнихснарядів, більш ефективної техніки. Ми обов’язково до цього прийдемо іпереможемо, але поки що все тримається на плечах оцих простих людей, —підкреслив Валерій Залужний.</text:p>
      <text:p text:style-name="P4">
Source: <text:a xlink:type="simple" xlink:href="https://armyinform.com.ua/2023/05/13/ukrayinskyj-narod-yedynyj-fenomen-yakyj-dozvolyaye-nam-bytysya-do-syh-pir/" text:style-name="Internet_20_link" text:visited-style-name="Visited_20_Internet_20_Link">
https://armyinform.com.ua/2023/05/13/ukrayinskyj-narod-yedynyj-fenomen-yakyj-dozvolyaye-nam-bytysya-do-syh-pir/</text:a>
</text:p>
      <!--NEWS-->
      <text:h text:style-name="P10" text:outline-level="1">
<text:span text:style-name="T4">
На Таврійському напрямку росіяни 17 разів безрезультатно атакували позиції ЗСУ</text:span>
</text:h>
      <text:p text:style-name="P4">
Author: ['Віктор Шубец']</text:p>
      <text:p text:style-name="P4">
Time: 2023-05-13T65:00:00-04:00</text:p>
      <text:p text:style-name="P4">
Description: Ворог продовжує вести наступальні дії на Авдіївському напрямку, сили противника м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91098093480559883_y.jpg" text:style-name="Internet_20_link" text:visited-style-name="Visited_20_Internet_20_Link">
photo_5391098093480559883_y.jpg</text:a>
']</text:p>
      <text:p text:style-name="P4">
Tags: ['STOPRUSSIA', 'ВАЛЕРІЙ ШЕРШЕНЬ', 'ВТОРГНЕННЯ РФ', 'ТАВРІЙСЬКИЙ НАПРЯМОК']</text:p>
      <text:p text:style-name="P4">
Category: News</text:p>
      <!--METADATA-->
      <text:p text:style-name="P4">
<draw:frame draw:style-name="fr1" draw:name="Image292" text:anchor-type="as-char" svg:width="6.9236in" svg:height="4.615733in" draw:z-index="0">
<draw:image xlink:href="../Images/AРМІЯINFORM/2023-05-13T65-00-00-04-00/photo_5391098093480559883_y.jpg" xlink:type="simple" xlink:show="embed" xlink:actuate="onLoad" draw:mime-type="image/jpeg"/>
</draw:frame>
</text:p>
      <text:p text:style-name="P4">
Ворог продовжує вести наступальні дії на Авдіївському напрямку, силипротивника мали намір оволодіти українськими опорними пунктами першогоешелону, проте безуспішно. На Новопавлівському та Оріхівському напрямках —російські війська обороняються.</text:p>
      <text:p text:style-name="P4">
Про це в ефірі «<text:a xlink:type="simple" xlink:href="https://youtu.be/WY8sDvZdWEA" text:style-name="Internet_20_link" text:visited-style-name="Visited_20_Internet_20_Link">
Єдиних новин</text:a>
» розповів речникоб’єднаного пресцентру Сил оборони Таврійського напрямку Валерій Шершень.</text:p>
      <text:p text:style-name="P4">
— Ворог продовжує фортифікаційне обладнання рубежів та позицій, встановлюємінно-вибухові загородження. Противник завдав 8 авіаційних ударів та один удардроном-камікадзе. Впродовж минулої доби окупанти 17 разів атакували нашіпозиції, але, отримавши відсіч, відійшли. Загалом впродовж доби наТаврійському напрямку зафіксовано 470 обстрілів, — зазначив офіцер.</text:p>
      <text:p text:style-name="P4">
На Запорізькому напрямку ворог завдав авіаційного удару по кількох районахнаселених пунктів Донецької та Запорізької області. Також окупанти обстрілялиНікополь, що на Дніпропетровщині. Там поранено одну людину та знищено приватнуоселю, частково пошкоджені ще три. Також пошкоджено газопровід низького тиску.</text:p>
      <text:p text:style-name="P4">
— Нашою авіацією завдано 2 удари по противнику в районах зосередженняособового складу і вогневих засобів. Підрозділами ракетних військ і артилеріїзавдано 2 ракетні удари, зокрема по ворожих бойових позиціях БМ-21 «Град» таартилерії відпрацьовано 703 вогневі завдання, із них 90 — контрбатарейнаборотьба. Втрати ворога за минулу добу вбитими й пораненими становлять майжероту. Також Збройними Силами України знищено та пошкоджено 35 одиниць ворожогоозброєння та військової техніки, зокрема 2 одиниці БМ-21 «Град» та 3 одиниці2С7 «Піон», 4 БПЛА (3 — «Орлан-10», 1 — «Зала»). Знищено 4 склади їхніхбоєприпасів, — підсумував Валерій Шершень.</text:p>
      <text:p text:style-name="P4">
Source: <text:a xlink:type="simple" xlink:href="https://armyinform.com.ua/2023/05/13/na-tavrijskomu-napryamku-rosiyany-17-raziv-bezrezultatno-atakuvaly-pozycziyi-zsu/" text:style-name="Internet_20_link" text:visited-style-name="Visited_20_Internet_20_Link">
https://armyinform.com.ua/2023/05/13/na-tavrijskomu-napryamku-rosiyany-17-raziv-bezrezultatno-atakuvaly-pozycziyi-zsu/</text:a>
</text:p>
      <!--NEWS-->
      <text:h text:style-name="P10" text:outline-level="1">
<text:span text:style-name="T4">
Валерій Залужний про затоплення «москви»: росіяни самі затягнули це ржаве корито в зону ураження</text:span>
</text:h>
      <text:p text:style-name="P4">
Author: ['АРМІЯINFORM']</text:p>
      <text:p text:style-name="P4">
Time: 2023-05-13T66:00:00-04:00</text:p>
      <text:p text:style-name="P4">
Description: Про це Головнокомандувач ЗСУ генерал Валерій Залужний заявив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2-1-2.jpg" text:style-name="Internet_20_link" text:visited-style-name="Visited_20_Internet_20_Link">
02-1-2.jpg</text:a>
']</text:p>
      <text:p text:style-name="P4">
Tags: ['STOPRUSSIA', 'АГРЕСІЯ РФ', 'ВАЛЕРІЙ ЗАЛУЖНИЙ', 'ВТОРГНЕННЯ РФ', 'КРЕЙСЕР «МОСКВА»']</text:p>
      <text:p text:style-name="P4">
Category: News</text:p>
      <!--METADATA-->
      <text:p text:style-name="P4">
<draw:frame draw:style-name="fr1" draw:name="Image293" text:anchor-type="as-char" svg:width="6.9236in" svg:height="3.89321in" draw:z-index="0">
<draw:image xlink:href="../Images/AРМІЯINFORM/2023-05-13T66-00-00-04-00/02-1-2.jpg" xlink:type="simple" xlink:show="embed" xlink:actuate="onLoad" draw:mime-type="image/jpeg"/>
</draw:frame>
 Ракетнийкрейсер «москва», уражений ракетами «Нептун»</text:p>
      <text:p text:style-name="P4">
Про це Головнокомандувач ЗСУ генерал Валерій Залужний заявив під час<text:a xlink:type="simple" xlink:href="https://www.youtube.com/watch" text:style-name="Internet_20_link" text:visited-style-name="Visited_20_Internet_20_Link">
інтерв’ю</text:a>
у спецпроєкті Дмитра Комарова «Рік. За кадром. Генерал», відповідаючи на блокзапитань про знищення славнозвісного ракетного крейсера рф «москва».</text:p>
      <text:p text:style-name="P4">
— Нас цікавило, як військових, зниження, а у перспективі й повністюпозбавлення чорноморського флоту рф будь-якої активності в Чорному морі. Дляцього в нас були деякі можливості й для цього у нас був, скажімо так, доситьневеличкий шанс ці можливості використати.</text:p>
      <text:p text:style-name="P4">
Потоплення самого крейсера «москва», звісно, має для нас, у тому числі йстратегічне значення, адже все ж таки це був носій крилатих ракет. Але,відповідаючи на запитання, чи повністю ми виконали свої плани, то хочусказати, що поки що ні, таку роботу ми продовжуємо. Ми обов’язково доберемосяі до… «Ессена», і до «Самума», і до решти, питання часу, — підкреслив генералВалерій Залужний.</text:p>
      <text:p text:style-name="P4">
Головнокомандувач ЗСУ підкреслив, що росіяни самі «затягнули це ржаве корито взону ураження», чим власне українці одразу радо скористалися.</text:p>
      <text:p text:style-name="P4">
— Крейсер «москва» — це як величезні колони, які рухалися в бік Київськоїобласті: небоязнь супротиву, неможливість уявлення того, що друга армія світуможе бути кимось уражена або знищена, затягнула ці колони під Київ, які миспалили, і так само затягнула це ржаве корито в безпосередню зону ураження, іми мали скористатися цим шансом. Українці — вони такі, що цього шансу неупустили, — підсумував Головнокомандувач ЗСУ.</text:p>
      <text:p text:style-name="P4">
Source: <text:a xlink:type="simple" xlink:href="https://armyinform.com.ua/2023/05/13/valerij-zaluzhnyj-pro-zatoplennya-moskvy-rosiyany-sami-zatyagnuly-cze-rzhave-koryto-v-zonu-urazhennya/" text:style-name="Internet_20_link" text:visited-style-name="Visited_20_Internet_20_Link">
https://armyinform.com.ua/2023/05/13/valerij-zaluzhnyj-pro-zatoplennya-moskvy-rosiyany-sami-zatyagnuly-cze-rzhave-koryto-v-zonu-urazhennya/</text:a>
</text:p>
      <!--NEWS-->
      <text:h text:style-name="P10" text:outline-level="1">
<text:span text:style-name="T4">
Володимир Зеленський прибув із візитом до Італії</text:span>
</text:h>
      <text:p text:style-name="P4">
Author: ['АРМІЯINFORM']</text:p>
      <text:p text:style-name="P4">
Time: 2023-05-13T67:00:00-04:00</text:p>
      <text:p text:style-name="P4">
Description: Президент України Володимир Зеленський прибув до Італії для зустрічі з Президентом 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d86e4062fa81a4b45dcea5c0faeb25e_1683903268_extra_large.png" text:style-name="Internet_20_link" text:visited-style-name="Visited_20_Internet_20_Link">
bd86e4062fa81a4b45dcea5c0faeb25e_1683903268_extra_large.png</text:a>
']</text:p>
      <text:p text:style-name="P4">
Tags: ['ВІЗИТ', 'ВОЛОДИМИР ЗЕЛЕНСЬКИЙ', 'ІТАЛІЯ']</text:p>
      <text:p text:style-name="P4">
Category: News</text:p>
      <!--METADATA-->
      <text:p text:style-name="P4">
<draw:frame draw:style-name="fr1" draw:name="Image294" text:anchor-type="as-char" svg:width="6.9236in" svg:height="4.476188in" draw:z-index="0">
<draw:image xlink:href="../Images/AРМІЯINFORM/2023-05-13T67-00-00-04-00/bd86e4062fa81a4b45dcea5c0faeb25e_1683903268_extra_large.png" xlink:type="simple" xlink:show="embed" xlink:actuate="onLoad" draw:mime-type="image/png"/>
</draw:frame>
Президент України Володимир Зеленський</text:p>
      <text:p text:style-name="P4">
Президент України Володимир Зеленський прибув до Італії для зустрічі зПрезидентом країни Серджо Маттареллою, Премʼєр-міністром Джорджею Мелоні таПапою Римським Франциском.</text:p>
      <text:p text:style-name="P4">
Про це Володимир Зеленський повідомив у<text:a xlink:type="simple" xlink:href="https://t.me/V_Zelenskiy_official/6213" text:style-name="Internet_20_link" text:visited-style-name="Visited_20_Internet_20_Link">
Телеграмі</text:a>
.</text:p>
      <text:p text:style-name="P4">
«Рим. Зустрічі з Президентом Італії Серджо Маттареллою, Премʼєр-міністромДжорджею Мелоні та Папою Римським Франциском», — написав він.</text:p>
      <text:p text:style-name="P4">
Source: <text:a xlink:type="simple" xlink:href="https://armyinform.com.ua/2023/05/13/volodymyr-zelenskyj-prybuv-iz-vizytom-do-italiyi/" text:style-name="Internet_20_link" text:visited-style-name="Visited_20_Internet_20_Link">
https://armyinform.com.ua/2023/05/13/volodymyr-zelenskyj-prybuv-iz-vizytom-do-italiyi/</text:a>
</text:p>
      <!--NEWS-->
      <text:h text:style-name="P10" text:outline-level="1">
<text:span text:style-name="T4">
НАТО є єдиною дієвою гарантією безпеки для України — Маргус Цахкна</text:span>
</text:h>
      <text:p text:style-name="P4">
Author: ['Єгор Брайлян']</text:p>
      <text:p text:style-name="P4">
Time: 2023-05-13T68:00:00-04:00</text:p>
      <text:p text:style-name="P4">
Description: Про це заявив міністр закордонних справ Естонії Маргус Цакхна під час дискусії про самі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7e91730-bc67-11eb-9ea1-8b279cf638b9.jpg" text:style-name="Internet_20_link" text:visited-style-name="Visited_20_Internet_20_Link">
77e91730-bc67-11eb-9ea1-8b279cf638b9.jpg</text:a>
']</text:p>
      <text:p text:style-name="P4">
Tags: ['ДОПОМОГА ПАРТНЕРІВ', 'ЕСТОНІЯ', 'ЛИТВА', 'НАТО', 'СВІТ ПІДТРИМУЄ УКРАЇНУ']</text:p>
      <text:p text:style-name="P4">
Category: News</text:p>
      <!--METADATA-->
      <text:p text:style-name="P4">
<draw:frame draw:style-name="fr1" draw:name="Image295" text:anchor-type="as-char" svg:width="6.9236in" svg:height="4.615733in" draw:z-index="0">
<draw:image xlink:href="../Images/AРМІЯINFORM/2023-05-13T68-00-00-04-00/77e91730-bc67-11eb-9ea1-8b279cf638b9.jpg" xlink:type="simple" xlink:show="embed" xlink:actuate="onLoad" draw:mime-type="image/jpeg"/>
</draw:frame>
</text:p>
      <text:p text:style-name="P4">
Про це заявив міністр закордонних справ Естонії Маргус Цакхна під час дискусіїпро саміт НАТО у Вільнюсі на 16-й Конференції Леннарт Мері, передаєкореспондент АрміяInform з Таллінна.</text:p>
      <text:p text:style-name="P4">
Естонський дипломат також висловив солідарність з українським баченнямперемоги у війні.</text:p>
      <text:p text:style-name="P4">
— Естонія всіляко підтримує мирний план Президента України ВолодимираЗеленського, який передбачає звільнення українських територій та зникненнятерористичного режиму в росії.</text:p>
      <text:p text:style-name="P4">
Естонія буде витрачати 3,2% ВВП на оборону наступного року. Ми могли бвитратити кошти на освіту, але російська агресія спричинила наші більшівитрати на оборону, — наголосив Маргус Цахкна.</text:p>
      <text:p text:style-name="P4">
Міністр закордонних справ Естонії Маргус Цахкна розповів про свої очікуваннявід саміту НАТО у Вільнюсі, який відбудеться 11–12 липня:</text:p>
      <text:p text:style-name="P4">
— По-перше, це продовження постійної підтримки України. По-друге, визначеннячіткого шляху до українського членства в НАТО після війни. НАТО є єдиноюдієвою гарантією безпеки для України.</text:p>
      <text:p text:style-name="P4">
По-третє, оборонні плани Альянсу повинні бути виконані через реальніспроможності. Ми повинні чітко усвідомлювати, що ми можемо захистити всітериторії країн НАТО. Існує потреба в більших інвестиціях в обороноздатністьАльянсу.</text:p>
      <text:p text:style-name="P4">
По-четверте, Швеція повинна стати членом НАТО. Будемо сподіватися, що цевідбудеться на саміті у Вільнюсі, — зазначив Маргус Цахкна.</text:p>
      <text:p text:style-name="P4">
Source: <text:a xlink:type="simple" xlink:href="https://armyinform.com.ua/2023/05/13/nato-ye-yedynoyu-diyevoyu-garantiyeyu-bezpeky-dlya-ukrayiny-margus-czahkna/" text:style-name="Internet_20_link" text:visited-style-name="Visited_20_Internet_20_Link">
https://armyinform.com.ua/2023/05/13/nato-ye-yedynoyu-diyevoyu-garantiyeyu-bezpeky-dlya-ukrayiny-margus-czahkna/</text:a>
</text:p>
      <!--NEWS-->
      <text:h text:style-name="P10" text:outline-level="1">
<text:span text:style-name="T4">
У Чорному морі ворог тримає два ракетоносії з 12 «Калібрами»</text:span>
</text:h>
      <text:p text:style-name="P4">
Author: ['АРМІЯINFORM']</text:p>
      <text:p text:style-name="P4">
Time: 2023-05-13T69:00:00-04:00</text:p>
      <text:p text:style-name="P4">
Description: Станом на 13 травня у Чорному морі на бойовому чергуванні перебувають 6 ворожих кораб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maxresdefault-1.jpg" text:style-name="Internet_20_link" text:visited-style-name="Visited_20_Internet_20_Link">
maxresdefault-1.jpg</text:a>
']</text:p>
      <text:p text:style-name="P4">
Tags: ['STOPRUSSIA', 'ВМС ЗС УКРАЇНИ', 'ВТОРГНЕННЯ РФ', 'КАЛІБРИ']</text:p>
      <text:p text:style-name="P4">
Category: News</text:p>
      <!--METADATA-->
      <text:p text:style-name="P4">
<draw:frame draw:style-name="fr1" draw:name="Image296" text:anchor-type="as-char" svg:width="6.9236in" svg:height="3.894525in" draw:z-index="0">
<draw:image xlink:href="../Images/AРМІЯINFORM/2023-05-13T69-00-00-04-00/maxresdefault-1.jpg" xlink:type="simple" xlink:show="embed" xlink:actuate="onLoad" draw:mime-type="image/jpeg"/>
</draw:frame>
Ілюстративне фото</text:p>
      <text:p text:style-name="P4">
Станом на 13 травня у Чорному морі на бойовому чергуванні перебувають 6ворожих кораблів, серед яких 2 носії крилатих ракет «Калібр», загальний залпдо 12 ракет. Про це<text:a xlink:type="simple" xlink:href="https://www.facebook.com/navy.mil.gov.ua/posts/pfbid02oJxFgp3z25PQ3KGxUHumcmbrsNi4fKpaufESrtoqNBpE3fewRrvU1QAKqwX2phdyl" text:style-name="Internet_20_link" text:visited-style-name="Visited_20_Internet_20_Link">
повідомляє</text:a>
Командування Військово-Морських Сил ЗС України.</text:p>
      <text:p text:style-name="P4">
В Азовському морі — 1 ворожий корабель, у Середземному морі на бойовомучергуванні перебувають до 5 ворожих кораблі, з них 1 носій крилатих ракет«Калібр», загальний залп до 4 ракет;</text:p>
      <text:p text:style-name="P4">
За добу в інтересах рф прохід Керч-Єнікальською протокою здійснили:</text:p>
      <ul>
        <li>
до Азовського моря — 39 суден, з них 6 рухалось у напрямку протоки Босфор;  * до Чорного моря — 15 суден, з них 5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5/13/u-chornomu-mori-vorog-trymaye-dva-raketonosiyi-z-12-kalibramy/" text:style-name="Internet_20_link" text:visited-style-name="Visited_20_Internet_20_Link">
https://armyinform.com.ua/2023/05/13/u-chornomu-mori-vorog-trymaye-dva-raketonosiyi-z-12-kalibramy/</text:a>
</text:p>
      <!--NEWS-->
      <text:h text:style-name="P10" text:outline-level="1">
<text:span text:style-name="T4">
Стратегічна ціль рф полягала в тому, щоби знищити українську державність — Головнокомандувач ЗСУ</text:span>
</text:h>
      <text:p text:style-name="P4">
Author: ['АРМІЯINFORM']</text:p>
      <text:p text:style-name="P4">
Time: 2023-05-13T70:00:00-04:00</text:p>
      <text:p text:style-name="P4">
Description: Про це Головнокомандувач ЗСУ генерал Валерій Залужний розповів в інтерв’ю журналіс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2730470-e1661171404394.jpg" text:style-name="Internet_20_link" text:visited-style-name="Visited_20_Internet_20_Link">
2730470-e1661171404394.jpg</text:a>
']</text:p>
      <text:p text:style-name="P4">
Tags: ['STOPRUSSIA', 'АГРЕСІЯ РФ', 'ВАЛЕРІЙ ЗАЛУЖНИЙ', 'ВІЙНА', 'ВТОРГНЕННЯ РФ', 'ГОЛОВНОКОМАНДУВАЧ ЗС УКРАЇНИ']</text:p>
      <text:p text:style-name="P4">
Category: News</text:p>
      <!--METADATA-->
      <text:p text:style-name="P4">
<draw:frame draw:style-name="fr1" draw:name="Image297" text:anchor-type="as-char" svg:width="6.9236in" svg:height="3.660754in" draw:z-index="0">
<draw:image xlink:href="../Images/AРМІЯINFORM/2023-05-13T70-00-00-04-00/2730470-e1661171404394.jpg" xlink:type="simple" xlink:show="embed" xlink:actuate="onLoad" draw:mime-type="image/jpeg"/>
</draw:frame>
</text:p>
      <text:p text:style-name="P4">
Про це Головнокомандувач ЗСУ генерал Валерій Залужний розповів в<text:a xlink:type="simple" xlink:href="https://www.youtube.com/watch" text:style-name="Internet_20_link" text:visited-style-name="Visited_20_Internet_20_Link">
інтерв’ю</text:a>
журналісту Дмитру Комарову, відповідаючи на запитання, з якими намірами іочікуваннями росія здійснила широкомасштабне вторгнення в Україну.</text:p>
      <text:p text:style-name="P4">
— Стратегічна ціль російської федерації, на мою думку, полягала в тому, щобзнищити українську державність як таку. Мабуть, вони розраховували на те, щозайдуть організованими колонами, люди зустрінуть їх з хлібом-сіллю і на цьомуукраїнська державність закінчиться. Коли українці почали спротив, колиукраїнці почали захищатися, то станом на сьогоднішній день вони свідомо їдутьсюди, щоби свідомо вбивати українців, саме вбивати, — зауважив ВалерійЗалужний.</text:p>
      <text:p text:style-name="P4">
Головнокомандувач ЗСУ неодноразово наголошував на тому, що сутність цієї війниполягає в тому, що «ми будемо воювати до останньої краплі крові», а в іншомувипадку — українська держава буде знищена.</text:p>
      <text:p text:style-name="P4">
— Сутність цієї війни полягає в тому, що якщо зараз ми не вб’ємо цього ворога,то будемо знищені ми. Бо вони прийшли свідомо, хоч і несуть зараз шаленівтрати, в тому числі на Донецькому оперативному напрямку, в районі Бахмута,але все одно йдуть вбивати українців. Це їхня мета. Дивно, що це відбуваєтьсяу 21 столітті, дивно, що це відбувається в ту епоху, коли розвинена наука,коли ще в пам’яті є діди і баби, які пережили Другу світову війну, але,незважаючи на це, вони йдуть свідомо вбивати українців. Ми будемо воювати доостанньої краплі крові, бо інакше вб’ють нас. Виходу іншого немає. Все просто,— підсумував Головнокомандувач ЗСУ.</text:p>
      <text:p text:style-name="P4">
Source: <text:a xlink:type="simple" xlink:href="https://armyinform.com.ua/2023/05/13/strategichna-czil-rf-polyagala-v-tomu-shhoby-znyshhyty-ukrayinsku-derzhavnist-golovnokomanduvach-zsu/" text:style-name="Internet_20_link" text:visited-style-name="Visited_20_Internet_20_Link">
https://armyinform.com.ua/2023/05/13/strategichna-czil-rf-polyagala-v-tomu-shhoby-znyshhyty-ukrayinsku-derzhavnist-golovnokomanduvach-zsu/</text:a>
</text:p>
      <!--NEWS-->
      <text:h text:style-name="P10" text:outline-level="1">
<text:span text:style-name="T4">
Основна наша робота — зменшувати чисельність ворога у геометричній прогресії — Вадим Сухаревський</text:span>
</text:h>
      <text:p text:style-name="P4">
Author: ['АРМІЯINFORM']</text:p>
      <text:p text:style-name="P4">
Time: 2023-05-13T71:00:00-04:00</text:p>
      <text:p text:style-name="P4">
Description: «Ми маємо справу з однією з наймасовіших мілітаризованих систем у світі. Називати ї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04443119509948249_y.jpg" text:style-name="Internet_20_link" text:visited-style-name="Visited_20_Internet_20_Link">
photo_5404443119509948249_y.jpg</text:a>
']</text:p>
      <text:p text:style-name="P4">
Tags: ['MILITARY MEDIA CENTER', 'ВАДИМ СУХАРЕВСЬКИЙ']</text:p>
      <text:p text:style-name="P4">
Category: News</text:p>
      <!--METADATA-->
      <text:p text:style-name="P4">
<draw:frame draw:style-name="fr1" draw:name="Image298" text:anchor-type="as-char" svg:width="6.9236in" svg:height="4.32725in" draw:z-index="0">
<draw:image xlink:href="../Images/AРМІЯINFORM/2023-05-13T71-00-00-04-00/photo_5404443119509948249_y.jpg" xlink:type="simple" xlink:show="embed" xlink:actuate="onLoad" draw:mime-type="image/jpeg"/>
</draw:frame>
</text:p>
      <text:p text:style-name="P4">
«Ми маємо справу з однією з наймасовіших мілітаризованих систем у світі.Називати їх другою армією світу просто западло. Це просто велика зграя. Іосновна наша робота полягає в тому, щоб зменшувати її чисельність угеометричній прогресії», — повідомляє командир окремої мотопіхотної бригадиімені Якова Гандзюка полковник Вадим Сухаревський.</text:p>
      <text:p text:style-name="P4">
Як зазначив офіцер, недооцінювати свого противника ніколи не можна. російськізагарбники швидко вчаться, вони підготовлені і навіть певним чиномвмотивовані, адже у їх мізки роками «закачували» пропаганду.</text:p>
      <text:p text:style-name="P4">
«Ті гени, які маємо ми, українці, наше бажання захищати свою країну,нетерпимість до чужого чобота на нашій землі дають нам наснагу, силу іможливість нищити російського ворога», — додає командир бригади.</text:p>
      <text:p text:style-name="P4">
На завершення Вадим Сухаревський розповідає, що наші хлопці навіть зі зброєюдругої половини минулого століття примудряються робити дива. Якщо такимпрофесіоналам давати ще й кращу, сучасну зброю, то ми будемо ще більшрезультативними. Власне, ми вже це доводимо, воюючи зброєю від союзників.</text:p>
      <text:p text:style-name="P4">
<text:span text:style-name="T4">
Джерело:</text:span>
 <text:a xlink:type="simple" xlink:href="https://t.me/militarymediacenter/1926" text:style-name="Internet_20_link" text:visited-style-name="Visited_20_Internet_20_Link">
Military Media Center</text:a>
</text:p>
      <text:p text:style-name="P4">
Source: <text:a xlink:type="simple" xlink:href="https://armyinform.com.ua/2023/05/13/osnovna-nasha-robota-zmenshuvaty-chyselnist-voroga-u-geometrychnij-progresiyi-vadym-suharevskyj/" text:style-name="Internet_20_link" text:visited-style-name="Visited_20_Internet_20_Link">
https://armyinform.com.ua/2023/05/13/osnovna-nasha-robota-zmenshuvaty-chyselnist-voroga-u-geometrychnij-progresiyi-vadym-suharevskyj/</text:a>
</text:p>
      <!--NEWS-->
      <text:h text:style-name="P10" text:outline-level="1">
<text:span text:style-name="T4">
Наразі ЗСУ мають певні успіхи на флангах у районі Бахмута — Сергій Череватий</text:span>
</text:h>
      <text:p text:style-name="P4">
Author: ['Віктор Шубец']</text:p>
      <text:p text:style-name="P4">
Time: 2023-05-13T72:00:00-04:00</text:p>
      <text:p text:style-name="P4">
Description: Вчора підрозділи ЗСУ провели певні контратакувальні дії, результатом яких ста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cherevatyj.jpg" text:style-name="Internet_20_link" text:visited-style-name="Visited_20_Internet_20_Link">
cherevatyj.jpg</text:a>
']</text:p>
      <text:p text:style-name="P4">
Tags: ['БАХМУТ', 'ЄДИНІ НОВИНИ', 'СЕРГІЙ ЧЕРЕВАТИЙ']</text:p>
      <text:p text:style-name="P4">
Category: News</text:p>
      <!--METADATA-->
      <text:p text:style-name="P4">
<draw:frame draw:style-name="fr1" draw:name="Image299" text:anchor-type="as-char" svg:width="6.9236in" svg:height="5.1927in" draw:z-index="0">
<draw:image xlink:href="../Images/AРМІЯINFORM/2023-05-13T72-00-00-04-00/cherevatyj.jpg" xlink:type="simple" xlink:show="embed" xlink:actuate="onLoad" draw:mime-type="image/jpeg"/>
</draw:frame>
</text:p>
      <text:p text:style-name="P4">
Вчора підрозділи ЗСУ провели певні контратакувальні дії, результатом якихстало проходження наших військ у глибину ворожих позицій від 250 метрів допівтора кілометра. За сьогодні — на деяких ділянках наші підрозділипросунулись вперед до 300 метрів та продовжують завдавати ударів по військовійтехніці та живій силі окупантів.</text:p>
      <text:p text:style-name="P4">
Про це під час прямого включення в<text:a xlink:type="simple" xlink:href="https://www.youtube.com/watch" text:style-name="Internet_20_link" text:visited-style-name="Visited_20_Internet_20_Link">
телемарафоні</text:a>
 «Єдині новини»сказав речник Східного угруповання військ Збройних Сил України полковникСергій Череватий.</text:p>
      <text:p text:style-name="P4">
— Наразі Збройні Сили України мають певні успіхи на флангах у районі Бахмута,а тому командири ворожих підрозділів розгублені та власноруч деморалізуютьсвоїх солдат, роздаючи листівки, як пам’ятку про необхідність бути в постійнійготовності до раптового контрнаступу українських захисників. Ми зі свого бокувикористовуємо будь-яку можливість відвоювати свої території, — розповівречник.</text:p>
      <text:p text:style-name="P4">
Також він зауважив, що за цю добу ворог 426 разів обстріляв наші позиції зіствольної артилерії та реактивних систем залпового вогню, завдав 12авіаударів. Відбулося 40 бойових зіткнень, де українські воїни знищили 127окупантів та 71 поранили, а ще 10 потрапили в полон.</text:p>
      <text:p text:style-name="P4">
Також захисники України знищили 3 ворожі танки, 2 станції РЕБ, 5 гармат тастільки ж БПЛА, а ще 8 польових складів із боєприпасами та протитанковийкомплекс окупантів.</text:p>
      <text:p text:style-name="P4">
Source: <text:a xlink:type="simple" xlink:href="https://armyinform.com.ua/2023/05/13/narazi-zsu-mayut-pevni-uspihy-na-flangah-u-rajoni-bahmuta-sergij-cherevatyj/" text:style-name="Internet_20_link" text:visited-style-name="Visited_20_Internet_20_Link">
https://armyinform.com.ua/2023/05/13/narazi-zsu-mayut-pevni-uspihy-na-flangah-u-rajoni-bahmuta-sergij-cherevatyj/</text:a>
</text:p>
      <!--NEWS-->
      <text:h text:style-name="P10" text:outline-level="1">
<text:span text:style-name="T4">
Валерій Залужний: Перемога для нас — це звільнена територія та потужні й надсучасні ЗСУ</text:span>
</text:h>
      <text:p text:style-name="P4">
Author: ['АРМІЯINFORM']</text:p>
      <text:p text:style-name="P4">
Time: 2023-05-13T73:00:00-04:00</text:p>
      <text:p text:style-name="P4">
Description: Головнокомандувач ЗСУ генерал Валерій Залужний в інтерв’ю журналісту Дмитру Комаро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35_main-v1670826199.jpg" text:style-name="Internet_20_link" text:visited-style-name="Visited_20_Internet_20_Link">
35_main-v1670826199.jpg</text:a>
']</text:p>
      <text:p text:style-name="P4">
Tags: []</text:p>
      <text:p text:style-name="P4">
Category: News</text:p>
      <!--METADATA-->
      <text:p text:style-name="P4">
<draw:frame draw:style-name="fr1" draw:name="Image300" text:anchor-type="as-char" svg:width="6.9236in" svg:height="4.61903in" draw:z-index="0">
<draw:image xlink:href="../Images/AРМІЯINFORM/2023-05-13T73-00-00-04-00/35_main-v1670826199.jpg" xlink:type="simple" xlink:show="embed" xlink:actuate="onLoad" draw:mime-type="image/jpeg"/>
</draw:frame>
</text:p>
      <text:p text:style-name="P4">
Головнокомандувач ЗСУ генерал Валерій Залужний в інтерв’ю журналісту ДмитруКомарову розповів, що для перемоги України замало тільки звільнення всієїокупованої території України.</text:p>
      <text:p text:style-name="P4">
— Наша перемога є однозначним звільненням всієї окупованої території України.Уся територія має бути звільнена. Але цього ще мало. Україна як держава маєзробити все, щоб усе, що відбулося і розпочалося 24 лютого 2022 року, ніколи вжитті не повторилося. Це має бути відбудована така військова інституція, яканіколи, ну принаймні стільки, скільки хотітимуть українці жити в мирі іспокої, ніколи не дасть можливості росіянам повторити все. Перемога для нас —це звільнена територія і потужні надсучасні і, мабуть, дуже великі ЗбройніСили України, боєздатні, які не дадуть рф повторити те, що відбулося і те, щовідбувається зараз, — розповів генерал Валерій Залужний.</text:p>
      <text:p text:style-name="P4">
Source: <text:a xlink:type="simple" xlink:href="https://armyinform.com.ua/2023/05/13/valerij-zaluzhnyj-peremoga-dlya-nas-cze-zvilnena-terytoriya-ta-potuzhni-j-nadsuchasni-zsu/" text:style-name="Internet_20_link" text:visited-style-name="Visited_20_Internet_20_Link">
https://armyinform.com.ua/2023/05/13/valerij-zaluzhnyj-peremoga-dlya-nas-cze-zvilnena-terytoriya-ta-potuzhni-j-nadsuchasni-zsu/</text:a>
</text:p>
      <!--NEWS-->
      <text:h text:style-name="P10" text:outline-level="1">
<text:span text:style-name="T4">
Армійські борці поїдуть на чемпіонат світу</text:span>
</text:h>
      <text:p text:style-name="P4">
Author: ['Володимир Скоростецький']</text:p>
      <text:p text:style-name="P4">
Time: 2023-05-13T74:00:00-04:00</text:p>
      <text:p text:style-name="P4">
Description: Упродовж трьох днів у Львові змагалися борці та борчині з усієї України.    Як повідом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vt-golovn.jpg" text:style-name="Internet_20_link" text:visited-style-name="Visited_20_Internet_20_Link">
avt-golovn.jpg</text:a>
', '<text:a xlink:type="simple" xlink:href="https://armyinform.com.ua/wp-content/uploads/2023/05/avt1-150x150.jpg" text:style-name="Internet_20_link" text:visited-style-name="Visited_20_Internet_20_Link">
avt1-150x150.jpg</text:a>
', '<text:a xlink:type="simple" xlink:href="https://armyinform.com.ua/wp-content/uploads/2023/05/avt2-150x150.jpg" text:style-name="Internet_20_link" text:visited-style-name="Visited_20_Internet_20_Link">
avt2-150x150.jpg</text:a>
', '<text:a xlink:type="simple" xlink:href="https://armyinform.com.ua/wp-content/uploads/2023/05/st4-150x150.jpg" text:style-name="Internet_20_link" text:visited-style-name="Visited_20_Internet_20_Link">
st4-150x150.jpg</text:a>
', '<text:a xlink:type="simple" xlink:href="https://armyinform.com.ua/wp-content/uploads/2023/05/st5-150x150.jpg" text:style-name="Internet_20_link" text:visited-style-name="Visited_20_Internet_20_Link">
st5-150x150.jpg</text:a>
', '<text:a xlink:type="simple" xlink:href="https://armyinform.com.ua/wp-content/uploads/2023/05/st6-150x150.jpg" text:style-name="Internet_20_link" text:visited-style-name="Visited_20_Internet_20_Link">
st6-150x150.jpg</text:a>
']</text:p>
      <text:p text:style-name="P4">
Tags: ['АРМІЙСЬКІ СПОРТСМЕНИ', 'ЧЕМПІОНАТ СВІТУ']</text:p>
      <text:p text:style-name="P4">
Category: News</text:p>
      <!--METADATA-->
      <text:p text:style-name="P4">
<draw:frame draw:style-name="fr1" draw:name="Image301" text:anchor-type="as-char" svg:width="6.9236in" svg:height="3.894525in" draw:z-index="0">
<draw:image xlink:href="../Images/AРМІЯINFORM/2023-05-13T74-00-00-04-00/avt-golovn.jpg" xlink:type="simple" xlink:show="embed" xlink:actuate="onLoad" draw:mime-type="image/jpeg"/>
</draw:frame>
</text:p>
      <text:p text:style-name="P4">
Упродовж трьох днів у Львові змагалися борці та борчині з усієї України.</text:p>
      <text:p text:style-name="P4">
Як повідомили кореспонденту АрміяІnform в адміністрації Навчально-спортивноїбази літніх видів спорту МО України, місто Лева приймало чемпіонат України звільної боротьби та Кубок України з греко-римської боротьби. У цьомуспортивному турнірі брали участь понад чотири сотні спортсменів та спортсменокз усіх областей України. Зокрема, понад 70 учасників — це представникиармійського спорту. 56 борців-армійців змагалися в греко-римській боротьбі, 11— у вільній, 5 учасниць змагалися в категорії «жіноча боротьба».</text:p>
      <text:p text:style-name="P4">
Серед найбільш титулованих учасників турніру — офіцер ЗСУ, багаторазовийчемпіон світу і Європи, чемпіон Олімпійських ігор у Токіо з греко-римськоїборотьби Жан Беленюк. У фіналі в дисципліні «греко-римська боротьба» вінпереміг з технічною перевагою достроково. Крім нього, у фіналі змагань за цієюдисципліною серед інших спортсменів розіграно 7 золотих, 3 срібні та 6бронзових нагород. У вільній боротьбі серед чоловіків переможці здобули 1золоту, 3 срібні та 3 бронзові медалі. У найважчій ваговій категорії в греко-римській боротьбі переміг Олександр Чернецький, неодноразовий призерчемпіонатів світу та Європи. Серед спортсменок у категорії «жіноча боротьба»перше місце посіла Тетяна Сова, також призові місця посіли Алла Белінська таЮлія Лісовська.</text:p>
      <text:p text:style-name="P4">
<text:a xlink:type="simple" xlink:href="https://armyinform.com.ua/wp-content/uploads/2023/05/avt1.jpg" text:style-name="Internet_20_link" text:visited-style-name="Visited_20_Internet_20_Link">
<draw:frame draw:style-name="fr1" draw:name="Image302" text:anchor-type="as-char" svg:width="6.9236in" svg:height="6.9236in" draw:z-index="0">
<draw:image xlink:href="../Images/AРМІЯINFORM/2023-05-13T74-00-00-04-00/avt1-150x150.jpg" xlink:type="simple" xlink:show="embed" xlink:actuate="onLoad" draw:mime-type="image/jpeg"/>
</draw:frame>
</text:a>
</text:p>
      <text:p text:style-name="P4">
<text:a xlink:type="simple" xlink:href="https://armyinform.com.ua/wp-content/uploads/2023/05/avt2.jpg" text:style-name="Internet_20_link" text:visited-style-name="Visited_20_Internet_20_Link">
<draw:frame draw:style-name="fr1" draw:name="Image303" text:anchor-type="as-char" svg:width="6.9236in" svg:height="6.9236in" draw:z-index="0">
<draw:image xlink:href="../Images/AРМІЯINFORM/2023-05-13T74-00-00-04-00/avt2-150x150.jpg" xlink:type="simple" xlink:show="embed" xlink:actuate="onLoad" draw:mime-type="image/jpeg"/>
</draw:frame>
</text:a>
</text:p>
      <text:p text:style-name="P4">
<text:a xlink:type="simple" xlink:href="https://armyinform.com.ua/wp-content/uploads/2023/05/st4.jpg" text:style-name="Internet_20_link" text:visited-style-name="Visited_20_Internet_20_Link">
<draw:frame draw:style-name="fr1" draw:name="Image304" text:anchor-type="as-char" svg:width="6.9236in" svg:height="6.9236in" draw:z-index="0">
<draw:image xlink:href="../Images/AРМІЯINFORM/2023-05-13T74-00-00-04-00/st4-150x150.jpg" xlink:type="simple" xlink:show="embed" xlink:actuate="onLoad" draw:mime-type="image/jpeg"/>
</draw:frame>
</text:a>
</text:p>
      <text:p text:style-name="P4">
<text:a xlink:type="simple" xlink:href="https://armyinform.com.ua/wp-content/uploads/2023/05/st5-scaled.jpg" text:style-name="Internet_20_link" text:visited-style-name="Visited_20_Internet_20_Link">
<draw:frame draw:style-name="fr1" draw:name="Image305" text:anchor-type="as-char" svg:width="6.9236in" svg:height="6.9236in" draw:z-index="0">
<draw:image xlink:href="../Images/AРМІЯINFORM/2023-05-13T74-00-00-04-00/st5-150x150.jpg" xlink:type="simple" xlink:show="embed" xlink:actuate="onLoad" draw:mime-type="image/jpeg"/>
</draw:frame>
</text:a>
</text:p>
      <text:p text:style-name="P4">
<text:a xlink:type="simple" xlink:href="https://armyinform.com.ua/wp-content/uploads/2023/05/st6.jpg" text:style-name="Internet_20_link" text:visited-style-name="Visited_20_Internet_20_Link">
<draw:frame draw:style-name="fr1" draw:name="Image306" text:anchor-type="as-char" svg:width="6.9236in" svg:height="6.9236in" draw:z-index="0">
<draw:image xlink:href="../Images/AРМІЯINFORM/2023-05-13T74-00-00-04-00/st6-150x150.jpg" xlink:type="simple" xlink:show="embed" xlink:actuate="onLoad" draw:mime-type="image/jpeg"/>
</draw:frame>
</text:a>
</text:p>
      <text:p text:style-name="P4">
Зазначимо, що за результатами виступів буде сформовано національну збірнукоманду з боротьби, яка візьме участь у чемпіонаті світу.</text:p>
      <text:p text:style-name="P4">
<text:span text:style-name="T5">
Відео автора</text:span>
</text:p>
      <text:p text:style-name="P4">
<text:span text:style-name="T5">
Фото автора та Юлії Стельмах</text:span>
</text:p>
      <text:p text:style-name="P4">
Source: <text:a xlink:type="simple" xlink:href="https://armyinform.com.ua/2023/05/13/armijski-borczi-poyidut-na-chempionat-svitu/" text:style-name="Internet_20_link" text:visited-style-name="Visited_20_Internet_20_Link">
https://armyinform.com.ua/2023/05/13/armijski-borczi-poyidut-na-chempionat-svitu/</text:a>
</text:p>
      <!--NEWS-->
      <text:h text:style-name="P10" text:outline-level="1">
<text:span text:style-name="T4">
У Римі Президент України зустрівся з Президентом Італії Серджо Маттареллою</text:span>
</text:h>
      <text:p text:style-name="P4">
Author: ['АРМІЯINFORM']</text:p>
      <text:p text:style-name="P4">
Time: 2023-05-13T75:00:00-04:00</text:p>
      <text:p text:style-name="P4">
Description: У межах офіційного візиту до Італії Президент України Володимир Зеленський провів зустріч...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2644f46c0fd83aa18949c5c864e6452_1683978780_extra_large.jpeg" text:style-name="Internet_20_link" text:visited-style-name="Visited_20_Internet_20_Link">
b2644f46c0fd83aa18949c5c864e6452_1683978780_extra_large.jpeg</text:a>
']</text:p>
      <text:p text:style-name="P4">
Tags: ['ВОЛОДИМИР ЗЕЛЕНСЬКИЙ', 'ЗУСТРІЧ', 'ІТАЛІЯ']</text:p>
      <text:p text:style-name="P4">
Category: News</text:p>
      <!--METADATA-->
      <text:p text:style-name="P4">
У межах офіційного візиту до Італії Президент України Володимир Зеленськийпровів зустріч із Президентом Італійської Республіки Серджо Маттареллою.</text:p>
      <text:p text:style-name="P4">
Глава Української держави висловив подяку за послідовну позицію Італії щодопідтримки України у відстоюванні суверенітету й територіальної цілісності.</text:p>
      <text:p text:style-name="P4">
«На жаль, не маю часу, щоб потиснути руку кожному й кожній, обійняти,подякувати за ту підтримку, яку з першого дня повномасштабної агресії Італіянадавала Україні, нашим людям, переміщеним особам, подякувати за таке теплеставлення до українців», — сказав Володимир Зеленський.</text:p>
      <text:p text:style-name="P4">
Президент України подякував за комплексну допомогу, яку наша країна отримуєвід Італії.</text:p>
      <text:p text:style-name="P4">
«Ми надзвичайно вдячні Італії за важливу військову допомогу, яка дає Українізмогу протистояти російській агресії. Запорукою нашого успіху на полі бою єсвоєчасне отримання необхідної допомоги», — наголосив Глава держави.</text:p>
      <text:p text:style-name="P4">
<draw:frame draw:style-name="fr1" draw:name="Image307" text:anchor-type="as-char" svg:width="6.9236in" svg:height="4.617948in" draw:z-index="0">
<draw:image xlink:href="../Images/AРМІЯINFORM/2023-05-13T75-00-00-04-00/b2644f46c0fd83aa18949c5c864e6452_1683978780_extra_large.jpeg" xlink:type="simple" xlink:show="embed" xlink:actuate="onLoad" draw:mime-type="image/jpeg"/>
</draw:frame>
</text:p>
      <text:p text:style-name="P4">
Володимир Зеленський висловив сподівання на подальшу всебічну підтримку з бокуІталії. Крім того, він відзначив необхідність подальшого посиленняміжнародного тиску на країну-агресора, зокрема завдяки новим санкціям.</text:p>
      <text:p text:style-name="P4">
«У цій війні Італія була й залишається на правильному боці, на боці правди. Мирухаємося в напрямку перемоги. Бо перемога — це і є мир для нашої держави. Явпевнений, що суспільство Італії повністю поділяє наше ставлення, нашусправедливу боротьбу проти неспровокованої війни росії», — сказав Президент.</text:p>
      <text:p text:style-name="P4">
Лідери двох країн окремо обговорили зусилля України з метою відновлення мируна основі української формули миру.</text:p>
      <text:p text:style-name="P4">
«Високо ціную готовність Італії долучитися до реалізації нашої формули миру.Розраховую на участь Італії у Глобальному саміті миру, який буде проведеноцього року», — наголосив Володимир Зеленський.</text:p>
      <text:p text:style-name="P4">
Глава Української держави також високо оцінив підтримку Італією міжнароднихзусиль щодо притягнення росії до відповідальності за злочини в Україні. Вінокремо подякував за підтримку з боку Італії відповідної роботи Міжнародногокримінального суду, а також за участь у Керівній групі зі створенняспеціального трибуналу щодо злочину агресії рф проти України.</text:p>
      <text:p text:style-name="P4">
<text:span text:style-name="T4">
Джерело:</text:span>
 <text:a xlink:type="simple" xlink:href="https://www.president.gov.ua/news/prezident-ukrayini-zustrivsya-z-prezidentom-italiyi-v-rimi-82841" text:style-name="Internet_20_link" text:visited-style-name="Visited_20_Internet_20_Link">
Офіс ПрезидентаУкраїни</text:a>
</text:p>
      <text:p text:style-name="P4">
Source: <text:a xlink:type="simple" xlink:href="https://armyinform.com.ua/2023/05/13/u-rymi-prezydent-ukrayiny-zustrivsya-z-prezydentom-italiyi-serdzho-mattarelloyu/" text:style-name="Internet_20_link" text:visited-style-name="Visited_20_Internet_20_Link">
https://armyinform.com.ua/2023/05/13/u-rymi-prezydent-ukrayiny-zustrivsya-z-prezydentom-italiyi-serdzho-mattarelloyu/</text:a>
</text:p>
      <!--NEWS-->
      <text:h text:style-name="P10" text:outline-level="1">
<text:span text:style-name="T4">
Юрій Ігнат повідомив, скільки «Шахедів» влучили по Хмельниччині</text:span>
</text:h>
      <text:p text:style-name="P4">
Author: ['Віктор Шубец']</text:p>
      <text:p text:style-name="P4">
Time: 2023-05-13T76:00:00-04:00</text:p>
      <text:p text:style-name="P4">
Description: — Це була чергова атака Shahed із різних напрямків. Ми можемо вказувати лише напрям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yurij-ignat-1.jpg" text:style-name="Internet_20_link" text:visited-style-name="Visited_20_Internet_20_Link">
yurij-ignat-1.jpg</text:a>
']</text:p>
      <text:p text:style-name="P4">
Tags: ['SHAHED', 'STOPRUSSIA', 'ВТОРГНЕННЯ РФ', 'ХМЕЛЬНИЦЬКИЙ', 'ЮРІЙ ІГНАТ']</text:p>
      <text:p text:style-name="P4">
Category: News</text:p>
      <!--METADATA-->
      <text:p text:style-name="P4">
<draw:frame draw:style-name="fr1" draw:name="Image308" text:anchor-type="as-char" svg:width="6.9236in" svg:height="3.883237in" draw:z-index="0">
<draw:image xlink:href="../Images/AРМІЯINFORM/2023-05-13T76-00-00-04-00/yurij-ignat-1.jpg" xlink:type="simple" xlink:show="embed" xlink:actuate="onLoad" draw:mime-type="image/jpeg"/>
</draw:frame>
</text:p>
      <text:p text:style-name="P4">
— Це була чергова атака Shahed із різних напрямків. Ми можемо вказувати лишенапрямок. Зрозуміло, що ворог використовує мобільні установки для запускудронів там, де цього не чекають. На жаль, не всі ворожі дрони цієї ночі збили— 17 із 21. Є чотири влучання у Хмельницькій області, — розповів сьогодні підчас ефіру <text:a xlink:type="simple" xlink:href="https://www.youtube.com/watch" text:style-name="Internet_20_link" text:visited-style-name="Visited_20_Internet_20_Link">
«Єдиних новин»</text:a>
речник Командування Повітряних Сил ЗС України полковник Юрій Ігнат.</text:p>
      <text:p text:style-name="P4">
<text:span text:style-name="T4">
Також</text:span>
 він зазначив, що наразі лінія бойового зіткнення по всій територіїУкраїни, особливо на східному на південному напрямках, дуже насичена ворожимиБПЛА. Вчора засоби ППО знищили ще один розвідувальний ворожий дрон «Орлан-10».</text:p>
      <text:p text:style-name="P4">
— Вони постійно проводять повітряну розвідку. Можливо, чекають якихосьактивних дій з боку наших військ, тому деталізовано вивчають з повітря, —наголосив Юрій Ігнат.</text:p>
      <text:p text:style-name="P4">
Source: <text:a xlink:type="simple" xlink:href="https://armyinform.com.ua/2023/05/13/yurij-ignat-povidomyv-skilky-shahediv-vluchyly-po-hmelnychchyni/" text:style-name="Internet_20_link" text:visited-style-name="Visited_20_Internet_20_Link">
https://armyinform.com.ua/2023/05/13/yurij-ignat-povidomyv-skilky-shahediv-vluchyly-po-hmelnychchyni/</text:a>
</text:p>
      <!--NEWS-->
      <text:h text:style-name="P10" text:outline-level="1">
<text:span text:style-name="T4">
Необхідно забезпечити перемогу України — помічник генсека НАТО Девід Каттлер</text:span>
</text:h>
      <text:p text:style-name="P4">
Author: ['Єгор Брайлян']</text:p>
      <text:p text:style-name="P4">
Time: 2023-05-13T77:00:00-04:00</text:p>
      <text:p text:style-name="P4">
Description: Про це заявив помічник генерального секретаря НАТО з питань розвідки та безпеки Де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2893480022_ec90e08970_k.jpg" text:style-name="Internet_20_link" text:visited-style-name="Visited_20_Internet_20_Link">
52893480022_ec90e08970_k.jpg</text:a>
']</text:p>
      <text:p text:style-name="P4">
Tags: ['ДОПОМОГА ПАРТНЕРІВ', 'НАТО', 'СВІТ ПІДТРИМУЄ УКРАЇНУ', 'УКРАЇНА – НАТО']</text:p>
      <text:p text:style-name="P4">
Category: News</text:p>
      <!--METADATA-->
      <text:p text:style-name="P4">
<draw:frame draw:style-name="fr1" draw:name="Image309" text:anchor-type="as-char" svg:width="6.9236in" svg:height="4.615733in" draw:z-index="0">
<draw:image xlink:href="../Images/AРМІЯINFORM/2023-05-13T77-00-00-04-00/52893480022_ec90e08970_k.jpg" xlink:type="simple" xlink:show="embed" xlink:actuate="onLoad" draw:mime-type="image/jpeg"/>
</draw:frame>
</text:p>
      <text:p text:style-name="P4">
Про це заявив помічник генерального секретаря НАТО з питань розвідки табезпеки Девід Каттлер під час під час дискусії про саміт НАТО у Вільнюсі на16-й Конференції Леннарт Мері, передає кореспондент АрміяInform із Таллінна.</text:p>
      <text:p text:style-name="P4">
— У Вільнюсі буде перший саміт після затвердження стратегічної концепції НАТОв Мадриді минулого року. Там ви можете очікувати на певні практичні речі щодозбільшення інвестицій в оборону.</text:p>
      <text:p text:style-name="P4">
Необхідно підвищити взаємосумісність України з НАТО, а також забезпечитиукраїнську перемогу. Остання стосується справедливості й міцного миру. Цеможливо лише за подальшої військової підтримки для України, — повідомив ДевідКаттлер.</text:p>
      <text:p text:style-name="P4">
Він відзначив, що збільшення витрат на оборону — це спільне завдання для країнНАТО. Потреба витрачати мінімум 2 % на оборону, затверджені на саміті Альянсув Уельсі у 2014 році, є лише початковим показником, зважаючи на безпековесередовище у світі.</text:p>
      <text:p text:style-name="P4">
— Щодо витрат на оборону, нам потрібно робити ще більше, діяти швидше. 2% ВВПце лише початкові показники скільки варто витрачати на оборону. Обороннівитрати вже зростають, ми маємо бути чесними з нашими суспільствами, що ценеобхідно для нашої безпеки, — резюмував Девід Каттлер.</text:p>
      <text:p text:style-name="P4">
<text:span text:style-name="T5">
Фото</text:span>
 <text:span text:style-name="T5">
Lennart</text:span>
 <text:span text:style-name="T5">
Meri</text:span>
 <text:span text:style-name="T5">
Conference</text:span>
</text:p>
      <text:p text:style-name="P4">
Source: <text:a xlink:type="simple" xlink:href="https://armyinform.com.ua/2023/05/13/neobhidno-zabezpechyty-peremogu-ukrayiny-pomichnyk-genseka-nato-devid-kattler/" text:style-name="Internet_20_link" text:visited-style-name="Visited_20_Internet_20_Link">
https://armyinform.com.ua/2023/05/13/neobhidno-zabezpechyty-peremogu-ukrayiny-pomichnyk-genseka-nato-devid-kattler/</text:a>
</text:p>
      <!--NEWS-->
      <text:h text:style-name="P10" text:outline-level="1">
<text:span text:style-name="T4">
Як отримати пільги учасникам бойових дій</text:span>
</text:h>
      <text:p text:style-name="P4">
Author: ['АРМІЯINFORM']</text:p>
      <text:p text:style-name="P4">
Time: 2023-05-13T78:00:00-04:00</text:p>
      <text:p text:style-name="P4">
Description: Для отримання пільг особи зі статусом учасника бойових дій мають звернутися до орга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7/ubd.jpg" text:style-name="Internet_20_link" text:visited-style-name="Visited_20_Internet_20_Link">
ubd.jpg</text:a>
']</text:p>
      <text:p text:style-name="P4">
Tags: ['MILITARY MEDIA CENTER', 'ПОРАДИ', 'УЧАСНИК БОЙОВИХ ДІЙ']</text:p>
      <text:p text:style-name="P4">
Category: News</text:p>
      <!--METADATA-->
      <text:p text:style-name="P4">
<draw:frame draw:style-name="fr1" draw:name="Image310" text:anchor-type="as-char" svg:width="6.9236in" svg:height="3.63489in" draw:z-index="0">
<draw:image xlink:href="../Images/AРМІЯINFORM/2023-05-13T78-00-00-04-00/ubd.jpg" xlink:type="simple" xlink:show="embed" xlink:actuate="onLoad" draw:mime-type="image/jpeg"/>
</draw:frame>
</text:p>
      <text:p text:style-name="P4">
Для отримання пільг особи зі статусом учасника бойових дій мають звернутися доорганів Пенсійного фонду України, незалежно від місця їх реєстрації.</text:p>
      <text:p text:style-name="P4">
Заяви, що необхідно надати:</text:p>
      <ol>
        <li>
Заява про внесення особи до ЄДАРП (Єдиний державний автоматизований реєстр осіб, які мають право на пільги).  2. Заява про встановлення пільги.</li>
      </ol>
      <text:p text:style-name="P4">
Куди подавати заяви:</text:p>
      <ul>
        <li>
до будь-якого сервісного центру Пенсійного фонду по Україні ( <text:span text:style-name="T4">
перелік діючих сервісних центрів</text:span>
 — &lt;https://www.pfu.gov.ua/2152993-servisni-tsentry-gu-pfu&gt;
);  * надіслати поштою;  * через особистий кабінет на вебпорталі електронних послуг Пенсійного фонду України (&lt;https://portal.pfu.gov.ua/&gt;
);  * через застосунок Дія (за наявності Дія. Підпис).</li>
      </ul>
      <text:p text:style-name="P4">
Пільгу можна встановити як учаснику бойових дій, так і його рідним.</text:p>
      <text:p text:style-name="P4">
Пільги учасникам бойових дій надаються на комунальні послуги, тверде паливоабо скраплений газ виключно у грошовій готівковій формі.</text:p>
      <text:p text:style-name="P4">
<text:span text:style-name="T4">
Джерело:</text:span>
 <text:a xlink:type="simple" xlink:href="https://t.me/militarymediacenter/1927" text:style-name="Internet_20_link" text:visited-style-name="Visited_20_Internet_20_Link">
Military Media Center</text:a>
</text:p>
      <text:p text:style-name="P4">
Source: <text:a xlink:type="simple" xlink:href="https://armyinform.com.ua/2023/05/13/yak-otrymaty-pilgy-uchasnykam-bojovyh-dij/" text:style-name="Internet_20_link" text:visited-style-name="Visited_20_Internet_20_Link">
https://armyinform.com.ua/2023/05/13/yak-otrymaty-pilgy-uchasnykam-bojovyh-dij/</text:a>
</text:p>
      <!--NEWS-->
      <text:h text:style-name="P10" text:outline-level="1">
<text:span text:style-name="T4">
ЗСУ рухаються вперед на деяких ділянках Бахмутського напрямку — Олександр Сирський</text:span>
</text:h>
      <text:p text:style-name="P4">
Author: ['АРМІЯINFORM']</text:p>
      <text:p text:style-name="P4">
Time: 2023-05-13T79:00:00-04:00</text:p>
      <text:p text:style-name="P4">
Description: Українські воїни рухаються вперед на деяких ділянках фронту на Бахмутському напря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yrskyj_01-e1679558385743.jpg" text:style-name="Internet_20_link" text:visited-style-name="Visited_20_Internet_20_Link">
syrskyj_01-e1679558385743.jpg</text:a>
']</text:p>
      <text:p text:style-name="P4">
Tags: ['БАХМУТСЬКИЙ НАПРЯМОК', 'ОЛЕКСАНДР СИРСЬКИЙ']</text:p>
      <text:p text:style-name="P4">
Category: News</text:p>
      <!--METADATA-->
      <text:p text:style-name="P4">
<draw:frame draw:style-name="fr1" draw:name="Image311" text:anchor-type="as-char" svg:width="6.9236in" svg:height="3.686817in" draw:z-index="0">
<draw:image xlink:href="../Images/AРМІЯINFORM/2023-05-13T79-00-00-04-00/syrskyj_01-e1679558385743.jpg" xlink:type="simple" xlink:show="embed" xlink:actuate="onLoad" draw:mime-type="image/jpeg"/>
</draw:frame>
 Ілюстративне фото</text:p>
      <text:p text:style-name="P4">
Українські воїни рухаються вперед на деяких ділянках фронту на Бахмутськомунапрямку, а росіяни втрачають техніку й живу силу.</text:p>
      <text:p text:style-name="P4">
Про це командувач Сухопутних військ Збройних сил України генерал-полковникОлександр Сирський заявив у <text:a xlink:type="simple" xlink:href="https://t.me/osirskiy/68" text:style-name="Internet_20_link" text:visited-style-name="Visited_20_Internet_20_Link">
Телеграмі.</text:a>
</text:p>
      <text:p text:style-name="P4">
«Оборонна операція на Бахмутському напрямку продовжується. Наші воїнирухаються вперед на деяких ділянках фронту, а ворог втрачає техніку та живусилу», — зазначив Олександр Сирський.</text:p>
      <text:p text:style-name="P4">
Source: <text:a xlink:type="simple" xlink:href="https://armyinform.com.ua/2023/05/13/zsu-ruhayutsya-vpered-na-deyakyh-dilyankah-bahmutskogo-napryamku-oleksandr-syrskyj/" text:style-name="Internet_20_link" text:visited-style-name="Visited_20_Internet_20_Link">
https://armyinform.com.ua/2023/05/13/zsu-ruhayutsya-vpered-na-deyakyh-dilyankah-bahmutskogo-napryamku-oleksandr-syrskyj/</text:a>
</text:p>
      <!--NEWS-->
      <text:h text:style-name="P10" text:outline-level="1">
<text:span text:style-name="T4">
До Дня матері на Чернігівщині розпочалася акція «Шануємо маму героя!»</text:span>
</text:h>
      <text:p text:style-name="P4">
Author: ['Григорій Мазур']</text:p>
      <text:p text:style-name="P4">
Time: 2023-05-13T80:00:00-04:00</text:p>
      <text:p text:style-name="P4">
Description: З нагоди відзначення Дня матері в Чернігівській області стартувала акція «Шануємо ма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1-5.jpg" text:style-name="Internet_20_link" text:visited-style-name="Visited_20_Internet_20_Link">
01-5.jpg</text:a>
', '<text:a xlink:type="simple" xlink:href="https://armyinform.com.ua/wp-content/uploads/2023/05/02-6-150x150.jpg" text:style-name="Internet_20_link" text:visited-style-name="Visited_20_Internet_20_Link">
02-6-150x150.jpg</text:a>
', '<text:a xlink:type="simple" xlink:href="https://armyinform.com.ua/wp-content/uploads/2023/05/03-9-150x150.jpg" text:style-name="Internet_20_link" text:visited-style-name="Visited_20_Internet_20_Link">
03-9-150x150.jpg</text:a>
', '<text:a xlink:type="simple" xlink:href="https://armyinform.com.ua/wp-content/uploads/2023/05/04-9-150x150.jpg" text:style-name="Internet_20_link" text:visited-style-name="Visited_20_Internet_20_Link">
04-9-150x150.jpg</text:a>
']</text:p>
      <text:p text:style-name="P4">
Tags: ['STOPRUSSIA', 'АГРЕСІЯ РФ', 'ВТОРГНЕННЯ РФ', 'ДЕНЬ МАТЕРІ', 'ЧЕРНІГІВ']</text:p>
      <text:p text:style-name="P4">
Category: News</text:p>
      <!--METADATA-->
      <text:p text:style-name="P4">
<draw:frame draw:style-name="fr1" draw:name="Image312" text:anchor-type="as-char" svg:width="6.9236in" svg:height="5.1927in" draw:z-index="0">
<draw:image xlink:href="../Images/AРМІЯINFORM/2023-05-13T80-00-00-04-00/01-5.jpg" xlink:type="simple" xlink:show="embed" xlink:actuate="onLoad" draw:mime-type="image/jpeg"/>
</draw:frame>
</text:p>
      <text:p text:style-name="P4">
З нагоди відзначення Дня матері в Чернігівській області стартувала акція«Шануємо маму героя!», що була започаткована Чернігівським обласнимтериторіальним центром комплектування та соціальної підтримки.</text:p>
      <text:p text:style-name="P4">
Головна мета акції полягає в тому, щоб вшанувати пам'ять загиблихвійськовослужбовців Збройних Сил України, які віддали своє життя в боротьбіпроти російських окупантів. У рамках заходу матерям загиблих військових, якімешкають у Чернігові та області, вручатимуть «Подяки матерям», квіти таподарункові пакунки. Таким чином військові хочуть подякувати матерям завиховання своїх дітей — героїв, які загинули в боях за Україну.</text:p>
      <text:p text:style-name="P4">
<text:a xlink:type="simple" xlink:href="https://armyinform.com.ua/wp-content/uploads/2023/05/02-6.jpg" text:style-name="Internet_20_link" text:visited-style-name="Visited_20_Internet_20_Link">
<draw:frame draw:style-name="fr1" draw:name="Image313" text:anchor-type="as-char" svg:width="6.9236in" svg:height="6.9236in" draw:z-index="0">
<draw:image xlink:href="../Images/AРМІЯINFORM/2023-05-13T80-00-00-04-00/02-6-150x150.jpg" xlink:type="simple" xlink:show="embed" xlink:actuate="onLoad" draw:mime-type="image/jpeg"/>
</draw:frame>
</text:a>
</text:p>
      <text:p text:style-name="P4">
<text:a xlink:type="simple" xlink:href="https://armyinform.com.ua/wp-content/uploads/2023/05/03-9.jpg" text:style-name="Internet_20_link" text:visited-style-name="Visited_20_Internet_20_Link">
<draw:frame draw:style-name="fr1" draw:name="Image314" text:anchor-type="as-char" svg:width="6.9236in" svg:height="6.9236in" draw:z-index="0">
<draw:image xlink:href="../Images/AРМІЯINFORM/2023-05-13T80-00-00-04-00/03-9-150x150.jpg" xlink:type="simple" xlink:show="embed" xlink:actuate="onLoad" draw:mime-type="image/jpeg"/>
</draw:frame>
</text:a>
</text:p>
      <text:p text:style-name="P4">
<text:a xlink:type="simple" xlink:href="https://armyinform.com.ua/wp-content/uploads/2023/05/04-9.jpg" text:style-name="Internet_20_link" text:visited-style-name="Visited_20_Internet_20_Link">
<draw:frame draw:style-name="fr1" draw:name="Image315" text:anchor-type="as-char" svg:width="6.9236in" svg:height="6.9236in" draw:z-index="0">
<draw:image xlink:href="../Images/AРМІЯINFORM/2023-05-13T80-00-00-04-00/04-9-150x150.jpg" xlink:type="simple" xlink:show="embed" xlink:actuate="onLoad" draw:mime-type="image/jpeg"/>
</draw:frame>
</text:a>
</text:p>
      <text:p text:style-name="P4">
В обласному центрі в рамках проєкту начальник Чернігівського об’єднаногоміського ТЦК та СП полковник Сергій Колесник завітав до Світлани ОлександрівниШпак — мами військовослужбовця Збройних Сил України старшого лейтенантаВолодимира Шпака, який загинув на Сході у 2021 році.</text:p>
      <text:p text:style-name="P4">
За словами жінки, бойові побратими її сина постійно їй телефонують та дякуютьза знання і підготовку, яким навчав своїх підлеглих Володимир, коли був їхнімкомандиром.</text:p>
      <text:p text:style-name="P4">
— Кожній матері героя під час зустрічі висловлюємо щирі співчуття з приводувтрати сина, який віддав життя за нашу країну та дякуємо за мужність та силудуху, з якими вони пережили ці важкі для родин втрати, — розповів полковникСергій Колесник.</text:p>
      <text:p text:style-name="P4">
За словами офіцера, військовослужбовці територіальних центрів комплектуваннята соціальної підтримки постійно підтримують зв'язок з родинами загиблихвійськовослужбовців. Наприклад, вони інформують родини загиблих щодонормативно-правових актів, що регулюють встановлення державних пільг тавиплат. Крім того, вони завчасно вивчають потреби родин загиблих тазабезпечують постійну адресну підтримку у вирішенні проблемних питань.</text:p>
      <text:p text:style-name="P4">
— Ця ініціатива демонструє велику повагу до воїнів, які віддали своє життязадля захисту Батьківщини, а також показує, що держава піклується проблагополуччя їхніх родин, — підсумував начальник Чернігівського об’єднаногоміського ТЦК та СП полковник Сергій Колесник.</text:p>
      <text:p text:style-name="P4">
<text:span text:style-name="T5">
<text:span text:style-name="T4">
Фото автора</text:span>
</text:span>
</text:p>
      <text:p text:style-name="P4">
Source: <text:a xlink:type="simple" xlink:href="https://armyinform.com.ua/2023/05/13/do-dnya-materi-na-chernigivshhyni-rozpochalasya-akcziya-shanuyemo-mamu-geroya/" text:style-name="Internet_20_link" text:visited-style-name="Visited_20_Internet_20_Link">
https://armyinform.com.ua/2023/05/13/do-dnya-materi-na-chernigivshhyni-rozpochalasya-akcziya-shanuyemo-mamu-geroya/</text:a>
</text:p>
      <!--NEWS-->
      <text:h text:style-name="P10" text:outline-level="1">
<text:span text:style-name="T4">
Відбулося перше засідання Міжвідомчої робочої групи з розгляду пропозицій щодо виділення коштів Фонду ліквідації наслідків збройної агресії</text:span>
</text:h>
      <text:p text:style-name="P4">
Author: ['АРМІЯINFORM']</text:p>
      <text:p text:style-name="P4">
Time: 2023-05-13T81:00:00-04:00</text:p>
      <text:p text:style-name="P4">
Description: Міжвідомча робоча група з розгляду узагальнених пропозицій щодо виділення коштів Фон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0/uryad-1-e1638886488113.jpg" text:style-name="Internet_20_link" text:visited-style-name="Visited_20_Internet_20_Link">
uryad-1-e1638886488113.jpg</text:a>
']</text:p>
      <text:p text:style-name="P4">
Tags: ['ЗАСІДАННЯ', 'УРЯДОВИЙ ПОРТАЛ', 'ФОНД ЛІКВІДАЦІЇ НАСЛІДКІВ']</text:p>
      <text:p text:style-name="P4">
Category: News</text:p>
      <!--METADATA-->
      <text:p text:style-name="P4">
<draw:frame draw:style-name="fr1" draw:name="Image316" text:anchor-type="as-char" svg:width="6.9236in" svg:height="3.964969in" draw:z-index="0">
<draw:image xlink:href="../Images/AРМІЯINFORM/2023-05-13T81-00-00-04-00/uryad-1-e1638886488113.jpg" xlink:type="simple" xlink:show="embed" xlink:actuate="onLoad" draw:mime-type="image/jpeg"/>
</draw:frame>
</text:p>
      <text:p text:style-name="P4">
Міжвідомча робоча група з розгляду узагальнених пропозицій щодо виділеннякоштів Фонду ліквідації наслідків збройної агресії провела перше засідання,під час якого була вперше застосована як рекомендаційна Методика пріоритизаціїпроектів, а також були розглянуті перші заявки щодо фінансування проектів зарахунок коштів Фонду. Про це<text:a xlink:type="simple" xlink:href="https://www.kmu.gov.ua/news/vidbulosia-pershe-zasidannia-mizhvidomchoi-robochoi-hrupy-z-rozghliadu-propozytsii-shchodo-vydilennia-koshtiv-fondu-likvidatsii-naslidkiv-zbroinoi-ahresii" text:style-name="Internet_20_link" text:visited-style-name="Visited_20_Internet_20_Link">
повідомляє</text:a>
 Урядовий портал.</text:p>
      <text:p text:style-name="P4">
Методика пріоритезації розроблялась експертами Міністерства розвитку громадтериторій та інфраструктури (Мінінфраструктури) спільно з Коаліцієюгромадських організацій RISE Ukraine. Методика передбачає оцінку відповідностіподаних проектів пріоритетам відбудови з визначенням відповідного показника.</text:p>
      <text:p text:style-name="P4">
Показник пріоритезації розраховується за формулою, як включає в себе, зокрема,показник рівня потреб, охоплення (кількість населення, чиї потреби задовольняєпроект), показник невідкладності потреби, а також показник додаткового впливу(енергоефективність, підвищення якості довкілля, інклюзивність, створеннянових робочих місць тощо).</text:p>
      <text:p text:style-name="P4">
Під час засідання Міжвідомча робоча група розглянула 377 перших проектів ізобсягом фінансування за рахунок фонду ліквідації 17,9 млрд гривень, поданихорганами місцевого самоврядування, а також центральними органами виконавчоївлади на розгляд через Галузеву систему управління відновленнямінфраструктури, яка є складовою частиною цифрової екосистеми DREAM.</text:p>
      <text:p text:style-name="P4">
За результатами розгляду проектів робоча група склала перелік проектів зпопередньою пріоритизацією, який буде переданий на розгляд Кабінету МіністрівУкраїни. Фінальний перелік проектів буде затверджений Урядом за результатамидоопрацювання заявниками поданої документації. Затверджені проекти отримаютьфінансування з Фонду ліквідації наслідків збройної агресії.</text:p>
      <text:p text:style-name="P4">
«Фонд ліквідації наслідків збройної агресії є потужним інструментом дляпідтримки відновлення громад. Кожне селище чи місто, Міністерство чи областьможе подати проектну заявку за зарозумілою процедурою і отримати фінансування,якщо проект відповідає показникам пріоритезації. При цьому першочерговимзалишається відновлення критичної інфраструктури та базових послуг в найбільшпостраждалих громадах, забезпечення їх нормального функціонування», — зазначивВіце-прем’єр-міністр з відновлення України — Міністр розвитку громад,територій та інфраструктури Олександр Кубраков, який очолює Міжвідомчу робочугрупу.</text:p>
      <text:p text:style-name="P4">
Наступні засідання Міжвідомчої робочої групи транслюватимуться в онлайн-режиміі будуть доступні до публічного перегляду.</text:p>
      <text:p text:style-name="P4">
Методика пріоритизації, яку застосувала Міжвідомча робоча група, ляже в основунаціональної Методології пріоритизації проектів, яку Мінінфраструктурирозробляє спільно зі Світовим банком. Технічне завдання на розробкуМетодології доступно за<text:a xlink:type="simple" xlink:href="https://mtu.gov.ua/files/Infrastructure_Prioritization_Framework_Final_Version.pdf" text:style-name="Internet_20_link" text:visited-style-name="Visited_20_Internet_20_Link">
посиланням</text:a>
.</text:p>
      <text:p text:style-name="P4">
Замовниками по проектах будуть визначені органи місцевого самоврядування,деякі центральні органи виконавчої влади та обласні військові адміністрації, атакож Державне агентство відновлення та розвитку інфраструктури України.</text:p>
      <text:p text:style-name="P4">
«Україна має сильні і потужні громади. Ключове завдання держави в умовахвоєнного часу — допомогти їм впоратись з викликами відбудови та реалізуватипроекти за найкращими світовими стандартами щодо управління, екологічності талюдиноцентричності. Агентство відновлення спеціалізується на великихфлагманських проектах, має стати справжнім партнером для тих громад, якимсьогодні бракує спроможності в реалізації проектів. При цьому важливозберігати ініціативу і лідерство громад, наскільки це можливо в цих непростихумовах», — підкреслила заступник Міністра розвитку громад, територій таінфраструктури Олександра Азархіна.</text:p>
      <text:p text:style-name="P4">
Наразі команда Агентства відновлення спільно зі Службами відновлення вобластях, представниками органів виконавчої влади проводять обстеженняоб’єктів, вивчають всю наявну документацію та опрацьовують відповіднімеханізми та строки відновлення. Фахівці Агентства вже провели виїзні наради,оглянули об’єкти та оцінили поточні масштаби руйнувань. Все це дозволить післяприйняття рішення Урядом в найкоротші терміни приступити до виконання робіт навизначених об’єктах для оперативної їх реалізації за принципом «build backbetter», з урахуванням міжнародного досвіду та найкращих практик будівництва.</text:p>
      <text:p text:style-name="P4">
«Агентство розробляє комплексні прозорі уніфіковані підходи до проведенняпроцедур закупівель, критерії та вимоги до потенційних підрядних організацій.Роботи плануємо виконувати згідно з чинними будівельними нормами, зокрема зтермоізоляції, вимогами інклюзивності та безпеки», — розповів ГоловаДержавного агентства відновлення та розвитку інфраструктури Мустафа Найєм.</text:p>
      <text:p text:style-name="P4">
Крім проектів критичного відновлення, ініційованих органами місцевогосамоврядування, кошти Фонду ліквідації наслідків збройної агресії плануєтьсяспрямувати на будівництво, ремонт та інші інженерно-технічні заходи із захистуоб’єктів критичної інфраструктури (10 мільярдів гривень), програмуєВідновлення (перший етап компенсації за знищені/пошкоджені об’єкти житловогопризначення у розмірі 4 мільярди гривень), пілотний проект з відновленнянаселених пунктів, які постраждали внаслідок збройної агресії (5 мільярдівгривень), а також на реалізацію проектів Агентством відновлення (4,6 мільярдагривень).</text:p>
      <text:p text:style-name="P4">
Нагадаємо, Міжвідомча робоча група утворена відповідно до Порядку використаннякоштів Фонду, затвердженого постановою Кабінету Міністрів № 118 від 10 лютого2023 р. Робоча група розглядає узагальнені пропозиції заявників, поданіміністерствами, а також готує пропозиції Уряду щодо виділення коштів Фонду,враховуючи відповідність поданих пропозицій вимогам Порядку.</text:p>
      <text:p text:style-name="P4">
Міжвідомчу робочу групу очолює Віце-прем’єр-міністр з відновлення України —Міністр розвитку громад, територій та інфраструктури Олександр Кубраков.</text:p>
      <text:p text:style-name="P4">
До складу робочої групи також увійшли перший заступник Міністра розвиткугромад, територій та інфраструктури Василь Шкураков, заступник Міністрарозвитку громад, територій та інфраструктури Олександра Азархіна, першийзаступник Міністра фінансів Денис Улютін, заступник Міністра енергетики ФарідСафаров, перший заступник Міністра цифрової трансформації Олексій Вискуб,перший заступник Міністра соціальної політики Дарія Марчак, заступник Міністраохорони здоров’я Петро Ємець, заступник Міністра освіти і науки СвітланаДаниленко, заступник Міністра культури та інформаційної політики ГалинаГригоренко, Державний секретар Міністерства оборони України Костянтин Ващенко,Голова Державного агентства відновлення та розвитку інфраструктури МустафаНайєм та перший заступник голови Агентства відновлення Андрій Івко.</text:p>
      <text:p text:style-name="P4">
Згідно із затвердженим Порядком, органи місцевого самоврядування подаютьзвернення щодо виділення коштів Фонду в обласні адміністрації, які своєючергою спрямовують їх до Мінінфраструктури. Такий механізм застосовується допотреб у будівництві та реконструкції громадських будівель, реконструкційоб’єктів комунальної інфраструктури (водопостачання, водовідведення,теплопостачання), будівництва та реконструкції будівель для внутрішньопереміщених осіб (ВПО), розробки проектно-кошторисної документації длязруйнованих об’єктів тощо.</text:p>
      <text:p text:style-name="P4">
При цьому зібрані звернення щодо комунальних об’єктів електропостачання таосвітлення, забезпечення шкільними автобусами та спецтранспортом для закладівохорони здоров’я обласні адміністрації подають напряму до профільнихміністерств: Міністерства енергетики, Міністерства охорони здоров’я таМіністерства освіти і науки.</text:p>
      <text:p text:style-name="P4">
Міністерства розглядають звернення на відповідність вимогам Порядкувикористання коштів Фонду, а також аналізують доцільність, ефективність,взаємоузгодженість та пріоритетність реалізації запропонованих проектів,зважаючи на першочергові потреби громад. Далі міністерства формуютьузагальнені пропозиції виділення коштів Фонду, з переліком проектів тавідповідним обґрунтуванням, та подають їх на розгляд Міжвідомчій робочійгрупі. За результатами розгляду пропозицій робочою групою, Уряд приймаєостаточне рішення щодо виділення коштів Фонду.</text:p>
      <text:p text:style-name="P4">
Source: <text:a xlink:type="simple" xlink:href="https://armyinform.com.ua/2023/05/13/vidbulosya-pershe-zasidannya-mizhvidomchoyi-robochoyi-grupy-z-rozglyadu-propozyczij-shhodo-vydilennya-koshtiv-fondu-likvidacziyi-naslidkiv-zbrojnoyi-agresiyi/" text:style-name="Internet_20_link" text:visited-style-name="Visited_20_Internet_20_Link">
https://armyinform.com.ua/2023/05/13/vidbulosya-pershe-zasidannya-mizhvidomchoyi-robochoyi-grupy-z-rozglyadu-propozyczij-shhodo-vydilennya-koshtiv-fondu-likvidacziyi-naslidkiv-zbrojnoyi-agresiyi/</text:a>
</text:p>
      <!--NEWS-->
      <text:h text:style-name="P10" text:outline-level="1">
<text:span text:style-name="T4">
Жителі Харківщини можуть отримати фінансову допомогу від міжнародників</text:span>
</text:h>
      <text:p text:style-name="P4">
Author: ['АРМІЯINFORM']</text:p>
      <text:p text:style-name="P4">
Time: 2023-05-13T82:00:00-04:00</text:p>
      <text:p text:style-name="P4">
Description: На Харківщині поновили виплати грошової допомоги для постраждалих від війни осіб....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15-1.jpg" text:style-name="Internet_20_link" text:visited-style-name="Visited_20_Internet_20_Link">
15-1.jpg</text:a>
']</text:p>
      <text:p text:style-name="P4">
Tags: ['ГРОШОВА ДОПОМОГА', 'ПОСТРАЖДАЛИХ ВНАСЛІДОК ВІЙНИ', 'ХАРКІВЩИНА']</text:p>
      <text:p text:style-name="P4">
Category: News</text:p>
      <!--METADATA-->
      <text:p text:style-name="P4">
<draw:frame draw:style-name="fr1" draw:name="Image317" text:anchor-type="as-char" svg:width="6.9236in" svg:height="3.635469in" draw:z-index="0">
<draw:image xlink:href="../Images/AРМІЯINFORM/2023-05-13T82-00-00-04-00/15-1.jpg" xlink:type="simple" xlink:show="embed" xlink:actuate="onLoad" draw:mime-type="image/jpeg"/>
</draw:frame>
</text:p>
      <text:p text:style-name="P4">
На Харківщині поновили виплати грошової допомоги для постраждалих від війниосіб. Кеш-підтримку надає громадська організація «Мартін-Клуб» у партнерстві зміжнародною організацією гуманітарної допомоги Mercy Corps за фінансовоїпідтримки Агентства США з міжнародного розвитку. Про це<text:a xlink:type="simple" xlink:href="https://minre.gov.ua/2023/05/13/zhyteli-harkivshhyny-mozhut-otrymaty-finansovu-dopomogu-vid-mizhnarodnykiv/" text:style-name="Internet_20_link" text:visited-style-name="Visited_20_Internet_20_Link">
повідомляє</text:a>
 Міністерство з питаньреінтеграції тимчасово окупованих територій України.</text:p>
      <text:p text:style-name="P4">
Грошова допомога виплачується впродовж трьох місяців. Її розмір складає 2200гривень на місяць на кожного члена домогосподарства.</text:p>
      <text:p text:style-name="P4">
Подавати заявку можуть люди, які не отримували грошову допомогу від іншихблагодійних організацій протягом останніх двох місяців.</text:p>
      <text:p text:style-name="P4">
<text:span text:style-name="T4">
Записатися</text:span>
 на реєстрацію можна за телефоном гарячої лінії: 0 800 334 925.Гаряча лінія працює з понеділка до п’ятниці з 10:00 до 17:00.</text:p>
      <text:p text:style-name="P4">
<text:span text:style-name="T4">
Щоб отримати допомогу, необхідно надати таку інформацію:</text:span>
</text:p>
      <ul>
        <li>
індивідуальний податковий номер;  * номер ID-картки чи паспорта;  * кількість членів домогосподарства;  * фактичне місце проживання;  * номер банківського рахунку (реєстратор у жодному разі не запитує CVV-код).</li>
      </ul>
      <text:p text:style-name="P4">
Допомога виплачується на банківський рахунок отримувача, якого визначаютьчлени домогосподарства.</text:p>
      <text:p text:style-name="P4">
Source: <text:a xlink:type="simple" xlink:href="https://armyinform.com.ua/2023/05/13/zhyteli-harkivshhyny-mozhut-otrymaty-finansovu-dopomogu-vid-mizhnarodnykiv/" text:style-name="Internet_20_link" text:visited-style-name="Visited_20_Internet_20_Link">
https://armyinform.com.ua/2023/05/13/zhyteli-harkivshhyny-mozhut-otrymaty-finansovu-dopomogu-vid-mizhnarodnykiv/</text:a>
</text:p>
      <!--NEWS-->
      <text:h text:style-name="P10" text:outline-level="1">
<text:span text:style-name="T4">
Ганна Маляр очолила делегацію наших військових капеланів на Міжнародному паломництві у Франції</text:span>
</text:h>
      <text:p text:style-name="P4">
Author: ['АРМІЯINFORM']</text:p>
      <text:p text:style-name="P4">
Time: 2023-05-13T83:00:00-04:00</text:p>
      <text:p text:style-name="P4">
Description: Інтегруємо наших військових капеланів у міжнародну капеланську спільноту.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02286861243762234_y.jpg" text:style-name="Internet_20_link" text:visited-style-name="Visited_20_Internet_20_Link">
photo_5402286861243762234_y.jpg</text:a>
', '<text:a xlink:type="simple" xlink:href="https://armyinform.com.ua/wp-content/uploads/2023/05/photo_5402286861243762240_y-150x150.jpg" text:style-name="Internet_20_link" text:visited-style-name="Visited_20_Internet_20_Link">
photo_5402286861243762240_y-150x150.jpg</text:a>
', '<text:a xlink:type="simple" xlink:href="https://armyinform.com.ua/wp-content/uploads/2023/05/photo_5402286861243762235_y-150x150.jpg" text:style-name="Internet_20_link" text:visited-style-name="Visited_20_Internet_20_Link">
photo_5402286861243762235_y-150x150.jpg</text:a>
', '<text:a xlink:type="simple" xlink:href="https://armyinform.com.ua/wp-content/uploads/2023/05/photo_5402286861243762236_y-150x150.jpg" text:style-name="Internet_20_link" text:visited-style-name="Visited_20_Internet_20_Link">
photo_5402286861243762236_y-150x150.jpg</text:a>
', '<text:a xlink:type="simple" xlink:href="https://armyinform.com.ua/wp-content/uploads/2023/05/photo_5402286861243762237_y-150x150.jpg" text:style-name="Internet_20_link" text:visited-style-name="Visited_20_Internet_20_Link">
photo_5402286861243762237_y-150x150.jpg</text:a>
', '<text:a xlink:type="simple" xlink:href="https://armyinform.com.ua/wp-content/uploads/2023/05/photo_5402286861243762238_y-150x150.jpg" text:style-name="Internet_20_link" text:visited-style-name="Visited_20_Internet_20_Link">
photo_5402286861243762238_y-150x150.jpg</text:a>
', '<text:a xlink:type="simple" xlink:href="https://armyinform.com.ua/wp-content/uploads/2023/05/photo_5402286861243762239_y-150x150.jpg" text:style-name="Internet_20_link" text:visited-style-name="Visited_20_Internet_20_Link">
photo_5402286861243762239_y-150x150.jpg</text:a>
']</text:p>
      <text:p text:style-name="P4">
Tags: ['ВІЙСЬКОВІ КАПЕЛАНИ', 'ГАННА МАЛЯР', 'ФРАНЦІЯ']</text:p>
      <text:p text:style-name="P4">
Category: News</text:p>
      <!--METADATA-->
      <text:p text:style-name="P4">
<draw:frame draw:style-name="fr1" draw:name="Image318" text:anchor-type="as-char" svg:width="6.9236in" svg:height="4.608521in" draw:z-index="0">
<draw:image xlink:href="../Images/AРМІЯINFORM/2023-05-13T83-00-00-04-00/photo_5402286861243762234_y.jpg" xlink:type="simple" xlink:show="embed" xlink:actuate="onLoad" draw:mime-type="image/jpeg"/>
</draw:frame>
</text:p>
      <text:p text:style-name="P4">
Інтегруємо наших військових капеланів у міжнародну капеланську спільноту. Проце <text:a xlink:type="simple" xlink:href="https://t.me/annamaliar/731" text:style-name="Internet_20_link" text:visited-style-name="Visited_20_Internet_20_Link">
йдеться</text:a>
 в Телеграмі Ганни Маляр.</text:p>
      <text:p text:style-name="P4">
Щороку у Франції збираються військові з військовими капеланами на Міжнародневійськове паломництво до Люрду.</text:p>
      <text:p text:style-name="P4">
Це великий міжнародний захід, який об‘єднує військову спільноту щодо питаньдуховної та психологічної підтримки і реабілітації військових.</text:p>
      <text:p text:style-name="P4">
Цьогоріч тут 14 тисяч військових з 38 країн.</text:p>
      <text:p text:style-name="P4">
<text:a xlink:type="simple" xlink:href="https://armyinform.com.ua/wp-content/uploads/2023/05/photo_5402286861243762240_y.jpg" text:style-name="Internet_20_link" text:visited-style-name="Visited_20_Internet_20_Link">
<draw:frame draw:style-name="fr1" draw:name="Image319" text:anchor-type="as-char" svg:width="6.9236in" svg:height="6.9236in" draw:z-index="0">
<draw:image xlink:href="../Images/AРМІЯINFORM/2023-05-13T83-00-00-04-00/photo_5402286861243762240_y-150x150.jpg" xlink:type="simple" xlink:show="embed" xlink:actuate="onLoad" draw:mime-type="image/jpeg"/>
</draw:frame>
</text:a>
</text:p>
      <text:p text:style-name="P4">
<text:a xlink:type="simple" xlink:href="https://armyinform.com.ua/wp-content/uploads/2023/05/photo_5402286861243762235_y.jpg" text:style-name="Internet_20_link" text:visited-style-name="Visited_20_Internet_20_Link">
<draw:frame draw:style-name="fr1" draw:name="Image320" text:anchor-type="as-char" svg:width="6.9236in" svg:height="6.9236in" draw:z-index="0">
<draw:image xlink:href="../Images/AРМІЯINFORM/2023-05-13T83-00-00-04-00/photo_5402286861243762235_y-150x150.jpg" xlink:type="simple" xlink:show="embed" xlink:actuate="onLoad" draw:mime-type="image/jpeg"/>
</draw:frame>
</text:a>
</text:p>
      <text:p text:style-name="P4">
<text:a xlink:type="simple" xlink:href="https://armyinform.com.ua/wp-content/uploads/2023/05/photo_5402286861243762236_y.jpg" text:style-name="Internet_20_link" text:visited-style-name="Visited_20_Internet_20_Link">
<draw:frame draw:style-name="fr1" draw:name="Image321" text:anchor-type="as-char" svg:width="6.9236in" svg:height="6.9236in" draw:z-index="0">
<draw:image xlink:href="../Images/AРМІЯINFORM/2023-05-13T83-00-00-04-00/photo_5402286861243762236_y-150x150.jpg" xlink:type="simple" xlink:show="embed" xlink:actuate="onLoad" draw:mime-type="image/jpeg"/>
</draw:frame>
</text:a>
</text:p>
      <text:p text:style-name="P4">
<text:a xlink:type="simple" xlink:href="https://armyinform.com.ua/wp-content/uploads/2023/05/photo_5402286861243762237_y.jpg" text:style-name="Internet_20_link" text:visited-style-name="Visited_20_Internet_20_Link">
<draw:frame draw:style-name="fr1" draw:name="Image322" text:anchor-type="as-char" svg:width="6.9236in" svg:height="6.9236in" draw:z-index="0">
<draw:image xlink:href="../Images/AРМІЯINFORM/2023-05-13T83-00-00-04-00/photo_5402286861243762237_y-150x150.jpg" xlink:type="simple" xlink:show="embed" xlink:actuate="onLoad" draw:mime-type="image/jpeg"/>
</draw:frame>
</text:a>
</text:p>
      <text:p text:style-name="P4">
<text:a xlink:type="simple" xlink:href="https://armyinform.com.ua/wp-content/uploads/2023/05/photo_5402286861243762238_y.jpg" text:style-name="Internet_20_link" text:visited-style-name="Visited_20_Internet_20_Link">
<draw:frame draw:style-name="fr1" draw:name="Image323" text:anchor-type="as-char" svg:width="6.9236in" svg:height="6.9236in" draw:z-index="0">
<draw:image xlink:href="../Images/AРМІЯINFORM/2023-05-13T83-00-00-04-00/photo_5402286861243762238_y-150x150.jpg" xlink:type="simple" xlink:show="embed" xlink:actuate="onLoad" draw:mime-type="image/jpeg"/>
</draw:frame>
</text:a>
</text:p>
      <text:p text:style-name="P4">
<text:a xlink:type="simple" xlink:href="https://armyinform.com.ua/wp-content/uploads/2023/05/photo_5402286861243762239_y.jpg" text:style-name="Internet_20_link" text:visited-style-name="Visited_20_Internet_20_Link">
<draw:frame draw:style-name="fr1" draw:name="Image324" text:anchor-type="as-char" svg:width="6.9236in" svg:height="6.9236in" draw:z-index="0">
<draw:image xlink:href="../Images/AРМІЯINFORM/2023-05-13T83-00-00-04-00/photo_5402286861243762239_y-150x150.jpg" xlink:type="simple" xlink:show="embed" xlink:actuate="onLoad" draw:mime-type="image/jpeg"/>
</draw:frame>
</text:a>
</text:p>
      <text:p text:style-name="P4">
«Мені випала честь очолювати нашу делегацію та бути першим представникомкерівництва Міноборони України на такому заході за 27 років протягом якихукраїнська громада бере участь у цьому військовому паломництві», — повідомляєзаступник Міністра оборони України.</text:p>
      <text:p text:style-name="P4">
Ганна Маляр нагадала, що в цьому році була запущена служба військовогокапеланства у Збройних силах, яку нині динамічно розвивають.</text:p>
      <text:p text:style-name="P4">
«Нашій делегаціі тут багато уваги. Наша прапороносна група йшла першою. Занашу перемогу тут молились. Практично всі підходили до нас із словамипідтримки та виголошували «браво Україна», — підсумовує вона.</text:p>
      <text:p text:style-name="P4">
Source: <text:a xlink:type="simple" xlink:href="https://armyinform.com.ua/2023/05/13/ganna-malyar-ocholyla-delegacziyu-nashyh-vijskovyh-kapelaniv-na-mizhnarodnomu-palomnycztvi-u-francziyi/" text:style-name="Internet_20_link" text:visited-style-name="Visited_20_Internet_20_Link">
https://armyinform.com.ua/2023/05/13/ganna-malyar-ocholyla-delegacziyu-nashyh-vijskovyh-kapelaniv-na-mizhnarodnomu-palomnycztvi-u-francziyi/</text:a>
</text:p>
      <!--NEWS-->
      <text:h text:style-name="P10" text:outline-level="1">
<text:span text:style-name="T4">
Авіація Сил оборони завдала 8 ударів по районах зосередження окупантів</text:span>
</text:h>
      <text:p text:style-name="P4">
Author: ['АРМІЯINFORM']</text:p>
      <text:p text:style-name="P4">
Time: 2023-05-13T84:00:00-04:00</text:p>
      <text:p text:style-name="P4">
Description: Про це повідомляє Генеральний штаб ЗСУ.  «Авіація Сил оборони за добу завдала 8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STOPRUSSIA', 'АВІАЦІЯ', 'АГРЕСІЯ РФ', 'ВІЙНА', 'ВТОРГНЕННЯ РФ', 'ГЕНЕРАЛЬНИЙ ШТАБ ЗС УКРАЇНИ']</text:p>
      <text:p text:style-name="P4">
Category: News</text:p>
      <!--METADATA-->
      <text:p text:style-name="P4">
<draw:frame draw:style-name="fr1" draw:name="Image325" text:anchor-type="as-char" svg:width="6.9236in" svg:height="5.385022in" draw:z-index="0">
<draw:image xlink:href="../Images/AРМІЯINFORM/2023-05-13T84-00-00-04-00/foto-aviacz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esoVaHVbHYjxnxeBy2LG658AvCYYjjGQ1CYm2Mrt8Pn5HSSDoSW8W58FzwQ8dPFkl" text:style-name="Internet_20_link" text:visited-style-name="Visited_20_Internet_20_Link">
повідомляє</text:a>
Генеральний штаб ЗСУ.</text:p>
      <text:p text:style-name="P4">
«Авіація Сил оборони за добу завдала 8 ударів по районах зосередженняособового складу та військової техніки противника, а також удару по ворожомузенітно-ракетному комплексу. Також нашими захисниками збито два ворожихрозвідувальних БпЛА типу „Орлан-10“», — йдеться у повідомленні.</text:p>
      <text:p text:style-name="P4">
Зазначається, що підрозділи ракетних військ і артилерії уразили 4 районизосередження живої сили, 2 склади боєприпасів, а також 2 станціїрадіоелектронної боротьби противника.</text:p>
      <text:p text:style-name="P4">
Source: <text:a xlink:type="simple" xlink:href="https://armyinform.com.ua/2023/05/13/aviacziya-syl-oborony-zavdala-8-udariv-po-rajonah-zoseredzhennya-okupantiv/" text:style-name="Internet_20_link" text:visited-style-name="Visited_20_Internet_20_Link">
https://armyinform.com.ua/2023/05/13/aviacziya-syl-oborony-zavdala-8-udariv-po-rajonah-zoseredzhennya-okupantiv/</text:a>
</text:p>
      <!--NEWS-->
      <text:h text:style-name="P10" text:outline-level="1">
<text:span text:style-name="T4">
Президент України зустрівся з Папою Римським Франциском</text:span>
</text:h>
      <text:p text:style-name="P4">
Author: ['АРМІЯINFORM']</text:p>
      <text:p text:style-name="P4">
Time: 2023-05-13T85:00:00-04:00</text:p>
      <text:p text:style-name="P4">
Description: У межах офіційного візиту до Італійської Республіки та Ватикану Президент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1ae9e8de68f0c2afbc3b5a653cb84b5_1683995796_extra_large.jpeg" text:style-name="Internet_20_link" text:visited-style-name="Visited_20_Internet_20_Link">
d1ae9e8de68f0c2afbc3b5a653cb84b5_1683995796_extra_large.jpeg</text:a>
', '<text:a xlink:type="simple" xlink:href="https://armyinform.com.ua/wp-content/uploads/2023/05/630_360_1683992011-425.jpg" text:style-name="Internet_20_link" text:visited-style-name="Visited_20_Internet_20_Link">
630_360_1683992011-425.jpg</text:a>
']</text:p>
      <text:p text:style-name="P4">
Tags: ['ВАТИКАН', 'ПАПА РИМСЬКИЙ ФРАНЦИСК', 'ПРЕЗИДЕНТ УКРАЇНИ']</text:p>
      <text:p text:style-name="P4">
Category: News</text:p>
      <!--METADATA-->
      <text:p text:style-name="P4">
<draw:frame draw:style-name="fr1" draw:name="Image326" text:anchor-type="as-char" svg:width="6.9236in" svg:height="4.617948in" draw:z-index="0">
<draw:image xlink:href="../Images/AРМІЯINFORM/2023-05-13T85-00-00-04-00/d1ae9e8de68f0c2afbc3b5a653cb84b5_1683995796_extra_large.jpeg" xlink:type="simple" xlink:show="embed" xlink:actuate="onLoad" draw:mime-type="image/jpeg"/>
</draw:frame>
</text:p>
      <text:p text:style-name="P4">
У межах офіційного візиту до Італійської Республіки та Ватикану ПрезидентУкраїни Володимир Зеленський зустрівся з Папою Франциском.</text:p>
      <text:p text:style-name="P4">
Під час зустрічі основну увагу Глава держави приділив припиненню російськоївійськової агресії та відновленню миру. Про це<text:a xlink:type="simple" xlink:href="https://www.president.gov.ua/news/prezident-ukrayini-volodimir-zelenskij-zustrivsya-z-papoyu-r-82849" text:style-name="Internet_20_link" text:visited-style-name="Visited_20_Internet_20_Link">
повідомляє</text:a>
 Офіс Президента України.</text:p>
      <text:p text:style-name="P4">
«Чіткий і реалістичний алгоритм досягнення справедливого миру викладений вукраїнській формулі миру», — заявив Володимир Зеленський.</text:p>
      <text:p text:style-name="P4">
Він попросив Папу Франциска всебічно сприяти реалізації формули миру, зокремав питаннях продовольчої безпеки, звільнення полонених і депортованих осіб тавідновлення справедливості.</text:p>
      <text:p text:style-name="P4">
«Оскільки війна триває на території України, мирний план може бути тількиукраїнським», — зазначив Президент.</text:p>
      <text:p text:style-name="P4">
<draw:frame draw:style-name="fr1" draw:name="Image327" text:anchor-type="as-char" svg:width="6.9236in" svg:height="3.956343in" draw:z-index="0">
<draw:image xlink:href="../Images/AРМІЯINFORM/2023-05-13T85-00-00-04-00/630_360_1683992011-425.jpg" xlink:type="simple" xlink:show="embed" xlink:actuate="onLoad" draw:mime-type="image/jpeg"/>
</draw:frame>
</text:p>
      <text:p text:style-name="P4">
Володимир Зеленський закликав Його Святість до чіткого засудження військовоїагресії Росії проти України й наголосив, що не може бути рівності між жертвоюта агресором.</text:p>
      <text:p text:style-name="P4">
Окремою темою зустрічі стали злочини Росії, пов’язані з викраденням ідепортацією українських дітей до Російської Федерації. Глава Українськоїдержави закликав Ватикан приєднатися до зусиль України, спрямованих наповернення незаконно й примусово вивезених до Росії, де-факто викрадених,українських дітей.</text:p>
      <text:p text:style-name="P4">
Володимир Зеленський запросив Папу Франциска відвідати нашу країну, щобпідтримати молитвою всіх українців, які потерпають від російського терору йборються проти зла, яке прийшло на українську землю.</text:p>
      <text:p text:style-name="P4">
Президент також передав Його Святості картину «Втрата, 2022-58» авторстваОлексія Ревіки, який народився в нині окупованому Росією МелітополіЗапорізької області. Ця картина є частиною серії «Червона лінія», що ілюструєподії війни, які відбуваються зараз. Кожен твір серії — це червона лінія, якуперетнула Росія.</text:p>
      <text:p text:style-name="P4">
Source: <text:a xlink:type="simple" xlink:href="https://armyinform.com.ua/2023/05/13/prezydent-ukrayiny-zustrivsya-z-papoyu-rymskym-franczyskom/" text:style-name="Internet_20_link" text:visited-style-name="Visited_20_Internet_20_Link">
https://armyinform.com.ua/2023/05/13/prezydent-ukrayiny-zustrivsya-z-papoyu-rymskym-franczyskom/</text:a>
</text:p>
      <!--NEWS-->
      <text:h text:style-name="P10" text:outline-level="1">
<text:span text:style-name="T4">
Наші війська поступово просуваються на двох напрямках у передмісті Бахмута — Ганна Маляр</text:span>
</text:h>
      <text:p text:style-name="P4">
Author: ['АРМІЯINFORM']</text:p>
      <text:p text:style-name="P4">
Time: 2023-05-13T86:00:00-04:00</text:p>
      <text:p text:style-name="P4">
Description: В епіцентрі бойових дій на Бахмутському напрямку ситуація розвивається динамічно.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5.jpg" text:style-name="Internet_20_link" text:visited-style-name="Visited_20_Internet_20_Link">
bahmut-5.jpg</text:a>
']</text:p>
      <text:p text:style-name="P4">
Tags: ['БАХМУТ', 'ГАННА МАЛЯР']</text:p>
      <text:p text:style-name="P4">
Category: News</text:p>
      <!--METADATA-->
      <text:p text:style-name="P4">
<draw:frame draw:style-name="fr1" draw:name="Image328" text:anchor-type="as-char" svg:width="6.9236in" svg:height="4.32725in" draw:z-index="0">
<draw:image xlink:href="../Images/AРМІЯINFORM/2023-05-13T86-00-00-04-00/bahmut-5.jpg" xlink:type="simple" xlink:show="embed" xlink:actuate="onLoad" draw:mime-type="image/jpeg"/>
</draw:frame>
Ілюстративне фото</text:p>
      <text:p text:style-name="P4">
В епіцентрі бойових дій на Бахмутському напрямку ситуація розвиваєтьсядинамічно.</text:p>
      <text:p text:style-name="P4">
На двох напрямках у передмісті Бахмута наші війська поступово просуваються.Коректних цифр зараз не буде, бо ідуть активні бойові дії. Про це<text:a xlink:type="simple" xlink:href="https://t.me/annamaliar/732" text:style-name="Internet_20_link" text:visited-style-name="Visited_20_Internet_20_Link">
повідомила</text:a>
 Ганна Маляр в Телеграм-каналі.</text:p>
      <text:p text:style-name="P4">
«Наші знищують ворога та вже чимало взяли у полон. Натомість в самому містіситуація складніша. Втім, завдяки грамотному плануванню командування тамужності наших бійців ворогу не вдається взяти місто під контроль», —зазначила вона.</text:p>
      <text:p text:style-name="P4">
Source: <text:a xlink:type="simple" xlink:href="https://armyinform.com.ua/2023/05/13/nashi-vijska-postupovo-prosuvayutsya-na-dvoh-napryamkah-u-peredmisti-bahmuta-ganna-malyar/" text:style-name="Internet_20_link" text:visited-style-name="Visited_20_Internet_20_Link">
https://armyinform.com.ua/2023/05/13/nashi-vijska-postupovo-prosuvayutsya-na-dvoh-napryamkah-u-peredmisti-bahmuta-ganna-malyar/</text:a>
</text:p>
      <!--NEWS-->
      <text:h text:style-name="P10" text:outline-level="1">
<text:span text:style-name="T4">
Більше безпеки, більше співпраці, більше можливостей повернути мир — Володимир Зеленський за результатами переговорів із Джорджею Мелоні</text:span>
</text:h>
      <text:p text:style-name="P4">
Author: ['АРМІЯINFORM']</text:p>
      <text:p text:style-name="P4">
Time: 2023-05-13T87:00:00-04:00</text:p>
      <text:p text:style-name="P4">
Description: У межах офіційного візиту до Італії Президент України Володимир Зеленський провів зустріч...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a0045b1a6d76effe80c75a3a1948b9a_1683996071_extra_large.jpeg" text:style-name="Internet_20_link" text:visited-style-name="Visited_20_Internet_20_Link">
ea0045b1a6d76effe80c75a3a1948b9a_1683996071_extra_large.jpeg</text:a>
', '<text:a xlink:type="simple" xlink:href="https://armyinform.com.ua/wp-content/uploads/2023/05/732e53bb0c42c2eef6b4fb1caae72b0a_1683996071_extra_large.jpeg" text:style-name="Internet_20_link" text:visited-style-name="Visited_20_Internet_20_Link">
732e53bb0c42c2eef6b4fb1caae72b0a_1683996071_extra_large.jpeg</text:a>
', '<text:a xlink:type="simple" xlink:href="https://armyinform.com.ua/wp-content/uploads/2023/05/de98c3b67e44a6fc7f0b72c4903c869e_1683996028_extra_large.jpeg" text:style-name="Internet_20_link" text:visited-style-name="Visited_20_Internet_20_Link">
de98c3b67e44a6fc7f0b72c4903c869e_1683996028_extra_large.jpeg</text:a>
']</text:p>
      <text:p text:style-name="P4">
Tags: ['ВОЛОДИМИР ЗЕЛЕНСЬКИЙ', 'ІТАЛІЯ']</text:p>
      <text:p text:style-name="P4">
Category: News</text:p>
      <!--METADATA-->
      <text:p text:style-name="P4">
<draw:frame draw:style-name="fr1" draw:name="Image329" text:anchor-type="as-char" svg:width="6.9236in" svg:height="4.617948in" draw:z-index="0">
<draw:image xlink:href="../Images/AРМІЯINFORM/2023-05-13T87-00-00-04-00/ea0045b1a6d76effe80c75a3a1948b9a_1683996071_extra_large.jpeg" xlink:type="simple" xlink:show="embed" xlink:actuate="onLoad" draw:mime-type="image/jpeg"/>
</draw:frame>
</text:p>
      <text:p text:style-name="P4">
У межах офіційного візиту до Італії Президент України Володимир Зеленськийпровів зустріч із Прем’єр-міністром Італійської Республіки Джорджею Мелоні.</text:p>
      <text:p text:style-name="P4">
Глава Української держави висловив подяку особисто Джорджі Мелоні, ПрезидентуІталії та всьому італійському народові за всебічну підтримку, рішення, якірятують життя українців, а також за прихисток в Італії українських сімей іздітьми, які постраждали через агресію російської федерації. Він наголосив, щоУкраїна цього ніколи не забуде.</text:p>
      <text:p text:style-name="P4">
Під час зустрічі з представниками ЗМІ Володимир Зеленський повідомив, щоголовною темою його сьогоднішніх переговорів із Прем’єр-міністром Італії булопитання безпеки.</text:p>
      <text:p text:style-name="P4">
«Сьогодні ми обговорили нашу співпрацю, зокрема безпекову та військову. Є дужеважливе рішення щодо захисту нашого неба», — розповів він.</text:p>
      <text:p text:style-name="P4">
Президент поінформував голову італійського уряду про те, як цієї ночіукраїнські захисники неба відбили чергову російську атаку на територію Україниударними безпілотниками «Шахед».</text:p>
      <text:p text:style-name="P4">
«Передусім я хочу подякувати за допомогу в порятунку життів людей. Все, що миразом робимо заради безпеки, — це те, що захищає українські родини, захищаєдітей, захищає оселі наших цивільних і життя наших воїнів», — зазначив Главадержави.</text:p>
      <text:p text:style-name="P4">
Володимир Зеленський висловив подяку Джорджі Мелоні, а також колишньомуПрем’єр-міністру Італії Маріо Драґі за те, що вони відвідували Україну йособисто бачили руйнівні наслідки розв’язаної росією кривавої війни.</text:p>
      <text:p text:style-name="P4">
Глава Української держави також запросив усіх політичних лідерів тагромадських діячів Італії відвідати нашу країну, поспілкуватися особисто зізвичайними українцями й на власні очі побачити, що там накоїв режим ВолодимираПутіна.</text:p>
      <text:p text:style-name="P4">
<draw:frame draw:style-name="fr1" draw:name="Image330" text:anchor-type="as-char" svg:width="6.9236in" svg:height="4.617948in" draw:z-index="0">
<draw:image xlink:href="../Images/AРМІЯINFORM/2023-05-13T87-00-00-04-00/732e53bb0c42c2eef6b4fb1caae72b0a_1683996071_extra_large.jpeg" xlink:type="simple" xlink:show="embed" xlink:actuate="onLoad" draw:mime-type="image/jpeg"/>
</draw:frame>
</text:p>
      <text:p text:style-name="P4">
Другою темою розмови Президента України та Прем’єр-міністра ІталійськоїРеспубліки була реалізація формули миру, яка покликана припинити російськуагресію та не допустити її повторення в майбутньому.</text:p>
      <text:p text:style-name="P4">
«На жаль, росія відповіла на нашу формулу миру знову ракетами й артилерією. Їїне цікавить мир, ми всі повинні це усвідомлювати. Вони не хочуть миру. Але мирдуже цікавить нас, українців, передусім. І наших партнерів — я це бачу, —зокрема Італію. Українська формула миру — це десять пунктів, які комплексноусувають загрози для миру. Десять дуже конкретних кроків», — наголосивВолодимир Зеленський.</text:p>
      <text:p text:style-name="P4">
Зокрема, він акцентував, що один із пунктів формули миру передбачає поверненняв Україну всіх українців, які перебувають у полоні в росії, а також усіх дітейі дорослих, силою депортованих на територію рф.</text:p>
      <text:p text:style-name="P4">
«Це надзвичайно чутлива тема для мене, для нас: тисячі українських дітейвивезені на територію держави-агресора. Достеменно відомо про 19 393 дитини —це конкретика з іменами та прізвищами. Їх вкрала росія. Але реальна кількістьможе бути значно більшою — мінімум 200 тисяч дітей перебували на територіях,які зараз окупувала Росія, тому ми не знаємо про долю всіх цих діточок», —сказав Президент України.</text:p>
      <text:p text:style-name="P4">
Він наголосив на необхідності діяти максимально швидко, щоб повернутивикрадених росією маленьких українців на батьківщину.</text:p>
      <text:p text:style-name="P4">
Крім того, як зазначив Глава держави, країнам Європи варто й надалі зменшуватизалежність від росії, зокрема від її енергоносіїв, щоб в агресора не буломожливості для маніпуляцій.</text:p>
      <text:p text:style-name="P4">
«Один з елементів цього — санкції. Я дякую за підтримку санкцій проти агресіїросії», — наголосив він.</text:p>
      <text:p text:style-name="P4">
У контексті європейської інтеграції Президент України зауважив, що нашадержава попри війну обов’язково реалізує рекомендації Єврокомісії, якіотримала торік.</text:p>
      <text:p text:style-name="P4">
«Для нас це велика мотивація — бути серед рівних, стати членом ЄвропейськогоСоюзу. Буде правильно, коли вже цього року Європейська Рада схвалить рішенняпро початок переговорів про вступ України до ЄС», — заявив ВолодимирЗеленський.</text:p>
      <text:p text:style-name="P4">
Щодо взаємодії України з НАТО Глава держави наголосив на важливості узгодитиполітичні рішення з реальною співпрацею.</text:p>
      <text:p text:style-name="P4">
«Ми вже змістовніші в обороні та співпраці, ніж політичні межа, що існуютьзараз для України й НАТО. Україна вже захищає спільну свободу так, як це робивби будь-який член Альянсу. Тож буде правильно, якщо політичні рішення йтимутьза реальністю», — акцентував Президент.</text:p>
      <text:p text:style-name="P4">
Володимир Зеленський заявив, що очікує від Саміту НАТО у Вільнюсі визначенняалгоритму приєднання України до Альянсу, а також чіткого розуміння гарантійбезпеки для нашої держави на час до вступу в НАТО.</text:p>
      <text:p text:style-name="P4">
<draw:frame draw:style-name="fr1" draw:name="Image331" text:anchor-type="as-char" svg:width="6.9236in" svg:height="4.617948in" draw:z-index="0">
<draw:image xlink:href="../Images/AРМІЯINFORM/2023-05-13T87-00-00-04-00/de98c3b67e44a6fc7f0b72c4903c869e_1683996028_extra_large.jpeg" xlink:type="simple" xlink:show="embed" xlink:actuate="onLoad" draw:mime-type="image/jpeg"/>
</draw:frame>
</text:p>
      <text:p text:style-name="P4">
«Отже, як результат сьогоднішніх переговорів — передусім велика подяка — мояособиста та українського народу — вам. Друге: більше безпеки, більшеспівпраці, більше можливостей повернути мир», — зазначив Президент України.</text:p>
      <text:p text:style-name="P4">
У контексті післявоєнної відбудови України сторони обговорили підготовкупідґрунтя для участі українського та італійського бізнесу у проектах звідновлення. «Ми дуже в цьому зацікавлені. Це додасть добробуту й сили якукраїнцям, так і італійцям», — сказав Президент і подякував Джорджі Мелоні запроведену 26 квітня конференцію щодо відбудови України.</text:p>
      <text:p text:style-name="P4">
Зі свого боку голова уряду Італії наголосила, що її країна підтримуватимеУкраїну стільки, скільки це буде необхідно. За її словами, Італія таіталійський народ і далі надаватимуть допомогу Україні як у межахдвосторонньої, так і в межах багатосторонньої співпраці.</text:p>
      <text:p text:style-name="P4">
Джорджа Мелоні зазначила, що Італія цілковито підтримує всі санкції протиросії задля досягнення справедливого миру, а також працюватиме разом ізпартнерами для надання допомоги Україні озброєнням.</text:p>
      <text:p text:style-name="P4">
«Жодний несправедливий мир не може нав’язуватися Україні, і будь-яка мирнаугода має підтримуватися українським народом. До миру ми дійдемо лише тоді,коли росія перестане вести воєнні дії й атакувати цивільні цілі», — переконанавона.</text:p>
      <text:p text:style-name="P4">
Прем’єр-міністр Італійської Республіки зазначила, що Італія підтримує формулумиру, запропоновану Президентом України.</text:p>
      <text:p text:style-name="P4">
Джорджа Мелоні акцентувала, що сьогодні в Україні триває боротьба, зокрема, зате, щоб захистити європейські цінності, які є спільними для громадян усіхкраїн Європи.</text:p>
      <text:p text:style-name="P4">
«Тому ми продовжуватимемо надавати нашу повну підтримку для сприянняпоступовій інтеграції України до ЄС», — сказала очільниця уряду Італії.</text:p>
      <text:p text:style-name="P4">
За її словами, потрібно посилити й співпрацю України з НАТО, про що йтиметьсяна липневому саміті Альянсу у Вільнюсі.</text:p>
      <text:p text:style-name="P4">
Джорджа Мелоні задекларувала подальшу підтримку Чорноморської зерновоїініціативи для забезпечення світової продовольчої безпеки, а також відновленнякритичної інфраструктури України, співпраці між двома країнами в медичнійсфері, захисту українського культурного надбання.</text:p>
      <text:p text:style-name="P4">
«Наша взаємодія, особиста дружба є гарантією всіх цих напрямів співпраці. Япереконана, що Україна переможе, відродиться ще сильнішою та більшпроцвітаючою», — підсумувала Джорджа Мелоні.</text:p>
      <text:p text:style-name="P4">
<text:span text:style-name="T4">
Джерело:</text:span>
 <text:a xlink:type="simple" xlink:href="https://www.president.gov.ua/news/bilshe-bezpeki-bilshe-spivpraci-bilshe-mozhlivostej-povernut-82845" text:style-name="Internet_20_link" text:visited-style-name="Visited_20_Internet_20_Link">
Офіс ПрезидентУкраїни</text:a>
</text:p>
      <text:p text:style-name="P4">
Source: <text:a xlink:type="simple" xlink:href="https://armyinform.com.ua/2023/05/13/bilshe-bezpeky-bilshe-spivpraczi-bilshe-mozhlyvostej-povernuty-myr-volodymyr-zelenskyj-za-rezultatamy-peregovoriv-iz-dzhordzheyu-meloni/" text:style-name="Internet_20_link" text:visited-style-name="Visited_20_Internet_20_Link">
https://armyinform.com.ua/2023/05/13/bilshe-bezpeky-bilshe-spivpraczi-bilshe-mozhlyvostej-povernuty-myr-volodymyr-zelenskyj-za-rezultatamy-peregovoriv-iz-dzhordzheyu-meloni/</text:a>
</text:p>
      <!--NEWS-->
      <text:h text:style-name="P10" text:outline-level="1">
<text:span text:style-name="T4">
На Мар’їнському напрямку підрозділи Сил оборони відбили численні атаки противника</text:span>
</text:h>
      <text:p text:style-name="P4">
Author: ['АРМІЯINFORM']</text:p>
      <text:p text:style-name="P4">
Time: 2023-05-13T88:00:00-04:00</text:p>
      <text:p text:style-name="P4">
Description: Про це йдеться у вечірньому зведенні Генерального штабу ЗСУ.    «На Мар’ї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316291145_461855632794187_3997898045081184413_n.jpg" text:style-name="Internet_20_link" text:visited-style-name="Visited_20_Internet_20_Link">
316291145_461855632794187_3997898045081184413_n.jpg</text:a>
']</text:p>
      <text:p text:style-name="P4">
Tags: ['STOPRUSSIA', 'АГРЕСІЯ РФ', 'ВІЙНА', 'ВТОРГНЕННЯ РФ', 'ГШ ЗСУ']</text:p>
      <text:p text:style-name="P4">
Category: News</text:p>
      <!--METADATA-->
      <text:p text:style-name="P4">
<draw:frame draw:style-name="fr1" draw:name="Image332" text:anchor-type="as-char" svg:width="6.9236in" svg:height="4.603112in" draw:z-index="0">
<draw:image xlink:href="../Images/AРМІЯINFORM/2023-05-13T88-00-00-04-00/316291145_461855632794187_3997898045081184413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esoVaHVbHYjxnxeBy2LG658AvCYYjjGQ1CYm2Mrt8Pn5HSSDoSW8W58FzwQ8dPFkl" text:style-name="Internet_20_link" text:visited-style-name="Visited_20_Internet_20_Link">
йдеться</text:a>
у вечірньому зведенні Генерального штабу ЗСУ.</text:p>
      <text:p text:style-name="P4">
«На Мар’їнському напрямку підрозділи сил оборони відбили численні атакипротивника в районі міста Мар’їнка. В той же час, ворожих обстрілів зазнали інаселені пункти Георгіївка та Побєда Донецької області», — йдеться уповідомленні.</text:p>
      <text:p text:style-name="P4">
Зазначається, що противник продовжує зосереджувати основні зусилля наЛиманському, Бахмутському, Авдіївському та Мар’їнському напрямках. Загалом,протягом доби відбулось близько 40 бойових зіткнень на зазначених ділянкахфронту, в епіцентрі бойових дій залишаються Бахмут та Мар’їнка.</text:p>
      <text:p text:style-name="P4">
На Бахмутському напрямку ворог продовжує вести наступальні дії. Тривають важкібої за місто Бахмут. До того ж, протягом доби противник вів безуспішнінаступальні дії у напрямку населених пунктів Богданівка, Бахмут та Біла Гора.</text:p>
      <text:p text:style-name="P4">
Також йдеться про те, що поряд із веденням позиційної оборони наші захисникиведуть і активні дії, зокрема, наступальні.</text:p>
      <text:p text:style-name="P4">
Source: <text:a xlink:type="simple" xlink:href="https://armyinform.com.ua/2023/05/13/na-maryinskomu-napryamku-pidrozdily-syl-oborony-vidbyly-chyslenni-ataky-protyvnyka/" text:style-name="Internet_20_link" text:visited-style-name="Visited_20_Internet_20_Link">
https://armyinform.com.ua/2023/05/13/na-maryinskomu-napryamku-pidrozdily-syl-oborony-vidbyly-chyslenni-ataky-protyvnyka/</text:a>
</text:p>
      <!--NEWS-->
      <text:h text:style-name="P10" text:outline-level="1">
<text:span text:style-name="T4">
НАТО спостерігає військове посилення росії в Арктиці — Бенедетта Берті</text:span>
</text:h>
      <text:p text:style-name="P4">
Author: ['Єгор Брайлян']</text:p>
      <text:p text:style-name="P4">
Time: 2023-05-13T89:00:00-04:00</text:p>
      <text:p text:style-name="P4">
Description: Про це заявила голова Офісу планування політики при Генеральному секретареві НА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enedettaberti_2018u-embed-scaled.jpg" text:style-name="Internet_20_link" text:visited-style-name="Visited_20_Internet_20_Link">
benedettaberti_2018u-embed-scaled.jpg</text:a>
']</text:p>
      <text:p text:style-name="P4">
Tags: ['STOPRUSSIA', 'ВТОРГНЕННЯ РФ', 'ЕСТОНІЯ', 'НАТО', 'ФІНЛЯНДІЯ', 'ШВЕЦІЯ']</text:p>
      <text:p text:style-name="P4">
Category: News</text:p>
      <!--METADATA-->
      <text:p text:style-name="P4">
<draw:frame draw:style-name="fr1" draw:name="Image333" text:anchor-type="as-char" svg:width="6.9236in" svg:height="3.894525in" draw:z-index="0">
<draw:image xlink:href="../Images/AРМІЯINFORM/2023-05-13T89-00-00-04-00/benedettaberti_2018u-embed-scaled.jpg" xlink:type="simple" xlink:show="embed" xlink:actuate="onLoad" draw:mime-type="image/jpeg"/>
</draw:frame>
 Benedetta Bertispeaks during Fellows Session at TED2018 - The Age of Amazement, April 10 -14, 2018, Vancouver, BC, Canada. Photo: Ryan Lash / TED</text:p>
      <text:p text:style-name="P4">
Про це заявила голова Офісу планування політики при Генеральному секретаревіНАТО Бенедетта Берті під час дискусії про безпеку в Північній Європі на 16-йКонференції Леннарт Мері, повідомляє кореспондент АрміяInform із Таллінна.</text:p>
      <text:p text:style-name="P4">
Фінляндія стала членом НАТО 4 квітня, очікується вступ Швеції до Альянсу.Питання безпеки в Північній Європі безпосередньо пов’язані з російськоюагресією проти України.</text:p>
      <text:p text:style-name="P4">
Бенедетта Берті відзначила, що буде більше консультацій зі Швецією таФінляндією.</text:p>
      <text:p text:style-name="P4">
— Альянс спостерігає військове посилення росії в Арктиці. Я думаю, що будебільше консультацій у рамках НАТО щодо зростаючої важливості регіону КрайньоїПівночі як такого. Це стосується і Швеції та Фінляндії, які теж будутьдолучені до політичних консультацій щодо військових наслідків росії в Арктиці.</text:p>
      <text:p text:style-name="P4">
Арктика є регіоном, де розгорнуті військові спроможності росії, не залучені вУкраїні. Ми розглядаємо Арктику більше як зону геополітичного суперництва, —наголосила Бенедетта Берті.</text:p>
      <text:p text:style-name="P4">
Маючи усвідомлення значення Арктики, в НАТО вже працюють над розгортаннямвійськ у регіоні.</text:p>
      <text:p text:style-name="P4">
— Існує чітке розуміння того, що цей регіон <text:span text:style-name="T5">
(Арктики. — Ред.)</text:span>
 буде більшспірним і це матиме наслідки для безпеки.</text:p>
      <text:p text:style-name="P4">
З точки зору того, що ми робимо, щоб більше знати про ситуацію, є більшевійськових навчань, які проводяться в рамках НАТО. Наприклад, розгортаннявійськ Альянсу в Північній Європі.</text:p>
      <text:p text:style-name="P4">
Нині арктичної стратегії НАТО як такої немає, — резюмувала Бенедетта Берті.</text:p>
      <text:p text:style-name="P4">
Source: <text:a xlink:type="simple" xlink:href="https://armyinform.com.ua/2023/05/13/nato-sposterigaye-vijskove-posylennya-rosiyi-v-arktyczi-benedetta-berti/" text:style-name="Internet_20_link" text:visited-style-name="Visited_20_Internet_20_Link">
https://armyinform.com.ua/2023/05/13/nato-sposterigaye-vijskove-posylennya-rosiyi-v-arktyczi-benedetta-berti/</text:a>
</text:p>
      <!--NEWS-->
      <text:h text:style-name="P10" text:outline-level="1">
<text:span text:style-name="T4">
На Херсонщині знищено два безпілотники рф</text:span>
</text:h>
      <text:p text:style-name="P4">
Author: ['АРМІЯINFORM']</text:p>
      <text:p text:style-name="P4">
Time: 2023-05-13T90:00:00-04:00</text:p>
      <text:p text:style-name="P4">
Description: 13 травня 2023 року, на Херсонщині, силами та засобами протиповітряної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2/bpla-orlan.jpg" text:style-name="Internet_20_link" text:visited-style-name="Visited_20_Internet_20_Link">
bpla-orlan.jpg</text:a>
']</text:p>
      <text:p text:style-name="P4">
Tags: ['БПЛА "ОРЛАН-10"', 'ЗНИЩЕННЯ РОСІЙСЬКОЇ ВІЙСЬКОВОЇ ТЕХНІКИ', 'ЛАНЦЕТ']</text:p>
      <text:p text:style-name="P4">
Category: News</text:p>
      <!--METADATA-->
      <text:p text:style-name="P4">
<draw:frame draw:style-name="fr1" draw:name="Image334" text:anchor-type="as-char" svg:width="6.9236in" svg:height="4.615733in" draw:z-index="0">
<draw:image xlink:href="../Images/AРМІЯINFORM/2023-05-13T90-00-00-04-00/bpla-orlan.jpg" xlink:type="simple" xlink:show="embed" xlink:actuate="onLoad" draw:mime-type="image/jpeg"/>
</draw:frame>
Ілюстративне фото</text:p>
      <text:p text:style-name="P4">
13 травня 2023 року, на Херсонщині, силами та засобами протиповітряної оборониповітряного командування «Південь» знищено два російських безпілотники:розвідувальний БПЛА «Орлан-10» та ударний БПЛА типу «Ланцет».</text:p>
      <text:p text:style-name="P4">
<text:span text:style-name="T4">
Джерело:</text:span>
 <text:a xlink:type="simple" xlink:href="https://www.facebook.com/PvKPivden/posts/pfbid02WVVKupQ7fLpwRabFsSd9KJmaBkUdXyfvvGhfQA7sg9S8sDFQeRnmN4CsPYF9TgeZl" text:style-name="Internet_20_link" text:visited-style-name="Visited_20_Internet_20_Link">
служба зв’язків з громадськістю повітряного командування«Південь»</text:a>
</text:p>
      <text:p text:style-name="P4">
Source: <text:a xlink:type="simple" xlink:href="https://armyinform.com.ua/2023/05/13/na-hersonshhyni-znyshheno-dva-bezpilotnyky-rf/" text:style-name="Internet_20_link" text:visited-style-name="Visited_20_Internet_20_Link">
https://armyinform.com.ua/2023/05/13/na-hersonshhyni-znyshheno-dva-bezpilotnyky-rf/</text:a>
</text:p>
      <!--NEWS-->
      <text:h text:style-name="P10" text:outline-level="1">
<text:span text:style-name="T4">
Слідчий комітет рф на ТОТ бере участь у допитах та знущаннях над цивільними</text:span>
</text:h>
      <text:p text:style-name="P4">
Author: ['АРМІЯINFORM']</text:p>
      <text:p text:style-name="P4">
Time: 2023-05-13T91:00:00-04:00</text:p>
      <text:p text:style-name="P4">
Description: Про це повідомляє Генеральний штаб ЗСУ.    «Російські окупаційні війська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jpg" text:style-name="Internet_20_link" text:visited-style-name="Visited_20_Internet_20_Link">
okupanty.jpg</text:a>
']</text:p>
      <text:p text:style-name="P4">
Tags: ['STOPRUSSIA', 'АГРЕСІЯ РФ', 'ВІЙНА', 'ВТОРГНЕННЯ РФ', 'ТОТ']</text:p>
      <text:p text:style-name="P4">
Category: News</text:p>
      <!--METADATA-->
      <text:p text:style-name="P4">
<draw:frame draw:style-name="fr1" draw:name="Image335" text:anchor-type="as-char" svg:width="6.9236in" svg:height="5.140773in" draw:z-index="0">
<draw:image xlink:href="../Images/AРМІЯINFORM/2023-05-13T91-00-00-04-00/okupant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esoVaHVbHYjxnxeBy2LG658AvCYYjjGQ1CYm2Mrt8Pn5HSSDoSW8W58FzwQ8dPFkl" text:style-name="Internet_20_link" text:visited-style-name="Visited_20_Internet_20_Link">
повідомляє</text:a>
Генеральний штаб ЗСУ.</text:p>
      <text:p text:style-name="P4">
«Російські окупаційні війська продовжують чинити тиск на громадян України тапорушувати права людини на тимчасово захоплених територіях. Зокрема, вМаріуполі, на території відділу поліції для допитів місцевого населеннязалучено близько 50 представників слідчого комітету російської федерації. Вониберуть участь в принизливих допитах, що супроводжуються знущанням надцивільним населенням», - йдеться у повідомленні.</text:p>
      <text:p text:style-name="P4">
Зазначається, що російські окупанти продовжують використовувати інфраструктурутимчасово захоплених населених пунктів для надання медичної допомоги своїмпораненим військовослужбовцям. Відтак, нещодавно, в населеному пунктіТаврійське Херсонської області, на території дитячого садочку загарбникиоблаштували польовий шпиталь. Напередодні відзначено прибуття 3 військовихвантажних автомобілів з пораненими окупантами.</text:p>
      <text:p text:style-name="P4">
Source: <text:a xlink:type="simple" xlink:href="https://armyinform.com.ua/2023/05/13/slidchyj-komitet-rf-na-tot-bere-uchast-u-dopytah-ta-znushhannyah-nad-czyvilnymy/" text:style-name="Internet_20_link" text:visited-style-name="Visited_20_Internet_20_Link">
https://armyinform.com.ua/2023/05/13/slidchyj-komitet-rf-na-tot-bere-uchast-u-dopytah-ta-znushhannyah-nad-czyvilnymy/</text:a>
</text:p>
      <!--NEWS-->
      <text:h text:style-name="P10" text:outline-level="1">
<text:span text:style-name="T4">
Україні потрібно виграти війну — Джордж Кент</text:span>
</text:h>
      <text:p text:style-name="P4">
Author: ['Єгор Брайлян']</text:p>
      <text:p text:style-name="P4">
Time: 2023-05-13T92:00:00-04:00</text:p>
      <text:p text:style-name="P4">
Description: Про це заявив посол США в Естонії Джордж Кент під час дискусії на 16-й Конферен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2894482494_cfd5f1160b_k.jpg" text:style-name="Internet_20_link" text:visited-style-name="Visited_20_Internet_20_Link">
52894482494_cfd5f1160b_k.jpg</text:a>
']</text:p>
      <text:p text:style-name="P4">
Tags: ['ДОПОМОГА ПАРТНЕРІВ', 'ЕСТОНІЯ', 'СВІТ ПІДТРИМУЄ УКРАЇНУ', 'США']</text:p>
      <text:p text:style-name="P4">
Category: News</text:p>
      <!--METADATA-->
      <text:p text:style-name="P4">
<draw:frame draw:style-name="fr1" draw:name="Image336" text:anchor-type="as-char" svg:width="6.9236in" svg:height="4.615733in" draw:z-index="0">
<draw:image xlink:href="../Images/AРМІЯINFORM/2023-05-13T92-00-00-04-00/52894482494_cfd5f1160b_k.jpg" xlink:type="simple" xlink:show="embed" xlink:actuate="onLoad" draw:mime-type="image/jpeg"/>
</draw:frame>
</text:p>
      <text:p text:style-name="P4">
Про це заявив посол США в Естонії Джордж Кент під час дискусії на 16-йКонференції Леннарт Мері, повідомляє кореспондент АрміяInform із Таллінна.</text:p>
      <text:p text:style-name="P4">
— Українці визначать, що таке перемога. Україні потрібно виграти війну. Ядумаю, що обрані українські лідери будуть тими, хто визначить кінець війнипісля перемоги української армії на полі бою.</text:p>
      <text:p text:style-name="P4">
Загалом, США роблять усе, щоб забезпечити українську перемогу у війні <text:span text:style-name="T5">
(зросією. — Ред.)</text:span>
. Війна почалася в лютому 2014 року. Гадаю, що думку про те,що США витратили б 37 мільярдів доларів на військову допомогу будь-якій країніза 15 місяців, не могли собі уявити навіть ті, хто підтримував Україну.</text:p>
      <text:p text:style-name="P4">
Наприклад, США витратили 72 мільярди доларів в Афганістані впродовж 20 років,надаючи допомогу афганським силам безпеки. А ми надали половину цієї сумиУкраїні за 15 місяців <text:span text:style-name="T5">
(широкомасштабної російської агресії проти України. —Ред.)</text:span>
 , — повідомив Джордж Кент.</text:p>
      <text:p text:style-name="P4">
Він запевнив, що підтримка США для України триватиме як у наданні безпековоїдопомоги, так і в засудженні російських воєнних злочинів в Україні наміжнародному рівні. Дипломат також нагадав, за що українці воюють, цитуючиукраїнського поета Сергія Жадана.</text:p>
      <text:p text:style-name="P4">
— Держсекретар Блінкен учора розмовляв із міністром Кулебою. Наша підтримкаУкраїни стає наступальною на полі бою. Українці, які гинуть там <text:span text:style-name="T5">
(на війні. —Ред.)</text:span>
 , воюють за свободу. Вони живуть задля того, щоб бути кращою країноюЄвропи. Бо Україна <text:span text:style-name="T5">
—</text:span>
 це Європа, як і Крим <text:span text:style-name="T5">
—</text:span>
 це Україна, <text:span text:style-name="T5">
—</text:span>
 резюмувавДжордж Кент.</text:p>
      <text:p text:style-name="P4">
12 травня в столиці Естонії Таллінні розпочала свою роботу 16-та КонференціяЛеннарт Мері — щорічна подія, де обговорюють питання міжнародної безпеки.Конференція названа на честь міністра закордонних справ (1990–1992 рр.) тапрезидента Естонії (1992–2001 рр.). Кореспондент АрміяInform ексклюзивноповідомляє про основні дискусії, які там відбуваються. ОрганізаторамиКонференції Леннарт Мері є Міжнародний центр оборони та безпеки і Європейськафундація Леннарт Мері.</text:p>
      <text:p text:style-name="P4">
<text:span text:style-name="T5">
Фото Lennart Meri Conference</text:span>
</text:p>
      <text:p text:style-name="P4">
Source: <text:a xlink:type="simple" xlink:href="https://armyinform.com.ua/2023/05/13/ukrayini-potribno-vygraty-vijnu-dzhordzh-kent/" text:style-name="Internet_20_link" text:visited-style-name="Visited_20_Internet_20_Link">
https://armyinform.com.ua/2023/05/13/ukrayini-potribno-vygraty-vijnu-dzhordzh-kent/</text:a>
</text:p>
      <!--NEWS-->
      <text:h text:style-name="P10" text:outline-level="1">
<text:span text:style-name="T4">
Окупанти обстріляли Костянтинівку зі «Смерчів», двоє загиблих — серед них дитина</text:span>
</text:h>
      <text:p text:style-name="P4">
Author: ['АРМІЯINFORM']</text:p>
      <text:p text:style-name="P4">
Time: 2023-05-13T93:00:00-04:00</text:p>
      <text:p text:style-name="P4">
Description: За даними слідства, 13 травня 2023 року окупаційні війська рф вкотре обстріляли 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656953_970777907440168_4239678753453996834_n.jpg" text:style-name="Internet_20_link" text:visited-style-name="Visited_20_Internet_20_Link">
345656953_970777907440168_4239678753453996834_n.jpg</text:a>
']</text:p>
      <text:p text:style-name="P4">
Tags: ['ЗАГИБЛІ', 'КОСТЯНТИНІВКА', 'ОБСТРІЛ', 'ОФІС ГЕНЕРАЛЬНОГО ПРОКУРОРА']</text:p>
      <text:p text:style-name="P4">
Category: News</text:p>
      <!--METADATA-->
      <text:p text:style-name="P4">
<draw:frame draw:style-name="fr1" draw:name="Image337" text:anchor-type="as-char" svg:width="6.9236in" svg:height="5.1927in" draw:z-index="0">
<draw:image xlink:href="../Images/AРМІЯINFORM/2023-05-13T93-00-00-04-00/345656953_970777907440168_4239678753453996834_n.jpg" xlink:type="simple" xlink:show="embed" xlink:actuate="onLoad" draw:mime-type="image/jpeg"/>
</draw:frame>
</text:p>
      <text:p text:style-name="P4">
За даними слідства, 13 травня 2023 року окупаційні війська рф вкотреобстріляли м. Костянтинівку. Про це<text:a xlink:type="simple" xlink:href="https://www.facebook.com/pgo.gov.ua/posts/pfbid0GY2Q2sCk23kytKiwE34WyDZ8crG4hBG1vT9d64ffGcRf1NVnFbEWPDfeVJH3METMl" text:style-name="Internet_20_link" text:visited-style-name="Visited_20_Internet_20_Link">
повідомляє</text:a>
Офіс Генерального прокурора України.</text:p>
      <text:p text:style-name="P4">
Внаслідок атаки окупантів на населений пункт загинуло двоє мешканців, у томучислі 15-річна дівчина.</text:p>
      <text:p text:style-name="P4">
Десять людей отримали поранення різного ступеня тяжкості — серед них двоєпідлітків 15 та 16 років. Їх доставлено до лікарні для надання кваліфікованоїмедичної допомоги.</text:p>
      <text:p text:style-name="P4">
Пошкоджено та зруйновано багатоповерхові та приватні будинки, АЗС, аптеку ймагазини.</text:p>
      <text:p text:style-name="P4">
За попередніми даними, окупанти обстріляли місто з реактивної системизалпового вогню «Смерч».</text:p>
      <text:p text:style-name="P4">
Прокурори продовжують вживати всі можливі та належні заходи для документуваннявоєнних злочинів, вчинених представниками збройних сил рф.</text:p>
      <text:p text:style-name="P4">
Source: <text:a xlink:type="simple" xlink:href="https://armyinform.com.ua/2023/05/13/okupanty-obstrilyaly-kostyantynivku-zi-smerchiv-dvoye-zagyblyh-sered-nyh-dytyna/" text:style-name="Internet_20_link" text:visited-style-name="Visited_20_Internet_20_Link">
https://armyinform.com.ua/2023/05/13/okupanty-obstrilyaly-kostyantynivku-zi-smerchiv-dvoye-zagyblyh-sered-nyh-dytyna/</text:a>
</text:p>
      <!--NEWS-->
      <text:h text:style-name="P10" text:outline-level="1">
<text:span text:style-name="T4">
Офіс Генерального прокурора задокументував понад 103 тисячі злочинів проти України</text:span>
</text:h>
      <text:p text:style-name="P4">
Author: ['АРМІЯINFORM']</text:p>
      <text:p text:style-name="P4">
Time: 2023-05-13T94:00:00-04:00</text:p>
      <text:p text:style-name="P4">
Description: Станом на 13 травня 2023 року задокументовано:      86 545 воєнних злочинів,    17 12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arcrime-13052023ua.jpg" text:style-name="Internet_20_link" text:visited-style-name="Visited_20_Internet_20_Link">
warcrime-13052023ua.jpg</text:a>
', '<text:a xlink:type="simple" xlink:href="https://armyinform.com.ua/wp-content/uploads/2023/05/warcrime-13052023en.jpg" text:style-name="Internet_20_link" text:visited-style-name="Visited_20_Internet_20_Link">
warcrime-13052023en.jpg</text:a>
']</text:p>
      <text:p text:style-name="P4">
Tags: ['STOPRUSSIA', 'ВОЄННІ ЗЛОЧИНИ РФ', 'ВТОРГНЕННЯ РФ', 'ОФІС ГЕНЕРАЛЬНОГО ПРОКУРОРА']</text:p>
      <text:p text:style-name="P4">
Category: News</text:p>
      <!--METADATA-->
      <text:p text:style-name="P4">
<draw:frame draw:style-name="fr1" draw:name="Image338" text:anchor-type="as-char" svg:width="6.9236in" svg:height="4.448413in" draw:z-index="0">
<draw:image xlink:href="../Images/AРМІЯINFORM/2023-05-13T94-00-00-04-00/warcrime-13052023ua.jpg" xlink:type="simple" xlink:show="embed" xlink:actuate="onLoad" draw:mime-type="image/jpeg"/>
</draw:frame>
</text:p>
      <text:p text:style-name="P4">
Станом на 13 травня 2023 року задокументовано:</text:p>
      <ul>
        <li>
86 545 воєнних злочинів,  * 17 120 злочинів проти національної безпеки України.</li>
      </ul>
      <text:p text:style-name="P4">
За офіційними даними ювенальних прокурорів 1 448 дітей постраждали внаслідокзбройного вторгнення рф в нашу державу, з них:</text:p>
      <ul>
        <li>
480 дітей загинули,  * 968 дітей отримали поранення.</li>
      </ul>
      <text:p text:style-name="P4">
Про це <text:a xlink:type="simple" xlink:href="https://www.gp.gov.ua/" text:style-name="Internet_20_link" text:visited-style-name="Visited_20_Internet_20_Link">
повідомляє</text:a>
 Офіс Генерального прокурора.</text:p>
      <text:p text:style-name="P4">
<draw:frame draw:style-name="fr1" draw:name="Image339" text:anchor-type="as-char" svg:width="6.9236in" svg:height="4.448413in" draw:z-index="0">
<draw:image xlink:href="../Images/AРМІЯINFORM/2023-05-13T94-00-00-04-00/warcrime-13052023en.jpg" xlink:type="simple" xlink:show="embed" xlink:actuate="onLoad" draw:mime-type="image/jpeg"/>
</draw:frame>
</text:p>
      <text:p text:style-name="P4">
Source: <text:a xlink:type="simple" xlink:href="https://armyinform.com.ua/2023/05/13/ofis-generalnogo-prokurora-zadokumentuvav-ponad-103-tysyachi-zlochyniv-proty-ukrayiny/" text:style-name="Internet_20_link" text:visited-style-name="Visited_20_Internet_20_Link">
https://armyinform.com.ua/2023/05/13/ofis-generalnogo-prokurora-zadokumentuvav-ponad-103-tysyachi-zlochyniv-proty-ukrayiny/</text:a>
</text:p>
      <!--NEWS-->
      <text:h text:style-name="P10" text:outline-level="1">
<text:span text:style-name="T4">
СБУ затримала у Києві двох «приватних детективів», які торгували конфіденційною інформацією із державних баз даних</text:span>
</text:h>
      <text:p text:style-name="P4">
Author: ['АРМІЯINFORM']</text:p>
      <text:p text:style-name="P4">
Time: 2023-05-13T95:00:00-04:00</text:p>
      <text:p text:style-name="P4">
Description: Кіберфахівці Служби безпеки нейтралізували у Києві злочинну діяльність приват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c6627534339c015cc0cd31bbb248411.jpeg" text:style-name="Internet_20_link" text:visited-style-name="Visited_20_Internet_20_Link">
4c6627534339c015cc0cd31bbb248411.jpeg</text:a>
']</text:p>
      <text:p text:style-name="P4">
Tags: ['ЗАТРИМАННЯ', 'СБУ']</text:p>
      <text:p text:style-name="P4">
Category: News</text:p>
      <!--METADATA-->
      <text:p text:style-name="P4">
<draw:frame draw:style-name="fr1" draw:name="Image340" text:anchor-type="as-char" svg:width="6.9236in" svg:height="4.615733in" draw:z-index="0">
<draw:image xlink:href="../Images/AРМІЯINFORM/2023-05-13T95-00-00-04-00/4c6627534339c015cc0cd31bbb248411.jpeg" xlink:type="simple" xlink:show="embed" xlink:actuate="onLoad" draw:mime-type="image/jpeg"/>
</draw:frame>
</text:p>
      <text:p text:style-name="P4">
Кіберфахівці Служби безпеки нейтралізували у Києві злочинну діяльністьприватного детективного агентства, яке продавало інформацію із закритих базданих держаних установ.</text:p>
      <text:p text:style-name="P4">
Незаконну діяльність організував колишній слідчий одного зі столичнихрайвідділів міліції, який відмовився проходити атестацію у лави поліції і у2015 році звільнився з правоохоронного органу.</text:p>
      <text:p text:style-name="P4">
Згодом він спільно зі своїм знайомим створив приватне детективне агентство.</text:p>
      <text:p text:style-name="P4">
Під виглядом легального бізнесу вони збирали для своїх клієнтів конфіденційнуінформацію про інших громадян, у тому числі, діставали дані, які зберігаютьсяу державних реєстрах.</text:p>
      <text:p text:style-name="P4">
Для цього «в темну» використовували власні «старі» зв’язки серед чиновників тапредставників правоохоронних органів.</text:p>
      <text:p text:style-name="P4">
Вартість «досьє» на одну людину сягала від 800 до 2,6 тис. дол. Сума залежалавід обсягу персональних даних і терміновості «замовлення».</text:p>
      <text:p text:style-name="P4">
Так, наприклад, до «розгорнутих анкет» окрім паспортних даних громадян входилаінформація про номери їхніх телефонів і автомобілів, а також відомості проперетин кордону та вчинення адмінправопорушень.</text:p>
      <text:p text:style-name="P4">
Співробітники СБУ затримали обох «детективів» під час отримання ними другоїчастини грошей за «папку» з установчими даними на жителя столиці.</text:p>
      <text:p text:style-name="P4">
Під час обшуків за адресами проживання фігурантів виявлено мобільні телефонита комп’ютери із доказами протиправної діяльності.</text:p>
      <text:p text:style-name="P4">
Наразі зловмисникам повідомлено про підозру за ч. 2 ст. 361-2 Кримінальногокодексу України (несанкціоновані збут або розповсюдження інформації зобмеженим доступом, яка зберігається в електронно-обчислювальних машинах(комп’ютерах), автоматизованих системах, комп’ютерних мережах або на носіяхтакої інформації).</text:p>
      <text:p text:style-name="P4">
Тривають слідчі дії для притягнення до відповідальності всіх осіб, причетнихдо злочину.</text:p>
      <text:p text:style-name="P4">
Також перевіряється інформація щодо можливого продажу конфіденційноїінформації до рф.</text:p>
      <text:p text:style-name="P4">
Розслідування проводили слідчі СБУ у м. Києві та Київській області запроцесуального керівництва Київської обласної прокуратури.</text:p>
      <text:p text:style-name="P4">
<text:span text:style-name="T4">
Джерело:</text:span>
 <text:a xlink:type="simple" xlink:href="https://ssu.gov.ua/novyny/sbu-zatrymala-u-kyievi-dvokh-pryvatnykh-detektyviv-yaki-torhuvaly-konfidentsiinoiu-informatsiieiu-iz-derzhavnykh-baz-danykh" text:style-name="Internet_20_link" text:visited-style-name="Visited_20_Internet_20_Link">
Служба безпеки України</text:a>
</text:p>
      <text:p text:style-name="P4">
Source: <text:a xlink:type="simple" xlink:href="https://armyinform.com.ua/2023/05/13/sbu-zatrymala-u-kyyevi-dvoh-pryvatnyh-detektyviv-yaki-torguvaly-konfidenczijnoyu-informacziyeyu-iz-derzhavnyh-baz-danyh/" text:style-name="Internet_20_link" text:visited-style-name="Visited_20_Internet_20_Link">
https://armyinform.com.ua/2023/05/13/sbu-zatrymala-u-kyyevi-dvoh-pryvatnyh-detektyviv-yaki-torguvaly-konfidenczijnoyu-informacziyeyu-iz-derzhavnyh-baz-danyh/</text:a>
</text:p>
      <!--NEWS-->
      <text:h text:style-name="P10" text:outline-level="1">
<text:span text:style-name="T4">
Спільна декларація України та Італії</text:span>
</text:h>
      <text:p text:style-name="P4">
Author: ['АРМІЯINFORM']</text:p>
      <text:p text:style-name="P4">
Time: 2023-05-13T96:00:00-04:00</text:p>
      <text:p text:style-name="P4">
Description: Під час зустрічі в Римі 13 травня 2023 року Президент України та Голова Ради мініст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kraine-italy.jpg" text:style-name="Internet_20_link" text:visited-style-name="Visited_20_Internet_20_Link">
ukraine-italy.jpg</text:a>
']</text:p>
      <text:p text:style-name="P4">
Tags: ['ДЕКЛАРАЦІЇ', 'УКРАЇНА - ІТАЛІЯ']</text:p>
      <text:p text:style-name="P4">
Category: News</text:p>
      <!--METADATA-->
      <text:p text:style-name="P4">
<draw:frame draw:style-name="fr1" draw:name="Image341" text:anchor-type="as-char" svg:width="6.9236in" svg:height="2.990515in" draw:z-index="0">
<draw:image xlink:href="../Images/AРМІЯINFORM/2023-05-13T96-00-00-04-00/ukraine-italy.jpg" xlink:type="simple" xlink:show="embed" xlink:actuate="onLoad" draw:mime-type="image/jpeg"/>
</draw:frame>
</text:p>
      <text:p text:style-name="P4">
Під час зустрічі в Римі 13 травня 2023 року Президент України та Голова Радиміністрів Італійської Республіки виступили з такою заявою.</text:p>
      <text:p text:style-name="P4">
Президент України та Голова Ради міністрів Італійської Республіки вкотрезаявили про своє однозначне засудження військової агресії росії проти України,що триває. Україна продемонструвала надзвичайну рішучість у здійсненні свогоневід’ємного права на самооборону від цього неспровокованого та невиправданогонападу. росія повинна негайно, повністю й беззастережно вивести всі своївійська з території України в межах її міжнародно визнаних кордонів.</text:p>
      <text:p text:style-name="P4">
Італійська Республіка залишається непохитною у своїй відданості незалежності,суверенітету й територіальній цілісності України в межах її міжнародновизнаних кордонів. Італійська Республіка високо оцінює рішучість і мужністьукраїнського народу та Збройних Сил і визнає їхній значний внесок у безпекуЄвропейського континенту та за його межами. Італійська Республікапродовжуватиме надавати політичну, фінансову, гуманітарну та військовупідтримку Україні стільки, скільки буде потрібно — індивідуально та черезміжнародну співпрацю в межах Європейського Союзу, НАТО, ООН та в іншихформатах.</text:p>
      <text:p text:style-name="P4">
Італійська Республіка зробила значний військовий внесок в Україну, який інадалі постійно враховуватиме найбільш нагальні та невідкладні потреби Українидля зміцнення її обороноздатності. Крім національного внеску, ІталійськаРеспубліка бере активну участь у заходах Європейського Союзу й НАТО щодовійськової допомоги Україні та підготовки українських військових.</text:p>
      <text:p text:style-name="P4">
Окрім військової допомоги, Італійська Республіка надала Україні цивільнудопомогу, включно з фінансовою, гуманітарною та екстреною підтримкою. Наданняцієї допомоги триватиме. Серед інших видів допомоги — пожертвування обладнаннявід італійських енергетичних компаній, що було мобілізоване через Цивільнийзахист Італії та Механізм цивільного захисту ЄС для покращення й відновленнястійкості енергетичної та цивільної інфраструктури України.</text:p>
      <text:p text:style-name="P4">
Італійська Республіка підтримує ініціативу України щодо справедливого йсталого миру, заснованого на суверенітеті й територіальній цілісності України.Українська формула миру містить низку важливих положень, над багатьма з якихІталійська Республіка вже працює, наприклад над такими, як продовольча таенергетична безпека. Італійська Республіка готова співпрацювати з Україною длязабезпечення якомога ширшої міжнародної участі в імплементації українськоїформули миру, а також у контексті відкритих заходів, які заплановано провестив найближчому майбутньому.</text:p>
      <text:p text:style-name="P4">
Україна та Італійська Республіка підкреслюють свою тверду відданістьпритягненню до відповідальності осіб, винних у воєнних злочинах та іншихжорстоких злочинах, скоєних у зв’язку з агресивною війною росії проти України.Італійська Республіка бере активну участь в Основній групі із забезпеченнявідповідальності за злочин агресії проти України та вітає поточні міжнароднізусилля у співпраці з Україною для забезпечення відповідальності за широкоїміжнародної підтримки. Італійська Республіка вітає угоду щодо новогоМіжнародного центру з переслідування злочинів агресії проти України (ICPA) вГаазі та сподівається на його якнайшвидше відкриття.</text:p>
      <text:p text:style-name="P4">
Україна та Італійська Республіка підтверджують свою підтримку розслідуваньпрокурора Міжнародного кримінального суду, які є кроком до притягнення довідповідальності, і взяли до відома ордери суду на арешт. Італія погодиласянадати додаткову підтримку Міжнародному кримінальному суду для посилення йогоможливостей у контексті війни росії проти України.</text:p>
      <text:p text:style-name="P4">
Україна та Італійська Республіка погоджуються з необхідністю посилити нашколективний тиск на росію шляхом подальших санкцій, щоб послабити здатністьросії продовжувати незаконну військову агресію. Зусилля щодо забезпеченняефективного впровадження санкцій, запобігання та протидії обходу санкцій утретіх країнах та з боку третіх країн мають бути посилені.</text:p>
      <text:p text:style-name="P4">
Україна та Італійська Республіка продовжать спільну роботу над підготовкоюмеханізмів відшкодування збитків, поранень і руйнувань, завданих російськоюагресією. Для цього важливою віхою є міжнародний реєстр збитків, який будепредставлено на саміті Ради Європи у Рейк’явіку 16–17 травня 2023 року. Нашізусилля й надалі будуть спрямовані на вивчення відповідних варіантівфінансування механізму компенсації, включно з надійною правовою основою длявикористання заморожених і знерухомлених російських активів, для підтримкивідновлення України.</text:p>
      <text:p text:style-name="P4">
26 квітня 2023 року Італія та Україна спільно організували італійсько-українську конференцію з відновлення в Римі за участю приватного сектору дляпосилення підтримки та співпраці щодо стійкості й відновлення України та взялина себе зобов’язання щодо тісної координації з цих питань шляхом активізаціїдвосторонньої співпраці. Італійська Республіка разом з міжнароднимиорганізаціями та партнерами зобов’язується брати участь у відновленні тавідбудові України після війни. Уже зараз важливо закласти основу для амбітноїй довгострокової співпраці, яка створить можливості та дасть українськомународу змогу відновити свою країну. Залучення всіх відповідних партнерів,включно з приватними та міжнародними компаніями, з метою забезпеченняфінансової підтримки, інвестицій та необхідних знань є важливим длязабезпечення процвітаючого майбутнього України. Україна розглядатиме Італію таїї компанії як пріоритетних партнерів у процесі відбудови.</text:p>
      <text:p text:style-name="P4">
Майбутнє України та її народу — у європейській родині. Євросоюз уже визнавєвропейську перспективу України та надав Україні статус країни-кандидата.Італійська Республіка рішуче підтримує Україну в її зусиллях щодо реформ та увиконанні вимог, необхідних для початку переговорів про вступ у 2023 році, знетерпінням чекаючи на позитивний звіт Європейської комісії.</text:p>
      <text:p text:style-name="P4">
У межах НАТО Італійська Республіка продовжує зосереджуватися на безпосереднійпідтримці України, сприяючи значному розширенню Комплексного пакету допомогиНАТО Україні. Італійська Республіка продовжує надавати рішучу підтримкузміцненню здатності України захищатися. Україна має право самостійно обиратимеханізми безпеки. Італія повністю підтримує Комісію Україна — НАТО якплатформу для подальшого посилення й розширення поточної співпраці, щобдопомогти Україні пройти шлях до євроатлантичної сім’ї відповідно доБухарестської декларації. На майбутньому саміті НАТО у Вільнюсі ми знетерпінням чекаємо розв’язання всіх цих питань.</text:p>
      <text:p text:style-name="P4">
<text:span text:style-name="T4">
Джерело:</text:span>
 <text:a xlink:type="simple" xlink:href="https://www.president.gov.ua/news/spilna-deklaraciya-ukrayini-ta-italiyi-82853" text:style-name="Internet_20_link" text:visited-style-name="Visited_20_Internet_20_Link">
Офіс ПрезидентаУкраїни</text:a>
</text:p>
      <text:p text:style-name="P4">
Source: <text:a xlink:type="simple" xlink:href="https://armyinform.com.ua/2023/05/13/spilna-deklaracziya-ukrayiny-ta-italiyi/" text:style-name="Internet_20_link" text:visited-style-name="Visited_20_Internet_20_Link">
https://armyinform.com.ua/2023/05/13/spilna-deklaracziya-ukrayiny-ta-italiyi/</text:a>
</text:p>
      <!--NEWS-->
      <text:h text:style-name="P10" text:outline-level="1">
<text:span text:style-name="T4">
Естонці знають як важко повернути те, що відібрали під час окупації — Ханно Певкур</text:span>
</text:h>
      <text:p text:style-name="P4">
Author: ['Єгор Брайлян']</text:p>
      <text:p text:style-name="P4">
Time: 2023-05-13T97:00:00-04:00</text:p>
      <text:p text:style-name="P4">
Description: Про це розповів міністр оборони Естонії Ханно Певкур під час 16-ї Конференції Леннар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77463h1843t2.jpg" text:style-name="Internet_20_link" text:visited-style-name="Visited_20_Internet_20_Link">
1677463h1843t2.jpg</text:a>
']</text:p>
      <text:p text:style-name="P4">
Tags: ['STOPRUSSIA', 'АГРЕСІЯ РФ', 'ВТОРГНЕННЯ РФ', 'ДОПОМОГА ПАРТНЕРІВ', 'ЕСТОНІЯ', 'СВІТ ПІДТРИМУЄ УКРАЇНУ']</text:p>
      <text:p text:style-name="P4">
Category: News</text:p>
      <!--METADATA-->
      <text:p text:style-name="P4">
<draw:frame draw:style-name="fr1" draw:name="Image342" text:anchor-type="as-char" svg:width="6.9236in" svg:height="3.894525in" draw:z-index="0">
<draw:image xlink:href="../Images/AРМІЯINFORM/2023-05-13T97-00-00-04-00/1677463h1843t2.jpg" xlink:type="simple" xlink:show="embed" xlink:actuate="onLoad" draw:mime-type="image/jpeg"/>
</draw:frame>
</text:p>
      <text:p text:style-name="P4">
Про це розповів міністр оборони Естонії Ханно Певкур під час 16-ї КонференціїЛеннарт Мері, повідомляє кореспондент АрміяInform з Таллінна.</text:p>
      <text:p text:style-name="P4">
Сама подія названа на честь видатного естонського політика та дипломатаЛеннарта Мері, що був міністром закордонних справ (1990-1992) та президентомЕстонії (1992-2001).</text:p>
      <text:p text:style-name="P4">
— Президент Леннарт Мері відіграв величезну роль у поверненні Естонії до світуяк незалежної держави. Майже 50 років ми, естонці, мовчали, бо були підрадянською окупацією. Ми знаємо, як важко повернути те, що колись відібрали.Так само й українці. Вони також знають ціну окупації і зроблять усе, щоб її неприйняти. Давайте зробимо так, щоб жоден українець не зіткнувся з тим шляхом,який пройшов президент Мері. Тому ми всі знаємо, що можемо зробити більше дляУкраїни, — відзначив Ханно Певкур.</text:p>
      <text:p text:style-name="P4">
Родину Леннарта Мері (1929-2006) було депортовано до Сибіру у 1941 році. Тамвін працював лісорубом. У 1970-1980-х роках Мері був серед ініціаторівекологічних протестів у Естонії проти радянської окупації.</text:p>
      <text:p text:style-name="P4">
— Міжнародний порядок, заснований на правилах, європейська архітектура безпекита політика відкритих дверей НАТО не повинні розглядатися як предмети обміну,особливо з військовими злочинцями. Наші українські друзі довели свій розум,силу та стійкість у найжорстокішому протистоянні агресору. Давайте у відповідьдоведемо, що ми можемо захистити себе та них, — резюмував Ханно Певкур.</text:p>
      <text:p text:style-name="P4">
Source: <text:a xlink:type="simple" xlink:href="https://armyinform.com.ua/2023/05/13/ukrayinczi-znayut-czinu-okupacziyi-tomu-roblyat-vse-shhob-yiyi-ne-pryjnyaty-hanno-pevkur/" text:style-name="Internet_20_link" text:visited-style-name="Visited_20_Internet_20_Link">
https://armyinform.com.ua/2023/05/13/ukrayinczi-znayut-czinu-okupacziyi-tomu-roblyat-vse-shhob-yiyi-ne-pryjnyaty-hanno-pevkur/</text:a>
</text:p>
      <!--NEWS-->
      <text:h text:style-name="P10" text:outline-level="1">
<text:span text:style-name="T4">
Сьогодні — у Римі, домовилися про зброю й ППО — Президент України</text:span>
</text:h>
      <text:p text:style-name="P4">
Author: ['АРМІЯINFORM']</text:p>
      <text:p text:style-name="P4">
Time: 2023-05-13T98:00:00-04:00</text:p>
      <text:p text:style-name="P4">
Description: Бажаю здоровʼя, шановні українці!    Сьогодні — у Римі. Як завжди з такими візит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7d4b05d3bde72c4c0351d08ed90b1ab_1684009446_extra_large.png" text:style-name="Internet_20_link" text:visited-style-name="Visited_20_Internet_20_Link">
77d4b05d3bde72c4c0351d08ed90b1ab_1684009446_extra_large.png</text:a>
']</text:p>
      <text:p text:style-name="P4">
Tags: ['ВІДЕОЗВЕРНЕННЯ', 'ВОЛОДИМИР ЗЕЛЕНСЬКИЙ']</text:p>
      <text:p text:style-name="P4">
Category: News</text:p>
      <!--METADATA-->
      <text:p text:style-name="P4">
<draw:frame draw:style-name="fr1" draw:name="Image343" text:anchor-type="as-char" svg:width="6.9236in" svg:height="4.71293in" draw:z-index="0">
<draw:image xlink:href="../Images/AРМІЯINFORM/2023-05-13T98-00-00-04-00/77d4b05d3bde72c4c0351d08ed90b1ab_1684009446_extra_large.png" xlink:type="simple" xlink:show="embed" xlink:actuate="onLoad" draw:mime-type="image/png"/>
</draw:frame>
</text:p>
      <text:p text:style-name="P4">
<text:span text:style-name="T4">
<text:span text:style-name="T5">
Бажаю здоровʼя, шановні українці!</text:span>
</text:span>
</text:p>
      <text:p text:style-name="P4">
Сьогодні — у Римі. Як завжди з такими візитами, є результат. Сьогодні ми сталиміцнішими.</text:p>
      <text:p text:style-name="P4">
Зустрівся з Президентом Італії та Головою Ради міністрів — це політичнийрівень зустрічей. Почув, що Італія продовжить підтримку України — настільки,наскільки потрібно, щоб нам вистояти й захистити своїх людей, свою територію.</text:p>
      <text:p text:style-name="P4">
Погоджуємо з Джорджею, пані Прем’єр-міністром, наші нові спільні обороннікроки. Є хороші речі, які зробимо разом для захисту неба. Є хороші речі, якізробимо разом для захисту на землі. Домовилися про зброю та ППО. Як Джорджаправильно сказала, коли ми в Україні захищаємо свободу й наше життя відросійських бомб і ракет, від терору, ми віддаляємо війну від решти Європи.</text:p>
      <text:p text:style-name="P4">
Сьогодні російські вбивці забрали життя ще однієї української дитини —дівчини, їй не було й 16 років. Її звали Надія… Загинув також чоловік, 64 рокийому було. Просто звичайні люди зі звичайного міста Костянтинівка на Донбасі…Мої співчуття їхнім рідним і близьким!</text:p>
      <text:p text:style-name="P4">
Це був російський удар реактивної артилерії. Просто по вулицях — по будинках,магазинах, по аптеці й складу. Так воює росія. Артилерією проти звичайнихвулиць, проти будь-яких людей — дітей чи дорослих, чоловіків чи жінок. І цеможна зупинити лише сильною зброєю, якою наші воїни можуть вигнати злоагресії. Вигнати, щоб Кремль не зміг поширити агресію й на інші народи Європи.</text:p>
      <text:p text:style-name="P4">
Сьогодні я мав честь особисто подякувати Риму, усій Італії, пані Мелоні такожному й кожній в італійському політичному класі, хто чесно відповідає нанаявну загрозу всьому нашому європейському способу життя.</text:p>
      <text:p text:style-name="P4">
Зустрівся з Папою Римським Франциском, і це була розмова, яка справді можевплинути на історію, справді може допомогти зупинити зло агресії.</text:p>
      <text:p text:style-name="P4">
Я розказав про злочини, які скоїли російські окупанти проти наших людей, продепортацію українських дітей. Невідома навіть точна кількість, скількох дітейросія вкрала з України й ховає від рідних, від України десь там на чужині.Попросив Його Святість допомогти повернути наших дітей додому, в Україну.</text:p>
      <text:p text:style-name="P4">
Розказав і про інші пункти нашої формули миру, окрім повернення всіхдепортованих і полонених. І вірю, що воля та щирість Його Святості можутьнаблизити реалізацію нашої формули миру, можуть наблизити справедливий, чесниймир.</text:p>
      <text:p text:style-name="P4">
Увечері звідси, з Рима, я говорив із Президентом Південно-АфриканськоїРеспубліки. Говорив про формулу миру, про справедливість, про те, що наш світмає бути обʼєднаний правилами міжнародного права. Кожен, хто допомагатимеагресору зброєю, буде співучасником з усіма наслідками. Закликав панаПрезидента долучитися разом з іншими країнами світу, всіх континентів, Африкидо спільної роботи для реалізації нашої формули миру.</text:p>
      <text:p text:style-name="P4">
До речі, Італія сьогодні абсолютно чітко підтримала всі пункти українськоїформули миру. Я дякую вам за це.</text:p>
      <text:p text:style-name="P4">
Є сьогодні й Спільна декларація з Італією. Всі важливі речі: Євросоюз — Італіяпідтримала початок переговорів у 23-му році, правильні та вчасні сигнали щодоНАТО.</text:p>
      <text:p text:style-name="P4">
І ще одне. Особливо я вдячний усім тим людям, які були на вулицях Рима знашими українськими прапорами, які зустрічали українську делегацію з відкритимсерцем і щирою доброю емоцією… Італія завжди має бути на боці добра, щоб доброзалишалося у Європі!</text:p>
      <text:p text:style-name="P4">
Viva Italia!</text:p>
      <text:p text:style-name="P4">
Слава нашим воїнам!</text:p>
      <text:p text:style-name="P4">
Дякую нашим Повітряним силам і всім бійцям ППО інших видів і родів військ!</text:p>
      <text:p text:style-name="P4">
<text:span text:style-name="T4">
<text:span text:style-name="T5">
Слава Україні!</text:span>
</text:span>
</text:p>
      <text:p text:style-name="P4">
Джерело: <text:a xlink:type="simple" xlink:href="https://www.president.gov.ua/news/sogodni-u-rimi-domovilisya-pro-zbroyu-j-ppo-zvernennya-prezi-82857" text:style-name="Internet_20_link" text:visited-style-name="Visited_20_Internet_20_Link">
Офіс Президента України</text:a>
</text:p>
      <text:p text:style-name="P4">
Source: <text:a xlink:type="simple" xlink:href="https://armyinform.com.ua/2023/05/13/sogodni-u-rymi-domovylysya-pro-zbroyu-j-ppo-prezydent-ukrayiny/" text:style-name="Internet_20_link" text:visited-style-name="Visited_20_Internet_20_Link">
https://armyinform.com.ua/2023/05/13/sogodni-u-rymi-domovylysya-pro-zbroyu-j-ppo-prezydent-ukrayiny/</text:a>
</text:p>
      <!--NEWS-->
      <text:h text:style-name="P10" text:outline-level="1">
<text:span text:style-name="T4">
Коротко. Війна. День 444. Відеодайджест</text:span>
</text:h>
      <text:p text:style-name="P4">
Author: ['АРМІЯINFORM']</text:p>
      <text:p text:style-name="P4">
Time: 2023-05-13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ДАЙДЖЕСТ', 'ГШ ЗСУ']</text:p>
      <text:p text:style-name="P4">
Category: News</text:p>
      <!--METADATA-->
      <text:p text:style-name="P4">
Source: <text:a xlink:type="simple" xlink:href="https://armyinform.com.ua/2023/05/13/korotko-vijna-den-444-videodajdzhest/" text:style-name="Internet_20_link" text:visited-style-name="Visited_20_Internet_20_Link">
https://armyinform.com.ua/2023/05/13/korotko-vijna-den-444-videodajdzhest/</text:a>
</text:p>
      <!--NEWS-->
      <text:h text:style-name="P10" text:outline-level="1">
<text:span text:style-name="T4">
Зеленський обговорив із президентом ПАР українську формулу миру</text:span>
</text:h>
      <text:p text:style-name="P4">
Authors: Ukrinform (Person)</text:p>
      <text:p text:style-name="P4">
Publisher: Укринформ (Organization)</text:p>
      <text:p text:style-name="P4">
Published Time: 2023-05-14T-31:51:00+03:00</text:p>
      <text:p text:style-name="P4">
Modified Time: 2023-05-14T00:51:00+03:00</text:p>
      <text:p text:style-name="P4">
Description: Володимир Зеленський закликав Президента Південно-Африканської Республіки Матамелу Сиріла Рамафосу підтримати українську формулу миру й долучитися до її реалізації. — Укрінформ.</text:p>
      <text:p text:style-name="P4">
Images: ["<text:a xlink:type="simple" xlink:href="https://static.ukrinform.com/photos/2022_06/thumb_files/630_360_1655321433-213.jpeg" text:style-name="Internet_20_link" text:visited-style-name="Visited_20_Internet_20_Link">
630_360_16553...</text:a>
"]</text:p>
      <text:p text:style-name="P4">
Tags: ['ПАР', 'Зеленський', 'Війна з росією', 'Формула миру']</text:p>
      <text:p text:style-name="P4">
Type: Article</text:p>
      <!--METADATA-->
      <text:p text:style-name="P4">
<draw:frame draw:style-name="fr1" draw:name="Image344" text:anchor-type="as-char" svg:width="6.9236in" svg:height="3.956343in" draw:z-index="0">
<draw:image xlink:href="../Images/yкринформ/2023-05-14T-31-51-00-03-00/630_360_1655321433-213.jpeg" xlink:type="simple" xlink:show="embed" xlink:actuate="onLoad" draw:mime-type="image/jpeg"/>
</draw:frame>
Володимир Зеленський закликав Президента Південно-Африканської РеспублікиМатамелу Сиріла Рамафосу підтримати українську формулу миру й долучитися до їїреалізації.</text:p>
      <text:p text:style-name="P4">
Про це Президент України повідомив у <text:a xlink:type="simple" xlink:href="https://www.youtube.com/watch" text:style-name="Internet_20_link" text:visited-style-name="Visited_20_Internet_20_Link">
</text:a>
 , передає Укрінформ.</text:p>
      <text:p text:style-name="P4">
«Увечері звідси, з Рима, я говорив із Президентом Південно-АфриканськоїРеспубліки. Говорив про формулу миру, про справедливість, про те, що наш світмає бути обʼєднаний правилами міжнародного права. Кожен, хто допомагатимеагресору зброєю, буде співучасником з усіма наслідками», - зазначивЗеленський.</text:p>
      <text:p text:style-name="P4">
За словами глави держави, він закликав лідера ПАР долучитися разом з іншимикраїнами до спільної роботи для реалізації української формули миру.</text:p>
      <text:p text:style-name="P4">
<text:span text:style-name="T4">
Читайте також:</text:span>
 <text:a xlink:type="simple" xlink:href="https://www.ukrinform.ua/rubric-polytics/3708849-zelenskij-i-meloni-pidpisali-spilnu-deklaraciu.html" text:style-name="Internet_20_link" text:visited-style-name="Visited_20_Internet_20_Link">
 <text:span text:style-name="T4">
Зеленський</text:span>
 </text:a>
</text:p>
      <text:p text:style-name="P4">
Як повідомлялося, <text:a xlink:type="simple" xlink:href="https://www.ukrinform.ua/tag-zelenskij" text:style-name="Internet_20_link" text:visited-style-name="Visited_20_Internet_20_Link">
 </text:a>
 13 травнявідвідав з візитом Італію.</text:p>
      <text:p text:style-name="P4">
Раніше США звинуватили ПАР у постачанні боєприпасів російській федерації.Влада ПАР це заперечила.</text:p>
      <text:p text:style-name="P4">
<text:span text:style-name="T5">
Фото: ОП</text:span>
</text:p>
      <text:p text:style-name="P4">
Source: <text:a xlink:type="simple" xlink:href="https://www.ukrinform.ua/rubric-polytics/3708869-zelenskij-obgovoriv-iz-prezidentom-par-ukrainsku-formulu-miru.html" text:style-name="Internet_20_link" text:visited-style-name="Visited_20_Internet_20_Link">
https://www.ukrinform.ua/rubric-polytics/3708869-zelenskij-obgovoriv-iz-prezidentom-par-ukrainsku-formulu-miru.html</text:a>
</text:p>
      <!--NEWS-->
      <text:h text:style-name="P10" text:outline-level="1">
<text:span text:style-name="T4">
Євробачення-2023: почалося фінальне голосування</text:span>
</text:h>
      <text:p text:style-name="P4">
Authors: Ukrinform (Person)</text:p>
      <text:p text:style-name="P4">
Publisher: Укринформ (Organization)</text:p>
      <text:p text:style-name="P4">
Published Time: 2023-05-14T-33:33:00+03:00</text:p>
      <text:p text:style-name="P4">
Modified Time: 2023-05-14T00:33:00+03:00</text:p>
      <text:p text:style-name="P4">
Description: У британському Ліверпулі закінчилися виступи учасників фіналу Євробачення-2023 та відкрито голосування за переможця пісенного конкурсу. — Укрінформ.</text:p>
      <text:p text:style-name="P4">
Images: ["<text:a xlink:type="simple" xlink:href="https://static.ukrinform.com/photos/2023_05/thumb_files/630_360_1683829607-260.jpg" text:style-name="Internet_20_link" text:visited-style-name="Visited_20_Internet_20_Link">
630_360_16838...</text:a>
"]</text:p>
      <text:p text:style-name="P4">
Tags: ['Євробачення', 'Конкурс', 'Музика']</text:p>
      <text:p text:style-name="P4">
Type: Article</text:p>
      <!--METADATA-->
      <text:p text:style-name="P4">
<draw:frame draw:style-name="fr1" draw:name="Image345" text:anchor-type="as-char" svg:width="6.9236in" svg:height="3.956343in" draw:z-index="0">
<draw:image xlink:href="../Images/yкринформ/2023-05-14T-33-33-00-03-00/630_360_1683829607-260.jpg" xlink:type="simple" xlink:show="embed" xlink:actuate="onLoad" draw:mime-type="image/jpeg"/>
</draw:frame>
 Убританському Ліверпулі закінчилися виступи учасників фіналу Євробачення-2023та відкрито голосування за переможця пісенного конкурсу.</text:p>
      <text:p text:style-name="P4">
Про це повідомляє власний кореспондент Укрінформу.</text:p>
      <text:p text:style-name="P4">
Фаворитами пісенного конкурсу, зокрема за попереднім <text:a xlink:type="simple" xlink:href="http://eurovisionworld.com/odds/eurovision" text:style-name="Internet_20_link" text:visited-style-name="Visited_20_Internet_20_Link">
</text:a>
 , є Швеція, Фінляндія таУкраїна, з шансами на перемогу 50%, 23% та 7% відповідно.</text:p>
      <text:p text:style-name="P4">
Переможця буде визначено за результатами голосування професійного журі з 37країн-учасниць конкурсу та глядачів. Їхні бали підсумовуються і мають однаковувагу - 50 на 50.</text:p>
      <text:p text:style-name="P4">
За підсумками голосування до складу національного журі, яке вперше обиралиукраїнці в мобільному застосунку “Дія”, увійшли співак, учасник гурту ТНМКОлександр Фоззі Сидоренко (голова журі), співачка, композиторка й авторкапісень Світлана Тарабарова, заслужена артистка України Тоня Матвієнко,фронтмен і засновник гурту «СКАЙ» Олег Собчук, композитор і піаніст ЄвгенХмара.</text:p>
      <text:p text:style-name="P4">
<text:span text:style-name="T4">
Читайте також:</text:span>
 <text:a xlink:type="simple" xlink:href="https://www.ukrinform.ua/rubric-culture/3708854-ukraina-ogolosila-sklad-nacionalnogo-zuri-na-evrobacenni2023.html" text:style-name="Internet_20_link" text:visited-style-name="Visited_20_Internet_20_Link">
 <text:span text:style-name="T4">
Євробач</text:span>
 </text:a>
</text:p>
      <text:p text:style-name="P4">
Як повідомляв Укрінформ, в Ліверпулі відбувся великий фінал пісенного конкурсуЄвробачення. У фіналі виступили 26 країні. Україну, яка виступала 19-ю,представляв гурт TVORCHI з піснею Heart Of Steel (Серце зі сталі), якаавтоматично потрапила до вирішальної частини конкурсу.</text:p>
      <text:p text:style-name="P4">
Source: <text:a xlink:type="simple" xlink:href="https://www.ukrinform.ua/rubric-culture/3708862-evrobacenna2023-pocalosa-finalne-golosuvanna.html" text:style-name="Internet_20_link" text:visited-style-name="Visited_20_Internet_20_Link">
https://www.ukrinform.ua/rubric-culture/3708862-evrobacenna2023-pocalosa-finalne-golosuvanna.html</text:a>
</text:p>
      <!--NEWS-->
      <text:h text:style-name="P10" text:outline-level="1">
<text:span text:style-name="T4">
Унаслідок обстрілу Тернополя постраждали двоє осіб - ОВА</text:span>
</text:h>
      <text:p text:style-name="P4">
Authors: Ukrinform (Person)</text:p>
      <text:p text:style-name="P4">
Publisher: Укринформ (Organization)</text:p>
      <text:p text:style-name="P4">
Published Time: 2023-05-14T-35:28:00+03:00</text:p>
      <text:p text:style-name="P4">
Modified Time: 2023-05-14T00:28:00+03:00</text:p>
      <text:p text:style-name="P4">
Description: Унаслідок ракетної атаки російських загарбників у Тернополі  є влучання у складські приміщення, травмовані двоє людей.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Поранені', 'Ракета', 'Тернопіль', 'Війна з росією']</text:p>
      <text:p text:style-name="P4">
Type: Article</text:p>
      <!--METADATA-->
      <text:p text:style-name="P4">
<draw:frame draw:style-name="fr1" draw:name="Image346" text:anchor-type="as-char" svg:width="6.9236in" svg:height="3.948443in" draw:z-index="0">
<draw:image xlink:href="../Images/yкринформ/2023-05-14T-35-28-00-03-00/630_360_1538997483-946.jpg" xlink:type="simple" xlink:show="embed" xlink:actuate="onLoad" draw:mime-type="image/jpeg"/>
</draw:frame>
 Унаслідокракетної атаки російських загарбників у Тернополі є влучання у складськіприміщення, травмовані двоє людей.</text:p>
      <text:p text:style-name="P4">
Про це повідомив у <text:a xlink:type="simple" xlink:href="https://t.me/s/ternopilskaODA" text:style-name="Internet_20_link" text:visited-style-name="Visited_20_Internet_20_Link">
 </text:a>
 голова ТернопільськоїОВА Володимир Труш, передає Укрінформ.</text:p>
      <text:p text:style-name="P4">
«Травмовані двоє цивільних громадян. Попередньо осколкові поранення та опіки.Потерпілі перебувають у лікарняних закладах. Їм надається уся необхіднадопомога» - написав він.</text:p>
      <text:p text:style-name="P4">
За даними Труша, є влучання у складські приміщення, які належать комерційнимпідприємствам та релігійній організації. На місці працюють пожежники.</text:p>
      <text:p text:style-name="P4">
<text:span text:style-name="T4">
Читайте також:</text:span>
 <text:a xlink:type="simple" xlink:href="https://www.ukrinform.ua/rubric-ato/3708851-vibuhi-v-ternopoli-u-misti-ta-oblasti-pracuut-specialisti-ova.html" text:style-name="Internet_20_link" text:visited-style-name="Visited_20_Internet_20_Link">
 </text:a>
</text:p>
      <text:p text:style-name="P4">
«Усю ніч на місці події перебуватимуть спеціалісти», - зазначив керівник ОВА.</text:p>
      <text:p text:style-name="P4">
Як повідомлялося, під час <text:a xlink:type="simple" xlink:href="https://www.ukrinform.ua/tag-povitrana-trivoga" text:style-name="Internet_20_link" text:visited-style-name="Visited_20_Internet_20_Link">
 </text:a>
у Тернополі пролунали вибухи.</text:p>
      <text:p text:style-name="P4">
Source: <text:a xlink:type="simple" xlink:href="https://www.ukrinform.ua/rubric-ato/3708867-unaslidok-obstrilu-ternopola-postrazdali-dvoe-osib-ova.html" text:style-name="Internet_20_link" text:visited-style-name="Visited_20_Internet_20_Link">
https://www.ukrinform.ua/rubric-ato/3708867-unaslidok-obstrilu-ternopola-postrazdali-dvoe-osib-ova.html</text:a>
</text:p>
      <!--NEWS-->
      <text:h text:style-name="P10" text:outline-level="1">
<text:span text:style-name="T4">
У Ліверпулі оголосили володарів спецнагороди засновника Євробачення</text:span>
</text:h>
      <text:p text:style-name="P4">
Authors: Ukrinform (Person)</text:p>
      <text:p text:style-name="P4">
Publisher: Укринформ (Organization)</text:p>
      <text:p text:style-name="P4">
Published Time: 2023-05-14T-37:19:00+03:00</text:p>
      <text:p text:style-name="P4">
Modified Time: 2023-05-14T00:19:00+03:00</text:p>
      <text:p text:style-name="P4">
Description: У британському Ліверпулі, який цьогоріч приймає 67-й пісенний конкурс Євробачення від імені України, оголосили призерів спеціальної нагороди від засновника конкурсу Марселя Безансона. — Укрінформ.</text:p>
      <text:p text:style-name="P4">
Images: ["<text:a xlink:type="simple" xlink:href="https://static.ukrinform.com/photos/2022_11/thumb_files/630_360_1669128291-481.jpg" text:style-name="Internet_20_link" text:visited-style-name="Visited_20_Internet_20_Link">
630_360_16691...</text:a>
"]</text:p>
      <text:p text:style-name="P4">
Tags: ['Євробачення', 'Конкурс', 'Нагорода']</text:p>
      <text:p text:style-name="P4">
Type: Article</text:p>
      <!--METADATA-->
      <text:p text:style-name="P4">
<draw:frame draw:style-name="fr1" draw:name="Image347" text:anchor-type="as-char" svg:width="6.9236in" svg:height="3.956343in" draw:z-index="0">
<draw:image xlink:href="../Images/yкринформ/2023-05-14T-37-19-00-03-00/630_360_1669128291-481.jpg" xlink:type="simple" xlink:show="embed" xlink:actuate="onLoad" draw:mime-type="image/jpeg"/>
</draw:frame>
 Убританському Ліверпулі, який цьогоріч приймає 67-й пісенний конкурсЄвробачення від імені України, оголосили призерів спеціальної нагороди відзасновника конкурсу Марселя Безансона.</text:p>
      <text:p text:style-name="P4">
Про це повідомляє Укрінформ з посиланням на сторінку Євробачення в <text:a xlink:type="simple" xlink:href="http://www.youtube.com/watch" text:style-name="Internet_20_link" text:visited-style-name="Visited_20_Internet_20_Link">
</text:a>
 .</text:p>
      <text:p text:style-name="P4">
Цьогоріч нагороду преси та художній приз отримала співачка Loreen зі Швеції запісню Tattoo, яку вважають фавориткою Євробачення-2023 та ймовірноюпереможницею. Loreen вже перемагала у Євробаченні у 2012 році й тоді тежотримала художній приз премії Марселя Безансона за пісню <text:span text:style-name="T5">
Euphoria</text:span>
 .</text:p>
      <text:p text:style-name="P4">
Нагороду композиторів здобула Італія за пісню Due Vite, яку представляє МаркоМеньоні. Нагороджено групу авторів цієї пісні - Марко Меньоні, Давидо Петреллата Давидо Симонетта.</text:p>
      <text:p text:style-name="P4">
<text:span text:style-name="T4">
Читайте також:</text:span>
 <text:a xlink:type="simple" xlink:href="https://www.ukrinform.ua/rubric-culture/3708861-kejt-middlton-znalasa-u-klipi-kalush-orchestra-dla-evrobacenna-2023.html" text:style-name="Internet_20_link" text:visited-style-name="Visited_20_Internet_20_Link">
 <text:span text:style-name="T4">
Євробач</text:span>
 </text:a>
</text:p>
      <text:p text:style-name="P4">
Нагадаємо, професійні нагороди від засновника <text:a xlink:type="simple" xlink:href="https://www.ukrinform.ua/tag-konkurs" text:style-name="Internet_20_link" text:visited-style-name="Visited_20_Internet_20_Link">
</text:a>
 Марселя Безансона для учасниківЄвробачення оголошується у трьох номінаціях: нагорода преси, в якій переможцявизначають акредитовані представники ЗМІ; художній приз, який вручають заартистичні досягнення і переможця визначають коментатори; а також нагородакомпозиторів, яку дають за найкращу композицію.</text:p>
      <text:p text:style-name="P4">
Як повідомляв Укрінформ, у Ліверпулі відбувається великий фінал пісенногоконкурсу Євробачення. У фіналі виступають 26 країні. Україну представляє гуртTVORCHI з піснею Heart Of Steel.</text:p>
      <text:p text:style-name="P4">
<text:span text:style-name="T5">
Фото: EBU</text:span>
</text:p>
      <text:p text:style-name="P4">
Source: <text:a xlink:type="simple" xlink:href="https://www.ukrinform.ua/rubric-culture/3708866-u-liverpuli-ogolosili-volodariv-specprizu-zasnovnika-evrobacenna.html" text:style-name="Internet_20_link" text:visited-style-name="Visited_20_Internet_20_Link">
https://www.ukrinform.ua/rubric-culture/3708866-u-liverpuli-ogolosili-volodariv-specprizu-zasnovnika-evrobacenna.html</text:a>
</text:p>
      <!--NEWS-->
      <text:h text:style-name="P10" text:outline-level="1">
<text:span text:style-name="T4">
Зеленський сподівається, що розмова з Папою Франциском може вплинути на історію</text:span>
</text:h>
      <text:p text:style-name="P4">
Authors: Ukrinform (Person)</text:p>
      <text:p text:style-name="P4">
Publisher: Укринформ (Organization)</text:p>
      <text:p text:style-name="P4">
Published Time: 2023-05-14T-39:08:00+03:00</text:p>
      <text:p text:style-name="P4">
Modified Time: 2023-05-14T00:08:00+03:00</text:p>
      <text:p text:style-name="P4">
Description: Президент Володимир Зеленський розраховує, що його спілкування з Папою Римським Франциском може вплинути на історію і допомогти зупинити зло. — Укрінформ.</text:p>
      <text:p text:style-name="P4">
Images: ["<text:a xlink:type="simple" xlink:href="https://static.ukrinform.com/photos/2023_05/thumb_files/630_360_1683999909-239.jpeg" text:style-name="Internet_20_link" text:visited-style-name="Visited_20_Internet_20_Link">
630_360_16839...</text:a>
"]</text:p>
      <text:p text:style-name="P4">
Tags: ['Італія', 'Папа Франциск', 'Ватикан', 'Зеленський']</text:p>
      <text:p text:style-name="P4">
Type: Article</text:p>
      <!--METADATA-->
      <text:p text:style-name="P4">
<draw:frame draw:style-name="fr1" draw:name="Image348" text:anchor-type="as-char" svg:width="6.9236in" svg:height="3.956343in" draw:z-index="0">
<draw:image xlink:href="../Images/yкринформ/2023-05-14T-39-08-00-03-00/630_360_1683999909-239.jpeg" xlink:type="simple" xlink:show="embed" xlink:actuate="onLoad" draw:mime-type="image/jpeg"/>
</draw:frame>
Президент Володимир Зеленський розраховує, що його спілкування з ПапоюРимським Франциском може вплинути на історію і допомогти зупинити зло.</text:p>
      <text:p text:style-name="P4">
Про це він розповів у <text:a xlink:type="simple" xlink:href="https://t.me/V_Zelenskiy_official/6218" text:style-name="Internet_20_link" text:visited-style-name="Visited_20_Internet_20_Link">
 </text:a>
 , передаєУкрінформ.</text:p>
      <text:p text:style-name="P4">
«Зустрівся з Папою Римським Франциском, і це була розмова, яка справді можевплинути на історію, справді може допомогти зупинити зло агресії», - сказавглава держави.</text:p>
      <text:p text:style-name="P4">
<text:span text:style-name="T4">
Читайте також:</text:span>
 <text:a xlink:type="simple" xlink:href="https://www.ukrinform.ua/rubric-society/3708823-prezident-zaprosiv-papu-rimskogo-v-ukrainu-i-podaruvav-kartinu.html" text:style-name="Internet_20_link" text:visited-style-name="Visited_20_Internet_20_Link">
 </text:a>
</text:p>
      <text:p text:style-name="P4">
Він нагадав, що розказав понтифіку про злочини, які скоїли росіяни протиукраїнців, про депортацію українських дітей.</text:p>
      <text:p text:style-name="P4">
«Невідома навіть точна кількість, скількох дітей росія вкрала з України йховає від рідних, від України десь там на чужині. Попросив його святістьдопомогти повернути наших дітей додому, в Україну», - зазначив Зеленський.</text:p>
      <text:p text:style-name="P4">
Він також проінформував Папу Римського й про інші пункти української формулимиру, окрім повернення всіх депортованих і полонених.</text:p>
      <text:p text:style-name="P4">
<text:span text:style-name="T4">
Читайте також:</text:span>
 <text:a xlink:type="simple" xlink:href="https://www.ukrinform.ua/rubric-society/3708804-zelenskij-zustrivsa-z-papou-franciskom-u-vatikani.html" text:style-name="Internet_20_link" text:visited-style-name="Visited_20_Internet_20_Link">
 <text:span text:style-name="T4">
Зеленськ</text:span>
 </text:a>
</text:p>
      <text:p text:style-name="P4">
«І вірю, що воля та щирість його святості можуть наблизити реалізацію нашоїформули миру, можуть наблизити справедливий, чесний мир», - додав Президент.</text:p>
      <text:p text:style-name="P4">
Як повідомлялося, <text:a xlink:type="simple" xlink:href="https://www.ukrinform.ua/rubric-polytics/3708665-zelenskij-pribuv-iz-vizitom-do-italii.html" text:style-name="Internet_20_link" text:visited-style-name="Visited_20_Internet_20_Link">
 </text:a>
 і провів зустрічз Папою Франциском у Ватикані.</text:p>
      <text:p text:style-name="P4">
Фото: ОП</text:p>
      <text:p text:style-name="P4">
Source: <text:a xlink:type="simple" xlink:href="https://www.ukrinform.ua/rubric-ato/3708863-zelenskij-spodivaetsa-so-rozmova-z-papou-franciskom-moze-vplinuti-na-istoriu.html" text:style-name="Internet_20_link" text:visited-style-name="Visited_20_Internet_20_Link">
https://www.ukrinform.ua/rubric-ato/3708863-zelenskij-spodivaetsa-so-rozmova-z-papou-franciskom-moze-vplinuti-na-istoriu.html</text:a>
</text:p>
      <!--NEWS-->
      <text:h text:style-name="P10" text:outline-level="1">
<text:span text:style-name="T4">
Ворог завдав удару по Харкову</text:span>
</text:h>
      <text:p text:style-name="P4">
Authors: Ukrinform (Person)</text:p>
      <text:p text:style-name="P4">
Publisher: Укринформ (Organization)</text:p>
      <text:p text:style-name="P4">
Published Time: 2023-05-14T-41:05:00+03:00</text:p>
      <text:p text:style-name="P4">
Modified Time: 2023-05-14T00:05:00+03:00</text:p>
      <text:p text:style-name="P4">
Description: російські війська близько півночі завдали удару по Харкову. — Укрінформ.</text:p>
      <text:p text:style-name="P4">
Images: ["<text:a xlink:type="simple" xlink:href="https://static.ukrinform.com/photos/2022_04/thumb_files/630_360_1650977494-848.jpg" text:style-name="Internet_20_link" text:visited-style-name="Visited_20_Internet_20_Link">
630_360_16509...</text:a>
"]</text:p>
      <text:p text:style-name="P4">
Tags: ['Вибух', 'Харків', 'Синєгубов', 'Війна з росією']</text:p>
      <text:p text:style-name="P4">
Type: Article</text:p>
      <!--METADATA-->
      <text:p text:style-name="P4">
<draw:frame draw:style-name="fr1" draw:name="Image349" text:anchor-type="as-char" svg:width="6.9236in" svg:height="3.956343in" draw:z-index="0">
<draw:image xlink:href="../Images/yкринформ/2023-05-14T-41-05-00-03-00/630_360_1650977494-848.jpg" xlink:type="simple" xlink:show="embed" xlink:actuate="onLoad" draw:mime-type="image/jpeg"/>
</draw:frame>
 російськівійська близько півночі завдали удару по Харкову.</text:p>
      <text:p text:style-name="P4">
Про це повідомив у <text:a xlink:type="simple" xlink:href="https://t.me/s/synegubov" text:style-name="Internet_20_link" text:visited-style-name="Visited_20_Internet_20_Link">
 </text:a>
 начальник Харківської ОВАОлег Синєгубов, передає Укрінформ.</text:p>
      <text:p text:style-name="P4">
"Увага! Жителі Харкова і області, окупанти знову завдають ударів! Не ігноруйтесигналів тривоги. Залишайтеся в укриттях!" - ідеться у повідомленні.</text:p>
      <text:p text:style-name="P4">
Як передає кореспондент Укрінформу, у <text:a xlink:type="simple" xlink:href="https://www.ukrinform.ua/tag-harkiv" text:style-name="Internet_20_link" text:visited-style-name="Visited_20_Internet_20_Link">
 </text:a>
пролунав щонайменше один вибух.</text:p>
      <text:p text:style-name="P4">
<text:span text:style-name="T4">
Читайте також:</text:span>
 <text:a xlink:type="simple" xlink:href="https://www.ukrinform.ua/rubric-ato/3708851-vibuhi-v-ternopoli-u-misti-ta-oblasti-pracuut-specialisti-ova.html" text:style-name="Internet_20_link" text:visited-style-name="Visited_20_Internet_20_Link">
 </text:a>
</text:p>
      <text:p text:style-name="P4">
За попередньою інформацією начальника Харківського військового гарнізонуСергія Мельника, ворог завдає ударів по Харківщині ракетами С-300.</text:p>
      <text:p text:style-name="P4">
"Ракети ще у повітрі - не залишайте укриття!" - наголосив Мельник.</text:p>
      <text:p text:style-name="P4">
Раніше у більшості областей України та столиці було оголошено повітрянутривогу.</text:p>
      <text:p text:style-name="P4">
Source: <text:a xlink:type="simple" xlink:href="https://www.ukrinform.ua/rubric-ato/3708864-vorog-zavdav-udaru-po-harkovu.html" text:style-name="Internet_20_link" text:visited-style-name="Visited_20_Internet_20_Link">
https://www.ukrinform.ua/rubric-ato/3708864-vorog-zavdav-udaru-po-harkovu.html</text:a>
</text:p>
      <!--NEWS-->
      <text:h text:style-name="P10" text:outline-level="1">
<text:span text:style-name="T4">
Ворог завдав удару по Харкову</text:span>
</text:h>
      <text:p text:style-name="P4">
Authors: Ukrinform (Person)</text:p>
      <text:p text:style-name="P4">
Publisher: Укринформ (Organization)</text:p>
      <text:p text:style-name="P4">
Published Time: 2023-05-14T00:05:00+03:00</text:p>
      <text:p text:style-name="P4">
Modified Time: 2023-05-14T00:05:00+03:00</text:p>
      <text:p text:style-name="P4">
Description: російські війська близько півночі завдали удару по Харкову. — Укрінформ.</text:p>
      <text:p text:style-name="P4">
Images: ["<text:a xlink:type="simple" xlink:href="https://static.ukrinform.com/photos/2022_04/thumb_files/630_360_1650977494-848.jpg" text:style-name="Internet_20_link" text:visited-style-name="Visited_20_Internet_20_Link">
630_360_16509...</text:a>
"]</text:p>
      <text:p text:style-name="P4">
Tags: ['Вибух', 'Харків', 'Синєгубов', 'Війна з росією']</text:p>
      <text:p text:style-name="P4">
Type: Article</text:p>
      <!--METADATA-->
      <text:p text:style-name="P4">
<draw:frame draw:style-name="fr1" draw:name="Image350" text:anchor-type="as-char" svg:width="6.9236in" svg:height="3.956343in" draw:z-index="0">
<draw:image xlink:href="../Images/yкринформ/2023-05-14T00-05-00-03-00/630_360_1650977494-848.jpg" xlink:type="simple" xlink:show="embed" xlink:actuate="onLoad" draw:mime-type="image/jpeg"/>
</draw:frame>
 російськівійська близько півночі завдали удару по Харкову.</text:p>
      <text:p text:style-name="P4">
Про це повідомив у <text:a xlink:type="simple" xlink:href="https://t.me/s/synegubov" text:style-name="Internet_20_link" text:visited-style-name="Visited_20_Internet_20_Link">
 </text:a>
 начальник Харківської ОВАОлег Синєгубов, передає Укрінформ.</text:p>
      <text:p text:style-name="P4">
"Увага! Жителі Харкова і області, окупанти знову завдають ударів! Не ігноруйтесигналів тривоги. Залишайтеся в укриттях!" - ідеться у повідомленні.</text:p>
      <text:p text:style-name="P4">
Як передає кореспондент Укрінформу, у <text:a xlink:type="simple" xlink:href="https://www.ukrinform.ua/tag-harkiv" text:style-name="Internet_20_link" text:visited-style-name="Visited_20_Internet_20_Link">
 </text:a>
пролунав щонайменше один вибух.</text:p>
      <text:p text:style-name="P4">
<text:span text:style-name="T4">
Читайте також:</text:span>
 <text:a xlink:type="simple" xlink:href="https://www.ukrinform.ua/rubric-ato/3708851-vibuhi-v-ternopoli-u-misti-ta-oblasti-pracuut-specialisti-ova.html" text:style-name="Internet_20_link" text:visited-style-name="Visited_20_Internet_20_Link">
 </text:a>
</text:p>
      <text:p text:style-name="P4">
За попередньою інформацією начальника Харківського військового гарнізонуСергія Мельника, ворог завдає ударів по Харківщині ракетами С-300.</text:p>
      <text:p text:style-name="P4">
"Ракети ще у повітрі - не залишайте укриття!" - наголосив Мельник.</text:p>
      <text:p text:style-name="P4">
Раніше у більшості областей України та столиці було оголошено повітрянутривогу.</text:p>
      <text:p text:style-name="P4">
Source: <text:a xlink:type="simple" xlink:href="https://www.ukrinform.ua/rubric-ato/3708864-vorog-zavdav-udaru-po-harkovu.html" text:style-name="Internet_20_link" text:visited-style-name="Visited_20_Internet_20_Link">
https://www.ukrinform.ua/rubric-ato/3708864-vorog-zavdav-udaru-po-harkovu.html</text:a>
</text:p>
      <!--NEWS-->
      <text:h text:style-name="P10" text:outline-level="1">
<text:span text:style-name="T4">
Зеленський сподівається, що розмова з Папою Франциском може вплинути на історію</text:span>
</text:h>
      <text:p text:style-name="P4">
Authors: Ukrinform (Person)</text:p>
      <text:p text:style-name="P4">
Publisher: Укринформ (Organization)</text:p>
      <text:p text:style-name="P4">
Published Time: 2023-05-14T00:08:00+03:00</text:p>
      <text:p text:style-name="P4">
Modified Time: 2023-05-14T00:08:00+03:00</text:p>
      <text:p text:style-name="P4">
Description: Президент Володимир Зеленський розраховує, що його спілкування з Папою Римським Франциском може вплинути на історію і допомогти зупинити зло. — Укрінформ.</text:p>
      <text:p text:style-name="P4">
Images: ["<text:a xlink:type="simple" xlink:href="https://static.ukrinform.com/photos/2023_05/thumb_files/630_360_1683999909-239.jpeg" text:style-name="Internet_20_link" text:visited-style-name="Visited_20_Internet_20_Link">
630_360_16839...</text:a>
"]</text:p>
      <text:p text:style-name="P4">
Tags: ['Італія', 'Папа Франциск', 'Ватикан', 'Зеленський']</text:p>
      <text:p text:style-name="P4">
Type: Article</text:p>
      <!--METADATA-->
      <text:p text:style-name="P4">
<draw:frame draw:style-name="fr1" draw:name="Image351" text:anchor-type="as-char" svg:width="6.9236in" svg:height="3.956343in" draw:z-index="0">
<draw:image xlink:href="../Images/yкринформ/2023-05-14T00-08-00-03-00/630_360_1683999909-239.jpeg" xlink:type="simple" xlink:show="embed" xlink:actuate="onLoad" draw:mime-type="image/jpeg"/>
</draw:frame>
 ПрезидентВолодимир Зеленський розраховує, що його спілкування з Папою РимськимФранциском може вплинути на історію і допомогти зупинити зло.</text:p>
      <text:p text:style-name="P4">
Про це він розповів у <text:a xlink:type="simple" xlink:href="https://t.me/V_Zelenskiy_official/6218" text:style-name="Internet_20_link" text:visited-style-name="Visited_20_Internet_20_Link">
 </text:a>
 , передаєУкрінформ.</text:p>
      <text:p text:style-name="P4">
«Зустрівся з Папою Римським Франциском, і це була розмова, яка справді можевплинути на історію, справді може допомогти зупинити зло агресії», - сказавглава держави.</text:p>
      <text:p text:style-name="P4">
<text:span text:style-name="T4">
Читайте також:</text:span>
 <text:a xlink:type="simple" xlink:href="https://www.ukrinform.ua/rubric-society/3708823-prezident-zaprosiv-papu-rimskogo-v-ukrainu-i-podaruvav-kartinu.html" text:style-name="Internet_20_link" text:visited-style-name="Visited_20_Internet_20_Link">
 </text:a>
</text:p>
      <text:p text:style-name="P4">
Він нагадав, що розказав понтифіку про злочини, які скоїли росіяни протиукраїнців, про депортацію українських дітей.</text:p>
      <text:p text:style-name="P4">
«Невідома навіть точна кількість, скількох дітей росія вкрала з України йховає від рідних, від України десь там на чужині. Попросив його святістьдопомогти повернути наших дітей додому, в Україну», - зазначив Зеленський.</text:p>
      <text:p text:style-name="P4">
Він також проінформував Папу Римського й про інші пункти української формулимиру, окрім повернення всіх депортованих і полонених.</text:p>
      <text:p text:style-name="P4">
<text:span text:style-name="T4">
Читайте також:</text:span>
 <text:a xlink:type="simple" xlink:href="https://www.ukrinform.ua/rubric-society/3708804-zelenskij-zustrivsa-z-papou-franciskom-u-vatikani.html" text:style-name="Internet_20_link" text:visited-style-name="Visited_20_Internet_20_Link">
 <text:span text:style-name="T4">
Зеленськ</text:span>
 </text:a>
</text:p>
      <text:p text:style-name="P4">
«І вірю, що воля та щирість його святості можуть наблизити реалізацію нашоїформули миру, можуть наблизити справедливий, чесний мир», - додав Президент.</text:p>
      <text:p text:style-name="P4">
Як повідомлялося, <text:a xlink:type="simple" xlink:href="https://www.ukrinform.ua/rubric-polytics/3708665-zelenskij-pribuv-iz-vizitom-do-italii.html" text:style-name="Internet_20_link" text:visited-style-name="Visited_20_Internet_20_Link">
 </text:a>
 і провів зустрічз Папою Франциском у Ватикані.</text:p>
      <text:p text:style-name="P4">
Фото: ОП</text:p>
      <text:p text:style-name="P4">
Source: <text:a xlink:type="simple" xlink:href="https://www.ukrinform.ua/rubric-ato/3708863-zelenskij-spodivaetsa-so-rozmova-z-papou-franciskom-moze-vplinuti-na-istoriu.html" text:style-name="Internet_20_link" text:visited-style-name="Visited_20_Internet_20_Link">
https://www.ukrinform.ua/rubric-ato/3708863-zelenskij-spodivaetsa-so-rozmova-z-papou-franciskom-moze-vplinuti-na-istoriu.html</text:a>
</text:p>
      <!--NEWS-->
      <text:h text:style-name="P10" text:outline-level="1">
<text:span text:style-name="T4">
У Ліверпулі оголосили володарів спецнагороди засновника Євробачення</text:span>
</text:h>
      <text:p text:style-name="P4">
Authors: Ukrinform (Person)</text:p>
      <text:p text:style-name="P4">
Publisher: Укринформ (Organization)</text:p>
      <text:p text:style-name="P4">
Published Time: 2023-05-14T00:19:00+03:00</text:p>
      <text:p text:style-name="P4">
Modified Time: 2023-05-14T00:19:00+03:00</text:p>
      <text:p text:style-name="P4">
Description: У британському Ліверпулі, який цьогоріч приймає 67-й пісенний конкурс Євробачення від імені України, оголосили призерів спеціальної нагороди від засновника конкурсу Марселя Безансона. — Укрінформ.</text:p>
      <text:p text:style-name="P4">
Images: ["<text:a xlink:type="simple" xlink:href="https://static.ukrinform.com/photos/2022_11/thumb_files/630_360_1669128291-481.jpg" text:style-name="Internet_20_link" text:visited-style-name="Visited_20_Internet_20_Link">
630_360_16691...</text:a>
"]</text:p>
      <text:p text:style-name="P4">
Tags: ['Євробачення', 'Конкурс', 'Нагорода']</text:p>
      <text:p text:style-name="P4">
Type: Article</text:p>
      <!--METADATA-->
      <text:p text:style-name="P4">
<draw:frame draw:style-name="fr1" draw:name="Image352" text:anchor-type="as-char" svg:width="6.9236in" svg:height="3.956343in" draw:z-index="0">
<draw:image xlink:href="../Images/yкринформ/2023-05-14T00-19-00-03-00/630_360_1669128291-481.jpg" xlink:type="simple" xlink:show="embed" xlink:actuate="onLoad" draw:mime-type="image/jpeg"/>
</draw:frame>
 Убританському Ліверпулі, який цьогоріч приймає 67-й пісенний конкурсЄвробачення від імені України, оголосили призерів спеціальної нагороди відзасновника конкурсу Марселя Безансона.</text:p>
      <text:p text:style-name="P4">
Про це повідомляє Укрінформ з посиланням на сторінку Євробачення в <text:a xlink:type="simple" xlink:href="http://www.youtube.com/watch" text:style-name="Internet_20_link" text:visited-style-name="Visited_20_Internet_20_Link">
</text:a>
 .</text:p>
      <text:p text:style-name="P4">
Цьогоріч нагороду преси та художній приз отримала співачка Loreen зі Швеції запісню Tattoo, яку вважають фавориткою Євробачення-2023 та ймовірноюпереможницею. Loreen вже перемагала у Євробаченні у 2012 році й тоді тежотримала художній приз премії Марселя Безансона за пісню <text:span text:style-name="T5">
Euphoria</text:span>
 .</text:p>
      <text:p text:style-name="P4">
Нагороду композиторів здобула Італія за пісню Due Vite, яку представляє МаркоМеньоні. Нагороджено групу авторів цієї пісні - Марко Меньоні, Давидо Петреллата Давидо Симонетта.</text:p>
      <text:p text:style-name="P4">
<text:span text:style-name="T4">
Читайте також:</text:span>
 <text:a xlink:type="simple" xlink:href="https://www.ukrinform.ua/rubric-culture/3708861-kejt-middlton-znalasa-u-klipi-kalush-orchestra-dla-evrobacenna-2023.html" text:style-name="Internet_20_link" text:visited-style-name="Visited_20_Internet_20_Link">
 <text:span text:style-name="T4">
Євробач</text:span>
 </text:a>
</text:p>
      <text:p text:style-name="P4">
Нагадаємо, професійні нагороди від засновника <text:a xlink:type="simple" xlink:href="https://www.ukrinform.ua/tag-konkurs" text:style-name="Internet_20_link" text:visited-style-name="Visited_20_Internet_20_Link">
</text:a>
 Марселя Безансона для учасниківЄвробачення оголошується у трьох номінаціях: нагорода преси, в якій переможцявизначають акредитовані представники ЗМІ; художній приз, який вручають заартистичні досягнення і переможця визначають коментатори; а також нагородакомпозиторів, яку дають за найкращу композицію.</text:p>
      <text:p text:style-name="P4">
Як повідомляв Укрінформ, у Ліверпулі відбувається великий фінал пісенногоконкурсу Євробачення. У фіналі виступають 26 країні. Україну представляє гуртTVORCHI з піснею Heart Of Steel.</text:p>
      <text:p text:style-name="P4">
<text:span text:style-name="T5">
Фото: EBU</text:span>
</text:p>
      <text:p text:style-name="P4">
Source: <text:a xlink:type="simple" xlink:href="https://www.ukrinform.ua/rubric-culture/3708866-u-liverpuli-ogolosili-volodariv-specprizu-zasnovnika-evrobacenna.html" text:style-name="Internet_20_link" text:visited-style-name="Visited_20_Internet_20_Link">
https://www.ukrinform.ua/rubric-culture/3708866-u-liverpuli-ogolosili-volodariv-specprizu-zasnovnika-evrobacenna.html</text:a>
</text:p>
      <!--NEWS-->
      <text:h text:style-name="P10" text:outline-level="1">
<text:span text:style-name="T4">
Унаслідок обстрілу Тернополя постраждали двоє осіб - ОВА</text:span>
</text:h>
      <text:p text:style-name="P4">
Authors: Ukrinform (Person)</text:p>
      <text:p text:style-name="P4">
Publisher: Укринформ (Organization)</text:p>
      <text:p text:style-name="P4">
Published Time: 2023-05-14T00:28:00+03:00</text:p>
      <text:p text:style-name="P4">
Modified Time: 2023-05-14T00:28:00+03:00</text:p>
      <text:p text:style-name="P4">
Description: Унаслідок ракетної атаки російських загарбників у Тернополі  є влучання у складські приміщення, травмовані двоє людей.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Поранені', 'Ракета', 'Тернопіль', 'Війна з росією']</text:p>
      <text:p text:style-name="P4">
Type: Article</text:p>
      <!--METADATA-->
      <text:p text:style-name="P4">
<draw:frame draw:style-name="fr1" draw:name="Image353" text:anchor-type="as-char" svg:width="6.9236in" svg:height="3.948443in" draw:z-index="0">
<draw:image xlink:href="../Images/yкринформ/2023-05-14T00-28-00-03-00/630_360_1538997483-946.jpg" xlink:type="simple" xlink:show="embed" xlink:actuate="onLoad" draw:mime-type="image/jpeg"/>
</draw:frame>
 Унаслідокракетної атаки російських загарбників у Тернополі є влучання у складськіприміщення, травмовані двоє людей.</text:p>
      <text:p text:style-name="P4">
Про це повідомив у <text:a xlink:type="simple" xlink:href="https://t.me/s/ternopilskaODA" text:style-name="Internet_20_link" text:visited-style-name="Visited_20_Internet_20_Link">
 </text:a>
 голова ТернопільськоїОВА Володимир Труш, передає Укрінформ.</text:p>
      <text:p text:style-name="P4">
«Травмовані двоє цивільних громадян. Попередньо осколкові поранення та опіки.Потерпілі перебувають у лікарняних закладах. Їм надається уся необхіднадопомога» - написав він.</text:p>
      <text:p text:style-name="P4">
За даними Труша, є влучання у складські приміщення, які належать комерційнимпідприємствам та релігійній організації. На місці працюють пожежники.</text:p>
      <text:p text:style-name="P4">
<text:span text:style-name="T4">
Читайте також:</text:span>
 <text:a xlink:type="simple" xlink:href="https://www.ukrinform.ua/rubric-ato/3708851-vibuhi-v-ternopoli-u-misti-ta-oblasti-pracuut-specialisti-ova.html" text:style-name="Internet_20_link" text:visited-style-name="Visited_20_Internet_20_Link">
 </text:a>
</text:p>
      <text:p text:style-name="P4">
«Усю ніч на місці події перебуватимуть спеціалісти», - зазначив керівник ОВА.</text:p>
      <text:p text:style-name="P4">
Як повідомлялося, під час <text:a xlink:type="simple" xlink:href="https://www.ukrinform.ua/tag-povitrana-trivoga" text:style-name="Internet_20_link" text:visited-style-name="Visited_20_Internet_20_Link">
 </text:a>
у Тернополі пролунали вибухи.</text:p>
      <text:p text:style-name="P4">
Source: <text:a xlink:type="simple" xlink:href="https://www.ukrinform.ua/rubric-ato/3708867-unaslidok-obstrilu-ternopola-postrazdali-dvoe-osib-ova.html" text:style-name="Internet_20_link" text:visited-style-name="Visited_20_Internet_20_Link">
https://www.ukrinform.ua/rubric-ato/3708867-unaslidok-obstrilu-ternopola-postrazdali-dvoe-osib-ova.html</text:a>
</text:p>
      <!--NEWS-->
      <text:h text:style-name="P10" text:outline-level="1">
<text:span text:style-name="T4">
Євробачення-2023: почалося фінальне голосування</text:span>
</text:h>
      <text:p text:style-name="P4">
Authors: Ukrinform (Person)</text:p>
      <text:p text:style-name="P4">
Publisher: Укринформ (Organization)</text:p>
      <text:p text:style-name="P4">
Published Time: 2023-05-14T00:33:00+03:00</text:p>
      <text:p text:style-name="P4">
Modified Time: 2023-05-14T00:33:00+03:00</text:p>
      <text:p text:style-name="P4">
Description: У британському Ліверпулі закінчилися виступи учасників фіналу Євробачення-2023 та відкрито голосування за переможця пісенного конкурсу. — Укрінформ.</text:p>
      <text:p text:style-name="P4">
Images: ["<text:a xlink:type="simple" xlink:href="https://static.ukrinform.com/photos/2023_05/thumb_files/630_360_1683829607-260.jpg" text:style-name="Internet_20_link" text:visited-style-name="Visited_20_Internet_20_Link">
630_360_16838...</text:a>
"]</text:p>
      <text:p text:style-name="P4">
Tags: ['Євробачення', 'Конкурс', 'Музика']</text:p>
      <text:p text:style-name="P4">
Type: Article</text:p>
      <!--METADATA-->
      <text:p text:style-name="P4">
<draw:frame draw:style-name="fr1" draw:name="Image354" text:anchor-type="as-char" svg:width="6.9236in" svg:height="3.956343in" draw:z-index="0">
<draw:image xlink:href="../Images/yкринформ/2023-05-14T00-33-00-03-00/630_360_1683829607-260.jpg" xlink:type="simple" xlink:show="embed" xlink:actuate="onLoad" draw:mime-type="image/jpeg"/>
</draw:frame>
 Убританському Ліверпулі закінчилися виступи учасників фіналу Євробачення-2023та відкрито голосування за переможця пісенного конкурсу.</text:p>
      <text:p text:style-name="P4">
Про це повідомляє власний кореспондент Укрінформу.</text:p>
      <text:p text:style-name="P4">
Фаворитами пісенного конкурсу, зокрема за попереднім <text:a xlink:type="simple" xlink:href="http://eurovisionworld.com/odds/eurovision" text:style-name="Internet_20_link" text:visited-style-name="Visited_20_Internet_20_Link">
</text:a>
 , є Швеція, Фінляндія таУкраїна, з шансами на перемогу 50%, 23% та 7% відповідно.</text:p>
      <text:p text:style-name="P4">
Переможця буде визначено за результатами голосування професійного журі з 37країн-учасниць конкурсу та глядачів. Їхні бали підсумовуються і мають однаковувагу - 50 на 50.</text:p>
      <text:p text:style-name="P4">
За підсумками голосування до складу національного журі, яке вперше обиралиукраїнці в мобільному застосунку “Дія”, увійшли співак, учасник гурту ТНМКОлександр Фоззі Сидоренко (голова журі), співачка, композиторка й авторкапісень Світлана Тарабарова, заслужена артистка України Тоня Матвієнко,фронтмен і засновник гурту «СКАЙ» Олег Собчук, композитор і піаніст ЄвгенХмара.</text:p>
      <text:p text:style-name="P4">
<text:span text:style-name="T4">
Читайте також:</text:span>
 <text:a xlink:type="simple" xlink:href="https://www.ukrinform.ua/rubric-culture/3708854-ukraina-ogolosila-sklad-nacionalnogo-zuri-na-evrobacenni2023.html" text:style-name="Internet_20_link" text:visited-style-name="Visited_20_Internet_20_Link">
 <text:span text:style-name="T4">
Євробач</text:span>
 </text:a>
</text:p>
      <text:p text:style-name="P4">
Як повідомляв Укрінформ, в Ліверпулі відбувся великий фінал пісенного конкурсуЄвробачення. У фіналі виступили 26 країні. Україну, яка виступала 19-ю,представляв гурт TVORCHI з піснею Heart Of Steel (Серце зі сталі), якаавтоматично потрапила до вирішальної частини конкурсу.</text:p>
      <text:p text:style-name="P4">
Source: <text:a xlink:type="simple" xlink:href="https://www.ukrinform.ua/rubric-culture/3708862-evrobacenna2023-pocalosa-finalne-golosuvanna.html" text:style-name="Internet_20_link" text:visited-style-name="Visited_20_Internet_20_Link">
https://www.ukrinform.ua/rubric-culture/3708862-evrobacenna2023-pocalosa-finalne-golosuvanna.html</text:a>
</text:p>
      <!--NEWS-->
      <text:h text:style-name="P10" text:outline-level="1">
<text:span text:style-name="T4">
Зеленський обговорив із президентом ПАР українську формулу миру</text:span>
</text:h>
      <text:p text:style-name="P4">
Authors: Ukrinform (Person)</text:p>
      <text:p text:style-name="P4">
Publisher: Укринформ (Organization)</text:p>
      <text:p text:style-name="P4">
Published Time: 2023-05-14T00:51:00+03:00</text:p>
      <text:p text:style-name="P4">
Modified Time: 2023-05-14T00:51:00+03:00</text:p>
      <text:p text:style-name="P4">
Description: Володимир Зеленський закликав Президента Південно-Африканської Республіки Матамелу Сиріла Рамафосу підтримати українську формулу миру й долучитися до її реалізації. — Укрінформ.</text:p>
      <text:p text:style-name="P4">
Images: ["<text:a xlink:type="simple" xlink:href="https://static.ukrinform.com/photos/2022_06/thumb_files/630_360_1655321433-213.jpeg" text:style-name="Internet_20_link" text:visited-style-name="Visited_20_Internet_20_Link">
630_360_16553...</text:a>
"]</text:p>
      <text:p text:style-name="P4">
Tags: ['ПАР', 'Зеленський', 'Війна з росією', 'Формула миру']</text:p>
      <text:p text:style-name="P4">
Type: Article</text:p>
      <!--METADATA-->
      <text:p text:style-name="P4">
<draw:frame draw:style-name="fr1" draw:name="Image355" text:anchor-type="as-char" svg:width="6.9236in" svg:height="3.956343in" draw:z-index="0">
<draw:image xlink:href="../Images/yкринформ/2023-05-14T00-51-00-03-00/630_360_1655321433-213.jpeg" xlink:type="simple" xlink:show="embed" xlink:actuate="onLoad" draw:mime-type="image/jpeg"/>
</draw:frame>
 ВолодимирЗеленський закликав Президента Південно-Африканської Республіки МатамелуСиріла Рамафосу підтримати українську формулу миру й долучитися до їїреалізації.</text:p>
      <text:p text:style-name="P4">
Про це Президент України повідомив у <text:a xlink:type="simple" xlink:href="https://www.youtube.com/watch" text:style-name="Internet_20_link" text:visited-style-name="Visited_20_Internet_20_Link">
</text:a>
 , передає Укрінформ.</text:p>
      <text:p text:style-name="P4">
«Увечері звідси, з Рима, я говорив із Президентом Південно-АфриканськоїРеспубліки. Говорив про формулу миру, про справедливість, про те, що наш світмає бути обʼєднаний правилами міжнародного права. Кожен, хто допомагатимеагресору зброєю, буде співучасником з усіма наслідками», - зазначивЗеленський.</text:p>
      <text:p text:style-name="P4">
За словами глави держави, він закликав лідера ПАР долучитися разом з іншимикраїнами до спільної роботи для реалізації української формули миру.</text:p>
      <text:p text:style-name="P4">
<text:span text:style-name="T4">
Читайте також:</text:span>
 <text:a xlink:type="simple" xlink:href="https://www.ukrinform.ua/rubric-polytics/3708849-zelenskij-i-meloni-pidpisali-spilnu-deklaraciu.html" text:style-name="Internet_20_link" text:visited-style-name="Visited_20_Internet_20_Link">
 <text:span text:style-name="T4">
Зеленський</text:span>
 </text:a>
</text:p>
      <text:p text:style-name="P4">
Як повідомлялося, <text:a xlink:type="simple" xlink:href="https://www.ukrinform.ua/tag-zelenskij" text:style-name="Internet_20_link" text:visited-style-name="Visited_20_Internet_20_Link">
 </text:a>
 13 травнявідвідав з візитом Італію.</text:p>
      <text:p text:style-name="P4">
Раніше США звинуватили ПАР у постачанні боєприпасів російській федерації.Влада ПАР це заперечила.</text:p>
      <text:p text:style-name="P4">
<text:span text:style-name="T5">
Фото: ОП</text:span>
</text:p>
      <text:p text:style-name="P4">
Source: <text:a xlink:type="simple" xlink:href="https://www.ukrinform.ua/rubric-polytics/3708869-zelenskij-obgovoriv-iz-prezidentom-par-ukrainsku-formulu-miru.html" text:style-name="Internet_20_link" text:visited-style-name="Visited_20_Internet_20_Link">
https://www.ukrinform.ua/rubric-polytics/3708869-zelenskij-obgovoriv-iz-prezidentom-par-ukrainsku-formulu-miru.html</text:a>
</text:p>
      <!--NEWS-->
      <text:h text:style-name="P10" text:outline-level="1">
<text:span text:style-name="T4">
В київському Будинку кіно відбулася творча зустріч з українською поетесою та захисницею Валерією Суботіною</text:span>
</text:h>
      <text:p text:style-name="P4">
Author: ['Оксана Іванець']</text:p>
      <text:p text:style-name="P4">
Time: 2023-05-14T98:00:00-04:00</text:p>
      <text:p text:style-name="P4">
Description: 10 квітня захисниця Азовсталі й Маріуполя Валерія Суботіна (Карпиленко) на псевдо «На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04773273645993931_y.jpg" text:style-name="Internet_20_link" text:visited-style-name="Visited_20_Internet_20_Link">
photo_5404773273645993931_y.jpg</text:a>
', '<text:a xlink:type="simple" xlink:href="https://armyinform.com.ua/wp-content/uploads/2023/05/photo_5404773273645993933_y-150x150.jpg" text:style-name="Internet_20_link" text:visited-style-name="Visited_20_Internet_20_Link">
photo_5404773273645993933_y-150x150.jpg</text:a>
', '<text:a xlink:type="simple" xlink:href="https://armyinform.com.ua/wp-content/uploads/2023/05/photo_5404773273645993934_y-150x150.jpg" text:style-name="Internet_20_link" text:visited-style-name="Visited_20_Internet_20_Link">
photo_5404773273645993934_y-150x150.jpg</text:a>
', '<text:a xlink:type="simple" xlink:href="https://armyinform.com.ua/wp-content/uploads/2023/05/photo_5404773273645993935_y-150x150.jpg" text:style-name="Internet_20_link" text:visited-style-name="Visited_20_Internet_20_Link">
photo_5404773273645993935_y-150x150.jpg</text:a>
', '<text:a xlink:type="simple" xlink:href="https://armyinform.com.ua/wp-content/uploads/2023/05/photo_5404773273645993936_y-150x150.jpg" text:style-name="Internet_20_link" text:visited-style-name="Visited_20_Internet_20_Link">
photo_5404773273645993936_y-150x150.jpg</text:a>
', '<text:a xlink:type="simple" xlink:href="https://armyinform.com.ua/wp-content/uploads/2023/05/photo_5404773273645993937_y-150x150.jpg" text:style-name="Internet_20_link" text:visited-style-name="Visited_20_Internet_20_Link">
photo_5404773273645993937_y-150x150.jpg</text:a>
', '<text:a xlink:type="simple" xlink:href="https://armyinform.com.ua/wp-content/uploads/2023/05/photo_5404773273645993938_y-150x150.jpg" text:style-name="Internet_20_link" text:visited-style-name="Visited_20_Internet_20_Link">
photo_5404773273645993938_y-150x150.jpg</text:a>
', '<text:a xlink:type="simple" xlink:href="https://armyinform.com.ua/wp-content/uploads/2023/05/photo_5404773273645993939_y-150x150.jpg" text:style-name="Internet_20_link" text:visited-style-name="Visited_20_Internet_20_Link">
photo_5404773273645993939_y-150x150.jpg</text:a>
', '<text:a xlink:type="simple" xlink:href="https://armyinform.com.ua/wp-content/uploads/2023/05/photo_5404773273645993940_y-150x150.jpg" text:style-name="Internet_20_link" text:visited-style-name="Visited_20_Internet_20_Link">
photo_5404773273645993940_y-150x150.jpg</text:a>
', '<text:a xlink:type="simple" xlink:href="https://armyinform.com.ua/wp-content/uploads/2023/05/photo_5404773273645993933_y-1-150x150.jpg" text:style-name="Internet_20_link" text:visited-style-name="Visited_20_Internet_20_Link">
photo_5404773273645993933_y-1-150x150.jpg</text:a>
']</text:p>
      <text:p text:style-name="P4">
Tags: ['ЗУСТРІЧ']</text:p>
      <text:p text:style-name="P4">
Category: News</text:p>
      <!--METADATA-->
      <text:p text:style-name="P4">
<draw:frame draw:style-name="fr1" draw:name="Image356" text:anchor-type="as-char" svg:width="6.9236in" svg:height="3.900295in" draw:z-index="0">
<draw:image xlink:href="../Images/AРМІЯINFORM/2023-05-14T98-00-00-04-00/photo_5404773273645993931_y.jpg" xlink:type="simple" xlink:show="embed" xlink:actuate="onLoad" draw:mime-type="image/jpeg"/>
</draw:frame>
</text:p>
      <text:p text:style-name="P4">
10 квітня захисниця Азовсталі й Маріуполя Валерія Суботіна (Карпиленко) напсевдо «Нава» повернулася на Батьківщину з російського полону під час обмінувійськовополоненими. За російськими гратами жінка-військовослужбовець полку«Азов» пробула 327 днів.</text:p>
      <text:p text:style-name="P4">
Сьогодні поетеса вперше вийшла на публіку, аби поспілкуватися з читачами. Їїтворчий вечір був присвячений поверненню Валерії з полону, а також збірціпоезій «Квіти і зброя», наклад якої згорів в тимчасово окупованому Маріуполіта був перевиданий свекрухою дівчини — Людмилою Суботіною.</text:p>
      <text:p text:style-name="P4">
На заході були присутні друзі, знайомі, посестри і побратими поетеси. Зі сценивони ділилися життєвими історіями, які їх поєднують з Навою, а такождекламували її вірші зі збірки є. Були і ті, хто присвячував Валерії і їїчоловікові, офіцеру Держприкордонслужби України Андрію Суботіну, який загинувв боях за столицю Приазов’я, власні твори — кохання цієї пари стало натхненнямдля багатьох митців.</text:p>
      <text:p text:style-name="P4">
<text:a xlink:type="simple" xlink:href="https://armyinform.com.ua/wp-content/uploads/2023/05/photo_5404773273645993933_y.jpg" text:style-name="Internet_20_link" text:visited-style-name="Visited_20_Internet_20_Link">
<draw:frame draw:style-name="fr1" draw:name="Image357" text:anchor-type="as-char" svg:width="6.9236in" svg:height="6.9236in" draw:z-index="0">
<draw:image xlink:href="../Images/AРМІЯINFORM/2023-05-14T98-00-00-04-00/photo_5404773273645993933_y-150x150.jpg" xlink:type="simple" xlink:show="embed" xlink:actuate="onLoad" draw:mime-type="image/jpeg"/>
</draw:frame>
</text:a>
</text:p>
      <text:p text:style-name="P4">
<text:a xlink:type="simple" xlink:href="https://armyinform.com.ua/wp-content/uploads/2023/05/photo_5404773273645993934_y.jpg" text:style-name="Internet_20_link" text:visited-style-name="Visited_20_Internet_20_Link">
<draw:frame draw:style-name="fr1" draw:name="Image358" text:anchor-type="as-char" svg:width="6.9236in" svg:height="6.9236in" draw:z-index="0">
<draw:image xlink:href="../Images/AРМІЯINFORM/2023-05-14T98-00-00-04-00/photo_5404773273645993934_y-150x150.jpg" xlink:type="simple" xlink:show="embed" xlink:actuate="onLoad" draw:mime-type="image/jpeg"/>
</draw:frame>
</text:a>
</text:p>
      <text:p text:style-name="P4">
<text:a xlink:type="simple" xlink:href="https://armyinform.com.ua/wp-content/uploads/2023/05/photo_5404773273645993935_y.jpg" text:style-name="Internet_20_link" text:visited-style-name="Visited_20_Internet_20_Link">
<draw:frame draw:style-name="fr1" draw:name="Image359" text:anchor-type="as-char" svg:width="6.9236in" svg:height="6.9236in" draw:z-index="0">
<draw:image xlink:href="../Images/AРМІЯINFORM/2023-05-14T98-00-00-04-00/photo_5404773273645993935_y-150x150.jpg" xlink:type="simple" xlink:show="embed" xlink:actuate="onLoad" draw:mime-type="image/jpeg"/>
</draw:frame>
</text:a>
</text:p>
      <text:p text:style-name="P4">
<text:a xlink:type="simple" xlink:href="https://armyinform.com.ua/wp-content/uploads/2023/05/photo_5404773273645993936_y.jpg" text:style-name="Internet_20_link" text:visited-style-name="Visited_20_Internet_20_Link">
<draw:frame draw:style-name="fr1" draw:name="Image360" text:anchor-type="as-char" svg:width="6.9236in" svg:height="6.9236in" draw:z-index="0">
<draw:image xlink:href="../Images/AРМІЯINFORM/2023-05-14T98-00-00-04-00/photo_5404773273645993936_y-150x150.jpg" xlink:type="simple" xlink:show="embed" xlink:actuate="onLoad" draw:mime-type="image/jpeg"/>
</draw:frame>
</text:a>
</text:p>
      <text:p text:style-name="P4">
<text:a xlink:type="simple" xlink:href="https://armyinform.com.ua/wp-content/uploads/2023/05/photo_5404773273645993937_y.jpg" text:style-name="Internet_20_link" text:visited-style-name="Visited_20_Internet_20_Link">
<draw:frame draw:style-name="fr1" draw:name="Image361" text:anchor-type="as-char" svg:width="6.9236in" svg:height="6.9236in" draw:z-index="0">
<draw:image xlink:href="../Images/AРМІЯINFORM/2023-05-14T98-00-00-04-00/photo_5404773273645993937_y-150x150.jpg" xlink:type="simple" xlink:show="embed" xlink:actuate="onLoad" draw:mime-type="image/jpeg"/>
</draw:frame>
</text:a>
</text:p>
      <text:p text:style-name="P4">
<text:a xlink:type="simple" xlink:href="https://armyinform.com.ua/wp-content/uploads/2023/05/photo_5404773273645993938_y.jpg" text:style-name="Internet_20_link" text:visited-style-name="Visited_20_Internet_20_Link">
<draw:frame draw:style-name="fr1" draw:name="Image362" text:anchor-type="as-char" svg:width="6.9236in" svg:height="6.9236in" draw:z-index="0">
<draw:image xlink:href="../Images/AРМІЯINFORM/2023-05-14T98-00-00-04-00/photo_5404773273645993938_y-150x150.jpg" xlink:type="simple" xlink:show="embed" xlink:actuate="onLoad" draw:mime-type="image/jpeg"/>
</draw:frame>
</text:a>
</text:p>
      <text:p text:style-name="P4">
<text:a xlink:type="simple" xlink:href="https://armyinform.com.ua/wp-content/uploads/2023/05/photo_5404773273645993939_y.jpg" text:style-name="Internet_20_link" text:visited-style-name="Visited_20_Internet_20_Link">
<draw:frame draw:style-name="fr1" draw:name="Image363" text:anchor-type="as-char" svg:width="6.9236in" svg:height="6.9236in" draw:z-index="0">
<draw:image xlink:href="../Images/AРМІЯINFORM/2023-05-14T98-00-00-04-00/photo_5404773273645993939_y-150x150.jpg" xlink:type="simple" xlink:show="embed" xlink:actuate="onLoad" draw:mime-type="image/jpeg"/>
</draw:frame>
</text:a>
</text:p>
      <text:p text:style-name="P4">
<text:a xlink:type="simple" xlink:href="https://armyinform.com.ua/wp-content/uploads/2023/05/photo_5404773273645993940_y.jpg" text:style-name="Internet_20_link" text:visited-style-name="Visited_20_Internet_20_Link">
<draw:frame draw:style-name="fr1" draw:name="Image364" text:anchor-type="as-char" svg:width="6.9236in" svg:height="6.9236in" draw:z-index="0">
<draw:image xlink:href="../Images/AРМІЯINFORM/2023-05-14T98-00-00-04-00/photo_5404773273645993940_y-150x150.jpg" xlink:type="simple" xlink:show="embed" xlink:actuate="onLoad" draw:mime-type="image/jpeg"/>
</draw:frame>
</text:a>
</text:p>
      <text:p text:style-name="P4">
<text:a xlink:type="simple" xlink:href="https://armyinform.com.ua/wp-content/uploads/2023/05/photo_5404773273645993933_y-1.jpg" text:style-name="Internet_20_link" text:visited-style-name="Visited_20_Internet_20_Link">
<draw:frame draw:style-name="fr1" draw:name="Image365" text:anchor-type="as-char" svg:width="6.9236in" svg:height="6.9236in" draw:z-index="0">
<draw:image xlink:href="../Images/AРМІЯINFORM/2023-05-14T98-00-00-04-00/photo_5404773273645993933_y-1-150x150.jpg" xlink:type="simple" xlink:show="embed" xlink:actuate="onLoad" draw:mime-type="image/jpeg"/>
</draw:frame>
</text:a>
</text:p>
      <text:p text:style-name="P4">
Також на заході пісні на вірші Нави виконав актор-військовослужбовець ДмитроЛінартович, композиції на твори Григорія Сковороди та Василя Стуса — лірник ібандурист Тарас Компаніченко, а пісні «Поцілуй мене на прощання», «Повернисьживим» та «Перемога» заспівала народна артистка України Марія Бурмака.</text:p>
      <text:p text:style-name="P4">
Сама Валерія зачитала три власні поезії. Одну — про Маріуполь, другу, яка буланаписана напередодні ввечері, дівчина присвятила побратимам, які наразіперебувають у російському полоні. Третій вірш був присвячений пам’яті про їїчоловіка, з яким Валерія побралася торік 5 травня. За два дні, 7 травня 2022року капітан Андрій Суботін не повернувся з бойового завдання. Його тіло ще неповернуто для гідного поховання…</text:p>
      <text:p text:style-name="P4">
Наприкінці вечора Валерія Суботіна наголосила, що українське суспільствомусить пам’ятати про тих, хто ще знаходиться в російському полоні та робитивсе можливе, аби витягнути їх звідти.</text:p>
      <text:p text:style-name="P4">
— У полоні ти відрізаний від будь-якої інформації. Тож неможливо точно знати,чи за тебе борються, чи на тебе чекають. Але всі, хто довго перебувають уполоні, усвідомлюють: скільки ти там би не знаходився, Україна не могла тебепокинути, як і друзі, і рідні. Але як важливо вийти звідти і впевнитися, щотак воно і є! — сказала поетеса.</text:p>
      <text:p text:style-name="P4">
Source: <text:a xlink:type="simple" xlink:href="https://armyinform.com.ua/2023/05/14/v-kyyivskomu-budynku-kino-vidbulasya-tvorcha-zustrich-z-ukrayinskoyu-poetesoyu-ta-zahysnyczeyu-valeriyeyu-subotinoyu/" text:style-name="Internet_20_link" text:visited-style-name="Visited_20_Internet_20_Link">
https://armyinform.com.ua/2023/05/14/v-kyyivskomu-budynku-kino-vidbulasya-tvorcha-zustrich-z-ukrayinskoyu-poetesoyu-ta-zahysnyczeyu-valeriyeyu-subotinoyu/</text:a>
</text:p>
      <!--NEWS-->
      <text:h text:style-name="P10" text:outline-level="1">
<text:span text:style-name="T4">
СБУ оголосила про підозру колишньому окупаційному «коменданту» Балаклії, який катував мешканців міста</text:span>
</text:h>
      <text:p text:style-name="P4">
Author: ['АРМІЯINFORM']</text:p>
      <text:p text:style-name="P4">
Time: 2023-05-14T99:00:00-04:00</text:p>
      <text:p text:style-name="P4">
Description: Служба безпеки системно викриває російських окупантів, які вчиняли воєнні злоч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ПІДОЗРА', 'СБУ']</text:p>
      <text:p text:style-name="P4">
Category: News</text:p>
      <!--METADATA-->
      <text:p text:style-name="P4">
<draw:frame draw:style-name="fr1" draw:name="Image366" text:anchor-type="as-char" svg:width="6.9236in" svg:height="3.952222in" draw:z-index="0">
<draw:image xlink:href="../ConvertedIMGs/AРМІЯINFORM/2023-05-14T99-00-00-04-00/i75_articleimage_203629.png" xlink:type="simple" xlink:show="embed" xlink:actuate="onLoad" draw:mime-type="image/png"/>
</draw:frame>
 Ілюстративне фото</text:p>
      <text:p text:style-name="P4">
Служба безпеки системно викриває російських окупантів, які вчиняли воєннізлочини у тимчасово захоплених районах України.</text:p>
      <text:p text:style-name="P4">
У результаті слідчих дій встановлено особу ще одного загарбника, причетного домасових репресій проти мирних жителів під час окупації частини Харківщини.</text:p>
      <text:p text:style-name="P4">
Фігурантом є військовий комендант Калінінградського гарнізону зс рф ізпозивним «Граніт», який на початку повномасштабного вторгнення ввійшов доскладу окупаційних угруповань на східному фронті.</text:p>
      <text:p text:style-name="P4">
У березні минулого року він приїхав до захопленої на той час Балаклії, дезаймався координацією спільних дій російських військових та бойовиків «л/днр»у поширенні кремлівського режиму в місті.</text:p>
      <text:p text:style-name="P4">
Згодом його призначили там «комендантом». На цій «посаді» окупанторганізовував незаконні затримання місцевих жителів.</text:p>
      <text:p text:style-name="P4">
За наказом «Граніта» українців звозили до створеної агресором катівні, якуоблаштували у захопленій будівлі райвідділу поліції.</text:p>
      <text:p text:style-name="P4">
Там людей піддавали жорстоким тортурам, а також тривалий час тримали без їжіта води. Деякі з потерпілих й досі вважаються зниклими безвісті.</text:p>
      <text:p text:style-name="P4">
Задокументовано, що «Граніт» особисто допитував незаконно ув’язнених,застосовуючи до них психологічне та фізичне насильство, погрожував вбивством,а також примусовою депортацією їхніх родичів до рф.</text:p>
      <text:p text:style-name="P4">
Під час звільнення міста окупаційний «комендант» втік до рф, де переховуєтьсявід правосуддя.</text:p>
      <text:p text:style-name="P4">
На підставі зібраних доказів слідчі Служби безпеки повідомили йому про підозруза ч. 2 ст. 28 та ч. 1 ст. 438 Кримінального кодексу України (порушеннязаконів і звичаїв війни, вчинене за попередньою змовою групою осіб).</text:p>
      <text:p text:style-name="P4">
Тривають комплексні заходи для притягнення зловмисника до відповідальності.</text:p>
      <text:p text:style-name="P4">
Розслідування проводили співробітники СБУ в Харківській області запроцесуального керівництва обласної прокуратури.</text:p>
      <text:p text:style-name="P4">
<text:span text:style-name="T4">
Джерело:</text:span>
 <text:a xlink:type="simple" xlink:href="https://ssu.gov.ua/novyny/sbu-oholosyla-pro-pidozru-kolyshnomu-okupatsiinomu-komendantu-balaklii-yakyi-katuvav-meshkantsiv-mista" text:style-name="Internet_20_link" text:visited-style-name="Visited_20_Internet_20_Link">
Служба безпеки України</text:a>
</text:p>
      <text:p text:style-name="P4">
Source: <text:a xlink:type="simple" xlink:href="https://armyinform.com.ua/2023/05/14/sbu-ogolosyla-pro-pidozru-kolyshnomu-okupaczijnomu-komendantu-balakliyi-yakyj-katuvav-meshkancziv-mista/" text:style-name="Internet_20_link" text:visited-style-name="Visited_20_Internet_20_Link">
https://armyinform.com.ua/2023/05/14/sbu-ogolosyla-pro-pidozru-kolyshnomu-okupaczijnomu-komendantu-balakliyi-yakyj-katuvav-meshkancziv-mist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